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34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ess" table:style-name="ta1">
        <table:shapes>
          <draw:frame draw:z-index="0" draw:style-name="gr1" draw:text-style-name="P1" svg:width="300mm" svg:height="170mm" svg:x="177.79mm" svg:y="1mm">
            <draw:object draw:notify-on-update-of-ranges="access.A2:access.A1001 access.B1:access.B1 access.B2:access.B1001 access.A2:access.A1001 access.C1:access.C1 access.C2:access.C1001 access.A2:access.A1001 access.D1:access.D1 access.D2:access.D1001 access.A2:access.A1001 access.E1:access.E1 access.E2:access.E1001 access.A2:access.A1001 access.F1:access.F1 access.F2:access.F1001 access.A2:access.A1001 access.G1:access.G1 access.G2:access.G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  <table:table-cell office:value-type="string" calcext:value-type="string">
            <text:p>general tiered vector (k = 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09534" calcext:value-type="float">
            <text:p>0.00709534</text:p>
          </table:table-cell>
          <table:table-cell office:value-type="float" office:value="0.00713126" calcext:value-type="float">
            <text:p>0.00713126</text:p>
          </table:table-cell>
          <table:table-cell office:value-type="float" office:value="0.0389332" calcext:value-type="float">
            <text:p>0.0389332</text:p>
          </table:table-cell>
          <table:table-cell office:value-type="float" office:value="0.00942321" calcext:value-type="float">
            <text:p>0.00942321</text:p>
          </table:table-cell>
          <table:table-cell office:value-type="float" office:value="0.00788959" calcext:value-type="float">
            <text:p>0.00788959</text:p>
          </table:table-cell>
          <table:table-cell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42781" calcext:value-type="float">
            <text:p>0.00642781</text:p>
          </table:table-cell>
          <table:table-cell office:value-type="float" office:value="0.0069777" calcext:value-type="float">
            <text:p>0.0069777</text:p>
          </table:table-cell>
          <table:table-cell office:value-type="float" office:value="0.0406851" calcext:value-type="float">
            <text:p>0.0406851</text:p>
          </table:table-cell>
          <table:table-cell office:value-type="float" office:value="0.00915596" calcext:value-type="float">
            <text:p>0.00915596</text:p>
          </table:table-cell>
          <table:table-cell office:value-type="float" office:value="0.00785801" calcext:value-type="float">
            <text:p>0.00785801</text:p>
          </table:table-cell>
          <table:table-cell office:value-type="float" office:value="0.0113342" calcext:value-type="float">
            <text:p>0.01133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806762" calcext:value-type="float">
            <text:p>0.00806762</text:p>
          </table:table-cell>
          <table:table-cell office:value-type="float" office:value="0.00705192" calcext:value-type="float">
            <text:p>0.00705192</text:p>
          </table:table-cell>
          <table:table-cell office:value-type="float" office:value="0.0415563" calcext:value-type="float">
            <text:p>0.0415563</text:p>
          </table:table-cell>
          <table:table-cell office:value-type="float" office:value="0.00912794" calcext:value-type="float">
            <text:p>0.00912794</text:p>
          </table:table-cell>
          <table:table-cell office:value-type="float" office:value="0.00800565" calcext:value-type="float">
            <text:p>0.00800565</text:p>
          </table:table-cell>
          <table:table-cell office:value-type="float" office:value="0.0121632" calcext:value-type="float">
            <text:p>0.0121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682651" calcext:value-type="float">
            <text:p>0.00682651</text:p>
          </table:table-cell>
          <table:table-cell office:value-type="float" office:value="0.00710995" calcext:value-type="float">
            <text:p>0.00710995</text:p>
          </table:table-cell>
          <table:table-cell office:value-type="float" office:value="0.0423107" calcext:value-type="float">
            <text:p>0.0423107</text:p>
          </table:table-cell>
          <table:table-cell office:value-type="float" office:value="0.00925544" calcext:value-type="float">
            <text:p>0.00925544</text:p>
          </table:table-cell>
          <table:table-cell office:value-type="float" office:value="0.0081446" calcext:value-type="float">
            <text:p>0.0081446</text:p>
          </table:table-cell>
          <table:table-cell office:value-type="float" office:value="0.0115462" calcext:value-type="float">
            <text:p>0.01154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743167" calcext:value-type="float">
            <text:p>0.00743167</text:p>
          </table:table-cell>
          <table:table-cell office:value-type="float" office:value="0.00722403" calcext:value-type="float">
            <text:p>0.00722403</text:p>
          </table:table-cell>
          <table:table-cell office:value-type="float" office:value="0.0432644" calcext:value-type="float">
            <text:p>0.0432644</text:p>
          </table:table-cell>
          <table:table-cell office:value-type="float" office:value="0.00926018" calcext:value-type="float">
            <text:p>0.00926018</text:p>
          </table:table-cell>
          <table:table-cell office:value-type="float" office:value="0.00799657" calcext:value-type="float">
            <text:p>0.00799657</text:p>
          </table:table-cell>
          <table:table-cell office:value-type="float" office:value="0.0114061" calcext:value-type="float">
            <text:p>0.01140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751536" calcext:value-type="float">
            <text:p>0.00751536</text:p>
          </table:table-cell>
          <table:table-cell office:value-type="float" office:value="0.00711784" calcext:value-type="float">
            <text:p>0.00711784</text:p>
          </table:table-cell>
          <table:table-cell office:value-type="float" office:value="0.043506" calcext:value-type="float">
            <text:p>0.043506</text:p>
          </table:table-cell>
          <table:table-cell office:value-type="float" office:value="0.00990047" calcext:value-type="float">
            <text:p>0.00990047</text:p>
          </table:table-cell>
          <table:table-cell office:value-type="float" office:value="0.00869607" calcext:value-type="float">
            <text:p>0.00869607</text:p>
          </table:table-cell>
          <table:table-cell office:value-type="float" office:value="0.0113358" calcext:value-type="float">
            <text:p>0.011335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68427" calcext:value-type="float">
            <text:p>0.0068427</text:p>
          </table:table-cell>
          <table:table-cell office:value-type="float" office:value="0.00813394" calcext:value-type="float">
            <text:p>0.00813394</text:p>
          </table:table-cell>
          <table:table-cell office:value-type="float" office:value="0.0440093" calcext:value-type="float">
            <text:p>0.0440093</text:p>
          </table:table-cell>
          <table:table-cell office:value-type="float" office:value="0.00946308" calcext:value-type="float">
            <text:p>0.00946308</text:p>
          </table:table-cell>
          <table:table-cell office:value-type="float" office:value="0.00811855" calcext:value-type="float">
            <text:p>0.00811855</text:p>
          </table:table-cell>
          <table:table-cell office:value-type="float" office:value="0.0114834" calcext:value-type="float">
            <text:p>0.01148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103248" calcext:value-type="float">
            <text:p>0.0103248</text:p>
          </table:table-cell>
          <table:table-cell office:value-type="float" office:value="0.00711074" calcext:value-type="float">
            <text:p>0.00711074</text:p>
          </table:table-cell>
          <table:table-cell office:value-type="float" office:value="0.0449157" calcext:value-type="float">
            <text:p>0.0449157</text:p>
          </table:table-cell>
          <table:table-cell office:value-type="float" office:value="0.00933992" calcext:value-type="float">
            <text:p>0.00933992</text:p>
          </table:table-cell>
          <table:table-cell office:value-type="float" office:value="0.00810039" calcext:value-type="float">
            <text:p>0.00810039</text:p>
          </table:table-cell>
          <table:table-cell office:value-type="float" office:value="0.0117444" calcext:value-type="float">
            <text:p>0.01174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0711863" calcext:value-type="float">
            <text:p>0.00711863</text:p>
          </table:table-cell>
          <table:table-cell office:value-type="float" office:value="0.0446544" calcext:value-type="float">
            <text:p>0.0446544</text:p>
          </table:table-cell>
          <table:table-cell office:value-type="float" office:value="0.00928702" calcext:value-type="float">
            <text:p>0.00928702</text:p>
          </table:table-cell>
          <table:table-cell office:value-type="float" office:value="0.00798907" calcext:value-type="float">
            <text:p>0.00798907</text:p>
          </table:table-cell>
          <table:table-cell office:value-type="float" office:value="0.0116141" calcext:value-type="float">
            <text:p>0.011614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981797" calcext:value-type="float">
            <text:p>0.00981797</text:p>
          </table:table-cell>
          <table:table-cell office:value-type="float" office:value="0.00710284" calcext:value-type="float">
            <text:p>0.00710284</text:p>
          </table:table-cell>
          <table:table-cell office:value-type="float" office:value="0.0453855" calcext:value-type="float">
            <text:p>0.0453855</text:p>
          </table:table-cell>
          <table:table-cell office:value-type="float" office:value="0.00929413" calcext:value-type="float">
            <text:p>0.00929413</text:p>
          </table:table-cell>
          <table:table-cell office:value-type="float" office:value="0.00856186" calcext:value-type="float">
            <text:p>0.00856186</text:p>
          </table:table-cell>
          <table:table-cell office:value-type="float" office:value="0.0114211" calcext:value-type="float">
            <text:p>0.01142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50794" calcext:value-type="float">
            <text:p>0.00650794</text:p>
          </table:table-cell>
          <table:table-cell office:value-type="float" office:value="0.00699191" calcext:value-type="float">
            <text:p>0.00699191</text:p>
          </table:table-cell>
          <table:table-cell office:value-type="float" office:value="0.0453634" calcext:value-type="float">
            <text:p>0.0453634</text:p>
          </table:table-cell>
          <table:table-cell office:value-type="float" office:value="0.0092815" calcext:value-type="float">
            <text:p>0.0092815</text:p>
          </table:table-cell>
          <table:table-cell office:value-type="float" office:value="0.0091536" calcext:value-type="float">
            <text:p>0.0091536</text:p>
          </table:table-cell>
          <table:table-cell office:value-type="float" office:value="0.0116994" calcext:value-type="float">
            <text:p>0.011699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642899" calcext:value-type="float">
            <text:p>0.00642899</text:p>
          </table:table-cell>
          <table:table-cell office:value-type="float" office:value="0.00708942" calcext:value-type="float">
            <text:p>0.00708942</text:p>
          </table:table-cell>
          <table:table-cell office:value-type="float" office:value="0.0455161" calcext:value-type="float">
            <text:p>0.0455161</text:p>
          </table:table-cell>
          <table:table-cell office:value-type="float" office:value="0.00940861" calcext:value-type="float">
            <text:p>0.00940861</text:p>
          </table:table-cell>
          <table:table-cell office:value-type="float" office:value="0.00884529" calcext:value-type="float">
            <text:p>0.00884529</text:p>
          </table:table-cell>
          <table:table-cell office:value-type="float" office:value="0.0117207" calcext:value-type="float">
            <text:p>0.011720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647636" calcext:value-type="float">
            <text:p>0.00647636</text:p>
          </table:table-cell>
          <table:table-cell office:value-type="float" office:value="0.0071585" calcext:value-type="float">
            <text:p>0.0071585</text:p>
          </table:table-cell>
          <table:table-cell office:value-type="float" office:value="0.0457119" calcext:value-type="float">
            <text:p>0.0457119</text:p>
          </table:table-cell>
          <table:table-cell office:value-type="float" office:value="0.00948361" calcext:value-type="float">
            <text:p>0.00948361</text:p>
          </table:table-cell>
          <table:table-cell office:value-type="float" office:value="0.00840909" calcext:value-type="float">
            <text:p>0.00840909</text:p>
          </table:table-cell>
          <table:table-cell office:value-type="float" office:value="0.0120357" calcext:value-type="float">
            <text:p>0.012035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642662" calcext:value-type="float">
            <text:p>0.00642662</text:p>
          </table:table-cell>
          <table:table-cell office:value-type="float" office:value="0.00699941" calcext:value-type="float">
            <text:p>0.00699941</text:p>
          </table:table-cell>
          <table:table-cell office:value-type="float" office:value="0.0472653" calcext:value-type="float">
            <text:p>0.0472653</text:p>
          </table:table-cell>
          <table:table-cell office:value-type="float" office:value="0.00951046" calcext:value-type="float">
            <text:p>0.00951046</text:p>
          </table:table-cell>
          <table:table-cell office:value-type="float" office:value="0.00807197" calcext:value-type="float">
            <text:p>0.00807197</text:p>
          </table:table-cell>
          <table:table-cell office:value-type="float" office:value="0.0120653" calcext:value-type="float">
            <text:p>0.012065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637886" calcext:value-type="float">
            <text:p>0.00637886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0466961" calcext:value-type="float">
            <text:p>0.0466961</text:p>
          </table:table-cell>
          <table:table-cell office:value-type="float" office:value="0.00949782" calcext:value-type="float">
            <text:p>0.00949782</text:p>
          </table:table-cell>
          <table:table-cell office:value-type="float" office:value="0.00816276" calcext:value-type="float">
            <text:p>0.00816276</text:p>
          </table:table-cell>
          <table:table-cell office:value-type="float" office:value="0.0113777" calcext:value-type="float">
            <text:p>0.011377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637807" calcext:value-type="float">
            <text:p>0.00637807</text:p>
          </table:table-cell>
          <table:table-cell office:value-type="float" office:value="0.00731364" calcext:value-type="float">
            <text:p>0.00731364</text:p>
          </table:table-cell>
          <table:table-cell office:value-type="float" office:value="0.0466554" calcext:value-type="float">
            <text:p>0.0466554</text:p>
          </table:table-cell>
          <table:table-cell office:value-type="float" office:value="0.00982073" calcext:value-type="float">
            <text:p>0.00982073</text:p>
          </table:table-cell>
          <table:table-cell office:value-type="float" office:value="0.00794762" calcext:value-type="float">
            <text:p>0.00794762</text:p>
          </table:table-cell>
          <table:table-cell office:value-type="float" office:value="0.0120531" calcext:value-type="float">
            <text:p>0.012053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652018" calcext:value-type="float">
            <text:p>0.00652018</text:p>
          </table:table-cell>
          <table:table-cell office:value-type="float" office:value="0.00732706" calcext:value-type="float">
            <text:p>0.00732706</text:p>
          </table:table-cell>
          <table:table-cell office:value-type="float" office:value="0.0465555" calcext:value-type="float">
            <text:p>0.0465555</text:p>
          </table:table-cell>
          <table:table-cell office:value-type="float" office:value="0.00940032" calcext:value-type="float">
            <text:p>0.00940032</text:p>
          </table:table-cell>
          <table:table-cell office:value-type="float" office:value="0.00806881" calcext:value-type="float">
            <text:p>0.00806881</text:p>
          </table:table-cell>
          <table:table-cell office:value-type="float" office:value="0.0116066" calcext:value-type="float">
            <text:p>0.01160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672822" calcext:value-type="float">
            <text:p>0.00672822</text:p>
          </table:table-cell>
          <table:table-cell office:value-type="float" office:value="0.00703139" calcext:value-type="float">
            <text:p>0.00703139</text:p>
          </table:table-cell>
          <table:table-cell office:value-type="float" office:value="0.0486268" calcext:value-type="float">
            <text:p>0.0486268</text:p>
          </table:table-cell>
          <table:table-cell office:value-type="float" office:value="0.00941058" calcext:value-type="float">
            <text:p>0.00941058</text:p>
          </table:table-cell>
          <table:table-cell office:value-type="float" office:value="0.00794999" calcext:value-type="float">
            <text:p>0.00794999</text:p>
          </table:table-cell>
          <table:table-cell office:value-type="float" office:value="0.0117156" calcext:value-type="float">
            <text:p>0.011715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663348" calcext:value-type="float">
            <text:p>0.00663348</text:p>
          </table:table-cell>
          <table:table-cell office:value-type="float" office:value="0.00708034" calcext:value-type="float">
            <text:p>0.00708034</text:p>
          </table:table-cell>
          <table:table-cell office:value-type="float" office:value="0.0470288" calcext:value-type="float">
            <text:p>0.0470288</text:p>
          </table:table-cell>
          <table:table-cell office:value-type="float" office:value="0.0096123" calcext:value-type="float">
            <text:p>0.0096123</text:p>
          </table:table-cell>
          <table:table-cell office:value-type="float" office:value="0.00805973" calcext:value-type="float">
            <text:p>0.00805973</text:p>
          </table:table-cell>
          <table:table-cell office:value-type="float" office:value="0.0114578" calcext:value-type="float">
            <text:p>0.011457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652965" calcext:value-type="float">
            <text:p>0.00652965</text:p>
          </table:table-cell>
          <table:table-cell office:value-type="float" office:value="0.00716363" calcext:value-type="float">
            <text:p>0.00716363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0939203" calcext:value-type="float">
            <text:p>0.00939203</text:p>
          </table:table-cell>
          <table:table-cell office:value-type="float" office:value="0.00814776" calcext:value-type="float">
            <text:p>0.00814776</text:p>
          </table:table-cell>
          <table:table-cell office:value-type="float" office:value="0.0115956" calcext:value-type="float">
            <text:p>0.01159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8352" calcext:value-type="float">
            <text:p>0.0068352</text:p>
          </table:table-cell>
          <table:table-cell office:value-type="float" office:value="0.00711587" calcext:value-type="float">
            <text:p>0.00711587</text:p>
          </table:table-cell>
          <table:table-cell office:value-type="float" office:value="0.0492367" calcext:value-type="float">
            <text:p>0.0492367</text:p>
          </table:table-cell>
          <table:table-cell office:value-type="float" office:value="0.00977573" calcext:value-type="float">
            <text:p>0.00977573</text:p>
          </table:table-cell>
          <table:table-cell office:value-type="float" office:value="0.0079938" calcext:value-type="float">
            <text:p>0.0079938</text:p>
          </table:table-cell>
          <table:table-cell office:value-type="float" office:value="0.011669" calcext:value-type="float">
            <text:p>0.01166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64255" calcext:value-type="float">
            <text:p>0.00664255</text:p>
          </table:table-cell>
          <table:table-cell office:value-type="float" office:value="0.00703415" calcext:value-type="float">
            <text:p>0.00703415</text:p>
          </table:table-cell>
          <table:table-cell office:value-type="float" office:value="0.0483568" calcext:value-type="float">
            <text:p>0.0483568</text:p>
          </table:table-cell>
          <table:table-cell office:value-type="float" office:value="0.00940071" calcext:value-type="float">
            <text:p>0.00940071</text:p>
          </table:table-cell>
          <table:table-cell office:value-type="float" office:value="0.00805499" calcext:value-type="float">
            <text:p>0.00805499</text:p>
          </table:table-cell>
          <table:table-cell office:value-type="float" office:value="0.0115766" calcext:value-type="float">
            <text:p>0.011576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652768" calcext:value-type="float">
            <text:p>0.00652768</text:p>
          </table:table-cell>
          <table:table-cell office:value-type="float" office:value="0.00702507" calcext:value-type="float">
            <text:p>0.00702507</text:p>
          </table:table-cell>
          <table:table-cell office:value-type="float" office:value="0.0484381" calcext:value-type="float">
            <text:p>0.0484381</text:p>
          </table:table-cell>
          <table:table-cell office:value-type="float" office:value="0.00955033" calcext:value-type="float">
            <text:p>0.00955033</text:p>
          </table:table-cell>
          <table:table-cell office:value-type="float" office:value="0.00810552" calcext:value-type="float">
            <text:p>0.00810552</text:p>
          </table:table-cell>
          <table:table-cell office:value-type="float" office:value="0.0115738" calcext:value-type="float">
            <text:p>0.011573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.00699231" calcext:value-type="float">
            <text:p>0.00699231</text:p>
          </table:table-cell>
          <table:table-cell office:value-type="float" office:value="0.0484721" calcext:value-type="float">
            <text:p>0.0484721</text:p>
          </table:table-cell>
          <table:table-cell office:value-type="float" office:value="0.0101701" calcext:value-type="float">
            <text:p>0.0101701</text:p>
          </table:table-cell>
          <table:table-cell office:value-type="float" office:value="0.00809328" calcext:value-type="float">
            <text:p>0.00809328</text:p>
          </table:table-cell>
          <table:table-cell office:value-type="float" office:value="0.0115652" calcext:value-type="float">
            <text:p>0.011565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72789" calcext:value-type="float">
            <text:p>0.0072789</text:p>
          </table:table-cell>
          <table:table-cell office:value-type="float" office:value="0.00699073" calcext:value-type="float">
            <text:p>0.00699073</text:p>
          </table:table-cell>
          <table:table-cell office:value-type="float" office:value="0.0484638" calcext:value-type="float">
            <text:p>0.0484638</text:p>
          </table:table-cell>
          <table:table-cell office:value-type="float" office:value="0.00933439" calcext:value-type="float">
            <text:p>0.00933439</text:p>
          </table:table-cell>
          <table:table-cell office:value-type="float" office:value="0.00809052" calcext:value-type="float">
            <text:p>0.00809052</text:p>
          </table:table-cell>
          <table:table-cell office:value-type="float" office:value="0.0115707" calcext:value-type="float">
            <text:p>0.011570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813394" calcext:value-type="float">
            <text:p>0.00813394</text:p>
          </table:table-cell>
          <table:table-cell office:value-type="float" office:value="0.00701915" calcext:value-type="float">
            <text:p>0.00701915</text:p>
          </table:table-cell>
          <table:table-cell office:value-type="float" office:value="0.0491139" calcext:value-type="float">
            <text:p>0.0491139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0.00812486" calcext:value-type="float">
            <text:p>0.00812486</text:p>
          </table:table-cell>
          <table:table-cell office:value-type="float" office:value="0.0114937" calcext:value-type="float">
            <text:p>0.011493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724614" calcext:value-type="float">
            <text:p>0.00724614</text:p>
          </table:table-cell>
          <table:table-cell office:value-type="float" office:value="0.00725758" calcext:value-type="float">
            <text:p>0.00725758</text:p>
          </table:table-cell>
          <table:table-cell office:value-type="float" office:value="0.0536607" calcext:value-type="float">
            <text:p>0.0536607</text:p>
          </table:table-cell>
          <table:table-cell office:value-type="float" office:value="0.00974928" calcext:value-type="float">
            <text:p>0.00974928</text:p>
          </table:table-cell>
          <table:table-cell office:value-type="float" office:value="0.00805736" calcext:value-type="float">
            <text:p>0.00805736</text:p>
          </table:table-cell>
          <table:table-cell office:value-type="float" office:value="0.0117752" calcext:value-type="float">
            <text:p>0.011775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652018" calcext:value-type="float">
            <text:p>0.00652018</text:p>
          </table:table-cell>
          <table:table-cell office:value-type="float" office:value="0.00757734" calcext:value-type="float">
            <text:p>0.00757734</text:p>
          </table:table-cell>
          <table:table-cell office:value-type="float" office:value="0.0488692" calcext:value-type="float">
            <text:p>0.0488692</text:p>
          </table:table-cell>
          <table:table-cell office:value-type="float" office:value="0.00970546" calcext:value-type="float">
            <text:p>0.00970546</text:p>
          </table:table-cell>
          <table:table-cell office:value-type="float" office:value="0.00864397" calcext:value-type="float">
            <text:p>0.00864397</text:p>
          </table:table-cell>
          <table:table-cell office:value-type="float" office:value="0.0116003" calcext:value-type="float">
            <text:p>0.011600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706376" calcext:value-type="float">
            <text:p>0.00706376</text:p>
          </table:table-cell>
          <table:table-cell office:value-type="float" office:value="0.00699191" calcext:value-type="float">
            <text:p>0.00699191</text:p>
          </table:table-cell>
          <table:table-cell office:value-type="float" office:value="0.0680215" calcext:value-type="float">
            <text:p>0.0680215</text:p>
          </table:table-cell>
          <table:table-cell office:value-type="float" office:value="0.00955743" calcext:value-type="float">
            <text:p>0.00955743</text:p>
          </table:table-cell>
          <table:table-cell office:value-type="float" office:value="0.00828553" calcext:value-type="float">
            <text:p>0.00828553</text:p>
          </table:table-cell>
          <table:table-cell office:value-type="float" office:value="0.0116125" calcext:value-type="float">
            <text:p>0.01161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648623" calcext:value-type="float">
            <text:p>0.00648623</text:p>
          </table:table-cell>
          <table:table-cell office:value-type="float" office:value="0.00707876" calcext:value-type="float">
            <text:p>0.00707876</text:p>
          </table:table-cell>
          <table:table-cell office:value-type="float" office:value="0.0505268" calcext:value-type="float">
            <text:p>0.0505268</text:p>
          </table:table-cell>
          <table:table-cell office:value-type="float" office:value="0.00973112" calcext:value-type="float">
            <text:p>0.00973112</text:p>
          </table:table-cell>
          <table:table-cell office:value-type="float" office:value="0.0082729" calcext:value-type="float">
            <text:p>0.0082729</text:p>
          </table:table-cell>
          <table:table-cell office:value-type="float" office:value="0.0113788" calcext:value-type="float">
            <text:p>0.011378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64374" calcext:value-type="float">
            <text:p>0.00664374</text:p>
          </table:table-cell>
          <table:table-cell office:value-type="float" office:value="0.00703771" calcext:value-type="float">
            <text:p>0.00703771</text:p>
          </table:table-cell>
          <table:table-cell office:value-type="float" office:value="0.051833" calcext:value-type="float">
            <text:p>0.051833</text:p>
          </table:table-cell>
          <table:table-cell office:value-type="float" office:value="0.00960401" calcext:value-type="float">
            <text:p>0.00960401</text:p>
          </table:table-cell>
          <table:table-cell office:value-type="float" office:value="0.00818763" calcext:value-type="float">
            <text:p>0.00818763</text:p>
          </table:table-cell>
          <table:table-cell office:value-type="float" office:value="0.0115123" calcext:value-type="float">
            <text:p>0.011512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634491" calcext:value-type="float">
            <text:p>0.00634491</text:p>
          </table:table-cell>
          <table:table-cell office:value-type="float" office:value="0.00740957" calcext:value-type="float">
            <text:p>0.00740957</text:p>
          </table:table-cell>
          <table:table-cell office:value-type="float" office:value="0.0516317" calcext:value-type="float">
            <text:p>0.0516317</text:p>
          </table:table-cell>
          <table:table-cell office:value-type="float" office:value="0.00950611" calcext:value-type="float">
            <text:p>0.00950611</text:p>
          </table:table-cell>
          <table:table-cell office:value-type="float" office:value="0.00831671" calcext:value-type="float">
            <text:p>0.00831671</text:p>
          </table:table-cell>
          <table:table-cell office:value-type="float" office:value="0.0119583" calcext:value-type="float">
            <text:p>0.011958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657426" calcext:value-type="float">
            <text:p>0.00657426</text:p>
          </table:table-cell>
          <table:table-cell office:value-type="float" office:value="0.00722364" calcext:value-type="float">
            <text:p>0.00722364</text:p>
          </table:table-cell>
          <table:table-cell office:value-type="float" office:value="0.0494266" calcext:value-type="float">
            <text:p>0.0494266</text:p>
          </table:table-cell>
          <table:table-cell office:value-type="float" office:value="0.00978797" calcext:value-type="float">
            <text:p>0.00978797</text:p>
          </table:table-cell>
          <table:table-cell office:value-type="float" office:value="0.00813276" calcext:value-type="float">
            <text:p>0.00813276</text:p>
          </table:table-cell>
          <table:table-cell office:value-type="float" office:value="0.0114688" calcext:value-type="float">
            <text:p>0.011468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682059" calcext:value-type="float">
            <text:p>0.00682059</text:p>
          </table:table-cell>
          <table:table-cell office:value-type="float" office:value="0.00692323" calcext:value-type="float">
            <text:p>0.00692323</text:p>
          </table:table-cell>
          <table:table-cell office:value-type="float" office:value="0.0520462" calcext:value-type="float">
            <text:p>0.0520462</text:p>
          </table:table-cell>
          <table:table-cell office:value-type="float" office:value="0.00947216" calcext:value-type="float">
            <text:p>0.00947216</text:p>
          </table:table-cell>
          <table:table-cell office:value-type="float" office:value="0.0080546" calcext:value-type="float">
            <text:p>0.0080546</text:p>
          </table:table-cell>
          <table:table-cell office:value-type="float" office:value="0.0114495" calcext:value-type="float">
            <text:p>0.011449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662005" calcext:value-type="float">
            <text:p>0.00662005</text:p>
          </table:table-cell>
          <table:table-cell office:value-type="float" office:value="0.0074368" calcext:value-type="float">
            <text:p>0.0074368</text:p>
          </table:table-cell>
          <table:table-cell office:value-type="float" office:value="0.058416" calcext:value-type="float">
            <text:p>0.058416</text:p>
          </table:table-cell>
          <table:table-cell office:value-type="float" office:value="0.00942124" calcext:value-type="float">
            <text:p>0.00942124</text:p>
          </table:table-cell>
          <table:table-cell office:value-type="float" office:value="0.00817539" calcext:value-type="float">
            <text:p>0.00817539</text:p>
          </table:table-cell>
          <table:table-cell office:value-type="float" office:value="0.011744" calcext:value-type="float">
            <text:p>0.01174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66615" calcext:value-type="float">
            <text:p>0.0066615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0.0507628" calcext:value-type="float">
            <text:p>0.0507628</text:p>
          </table:table-cell>
          <table:table-cell office:value-type="float" office:value="0.00939479" calcext:value-type="float">
            <text:p>0.00939479</text:p>
          </table:table-cell>
          <table:table-cell office:value-type="float" office:value="0.0103726" calcext:value-type="float">
            <text:p>0.0103726</text:p>
          </table:table-cell>
          <table:table-cell office:value-type="float" office:value="0.0118067" calcext:value-type="float">
            <text:p>0.011806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683638" calcext:value-type="float">
            <text:p>0.00683638</text:p>
          </table:table-cell>
          <table:table-cell office:value-type="float" office:value="0.00712692" calcext:value-type="float">
            <text:p>0.00712692</text:p>
          </table:table-cell>
          <table:table-cell office:value-type="float" office:value="0.0490543" calcext:value-type="float">
            <text:p>0.0490543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845251" calcext:value-type="float">
            <text:p>0.00845251</text:p>
          </table:table-cell>
          <table:table-cell office:value-type="float" office:value="0.0113236" calcext:value-type="float">
            <text:p>0.011323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633228" calcext:value-type="float">
            <text:p>0.00633228</text:p>
          </table:table-cell>
          <table:table-cell office:value-type="float" office:value="0.00693112" calcext:value-type="float">
            <text:p>0.00693112</text:p>
          </table:table-cell>
          <table:table-cell office:value-type="float" office:value="0.0495971" calcext:value-type="float">
            <text:p>0.0495971</text:p>
          </table:table-cell>
          <table:table-cell office:value-type="float" office:value="0.00964309" calcext:value-type="float">
            <text:p>0.00964309</text:p>
          </table:table-cell>
          <table:table-cell office:value-type="float" office:value="0.00971573" calcext:value-type="float">
            <text:p>0.00971573</text:p>
          </table:table-cell>
          <table:table-cell office:value-type="float" office:value="0.0123274" calcext:value-type="float">
            <text:p>0.012327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635241" calcext:value-type="float">
            <text:p>0.00635241</text:p>
          </table:table-cell>
          <table:table-cell office:value-type="float" office:value="0.00749641" calcext:value-type="float">
            <text:p>0.00749641</text:p>
          </table:table-cell>
          <table:table-cell office:value-type="float" office:value="0.0533856" calcext:value-type="float">
            <text:p>0.0533856</text:p>
          </table:table-cell>
          <table:table-cell office:value-type="float" office:value="0.00943624" calcext:value-type="float">
            <text:p>0.00943624</text:p>
          </table:table-cell>
          <table:table-cell office:value-type="float" office:value="0.00862581" calcext:value-type="float">
            <text:p>0.00862581</text:p>
          </table:table-cell>
          <table:table-cell office:value-type="float" office:value="0.0118166" calcext:value-type="float">
            <text:p>0.011816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632636" calcext:value-type="float">
            <text:p>0.00632636</text:p>
          </table:table-cell>
          <table:table-cell office:value-type="float" office:value="0.00726943" calcext:value-type="float">
            <text:p>0.00726943</text:p>
          </table:table-cell>
          <table:table-cell office:value-type="float" office:value="0.0488459" calcext:value-type="float">
            <text:p>0.0488459</text:p>
          </table:table-cell>
          <table:table-cell office:value-type="float" office:value="0.00944848" calcext:value-type="float">
            <text:p>0.00944848</text:p>
          </table:table-cell>
          <table:table-cell office:value-type="float" office:value="0.00813078" calcext:value-type="float">
            <text:p>0.00813078</text:p>
          </table:table-cell>
          <table:table-cell office:value-type="float" office:value="0.011562" calcext:value-type="float">
            <text:p>0.01156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647163" calcext:value-type="float">
            <text:p>0.00647163</text:p>
          </table:table-cell>
          <table:table-cell office:value-type="float" office:value="0.00693428" calcext:value-type="float">
            <text:p>0.00693428</text:p>
          </table:table-cell>
          <table:table-cell office:value-type="float" office:value="0.0509622" calcext:value-type="float">
            <text:p>0.0509622</text:p>
          </table:table-cell>
          <table:table-cell office:value-type="float" office:value="0.00941729" calcext:value-type="float">
            <text:p>0.00941729</text:p>
          </table:table-cell>
          <table:table-cell office:value-type="float" office:value="0.00857291" calcext:value-type="float">
            <text:p>0.00857291</text:p>
          </table:table-cell>
          <table:table-cell office:value-type="float" office:value="0.0116066" calcext:value-type="float">
            <text:p>0.011606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638794" calcext:value-type="float">
            <text:p>0.00638794</text:p>
          </table:table-cell>
          <table:table-cell office:value-type="float" office:value="0.00699428" calcext:value-type="float">
            <text:p>0.00699428</text:p>
          </table:table-cell>
          <table:table-cell office:value-type="float" office:value="0.0508489" calcext:value-type="float">
            <text:p>0.0508489</text:p>
          </table:table-cell>
          <table:table-cell office:value-type="float" office:value="0.00951993" calcext:value-type="float">
            <text:p>0.00951993</text:p>
          </table:table-cell>
          <table:table-cell office:value-type="float" office:value="0.00819473" calcext:value-type="float">
            <text:p>0.00819473</text:p>
          </table:table-cell>
          <table:table-cell office:value-type="float" office:value="0.0116792" calcext:value-type="float">
            <text:p>0.011679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637649" calcext:value-type="float">
            <text:p>0.00637649</text:p>
          </table:table-cell>
          <table:table-cell office:value-type="float" office:value="0.00704323" calcext:value-type="float">
            <text:p>0.00704323</text:p>
          </table:table-cell>
          <table:table-cell office:value-type="float" office:value="0.0558721" calcext:value-type="float">
            <text:p>0.0558721</text:p>
          </table:table-cell>
          <table:table-cell office:value-type="float" office:value="0.00937229" calcext:value-type="float">
            <text:p>0.00937229</text:p>
          </table:table-cell>
          <table:table-cell office:value-type="float" office:value="0.00835066" calcext:value-type="float">
            <text:p>0.00835066</text:p>
          </table:table-cell>
          <table:table-cell office:value-type="float" office:value="0.0115146" calcext:value-type="float">
            <text:p>0.011514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633701" calcext:value-type="float">
            <text:p>0.00633701</text:p>
          </table:table-cell>
          <table:table-cell office:value-type="float" office:value="0.00745417" calcext:value-type="float">
            <text:p>0.00745417</text:p>
          </table:table-cell>
          <table:table-cell office:value-type="float" office:value="0.0492959" calcext:value-type="float">
            <text:p>0.0492959</text:p>
          </table:table-cell>
          <table:table-cell office:value-type="float" office:value="0.00942282" calcext:value-type="float">
            <text:p>0.00942282</text:p>
          </table:table-cell>
          <table:table-cell office:value-type="float" office:value="0.00900635" calcext:value-type="float">
            <text:p>0.00900635</text:p>
          </table:table-cell>
          <table:table-cell office:value-type="float" office:value="0.0114602" calcext:value-type="float">
            <text:p>0.011460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658847" calcext:value-type="float">
            <text:p>0.00658847</text:p>
          </table:table-cell>
          <table:table-cell office:value-type="float" office:value="0.00719087" calcext:value-type="float">
            <text:p>0.00719087</text:p>
          </table:table-cell>
          <table:table-cell office:value-type="float" office:value="0.0497605" calcext:value-type="float">
            <text:p>0.0497605</text:p>
          </table:table-cell>
          <table:table-cell office:value-type="float" office:value="0.00933834" calcext:value-type="float">
            <text:p>0.00933834</text:p>
          </table:table-cell>
          <table:table-cell office:value-type="float" office:value="0.00823421" calcext:value-type="float">
            <text:p>0.00823421</text:p>
          </table:table-cell>
          <table:table-cell office:value-type="float" office:value="0.0116058" calcext:value-type="float">
            <text:p>0.011605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655058" calcext:value-type="float">
            <text:p>0.00655058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0.0521903" calcext:value-type="float">
            <text:p>0.0521903</text:p>
          </table:table-cell>
          <table:table-cell office:value-type="float" office:value="0.00939834" calcext:value-type="float">
            <text:p>0.00939834</text:p>
          </table:table-cell>
          <table:table-cell office:value-type="float" office:value="0.00798078" calcext:value-type="float">
            <text:p>0.00798078</text:p>
          </table:table-cell>
          <table:table-cell office:value-type="float" office:value="0.0113725" calcext:value-type="float">
            <text:p>0.01137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655689" calcext:value-type="float">
            <text:p>0.00655689</text:p>
          </table:table-cell>
          <table:table-cell office:value-type="float" office:value="0.00706731" calcext:value-type="float">
            <text:p>0.00706731</text:p>
          </table:table-cell>
          <table:table-cell office:value-type="float" office:value="0.0549547" calcext:value-type="float">
            <text:p>0.0549547</text:p>
          </table:table-cell>
          <table:table-cell office:value-type="float" office:value="0.00951203" calcext:value-type="float">
            <text:p>0.00951203</text:p>
          </table:table-cell>
          <table:table-cell office:value-type="float" office:value="0.00830092" calcext:value-type="float">
            <text:p>0.00830092</text:p>
          </table:table-cell>
          <table:table-cell office:value-type="float" office:value="0.011686" calcext:value-type="float">
            <text:p>0.01168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642939" calcext:value-type="float">
            <text:p>0.00642939</text:p>
          </table:table-cell>
          <table:table-cell office:value-type="float" office:value="0.00726706" calcext:value-type="float">
            <text:p>0.00726706</text:p>
          </table:table-cell>
          <table:table-cell office:value-type="float" office:value="0.0493054" calcext:value-type="float">
            <text:p>0.0493054</text:p>
          </table:table-cell>
          <table:table-cell office:value-type="float" office:value="0.00933282" calcext:value-type="float">
            <text:p>0.00933282</text:p>
          </table:table-cell>
          <table:table-cell office:value-type="float" office:value="0.0083779" calcext:value-type="float">
            <text:p>0.0083779</text:p>
          </table:table-cell>
          <table:table-cell office:value-type="float" office:value="0.0118431" calcext:value-type="float">
            <text:p>0.011843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648189" calcext:value-type="float">
            <text:p>0.00648189</text:p>
          </table:table-cell>
          <table:table-cell office:value-type="float" office:value="0.00702231" calcext:value-type="float">
            <text:p>0.00702231</text:p>
          </table:table-cell>
          <table:table-cell office:value-type="float" office:value="0.0489371" calcext:value-type="float">
            <text:p>0.0489371</text:p>
          </table:table-cell>
          <table:table-cell office:value-type="float" office:value="0.0101365" calcext:value-type="float">
            <text:p>0.0101365</text:p>
          </table:table-cell>
          <table:table-cell office:value-type="float" office:value="0.00844777" calcext:value-type="float">
            <text:p>0.00844777</text:p>
          </table:table-cell>
          <table:table-cell office:value-type="float" office:value="0.0114925" calcext:value-type="float">
            <text:p>0.01149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648465" calcext:value-type="float">
            <text:p>0.00648465</text:p>
          </table:table-cell>
          <table:table-cell office:value-type="float" office:value="0.00759076" calcext:value-type="float">
            <text:p>0.00759076</text:p>
          </table:table-cell>
          <table:table-cell office:value-type="float" office:value="0.0515105" calcext:value-type="float">
            <text:p>0.0515105</text:p>
          </table:table-cell>
          <table:table-cell office:value-type="float" office:value="0.00974139" calcext:value-type="float">
            <text:p>0.00974139</text:p>
          </table:table-cell>
          <table:table-cell office:value-type="float" office:value="0.00818842" calcext:value-type="float">
            <text:p>0.00818842</text:p>
          </table:table-cell>
          <table:table-cell office:value-type="float" office:value="0.0116078" calcext:value-type="float">
            <text:p>0.01160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643689" calcext:value-type="float">
            <text:p>0.00643689</text:p>
          </table:table-cell>
          <table:table-cell office:value-type="float" office:value="0.00697336" calcext:value-type="float">
            <text:p>0.00697336</text:p>
          </table:table-cell>
          <table:table-cell office:value-type="float" office:value="0.0513001" calcext:value-type="float">
            <text:p>0.0513001</text:p>
          </table:table-cell>
          <table:table-cell office:value-type="float" office:value="0.0105037" calcext:value-type="float">
            <text:p>0.0105037</text:p>
          </table:table-cell>
          <table:table-cell office:value-type="float" office:value="0.00825079" calcext:value-type="float">
            <text:p>0.00825079</text:p>
          </table:table-cell>
          <table:table-cell office:value-type="float" office:value="0.011849" calcext:value-type="float">
            <text:p>0.011849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648544" calcext:value-type="float">
            <text:p>0.00648544</text:p>
          </table:table-cell>
          <table:table-cell office:value-type="float" office:value="0.00697533" calcext:value-type="float">
            <text:p>0.00697533</text:p>
          </table:table-cell>
          <table:table-cell office:value-type="float" office:value="0.0534148" calcext:value-type="float">
            <text:p>0.0534148</text:p>
          </table:table-cell>
          <table:table-cell office:value-type="float" office:value="0.00947848" calcext:value-type="float">
            <text:p>0.00947848</text:p>
          </table:table-cell>
          <table:table-cell office:value-type="float" office:value="0.00808499" calcext:value-type="float">
            <text:p>0.00808499</text:p>
          </table:table-cell>
          <table:table-cell office:value-type="float" office:value="0.011866" calcext:value-type="float">
            <text:p>0.01186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641675" calcext:value-type="float">
            <text:p>0.00641675</text:p>
          </table:table-cell>
          <table:table-cell office:value-type="float" office:value="0.00712139" calcext:value-type="float">
            <text:p>0.00712139</text:p>
          </table:table-cell>
          <table:table-cell office:value-type="float" office:value="0.0514264" calcext:value-type="float">
            <text:p>0.0514264</text:p>
          </table:table-cell>
          <table:table-cell office:value-type="float" office:value="0.00941887" calcext:value-type="float">
            <text:p>0.00941887</text:p>
          </table:table-cell>
          <table:table-cell office:value-type="float" office:value="0.00804749" calcext:value-type="float">
            <text:p>0.00804749</text:p>
          </table:table-cell>
          <table:table-cell office:value-type="float" office:value="0.0116516" calcext:value-type="float">
            <text:p>0.0116516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667058" calcext:value-type="float">
            <text:p>0.00667058</text:p>
          </table:table-cell>
          <table:table-cell office:value-type="float" office:value="0.00753352" calcext:value-type="float">
            <text:p>0.00753352</text:p>
          </table:table-cell>
          <table:table-cell office:value-type="float" office:value="0.0522195" calcext:value-type="float">
            <text:p>0.0522195</text:p>
          </table:table-cell>
          <table:table-cell office:value-type="float" office:value="0.0096573" calcext:value-type="float">
            <text:p>0.0096573</text:p>
          </table:table-cell>
          <table:table-cell office:value-type="float" office:value="0.00807276" calcext:value-type="float">
            <text:p>0.00807276</text:p>
          </table:table-cell>
          <table:table-cell office:value-type="float" office:value="0.0115549" calcext:value-type="float">
            <text:p>0.011554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648742" calcext:value-type="float">
            <text:p>0.00648742</text:p>
          </table:table-cell>
          <table:table-cell office:value-type="float" office:value="0.00705784" calcext:value-type="float">
            <text:p>0.00705784</text:p>
          </table:table-cell>
          <table:table-cell office:value-type="float" office:value="0.0532064" calcext:value-type="float">
            <text:p>0.0532064</text:p>
          </table:table-cell>
          <table:table-cell office:value-type="float" office:value="0.00959493" calcext:value-type="float">
            <text:p>0.00959493</text:p>
          </table:table-cell>
          <table:table-cell office:value-type="float" office:value="0.00810591" calcext:value-type="float">
            <text:p>0.00810591</text:p>
          </table:table-cell>
          <table:table-cell office:value-type="float" office:value="0.0118537" calcext:value-type="float">
            <text:p>0.011853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632715" calcext:value-type="float">
            <text:p>0.00632715</text:p>
          </table:table-cell>
          <table:table-cell office:value-type="float" office:value="0.00698678" calcext:value-type="float">
            <text:p>0.00698678</text:p>
          </table:table-cell>
          <table:table-cell office:value-type="float" office:value="0.0502129" calcext:value-type="float">
            <text:p>0.0502129</text:p>
          </table:table-cell>
          <table:table-cell office:value-type="float" office:value="0.00950848" calcext:value-type="float">
            <text:p>0.00950848</text:p>
          </table:table-cell>
          <table:table-cell office:value-type="float" office:value="0.00812013" calcext:value-type="float">
            <text:p>0.00812013</text:p>
          </table:table-cell>
          <table:table-cell office:value-type="float" office:value="0.0118608" calcext:value-type="float">
            <text:p>0.011860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654979" calcext:value-type="float">
            <text:p>0.00654979</text:p>
          </table:table-cell>
          <table:table-cell office:value-type="float" office:value="0.00756391" calcext:value-type="float">
            <text:p>0.00756391</text:p>
          </table:table-cell>
          <table:table-cell office:value-type="float" office:value="0.0518097" calcext:value-type="float">
            <text:p>0.0518097</text:p>
          </table:table-cell>
          <table:table-cell office:value-type="float" office:value="0.00949111" calcext:value-type="float">
            <text:p>0.00949111</text:p>
          </table:table-cell>
          <table:table-cell office:value-type="float" office:value="0.00812723" calcext:value-type="float">
            <text:p>0.00812723</text:p>
          </table:table-cell>
          <table:table-cell office:value-type="float" office:value="0.0116729" calcext:value-type="float">
            <text:p>0.0116729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645663" calcext:value-type="float">
            <text:p>0.00645663</text:p>
          </table:table-cell>
          <table:table-cell office:value-type="float" office:value="0.00703178" calcext:value-type="float">
            <text:p>0.00703178</text:p>
          </table:table-cell>
          <table:table-cell office:value-type="float" office:value="0.0543373" calcext:value-type="float">
            <text:p>0.0543373</text:p>
          </table:table-cell>
          <table:table-cell office:value-type="float" office:value="0.0093569" calcext:value-type="float">
            <text:p>0.0093569</text:p>
          </table:table-cell>
          <table:table-cell office:value-type="float" office:value="0.00806131" calcext:value-type="float">
            <text:p>0.00806131</text:p>
          </table:table-cell>
          <table:table-cell office:value-type="float" office:value="0.0114933" calcext:value-type="float">
            <text:p>0.0114933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645899" calcext:value-type="float">
            <text:p>0.00645899</text:p>
          </table:table-cell>
          <table:table-cell office:value-type="float" office:value="0.00730338" calcext:value-type="float">
            <text:p>0.00730338</text:p>
          </table:table-cell>
          <table:table-cell office:value-type="float" office:value="0.0516889" calcext:value-type="float">
            <text:p>0.0516889</text:p>
          </table:table-cell>
          <table:table-cell office:value-type="float" office:value="0.00956059" calcext:value-type="float">
            <text:p>0.00956059</text:p>
          </table:table-cell>
          <table:table-cell office:value-type="float" office:value="0.00806999" calcext:value-type="float">
            <text:p>0.00806999</text:p>
          </table:table-cell>
          <table:table-cell office:value-type="float" office:value="0.0115671" calcext:value-type="float">
            <text:p>0.011567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644281" calcext:value-type="float">
            <text:p>0.00644281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0.0499812" calcext:value-type="float">
            <text:p>0.0499812</text:p>
          </table:table-cell>
          <table:table-cell office:value-type="float" office:value="0.00978205" calcext:value-type="float">
            <text:p>0.00978205</text:p>
          </table:table-cell>
          <table:table-cell office:value-type="float" office:value="0.00828316" calcext:value-type="float">
            <text:p>0.00828316</text:p>
          </table:table-cell>
          <table:table-cell office:value-type="float" office:value="0.0114357" calcext:value-type="float">
            <text:p>0.01143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656163" calcext:value-type="float">
            <text:p>0.00656163</text:p>
          </table:table-cell>
          <table:table-cell office:value-type="float" office:value="0.00704797" calcext:value-type="float">
            <text:p>0.00704797</text:p>
          </table:table-cell>
          <table:table-cell office:value-type="float" office:value="0.0500748" calcext:value-type="float">
            <text:p>0.0500748</text:p>
          </table:table-cell>
          <table:table-cell office:value-type="float" office:value="0.00938966" calcext:value-type="float">
            <text:p>0.00938966</text:p>
          </table:table-cell>
          <table:table-cell office:value-type="float" office:value="0.00828237" calcext:value-type="float">
            <text:p>0.00828237</text:p>
          </table:table-cell>
          <table:table-cell office:value-type="float" office:value="0.0114436" calcext:value-type="float">
            <text:p>0.011443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662124" calcext:value-type="float">
            <text:p>0.00662124</text:p>
          </table:table-cell>
          <table:table-cell office:value-type="float" office:value="0.0070152" calcext:value-type="float">
            <text:p>0.0070152</text:p>
          </table:table-cell>
          <table:table-cell office:value-type="float" office:value="0.0518847" calcext:value-type="float">
            <text:p>0.0518847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0842685" calcext:value-type="float">
            <text:p>0.00842685</text:p>
          </table:table-cell>
          <table:table-cell office:value-type="float" office:value="0.0117025" calcext:value-type="float">
            <text:p>0.01170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67823" calcext:value-type="float">
            <text:p>0.0067823</text:p>
          </table:table-cell>
          <table:table-cell office:value-type="float" office:value="0.00708942" calcext:value-type="float">
            <text:p>0.00708942</text:p>
          </table:table-cell>
          <table:table-cell office:value-type="float" office:value="0.0539647" calcext:value-type="float">
            <text:p>0.0539647</text:p>
          </table:table-cell>
          <table:table-cell office:value-type="float" office:value="0.00939519" calcext:value-type="float">
            <text:p>0.00939519</text:p>
          </table:table-cell>
          <table:table-cell office:value-type="float" office:value="0.0109328" calcext:value-type="float">
            <text:p>0.0109328</text:p>
          </table:table-cell>
          <table:table-cell office:value-type="float" office:value="0.0114302" calcext:value-type="float">
            <text:p>0.0114302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653952" calcext:value-type="float">
            <text:p>0.00653952</text:p>
          </table:table-cell>
          <table:table-cell office:value-type="float" office:value="0.00716955" calcext:value-type="float">
            <text:p>0.00716955</text:p>
          </table:table-cell>
          <table:table-cell office:value-type="float" office:value="0.0507703" calcext:value-type="float">
            <text:p>0.0507703</text:p>
          </table:table-cell>
          <table:table-cell office:value-type="float" office:value="0.00986929" calcext:value-type="float">
            <text:p>0.00986929</text:p>
          </table:table-cell>
          <table:table-cell office:value-type="float" office:value="0.0117467" calcext:value-type="float">
            <text:p>0.0117467</text:p>
          </table:table-cell>
          <table:table-cell office:value-type="float" office:value="0.0114696" calcext:value-type="float">
            <text:p>0.0114696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646136" calcext:value-type="float">
            <text:p>0.00646136</text:p>
          </table:table-cell>
          <table:table-cell office:value-type="float" office:value="0.00747904" calcext:value-type="float">
            <text:p>0.00747904</text:p>
          </table:table-cell>
          <table:table-cell office:value-type="float" office:value="0.0491487" calcext:value-type="float">
            <text:p>0.0491487</text:p>
          </table:table-cell>
          <table:table-cell office:value-type="float" office:value="0.0103604" calcext:value-type="float">
            <text:p>0.0103604</text:p>
          </table:table-cell>
          <table:table-cell office:value-type="float" office:value="0.00879595" calcext:value-type="float">
            <text:p>0.00879595</text:p>
          </table:table-cell>
          <table:table-cell office:value-type="float" office:value="0.0114527" calcext:value-type="float">
            <text:p>0.011452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63757" calcext:value-type="float">
            <text:p>0.0063757</text:p>
          </table:table-cell>
          <table:table-cell office:value-type="float" office:value="0.00724219" calcext:value-type="float">
            <text:p>0.00724219</text:p>
          </table:table-cell>
          <table:table-cell office:value-type="float" office:value="0.0551588" calcext:value-type="float">
            <text:p>0.0551588</text:p>
          </table:table-cell>
          <table:table-cell office:value-type="float" office:value="0.00977652" calcext:value-type="float">
            <text:p>0.00977652</text:p>
          </table:table-cell>
          <table:table-cell office:value-type="float" office:value="0.00894398" calcext:value-type="float">
            <text:p>0.00894398</text:p>
          </table:table-cell>
          <table:table-cell office:value-type="float" office:value="0.0115324" calcext:value-type="float">
            <text:p>0.0115324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644439" calcext:value-type="float">
            <text:p>0.00644439</text:p>
          </table:table-cell>
          <table:table-cell office:value-type="float" office:value="0.00724811" calcext:value-type="float">
            <text:p>0.00724811</text:p>
          </table:table-cell>
          <table:table-cell office:value-type="float" office:value="0.052469" calcext:value-type="float">
            <text:p>0.052469</text:p>
          </table:table-cell>
          <table:table-cell office:value-type="float" office:value="0.0095448" calcext:value-type="float">
            <text:p>0.0095448</text:p>
          </table:table-cell>
          <table:table-cell office:value-type="float" office:value="0.00844225" calcext:value-type="float">
            <text:p>0.00844225</text:p>
          </table:table-cell>
          <table:table-cell office:value-type="float" office:value="0.0113927" calcext:value-type="float">
            <text:p>0.0113927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634965" calcext:value-type="float">
            <text:p>0.00634965</text:p>
          </table:table-cell>
          <table:table-cell office:value-type="float" office:value="0.0078734" calcext:value-type="float">
            <text:p>0.0078734</text:p>
          </table:table-cell>
          <table:table-cell office:value-type="float" office:value="0.0500846" calcext:value-type="float">
            <text:p>0.0500846</text:p>
          </table:table-cell>
          <table:table-cell office:value-type="float" office:value="0.0100221" calcext:value-type="float">
            <text:p>0.0100221</text:p>
          </table:table-cell>
          <table:table-cell office:value-type="float" office:value="0.00810907" calcext:value-type="float">
            <text:p>0.00810907</text:p>
          </table:table-cell>
          <table:table-cell office:value-type="float" office:value="0.0117203" calcext:value-type="float">
            <text:p>0.011720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652729" calcext:value-type="float">
            <text:p>0.00652729</text:p>
          </table:table-cell>
          <table:table-cell office:value-type="float" office:value="0.00697099" calcext:value-type="float">
            <text:p>0.00697099</text:p>
          </table:table-cell>
          <table:table-cell office:value-type="float" office:value="0.0514359" calcext:value-type="float">
            <text:p>0.0514359</text:p>
          </table:table-cell>
          <table:table-cell office:value-type="float" office:value="0.00951322" calcext:value-type="float">
            <text:p>0.00951322</text:p>
          </table:table-cell>
          <table:table-cell office:value-type="float" office:value="0.00806012" calcext:value-type="float">
            <text:p>0.00806012</text:p>
          </table:table-cell>
          <table:table-cell office:value-type="float" office:value="0.011489" calcext:value-type="float">
            <text:p>0.011489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636544" calcext:value-type="float">
            <text:p>0.00636544</text:p>
          </table:table-cell>
          <table:table-cell office:value-type="float" office:value="0.00708468" calcext:value-type="float">
            <text:p>0.00708468</text:p>
          </table:table-cell>
          <table:table-cell office:value-type="float" office:value="0.0516601" calcext:value-type="float">
            <text:p>0.0516601</text:p>
          </table:table-cell>
          <table:table-cell office:value-type="float" office:value="0.00954598" calcext:value-type="float">
            <text:p>0.00954598</text:p>
          </table:table-cell>
          <table:table-cell office:value-type="float" office:value="0.00794604" calcext:value-type="float">
            <text:p>0.00794604</text:p>
          </table:table-cell>
          <table:table-cell office:value-type="float" office:value="0.0118952" calcext:value-type="float">
            <text:p>0.011895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643333" calcext:value-type="float">
            <text:p>0.00643333</text:p>
          </table:table-cell>
          <table:table-cell office:value-type="float" office:value="0.00720113" calcext:value-type="float">
            <text:p>0.00720113</text:p>
          </table:table-cell>
          <table:table-cell office:value-type="float" office:value="0.0519293" calcext:value-type="float">
            <text:p>0.0519293</text:p>
          </table:table-cell>
          <table:table-cell office:value-type="float" office:value="0.00987126" calcext:value-type="float">
            <text:p>0.00987126</text:p>
          </table:table-cell>
          <table:table-cell office:value-type="float" office:value="0.00809289" calcext:value-type="float">
            <text:p>0.00809289</text:p>
          </table:table-cell>
          <table:table-cell office:value-type="float" office:value="0.0121458" calcext:value-type="float">
            <text:p>0.012145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657387" calcext:value-type="float">
            <text:p>0.00657387</text:p>
          </table:table-cell>
          <table:table-cell office:value-type="float" office:value="0.00714903" calcext:value-type="float">
            <text:p>0.00714903</text:p>
          </table:table-cell>
          <table:table-cell office:value-type="float" office:value="0.0509519" calcext:value-type="float">
            <text:p>0.0509519</text:p>
          </table:table-cell>
          <table:table-cell office:value-type="float" office:value="0.00940821" calcext:value-type="float">
            <text:p>0.00940821</text:p>
          </table:table-cell>
          <table:table-cell office:value-type="float" office:value="0.00808341" calcext:value-type="float">
            <text:p>0.00808341</text:p>
          </table:table-cell>
          <table:table-cell office:value-type="float" office:value="0.0119911" calcext:value-type="float">
            <text:p>0.0119911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635438" calcext:value-type="float">
            <text:p>0.00635438</text:p>
          </table:table-cell>
          <table:table-cell office:value-type="float" office:value="0.00699349" calcext:value-type="float">
            <text:p>0.00699349</text:p>
          </table:table-cell>
          <table:table-cell office:value-type="float" office:value="0.0499449" calcext:value-type="float">
            <text:p>0.0499449</text:p>
          </table:table-cell>
          <table:table-cell office:value-type="float" office:value="0.00993561" calcext:value-type="float">
            <text:p>0.00993561</text:p>
          </table:table-cell>
          <table:table-cell office:value-type="float" office:value="0.00794012" calcext:value-type="float">
            <text:p>0.00794012</text:p>
          </table:table-cell>
          <table:table-cell office:value-type="float" office:value="0.0118873" calcext:value-type="float">
            <text:p>0.0118873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638517" calcext:value-type="float">
            <text:p>0.00638517</text:p>
          </table:table-cell>
          <table:table-cell office:value-type="float" office:value="0.00696744" calcext:value-type="float">
            <text:p>0.00696744</text:p>
          </table:table-cell>
          <table:table-cell office:value-type="float" office:value="0.0507628" calcext:value-type="float">
            <text:p>0.0507628</text:p>
          </table:table-cell>
          <table:table-cell office:value-type="float" office:value="0.00931821" calcext:value-type="float">
            <text:p>0.00931821</text:p>
          </table:table-cell>
          <table:table-cell office:value-type="float" office:value="0.00808618" calcext:value-type="float">
            <text:p>0.00808618</text:p>
          </table:table-cell>
          <table:table-cell office:value-type="float" office:value="0.0116761" calcext:value-type="float">
            <text:p>0.011676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645939" calcext:value-type="float">
            <text:p>0.00645939</text:p>
          </table:table-cell>
          <table:table-cell office:value-type="float" office:value="0.00700534" calcext:value-type="float">
            <text:p>0.00700534</text:p>
          </table:table-cell>
          <table:table-cell office:value-type="float" office:value="0.0538565" calcext:value-type="float">
            <text:p>0.0538565</text:p>
          </table:table-cell>
          <table:table-cell office:value-type="float" office:value="0.00933558" calcext:value-type="float">
            <text:p>0.00933558</text:p>
          </table:table-cell>
          <table:table-cell office:value-type="float" office:value="0.00813118" calcext:value-type="float">
            <text:p>0.00813118</text:p>
          </table:table-cell>
          <table:table-cell office:value-type="float" office:value="0.0118904" calcext:value-type="float">
            <text:p>0.011890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650794" calcext:value-type="float">
            <text:p>0.00650794</text:p>
          </table:table-cell>
          <table:table-cell office:value-type="float" office:value="0.00724022" calcext:value-type="float">
            <text:p>0.00724022</text:p>
          </table:table-cell>
          <table:table-cell office:value-type="float" office:value="0.0498059" calcext:value-type="float">
            <text:p>0.0498059</text:p>
          </table:table-cell>
          <table:table-cell office:value-type="float" office:value="0.00953848" calcext:value-type="float">
            <text:p>0.00953848</text:p>
          </table:table-cell>
          <table:table-cell office:value-type="float" office:value="0.00810591" calcext:value-type="float">
            <text:p>0.00810591</text:p>
          </table:table-cell>
          <table:table-cell office:value-type="float" office:value="0.011427" calcext:value-type="float">
            <text:p>0.011427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635517" calcext:value-type="float">
            <text:p>0.00635517</text:p>
          </table:table-cell>
          <table:table-cell office:value-type="float" office:value="0.00696783" calcext:value-type="float">
            <text:p>0.00696783</text:p>
          </table:table-cell>
          <table:table-cell office:value-type="float" office:value="0.0514975" calcext:value-type="float">
            <text:p>0.0514975</text:p>
          </table:table-cell>
          <table:table-cell office:value-type="float" office:value="0.00933124" calcext:value-type="float">
            <text:p>0.00933124</text:p>
          </table:table-cell>
          <table:table-cell office:value-type="float" office:value="0.00811894" calcext:value-type="float">
            <text:p>0.00811894</text:p>
          </table:table-cell>
          <table:table-cell office:value-type="float" office:value="0.011504" calcext:value-type="float">
            <text:p>0.01150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6519" calcext:value-type="float">
            <text:p>0.006519</text:p>
          </table:table-cell>
          <table:table-cell office:value-type="float" office:value="0.00697849" calcext:value-type="float">
            <text:p>0.00697849</text:p>
          </table:table-cell>
          <table:table-cell office:value-type="float" office:value="0.0493725" calcext:value-type="float">
            <text:p>0.0493725</text:p>
          </table:table-cell>
          <table:table-cell office:value-type="float" office:value="0.00950374" calcext:value-type="float">
            <text:p>0.00950374</text:p>
          </table:table-cell>
          <table:table-cell office:value-type="float" office:value="0.00802381" calcext:value-type="float">
            <text:p>0.00802381</text:p>
          </table:table-cell>
          <table:table-cell office:value-type="float" office:value="0.0114475" calcext:value-type="float">
            <text:p>0.01144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645584" calcext:value-type="float">
            <text:p>0.00645584</text:p>
          </table:table-cell>
          <table:table-cell office:value-type="float" office:value="0.0070981" calcext:value-type="float">
            <text:p>0.0070981</text:p>
          </table:table-cell>
          <table:table-cell office:value-type="float" office:value="0.0553025" calcext:value-type="float">
            <text:p>0.0553025</text:p>
          </table:table-cell>
          <table:table-cell office:value-type="float" office:value="0.00964744" calcext:value-type="float">
            <text:p>0.00964744</text:p>
          </table:table-cell>
          <table:table-cell office:value-type="float" office:value="0.00800841" calcext:value-type="float">
            <text:p>0.00800841</text:p>
          </table:table-cell>
          <table:table-cell office:value-type="float" office:value="0.0115403" calcext:value-type="float">
            <text:p>0.0115403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642031" calcext:value-type="float">
            <text:p>0.00642031</text:p>
          </table:table-cell>
          <table:table-cell office:value-type="float" office:value="0.00711903" calcext:value-type="float">
            <text:p>0.00711903</text:p>
          </table:table-cell>
          <table:table-cell office:value-type="float" office:value="0.0522009" calcext:value-type="float">
            <text:p>0.0522009</text:p>
          </table:table-cell>
          <table:table-cell office:value-type="float" office:value="0.00935966" calcext:value-type="float">
            <text:p>0.00935966</text:p>
          </table:table-cell>
          <table:table-cell office:value-type="float" office:value="0.00815486" calcext:value-type="float">
            <text:p>0.00815486</text:p>
          </table:table-cell>
          <table:table-cell office:value-type="float" office:value="0.0123002" calcext:value-type="float">
            <text:p>0.012300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645544" calcext:value-type="float">
            <text:p>0.00645544</text:p>
          </table:table-cell>
          <table:table-cell office:value-type="float" office:value="0.00695046" calcext:value-type="float">
            <text:p>0.00695046</text:p>
          </table:table-cell>
          <table:table-cell office:value-type="float" office:value="0.0515752" calcext:value-type="float">
            <text:p>0.0515752</text:p>
          </table:table-cell>
          <table:table-cell office:value-type="float" office:value="0.00971218" calcext:value-type="float">
            <text:p>0.00971218</text:p>
          </table:table-cell>
          <table:table-cell office:value-type="float" office:value="0.00795867" calcext:value-type="float">
            <text:p>0.00795867</text:p>
          </table:table-cell>
          <table:table-cell office:value-type="float" office:value="0.0115399" calcext:value-type="float">
            <text:p>0.011539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649413" calcext:value-type="float">
            <text:p>0.00649413</text:p>
          </table:table-cell>
          <table:table-cell office:value-type="float" office:value="0.00706692" calcext:value-type="float">
            <text:p>0.00706692</text:p>
          </table:table-cell>
          <table:table-cell office:value-type="float" office:value="0.0526332" calcext:value-type="float">
            <text:p>0.0526332</text:p>
          </table:table-cell>
          <table:table-cell office:value-type="float" office:value="0.00960914" calcext:value-type="float">
            <text:p>0.00960914</text:p>
          </table:table-cell>
          <table:table-cell office:value-type="float" office:value="0.00805499" calcext:value-type="float">
            <text:p>0.00805499</text:p>
          </table:table-cell>
          <table:table-cell office:value-type="float" office:value="0.0114878" calcext:value-type="float">
            <text:p>0.011487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654189" calcext:value-type="float">
            <text:p>0.00654189</text:p>
          </table:table-cell>
          <table:table-cell office:value-type="float" office:value="0.00711547" calcext:value-type="float">
            <text:p>0.00711547</text:p>
          </table:table-cell>
          <table:table-cell office:value-type="float" office:value="0.0515685" calcext:value-type="float">
            <text:p>0.0515685</text:p>
          </table:table-cell>
          <table:table-cell office:value-type="float" office:value="0.00932532" calcext:value-type="float">
            <text:p>0.00932532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125173" calcext:value-type="float">
            <text:p>0.012517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642149" calcext:value-type="float">
            <text:p>0.00642149</text:p>
          </table:table-cell>
          <table:table-cell office:value-type="float" office:value="0.00690902" calcext:value-type="float">
            <text:p>0.00690902</text:p>
          </table:table-cell>
          <table:table-cell office:value-type="float" office:value="0.0488033" calcext:value-type="float">
            <text:p>0.0488033</text:p>
          </table:table-cell>
          <table:table-cell office:value-type="float" office:value="0.00994508" calcext:value-type="float">
            <text:p>0.00994508</text:p>
          </table:table-cell>
          <table:table-cell office:value-type="float" office:value="0.0114144" calcext:value-type="float">
            <text:p>0.0114144</text:p>
          </table:table-cell>
          <table:table-cell office:value-type="float" office:value="0.0122552" calcext:value-type="float">
            <text:p>0.012255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711942" calcext:value-type="float">
            <text:p>0.00711942</text:p>
          </table:table-cell>
          <table:table-cell office:value-type="float" office:value="0.00694533" calcext:value-type="float">
            <text:p>0.00694533</text:p>
          </table:table-cell>
          <table:table-cell office:value-type="float" office:value="0.0513001" calcext:value-type="float">
            <text:p>0.0513001</text:p>
          </table:table-cell>
          <table:table-cell office:value-type="float" office:value="0.00945124" calcext:value-type="float">
            <text:p>0.00945124</text:p>
          </table:table-cell>
          <table:table-cell office:value-type="float" office:value="0.00934229" calcext:value-type="float">
            <text:p>0.00934229</text:p>
          </table:table-cell>
          <table:table-cell office:value-type="float" office:value="0.0119678" calcext:value-type="float">
            <text:p>0.011967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811736" calcext:value-type="float">
            <text:p>0.00811736</text:p>
          </table:table-cell>
          <table:table-cell office:value-type="float" office:value="0.00710126" calcext:value-type="float">
            <text:p>0.00710126</text:p>
          </table:table-cell>
          <table:table-cell office:value-type="float" office:value="0.0513613" calcext:value-type="float">
            <text:p>0.0513613</text:p>
          </table:table-cell>
          <table:table-cell office:value-type="float" office:value="0.00950019" calcext:value-type="float">
            <text:p>0.00950019</text:p>
          </table:table-cell>
          <table:table-cell office:value-type="float" office:value="0.00845054" calcext:value-type="float">
            <text:p>0.00845054</text:p>
          </table:table-cell>
          <table:table-cell office:value-type="float" office:value="0.0114925" calcext:value-type="float">
            <text:p>0.01149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95373" calcext:value-type="float">
            <text:p>0.0095373</text:p>
          </table:table-cell>
          <table:table-cell office:value-type="float" office:value="0.00756668" calcext:value-type="float">
            <text:p>0.00756668</text:p>
          </table:table-cell>
          <table:table-cell office:value-type="float" office:value="0.0523979" calcext:value-type="float">
            <text:p>0.0523979</text:p>
          </table:table-cell>
          <table:table-cell office:value-type="float" office:value="0.00977889" calcext:value-type="float">
            <text:p>0.00977889</text:p>
          </table:table-cell>
          <table:table-cell office:value-type="float" office:value="0.00881687" calcext:value-type="float">
            <text:p>0.00881687</text:p>
          </table:table-cell>
          <table:table-cell office:value-type="float" office:value="0.0119477" calcext:value-type="float">
            <text:p>0.011947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823579" calcext:value-type="float">
            <text:p>0.00823579</text:p>
          </table:table-cell>
          <table:table-cell office:value-type="float" office:value="0.00701797" calcext:value-type="float">
            <text:p>0.00701797</text:p>
          </table:table-cell>
          <table:table-cell office:value-type="float" office:value="0.0500041" calcext:value-type="float">
            <text:p>0.0500041</text:p>
          </table:table-cell>
          <table:table-cell office:value-type="float" office:value="0.00932926" calcext:value-type="float">
            <text:p>0.00932926</text:p>
          </table:table-cell>
          <table:table-cell office:value-type="float" office:value="0.00814342" calcext:value-type="float">
            <text:p>0.00814342</text:p>
          </table:table-cell>
          <table:table-cell office:value-type="float" office:value="0.0114834" calcext:value-type="float">
            <text:p>0.011483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685454" calcext:value-type="float">
            <text:p>0.00685454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500981" calcext:value-type="float">
            <text:p>0.0500981</text:p>
          </table:table-cell>
          <table:table-cell office:value-type="float" office:value="0.00949111" calcext:value-type="float">
            <text:p>0.00949111</text:p>
          </table:table-cell>
          <table:table-cell office:value-type="float" office:value="0.00810473" calcext:value-type="float">
            <text:p>0.00810473</text:p>
          </table:table-cell>
          <table:table-cell office:value-type="float" office:value="0.0117649" calcext:value-type="float">
            <text:p>0.011764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641399" calcext:value-type="float">
            <text:p>0.00641399</text:p>
          </table:table-cell>
          <table:table-cell office:value-type="float" office:value="0.00739378" calcext:value-type="float">
            <text:p>0.00739378</text:p>
          </table:table-cell>
          <table:table-cell office:value-type="float" office:value="0.048819" calcext:value-type="float">
            <text:p>0.048819</text:p>
          </table:table-cell>
          <table:table-cell office:value-type="float" office:value="0.00954954" calcext:value-type="float">
            <text:p>0.00954954</text:p>
          </table:table-cell>
          <table:table-cell office:value-type="float" office:value="0.00798038" calcext:value-type="float">
            <text:p>0.00798038</text:p>
          </table:table-cell>
          <table:table-cell office:value-type="float" office:value="0.0117669" calcext:value-type="float">
            <text:p>0.011766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638557" calcext:value-type="float">
            <text:p>0.00638557</text:p>
          </table:table-cell>
          <table:table-cell office:value-type="float" office:value="0.00717429" calcext:value-type="float">
            <text:p>0.00717429</text:p>
          </table:table-cell>
          <table:table-cell office:value-type="float" office:value="0.0614781" calcext:value-type="float">
            <text:p>0.0614781</text:p>
          </table:table-cell>
          <table:table-cell office:value-type="float" office:value="0.0100406" calcext:value-type="float">
            <text:p>0.0100406</text:p>
          </table:table-cell>
          <table:table-cell office:value-type="float" office:value="0.00822868" calcext:value-type="float">
            <text:p>0.00822868</text:p>
          </table:table-cell>
          <table:table-cell office:value-type="float" office:value="0.0115584" calcext:value-type="float">
            <text:p>0.0115584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643018" calcext:value-type="float">
            <text:p>0.00643018</text:p>
          </table:table-cell>
          <table:table-cell office:value-type="float" office:value="0.00691809" calcext:value-type="float">
            <text:p>0.00691809</text:p>
          </table:table-cell>
          <table:table-cell office:value-type="float" office:value="0.0525416" calcext:value-type="float">
            <text:p>0.0525416</text:p>
          </table:table-cell>
          <table:table-cell office:value-type="float" office:value="0.00979389" calcext:value-type="float">
            <text:p>0.00979389</text:p>
          </table:table-cell>
          <table:table-cell office:value-type="float" office:value="0.0119248" calcext:value-type="float">
            <text:p>0.0119248</text:p>
          </table:table-cell>
          <table:table-cell office:value-type="float" office:value="0.0121597" calcext:value-type="float">
            <text:p>0.0121597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635557" calcext:value-type="float">
            <text:p>0.00635557</text:p>
          </table:table-cell>
          <table:table-cell office:value-type="float" office:value="0.00708389" calcext:value-type="float">
            <text:p>0.00708389</text:p>
          </table:table-cell>
          <table:table-cell office:value-type="float" office:value="0.0504391" calcext:value-type="float">
            <text:p>0.0504391</text:p>
          </table:table-cell>
          <table:table-cell office:value-type="float" office:value="0.0094165" calcext:value-type="float">
            <text:p>0.0094165</text:p>
          </table:table-cell>
          <table:table-cell office:value-type="float" office:value="0.00802144" calcext:value-type="float">
            <text:p>0.00802144</text:p>
          </table:table-cell>
          <table:table-cell office:value-type="float" office:value="0.0115703" calcext:value-type="float">
            <text:p>0.0115703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666071" calcext:value-type="float">
            <text:p>0.00666071</text:p>
          </table:table-cell>
          <table:table-cell office:value-type="float" office:value="0.0072035" calcext:value-type="float">
            <text:p>0.0072035</text:p>
          </table:table-cell>
          <table:table-cell office:value-type="float" office:value="0.0508382" calcext:value-type="float">
            <text:p>0.0508382</text:p>
          </table:table-cell>
          <table:table-cell office:value-type="float" office:value="0.00987166" calcext:value-type="float">
            <text:p>0.00987166</text:p>
          </table:table-cell>
          <table:table-cell office:value-type="float" office:value="0.00811026" calcext:value-type="float">
            <text:p>0.00811026</text:p>
          </table:table-cell>
          <table:table-cell office:value-type="float" office:value="0.0117914" calcext:value-type="float">
            <text:p>0.0117914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105171" calcext:value-type="float">
            <text:p>0.0105171</text:p>
          </table:table-cell>
          <table:table-cell office:value-type="float" office:value="0.00695836" calcext:value-type="float">
            <text:p>0.00695836</text:p>
          </table:table-cell>
          <table:table-cell office:value-type="float" office:value="0.054695" calcext:value-type="float">
            <text:p>0.054695</text:p>
          </table:table-cell>
          <table:table-cell office:value-type="float" office:value="0.00944177" calcext:value-type="float">
            <text:p>0.00944177</text:p>
          </table:table-cell>
          <table:table-cell office:value-type="float" office:value="0.00796538" calcext:value-type="float">
            <text:p>0.00796538</text:p>
          </table:table-cell>
          <table:table-cell office:value-type="float" office:value="0.0114527" calcext:value-type="float">
            <text:p>0.011452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101677" calcext:value-type="float">
            <text:p>0.0101677</text:p>
          </table:table-cell>
          <table:table-cell office:value-type="float" office:value="0.00692481" calcext:value-type="float">
            <text:p>0.00692481</text:p>
          </table:table-cell>
          <table:table-cell office:value-type="float" office:value="0.0500929" calcext:value-type="float">
            <text:p>0.0500929</text:p>
          </table:table-cell>
          <table:table-cell office:value-type="float" office:value="0.00937663" calcext:value-type="float">
            <text:p>0.00937663</text:p>
          </table:table-cell>
          <table:table-cell office:value-type="float" office:value="0.00811776" calcext:value-type="float">
            <text:p>0.00811776</text:p>
          </table:table-cell>
          <table:table-cell office:value-type="float" office:value="0.0115194" calcext:value-type="float">
            <text:p>0.0115194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789788" calcext:value-type="float">
            <text:p>0.00789788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492533" calcext:value-type="float">
            <text:p>0.0492533</text:p>
          </table:table-cell>
          <table:table-cell office:value-type="float" office:value="0.0093415" calcext:value-type="float">
            <text:p>0.0093415</text:p>
          </table:table-cell>
          <table:table-cell office:value-type="float" office:value="0.00791643" calcext:value-type="float">
            <text:p>0.00791643</text:p>
          </table:table-cell>
          <table:table-cell office:value-type="float" office:value="0.0115478" calcext:value-type="float">
            <text:p>0.011547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632872" calcext:value-type="float">
            <text:p>0.00632872</text:p>
          </table:table-cell>
          <table:table-cell office:value-type="float" office:value="0.00694139" calcext:value-type="float">
            <text:p>0.00694139</text:p>
          </table:table-cell>
          <table:table-cell office:value-type="float" office:value="0.0509519" calcext:value-type="float">
            <text:p>0.0509519</text:p>
          </table:table-cell>
          <table:table-cell office:value-type="float" office:value="0.0095752" calcext:value-type="float">
            <text:p>0.0095752</text:p>
          </table:table-cell>
          <table:table-cell office:value-type="float" office:value="0.00883345" calcext:value-type="float">
            <text:p>0.00883345</text:p>
          </table:table-cell>
          <table:table-cell office:value-type="float" office:value="0.0119852" calcext:value-type="float">
            <text:p>0.011985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644123" calcext:value-type="float">
            <text:p>0.00644123</text:p>
          </table:table-cell>
          <table:table-cell office:value-type="float" office:value="0.00700613" calcext:value-type="float">
            <text:p>0.00700613</text:p>
          </table:table-cell>
          <table:table-cell office:value-type="float" office:value="0.0514197" calcext:value-type="float">
            <text:p>0.0514197</text:p>
          </table:table-cell>
          <table:table-cell office:value-type="float" office:value="0.00991547" calcext:value-type="float">
            <text:p>0.00991547</text:p>
          </table:table-cell>
          <table:table-cell office:value-type="float" office:value="0.00811065" calcext:value-type="float">
            <text:p>0.00811065</text:p>
          </table:table-cell>
          <table:table-cell office:value-type="float" office:value="0.011468" calcext:value-type="float">
            <text:p>0.011468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636662" calcext:value-type="float">
            <text:p>0.00636662</text:p>
          </table:table-cell>
          <table:table-cell office:value-type="float" office:value="0.0068877" calcext:value-type="float">
            <text:p>0.0068877</text:p>
          </table:table-cell>
          <table:table-cell office:value-type="float" office:value="0.0503491" calcext:value-type="float">
            <text:p>0.0503491</text:p>
          </table:table-cell>
          <table:table-cell office:value-type="float" office:value="0.00946545" calcext:value-type="float">
            <text:p>0.00946545</text:p>
          </table:table-cell>
          <table:table-cell office:value-type="float" office:value="0.00824961" calcext:value-type="float">
            <text:p>0.00824961</text:p>
          </table:table-cell>
          <table:table-cell office:value-type="float" office:value="0.012164" calcext:value-type="float">
            <text:p>0.0121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642149" calcext:value-type="float">
            <text:p>0.00642149</text:p>
          </table:table-cell>
          <table:table-cell office:value-type="float" office:value="0.00715297" calcext:value-type="float">
            <text:p>0.00715297</text:p>
          </table:table-cell>
          <table:table-cell office:value-type="float" office:value="0.0505501" calcext:value-type="float">
            <text:p>0.0505501</text:p>
          </table:table-cell>
          <table:table-cell office:value-type="float" office:value="0.00973665" calcext:value-type="float">
            <text:p>0.00973665</text:p>
          </table:table-cell>
          <table:table-cell office:value-type="float" office:value="0.00803052" calcext:value-type="float">
            <text:p>0.00803052</text:p>
          </table:table-cell>
          <table:table-cell office:value-type="float" office:value="0.0118695" calcext:value-type="float">
            <text:p>0.0118695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634333" calcext:value-type="float">
            <text:p>0.00634333</text:p>
          </table:table-cell>
          <table:table-cell office:value-type="float" office:value="0.00688612" calcext:value-type="float">
            <text:p>0.00688612</text:p>
          </table:table-cell>
          <table:table-cell office:value-type="float" office:value="0.050466" calcext:value-type="float">
            <text:p>0.050466</text:p>
          </table:table-cell>
          <table:table-cell office:value-type="float" office:value="0.00971218" calcext:value-type="float">
            <text:p>0.00971218</text:p>
          </table:table-cell>
          <table:table-cell office:value-type="float" office:value="0.00810789" calcext:value-type="float">
            <text:p>0.00810789</text:p>
          </table:table-cell>
          <table:table-cell office:value-type="float" office:value="0.0116461" calcext:value-type="float">
            <text:p>0.0116461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642228" calcext:value-type="float">
            <text:p>0.00642228</text:p>
          </table:table-cell>
          <table:table-cell office:value-type="float" office:value="0.00716679" calcext:value-type="float">
            <text:p>0.00716679</text:p>
          </table:table-cell>
          <table:table-cell office:value-type="float" office:value="0.0555228" calcext:value-type="float">
            <text:p>0.0555228</text:p>
          </table:table-cell>
          <table:table-cell office:value-type="float" office:value="0.00955467" calcext:value-type="float">
            <text:p>0.00955467</text:p>
          </table:table-cell>
          <table:table-cell office:value-type="float" office:value="0.00801117" calcext:value-type="float">
            <text:p>0.00801117</text:p>
          </table:table-cell>
          <table:table-cell office:value-type="float" office:value="0.011815" calcext:value-type="float">
            <text:p>0.01181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649531" calcext:value-type="float">
            <text:p>0.00649531</text:p>
          </table:table-cell>
          <table:table-cell office:value-type="float" office:value="0.0070156" calcext:value-type="float">
            <text:p>0.0070156</text:p>
          </table:table-cell>
          <table:table-cell office:value-type="float" office:value="0.0503483" calcext:value-type="float">
            <text:p>0.0503483</text:p>
          </table:table-cell>
          <table:table-cell office:value-type="float" office:value="0.00972007" calcext:value-type="float">
            <text:p>0.00972007</text:p>
          </table:table-cell>
          <table:table-cell office:value-type="float" office:value="0.00817934" calcext:value-type="float">
            <text:p>0.00817934</text:p>
          </table:table-cell>
          <table:table-cell office:value-type="float" office:value="0.0124048" calcext:value-type="float">
            <text:p>0.0124048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647202" calcext:value-type="float">
            <text:p>0.00647202</text:p>
          </table:table-cell>
          <table:table-cell office:value-type="float" office:value="0.00713679" calcext:value-type="float">
            <text:p>0.00713679</text:p>
          </table:table-cell>
          <table:table-cell office:value-type="float" office:value="0.0507984" calcext:value-type="float">
            <text:p>0.0507984</text:p>
          </table:table-cell>
          <table:table-cell office:value-type="float" office:value="0.00971573" calcext:value-type="float">
            <text:p>0.00971573</text:p>
          </table:table-cell>
          <table:table-cell office:value-type="float" office:value="0.00796578" calcext:value-type="float">
            <text:p>0.00796578</text:p>
          </table:table-cell>
          <table:table-cell office:value-type="float" office:value="0.0120851" calcext:value-type="float">
            <text:p>0.0120851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645978" calcext:value-type="float">
            <text:p>0.00645978</text:p>
          </table:table-cell>
          <table:table-cell office:value-type="float" office:value="0.0072039" calcext:value-type="float">
            <text:p>0.0072039</text:p>
          </table:table-cell>
          <table:table-cell office:value-type="float" office:value="0.0516076" calcext:value-type="float">
            <text:p>0.0516076</text:p>
          </table:table-cell>
          <table:table-cell office:value-type="float" office:value="0.00948993" calcext:value-type="float">
            <text:p>0.00948993</text:p>
          </table:table-cell>
          <table:table-cell office:value-type="float" office:value="0.00845922" calcext:value-type="float">
            <text:p>0.00845922</text:p>
          </table:table-cell>
          <table:table-cell office:value-type="float" office:value="0.0115454" calcext:value-type="float">
            <text:p>0.0115454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647399" calcext:value-type="float">
            <text:p>0.00647399</text:p>
          </table:table-cell>
          <table:table-cell office:value-type="float" office:value="0.00731877" calcext:value-type="float">
            <text:p>0.00731877</text:p>
          </table:table-cell>
          <table:table-cell office:value-type="float" office:value="0.053598" calcext:value-type="float">
            <text:p>0.053598</text:p>
          </table:table-cell>
          <table:table-cell office:value-type="float" office:value="0.0101843" calcext:value-type="float">
            <text:p>0.0101843</text:p>
          </table:table-cell>
          <table:table-cell office:value-type="float" office:value="0.00837316" calcext:value-type="float">
            <text:p>0.00837316</text:p>
          </table:table-cell>
          <table:table-cell office:value-type="float" office:value="0.0119899" calcext:value-type="float">
            <text:p>0.0119899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880503" calcext:value-type="float">
            <text:p>0.00880503</text:p>
          </table:table-cell>
          <table:table-cell office:value-type="float" office:value="0.00706534" calcext:value-type="float">
            <text:p>0.00706534</text:p>
          </table:table-cell>
          <table:table-cell office:value-type="float" office:value="0.0499642" calcext:value-type="float">
            <text:p>0.0499642</text:p>
          </table:table-cell>
          <table:table-cell office:value-type="float" office:value="0.00933874" calcext:value-type="float">
            <text:p>0.00933874</text:p>
          </table:table-cell>
          <table:table-cell office:value-type="float" office:value="0.00806407" calcext:value-type="float">
            <text:p>0.00806407</text:p>
          </table:table-cell>
          <table:table-cell office:value-type="float" office:value="0.0117542" calcext:value-type="float">
            <text:p>0.0117542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634294" calcext:value-type="float">
            <text:p>0.00634294</text:p>
          </table:table-cell>
          <table:table-cell office:value-type="float" office:value="0.00696704" calcext:value-type="float">
            <text:p>0.00696704</text:p>
          </table:table-cell>
          <table:table-cell office:value-type="float" office:value="0.0492691" calcext:value-type="float">
            <text:p>0.0492691</text:p>
          </table:table-cell>
          <table:table-cell office:value-type="float" office:value="0.00941335" calcext:value-type="float">
            <text:p>0.00941335</text:p>
          </table:table-cell>
          <table:table-cell office:value-type="float" office:value="0.00804631" calcext:value-type="float">
            <text:p>0.00804631</text:p>
          </table:table-cell>
          <table:table-cell office:value-type="float" office:value="0.0118593" calcext:value-type="float">
            <text:p>0.0118593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641004" calcext:value-type="float">
            <text:p>0.00641004</text:p>
          </table:table-cell>
          <table:table-cell office:value-type="float" office:value="0.00704323" calcext:value-type="float">
            <text:p>0.00704323</text:p>
          </table:table-cell>
          <table:table-cell office:value-type="float" office:value="0.050663" calcext:value-type="float">
            <text:p>0.050663</text:p>
          </table:table-cell>
          <table:table-cell office:value-type="float" office:value="0.00942637" calcext:value-type="float">
            <text:p>0.00942637</text:p>
          </table:table-cell>
          <table:table-cell office:value-type="float" office:value="0.00897517" calcext:value-type="float">
            <text:p>0.00897517</text:p>
          </table:table-cell>
          <table:table-cell office:value-type="float" office:value="0.0116386" calcext:value-type="float">
            <text:p>0.011638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656045" calcext:value-type="float">
            <text:p>0.00656045</text:p>
          </table:table-cell>
          <table:table-cell office:value-type="float" office:value="0.00694928" calcext:value-type="float">
            <text:p>0.00694928</text:p>
          </table:table-cell>
          <table:table-cell office:value-type="float" office:value="0.0539726" calcext:value-type="float">
            <text:p>0.0539726</text:p>
          </table:table-cell>
          <table:table-cell office:value-type="float" office:value="0.00948006" calcext:value-type="float">
            <text:p>0.00948006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.0120858" calcext:value-type="float">
            <text:p>0.0120858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645663" calcext:value-type="float">
            <text:p>0.00645663</text:p>
          </table:table-cell>
          <table:table-cell office:value-type="float" office:value="0.00693823" calcext:value-type="float">
            <text:p>0.00693823</text:p>
          </table:table-cell>
          <table:table-cell office:value-type="float" office:value="0.0546054" calcext:value-type="float">
            <text:p>0.0546054</text:p>
          </table:table-cell>
          <table:table-cell office:value-type="float" office:value="0.0102502" calcext:value-type="float">
            <text:p>0.0102502</text:p>
          </table:table-cell>
          <table:table-cell office:value-type="float" office:value="0.00809368" calcext:value-type="float">
            <text:p>0.00809368</text:p>
          </table:table-cell>
          <table:table-cell office:value-type="float" office:value="0.0126144" calcext:value-type="float">
            <text:p>0.0126144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645623" calcext:value-type="float">
            <text:p>0.00645623</text:p>
          </table:table-cell>
          <table:table-cell office:value-type="float" office:value="0.00726469" calcext:value-type="float">
            <text:p>0.00726469</text:p>
          </table:table-cell>
          <table:table-cell office:value-type="float" office:value="0.048975" calcext:value-type="float">
            <text:p>0.048975</text:p>
          </table:table-cell>
          <table:table-cell office:value-type="float" office:value="0.00967388" calcext:value-type="float">
            <text:p>0.00967388</text:p>
          </table:table-cell>
          <table:table-cell office:value-type="float" office:value="0.00795788" calcext:value-type="float">
            <text:p>0.00795788</text:p>
          </table:table-cell>
          <table:table-cell office:value-type="float" office:value="0.0118845" calcext:value-type="float">
            <text:p>0.0118845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63911" calcext:value-type="float">
            <text:p>0.0063911</text:p>
          </table:table-cell>
          <table:table-cell office:value-type="float" office:value="0.00699191" calcext:value-type="float">
            <text:p>0.00699191</text:p>
          </table:table-cell>
          <table:table-cell office:value-type="float" office:value="0.0487361" calcext:value-type="float">
            <text:p>0.0487361</text:p>
          </table:table-cell>
          <table:table-cell office:value-type="float" office:value="0.0101215" calcext:value-type="float">
            <text:p>0.0101215</text:p>
          </table:table-cell>
          <table:table-cell office:value-type="float" office:value="0.00804433" calcext:value-type="float">
            <text:p>0.00804433</text:p>
          </table:table-cell>
          <table:table-cell office:value-type="float" office:value="0.011423" calcext:value-type="float">
            <text:p>0.011423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644676" calcext:value-type="float">
            <text:p>0.00644676</text:p>
          </table:table-cell>
          <table:table-cell office:value-type="float" office:value="0.00701047" calcext:value-type="float">
            <text:p>0.00701047</text:p>
          </table:table-cell>
          <table:table-cell office:value-type="float" office:value="0.0552457" calcext:value-type="float">
            <text:p>0.0552457</text:p>
          </table:table-cell>
          <table:table-cell office:value-type="float" office:value="0.00934703" calcext:value-type="float">
            <text:p>0.00934703</text:p>
          </table:table-cell>
          <table:table-cell office:value-type="float" office:value="0.00853383" calcext:value-type="float">
            <text:p>0.00853383</text:p>
          </table:table-cell>
          <table:table-cell office:value-type="float" office:value="0.0117574" calcext:value-type="float">
            <text:p>0.0117574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647834" calcext:value-type="float">
            <text:p>0.00647834</text:p>
          </table:table-cell>
          <table:table-cell office:value-type="float" office:value="0.00702073" calcext:value-type="float">
            <text:p>0.00702073</text:p>
          </table:table-cell>
          <table:table-cell office:value-type="float" office:value="0.0501774" calcext:value-type="float">
            <text:p>0.0501774</text:p>
          </table:table-cell>
          <table:table-cell office:value-type="float" office:value="0.00979547" calcext:value-type="float">
            <text:p>0.00979547</text:p>
          </table:table-cell>
          <table:table-cell office:value-type="float" office:value="0.00798551" calcext:value-type="float">
            <text:p>0.00798551</text:p>
          </table:table-cell>
          <table:table-cell office:value-type="float" office:value="0.0117381" calcext:value-type="float">
            <text:p>0.0117381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641478" calcext:value-type="float">
            <text:p>0.00641478</text:p>
          </table:table-cell>
          <table:table-cell office:value-type="float" office:value="0.00702705" calcext:value-type="float">
            <text:p>0.00702705</text:p>
          </table:table-cell>
          <table:table-cell office:value-type="float" office:value="0.050867" calcext:value-type="float">
            <text:p>0.050867</text:p>
          </table:table-cell>
          <table:table-cell office:value-type="float" office:value="0.00944216" calcext:value-type="float">
            <text:p>0.00944216</text:p>
          </table:table-cell>
          <table:table-cell office:value-type="float" office:value="0.0080471" calcext:value-type="float">
            <text:p>0.0080471</text:p>
          </table:table-cell>
          <table:table-cell office:value-type="float" office:value="0.0117432" calcext:value-type="float">
            <text:p>0.0117432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638202" calcext:value-type="float">
            <text:p>0.00638202</text:p>
          </table:table-cell>
          <table:table-cell office:value-type="float" office:value="0.00697415" calcext:value-type="float">
            <text:p>0.00697415</text:p>
          </table:table-cell>
          <table:table-cell office:value-type="float" office:value="0.053945" calcext:value-type="float">
            <text:p>0.053945</text:p>
          </table:table-cell>
          <table:table-cell office:value-type="float" office:value="0.0094015" calcext:value-type="float">
            <text:p>0.0094015</text:p>
          </table:table-cell>
          <table:table-cell office:value-type="float" office:value="0.00815171" calcext:value-type="float">
            <text:p>0.00815171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638636" calcext:value-type="float">
            <text:p>0.00638636</text:p>
          </table:table-cell>
          <table:table-cell office:value-type="float" office:value="0.00704836" calcext:value-type="float">
            <text:p>0.00704836</text:p>
          </table:table-cell>
          <table:table-cell office:value-type="float" office:value="0.0518287" calcext:value-type="float">
            <text:p>0.0518287</text:p>
          </table:table-cell>
          <table:table-cell office:value-type="float" office:value="0.00930952" calcext:value-type="float">
            <text:p>0.00930952</text:p>
          </table:table-cell>
          <table:table-cell office:value-type="float" office:value="0.00825237" calcext:value-type="float">
            <text:p>0.00825237</text:p>
          </table:table-cell>
          <table:table-cell office:value-type="float" office:value="0.0114594" calcext:value-type="float">
            <text:p>0.0114594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656834" calcext:value-type="float">
            <text:p>0.00656834</text:p>
          </table:table-cell>
          <table:table-cell office:value-type="float" office:value="0.00702468" calcext:value-type="float">
            <text:p>0.00702468</text:p>
          </table:table-cell>
          <table:table-cell office:value-type="float" office:value="0.050162" calcext:value-type="float">
            <text:p>0.050162</text:p>
          </table:table-cell>
          <table:table-cell office:value-type="float" office:value="0.00956809" calcext:value-type="float">
            <text:p>0.00956809</text:p>
          </table:table-cell>
          <table:table-cell office:value-type="float" office:value="0.00822553" calcext:value-type="float">
            <text:p>0.00822553</text:p>
          </table:table-cell>
          <table:table-cell office:value-type="float" office:value="0.0121443" calcext:value-type="float">
            <text:p>0.012144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641557" calcext:value-type="float">
            <text:p>0.00641557</text:p>
          </table:table-cell>
          <table:table-cell office:value-type="float" office:value="0.00696073" calcext:value-type="float">
            <text:p>0.00696073</text:p>
          </table:table-cell>
          <table:table-cell office:value-type="float" office:value="0.0497696" calcext:value-type="float">
            <text:p>0.0497696</text:p>
          </table:table-cell>
          <table:table-cell office:value-type="float" office:value="0.00942321" calcext:value-type="float">
            <text:p>0.00942321</text:p>
          </table:table-cell>
          <table:table-cell office:value-type="float" office:value="0.00831711" calcext:value-type="float">
            <text:p>0.00831711</text:p>
          </table:table-cell>
          <table:table-cell office:value-type="float" office:value="0.0120515" calcext:value-type="float">
            <text:p>0.012051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658413" calcext:value-type="float">
            <text:p>0.00658413</text:p>
          </table:table-cell>
          <table:table-cell office:value-type="float" office:value="0.00708744" calcext:value-type="float">
            <text:p>0.00708744</text:p>
          </table:table-cell>
          <table:table-cell office:value-type="float" office:value="0.0536722" calcext:value-type="float">
            <text:p>0.0536722</text:p>
          </table:table-cell>
          <table:table-cell office:value-type="float" office:value="0.00957796" calcext:value-type="float">
            <text:p>0.00957796</text:p>
          </table:table-cell>
          <table:table-cell office:value-type="float" office:value="0.00803525" calcext:value-type="float">
            <text:p>0.00803525</text:p>
          </table:table-cell>
          <table:table-cell office:value-type="float" office:value="0.0115533" calcext:value-type="float">
            <text:p>0.0115533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641833" calcext:value-type="float">
            <text:p>0.00641833</text:p>
          </table:table-cell>
          <table:table-cell office:value-type="float" office:value="0.0074901" calcext:value-type="float">
            <text:p>0.0074901</text:p>
          </table:table-cell>
          <table:table-cell office:value-type="float" office:value="0.0564931" calcext:value-type="float">
            <text:p>0.0564931</text:p>
          </table:table-cell>
          <table:table-cell office:value-type="float" office:value="0.00963678" calcext:value-type="float">
            <text:p>0.00963678</text:p>
          </table:table-cell>
          <table:table-cell office:value-type="float" office:value="0.00819079" calcext:value-type="float">
            <text:p>0.00819079</text:p>
          </table:table-cell>
          <table:table-cell office:value-type="float" office:value="0.0116271" calcext:value-type="float">
            <text:p>0.0116271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646728" calcext:value-type="float">
            <text:p>0.00646728</text:p>
          </table:table-cell>
          <table:table-cell office:value-type="float" office:value="0.00700455" calcext:value-type="float">
            <text:p>0.00700455</text:p>
          </table:table-cell>
          <table:table-cell office:value-type="float" office:value="0.0503266" calcext:value-type="float">
            <text:p>0.0503266</text:p>
          </table:table-cell>
          <table:table-cell office:value-type="float" office:value="0.00936597" calcext:value-type="float">
            <text:p>0.00936597</text:p>
          </table:table-cell>
          <table:table-cell office:value-type="float" office:value="0.00806999" calcext:value-type="float">
            <text:p>0.00806999</text:p>
          </table:table-cell>
          <table:table-cell office:value-type="float" office:value="0.0121826" calcext:value-type="float">
            <text:p>0.0121826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64286" calcext:value-type="float">
            <text:p>0.0064286</text:p>
          </table:table-cell>
          <table:table-cell office:value-type="float" office:value="0.00692283" calcext:value-type="float">
            <text:p>0.00692283</text:p>
          </table:table-cell>
          <table:table-cell office:value-type="float" office:value="0.0509349" calcext:value-type="float">
            <text:p>0.0509349</text:p>
          </table:table-cell>
          <table:table-cell office:value-type="float" office:value="0.00960638" calcext:value-type="float">
            <text:p>0.00960638</text:p>
          </table:table-cell>
          <table:table-cell office:value-type="float" office:value="0.00848291" calcext:value-type="float">
            <text:p>0.00848291</text:p>
          </table:table-cell>
          <table:table-cell office:value-type="float" office:value="0.0114712" calcext:value-type="float">
            <text:p>0.011471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637412" calcext:value-type="float">
            <text:p>0.00637412</text:p>
          </table:table-cell>
          <table:table-cell office:value-type="float" office:value="0.00707797" calcext:value-type="float">
            <text:p>0.00707797</text:p>
          </table:table-cell>
          <table:table-cell office:value-type="float" office:value="0.0498304" calcext:value-type="float">
            <text:p>0.0498304</text:p>
          </table:table-cell>
          <table:table-cell office:value-type="float" office:value="0.00946822" calcext:value-type="float">
            <text:p>0.00946822</text:p>
          </table:table-cell>
          <table:table-cell office:value-type="float" office:value="0.00791643" calcext:value-type="float">
            <text:p>0.00791643</text:p>
          </table:table-cell>
          <table:table-cell office:value-type="float" office:value="0.0122173" calcext:value-type="float">
            <text:p>0.0122173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643531" calcext:value-type="float">
            <text:p>0.00643531</text:p>
          </table:table-cell>
          <table:table-cell office:value-type="float" office:value="0.00708113" calcext:value-type="float">
            <text:p>0.00708113</text:p>
          </table:table-cell>
          <table:table-cell office:value-type="float" office:value="0.0528262" calcext:value-type="float">
            <text:p>0.0528262</text:p>
          </table:table-cell>
          <table:table-cell office:value-type="float" office:value="0.00960835" calcext:value-type="float">
            <text:p>0.00960835</text:p>
          </table:table-cell>
          <table:table-cell office:value-type="float" office:value="0.00815881" calcext:value-type="float">
            <text:p>0.00815881</text:p>
          </table:table-cell>
          <table:table-cell office:value-type="float" office:value="0.0115545" calcext:value-type="float">
            <text:p>0.0115545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674756" calcext:value-type="float">
            <text:p>0.00674756</text:p>
          </table:table-cell>
          <table:table-cell office:value-type="float" office:value="0.00696033" calcext:value-type="float">
            <text:p>0.00696033</text:p>
          </table:table-cell>
          <table:table-cell office:value-type="float" office:value="0.0511761" calcext:value-type="float">
            <text:p>0.0511761</text:p>
          </table:table-cell>
          <table:table-cell office:value-type="float" office:value="0.00963125" calcext:value-type="float">
            <text:p>0.00963125</text:p>
          </table:table-cell>
          <table:table-cell office:value-type="float" office:value="0.00834435" calcext:value-type="float">
            <text:p>0.00834435</text:p>
          </table:table-cell>
          <table:table-cell office:value-type="float" office:value="0.0122181" calcext:value-type="float">
            <text:p>0.012218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648663" calcext:value-type="float">
            <text:p>0.00648663</text:p>
          </table:table-cell>
          <table:table-cell office:value-type="float" office:value="0.00712297" calcext:value-type="float">
            <text:p>0.00712297</text:p>
          </table:table-cell>
          <table:table-cell office:value-type="float" office:value="0.0509195" calcext:value-type="float">
            <text:p>0.0509195</text:p>
          </table:table-cell>
          <table:table-cell office:value-type="float" office:value="0.00943703" calcext:value-type="float">
            <text:p>0.00943703</text:p>
          </table:table-cell>
          <table:table-cell office:value-type="float" office:value="0.00803249" calcext:value-type="float">
            <text:p>0.00803249</text:p>
          </table:table-cell>
          <table:table-cell office:value-type="float" office:value="0.0118399" calcext:value-type="float">
            <text:p>0.0118399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646097" calcext:value-type="float">
            <text:p>0.00646097</text:p>
          </table:table-cell>
          <table:table-cell office:value-type="float" office:value="0.00703573" calcext:value-type="float">
            <text:p>0.00703573</text:p>
          </table:table-cell>
          <table:table-cell office:value-type="float" office:value="0.050693" calcext:value-type="float">
            <text:p>0.050693</text:p>
          </table:table-cell>
          <table:table-cell office:value-type="float" office:value="0.00943111" calcext:value-type="float">
            <text:p>0.00943111</text:p>
          </table:table-cell>
          <table:table-cell office:value-type="float" office:value="0.00857449" calcext:value-type="float">
            <text:p>0.00857449</text:p>
          </table:table-cell>
          <table:table-cell office:value-type="float" office:value="0.0113741" calcext:value-type="float">
            <text:p>0.011374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642741" calcext:value-type="float">
            <text:p>0.00642741</text:p>
          </table:table-cell>
          <table:table-cell office:value-type="float" office:value="0.00712534" calcext:value-type="float">
            <text:p>0.00712534</text:p>
          </table:table-cell>
          <table:table-cell office:value-type="float" office:value="0.0522518" calcext:value-type="float">
            <text:p>0.0522518</text:p>
          </table:table-cell>
          <table:table-cell office:value-type="float" office:value="0.00957243" calcext:value-type="float">
            <text:p>0.00957243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2186" calcext:value-type="float">
            <text:p>0.0218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648386" calcext:value-type="float">
            <text:p>0.00648386</text:p>
          </table:table-cell>
          <table:table-cell office:value-type="float" office:value="0.00699033" calcext:value-type="float">
            <text:p>0.00699033</text:p>
          </table:table-cell>
          <table:table-cell office:value-type="float" office:value="0.0496595" calcext:value-type="float">
            <text:p>0.0496595</text:p>
          </table:table-cell>
          <table:table-cell office:value-type="float" office:value="0.00944335" calcext:value-type="float">
            <text:p>0.00944335</text:p>
          </table:table-cell>
          <table:table-cell office:value-type="float" office:value="0.00829737" calcext:value-type="float">
            <text:p>0.00829737</text:p>
          </table:table-cell>
          <table:table-cell office:value-type="float" office:value="0.0171213" calcext:value-type="float">
            <text:p>0.0171213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675624" calcext:value-type="float">
            <text:p>0.00675624</text:p>
          </table:table-cell>
          <table:table-cell office:value-type="float" office:value="0.00704718" calcext:value-type="float">
            <text:p>0.00704718</text:p>
          </table:table-cell>
          <table:table-cell office:value-type="float" office:value="0.0504348" calcext:value-type="float">
            <text:p>0.0504348</text:p>
          </table:table-cell>
          <table:table-cell office:value-type="float" office:value="0.00986929" calcext:value-type="float">
            <text:p>0.00986929</text:p>
          </table:table-cell>
          <table:table-cell office:value-type="float" office:value="0.00815368" calcext:value-type="float">
            <text:p>0.00815368</text:p>
          </table:table-cell>
          <table:table-cell office:value-type="float" office:value="0.0116145" calcext:value-type="float">
            <text:p>0.0116145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641557" calcext:value-type="float">
            <text:p>0.00641557</text:p>
          </table:table-cell>
          <table:table-cell office:value-type="float" office:value="0.00705626" calcext:value-type="float">
            <text:p>0.00705626</text:p>
          </table:table-cell>
          <table:table-cell office:value-type="float" office:value="0.0509215" calcext:value-type="float">
            <text:p>0.0509215</text:p>
          </table:table-cell>
          <table:table-cell office:value-type="float" office:value="0.0094319" calcext:value-type="float">
            <text:p>0.0094319</text:p>
          </table:table-cell>
          <table:table-cell office:value-type="float" office:value="0.00858199" calcext:value-type="float">
            <text:p>0.00858199</text:p>
          </table:table-cell>
          <table:table-cell office:value-type="float" office:value="0.0119947" calcext:value-type="float">
            <text:p>0.0119947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652689" calcext:value-type="float">
            <text:p>0.00652689</text:p>
          </table:table-cell>
          <table:table-cell office:value-type="float" office:value="0.00755405" calcext:value-type="float">
            <text:p>0.00755405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0958664" calcext:value-type="float">
            <text:p>0.00958664</text:p>
          </table:table-cell>
          <table:table-cell office:value-type="float" office:value="0.00813671" calcext:value-type="float">
            <text:p>0.00813671</text:p>
          </table:table-cell>
          <table:table-cell office:value-type="float" office:value="0.0116185" calcext:value-type="float">
            <text:p>0.0116185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644557" calcext:value-type="float">
            <text:p>0.00644557</text:p>
          </table:table-cell>
          <table:table-cell office:value-type="float" office:value="0.00718377" calcext:value-type="float">
            <text:p>0.00718377</text:p>
          </table:table-cell>
          <table:table-cell office:value-type="float" office:value="0.0494767" calcext:value-type="float">
            <text:p>0.0494767</text:p>
          </table:table-cell>
          <table:table-cell office:value-type="float" office:value="0.00940782" calcext:value-type="float">
            <text:p>0.00940782</text:p>
          </table:table-cell>
          <table:table-cell office:value-type="float" office:value="0.00847817" calcext:value-type="float">
            <text:p>0.00847817</text:p>
          </table:table-cell>
          <table:table-cell office:value-type="float" office:value="0.011836" calcext:value-type="float">
            <text:p>0.011836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646176" calcext:value-type="float">
            <text:p>0.00646176</text:p>
          </table:table-cell>
          <table:table-cell office:value-type="float" office:value="0.00695796" calcext:value-type="float">
            <text:p>0.00695796</text:p>
          </table:table-cell>
          <table:table-cell office:value-type="float" office:value="0.0519001" calcext:value-type="float">
            <text:p>0.0519001</text:p>
          </table:table-cell>
          <table:table-cell office:value-type="float" office:value="0.00995337" calcext:value-type="float">
            <text:p>0.00995337</text:p>
          </table:table-cell>
          <table:table-cell office:value-type="float" office:value="0.00802025" calcext:value-type="float">
            <text:p>0.00802025</text:p>
          </table:table-cell>
          <table:table-cell office:value-type="float" office:value="0.0120077" calcext:value-type="float">
            <text:p>0.0120077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0.00760221" calcext:value-type="float">
            <text:p>0.00760221</text:p>
          </table:table-cell>
          <table:table-cell office:value-type="float" office:value="0.0510293" calcext:value-type="float">
            <text:p>0.0510293</text:p>
          </table:table-cell>
          <table:table-cell office:value-type="float" office:value="0.00934229" calcext:value-type="float">
            <text:p>0.00934229</text:p>
          </table:table-cell>
          <table:table-cell office:value-type="float" office:value="0.00886464" calcext:value-type="float">
            <text:p>0.00886464</text:p>
          </table:table-cell>
          <table:table-cell office:value-type="float" office:value="0.0116307" calcext:value-type="float">
            <text:p>0.0116307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661492" calcext:value-type="float">
            <text:p>0.00661492</text:p>
          </table:table-cell>
          <table:table-cell office:value-type="float" office:value="0.00710166" calcext:value-type="float">
            <text:p>0.00710166</text:p>
          </table:table-cell>
          <table:table-cell office:value-type="float" office:value="0.0563984" calcext:value-type="float">
            <text:p>0.0563984</text:p>
          </table:table-cell>
          <table:table-cell office:value-type="float" office:value="0.00946782" calcext:value-type="float">
            <text:p>0.00946782</text:p>
          </table:table-cell>
          <table:table-cell office:value-type="float" office:value="0.00794288" calcext:value-type="float">
            <text:p>0.00794288</text:p>
          </table:table-cell>
          <table:table-cell office:value-type="float" office:value="0.0114657" calcext:value-type="float">
            <text:p>0.0114657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651702" calcext:value-type="float">
            <text:p>0.00651702</text:p>
          </table:table-cell>
          <table:table-cell office:value-type="float" office:value="0.00768589" calcext:value-type="float">
            <text:p>0.00768589</text:p>
          </table:table-cell>
          <table:table-cell office:value-type="float" office:value="0.049487" calcext:value-type="float">
            <text:p>0.049487</text:p>
          </table:table-cell>
          <table:table-cell office:value-type="float" office:value="0.0101361" calcext:value-type="float">
            <text:p>0.0101361</text:p>
          </table:table-cell>
          <table:table-cell office:value-type="float" office:value="0.00814302" calcext:value-type="float">
            <text:p>0.00814302</text:p>
          </table:table-cell>
          <table:table-cell office:value-type="float" office:value="0.0116378" calcext:value-type="float">
            <text:p>0.011637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650242" calcext:value-type="float">
            <text:p>0.00650242</text:p>
          </table:table-cell>
          <table:table-cell office:value-type="float" office:value="0.00695599" calcext:value-type="float">
            <text:p>0.00695599</text:p>
          </table:table-cell>
          <table:table-cell office:value-type="float" office:value="0.0503302" calcext:value-type="float">
            <text:p>0.0503302</text:p>
          </table:table-cell>
          <table:table-cell office:value-type="float" office:value="0.00932887" calcext:value-type="float">
            <text:p>0.00932887</text:p>
          </table:table-cell>
          <table:table-cell office:value-type="float" office:value="0.00810907" calcext:value-type="float">
            <text:p>0.00810907</text:p>
          </table:table-cell>
          <table:table-cell office:value-type="float" office:value="0.0123803" calcext:value-type="float">
            <text:p>0.0123803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649294" calcext:value-type="float">
            <text:p>0.00649294</text:p>
          </table:table-cell>
          <table:table-cell office:value-type="float" office:value="0.00736141" calcext:value-type="float">
            <text:p>0.00736141</text:p>
          </table:table-cell>
          <table:table-cell office:value-type="float" office:value="0.0497412" calcext:value-type="float">
            <text:p>0.0497412</text:p>
          </table:table-cell>
          <table:table-cell office:value-type="float" office:value="0.0094848" calcext:value-type="float">
            <text:p>0.0094848</text:p>
          </table:table-cell>
          <table:table-cell office:value-type="float" office:value="0.00833171" calcext:value-type="float">
            <text:p>0.00833171</text:p>
          </table:table-cell>
          <table:table-cell office:value-type="float" office:value="0.0116406" calcext:value-type="float">
            <text:p>0.0116406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642978" calcext:value-type="float">
            <text:p>0.00642978</text:p>
          </table:table-cell>
          <table:table-cell office:value-type="float" office:value="0.00698718" calcext:value-type="float">
            <text:p>0.00698718</text:p>
          </table:table-cell>
          <table:table-cell office:value-type="float" office:value="0.0547767" calcext:value-type="float">
            <text:p>0.0547767</text:p>
          </table:table-cell>
          <table:table-cell office:value-type="float" office:value="0.0100442" calcext:value-type="float">
            <text:p>0.0100442</text:p>
          </table:table-cell>
          <table:table-cell office:value-type="float" office:value="0.00805933" calcext:value-type="float">
            <text:p>0.00805933</text:p>
          </table:table-cell>
          <table:table-cell office:value-type="float" office:value="0.0120341" calcext:value-type="float">
            <text:p>0.0120341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816197" calcext:value-type="float">
            <text:p>0.00816197</text:p>
          </table:table-cell>
          <table:table-cell office:value-type="float" office:value="0.00708113" calcext:value-type="float">
            <text:p>0.00708113</text:p>
          </table:table-cell>
          <table:table-cell office:value-type="float" office:value="0.0496899" calcext:value-type="float">
            <text:p>0.0496899</text:p>
          </table:table-cell>
          <table:table-cell office:value-type="float" office:value="0.00951046" calcext:value-type="float">
            <text:p>0.00951046</text:p>
          </table:table-cell>
          <table:table-cell office:value-type="float" office:value="0.00837198" calcext:value-type="float">
            <text:p>0.00837198</text:p>
          </table:table-cell>
          <table:table-cell office:value-type="float" office:value="0.0116954" calcext:value-type="float">
            <text:p>0.011695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972047" calcext:value-type="float">
            <text:p>0.00972047</text:p>
          </table:table-cell>
          <table:table-cell office:value-type="float" office:value="0.00694691" calcext:value-type="float">
            <text:p>0.00694691</text:p>
          </table:table-cell>
          <table:table-cell office:value-type="float" office:value="0.0500274" calcext:value-type="float">
            <text:p>0.0500274</text:p>
          </table:table-cell>
          <table:table-cell office:value-type="float" office:value="0.00938374" calcext:value-type="float">
            <text:p>0.00938374</text:p>
          </table:table-cell>
          <table:table-cell office:value-type="float" office:value="0.00811618" calcext:value-type="float">
            <text:p>0.00811618</text:p>
          </table:table-cell>
          <table:table-cell office:value-type="float" office:value="0.0121711" calcext:value-type="float">
            <text:p>0.0121711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80921" calcext:value-type="float">
            <text:p>0.0080921</text:p>
          </table:table-cell>
          <table:table-cell office:value-type="float" office:value="0.00711389" calcext:value-type="float">
            <text:p>0.00711389</text:p>
          </table:table-cell>
          <table:table-cell office:value-type="float" office:value="0.049502" calcext:value-type="float">
            <text:p>0.049502</text:p>
          </table:table-cell>
          <table:table-cell office:value-type="float" office:value="0.00983258" calcext:value-type="float">
            <text:p>0.00983258</text:p>
          </table:table-cell>
          <table:table-cell office:value-type="float" office:value="0.00798038" calcext:value-type="float">
            <text:p>0.00798038</text:p>
          </table:table-cell>
          <table:table-cell office:value-type="float" office:value="0.0116038" calcext:value-type="float">
            <text:p>0.0116038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934979" calcext:value-type="float">
            <text:p>0.00934979</text:p>
          </table:table-cell>
          <table:table-cell office:value-type="float" office:value="0.00694336" calcext:value-type="float">
            <text:p>0.00694336</text:p>
          </table:table-cell>
          <table:table-cell office:value-type="float" office:value="0.0527046" calcext:value-type="float">
            <text:p>0.0527046</text:p>
          </table:table-cell>
          <table:table-cell office:value-type="float" office:value="0.00944216" calcext:value-type="float">
            <text:p>0.00944216</text:p>
          </table:table-cell>
          <table:table-cell office:value-type="float" office:value="0.00846712" calcext:value-type="float">
            <text:p>0.00846712</text:p>
          </table:table-cell>
          <table:table-cell office:value-type="float" office:value="0.0114337" calcext:value-type="float">
            <text:p>0.0114337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103094" calcext:value-type="float">
            <text:p>0.0103094</text:p>
          </table:table-cell>
          <table:table-cell office:value-type="float" office:value="0.00702152" calcext:value-type="float">
            <text:p>0.00702152</text:p>
          </table:table-cell>
          <table:table-cell office:value-type="float" office:value="0.0503716" calcext:value-type="float">
            <text:p>0.0503716</text:p>
          </table:table-cell>
          <table:table-cell office:value-type="float" office:value="0.00934742" calcext:value-type="float">
            <text:p>0.00934742</text:p>
          </table:table-cell>
          <table:table-cell office:value-type="float" office:value="0.00831869" calcext:value-type="float">
            <text:p>0.00831869</text:p>
          </table:table-cell>
          <table:table-cell office:value-type="float" office:value="0.0117077" calcext:value-type="float">
            <text:p>0.0117077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100114" calcext:value-type="float">
            <text:p>0.0100114</text:p>
          </table:table-cell>
          <table:table-cell office:value-type="float" office:value="0.00706692" calcext:value-type="float">
            <text:p>0.00706692</text:p>
          </table:table-cell>
          <table:table-cell office:value-type="float" office:value="0.049367" calcext:value-type="float">
            <text:p>0.049367</text:p>
          </table:table-cell>
          <table:table-cell office:value-type="float" office:value="0.0099814" calcext:value-type="float">
            <text:p>0.0099814</text:p>
          </table:table-cell>
          <table:table-cell office:value-type="float" office:value="0.00805144" calcext:value-type="float">
            <text:p>0.00805144</text:p>
          </table:table-cell>
          <table:table-cell office:value-type="float" office:value="0.0117854" calcext:value-type="float">
            <text:p>0.0117854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987205" calcext:value-type="float">
            <text:p>0.00987205</text:p>
          </table:table-cell>
          <table:table-cell office:value-type="float" office:value="0.0069327" calcext:value-type="float">
            <text:p>0.0069327</text:p>
          </table:table-cell>
          <table:table-cell office:value-type="float" office:value="0.0504585" calcext:value-type="float">
            <text:p>0.0504585</text:p>
          </table:table-cell>
          <table:table-cell office:value-type="float" office:value="0.009334" calcext:value-type="float">
            <text:p>0.009334</text:p>
          </table:table-cell>
          <table:table-cell office:value-type="float" office:value="0.00796104" calcext:value-type="float">
            <text:p>0.00796104</text:p>
          </table:table-cell>
          <table:table-cell office:value-type="float" office:value="0.0117057" calcext:value-type="float">
            <text:p>0.011705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983179" calcext:value-type="float">
            <text:p>0.00983179</text:p>
          </table:table-cell>
          <table:table-cell office:value-type="float" office:value="0.00703652" calcext:value-type="float">
            <text:p>0.00703652</text:p>
          </table:table-cell>
          <table:table-cell office:value-type="float" office:value="0.0526205" calcext:value-type="float">
            <text:p>0.0526205</text:p>
          </table:table-cell>
          <table:table-cell office:value-type="float" office:value="0.00995771" calcext:value-type="float">
            <text:p>0.00995771</text:p>
          </table:table-cell>
          <table:table-cell office:value-type="float" office:value="0.0084458" calcext:value-type="float">
            <text:p>0.0084458</text:p>
          </table:table-cell>
          <table:table-cell office:value-type="float" office:value="0.0113713" calcext:value-type="float">
            <text:p>0.0113713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993324" calcext:value-type="float">
            <text:p>0.00993324</text:p>
          </table:table-cell>
          <table:table-cell office:value-type="float" office:value="0.00704797" calcext:value-type="float">
            <text:p>0.00704797</text:p>
          </table:table-cell>
          <table:table-cell office:value-type="float" office:value="0.0507948" calcext:value-type="float">
            <text:p>0.0507948</text:p>
          </table:table-cell>
          <table:table-cell office:value-type="float" office:value="0.00954796" calcext:value-type="float">
            <text:p>0.00954796</text:p>
          </table:table-cell>
          <table:table-cell office:value-type="float" office:value="0.00801709" calcext:value-type="float">
            <text:p>0.00801709</text:p>
          </table:table-cell>
          <table:table-cell office:value-type="float" office:value="0.012168" calcext:value-type="float">
            <text:p>0.012168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915636" calcext:value-type="float">
            <text:p>0.00915636</text:p>
          </table:table-cell>
          <table:table-cell office:value-type="float" office:value="0.00767089" calcext:value-type="float">
            <text:p>0.00767089</text:p>
          </table:table-cell>
          <table:table-cell office:value-type="float" office:value="0.0494846" calcext:value-type="float">
            <text:p>0.0494846</text:p>
          </table:table-cell>
          <table:table-cell office:value-type="float" office:value="0.00944966" calcext:value-type="float">
            <text:p>0.00944966</text:p>
          </table:table-cell>
          <table:table-cell office:value-type="float" office:value="0.00880937" calcext:value-type="float">
            <text:p>0.00880937</text:p>
          </table:table-cell>
          <table:table-cell office:value-type="float" office:value="0.0114949" calcext:value-type="float">
            <text:p>0.0114949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70077" calcext:value-type="float">
            <text:p>0.0070077</text:p>
          </table:table-cell>
          <table:table-cell office:value-type="float" office:value="0.0069406" calcext:value-type="float">
            <text:p>0.0069406</text:p>
          </table:table-cell>
          <table:table-cell office:value-type="float" office:value="0.0498513" calcext:value-type="float">
            <text:p>0.0498513</text:p>
          </table:table-cell>
          <table:table-cell office:value-type="float" office:value="0.00969875" calcext:value-type="float">
            <text:p>0.00969875</text:p>
          </table:table-cell>
          <table:table-cell office:value-type="float" office:value="0.00793577" calcext:value-type="float">
            <text:p>0.00793577</text:p>
          </table:table-cell>
          <table:table-cell office:value-type="float" office:value="0.0117949" calcext:value-type="float">
            <text:p>0.0117949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668282" calcext:value-type="float">
            <text:p>0.00668282</text:p>
          </table:table-cell>
          <table:table-cell office:value-type="float" office:value="0.00740128" calcext:value-type="float">
            <text:p>0.00740128</text:p>
          </table:table-cell>
          <table:table-cell office:value-type="float" office:value="0.0532107" calcext:value-type="float">
            <text:p>0.0532107</text:p>
          </table:table-cell>
          <table:table-cell office:value-type="float" office:value="0.00945401" calcext:value-type="float">
            <text:p>0.00945401</text:p>
          </table:table-cell>
          <table:table-cell office:value-type="float" office:value="0.00799894" calcext:value-type="float">
            <text:p>0.00799894</text:p>
          </table:table-cell>
          <table:table-cell office:value-type="float" office:value="0.0119307" calcext:value-type="float">
            <text:p>0.0119307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649847" calcext:value-type="float">
            <text:p>0.00649847</text:p>
          </table:table-cell>
          <table:table-cell office:value-type="float" office:value="0.00717034" calcext:value-type="float">
            <text:p>0.00717034</text:p>
          </table:table-cell>
          <table:table-cell office:value-type="float" office:value="0.0505615" calcext:value-type="float">
            <text:p>0.0505615</text:p>
          </table:table-cell>
          <table:table-cell office:value-type="float" office:value="0.00981402" calcext:value-type="float">
            <text:p>0.00981402</text:p>
          </table:table-cell>
          <table:table-cell office:value-type="float" office:value="0.00814815" calcext:value-type="float">
            <text:p>0.00814815</text:p>
          </table:table-cell>
          <table:table-cell office:value-type="float" office:value="0.0114329" calcext:value-type="float">
            <text:p>0.0114329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640096" calcext:value-type="float">
            <text:p>0.00640096</text:p>
          </table:table-cell>
          <table:table-cell office:value-type="float" office:value="0.00701836" calcext:value-type="float">
            <text:p>0.00701836</text:p>
          </table:table-cell>
          <table:table-cell office:value-type="float" office:value="0.0501944" calcext:value-type="float">
            <text:p>0.0501944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0.00815447" calcext:value-type="float">
            <text:p>0.00815447</text:p>
          </table:table-cell>
          <table:table-cell office:value-type="float" office:value="0.0121348" calcext:value-type="float">
            <text:p>0.0121348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639425" calcext:value-type="float">
            <text:p>0.00639425</text:p>
          </table:table-cell>
          <table:table-cell office:value-type="float" office:value="0.00708587" calcext:value-type="float">
            <text:p>0.00708587</text:p>
          </table:table-cell>
          <table:table-cell office:value-type="float" office:value="0.0508347" calcext:value-type="float">
            <text:p>0.0508347</text:p>
          </table:table-cell>
          <table:table-cell office:value-type="float" office:value="0.00975481" calcext:value-type="float">
            <text:p>0.00975481</text:p>
          </table:table-cell>
          <table:table-cell office:value-type="float" office:value="0.00811894" calcext:value-type="float">
            <text:p>0.00811894</text:p>
          </table:table-cell>
          <table:table-cell office:value-type="float" office:value="0.0115336" calcext:value-type="float">
            <text:p>0.0115336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661176" calcext:value-type="float">
            <text:p>0.00661176</text:p>
          </table:table-cell>
          <table:table-cell office:value-type="float" office:value="0.00698678" calcext:value-type="float">
            <text:p>0.00698678</text:p>
          </table:table-cell>
          <table:table-cell office:value-type="float" office:value="0.0538573" calcext:value-type="float">
            <text:p>0.0538573</text:p>
          </table:table-cell>
          <table:table-cell office:value-type="float" office:value="0.00946308" calcext:value-type="float">
            <text:p>0.00946308</text:p>
          </table:table-cell>
          <table:table-cell office:value-type="float" office:value="0.00879318" calcext:value-type="float">
            <text:p>0.00879318</text:p>
          </table:table-cell>
          <table:table-cell office:value-type="float" office:value="0.0117369" calcext:value-type="float">
            <text:p>0.0117369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644281" calcext:value-type="float">
            <text:p>0.00644281</text:p>
          </table:table-cell>
          <table:table-cell office:value-type="float" office:value="0.00696191" calcext:value-type="float">
            <text:p>0.00696191</text:p>
          </table:table-cell>
          <table:table-cell office:value-type="float" office:value="0.0496686" calcext:value-type="float">
            <text:p>0.0496686</text:p>
          </table:table-cell>
          <table:table-cell office:value-type="float" office:value="0.00935887" calcext:value-type="float">
            <text:p>0.00935887</text:p>
          </table:table-cell>
          <table:table-cell office:value-type="float" office:value="0.00800565" calcext:value-type="float">
            <text:p>0.00800565</text:p>
          </table:table-cell>
          <table:table-cell office:value-type="float" office:value="0.0114507" calcext:value-type="float">
            <text:p>0.01145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774708" calcext:value-type="float">
            <text:p>0.00774708</text:p>
          </table:table-cell>
          <table:table-cell office:value-type="float" office:value="0.00714705" calcext:value-type="float">
            <text:p>0.00714705</text:p>
          </table:table-cell>
          <table:table-cell office:value-type="float" office:value="0.0518516" calcext:value-type="float">
            <text:p>0.0518516</text:p>
          </table:table-cell>
          <table:table-cell office:value-type="float" office:value="0.00934111" calcext:value-type="float">
            <text:p>0.00934111</text:p>
          </table:table-cell>
          <table:table-cell office:value-type="float" office:value="0.00862541" calcext:value-type="float">
            <text:p>0.00862541</text:p>
          </table:table-cell>
          <table:table-cell office:value-type="float" office:value="0.0116303" calcext:value-type="float">
            <text:p>0.0116303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840593" calcext:value-type="float">
            <text:p>0.00840593</text:p>
          </table:table-cell>
          <table:table-cell office:value-type="float" office:value="0.00737404" calcext:value-type="float">
            <text:p>0.00737404</text:p>
          </table:table-cell>
          <table:table-cell office:value-type="float" office:value="0.0516522" calcext:value-type="float">
            <text:p>0.0516522</text:p>
          </table:table-cell>
          <table:table-cell office:value-type="float" office:value="0.00952664" calcext:value-type="float">
            <text:p>0.00952664</text:p>
          </table:table-cell>
          <table:table-cell office:value-type="float" office:value="0.00793933" calcext:value-type="float">
            <text:p>0.00793933</text:p>
          </table:table-cell>
          <table:table-cell office:value-type="float" office:value="0.0118012" calcext:value-type="float">
            <text:p>0.011801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740562" calcext:value-type="float">
            <text:p>0.00740562</text:p>
          </table:table-cell>
          <table:table-cell office:value-type="float" office:value="0.00703692" calcext:value-type="float">
            <text:p>0.00703692</text:p>
          </table:table-cell>
          <table:table-cell office:value-type="float" office:value="0.0523565" calcext:value-type="float">
            <text:p>0.0523565</text:p>
          </table:table-cell>
          <table:table-cell office:value-type="float" office:value="0.00934071" calcext:value-type="float">
            <text:p>0.00934071</text:p>
          </table:table-cell>
          <table:table-cell office:value-type="float" office:value="0.00923413" calcext:value-type="float">
            <text:p>0.00923413</text:p>
          </table:table-cell>
          <table:table-cell office:value-type="float" office:value="0.0114298" calcext:value-type="float">
            <text:p>0.0114298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655334" calcext:value-type="float">
            <text:p>0.00655334</text:p>
          </table:table-cell>
          <table:table-cell office:value-type="float" office:value="0.00698165" calcext:value-type="float">
            <text:p>0.00698165</text:p>
          </table:table-cell>
          <table:table-cell office:value-type="float" office:value="0.0490472" calcext:value-type="float">
            <text:p>0.0490472</text:p>
          </table:table-cell>
          <table:table-cell office:value-type="float" office:value="0.00999995" calcext:value-type="float">
            <text:p>0.00999995</text:p>
          </table:table-cell>
          <table:table-cell office:value-type="float" office:value="0.00808973" calcext:value-type="float">
            <text:p>0.00808973</text:p>
          </table:table-cell>
          <table:table-cell office:value-type="float" office:value="0.0121123" calcext:value-type="float">
            <text:p>0.0121123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663782" calcext:value-type="float">
            <text:p>0.00663782</text:p>
          </table:table-cell>
          <table:table-cell office:value-type="float" office:value="0.00719561" calcext:value-type="float">
            <text:p>0.00719561</text:p>
          </table:table-cell>
          <table:table-cell office:value-type="float" office:value="0.0498142" calcext:value-type="float">
            <text:p>0.0498142</text:p>
          </table:table-cell>
          <table:table-cell office:value-type="float" office:value="0.00952032" calcext:value-type="float">
            <text:p>0.00952032</text:p>
          </table:table-cell>
          <table:table-cell office:value-type="float" office:value="0.00801788" calcext:value-type="float">
            <text:p>0.00801788</text:p>
          </table:table-cell>
          <table:table-cell office:value-type="float" office:value="0.0116106" calcext:value-type="float">
            <text:p>0.0116106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635083" calcext:value-type="float">
            <text:p>0.00635083</text:p>
          </table:table-cell>
          <table:table-cell office:value-type="float" office:value="0.00708192" calcext:value-type="float">
            <text:p>0.00708192</text:p>
          </table:table-cell>
          <table:table-cell office:value-type="float" office:value="0.050451" calcext:value-type="float">
            <text:p>0.050451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0805933" calcext:value-type="float">
            <text:p>0.00805933</text:p>
          </table:table-cell>
          <table:table-cell office:value-type="float" office:value="0.0118273" calcext:value-type="float">
            <text:p>0.0118273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65336" calcext:value-type="float">
            <text:p>0.0065336</text:p>
          </table:table-cell>
          <table:table-cell office:value-type="float" office:value="0.00696783" calcext:value-type="float">
            <text:p>0.00696783</text:p>
          </table:table-cell>
          <table:table-cell office:value-type="float" office:value="0.0541885" calcext:value-type="float">
            <text:p>0.0541885</text:p>
          </table:table-cell>
          <table:table-cell office:value-type="float" office:value="0.00980336" calcext:value-type="float">
            <text:p>0.00980336</text:p>
          </table:table-cell>
          <table:table-cell office:value-type="float" office:value="0.00800209" calcext:value-type="float">
            <text:p>0.00800209</text:p>
          </table:table-cell>
          <table:table-cell office:value-type="float" office:value="0.0113828" calcext:value-type="float">
            <text:p>0.0113828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632399" calcext:value-type="float">
            <text:p>0.00632399</text:p>
          </table:table-cell>
          <table:table-cell office:value-type="float" office:value="0.00692244" calcext:value-type="float">
            <text:p>0.00692244</text:p>
          </table:table-cell>
          <table:table-cell office:value-type="float" office:value="0.0496311" calcext:value-type="float">
            <text:p>0.0496311</text:p>
          </table:table-cell>
          <table:table-cell office:value-type="float" office:value="0.00949072" calcext:value-type="float">
            <text:p>0.00949072</text:p>
          </table:table-cell>
          <table:table-cell office:value-type="float" office:value="0.00840593" calcext:value-type="float">
            <text:p>0.00840593</text:p>
          </table:table-cell>
          <table:table-cell office:value-type="float" office:value="0.0116003" calcext:value-type="float">
            <text:p>0.0116003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644912" calcext:value-type="float">
            <text:p>0.00644912</text:p>
          </table:table-cell>
          <table:table-cell office:value-type="float" office:value="0.00701718" calcext:value-type="float">
            <text:p>0.00701718</text:p>
          </table:table-cell>
          <table:table-cell office:value-type="float" office:value="0.0504297" calcext:value-type="float">
            <text:p>0.0504297</text:p>
          </table:table-cell>
          <table:table-cell office:value-type="float" office:value="0.00957085" calcext:value-type="float">
            <text:p>0.00957085</text:p>
          </table:table-cell>
          <table:table-cell office:value-type="float" office:value="0.00806881" calcext:value-type="float">
            <text:p>0.00806881</text:p>
          </table:table-cell>
          <table:table-cell office:value-type="float" office:value="0.011534" calcext:value-type="float">
            <text:p>0.011534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652926" calcext:value-type="float">
            <text:p>0.00652926</text:p>
          </table:table-cell>
          <table:table-cell office:value-type="float" office:value="0.00738312" calcext:value-type="float">
            <text:p>0.00738312</text:p>
          </table:table-cell>
          <table:table-cell office:value-type="float" office:value="0.0503412" calcext:value-type="float">
            <text:p>0.0503412</text:p>
          </table:table-cell>
          <table:table-cell office:value-type="float" office:value="0.00960678" calcext:value-type="float">
            <text:p>0.00960678</text:p>
          </table:table-cell>
          <table:table-cell office:value-type="float" office:value="0.00824803" calcext:value-type="float">
            <text:p>0.00824803</text:p>
          </table:table-cell>
          <table:table-cell office:value-type="float" office:value="0.0118679" calcext:value-type="float">
            <text:p>0.011867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649255" calcext:value-type="float">
            <text:p>0.00649255</text:p>
          </table:table-cell>
          <table:table-cell office:value-type="float" office:value="0.00703021" calcext:value-type="float">
            <text:p>0.00703021</text:p>
          </table:table-cell>
          <table:table-cell office:value-type="float" office:value="0.0523782" calcext:value-type="float">
            <text:p>0.0523782</text:p>
          </table:table-cell>
          <table:table-cell office:value-type="float" office:value="0.00933163" calcext:value-type="float">
            <text:p>0.00933163</text:p>
          </table:table-cell>
          <table:table-cell office:value-type="float" office:value="0.00798946" calcext:value-type="float">
            <text:p>0.00798946</text:p>
          </table:table-cell>
          <table:table-cell office:value-type="float" office:value="0.0115052" calcext:value-type="float">
            <text:p>0.0115052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685849" calcext:value-type="float">
            <text:p>0.00685849</text:p>
          </table:table-cell>
          <table:table-cell office:value-type="float" office:value="0.00705547" calcext:value-type="float">
            <text:p>0.00705547</text:p>
          </table:table-cell>
          <table:table-cell office:value-type="float" office:value="0.0551549" calcext:value-type="float">
            <text:p>0.0551549</text:p>
          </table:table-cell>
          <table:table-cell office:value-type="float" office:value="0.00985902" calcext:value-type="float">
            <text:p>0.00985902</text:p>
          </table:table-cell>
          <table:table-cell office:value-type="float" office:value="0.0084008" calcext:value-type="float">
            <text:p>0.0084008</text:p>
          </table:table-cell>
          <table:table-cell office:value-type="float" office:value="0.011459" calcext:value-type="float">
            <text:p>0.011459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637096" calcext:value-type="float">
            <text:p>0.00637096</text:p>
          </table:table-cell>
          <table:table-cell office:value-type="float" office:value="0.00702744" calcext:value-type="float">
            <text:p>0.00702744</text:p>
          </table:table-cell>
          <table:table-cell office:value-type="float" office:value="0.0520785" calcext:value-type="float">
            <text:p>0.0520785</text:p>
          </table:table-cell>
          <table:table-cell office:value-type="float" office:value="0.00939756" calcext:value-type="float">
            <text:p>0.00939756</text:p>
          </table:table-cell>
          <table:table-cell office:value-type="float" office:value="0.00813118" calcext:value-type="float">
            <text:p>0.00813118</text:p>
          </table:table-cell>
          <table:table-cell office:value-type="float" office:value="0.011787" calcext:value-type="float">
            <text:p>0.011787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753826" calcext:value-type="float">
            <text:p>0.00753826</text:p>
          </table:table-cell>
          <table:table-cell office:value-type="float" office:value="0.00695362" calcext:value-type="float">
            <text:p>0.00695362</text:p>
          </table:table-cell>
          <table:table-cell office:value-type="float" office:value="0.050104" calcext:value-type="float">
            <text:p>0.050104</text:p>
          </table:table-cell>
          <table:table-cell office:value-type="float" office:value="0.0094923" calcext:value-type="float">
            <text:p>0.0094923</text:p>
          </table:table-cell>
          <table:table-cell office:value-type="float" office:value="0.0081971" calcext:value-type="float">
            <text:p>0.0081971</text:p>
          </table:table-cell>
          <table:table-cell office:value-type="float" office:value="0.0115888" calcext:value-type="float">
            <text:p>0.0115888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978323" calcext:value-type="float">
            <text:p>0.00978323</text:p>
          </table:table-cell>
          <table:table-cell office:value-type="float" office:value="0.00712889" calcext:value-type="float">
            <text:p>0.00712889</text:p>
          </table:table-cell>
          <table:table-cell office:value-type="float" office:value="0.0551047" calcext:value-type="float">
            <text:p>0.0551047</text:p>
          </table:table-cell>
          <table:table-cell office:value-type="float" office:value="0.00962454" calcext:value-type="float">
            <text:p>0.00962454</text:p>
          </table:table-cell>
          <table:table-cell office:value-type="float" office:value="0.00801157" calcext:value-type="float">
            <text:p>0.00801157</text:p>
          </table:table-cell>
          <table:table-cell office:value-type="float" office:value="0.0115671" calcext:value-type="float">
            <text:p>0.0115671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780195" calcext:value-type="float">
            <text:p>0.00780195</text:p>
          </table:table-cell>
          <table:table-cell office:value-type="float" office:value="0.00702863" calcext:value-type="float">
            <text:p>0.00702863</text:p>
          </table:table-cell>
          <table:table-cell office:value-type="float" office:value="0.0493496" calcext:value-type="float">
            <text:p>0.0493496</text:p>
          </table:table-cell>
          <table:table-cell office:value-type="float" office:value="0.00946743" calcext:value-type="float">
            <text:p>0.00946743</text:p>
          </table:table-cell>
          <table:table-cell office:value-type="float" office:value="0.00835737" calcext:value-type="float">
            <text:p>0.00835737</text:p>
          </table:table-cell>
          <table:table-cell office:value-type="float" office:value="0.0119627" calcext:value-type="float">
            <text:p>0.0119627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651229" calcext:value-type="float">
            <text:p>0.00651229</text:p>
          </table:table-cell>
          <table:table-cell office:value-type="float" office:value="0.00724495" calcext:value-type="float">
            <text:p>0.00724495</text:p>
          </table:table-cell>
          <table:table-cell office:value-type="float" office:value="0.0506227" calcext:value-type="float">
            <text:p>0.0506227</text:p>
          </table:table-cell>
          <table:table-cell office:value-type="float" office:value="0.0101401" calcext:value-type="float">
            <text:p>0.0101401</text:p>
          </table:table-cell>
          <table:table-cell office:value-type="float" office:value="0.00798749" calcext:value-type="float">
            <text:p>0.00798749</text:p>
          </table:table-cell>
          <table:table-cell office:value-type="float" office:value="0.0117231" calcext:value-type="float">
            <text:p>0.0117231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674401" calcext:value-type="float">
            <text:p>0.00674401</text:p>
          </table:table-cell>
          <table:table-cell office:value-type="float" office:value="0.00704955" calcext:value-type="float">
            <text:p>0.00704955</text:p>
          </table:table-cell>
          <table:table-cell office:value-type="float" office:value="0.0513834" calcext:value-type="float">
            <text:p>0.0513834</text:p>
          </table:table-cell>
          <table:table-cell office:value-type="float" office:value="0.00955151" calcext:value-type="float">
            <text:p>0.00955151</text:p>
          </table:table-cell>
          <table:table-cell office:value-type="float" office:value="0.00791841" calcext:value-type="float">
            <text:p>0.00791841</text:p>
          </table:table-cell>
          <table:table-cell office:value-type="float" office:value="0.0115766" calcext:value-type="float">
            <text:p>0.0115766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639662" calcext:value-type="float">
            <text:p>0.00639662</text:p>
          </table:table-cell>
          <table:table-cell office:value-type="float" office:value="0.00696704" calcext:value-type="float">
            <text:p>0.00696704</text:p>
          </table:table-cell>
          <table:table-cell office:value-type="float" office:value="0.0506199" calcext:value-type="float">
            <text:p>0.0506199</text:p>
          </table:table-cell>
          <table:table-cell office:value-type="float" office:value="0.00956888" calcext:value-type="float">
            <text:p>0.00956888</text:p>
          </table:table-cell>
          <table:table-cell office:value-type="float" office:value="0.00815565" calcext:value-type="float">
            <text:p>0.00815565</text:p>
          </table:table-cell>
          <table:table-cell office:value-type="float" office:value="0.0116027" calcext:value-type="float">
            <text:p>0.0116027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642149" calcext:value-type="float">
            <text:p>0.00642149</text:p>
          </table:table-cell>
          <table:table-cell office:value-type="float" office:value="0.0070227" calcext:value-type="float">
            <text:p>0.0070227</text:p>
          </table:table-cell>
          <table:table-cell office:value-type="float" office:value="0.0535162" calcext:value-type="float">
            <text:p>0.0535162</text:p>
          </table:table-cell>
          <table:table-cell office:value-type="float" office:value="0.00933282" calcext:value-type="float">
            <text:p>0.00933282</text:p>
          </table:table-cell>
          <table:table-cell office:value-type="float" office:value="0.00831869" calcext:value-type="float">
            <text:p>0.00831869</text:p>
          </table:table-cell>
          <table:table-cell office:value-type="float" office:value="0.0124944" calcext:value-type="float">
            <text:p>0.012494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696704" calcext:value-type="float">
            <text:p>0.00696704</text:p>
          </table:table-cell>
          <table:table-cell office:value-type="float" office:value="0.00704639" calcext:value-type="float">
            <text:p>0.00704639</text:p>
          </table:table-cell>
          <table:table-cell office:value-type="float" office:value="0.0500906" calcext:value-type="float">
            <text:p>0.0500906</text:p>
          </table:table-cell>
          <table:table-cell office:value-type="float" office:value="0.00941966" calcext:value-type="float">
            <text:p>0.00941966</text:p>
          </table:table-cell>
          <table:table-cell office:value-type="float" office:value="0.00829856" calcext:value-type="float">
            <text:p>0.00829856</text:p>
          </table:table-cell>
          <table:table-cell office:value-type="float" office:value="0.0119939" calcext:value-type="float">
            <text:p>0.0119939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648584" calcext:value-type="float">
            <text:p>0.00648584</text:p>
          </table:table-cell>
          <table:table-cell office:value-type="float" office:value="0.00723903" calcext:value-type="float">
            <text:p>0.00723903</text:p>
          </table:table-cell>
          <table:table-cell office:value-type="float" office:value="0.0505974" calcext:value-type="float">
            <text:p>0.0505974</text:p>
          </table:table-cell>
          <table:table-cell office:value-type="float" office:value="0.00935492" calcext:value-type="float">
            <text:p>0.00935492</text:p>
          </table:table-cell>
          <table:table-cell office:value-type="float" office:value="0.00807947" calcext:value-type="float">
            <text:p>0.00807947</text:p>
          </table:table-cell>
          <table:table-cell office:value-type="float" office:value="0.0115549" calcext:value-type="float">
            <text:p>0.0115549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666506" calcext:value-type="float">
            <text:p>0.00666506</text:p>
          </table:table-cell>
          <table:table-cell office:value-type="float" office:value="0.0070756" calcext:value-type="float">
            <text:p>0.0070756</text:p>
          </table:table-cell>
          <table:table-cell office:value-type="float" office:value="0.053086" calcext:value-type="float">
            <text:p>0.053086</text:p>
          </table:table-cell>
          <table:table-cell office:value-type="float" office:value="0.00945598" calcext:value-type="float">
            <text:p>0.00945598</text:p>
          </table:table-cell>
          <table:table-cell office:value-type="float" office:value="0.00802696" calcext:value-type="float">
            <text:p>0.00802696</text:p>
          </table:table-cell>
          <table:table-cell office:value-type="float" office:value="0.0117665" calcext:value-type="float">
            <text:p>0.0117665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718061" calcext:value-type="float">
            <text:p>0.00718061</text:p>
          </table:table-cell>
          <table:table-cell office:value-type="float" office:value="0.00711705" calcext:value-type="float">
            <text:p>0.00711705</text:p>
          </table:table-cell>
          <table:table-cell office:value-type="float" office:value="0.0527421" calcext:value-type="float">
            <text:p>0.0527421</text:p>
          </table:table-cell>
          <table:table-cell office:value-type="float" office:value="0.00941295" calcext:value-type="float">
            <text:p>0.00941295</text:p>
          </table:table-cell>
          <table:table-cell office:value-type="float" office:value="0.00818368" calcext:value-type="float">
            <text:p>0.00818368</text:p>
          </table:table-cell>
          <table:table-cell office:value-type="float" office:value="0.0115916" calcext:value-type="float">
            <text:p>0.0115916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887056" calcext:value-type="float">
            <text:p>0.00887056</text:p>
          </table:table-cell>
          <table:table-cell office:value-type="float" office:value="0.00701402" calcext:value-type="float">
            <text:p>0.00701402</text:p>
          </table:table-cell>
          <table:table-cell office:value-type="float" office:value="0.0497523" calcext:value-type="float">
            <text:p>0.0497523</text:p>
          </table:table-cell>
          <table:table-cell office:value-type="float" office:value="0.00967981" calcext:value-type="float">
            <text:p>0.00967981</text:p>
          </table:table-cell>
          <table:table-cell office:value-type="float" office:value="0.00850857" calcext:value-type="float">
            <text:p>0.00850857</text:p>
          </table:table-cell>
          <table:table-cell office:value-type="float" office:value="0.0116212" calcext:value-type="float">
            <text:p>0.011621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752483" calcext:value-type="float">
            <text:p>0.00752483</text:p>
          </table:table-cell>
          <table:table-cell office:value-type="float" office:value="0.00704244" calcext:value-type="float">
            <text:p>0.00704244</text:p>
          </table:table-cell>
          <table:table-cell office:value-type="float" office:value="0.04986" calcext:value-type="float">
            <text:p>0.04986</text:p>
          </table:table-cell>
          <table:table-cell office:value-type="float" office:value="0.00937269" calcext:value-type="float">
            <text:p>0.00937269</text:p>
          </table:table-cell>
          <table:table-cell office:value-type="float" office:value="0.0210535" calcext:value-type="float">
            <text:p>0.0210535</text:p>
          </table:table-cell>
          <table:table-cell office:value-type="float" office:value="0.0115707" calcext:value-type="float">
            <text:p>0.0115707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784972" calcext:value-type="float">
            <text:p>0.00784972</text:p>
          </table:table-cell>
          <table:table-cell office:value-type="float" office:value="0.00700849" calcext:value-type="float">
            <text:p>0.00700849</text:p>
          </table:table-cell>
          <table:table-cell office:value-type="float" office:value="0.0502145" calcext:value-type="float">
            <text:p>0.0502145</text:p>
          </table:table-cell>
          <table:table-cell office:value-type="float" office:value="0.00959691" calcext:value-type="float">
            <text:p>0.00959691</text:p>
          </table:table-cell>
          <table:table-cell office:value-type="float" office:value="0.0112821" calcext:value-type="float">
            <text:p>0.0112821</text:p>
          </table:table-cell>
          <table:table-cell office:value-type="float" office:value="0.011746" calcext:value-type="float">
            <text:p>0.011746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890766" calcext:value-type="float">
            <text:p>0.00890766</text:p>
          </table:table-cell>
          <table:table-cell office:value-type="float" office:value="0.00706336" calcext:value-type="float">
            <text:p>0.00706336</text:p>
          </table:table-cell>
          <table:table-cell office:value-type="float" office:value="0.0556392" calcext:value-type="float">
            <text:p>0.0556392</text:p>
          </table:table-cell>
          <table:table-cell office:value-type="float" office:value="0.00951835" calcext:value-type="float">
            <text:p>0.00951835</text:p>
          </table:table-cell>
          <table:table-cell office:value-type="float" office:value="0.00894793" calcext:value-type="float">
            <text:p>0.00894793</text:p>
          </table:table-cell>
          <table:table-cell office:value-type="float" office:value="0.0117408" calcext:value-type="float">
            <text:p>0.0117408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665361" calcext:value-type="float">
            <text:p>0.00665361</text:p>
          </table:table-cell>
          <table:table-cell office:value-type="float" office:value="0.00712929" calcext:value-type="float">
            <text:p>0.00712929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0.00987047" calcext:value-type="float">
            <text:p>0.00987047</text:p>
          </table:table-cell>
          <table:table-cell office:value-type="float" office:value="0.00809802" calcext:value-type="float">
            <text:p>0.00809802</text:p>
          </table:table-cell>
          <table:table-cell office:value-type="float" office:value="0.0116998" calcext:value-type="float">
            <text:p>0.0116998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641912" calcext:value-type="float">
            <text:p>0.00641912</text:p>
          </table:table-cell>
          <table:table-cell office:value-type="float" office:value="0.00706534" calcext:value-type="float">
            <text:p>0.00706534</text:p>
          </table:table-cell>
          <table:table-cell office:value-type="float" office:value="0.0503614" calcext:value-type="float">
            <text:p>0.0503614</text:p>
          </table:table-cell>
          <table:table-cell office:value-type="float" office:value="0.00941927" calcext:value-type="float">
            <text:p>0.00941927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0116149" calcext:value-type="float">
            <text:p>0.0116149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664177" calcext:value-type="float">
            <text:p>0.00664177</text:p>
          </table:table-cell>
          <table:table-cell office:value-type="float" office:value="0.00703692" calcext:value-type="float">
            <text:p>0.00703692</text:p>
          </table:table-cell>
          <table:table-cell office:value-type="float" office:value="0.0509855" calcext:value-type="float">
            <text:p>0.0509855</text:p>
          </table:table-cell>
          <table:table-cell office:value-type="float" office:value="0.00939321" calcext:value-type="float">
            <text:p>0.00939321</text:p>
          </table:table-cell>
          <table:table-cell office:value-type="float" office:value="0.00829658" calcext:value-type="float">
            <text:p>0.00829658</text:p>
          </table:table-cell>
          <table:table-cell office:value-type="float" office:value="0.0114515" calcext:value-type="float">
            <text:p>0.0114515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66844" calcext:value-type="float">
            <text:p>0.0066844</text:p>
          </table:table-cell>
          <table:table-cell office:value-type="float" office:value="0.00698678" calcext:value-type="float">
            <text:p>0.00698678</text:p>
          </table:table-cell>
          <table:table-cell office:value-type="float" office:value="0.0525898" calcext:value-type="float">
            <text:p>0.0525898</text:p>
          </table:table-cell>
          <table:table-cell office:value-type="float" office:value="0.00963441" calcext:value-type="float">
            <text:p>0.00963441</text:p>
          </table:table-cell>
          <table:table-cell office:value-type="float" office:value="0.00801788" calcext:value-type="float">
            <text:p>0.00801788</text:p>
          </table:table-cell>
          <table:table-cell office:value-type="float" office:value="0.011444" calcext:value-type="float">
            <text:p>0.011444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678388" calcext:value-type="float">
            <text:p>0.00678388</text:p>
          </table:table-cell>
          <table:table-cell office:value-type="float" office:value="0.00700415" calcext:value-type="float">
            <text:p>0.00700415</text:p>
          </table:table-cell>
          <table:table-cell office:value-type="float" office:value="0.0516427" calcext:value-type="float">
            <text:p>0.0516427</text:p>
          </table:table-cell>
          <table:table-cell office:value-type="float" office:value="0.00976468" calcext:value-type="float">
            <text:p>0.00976468</text:p>
          </table:table-cell>
          <table:table-cell office:value-type="float" office:value="0.00831711" calcext:value-type="float">
            <text:p>0.00831711</text:p>
          </table:table-cell>
          <table:table-cell office:value-type="float" office:value="0.0117914" calcext:value-type="float">
            <text:p>0.0117914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684664" calcext:value-type="float">
            <text:p>0.00684664</text:p>
          </table:table-cell>
          <table:table-cell office:value-type="float" office:value="0.00704521" calcext:value-type="float">
            <text:p>0.00704521</text:p>
          </table:table-cell>
          <table:table-cell office:value-type="float" office:value="0.0506022" calcext:value-type="float">
            <text:p>0.0506022</text:p>
          </table:table-cell>
          <table:table-cell office:value-type="float" office:value="0.00939005" calcext:value-type="float">
            <text:p>0.00939005</text:p>
          </table:table-cell>
          <table:table-cell office:value-type="float" office:value="0.00823776" calcext:value-type="float">
            <text:p>0.00823776</text:p>
          </table:table-cell>
          <table:table-cell office:value-type="float" office:value="0.0116777" calcext:value-type="float">
            <text:p>0.0116777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67594" calcext:value-type="float">
            <text:p>0.0067594</text:p>
          </table:table-cell>
          <table:table-cell office:value-type="float" office:value="0.00719561" calcext:value-type="float">
            <text:p>0.00719561</text:p>
          </table:table-cell>
          <table:table-cell office:value-type="float" office:value="0.0508777" calcext:value-type="float">
            <text:p>0.0508777</text:p>
          </table:table-cell>
          <table:table-cell office:value-type="float" office:value="0.0101654" calcext:value-type="float">
            <text:p>0.0101654</text:p>
          </table:table-cell>
          <table:table-cell office:value-type="float" office:value="0.00822987" calcext:value-type="float">
            <text:p>0.00822987</text:p>
          </table:table-cell>
          <table:table-cell office:value-type="float" office:value="0.011545" calcext:value-type="float">
            <text:p>0.011545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819513" calcext:value-type="float">
            <text:p>0.00819513</text:p>
          </table:table-cell>
          <table:table-cell office:value-type="float" office:value="0.00751062" calcext:value-type="float">
            <text:p>0.00751062</text:p>
          </table:table-cell>
          <table:table-cell office:value-type="float" office:value="0.0540586" calcext:value-type="float">
            <text:p>0.0540586</text:p>
          </table:table-cell>
          <table:table-cell office:value-type="float" office:value="0.0098985" calcext:value-type="float">
            <text:p>0.0098985</text:p>
          </table:table-cell>
          <table:table-cell office:value-type="float" office:value="0.00838382" calcext:value-type="float">
            <text:p>0.00838382</text:p>
          </table:table-cell>
          <table:table-cell office:value-type="float" office:value="0.0115407" calcext:value-type="float">
            <text:p>0.0115407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813039" calcext:value-type="float">
            <text:p>0.00813039</text:p>
          </table:table-cell>
          <table:table-cell office:value-type="float" office:value="0.0070081" calcext:value-type="float">
            <text:p>0.0070081</text:p>
          </table:table-cell>
          <table:table-cell office:value-type="float" office:value="0.0515835" calcext:value-type="float">
            <text:p>0.0515835</text:p>
          </table:table-cell>
          <table:table-cell office:value-type="float" office:value="0.00949388" calcext:value-type="float">
            <text:p>0.00949388</text:p>
          </table:table-cell>
          <table:table-cell office:value-type="float" office:value="0.00808776" calcext:value-type="float">
            <text:p>0.00808776</text:p>
          </table:table-cell>
          <table:table-cell office:value-type="float" office:value="0.0122426" calcext:value-type="float">
            <text:p>0.0122426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766497" calcext:value-type="float">
            <text:p>0.00766497</text:p>
          </table:table-cell>
          <table:table-cell office:value-type="float" office:value="0.00715297" calcext:value-type="float">
            <text:p>0.00715297</text:p>
          </table:table-cell>
          <table:table-cell office:value-type="float" office:value="0.050196" calcext:value-type="float">
            <text:p>0.050196</text:p>
          </table:table-cell>
          <table:table-cell office:value-type="float" office:value="0.0102115" calcext:value-type="float">
            <text:p>0.0102115</text:p>
          </table:table-cell>
          <table:table-cell office:value-type="float" office:value="0.00798986" calcext:value-type="float">
            <text:p>0.00798986</text:p>
          </table:table-cell>
          <table:table-cell office:value-type="float" office:value="0.0115363" calcext:value-type="float">
            <text:p>0.0115363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679414" calcext:value-type="float">
            <text:p>0.00679414</text:p>
          </table:table-cell>
          <table:table-cell office:value-type="float" office:value="0.00731838" calcext:value-type="float">
            <text:p>0.00731838</text:p>
          </table:table-cell>
          <table:table-cell office:value-type="float" office:value="0.0511469" calcext:value-type="float">
            <text:p>0.0511469</text:p>
          </table:table-cell>
          <table:table-cell office:value-type="float" office:value="0.0097781" calcext:value-type="float">
            <text:p>0.0097781</text:p>
          </table:table-cell>
          <table:table-cell office:value-type="float" office:value="0.00852041" calcext:value-type="float">
            <text:p>0.00852041</text:p>
          </table:table-cell>
          <table:table-cell office:value-type="float" office:value="0.011626" calcext:value-type="float">
            <text:p>0.011626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653518" calcext:value-type="float">
            <text:p>0.00653518</text:p>
          </table:table-cell>
          <table:table-cell office:value-type="float" office:value="0.00701481" calcext:value-type="float">
            <text:p>0.00701481</text:p>
          </table:table-cell>
          <table:table-cell office:value-type="float" office:value="0.053487" calcext:value-type="float">
            <text:p>0.053487</text:p>
          </table:table-cell>
          <table:table-cell office:value-type="float" office:value="0.00962099" calcext:value-type="float">
            <text:p>0.00962099</text:p>
          </table:table-cell>
          <table:table-cell office:value-type="float" office:value="0.00841027" calcext:value-type="float">
            <text:p>0.00841027</text:p>
          </table:table-cell>
          <table:table-cell office:value-type="float" office:value="0.0115596" calcext:value-type="float">
            <text:p>0.011559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736693" calcext:value-type="float">
            <text:p>0.00736693</text:p>
          </table:table-cell>
          <table:table-cell office:value-type="float" office:value="0.00762668" calcext:value-type="float">
            <text:p>0.00762668</text:p>
          </table:table-cell>
          <table:table-cell office:value-type="float" office:value="0.0493638" calcext:value-type="float">
            <text:p>0.0493638</text:p>
          </table:table-cell>
          <table:table-cell office:value-type="float" office:value="0.00955112" calcext:value-type="float">
            <text:p>0.00955112</text:p>
          </table:table-cell>
          <table:table-cell office:value-type="float" office:value="0.00801709" calcext:value-type="float">
            <text:p>0.00801709</text:p>
          </table:table-cell>
          <table:table-cell office:value-type="float" office:value="0.0113465" calcext:value-type="float">
            <text:p>0.0113465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698915" calcext:value-type="float">
            <text:p>0.00698915</text:p>
          </table:table-cell>
          <table:table-cell office:value-type="float" office:value="0.00700455" calcext:value-type="float">
            <text:p>0.00700455</text:p>
          </table:table-cell>
          <table:table-cell office:value-type="float" office:value="0.0505844" calcext:value-type="float">
            <text:p>0.0505844</text:p>
          </table:table-cell>
          <table:table-cell office:value-type="float" office:value="0.00934466" calcext:value-type="float">
            <text:p>0.00934466</text:p>
          </table:table-cell>
          <table:table-cell office:value-type="float" office:value="0.00817579" calcext:value-type="float">
            <text:p>0.00817579</text:p>
          </table:table-cell>
          <table:table-cell office:value-type="float" office:value="0.0114005" calcext:value-type="float">
            <text:p>0.0114005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664177" calcext:value-type="float">
            <text:p>0.00664177</text:p>
          </table:table-cell>
          <table:table-cell office:value-type="float" office:value="0.00707047" calcext:value-type="float">
            <text:p>0.00707047</text:p>
          </table:table-cell>
          <table:table-cell office:value-type="float" office:value="0.0512926" calcext:value-type="float">
            <text:p>0.0512926</text:p>
          </table:table-cell>
          <table:table-cell office:value-type="float" office:value="0.00937861" calcext:value-type="float">
            <text:p>0.00937861</text:p>
          </table:table-cell>
          <table:table-cell office:value-type="float" office:value="0.00839882" calcext:value-type="float">
            <text:p>0.00839882</text:p>
          </table:table-cell>
          <table:table-cell office:value-type="float" office:value="0.0114566" calcext:value-type="float">
            <text:p>0.0114566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674282" calcext:value-type="float">
            <text:p>0.00674282</text:p>
          </table:table-cell>
          <table:table-cell office:value-type="float" office:value="0.00712889" calcext:value-type="float">
            <text:p>0.00712889</text:p>
          </table:table-cell>
          <table:table-cell office:value-type="float" office:value="0.0558149" calcext:value-type="float">
            <text:p>0.0558149</text:p>
          </table:table-cell>
          <table:table-cell office:value-type="float" office:value="0.00968652" calcext:value-type="float">
            <text:p>0.00968652</text:p>
          </table:table-cell>
          <table:table-cell office:value-type="float" office:value="0.00838935" calcext:value-type="float">
            <text:p>0.00838935</text:p>
          </table:table-cell>
          <table:table-cell office:value-type="float" office:value="0.0114436" calcext:value-type="float">
            <text:p>0.0114436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855199" calcext:value-type="float">
            <text:p>0.00855199</text:p>
          </table:table-cell>
          <table:table-cell office:value-type="float" office:value="0.00724732" calcext:value-type="float">
            <text:p>0.00724732</text:p>
          </table:table-cell>
          <table:table-cell office:value-type="float" office:value="0.0500077" calcext:value-type="float">
            <text:p>0.0500077</text:p>
          </table:table-cell>
          <table:table-cell office:value-type="float" office:value="0.00940979" calcext:value-type="float">
            <text:p>0.00940979</text:p>
          </table:table-cell>
          <table:table-cell office:value-type="float" office:value="0.0079867" calcext:value-type="float">
            <text:p>0.0079867</text:p>
          </table:table-cell>
          <table:table-cell office:value-type="float" office:value="0.0115762" calcext:value-type="float">
            <text:p>0.0115762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689244" calcext:value-type="float">
            <text:p>0.00689244</text:p>
          </table:table-cell>
          <table:table-cell office:value-type="float" office:value="0.00753312" calcext:value-type="float">
            <text:p>0.00753312</text:p>
          </table:table-cell>
          <table:table-cell office:value-type="float" office:value="0.0502903" calcext:value-type="float">
            <text:p>0.0502903</text:p>
          </table:table-cell>
          <table:table-cell office:value-type="float" office:value="0.0102392" calcext:value-type="float">
            <text:p>0.0102392</text:p>
          </table:table-cell>
          <table:table-cell office:value-type="float" office:value="0.00814657" calcext:value-type="float">
            <text:p>0.00814657</text:p>
          </table:table-cell>
          <table:table-cell office:value-type="float" office:value="0.0114641" calcext:value-type="float">
            <text:p>0.0114641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651347" calcext:value-type="float">
            <text:p>0.00651347</text:p>
          </table:table-cell>
          <table:table-cell office:value-type="float" office:value="0.0070831" calcext:value-type="float">
            <text:p>0.0070831</text:p>
          </table:table-cell>
          <table:table-cell office:value-type="float" office:value="0.0512393" calcext:value-type="float">
            <text:p>0.0512393</text:p>
          </table:table-cell>
          <table:table-cell office:value-type="float" office:value="0.00945361" calcext:value-type="float">
            <text:p>0.00945361</text:p>
          </table:table-cell>
          <table:table-cell office:value-type="float" office:value="0.0080317" calcext:value-type="float">
            <text:p>0.0080317</text:p>
          </table:table-cell>
          <table:table-cell office:value-type="float" office:value="0.0117081" calcext:value-type="float">
            <text:p>0.0117081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649334" calcext:value-type="float">
            <text:p>0.00649334</text:p>
          </table:table-cell>
          <table:table-cell office:value-type="float" office:value="0.00709534" calcext:value-type="float">
            <text:p>0.00709534</text:p>
          </table:table-cell>
          <table:table-cell office:value-type="float" office:value="0.0518563" calcext:value-type="float">
            <text:p>0.0518563</text:p>
          </table:table-cell>
          <table:table-cell office:value-type="float" office:value="0.00937426" calcext:value-type="float">
            <text:p>0.00937426</text:p>
          </table:table-cell>
          <table:table-cell office:value-type="float" office:value="0.00830566" calcext:value-type="float">
            <text:p>0.00830566</text:p>
          </table:table-cell>
          <table:table-cell office:value-type="float" office:value="0.0118703" calcext:value-type="float">
            <text:p>0.0118703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642386" calcext:value-type="float">
            <text:p>0.00642386</text:p>
          </table:table-cell>
          <table:table-cell office:value-type="float" office:value="0.00690467" calcext:value-type="float">
            <text:p>0.00690467</text:p>
          </table:table-cell>
          <table:table-cell office:value-type="float" office:value="0.0498434" calcext:value-type="float">
            <text:p>0.0498434</text:p>
          </table:table-cell>
          <table:table-cell office:value-type="float" office:value="0.00951125" calcext:value-type="float">
            <text:p>0.00951125</text:p>
          </table:table-cell>
          <table:table-cell office:value-type="float" office:value="0.00811657" calcext:value-type="float">
            <text:p>0.00811657</text:p>
          </table:table-cell>
          <table:table-cell office:value-type="float" office:value="0.0117432" calcext:value-type="float">
            <text:p>0.0117432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797604" calcext:value-type="float">
            <text:p>0.00797604</text:p>
          </table:table-cell>
          <table:table-cell office:value-type="float" office:value="0.00768826" calcext:value-type="float">
            <text:p>0.00768826</text:p>
          </table:table-cell>
          <table:table-cell office:value-type="float" office:value="0.0521559" calcext:value-type="float">
            <text:p>0.0521559</text:p>
          </table:table-cell>
          <table:table-cell office:value-type="float" office:value="0.00949072" calcext:value-type="float">
            <text:p>0.00949072</text:p>
          </table:table-cell>
          <table:table-cell office:value-type="float" office:value="0.00811065" calcext:value-type="float">
            <text:p>0.00811065</text:p>
          </table:table-cell>
          <table:table-cell office:value-type="float" office:value="0.0119694" calcext:value-type="float">
            <text:p>0.011969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644715" calcext:value-type="float">
            <text:p>0.00644715</text:p>
          </table:table-cell>
          <table:table-cell office:value-type="float" office:value="0.00707797" calcext:value-type="float">
            <text:p>0.00707797</text:p>
          </table:table-cell>
          <table:table-cell office:value-type="float" office:value="0.0522459" calcext:value-type="float">
            <text:p>0.0522459</text:p>
          </table:table-cell>
          <table:table-cell office:value-type="float" office:value="0.00930123" calcext:value-type="float">
            <text:p>0.00930123</text:p>
          </table:table-cell>
          <table:table-cell office:value-type="float" office:value="0.00852278" calcext:value-type="float">
            <text:p>0.00852278</text:p>
          </table:table-cell>
          <table:table-cell office:value-type="float" office:value="0.0114491" calcext:value-type="float">
            <text:p>0.0114491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638517" calcext:value-type="float">
            <text:p>0.00638517</text:p>
          </table:table-cell>
          <table:table-cell office:value-type="float" office:value="0.0070381" calcext:value-type="float">
            <text:p>0.0070381</text:p>
          </table:table-cell>
          <table:table-cell office:value-type="float" office:value="0.0577046" calcext:value-type="float">
            <text:p>0.0577046</text:p>
          </table:table-cell>
          <table:table-cell office:value-type="float" office:value="0.00950809" calcext:value-type="float">
            <text:p>0.00950809</text:p>
          </table:table-cell>
          <table:table-cell office:value-type="float" office:value="0.00817263" calcext:value-type="float">
            <text:p>0.00817263</text:p>
          </table:table-cell>
          <table:table-cell office:value-type="float" office:value="0.0123669" calcext:value-type="float">
            <text:p>0.0123669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642307" calcext:value-type="float">
            <text:p>0.00642307</text:p>
          </table:table-cell>
          <table:table-cell office:value-type="float" office:value="0.00703692" calcext:value-type="float">
            <text:p>0.00703692</text:p>
          </table:table-cell>
          <table:table-cell office:value-type="float" office:value="0.0508145" calcext:value-type="float">
            <text:p>0.0508145</text:p>
          </table:table-cell>
          <table:table-cell office:value-type="float" office:value="0.00940387" calcext:value-type="float">
            <text:p>0.00940387</text:p>
          </table:table-cell>
          <table:table-cell office:value-type="float" office:value="0.00804473" calcext:value-type="float">
            <text:p>0.00804473</text:p>
          </table:table-cell>
          <table:table-cell office:value-type="float" office:value="0.0118032" calcext:value-type="float">
            <text:p>0.0118032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685138" calcext:value-type="float">
            <text:p>0.00685138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500002" calcext:value-type="float">
            <text:p>0.0500002</text:p>
          </table:table-cell>
          <table:table-cell office:value-type="float" office:value="0.00940466" calcext:value-type="float">
            <text:p>0.00940466</text:p>
          </table:table-cell>
          <table:table-cell office:value-type="float" office:value="0.0084379" calcext:value-type="float">
            <text:p>0.0084379</text:p>
          </table:table-cell>
          <table:table-cell office:value-type="float" office:value="0.0118715" calcext:value-type="float">
            <text:p>0.011871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644241" calcext:value-type="float">
            <text:p>0.00644241</text:p>
          </table:table-cell>
          <table:table-cell office:value-type="float" office:value="0.00697968" calcext:value-type="float">
            <text:p>0.00697968</text:p>
          </table:table-cell>
          <table:table-cell office:value-type="float" office:value="0.0520572" calcext:value-type="float">
            <text:p>0.0520572</text:p>
          </table:table-cell>
          <table:table-cell office:value-type="float" office:value="0.00984284" calcext:value-type="float">
            <text:p>0.00984284</text:p>
          </table:table-cell>
          <table:table-cell office:value-type="float" office:value="0.0079717" calcext:value-type="float">
            <text:p>0.0079717</text:p>
          </table:table-cell>
          <table:table-cell office:value-type="float" office:value="0.0115316" calcext:value-type="float">
            <text:p>0.0115316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67598" calcext:value-type="float">
            <text:p>0.0067598</text:p>
          </table:table-cell>
          <table:table-cell office:value-type="float" office:value="0.00714429" calcext:value-type="float">
            <text:p>0.00714429</text:p>
          </table:table-cell>
          <table:table-cell office:value-type="float" office:value="0.0516013" calcext:value-type="float">
            <text:p>0.0516013</text:p>
          </table:table-cell>
          <table:table-cell office:value-type="float" office:value="0.00939242" calcext:value-type="float">
            <text:p>0.00939242</text:p>
          </table:table-cell>
          <table:table-cell office:value-type="float" office:value="0.00798196" calcext:value-type="float">
            <text:p>0.00798196</text:p>
          </table:table-cell>
          <table:table-cell office:value-type="float" office:value="0.0120614" calcext:value-type="float">
            <text:p>0.0120614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995416" calcext:value-type="float">
            <text:p>0.00995416</text:p>
          </table:table-cell>
          <table:table-cell office:value-type="float" office:value="0.00705942" calcext:value-type="float">
            <text:p>0.00705942</text:p>
          </table:table-cell>
          <table:table-cell office:value-type="float" office:value="0.0500862" calcext:value-type="float">
            <text:p>0.0500862</text:p>
          </table:table-cell>
          <table:table-cell office:value-type="float" office:value="0.00935492" calcext:value-type="float">
            <text:p>0.00935492</text:p>
          </table:table-cell>
          <table:table-cell office:value-type="float" office:value="0.00807907" calcext:value-type="float">
            <text:p>0.00807907</text:p>
          </table:table-cell>
          <table:table-cell office:value-type="float" office:value="0.0120211" calcext:value-type="float">
            <text:p>0.0120211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95444" calcext:value-type="float">
            <text:p>0.0095444</text:p>
          </table:table-cell>
          <table:table-cell office:value-type="float" office:value="0.00714784" calcext:value-type="float">
            <text:p>0.00714784</text:p>
          </table:table-cell>
          <table:table-cell office:value-type="float" office:value="0.0501454" calcext:value-type="float">
            <text:p>0.0501454</text:p>
          </table:table-cell>
          <table:table-cell office:value-type="float" office:value="0.00950572" calcext:value-type="float">
            <text:p>0.00950572</text:p>
          </table:table-cell>
          <table:table-cell office:value-type="float" office:value="0.00809802" calcext:value-type="float">
            <text:p>0.00809802</text:p>
          </table:table-cell>
          <table:table-cell office:value-type="float" office:value="0.0114981" calcext:value-type="float">
            <text:p>0.0114981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657979" calcext:value-type="float">
            <text:p>0.00657979</text:p>
          </table:table-cell>
          <table:table-cell office:value-type="float" office:value="0.00694336" calcext:value-type="float">
            <text:p>0.00694336</text:p>
          </table:table-cell>
          <table:table-cell office:value-type="float" office:value="0.0510364" calcext:value-type="float">
            <text:p>0.0510364</text:p>
          </table:table-cell>
          <table:table-cell office:value-type="float" office:value="0.00937505" calcext:value-type="float">
            <text:p>0.00937505</text:p>
          </table:table-cell>
          <table:table-cell office:value-type="float" office:value="0.00800762" calcext:value-type="float">
            <text:p>0.00800762</text:p>
          </table:table-cell>
          <table:table-cell office:value-type="float" office:value="0.0116003" calcext:value-type="float">
            <text:p>0.0116003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640017" calcext:value-type="float">
            <text:p>0.00640017</text:p>
          </table:table-cell>
          <table:table-cell office:value-type="float" office:value="0.00697099" calcext:value-type="float">
            <text:p>0.00697099</text:p>
          </table:table-cell>
          <table:table-cell office:value-type="float" office:value="0.0543618" calcext:value-type="float">
            <text:p>0.0543618</text:p>
          </table:table-cell>
          <table:table-cell office:value-type="float" office:value="0.00983139" calcext:value-type="float">
            <text:p>0.00983139</text:p>
          </table:table-cell>
          <table:table-cell office:value-type="float" office:value="0.00804433" calcext:value-type="float">
            <text:p>0.00804433</text:p>
          </table:table-cell>
          <table:table-cell office:value-type="float" office:value="0.0114716" calcext:value-type="float">
            <text:p>0.011471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931071" calcext:value-type="float">
            <text:p>0.00931071</text:p>
          </table:table-cell>
          <table:table-cell office:value-type="float" office:value="0.00700534" calcext:value-type="float">
            <text:p>0.00700534</text:p>
          </table:table-cell>
          <table:table-cell office:value-type="float" office:value="0.0513775" calcext:value-type="float">
            <text:p>0.0513775</text:p>
          </table:table-cell>
          <table:table-cell office:value-type="float" office:value="0.00997903" calcext:value-type="float">
            <text:p>0.00997903</text:p>
          </table:table-cell>
          <table:table-cell office:value-type="float" office:value="0.00808341" calcext:value-type="float">
            <text:p>0.00808341</text:p>
          </table:table-cell>
          <table:table-cell office:value-type="float" office:value="0.0116267" calcext:value-type="float">
            <text:p>0.0116267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858752" calcext:value-type="float">
            <text:p>0.00858752</text:p>
          </table:table-cell>
          <table:table-cell office:value-type="float" office:value="0.00701836" calcext:value-type="float">
            <text:p>0.00701836</text:p>
          </table:table-cell>
          <table:table-cell office:value-type="float" office:value="0.0506432" calcext:value-type="float">
            <text:p>0.0506432</text:p>
          </table:table-cell>
          <table:table-cell office:value-type="float" office:value="0.00970862" calcext:value-type="float">
            <text:p>0.00970862</text:p>
          </table:table-cell>
          <table:table-cell office:value-type="float" office:value="0.00787301" calcext:value-type="float">
            <text:p>0.00787301</text:p>
          </table:table-cell>
          <table:table-cell office:value-type="float" office:value="0.0120562" calcext:value-type="float">
            <text:p>0.012056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63832" calcext:value-type="float">
            <text:p>0.0063832</text:p>
          </table:table-cell>
          <table:table-cell office:value-type="float" office:value="0.00697415" calcext:value-type="float">
            <text:p>0.00697415</text:p>
          </table:table-cell>
          <table:table-cell office:value-type="float" office:value="0.0543962" calcext:value-type="float">
            <text:p>0.0543962</text:p>
          </table:table-cell>
          <table:table-cell office:value-type="float" office:value="0.00959138" calcext:value-type="float">
            <text:p>0.00959138</text:p>
          </table:table-cell>
          <table:table-cell office:value-type="float" office:value="0.00807631" calcext:value-type="float">
            <text:p>0.00807631</text:p>
          </table:table-cell>
          <table:table-cell office:value-type="float" office:value="0.0119706" calcext:value-type="float">
            <text:p>0.0119706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63757" calcext:value-type="float">
            <text:p>0.0063757</text:p>
          </table:table-cell>
          <table:table-cell office:value-type="float" office:value="0.00707126" calcext:value-type="float">
            <text:p>0.00707126</text:p>
          </table:table-cell>
          <table:table-cell office:value-type="float" office:value="0.0539481" calcext:value-type="float">
            <text:p>0.0539481</text:p>
          </table:table-cell>
          <table:table-cell office:value-type="float" office:value="0.00931742" calcext:value-type="float">
            <text:p>0.00931742</text:p>
          </table:table-cell>
          <table:table-cell office:value-type="float" office:value="0.00808223" calcext:value-type="float">
            <text:p>0.00808223</text:p>
          </table:table-cell>
          <table:table-cell office:value-type="float" office:value="0.0119019" calcext:value-type="float">
            <text:p>0.0119019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661926" calcext:value-type="float">
            <text:p>0.00661926</text:p>
          </table:table-cell>
          <table:table-cell office:value-type="float" office:value="0.00710679" calcext:value-type="float">
            <text:p>0.00710679</text:p>
          </table:table-cell>
          <table:table-cell office:value-type="float" office:value="0.049864" calcext:value-type="float">
            <text:p>0.049864</text:p>
          </table:table-cell>
          <table:table-cell office:value-type="float" office:value="0.00933282" calcext:value-type="float">
            <text:p>0.00933282</text:p>
          </table:table-cell>
          <table:table-cell office:value-type="float" office:value="0.00802854" calcext:value-type="float">
            <text:p>0.00802854</text:p>
          </table:table-cell>
          <table:table-cell office:value-type="float" office:value="0.0118506" calcext:value-type="float">
            <text:p>0.011850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635912" calcext:value-type="float">
            <text:p>0.00635912</text:p>
          </table:table-cell>
          <table:table-cell office:value-type="float" office:value="0.00693665" calcext:value-type="float">
            <text:p>0.00693665</text:p>
          </table:table-cell>
          <table:table-cell office:value-type="float" office:value="0.0521887" calcext:value-type="float">
            <text:p>0.0521887</text:p>
          </table:table-cell>
          <table:table-cell office:value-type="float" office:value="0.00961941" calcext:value-type="float">
            <text:p>0.00961941</text:p>
          </table:table-cell>
          <table:table-cell office:value-type="float" office:value="0.00820381" calcext:value-type="float">
            <text:p>0.00820381</text:p>
          </table:table-cell>
          <table:table-cell office:value-type="float" office:value="0.0119962" calcext:value-type="float">
            <text:p>0.0119962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656637" calcext:value-type="float">
            <text:p>0.00656637</text:p>
          </table:table-cell>
          <table:table-cell office:value-type="float" office:value="0.00746167" calcext:value-type="float">
            <text:p>0.00746167</text:p>
          </table:table-cell>
          <table:table-cell office:value-type="float" office:value="0.0513427" calcext:value-type="float">
            <text:p>0.0513427</text:p>
          </table:table-cell>
          <table:table-cell office:value-type="float" office:value="0.00953809" calcext:value-type="float">
            <text:p>0.00953809</text:p>
          </table:table-cell>
          <table:table-cell office:value-type="float" office:value="0.00867239" calcext:value-type="float">
            <text:p>0.00867239</text:p>
          </table:table-cell>
          <table:table-cell office:value-type="float" office:value="0.0114862" calcext:value-type="float">
            <text:p>0.011486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641873" calcext:value-type="float">
            <text:p>0.00641873</text:p>
          </table:table-cell>
          <table:table-cell office:value-type="float" office:value="0.00711508" calcext:value-type="float">
            <text:p>0.00711508</text:p>
          </table:table-cell>
          <table:table-cell office:value-type="float" office:value="0.0547866" calcext:value-type="float">
            <text:p>0.0547866</text:p>
          </table:table-cell>
          <table:table-cell office:value-type="float" office:value="0.00953375" calcext:value-type="float">
            <text:p>0.00953375</text:p>
          </table:table-cell>
          <table:table-cell office:value-type="float" office:value="0.00793696" calcext:value-type="float">
            <text:p>0.00793696</text:p>
          </table:table-cell>
          <table:table-cell office:value-type="float" office:value="0.0115924" calcext:value-type="float">
            <text:p>0.0115924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633307" calcext:value-type="float">
            <text:p>0.00633307</text:p>
          </table:table-cell>
          <table:table-cell office:value-type="float" office:value="0.00703771" calcext:value-type="float">
            <text:p>0.00703771</text:p>
          </table:table-cell>
          <table:table-cell office:value-type="float" office:value="0.0500621" calcext:value-type="float">
            <text:p>0.0500621</text:p>
          </table:table-cell>
          <table:table-cell office:value-type="float" office:value="0.00962493" calcext:value-type="float">
            <text:p>0.00962493</text:p>
          </table:table-cell>
          <table:table-cell office:value-type="float" office:value="0.00818171" calcext:value-type="float">
            <text:p>0.00818171</text:p>
          </table:table-cell>
          <table:table-cell office:value-type="float" office:value="0.0114633" calcext:value-type="float">
            <text:p>0.0114633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653873" calcext:value-type="float">
            <text:p>0.00653873</text:p>
          </table:table-cell>
          <table:table-cell office:value-type="float" office:value="0.0072643" calcext:value-type="float">
            <text:p>0.0072643</text:p>
          </table:table-cell>
          <table:table-cell office:value-type="float" office:value="0.0497909" calcext:value-type="float">
            <text:p>0.0497909</text:p>
          </table:table-cell>
          <table:table-cell office:value-type="float" office:value="0.00933045" calcext:value-type="float">
            <text:p>0.00933045</text:p>
          </table:table-cell>
          <table:table-cell office:value-type="float" office:value="0.00812763" calcext:value-type="float">
            <text:p>0.00812763</text:p>
          </table:table-cell>
          <table:table-cell office:value-type="float" office:value="0.0122382" calcext:value-type="float">
            <text:p>0.012238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810828" calcext:value-type="float">
            <text:p>0.00810828</text:p>
          </table:table-cell>
          <table:table-cell office:value-type="float" office:value="0.0069627" calcext:value-type="float">
            <text:p>0.0069627</text:p>
          </table:table-cell>
          <table:table-cell office:value-type="float" office:value="0.0503902" calcext:value-type="float">
            <text:p>0.0503902</text:p>
          </table:table-cell>
          <table:table-cell office:value-type="float" office:value="0.00976034" calcext:value-type="float">
            <text:p>0.00976034</text:p>
          </table:table-cell>
          <table:table-cell office:value-type="float" office:value="0.00813118" calcext:value-type="float">
            <text:p>0.00813118</text:p>
          </table:table-cell>
          <table:table-cell office:value-type="float" office:value="0.0117365" calcext:value-type="float">
            <text:p>0.0117365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975323" calcext:value-type="float">
            <text:p>0.00975323</text:p>
          </table:table-cell>
          <table:table-cell office:value-type="float" office:value="0.00738667" calcext:value-type="float">
            <text:p>0.00738667</text:p>
          </table:table-cell>
          <table:table-cell office:value-type="float" office:value="0.052572" calcext:value-type="float">
            <text:p>0.052572</text:p>
          </table:table-cell>
          <table:table-cell office:value-type="float" office:value="0.00985863" calcext:value-type="float">
            <text:p>0.00985863</text:p>
          </table:table-cell>
          <table:table-cell office:value-type="float" office:value="0.00798828" calcext:value-type="float">
            <text:p>0.00798828</text:p>
          </table:table-cell>
          <table:table-cell office:value-type="float" office:value="0.0115344" calcext:value-type="float">
            <text:p>0.0115344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97252" calcext:value-type="float">
            <text:p>0.0097252</text:p>
          </table:table-cell>
          <table:table-cell office:value-type="float" office:value="0.00699744" calcext:value-type="float">
            <text:p>0.00699744</text:p>
          </table:table-cell>
          <table:table-cell office:value-type="float" office:value="0.0505047" calcext:value-type="float">
            <text:p>0.0505047</text:p>
          </table:table-cell>
          <table:table-cell office:value-type="float" office:value="0.00943743" calcext:value-type="float">
            <text:p>0.00943743</text:p>
          </table:table-cell>
          <table:table-cell office:value-type="float" office:value="0.00824092" calcext:value-type="float">
            <text:p>0.00824092</text:p>
          </table:table-cell>
          <table:table-cell office:value-type="float" office:value="0.0120748" calcext:value-type="float">
            <text:p>0.0120748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804946" calcext:value-type="float">
            <text:p>0.00804946</text:p>
          </table:table-cell>
          <table:table-cell office:value-type="float" office:value="0.00711389" calcext:value-type="float">
            <text:p>0.00711389</text:p>
          </table:table-cell>
          <table:table-cell office:value-type="float" office:value="0.0504557" calcext:value-type="float">
            <text:p>0.0504557</text:p>
          </table:table-cell>
          <table:table-cell office:value-type="float" office:value="0.00967625" calcext:value-type="float">
            <text:p>0.00967625</text:p>
          </table:table-cell>
          <table:table-cell office:value-type="float" office:value="0.00793814" calcext:value-type="float">
            <text:p>0.00793814</text:p>
          </table:table-cell>
          <table:table-cell office:value-type="float" office:value="0.0120779" calcext:value-type="float">
            <text:p>0.0120779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854765" calcext:value-type="float">
            <text:p>0.00854765</text:p>
          </table:table-cell>
          <table:table-cell office:value-type="float" office:value="0.00717311" calcext:value-type="float">
            <text:p>0.00717311</text:p>
          </table:table-cell>
          <table:table-cell office:value-type="float" office:value="0.051837" calcext:value-type="float">
            <text:p>0.051837</text:p>
          </table:table-cell>
          <table:table-cell office:value-type="float" office:value="0.00931505" calcext:value-type="float">
            <text:p>0.00931505</text:p>
          </table:table-cell>
          <table:table-cell office:value-type="float" office:value="0.00836172" calcext:value-type="float">
            <text:p>0.00836172</text:p>
          </table:table-cell>
          <table:table-cell office:value-type="float" office:value="0.0115387" calcext:value-type="float">
            <text:p>0.0115387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672861" calcext:value-type="float">
            <text:p>0.00672861</text:p>
          </table:table-cell>
          <table:table-cell office:value-type="float" office:value="0.00711587" calcext:value-type="float">
            <text:p>0.00711587</text:p>
          </table:table-cell>
          <table:table-cell office:value-type="float" office:value="0.0545181" calcext:value-type="float">
            <text:p>0.0545181</text:p>
          </table:table-cell>
          <table:table-cell office:value-type="float" office:value="0.00959967" calcext:value-type="float">
            <text:p>0.00959967</text:p>
          </table:table-cell>
          <table:table-cell office:value-type="float" office:value="0.00804039" calcext:value-type="float">
            <text:p>0.00804039</text:p>
          </table:table-cell>
          <table:table-cell office:value-type="float" office:value="0.0115186" calcext:value-type="float">
            <text:p>0.0115186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694415" calcext:value-type="float">
            <text:p>0.00694415</text:p>
          </table:table-cell>
          <table:table-cell office:value-type="float" office:value="0.00694889" calcext:value-type="float">
            <text:p>0.00694889</text:p>
          </table:table-cell>
          <table:table-cell office:value-type="float" office:value="0.0498123" calcext:value-type="float">
            <text:p>0.0498123</text:p>
          </table:table-cell>
          <table:table-cell office:value-type="float" office:value="0.0096052" calcext:value-type="float">
            <text:p>0.0096052</text:p>
          </table:table-cell>
          <table:table-cell office:value-type="float" office:value="0.0087091" calcext:value-type="float">
            <text:p>0.0087091</text:p>
          </table:table-cell>
          <table:table-cell office:value-type="float" office:value="0.0117554" calcext:value-type="float">
            <text:p>0.0117554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656202" calcext:value-type="float">
            <text:p>0.00656202</text:p>
          </table:table-cell>
          <table:table-cell office:value-type="float" office:value="0.00707165" calcext:value-type="float">
            <text:p>0.00707165</text:p>
          </table:table-cell>
          <table:table-cell office:value-type="float" office:value="0.0497147" calcext:value-type="float">
            <text:p>0.0497147</text:p>
          </table:table-cell>
          <table:table-cell office:value-type="float" office:value="0.00935808" calcext:value-type="float">
            <text:p>0.00935808</text:p>
          </table:table-cell>
          <table:table-cell office:value-type="float" office:value="0.00803644" calcext:value-type="float">
            <text:p>0.00803644</text:p>
          </table:table-cell>
          <table:table-cell office:value-type="float" office:value="0.0114144" calcext:value-type="float">
            <text:p>0.0114144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644597" calcext:value-type="float">
            <text:p>0.00644597</text:p>
          </table:table-cell>
          <table:table-cell office:value-type="float" office:value="0.00722442" calcext:value-type="float">
            <text:p>0.00722442</text:p>
          </table:table-cell>
          <table:table-cell office:value-type="float" office:value="0.0496157" calcext:value-type="float">
            <text:p>0.0496157</text:p>
          </table:table-cell>
          <table:table-cell office:value-type="float" office:value="0.00959335" calcext:value-type="float">
            <text:p>0.00959335</text:p>
          </table:table-cell>
          <table:table-cell office:value-type="float" office:value="0.00807473" calcext:value-type="float">
            <text:p>0.00807473</text:p>
          </table:table-cell>
          <table:table-cell office:value-type="float" office:value="0.0117412" calcext:value-type="float">
            <text:p>0.011741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646965" calcext:value-type="float">
            <text:p>0.00646965</text:p>
          </table:table-cell>
          <table:table-cell office:value-type="float" office:value="0.00717982" calcext:value-type="float">
            <text:p>0.00717982</text:p>
          </table:table-cell>
          <table:table-cell office:value-type="float" office:value="0.0538048" calcext:value-type="float">
            <text:p>0.0538048</text:p>
          </table:table-cell>
          <table:table-cell office:value-type="float" office:value="0.00936203" calcext:value-type="float">
            <text:p>0.00936203</text:p>
          </table:table-cell>
          <table:table-cell office:value-type="float" office:value="0.00877147" calcext:value-type="float">
            <text:p>0.00877147</text:p>
          </table:table-cell>
          <table:table-cell office:value-type="float" office:value="0.0119035" calcext:value-type="float">
            <text:p>0.011903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632793" calcext:value-type="float">
            <text:p>0.00632793</text:p>
          </table:table-cell>
          <table:table-cell office:value-type="float" office:value="0.00713797" calcext:value-type="float">
            <text:p>0.00713797</text:p>
          </table:table-cell>
          <table:table-cell office:value-type="float" office:value="0.0498466" calcext:value-type="float">
            <text:p>0.0498466</text:p>
          </table:table-cell>
          <table:table-cell office:value-type="float" office:value="0.00944729" calcext:value-type="float">
            <text:p>0.00944729</text:p>
          </table:table-cell>
          <table:table-cell office:value-type="float" office:value="0.00848764" calcext:value-type="float">
            <text:p>0.00848764</text:p>
          </table:table-cell>
          <table:table-cell office:value-type="float" office:value="0.0116682" calcext:value-type="float">
            <text:p>0.011668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64661" calcext:value-type="float">
            <text:p>0.0064661</text:p>
          </table:table-cell>
          <table:table-cell office:value-type="float" office:value="0.00695875" calcext:value-type="float">
            <text:p>0.00695875</text:p>
          </table:table-cell>
          <table:table-cell office:value-type="float" office:value="0.0532526" calcext:value-type="float">
            <text:p>0.0532526</text:p>
          </table:table-cell>
          <table:table-cell office:value-type="float" office:value="0.00946427" calcext:value-type="float">
            <text:p>0.00946427</text:p>
          </table:table-cell>
          <table:table-cell office:value-type="float" office:value="0.0081217" calcext:value-type="float">
            <text:p>0.0081217</text:p>
          </table:table-cell>
          <table:table-cell office:value-type="float" office:value="0.0115474" calcext:value-type="float">
            <text:p>0.0115474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634807" calcext:value-type="float">
            <text:p>0.00634807</text:p>
          </table:table-cell>
          <table:table-cell office:value-type="float" office:value="0.00692954" calcext:value-type="float">
            <text:p>0.00692954</text:p>
          </table:table-cell>
          <table:table-cell office:value-type="float" office:value="0.0521338" calcext:value-type="float">
            <text:p>0.0521338</text:p>
          </table:table-cell>
          <table:table-cell office:value-type="float" office:value="0.00940387" calcext:value-type="float">
            <text:p>0.00940387</text:p>
          </table:table-cell>
          <table:table-cell office:value-type="float" office:value="0.00855988" calcext:value-type="float">
            <text:p>0.00855988</text:p>
          </table:table-cell>
          <table:table-cell office:value-type="float" office:value="0.0115841" calcext:value-type="float">
            <text:p>0.0115841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673966" calcext:value-type="float">
            <text:p>0.00673966</text:p>
          </table:table-cell>
          <table:table-cell office:value-type="float" office:value="0.00708508" calcext:value-type="float">
            <text:p>0.00708508</text:p>
          </table:table-cell>
          <table:table-cell office:value-type="float" office:value="0.0530331" calcext:value-type="float">
            <text:p>0.0530331</text:p>
          </table:table-cell>
          <table:table-cell office:value-type="float" office:value="0.00955348" calcext:value-type="float">
            <text:p>0.00955348</text:p>
          </table:table-cell>
          <table:table-cell office:value-type="float" office:value="0.00797722" calcext:value-type="float">
            <text:p>0.00797722</text:p>
          </table:table-cell>
          <table:table-cell office:value-type="float" office:value="0.0114416" calcext:value-type="float">
            <text:p>0.0114416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658097" calcext:value-type="float">
            <text:p>0.00658097</text:p>
          </table:table-cell>
          <table:table-cell office:value-type="float" office:value="0.00725877" calcext:value-type="float">
            <text:p>0.00725877</text:p>
          </table:table-cell>
          <table:table-cell office:value-type="float" office:value="0.0492785" calcext:value-type="float">
            <text:p>0.0492785</text:p>
          </table:table-cell>
          <table:table-cell office:value-type="float" office:value="0.00945716" calcext:value-type="float">
            <text:p>0.00945716</text:p>
          </table:table-cell>
          <table:table-cell office:value-type="float" office:value="0.00838698" calcext:value-type="float">
            <text:p>0.00838698</text:p>
          </table:table-cell>
          <table:table-cell office:value-type="float" office:value="0.0119347" calcext:value-type="float">
            <text:p>0.0119347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641004" calcext:value-type="float">
            <text:p>0.00641004</text:p>
          </table:table-cell>
          <table:table-cell office:value-type="float" office:value="0.00693073" calcext:value-type="float">
            <text:p>0.00693073</text:p>
          </table:table-cell>
          <table:table-cell office:value-type="float" office:value="0.0497759" calcext:value-type="float">
            <text:p>0.0497759</text:p>
          </table:table-cell>
          <table:table-cell office:value-type="float" office:value="0.00937387" calcext:value-type="float">
            <text:p>0.00937387</text:p>
          </table:table-cell>
          <table:table-cell office:value-type="float" office:value="0.00804907" calcext:value-type="float">
            <text:p>0.00804907</text:p>
          </table:table-cell>
          <table:table-cell office:value-type="float" office:value="0.0116496" calcext:value-type="float">
            <text:p>0.011649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641794" calcext:value-type="float">
            <text:p>0.00641794</text:p>
          </table:table-cell>
          <table:table-cell office:value-type="float" office:value="0.00707915" calcext:value-type="float">
            <text:p>0.00707915</text:p>
          </table:table-cell>
          <table:table-cell office:value-type="float" office:value="0.0528045" calcext:value-type="float">
            <text:p>0.0528045</text:p>
          </table:table-cell>
          <table:table-cell office:value-type="float" office:value="0.00942756" calcext:value-type="float">
            <text:p>0.00942756</text:p>
          </table:table-cell>
          <table:table-cell office:value-type="float" office:value="0.00825632" calcext:value-type="float">
            <text:p>0.00825632</text:p>
          </table:table-cell>
          <table:table-cell office:value-type="float" office:value="0.0117432" calcext:value-type="float">
            <text:p>0.0117432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685928" calcext:value-type="float">
            <text:p>0.00685928</text:p>
          </table:table-cell>
          <table:table-cell office:value-type="float" office:value="0.0070681" calcext:value-type="float">
            <text:p>0.0070681</text:p>
          </table:table-cell>
          <table:table-cell office:value-type="float" office:value="0.0571188" calcext:value-type="float">
            <text:p>0.0571188</text:p>
          </table:table-cell>
          <table:table-cell office:value-type="float" office:value="0.00973862" calcext:value-type="float">
            <text:p>0.00973862</text:p>
          </table:table-cell>
          <table:table-cell office:value-type="float" office:value="0.008717" calcext:value-type="float">
            <text:p>0.008717</text:p>
          </table:table-cell>
          <table:table-cell office:value-type="float" office:value="0.0114625" calcext:value-type="float">
            <text:p>0.0114625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643452" calcext:value-type="float">
            <text:p>0.00643452</text:p>
          </table:table-cell>
          <table:table-cell office:value-type="float" office:value="0.00743601" calcext:value-type="float">
            <text:p>0.00743601</text:p>
          </table:table-cell>
          <table:table-cell office:value-type="float" office:value="0.0489726" calcext:value-type="float">
            <text:p>0.0489726</text:p>
          </table:table-cell>
          <table:table-cell office:value-type="float" office:value="0.00955309" calcext:value-type="float">
            <text:p>0.00955309</text:p>
          </table:table-cell>
          <table:table-cell office:value-type="float" office:value="0.00812368" calcext:value-type="float">
            <text:p>0.00812368</text:p>
          </table:table-cell>
          <table:table-cell office:value-type="float" office:value="0.0114005" calcext:value-type="float">
            <text:p>0.0114005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647755" calcext:value-type="float">
            <text:p>0.00647755</text:p>
          </table:table-cell>
          <table:table-cell office:value-type="float" office:value="0.00700099" calcext:value-type="float">
            <text:p>0.00700099</text:p>
          </table:table-cell>
          <table:table-cell office:value-type="float" office:value="0.0492375" calcext:value-type="float">
            <text:p>0.0492375</text:p>
          </table:table-cell>
          <table:table-cell office:value-type="float" office:value="0.00958901" calcext:value-type="float">
            <text:p>0.00958901</text:p>
          </table:table-cell>
          <table:table-cell office:value-type="float" office:value="0.0079863" calcext:value-type="float">
            <text:p>0.0079863</text:p>
          </table:table-cell>
          <table:table-cell office:value-type="float" office:value="0.0119043" calcext:value-type="float">
            <text:p>0.011904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707994" calcext:value-type="float">
            <text:p>0.00707994</text:p>
          </table:table-cell>
          <table:table-cell office:value-type="float" office:value="0.00744904" calcext:value-type="float">
            <text:p>0.00744904</text:p>
          </table:table-cell>
          <table:table-cell office:value-type="float" office:value="0.0505426" calcext:value-type="float">
            <text:p>0.0505426</text:p>
          </table:table-cell>
          <table:table-cell office:value-type="float" office:value="0.00951361" calcext:value-type="float">
            <text:p>0.00951361</text:p>
          </table:table-cell>
          <table:table-cell office:value-type="float" office:value="0.00797249" calcext:value-type="float">
            <text:p>0.00797249</text:p>
          </table:table-cell>
          <table:table-cell office:value-type="float" office:value="0.0120768" calcext:value-type="float">
            <text:p>0.0120768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80471" calcext:value-type="float">
            <text:p>0.0080471</text:p>
          </table:table-cell>
          <table:table-cell office:value-type="float" office:value="0.00706968" calcext:value-type="float">
            <text:p>0.00706968</text:p>
          </table:table-cell>
          <table:table-cell office:value-type="float" office:value="0.0533106" calcext:value-type="float">
            <text:p>0.0533106</text:p>
          </table:table-cell>
          <table:table-cell office:value-type="float" office:value="0.00958151" calcext:value-type="float">
            <text:p>0.00958151</text:p>
          </table:table-cell>
          <table:table-cell office:value-type="float" office:value="0.00835382" calcext:value-type="float">
            <text:p>0.00835382</text:p>
          </table:table-cell>
          <table:table-cell office:value-type="float" office:value="0.0125659" calcext:value-type="float">
            <text:p>0.0125659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689875" calcext:value-type="float">
            <text:p>0.00689875</text:p>
          </table:table-cell>
          <table:table-cell office:value-type="float" office:value="0.00697257" calcext:value-type="float">
            <text:p>0.00697257</text:p>
          </table:table-cell>
          <table:table-cell office:value-type="float" office:value="0.0513475" calcext:value-type="float">
            <text:p>0.0513475</text:p>
          </table:table-cell>
          <table:table-cell office:value-type="float" office:value="0.00948953" calcext:value-type="float">
            <text:p>0.00948953</text:p>
          </table:table-cell>
          <table:table-cell office:value-type="float" office:value="0.00791801" calcext:value-type="float">
            <text:p>0.00791801</text:p>
          </table:table-cell>
          <table:table-cell office:value-type="float" office:value="0.01144" calcext:value-type="float">
            <text:p>0.01144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674519" calcext:value-type="float">
            <text:p>0.00674519</text:p>
          </table:table-cell>
          <table:table-cell office:value-type="float" office:value="0.00754062" calcext:value-type="float">
            <text:p>0.00754062</text:p>
          </table:table-cell>
          <table:table-cell office:value-type="float" office:value="0.0496038" calcext:value-type="float">
            <text:p>0.0496038</text:p>
          </table:table-cell>
          <table:table-cell office:value-type="float" office:value="0.00976231" calcext:value-type="float">
            <text:p>0.00976231</text:p>
          </table:table-cell>
          <table:table-cell office:value-type="float" office:value="0.00806012" calcext:value-type="float">
            <text:p>0.00806012</text:p>
          </table:table-cell>
          <table:table-cell office:value-type="float" office:value="0.0116844" calcext:value-type="float">
            <text:p>0.0116844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857844" calcext:value-type="float">
            <text:p>0.00857844</text:p>
          </table:table-cell>
          <table:table-cell office:value-type="float" office:value="0.0071885" calcext:value-type="float">
            <text:p>0.0071885</text:p>
          </table:table-cell>
          <table:table-cell office:value-type="float" office:value="0.0496662" calcext:value-type="float">
            <text:p>0.0496662</text:p>
          </table:table-cell>
          <table:table-cell office:value-type="float" office:value="0.00936203" calcext:value-type="float">
            <text:p>0.00936203</text:p>
          </table:table-cell>
          <table:table-cell office:value-type="float" office:value="0.00804473" calcext:value-type="float">
            <text:p>0.00804473</text:p>
          </table:table-cell>
          <table:table-cell office:value-type="float" office:value="0.0118853" calcext:value-type="float">
            <text:p>0.0118853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0698955" calcext:value-type="float">
            <text:p>0.00698955</text:p>
          </table:table-cell>
          <table:table-cell office:value-type="float" office:value="0.0570347" calcext:value-type="float">
            <text:p>0.0570347</text:p>
          </table:table-cell>
          <table:table-cell office:value-type="float" office:value="0.00940624" calcext:value-type="float">
            <text:p>0.00940624</text:p>
          </table:table-cell>
          <table:table-cell office:value-type="float" office:value="0.00835422" calcext:value-type="float">
            <text:p>0.00835422</text:p>
          </table:table-cell>
          <table:table-cell office:value-type="float" office:value="0.0116946" calcext:value-type="float">
            <text:p>0.0116946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685217" calcext:value-type="float">
            <text:p>0.00685217</text:p>
          </table:table-cell>
          <table:table-cell office:value-type="float" office:value="0.00699586" calcext:value-type="float">
            <text:p>0.00699586</text:p>
          </table:table-cell>
          <table:table-cell office:value-type="float" office:value="0.0502177" calcext:value-type="float">
            <text:p>0.0502177</text:p>
          </table:table-cell>
          <table:table-cell office:value-type="float" office:value="0.00955348" calcext:value-type="float">
            <text:p>0.00955348</text:p>
          </table:table-cell>
          <table:table-cell office:value-type="float" office:value="0.0079567" calcext:value-type="float">
            <text:p>0.0079567</text:p>
          </table:table-cell>
          <table:table-cell office:value-type="float" office:value="0.0117416" calcext:value-type="float">
            <text:p>0.0117416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126353" calcext:value-type="float">
            <text:p>0.0126353</text:p>
          </table:table-cell>
          <table:table-cell office:value-type="float" office:value="0.00738035" calcext:value-type="float">
            <text:p>0.00738035</text:p>
          </table:table-cell>
          <table:table-cell office:value-type="float" office:value="0.0522507" calcext:value-type="float">
            <text:p>0.0522507</text:p>
          </table:table-cell>
          <table:table-cell office:value-type="float" office:value="0.00980257" calcext:value-type="float">
            <text:p>0.00980257</text:p>
          </table:table-cell>
          <table:table-cell office:value-type="float" office:value="0.00818802" calcext:value-type="float">
            <text:p>0.00818802</text:p>
          </table:table-cell>
          <table:table-cell office:value-type="float" office:value="0.0114467" calcext:value-type="float">
            <text:p>0.0114467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129788" calcext:value-type="float">
            <text:p>0.0129788</text:p>
          </table:table-cell>
          <table:table-cell office:value-type="float" office:value="0.00695165" calcext:value-type="float">
            <text:p>0.00695165</text:p>
          </table:table-cell>
          <table:table-cell office:value-type="float" office:value="0.0492592" calcext:value-type="float">
            <text:p>0.0492592</text:p>
          </table:table-cell>
          <table:table-cell office:value-type="float" office:value="0.00930874" calcext:value-type="float">
            <text:p>0.00930874</text:p>
          </table:table-cell>
          <table:table-cell office:value-type="float" office:value="0.00806525" calcext:value-type="float">
            <text:p>0.00806525</text:p>
          </table:table-cell>
          <table:table-cell office:value-type="float" office:value="0.0116398" calcext:value-type="float">
            <text:p>0.0116398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118754" calcext:value-type="float">
            <text:p>0.0118754</text:p>
          </table:table-cell>
          <table:table-cell office:value-type="float" office:value="0.00722442" calcext:value-type="float">
            <text:p>0.00722442</text:p>
          </table:table-cell>
          <table:table-cell office:value-type="float" office:value="0.0543709" calcext:value-type="float">
            <text:p>0.0543709</text:p>
          </table:table-cell>
          <table:table-cell office:value-type="float" office:value="0.00955822" calcext:value-type="float">
            <text:p>0.00955822</text:p>
          </table:table-cell>
          <table:table-cell office:value-type="float" office:value="0.00833093" calcext:value-type="float">
            <text:p>0.00833093</text:p>
          </table:table-cell>
          <table:table-cell office:value-type="float" office:value="0.011468" calcext:value-type="float">
            <text:p>0.01146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909201" calcext:value-type="float">
            <text:p>0.00909201</text:p>
          </table:table-cell>
          <table:table-cell office:value-type="float" office:value="0.00729627" calcext:value-type="float">
            <text:p>0.00729627</text:p>
          </table:table-cell>
          <table:table-cell office:value-type="float" office:value="0.0505015" calcext:value-type="float">
            <text:p>0.0505015</text:p>
          </table:table-cell>
          <table:table-cell office:value-type="float" office:value="0.00938137" calcext:value-type="float">
            <text:p>0.00938137</text:p>
          </table:table-cell>
          <table:table-cell office:value-type="float" office:value="0.00794051" calcext:value-type="float">
            <text:p>0.00794051</text:p>
          </table:table-cell>
          <table:table-cell office:value-type="float" office:value="0.0116599" calcext:value-type="float">
            <text:p>0.011659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687428" calcext:value-type="float">
            <text:p>0.00687428</text:p>
          </table:table-cell>
          <table:table-cell office:value-type="float" office:value="0.00711784" calcext:value-type="float">
            <text:p>0.00711784</text:p>
          </table:table-cell>
          <table:table-cell office:value-type="float" office:value="0.0510581" calcext:value-type="float">
            <text:p>0.0510581</text:p>
          </table:table-cell>
          <table:table-cell office:value-type="float" office:value="0.00962454" calcext:value-type="float">
            <text:p>0.00962454</text:p>
          </table:table-cell>
          <table:table-cell office:value-type="float" office:value="0.00801828" calcext:value-type="float">
            <text:p>0.00801828</text:p>
          </table:table-cell>
          <table:table-cell office:value-type="float" office:value="0.0116382" calcext:value-type="float">
            <text:p>0.0116382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951677" calcext:value-type="float">
            <text:p>0.00951677</text:p>
          </table:table-cell>
          <table:table-cell office:value-type="float" office:value="0.00715613" calcext:value-type="float">
            <text:p>0.00715613</text:p>
          </table:table-cell>
          <table:table-cell office:value-type="float" office:value="0.0521204" calcext:value-type="float">
            <text:p>0.0521204</text:p>
          </table:table-cell>
          <table:table-cell office:value-type="float" office:value="0.00992929" calcext:value-type="float">
            <text:p>0.00992929</text:p>
          </table:table-cell>
          <table:table-cell office:value-type="float" office:value="0.00876239" calcext:value-type="float">
            <text:p>0.00876239</text:p>
          </table:table-cell>
          <table:table-cell office:value-type="float" office:value="0.0116706" calcext:value-type="float">
            <text:p>0.0116706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916662" calcext:value-type="float">
            <text:p>0.00916662</text:p>
          </table:table-cell>
          <table:table-cell office:value-type="float" office:value="0.00719561" calcext:value-type="float">
            <text:p>0.00719561</text:p>
          </table:table-cell>
          <table:table-cell office:value-type="float" office:value="0.0542434" calcext:value-type="float">
            <text:p>0.0542434</text:p>
          </table:table-cell>
          <table:table-cell office:value-type="float" office:value="0.00965494" calcext:value-type="float">
            <text:p>0.00965494</text:p>
          </table:table-cell>
          <table:table-cell office:value-type="float" office:value="0.00809644" calcext:value-type="float">
            <text:p>0.00809644</text:p>
          </table:table-cell>
          <table:table-cell office:value-type="float" office:value="0.011562" calcext:value-type="float">
            <text:p>0.011562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758365" calcext:value-type="float">
            <text:p>0.00758365</text:p>
          </table:table-cell>
          <table:table-cell office:value-type="float" office:value="0.00713284" calcext:value-type="float">
            <text:p>0.00713284</text:p>
          </table:table-cell>
          <table:table-cell office:value-type="float" office:value="0.049804" calcext:value-type="float">
            <text:p>0.049804</text:p>
          </table:table-cell>
          <table:table-cell office:value-type="float" office:value="0.00965573" calcext:value-type="float">
            <text:p>0.00965573</text:p>
          </table:table-cell>
          <table:table-cell office:value-type="float" office:value="0.00851093" calcext:value-type="float">
            <text:p>0.00851093</text:p>
          </table:table-cell>
          <table:table-cell office:value-type="float" office:value="0.0116102" calcext:value-type="float">
            <text:p>0.0116102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669308" calcext:value-type="float">
            <text:p>0.00669308</text:p>
          </table:table-cell>
          <table:table-cell office:value-type="float" office:value="0.0069856" calcext:value-type="float">
            <text:p>0.0069856</text:p>
          </table:table-cell>
          <table:table-cell office:value-type="float" office:value="0.0502686" calcext:value-type="float">
            <text:p>0.0502686</text:p>
          </table:table-cell>
          <table:table-cell office:value-type="float" office:value="0.00930874" calcext:value-type="float">
            <text:p>0.00930874</text:p>
          </table:table-cell>
          <table:table-cell office:value-type="float" office:value="0.00803683" calcext:value-type="float">
            <text:p>0.00803683</text:p>
          </table:table-cell>
          <table:table-cell office:value-type="float" office:value="0.0117712" calcext:value-type="float">
            <text:p>0.011771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683204" calcext:value-type="float">
            <text:p>0.00683204</text:p>
          </table:table-cell>
          <table:table-cell office:value-type="float" office:value="0.00706494" calcext:value-type="float">
            <text:p>0.00706494</text:p>
          </table:table-cell>
          <table:table-cell office:value-type="float" office:value="0.0497116" calcext:value-type="float">
            <text:p>0.0497116</text:p>
          </table:table-cell>
          <table:table-cell office:value-type="float" office:value="0.0100438" calcext:value-type="float">
            <text:p>0.0100438</text:p>
          </table:table-cell>
          <table:table-cell office:value-type="float" office:value="0.0080767" calcext:value-type="float">
            <text:p>0.0080767</text:p>
          </table:table-cell>
          <table:table-cell office:value-type="float" office:value="0.011791" calcext:value-type="float">
            <text:p>0.011791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694139" calcext:value-type="float">
            <text:p>0.00694139</text:p>
          </table:table-cell>
          <table:table-cell office:value-type="float" office:value="0.00716876" calcext:value-type="float">
            <text:p>0.00716876</text:p>
          </table:table-cell>
          <table:table-cell office:value-type="float" office:value="0.0549354" calcext:value-type="float">
            <text:p>0.0549354</text:p>
          </table:table-cell>
          <table:table-cell office:value-type="float" office:value="0.00951164" calcext:value-type="float">
            <text:p>0.00951164</text:p>
          </table:table-cell>
          <table:table-cell office:value-type="float" office:value="0.00818289" calcext:value-type="float">
            <text:p>0.00818289</text:p>
          </table:table-cell>
          <table:table-cell office:value-type="float" office:value="0.011474" calcext:value-type="float">
            <text:p>0.011474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670808" calcext:value-type="float">
            <text:p>0.00670808</text:p>
          </table:table-cell>
          <table:table-cell office:value-type="float" office:value="0.00740049" calcext:value-type="float">
            <text:p>0.00740049</text:p>
          </table:table-cell>
          <table:table-cell office:value-type="float" office:value="0.0574109" calcext:value-type="float">
            <text:p>0.0574109</text:p>
          </table:table-cell>
          <table:table-cell office:value-type="float" office:value="0.00961033" calcext:value-type="float">
            <text:p>0.00961033</text:p>
          </table:table-cell>
          <table:table-cell office:value-type="float" office:value="0.00841817" calcext:value-type="float">
            <text:p>0.00841817</text:p>
          </table:table-cell>
          <table:table-cell office:value-type="float" office:value="0.0119931" calcext:value-type="float">
            <text:p>0.0119931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967625" calcext:value-type="float">
            <text:p>0.00967625</text:p>
          </table:table-cell>
          <table:table-cell office:value-type="float" office:value="0.00701244" calcext:value-type="float">
            <text:p>0.00701244</text:p>
          </table:table-cell>
          <table:table-cell office:value-type="float" office:value="0.0519964" calcext:value-type="float">
            <text:p>0.0519964</text:p>
          </table:table-cell>
          <table:table-cell office:value-type="float" office:value="0.00956888" calcext:value-type="float">
            <text:p>0.00956888</text:p>
          </table:table-cell>
          <table:table-cell office:value-type="float" office:value="0.00845606" calcext:value-type="float">
            <text:p>0.00845606</text:p>
          </table:table-cell>
          <table:table-cell office:value-type="float" office:value="0.0120894" calcext:value-type="float">
            <text:p>0.012089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884292" calcext:value-type="float">
            <text:p>0.00884292</text:p>
          </table:table-cell>
          <table:table-cell office:value-type="float" office:value="0.00699744" calcext:value-type="float">
            <text:p>0.00699744</text:p>
          </table:table-cell>
          <table:table-cell office:value-type="float" office:value="0.0512421" calcext:value-type="float">
            <text:p>0.0512421</text:p>
          </table:table-cell>
          <table:table-cell office:value-type="float" office:value="0.00958822" calcext:value-type="float">
            <text:p>0.00958822</text:p>
          </table:table-cell>
          <table:table-cell office:value-type="float" office:value="0.00826184" calcext:value-type="float">
            <text:p>0.00826184</text:p>
          </table:table-cell>
          <table:table-cell office:value-type="float" office:value="0.0115056" calcext:value-type="float">
            <text:p>0.0115056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749207" calcext:value-type="float">
            <text:p>0.00749207</text:p>
          </table:table-cell>
          <table:table-cell office:value-type="float" office:value="0.00725916" calcext:value-type="float">
            <text:p>0.00725916</text:p>
          </table:table-cell>
          <table:table-cell office:value-type="float" office:value="0.0549026" calcext:value-type="float">
            <text:p>0.0549026</text:p>
          </table:table-cell>
          <table:table-cell office:value-type="float" office:value="0.00940979" calcext:value-type="float">
            <text:p>0.00940979</text:p>
          </table:table-cell>
          <table:table-cell office:value-type="float" office:value="0.00807986" calcext:value-type="float">
            <text:p>0.00807986</text:p>
          </table:table-cell>
          <table:table-cell office:value-type="float" office:value="0.0114357" calcext:value-type="float">
            <text:p>0.0114357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672506" calcext:value-type="float">
            <text:p>0.00672506</text:p>
          </table:table-cell>
          <table:table-cell office:value-type="float" office:value="0.00712968" calcext:value-type="float">
            <text:p>0.00712968</text:p>
          </table:table-cell>
          <table:table-cell office:value-type="float" office:value="0.0506772" calcext:value-type="float">
            <text:p>0.0506772</text:p>
          </table:table-cell>
          <table:table-cell office:value-type="float" office:value="0.00974376" calcext:value-type="float">
            <text:p>0.00974376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0.0115158" calcext:value-type="float">
            <text:p>0.0115158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683006" calcext:value-type="float">
            <text:p>0.00683006</text:p>
          </table:table-cell>
          <table:table-cell office:value-type="float" office:value="0.00714468" calcext:value-type="float">
            <text:p>0.00714468</text:p>
          </table:table-cell>
          <table:table-cell office:value-type="float" office:value="0.0516455" calcext:value-type="float">
            <text:p>0.0516455</text:p>
          </table:table-cell>
          <table:table-cell office:value-type="float" office:value="0.00968415" calcext:value-type="float">
            <text:p>0.00968415</text:p>
          </table:table-cell>
          <table:table-cell office:value-type="float" office:value="0.0080546" calcext:value-type="float">
            <text:p>0.0080546</text:p>
          </table:table-cell>
          <table:table-cell office:value-type="float" office:value="0.0114795" calcext:value-type="float">
            <text:p>0.0114795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965573" calcext:value-type="float">
            <text:p>0.00965573</text:p>
          </table:table-cell>
          <table:table-cell office:value-type="float" office:value="0.00696468" calcext:value-type="float">
            <text:p>0.00696468</text:p>
          </table:table-cell>
          <table:table-cell office:value-type="float" office:value="0.0529146" calcext:value-type="float">
            <text:p>0.0529146</text:p>
          </table:table-cell>
          <table:table-cell office:value-type="float" office:value="0.00938058" calcext:value-type="float">
            <text:p>0.00938058</text:p>
          </table:table-cell>
          <table:table-cell office:value-type="float" office:value="0.00807039" calcext:value-type="float">
            <text:p>0.00807039</text:p>
          </table:table-cell>
          <table:table-cell office:value-type="float" office:value="0.0122055" calcext:value-type="float">
            <text:p>0.0122055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85966" calcext:value-type="float">
            <text:p>0.0085966</text:p>
          </table:table-cell>
          <table:table-cell office:value-type="float" office:value="0.00696665" calcext:value-type="float">
            <text:p>0.00696665</text:p>
          </table:table-cell>
          <table:table-cell office:value-type="float" office:value="0.0548853" calcext:value-type="float">
            <text:p>0.0548853</text:p>
          </table:table-cell>
          <table:table-cell office:value-type="float" office:value="0.00969599" calcext:value-type="float">
            <text:p>0.00969599</text:p>
          </table:table-cell>
          <table:table-cell office:value-type="float" office:value="0.00794564" calcext:value-type="float">
            <text:p>0.00794564</text:p>
          </table:table-cell>
          <table:table-cell office:value-type="float" office:value="0.0119347" calcext:value-type="float">
            <text:p>0.0119347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679019" calcext:value-type="float">
            <text:p>0.00679019</text:p>
          </table:table-cell>
          <table:table-cell office:value-type="float" office:value="0.00724851" calcext:value-type="float">
            <text:p>0.00724851</text:p>
          </table:table-cell>
          <table:table-cell office:value-type="float" office:value="0.0497436" calcext:value-type="float">
            <text:p>0.0497436</text:p>
          </table:table-cell>
          <table:table-cell office:value-type="float" office:value="0.00947611" calcext:value-type="float">
            <text:p>0.00947611</text:p>
          </table:table-cell>
          <table:table-cell office:value-type="float" office:value="0.00800091" calcext:value-type="float">
            <text:p>0.00800091</text:p>
          </table:table-cell>
          <table:table-cell office:value-type="float" office:value="0.0116082" calcext:value-type="float">
            <text:p>0.0116082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801078" calcext:value-type="float">
            <text:p>0.00801078</text:p>
          </table:table-cell>
          <table:table-cell office:value-type="float" office:value="0.00700139" calcext:value-type="float">
            <text:p>0.00700139</text:p>
          </table:table-cell>
          <table:table-cell office:value-type="float" office:value="0.0504123" calcext:value-type="float">
            <text:p>0.0504123</text:p>
          </table:table-cell>
          <table:table-cell office:value-type="float" office:value="0.00975955" calcext:value-type="float">
            <text:p>0.00975955</text:p>
          </table:table-cell>
          <table:table-cell office:value-type="float" office:value="0.00803407" calcext:value-type="float">
            <text:p>0.00803407</text:p>
          </table:table-cell>
          <table:table-cell office:value-type="float" office:value="0.0117274" calcext:value-type="float">
            <text:p>0.0117274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871858" calcext:value-type="float">
            <text:p>0.00871858</text:p>
          </table:table-cell>
          <table:table-cell office:value-type="float" office:value="0.00702784" calcext:value-type="float">
            <text:p>0.00702784</text:p>
          </table:table-cell>
          <table:table-cell office:value-type="float" office:value="0.0491637" calcext:value-type="float">
            <text:p>0.0491637</text:p>
          </table:table-cell>
          <table:table-cell office:value-type="float" office:value="0.0101756" calcext:value-type="float">
            <text:p>0.0101756</text:p>
          </table:table-cell>
          <table:table-cell office:value-type="float" office:value="0.00866489" calcext:value-type="float">
            <text:p>0.00866489</text:p>
          </table:table-cell>
          <table:table-cell office:value-type="float" office:value="0.0117483" calcext:value-type="float">
            <text:p>0.0117483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72414" calcext:value-type="float">
            <text:p>0.0072414</text:p>
          </table:table-cell>
          <table:table-cell office:value-type="float" office:value="0.00707876" calcext:value-type="float">
            <text:p>0.00707876</text:p>
          </table:table-cell>
          <table:table-cell office:value-type="float" office:value="0.0581404" calcext:value-type="float">
            <text:p>0.0581404</text:p>
          </table:table-cell>
          <table:table-cell office:value-type="float" office:value="0.0094773" calcext:value-type="float">
            <text:p>0.0094773</text:p>
          </table:table-cell>
          <table:table-cell office:value-type="float" office:value="0.0088824" calcext:value-type="float">
            <text:p>0.0088824</text:p>
          </table:table-cell>
          <table:table-cell office:value-type="float" office:value="0.0114223" calcext:value-type="float">
            <text:p>0.0114223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669032" calcext:value-type="float">
            <text:p>0.00669032</text:p>
          </table:table-cell>
          <table:table-cell office:value-type="float" office:value="0.00708034" calcext:value-type="float">
            <text:p>0.00708034</text:p>
          </table:table-cell>
          <table:table-cell office:value-type="float" office:value="0.0504427" calcext:value-type="float">
            <text:p>0.0504427</text:p>
          </table:table-cell>
          <table:table-cell office:value-type="float" office:value="0.0096273" calcext:value-type="float">
            <text:p>0.0096273</text:p>
          </table:table-cell>
          <table:table-cell office:value-type="float" office:value="0.00808815" calcext:value-type="float">
            <text:p>0.00808815</text:p>
          </table:table-cell>
          <table:table-cell office:value-type="float" office:value="0.0122903" calcext:value-type="float">
            <text:p>0.0122903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647123" calcext:value-type="float">
            <text:p>0.00647123</text:p>
          </table:table-cell>
          <table:table-cell office:value-type="float" office:value="0.00742417" calcext:value-type="float">
            <text:p>0.00742417</text:p>
          </table:table-cell>
          <table:table-cell office:value-type="float" office:value="0.0496204" calcext:value-type="float">
            <text:p>0.0496204</text:p>
          </table:table-cell>
          <table:table-cell office:value-type="float" office:value="0.00956691" calcext:value-type="float">
            <text:p>0.00956691</text:p>
          </table:table-cell>
          <table:table-cell office:value-type="float" office:value="0.00818921" calcext:value-type="float">
            <text:p>0.00818921</text:p>
          </table:table-cell>
          <table:table-cell office:value-type="float" office:value="0.0115277" calcext:value-type="float">
            <text:p>0.0115277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953769" calcext:value-type="float">
            <text:p>0.00953769</text:p>
          </table:table-cell>
          <table:table-cell office:value-type="float" office:value="0.00713521" calcext:value-type="float">
            <text:p>0.00713521</text:p>
          </table:table-cell>
          <table:table-cell office:value-type="float" office:value="0.0504786" calcext:value-type="float">
            <text:p>0.0504786</text:p>
          </table:table-cell>
          <table:table-cell office:value-type="float" office:value="0.00947966" calcext:value-type="float">
            <text:p>0.00947966</text:p>
          </table:table-cell>
          <table:table-cell office:value-type="float" office:value="0.00802894" calcext:value-type="float">
            <text:p>0.00802894</text:p>
          </table:table-cell>
          <table:table-cell office:value-type="float" office:value="0.0115663" calcext:value-type="float">
            <text:p>0.0115663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661176" calcext:value-type="float">
            <text:p>0.00661176</text:p>
          </table:table-cell>
          <table:table-cell office:value-type="float" office:value="0.00699902" calcext:value-type="float">
            <text:p>0.00699902</text:p>
          </table:table-cell>
          <table:table-cell office:value-type="float" office:value="0.0537093" calcext:value-type="float">
            <text:p>0.0537093</text:p>
          </table:table-cell>
          <table:table-cell office:value-type="float" office:value="0.00968928" calcext:value-type="float">
            <text:p>0.00968928</text:p>
          </table:table-cell>
          <table:table-cell office:value-type="float" office:value="0.00839132" calcext:value-type="float">
            <text:p>0.00839132</text:p>
          </table:table-cell>
          <table:table-cell office:value-type="float" office:value="0.0114925" calcext:value-type="float">
            <text:p>0.011492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64582" calcext:value-type="float">
            <text:p>0.0064582</text:p>
          </table:table-cell>
          <table:table-cell office:value-type="float" office:value="0.00701402" calcext:value-type="float">
            <text:p>0.00701402</text:p>
          </table:table-cell>
          <table:table-cell office:value-type="float" office:value="0.0507755" calcext:value-type="float">
            <text:p>0.0507755</text:p>
          </table:table-cell>
          <table:table-cell office:value-type="float" office:value="0.00956612" calcext:value-type="float">
            <text:p>0.00956612</text:p>
          </table:table-cell>
          <table:table-cell office:value-type="float" office:value="0.00795946" calcext:value-type="float">
            <text:p>0.00795946</text:p>
          </table:table-cell>
          <table:table-cell office:value-type="float" office:value="0.0114452" calcext:value-type="float">
            <text:p>0.0114452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643807" calcext:value-type="float">
            <text:p>0.00643807</text:p>
          </table:table-cell>
          <table:table-cell office:value-type="float" office:value="0.00696586" calcext:value-type="float">
            <text:p>0.00696586</text:p>
          </table:table-cell>
          <table:table-cell office:value-type="float" office:value="0.0505757" calcext:value-type="float">
            <text:p>0.0505757</text:p>
          </table:table-cell>
          <table:table-cell office:value-type="float" office:value="0.00983968" calcext:value-type="float">
            <text:p>0.00983968</text:p>
          </table:table-cell>
          <table:table-cell office:value-type="float" office:value="0.00829105" calcext:value-type="float">
            <text:p>0.00829105</text:p>
          </table:table-cell>
          <table:table-cell office:value-type="float" office:value="0.0117239" calcext:value-type="float">
            <text:p>0.0117239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640689" calcext:value-type="float">
            <text:p>0.00640689</text:p>
          </table:table-cell>
          <table:table-cell office:value-type="float" office:value="0.00698836" calcext:value-type="float">
            <text:p>0.00698836</text:p>
          </table:table-cell>
          <table:table-cell office:value-type="float" office:value="0.0492403" calcext:value-type="float">
            <text:p>0.0492403</text:p>
          </table:table-cell>
          <table:table-cell office:value-type="float" office:value="0.00950967" calcext:value-type="float">
            <text:p>0.00950967</text:p>
          </table:table-cell>
          <table:table-cell office:value-type="float" office:value="0.00833843" calcext:value-type="float">
            <text:p>0.00833843</text:p>
          </table:table-cell>
          <table:table-cell office:value-type="float" office:value="0.0126124" calcext:value-type="float">
            <text:p>0.0126124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651347" calcext:value-type="float">
            <text:p>0.00651347</text:p>
          </table:table-cell>
          <table:table-cell office:value-type="float" office:value="0.00703257" calcext:value-type="float">
            <text:p>0.00703257</text:p>
          </table:table-cell>
          <table:table-cell office:value-type="float" office:value="0.0560952" calcext:value-type="float">
            <text:p>0.0560952</text:p>
          </table:table-cell>
          <table:table-cell office:value-type="float" office:value="0.00942598" calcext:value-type="float">
            <text:p>0.00942598</text:p>
          </table:table-cell>
          <table:table-cell office:value-type="float" office:value="0.00861752" calcext:value-type="float">
            <text:p>0.00861752</text:p>
          </table:table-cell>
          <table:table-cell office:value-type="float" office:value="0.0115727" calcext:value-type="float">
            <text:p>0.0115727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637728" calcext:value-type="float">
            <text:p>0.00637728</text:p>
          </table:table-cell>
          <table:table-cell office:value-type="float" office:value="0.0070306" calcext:value-type="float">
            <text:p>0.0070306</text:p>
          </table:table-cell>
          <table:table-cell office:value-type="float" office:value="0.0499706" calcext:value-type="float">
            <text:p>0.0499706</text:p>
          </table:table-cell>
          <table:table-cell office:value-type="float" office:value="0.00941335" calcext:value-type="float">
            <text:p>0.00941335</text:p>
          </table:table-cell>
          <table:table-cell office:value-type="float" office:value="0.00795512" calcext:value-type="float">
            <text:p>0.00795512</text:p>
          </table:table-cell>
          <table:table-cell office:value-type="float" office:value="0.011474" calcext:value-type="float">
            <text:p>0.011474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643018" calcext:value-type="float">
            <text:p>0.00643018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504802" calcext:value-type="float">
            <text:p>0.0504802</text:p>
          </table:table-cell>
          <table:table-cell office:value-type="float" office:value="0.00945322" calcext:value-type="float">
            <text:p>0.00945322</text:p>
          </table:table-cell>
          <table:table-cell office:value-type="float" office:value="0.0082504" calcext:value-type="float">
            <text:p>0.0082504</text:p>
          </table:table-cell>
          <table:table-cell office:value-type="float" office:value="0.0116796" calcext:value-type="float">
            <text:p>0.011679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63307" calcext:value-type="float">
            <text:p>0.0063307</text:p>
          </table:table-cell>
          <table:table-cell office:value-type="float" office:value="0.00701284" calcext:value-type="float">
            <text:p>0.00701284</text:p>
          </table:table-cell>
          <table:table-cell office:value-type="float" office:value="0.0499946" calcext:value-type="float">
            <text:p>0.0499946</text:p>
          </table:table-cell>
          <table:table-cell office:value-type="float" office:value="0.0102258" calcext:value-type="float">
            <text:p>0.0102258</text:p>
          </table:table-cell>
          <table:table-cell office:value-type="float" office:value="0.00799104" calcext:value-type="float">
            <text:p>0.00799104</text:p>
          </table:table-cell>
          <table:table-cell office:value-type="float" office:value="0.0115403" calcext:value-type="float">
            <text:p>0.0115403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633149" calcext:value-type="float">
            <text:p>0.00633149</text:p>
          </table:table-cell>
          <table:table-cell office:value-type="float" office:value="0.00714982" calcext:value-type="float">
            <text:p>0.00714982</text:p>
          </table:table-cell>
          <table:table-cell office:value-type="float" office:value="0.0534215" calcext:value-type="float">
            <text:p>0.0534215</text:p>
          </table:table-cell>
          <table:table-cell office:value-type="float" office:value="0.00951677" calcext:value-type="float">
            <text:p>0.00951677</text:p>
          </table:table-cell>
          <table:table-cell office:value-type="float" office:value="0.00814144" calcext:value-type="float">
            <text:p>0.00814144</text:p>
          </table:table-cell>
          <table:table-cell office:value-type="float" office:value="0.0114483" calcext:value-type="float">
            <text:p>0.0114483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640728" calcext:value-type="float">
            <text:p>0.00640728</text:p>
          </table:table-cell>
          <table:table-cell office:value-type="float" office:value="0.00707205" calcext:value-type="float">
            <text:p>0.00707205</text:p>
          </table:table-cell>
          <table:table-cell office:value-type="float" office:value="0.0538956" calcext:value-type="float">
            <text:p>0.0538956</text:p>
          </table:table-cell>
          <table:table-cell office:value-type="float" office:value="0.00984679" calcext:value-type="float">
            <text:p>0.00984679</text:p>
          </table:table-cell>
          <table:table-cell office:value-type="float" office:value="0.00834672" calcext:value-type="float">
            <text:p>0.00834672</text:p>
          </table:table-cell>
          <table:table-cell office:value-type="float" office:value="0.0123515" calcext:value-type="float">
            <text:p>0.0123515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633267" calcext:value-type="float">
            <text:p>0.00633267</text:p>
          </table:table-cell>
          <table:table-cell office:value-type="float" office:value="0.0069252" calcext:value-type="float">
            <text:p>0.0069252</text:p>
          </table:table-cell>
          <table:table-cell office:value-type="float" office:value="0.0491897" calcext:value-type="float">
            <text:p>0.0491897</text:p>
          </table:table-cell>
          <table:table-cell office:value-type="float" office:value="0.00973231" calcext:value-type="float">
            <text:p>0.00973231</text:p>
          </table:table-cell>
          <table:table-cell office:value-type="float" office:value="0.00814184" calcext:value-type="float">
            <text:p>0.00814184</text:p>
          </table:table-cell>
          <table:table-cell office:value-type="float" office:value="0.0114728" calcext:value-type="float">
            <text:p>0.0114728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637688" calcext:value-type="float">
            <text:p>0.00637688</text:p>
          </table:table-cell>
          <table:table-cell office:value-type="float" office:value="0.00729627" calcext:value-type="float">
            <text:p>0.00729627</text:p>
          </table:table-cell>
          <table:table-cell office:value-type="float" office:value="0.0494657" calcext:value-type="float">
            <text:p>0.0494657</text:p>
          </table:table-cell>
          <table:table-cell office:value-type="float" office:value="0.00970428" calcext:value-type="float">
            <text:p>0.00970428</text:p>
          </table:table-cell>
          <table:table-cell office:value-type="float" office:value="0.00835382" calcext:value-type="float">
            <text:p>0.00835382</text:p>
          </table:table-cell>
          <table:table-cell office:value-type="float" office:value="0.0115837" calcext:value-type="float">
            <text:p>0.0115837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634372" calcext:value-type="float">
            <text:p>0.00634372</text:p>
          </table:table-cell>
          <table:table-cell office:value-type="float" office:value="0.00710876" calcext:value-type="float">
            <text:p>0.00710876</text:p>
          </table:table-cell>
          <table:table-cell office:value-type="float" office:value="0.054828" calcext:value-type="float">
            <text:p>0.054828</text:p>
          </table:table-cell>
          <table:table-cell office:value-type="float" office:value="0.00932532" calcext:value-type="float">
            <text:p>0.00932532</text:p>
          </table:table-cell>
          <table:table-cell office:value-type="float" office:value="0.00804078" calcext:value-type="float">
            <text:p>0.00804078</text:p>
          </table:table-cell>
          <table:table-cell office:value-type="float" office:value="0.0114673" calcext:value-type="float">
            <text:p>0.0114673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649176" calcext:value-type="float">
            <text:p>0.00649176</text:p>
          </table:table-cell>
          <table:table-cell office:value-type="float" office:value="0.00700376" calcext:value-type="float">
            <text:p>0.00700376</text:p>
          </table:table-cell>
          <table:table-cell office:value-type="float" office:value="0.0492099" calcext:value-type="float">
            <text:p>0.0492099</text:p>
          </table:table-cell>
          <table:table-cell office:value-type="float" office:value="0.00988587" calcext:value-type="float">
            <text:p>0.00988587</text:p>
          </table:table-cell>
          <table:table-cell office:value-type="float" office:value="0.0086116" calcext:value-type="float">
            <text:p>0.0086116</text:p>
          </table:table-cell>
          <table:table-cell office:value-type="float" office:value="0.0114452" calcext:value-type="float">
            <text:p>0.0114452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71589" calcext:value-type="float">
            <text:p>0.0071589</text:p>
          </table:table-cell>
          <table:table-cell office:value-type="float" office:value="0.0502599" calcext:value-type="float">
            <text:p>0.0502599</text:p>
          </table:table-cell>
          <table:table-cell office:value-type="float" office:value="0.00962059" calcext:value-type="float">
            <text:p>0.00962059</text:p>
          </table:table-cell>
          <table:table-cell office:value-type="float" office:value="0.00815131" calcext:value-type="float">
            <text:p>0.00815131</text:p>
          </table:table-cell>
          <table:table-cell office:value-type="float" office:value="0.0115711" calcext:value-type="float">
            <text:p>0.0115711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65265" calcext:value-type="float">
            <text:p>0.0065265</text:p>
          </table:table-cell>
          <table:table-cell office:value-type="float" office:value="0.0069777" calcext:value-type="float">
            <text:p>0.0069777</text:p>
          </table:table-cell>
          <table:table-cell office:value-type="float" office:value="0.0509886" calcext:value-type="float">
            <text:p>0.0509886</text:p>
          </table:table-cell>
          <table:table-cell office:value-type="float" office:value="0.00997271" calcext:value-type="float">
            <text:p>0.00997271</text:p>
          </table:table-cell>
          <table:table-cell office:value-type="float" office:value="0.00849199" calcext:value-type="float">
            <text:p>0.00849199</text:p>
          </table:table-cell>
          <table:table-cell office:value-type="float" office:value="0.0114483" calcext:value-type="float">
            <text:p>0.0114483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676848" calcext:value-type="float">
            <text:p>0.00676848</text:p>
          </table:table-cell>
          <table:table-cell office:value-type="float" office:value="0.00710955" calcext:value-type="float">
            <text:p>0.00710955</text:p>
          </table:table-cell>
          <table:table-cell office:value-type="float" office:value="0.0565618" calcext:value-type="float">
            <text:p>0.0565618</text:p>
          </table:table-cell>
          <table:table-cell office:value-type="float" office:value="0.00940308" calcext:value-type="float">
            <text:p>0.00940308</text:p>
          </table:table-cell>
          <table:table-cell office:value-type="float" office:value="0.00813868" calcext:value-type="float">
            <text:p>0.00813868</text:p>
          </table:table-cell>
          <table:table-cell office:value-type="float" office:value="0.0118312" calcext:value-type="float">
            <text:p>0.011831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650676" calcext:value-type="float">
            <text:p>0.00650676</text:p>
          </table:table-cell>
          <table:table-cell office:value-type="float" office:value="0.00699428" calcext:value-type="float">
            <text:p>0.00699428</text:p>
          </table:table-cell>
          <table:table-cell office:value-type="float" office:value="0.0521591" calcext:value-type="float">
            <text:p>0.0521591</text:p>
          </table:table-cell>
          <table:table-cell office:value-type="float" office:value="0.00946387" calcext:value-type="float">
            <text:p>0.00946387</text:p>
          </table:table-cell>
          <table:table-cell office:value-type="float" office:value="0.00817894" calcext:value-type="float">
            <text:p>0.00817894</text:p>
          </table:table-cell>
          <table:table-cell office:value-type="float" office:value="0.0114728" calcext:value-type="float">
            <text:p>0.0114728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876239" calcext:value-type="float">
            <text:p>0.00876239</text:p>
          </table:table-cell>
          <table:table-cell office:value-type="float" office:value="0.00714942" calcext:value-type="float">
            <text:p>0.00714942</text:p>
          </table:table-cell>
          <table:table-cell office:value-type="float" office:value="0.0504549" calcext:value-type="float">
            <text:p>0.0504549</text:p>
          </table:table-cell>
          <table:table-cell office:value-type="float" office:value="0.00951006" calcext:value-type="float">
            <text:p>0.00951006</text:p>
          </table:table-cell>
          <table:table-cell office:value-type="float" office:value="0.00849791" calcext:value-type="float">
            <text:p>0.00849791</text:p>
          </table:table-cell>
          <table:table-cell office:value-type="float" office:value="0.0118214" calcext:value-type="float">
            <text:p>0.0118214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97856" calcext:value-type="float">
            <text:p>0.0097856</text:p>
          </table:table-cell>
          <table:table-cell office:value-type="float" office:value="0.00710284" calcext:value-type="float">
            <text:p>0.00710284</text:p>
          </table:table-cell>
          <table:table-cell office:value-type="float" office:value="0.0522092" calcext:value-type="float">
            <text:p>0.0522092</text:p>
          </table:table-cell>
          <table:table-cell office:value-type="float" office:value="0.00957164" calcext:value-type="float">
            <text:p>0.00957164</text:p>
          </table:table-cell>
          <table:table-cell office:value-type="float" office:value="0.00810434" calcext:value-type="float">
            <text:p>0.00810434</text:p>
          </table:table-cell>
          <table:table-cell office:value-type="float" office:value="0.0116761" calcext:value-type="float">
            <text:p>0.0116761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657663" calcext:value-type="float">
            <text:p>0.00657663</text:p>
          </table:table-cell>
          <table:table-cell office:value-type="float" office:value="0.00712179" calcext:value-type="float">
            <text:p>0.00712179</text:p>
          </table:table-cell>
          <table:table-cell office:value-type="float" office:value="0.0554111" calcext:value-type="float">
            <text:p>0.0554111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05144" calcext:value-type="float">
            <text:p>0.00805144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64511" calcext:value-type="float">
            <text:p>0.0064511</text:p>
          </table:table-cell>
          <table:table-cell office:value-type="float" office:value="0.00696112" calcext:value-type="float">
            <text:p>0.00696112</text:p>
          </table:table-cell>
          <table:table-cell office:value-type="float" office:value="0.0508891" calcext:value-type="float">
            <text:p>0.0508891</text:p>
          </table:table-cell>
          <table:table-cell office:value-type="float" office:value="0.0098306" calcext:value-type="float">
            <text:p>0.0098306</text:p>
          </table:table-cell>
          <table:table-cell office:value-type="float" office:value="0.00796143" calcext:value-type="float">
            <text:p>0.00796143</text:p>
          </table:table-cell>
          <table:table-cell office:value-type="float" office:value="0.0120258" calcext:value-type="float">
            <text:p>0.012025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633504" calcext:value-type="float">
            <text:p>0.00633504</text:p>
          </table:table-cell>
          <table:table-cell office:value-type="float" office:value="0.00697376" calcext:value-type="float">
            <text:p>0.00697376</text:p>
          </table:table-cell>
          <table:table-cell office:value-type="float" office:value="0.0515665" calcext:value-type="float">
            <text:p>0.0515665</text:p>
          </table:table-cell>
          <table:table-cell office:value-type="float" office:value="0.00948243" calcext:value-type="float">
            <text:p>0.00948243</text:p>
          </table:table-cell>
          <table:table-cell office:value-type="float" office:value="0.00820539" calcext:value-type="float">
            <text:p>0.00820539</text:p>
          </table:table-cell>
          <table:table-cell office:value-type="float" office:value="0.011941" calcext:value-type="float">
            <text:p>0.011941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642386" calcext:value-type="float">
            <text:p>0.00642386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0517272" calcext:value-type="float">
            <text:p>0.0517272</text:p>
          </table:table-cell>
          <table:table-cell office:value-type="float" office:value="0.00980889" calcext:value-type="float">
            <text:p>0.00980889</text:p>
          </table:table-cell>
          <table:table-cell office:value-type="float" office:value="0.00880858" calcext:value-type="float">
            <text:p>0.00880858</text:p>
          </table:table-cell>
          <table:table-cell office:value-type="float" office:value="0.011485" calcext:value-type="float">
            <text:p>0.011485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642031" calcext:value-type="float">
            <text:p>0.00642031</text:p>
          </table:table-cell>
          <table:table-cell office:value-type="float" office:value="0.00696586" calcext:value-type="float">
            <text:p>0.00696586</text:p>
          </table:table-cell>
          <table:table-cell office:value-type="float" office:value="0.0587136" calcext:value-type="float">
            <text:p>0.0587136</text:p>
          </table:table-cell>
          <table:table-cell office:value-type="float" office:value="0.00952427" calcext:value-type="float">
            <text:p>0.00952427</text:p>
          </table:table-cell>
          <table:table-cell office:value-type="float" office:value="0.00806841" calcext:value-type="float">
            <text:p>0.00806841</text:p>
          </table:table-cell>
          <table:table-cell office:value-type="float" office:value="0.0115273" calcext:value-type="float">
            <text:p>0.0115273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647478" calcext:value-type="float">
            <text:p>0.00647478</text:p>
          </table:table-cell>
          <table:table-cell office:value-type="float" office:value="0.00709573" calcext:value-type="float">
            <text:p>0.00709573</text:p>
          </table:table-cell>
          <table:table-cell office:value-type="float" office:value="0.0502125" calcext:value-type="float">
            <text:p>0.0502125</text:p>
          </table:table-cell>
          <table:table-cell office:value-type="float" office:value="0.0097027" calcext:value-type="float">
            <text:p>0.0097027</text:p>
          </table:table-cell>
          <table:table-cell office:value-type="float" office:value="0.00881884" calcext:value-type="float">
            <text:p>0.00881884</text:p>
          </table:table-cell>
          <table:table-cell office:value-type="float" office:value="0.0120499" calcext:value-type="float">
            <text:p>0.0120499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638517" calcext:value-type="float">
            <text:p>0.00638517</text:p>
          </table:table-cell>
          <table:table-cell office:value-type="float" office:value="0.00759905" calcext:value-type="float">
            <text:p>0.00759905</text:p>
          </table:table-cell>
          <table:table-cell office:value-type="float" office:value="0.0503468" calcext:value-type="float">
            <text:p>0.0503468</text:p>
          </table:table-cell>
          <table:table-cell office:value-type="float" office:value="0.00959296" calcext:value-type="float">
            <text:p>0.00959296</text:p>
          </table:table-cell>
          <table:table-cell office:value-type="float" office:value="0.00864634" calcext:value-type="float">
            <text:p>0.00864634</text:p>
          </table:table-cell>
          <table:table-cell office:value-type="float" office:value="0.0115281" calcext:value-type="float">
            <text:p>0.011528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650755" calcext:value-type="float">
            <text:p>0.00650755</text:p>
          </table:table-cell>
          <table:table-cell office:value-type="float" office:value="0.00702113" calcext:value-type="float">
            <text:p>0.00702113</text:p>
          </table:table-cell>
          <table:table-cell office:value-type="float" office:value="0.0527899" calcext:value-type="float">
            <text:p>0.0527899</text:p>
          </table:table-cell>
          <table:table-cell office:value-type="float" office:value="0.00937584" calcext:value-type="float">
            <text:p>0.00937584</text:p>
          </table:table-cell>
          <table:table-cell office:value-type="float" office:value="0.0080013" calcext:value-type="float">
            <text:p>0.0080013</text:p>
          </table:table-cell>
          <table:table-cell office:value-type="float" office:value="0.0116457" calcext:value-type="float">
            <text:p>0.0116457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690783" calcext:value-type="float">
            <text:p>0.00690783</text:p>
          </table:table-cell>
          <table:table-cell office:value-type="float" office:value="0.00714982" calcext:value-type="float">
            <text:p>0.00714982</text:p>
          </table:table-cell>
          <table:table-cell office:value-type="float" office:value="0.0638166" calcext:value-type="float">
            <text:p>0.0638166</text:p>
          </table:table-cell>
          <table:table-cell office:value-type="float" office:value="0.0099889" calcext:value-type="float">
            <text:p>0.0099889</text:p>
          </table:table-cell>
          <table:table-cell office:value-type="float" office:value="0.00871739" calcext:value-type="float">
            <text:p>0.00871739</text:p>
          </table:table-cell>
          <table:table-cell office:value-type="float" office:value="0.0116966" calcext:value-type="float">
            <text:p>0.0116966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635517" calcext:value-type="float">
            <text:p>0.00635517</text:p>
          </table:table-cell>
          <table:table-cell office:value-type="float" office:value="0.00697376" calcext:value-type="float">
            <text:p>0.00697376</text:p>
          </table:table-cell>
          <table:table-cell office:value-type="float" office:value="0.0516451" calcext:value-type="float">
            <text:p>0.0516451</text:p>
          </table:table-cell>
          <table:table-cell office:value-type="float" office:value="0.00962138" calcext:value-type="float">
            <text:p>0.00962138</text:p>
          </table:table-cell>
          <table:table-cell office:value-type="float" office:value="0.00809131" calcext:value-type="float">
            <text:p>0.00809131</text:p>
          </table:table-cell>
          <table:table-cell office:value-type="float" office:value="0.0116307" calcext:value-type="float">
            <text:p>0.0116307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632793" calcext:value-type="float">
            <text:p>0.00632793</text:p>
          </table:table-cell>
          <table:table-cell office:value-type="float" office:value="0.00712376" calcext:value-type="float">
            <text:p>0.00712376</text:p>
          </table:table-cell>
          <table:table-cell office:value-type="float" office:value="0.0495162" calcext:value-type="float">
            <text:p>0.0495162</text:p>
          </table:table-cell>
          <table:table-cell office:value-type="float" office:value="0.00944137" calcext:value-type="float">
            <text:p>0.00944137</text:p>
          </table:table-cell>
          <table:table-cell office:value-type="float" office:value="0.00808697" calcext:value-type="float">
            <text:p>0.00808697</text:p>
          </table:table-cell>
          <table:table-cell office:value-type="float" office:value="0.0120077" calcext:value-type="float">
            <text:p>0.0120077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708744" calcext:value-type="float">
            <text:p>0.00708744</text:p>
          </table:table-cell>
          <table:table-cell office:value-type="float" office:value="0.0499946" calcext:value-type="float">
            <text:p>0.0499946</text:p>
          </table:table-cell>
          <table:table-cell office:value-type="float" office:value="0.00956809" calcext:value-type="float">
            <text:p>0.0095680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119161" calcext:value-type="float">
            <text:p>0.0119161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63303" calcext:value-type="float">
            <text:p>0.0063303</text:p>
          </table:table-cell>
          <table:table-cell office:value-type="float" office:value="0.00693665" calcext:value-type="float">
            <text:p>0.00693665</text:p>
          </table:table-cell>
          <table:table-cell office:value-type="float" office:value="0.0545924" calcext:value-type="float">
            <text:p>0.0545924</text:p>
          </table:table-cell>
          <table:table-cell office:value-type="float" office:value="0.00933005" calcext:value-type="float">
            <text:p>0.00933005</text:p>
          </table:table-cell>
          <table:table-cell office:value-type="float" office:value="0.00810394" calcext:value-type="float">
            <text:p>0.00810394</text:p>
          </table:table-cell>
          <table:table-cell office:value-type="float" office:value="0.0120349" calcext:value-type="float">
            <text:p>0.0120349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634333" calcext:value-type="float">
            <text:p>0.00634333</text:p>
          </table:table-cell>
          <table:table-cell office:value-type="float" office:value="0.00717508" calcext:value-type="float">
            <text:p>0.00717508</text:p>
          </table:table-cell>
          <table:table-cell office:value-type="float" office:value="0.053354" calcext:value-type="float">
            <text:p>0.053354</text:p>
          </table:table-cell>
          <table:table-cell office:value-type="float" office:value="0.00968217" calcext:value-type="float">
            <text:p>0.00968217</text:p>
          </table:table-cell>
          <table:table-cell office:value-type="float" office:value="0.00809368" calcext:value-type="float">
            <text:p>0.00809368</text:p>
          </table:table-cell>
          <table:table-cell office:value-type="float" office:value="0.0114815" calcext:value-type="float">
            <text:p>0.0114815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635675" calcext:value-type="float">
            <text:p>0.00635675</text:p>
          </table:table-cell>
          <table:table-cell office:value-type="float" office:value="0.00689915" calcext:value-type="float">
            <text:p>0.00689915</text:p>
          </table:table-cell>
          <table:table-cell office:value-type="float" office:value="0.0536418" calcext:value-type="float">
            <text:p>0.0536418</text:p>
          </table:table-cell>
          <table:table-cell office:value-type="float" office:value="0.00985073" calcext:value-type="float">
            <text:p>0.00985073</text:p>
          </table:table-cell>
          <table:table-cell office:value-type="float" office:value="0.00822829" calcext:value-type="float">
            <text:p>0.00822829</text:p>
          </table:table-cell>
          <table:table-cell office:value-type="float" office:value="0.0116212" calcext:value-type="float">
            <text:p>0.0116212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643531" calcext:value-type="float">
            <text:p>0.00643531</text:p>
          </table:table-cell>
          <table:table-cell office:value-type="float" office:value="0.00717429" calcext:value-type="float">
            <text:p>0.00717429</text:p>
          </table:table-cell>
          <table:table-cell office:value-type="float" office:value="0.0520553" calcext:value-type="float">
            <text:p>0.0520553</text:p>
          </table:table-cell>
          <table:table-cell office:value-type="float" office:value="0.00942203" calcext:value-type="float">
            <text:p>0.00942203</text:p>
          </table:table-cell>
          <table:table-cell office:value-type="float" office:value="0.0080471" calcext:value-type="float">
            <text:p>0.0080471</text:p>
          </table:table-cell>
          <table:table-cell office:value-type="float" office:value="0.0117724" calcext:value-type="float">
            <text:p>0.0117724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636741" calcext:value-type="float">
            <text:p>0.00636741</text:p>
          </table:table-cell>
          <table:table-cell office:value-type="float" office:value="0.00695323" calcext:value-type="float">
            <text:p>0.00695323</text:p>
          </table:table-cell>
          <table:table-cell office:value-type="float" office:value="0.0528992" calcext:value-type="float">
            <text:p>0.0528992</text:p>
          </table:table-cell>
          <table:table-cell office:value-type="float" office:value="0.00947611" calcext:value-type="float">
            <text:p>0.00947611</text:p>
          </table:table-cell>
          <table:table-cell office:value-type="float" office:value="0.00824526" calcext:value-type="float">
            <text:p>0.00824526</text:p>
          </table:table-cell>
          <table:table-cell office:value-type="float" office:value="0.0115044" calcext:value-type="float">
            <text:p>0.0115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658097" calcext:value-type="float">
            <text:p>0.00658097</text:p>
          </table:table-cell>
          <table:table-cell office:value-type="float" office:value="0.0070385" calcext:value-type="float">
            <text:p>0.0070385</text:p>
          </table:table-cell>
          <table:table-cell office:value-type="float" office:value="0.0529498" calcext:value-type="float">
            <text:p>0.0529498</text:p>
          </table:table-cell>
          <table:table-cell office:value-type="float" office:value="0.00930795" calcext:value-type="float">
            <text:p>0.00930795</text:p>
          </table:table-cell>
          <table:table-cell office:value-type="float" office:value="0.00792906" calcext:value-type="float">
            <text:p>0.00792906</text:p>
          </table:table-cell>
          <table:table-cell office:value-type="float" office:value="0.0115059" calcext:value-type="float">
            <text:p>0.0115059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640649" calcext:value-type="float">
            <text:p>0.00640649</text:p>
          </table:table-cell>
          <table:table-cell office:value-type="float" office:value="0.00711271" calcext:value-type="float">
            <text:p>0.00711271</text:p>
          </table:table-cell>
          <table:table-cell office:value-type="float" office:value="0.0538364" calcext:value-type="float">
            <text:p>0.0538364</text:p>
          </table:table-cell>
          <table:table-cell office:value-type="float" office:value="0.00957875" calcext:value-type="float">
            <text:p>0.00957875</text:p>
          </table:table-cell>
          <table:table-cell office:value-type="float" office:value="0.00850975" calcext:value-type="float">
            <text:p>0.00850975</text:p>
          </table:table-cell>
          <table:table-cell office:value-type="float" office:value="0.0122035" calcext:value-type="float">
            <text:p>0.0122035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640373" calcext:value-type="float">
            <text:p>0.00640373</text:p>
          </table:table-cell>
          <table:table-cell office:value-type="float" office:value="0.00701363" calcext:value-type="float">
            <text:p>0.00701363</text:p>
          </table:table-cell>
          <table:table-cell office:value-type="float" office:value="0.0550672" calcext:value-type="float">
            <text:p>0.0550672</text:p>
          </table:table-cell>
          <table:table-cell office:value-type="float" office:value="0.00969046" calcext:value-type="float">
            <text:p>0.00969046</text:p>
          </table:table-cell>
          <table:table-cell office:value-type="float" office:value="0.00811223" calcext:value-type="float">
            <text:p>0.00811223</text:p>
          </table:table-cell>
          <table:table-cell office:value-type="float" office:value="0.0120614" calcext:value-type="float">
            <text:p>0.0120614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653913" calcext:value-type="float">
            <text:p>0.00653913</text:p>
          </table:table-cell>
          <table:table-cell office:value-type="float" office:value="0.00691573" calcext:value-type="float">
            <text:p>0.00691573</text:p>
          </table:table-cell>
          <table:table-cell office:value-type="float" office:value="0.0523766" calcext:value-type="float">
            <text:p>0.0523766</text:p>
          </table:table-cell>
          <table:table-cell office:value-type="float" office:value="0.00946585" calcext:value-type="float">
            <text:p>0.00946585</text:p>
          </table:table-cell>
          <table:table-cell office:value-type="float" office:value="0.00826895" calcext:value-type="float">
            <text:p>0.00826895</text:p>
          </table:table-cell>
          <table:table-cell office:value-type="float" office:value="0.011429" calcext:value-type="float">
            <text:p>0.011429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632991" calcext:value-type="float">
            <text:p>0.00632991</text:p>
          </table:table-cell>
          <table:table-cell office:value-type="float" office:value="0.00698797" calcext:value-type="float">
            <text:p>0.00698797</text:p>
          </table:table-cell>
          <table:table-cell office:value-type="float" office:value="0.0496587" calcext:value-type="float">
            <text:p>0.0496587</text:p>
          </table:table-cell>
          <table:table-cell office:value-type="float" office:value="0.00973862" calcext:value-type="float">
            <text:p>0.00973862</text:p>
          </table:table-cell>
          <table:table-cell office:value-type="float" office:value="0.00798038" calcext:value-type="float">
            <text:p>0.00798038</text:p>
          </table:table-cell>
          <table:table-cell office:value-type="float" office:value="0.0115987" calcext:value-type="float">
            <text:p>0.0115987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638596" calcext:value-type="float">
            <text:p>0.00638596</text:p>
          </table:table-cell>
          <table:table-cell office:value-type="float" office:value="0.00770761" calcext:value-type="float">
            <text:p>0.00770761</text:p>
          </table:table-cell>
          <table:table-cell office:value-type="float" office:value="0.0495687" calcext:value-type="float">
            <text:p>0.0495687</text:p>
          </table:table-cell>
          <table:table-cell office:value-type="float" office:value="0.00946822" calcext:value-type="float">
            <text:p>0.00946822</text:p>
          </table:table-cell>
          <table:table-cell office:value-type="float" office:value="0.00837869" calcext:value-type="float">
            <text:p>0.00837869</text:p>
          </table:table-cell>
          <table:table-cell office:value-type="float" office:value="0.0115845" calcext:value-type="float">
            <text:p>0.0115845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640294" calcext:value-type="float">
            <text:p>0.00640294</text:p>
          </table:table-cell>
          <table:table-cell office:value-type="float" office:value="0.00701639" calcext:value-type="float">
            <text:p>0.00701639</text:p>
          </table:table-cell>
          <table:table-cell office:value-type="float" office:value="0.052709" calcext:value-type="float">
            <text:p>0.052709</text:p>
          </table:table-cell>
          <table:table-cell office:value-type="float" office:value="0.00933005" calcext:value-type="float">
            <text:p>0.00933005</text:p>
          </table:table-cell>
          <table:table-cell office:value-type="float" office:value="0.00811657" calcext:value-type="float">
            <text:p>0.00811657</text:p>
          </table:table-cell>
          <table:table-cell office:value-type="float" office:value="0.0118111" calcext:value-type="float">
            <text:p>0.0118111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654466" calcext:value-type="float">
            <text:p>0.00654466</text:p>
          </table:table-cell>
          <table:table-cell office:value-type="float" office:value="0.00762787" calcext:value-type="float">
            <text:p>0.00762787</text:p>
          </table:table-cell>
          <table:table-cell office:value-type="float" office:value="0.0524666" calcext:value-type="float">
            <text:p>0.0524666</text:p>
          </table:table-cell>
          <table:table-cell office:value-type="float" office:value="0.0099135" calcext:value-type="float">
            <text:p>0.0099135</text:p>
          </table:table-cell>
          <table:table-cell office:value-type="float" office:value="0.00811026" calcext:value-type="float">
            <text:p>0.00811026</text:p>
          </table:table-cell>
          <table:table-cell office:value-type="float" office:value="0.0114017" calcext:value-type="float">
            <text:p>0.0114017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639504" calcext:value-type="float">
            <text:p>0.00639504</text:p>
          </table:table-cell>
          <table:table-cell office:value-type="float" office:value="0.00710797" calcext:value-type="float">
            <text:p>0.00710797</text:p>
          </table:table-cell>
          <table:table-cell office:value-type="float" office:value="0.0504616" calcext:value-type="float">
            <text:p>0.0504616</text:p>
          </table:table-cell>
          <table:table-cell office:value-type="float" office:value="0.00947216" calcext:value-type="float">
            <text:p>0.00947216</text:p>
          </table:table-cell>
          <table:table-cell office:value-type="float" office:value="0.00809368" calcext:value-type="float">
            <text:p>0.00809368</text:p>
          </table:table-cell>
          <table:table-cell office:value-type="float" office:value="0.0117917" calcext:value-type="float">
            <text:p>0.0117917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653913" calcext:value-type="float">
            <text:p>0.00653913</text:p>
          </table:table-cell>
          <table:table-cell office:value-type="float" office:value="0.0073168" calcext:value-type="float">
            <text:p>0.0073168</text:p>
          </table:table-cell>
          <table:table-cell office:value-type="float" office:value="0.0492801" calcext:value-type="float">
            <text:p>0.0492801</text:p>
          </table:table-cell>
          <table:table-cell office:value-type="float" office:value="0.00988389" calcext:value-type="float">
            <text:p>0.00988389</text:p>
          </table:table-cell>
          <table:table-cell office:value-type="float" office:value="0.00799222" calcext:value-type="float">
            <text:p>0.00799222</text:p>
          </table:table-cell>
          <table:table-cell office:value-type="float" office:value="0.012134" calcext:value-type="float">
            <text:p>0.01213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648347" calcext:value-type="float">
            <text:p>0.00648347</text:p>
          </table:table-cell>
          <table:table-cell office:value-type="float" office:value="0.00711626" calcext:value-type="float">
            <text:p>0.00711626</text:p>
          </table:table-cell>
          <table:table-cell office:value-type="float" office:value="0.0521026" calcext:value-type="float">
            <text:p>0.0521026</text:p>
          </table:table-cell>
          <table:table-cell office:value-type="float" office:value="0.00978836" calcext:value-type="float">
            <text:p>0.00978836</text:p>
          </table:table-cell>
          <table:table-cell office:value-type="float" office:value="0.00802459" calcext:value-type="float">
            <text:p>0.00802459</text:p>
          </table:table-cell>
          <table:table-cell office:value-type="float" office:value="0.0114582" calcext:value-type="float">
            <text:p>0.0114582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635201" calcext:value-type="float">
            <text:p>0.00635201</text:p>
          </table:table-cell>
          <table:table-cell office:value-type="float" office:value="0.00697889" calcext:value-type="float">
            <text:p>0.00697889</text:p>
          </table:table-cell>
          <table:table-cell office:value-type="float" office:value="0.0513139" calcext:value-type="float">
            <text:p>0.0513139</text:p>
          </table:table-cell>
          <table:table-cell office:value-type="float" office:value="0.00981008" calcext:value-type="float">
            <text:p>0.00981008</text:p>
          </table:table-cell>
          <table:table-cell office:value-type="float" office:value="0.00819868" calcext:value-type="float">
            <text:p>0.00819868</text:p>
          </table:table-cell>
          <table:table-cell office:value-type="float" office:value="0.0115277" calcext:value-type="float">
            <text:p>0.0115277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635201" calcext:value-type="float">
            <text:p>0.00635201</text:p>
          </table:table-cell>
          <table:table-cell office:value-type="float" office:value="0.00713718" calcext:value-type="float">
            <text:p>0.00713718</text:p>
          </table:table-cell>
          <table:table-cell office:value-type="float" office:value="0.051951" calcext:value-type="float">
            <text:p>0.051951</text:p>
          </table:table-cell>
          <table:table-cell office:value-type="float" office:value="0.00938374" calcext:value-type="float">
            <text:p>0.00938374</text:p>
          </table:table-cell>
          <table:table-cell office:value-type="float" office:value="0.00809881" calcext:value-type="float">
            <text:p>0.00809881</text:p>
          </table:table-cell>
          <table:table-cell office:value-type="float" office:value="0.0114527" calcext:value-type="float">
            <text:p>0.0114527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705705" calcext:value-type="float">
            <text:p>0.00705705</text:p>
          </table:table-cell>
          <table:table-cell office:value-type="float" office:value="0.049965" calcext:value-type="float">
            <text:p>0.049965</text:p>
          </table:table-cell>
          <table:table-cell office:value-type="float" office:value="0.00964546" calcext:value-type="float">
            <text:p>0.00964546</text:p>
          </table:table-cell>
          <table:table-cell office:value-type="float" office:value="0.00804196" calcext:value-type="float">
            <text:p>0.00804196</text:p>
          </table:table-cell>
          <table:table-cell office:value-type="float" office:value="0.0117657" calcext:value-type="float">
            <text:p>0.0117657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656281" calcext:value-type="float">
            <text:p>0.00656281</text:p>
          </table:table-cell>
          <table:table-cell office:value-type="float" office:value="0.00729035" calcext:value-type="float">
            <text:p>0.00729035</text:p>
          </table:table-cell>
          <table:table-cell office:value-type="float" office:value="0.0521425" calcext:value-type="float">
            <text:p>0.0521425</text:p>
          </table:table-cell>
          <table:table-cell office:value-type="float" office:value="0.00948045" calcext:value-type="float">
            <text:p>0.00948045</text:p>
          </table:table-cell>
          <table:table-cell office:value-type="float" office:value="0.00810118" calcext:value-type="float">
            <text:p>0.00810118</text:p>
          </table:table-cell>
          <table:table-cell office:value-type="float" office:value="0.0116544" calcext:value-type="float">
            <text:p>0.011654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637294" calcext:value-type="float">
            <text:p>0.00637294</text:p>
          </table:table-cell>
          <table:table-cell office:value-type="float" office:value="0.00730219" calcext:value-type="float">
            <text:p>0.00730219</text:p>
          </table:table-cell>
          <table:table-cell office:value-type="float" office:value="0.0509369" calcext:value-type="float">
            <text:p>0.0509369</text:p>
          </table:table-cell>
          <table:table-cell office:value-type="float" office:value="0.00970073" calcext:value-type="float">
            <text:p>0.00970073</text:p>
          </table:table-cell>
          <table:table-cell office:value-type="float" office:value="0.00802973" calcext:value-type="float">
            <text:p>0.00802973</text:p>
          </table:table-cell>
          <table:table-cell office:value-type="float" office:value="0.0116232" calcext:value-type="float">
            <text:p>0.0116232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633149" calcext:value-type="float">
            <text:p>0.00633149</text:p>
          </table:table-cell>
          <table:table-cell office:value-type="float" office:value="0.00716126" calcext:value-type="float">
            <text:p>0.00716126</text:p>
          </table:table-cell>
          <table:table-cell office:value-type="float" office:value="0.050734" calcext:value-type="float">
            <text:p>0.050734</text:p>
          </table:table-cell>
          <table:table-cell office:value-type="float" office:value="0.00948006" calcext:value-type="float">
            <text:p>0.00948006</text:p>
          </table:table-cell>
          <table:table-cell office:value-type="float" office:value="0.00803367" calcext:value-type="float">
            <text:p>0.00803367</text:p>
          </table:table-cell>
          <table:table-cell office:value-type="float" office:value="0.0116413" calcext:value-type="float">
            <text:p>0.0116413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64057" calcext:value-type="float">
            <text:p>0.0064057</text:p>
          </table:table-cell>
          <table:table-cell office:value-type="float" office:value="0.00704994" calcext:value-type="float">
            <text:p>0.00704994</text:p>
          </table:table-cell>
          <table:table-cell office:value-type="float" office:value="0.0521326" calcext:value-type="float">
            <text:p>0.0521326</text:p>
          </table:table-cell>
          <table:table-cell office:value-type="float" office:value="0.00939558" calcext:value-type="float">
            <text:p>0.00939558</text:p>
          </table:table-cell>
          <table:table-cell office:value-type="float" office:value="0.00811381" calcext:value-type="float">
            <text:p>0.00811381</text:p>
          </table:table-cell>
          <table:table-cell office:value-type="float" office:value="0.0117396" calcext:value-type="float">
            <text:p>0.0117396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643097" calcext:value-type="float">
            <text:p>0.00643097</text:p>
          </table:table-cell>
          <table:table-cell office:value-type="float" office:value="0.00705784" calcext:value-type="float">
            <text:p>0.00705784</text:p>
          </table:table-cell>
          <table:table-cell office:value-type="float" office:value="0.0530244" calcext:value-type="float">
            <text:p>0.0530244</text:p>
          </table:table-cell>
          <table:table-cell office:value-type="float" office:value="0.00957835" calcext:value-type="float">
            <text:p>0.00957835</text:p>
          </table:table-cell>
          <table:table-cell office:value-type="float" office:value="0.00819039" calcext:value-type="float">
            <text:p>0.00819039</text:p>
          </table:table-cell>
          <table:table-cell office:value-type="float" office:value="0.0117085" calcext:value-type="float">
            <text:p>0.011708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634215" calcext:value-type="float">
            <text:p>0.00634215</text:p>
          </table:table-cell>
          <table:table-cell office:value-type="float" office:value="0.00701797" calcext:value-type="float">
            <text:p>0.00701797</text:p>
          </table:table-cell>
          <table:table-cell office:value-type="float" office:value="0.0541431" calcext:value-type="float">
            <text:p>0.0541431</text:p>
          </table:table-cell>
          <table:table-cell office:value-type="float" office:value="0.00946861" calcext:value-type="float">
            <text:p>0.00946861</text:p>
          </table:table-cell>
          <table:table-cell office:value-type="float" office:value="0.00801946" calcext:value-type="float">
            <text:p>0.00801946</text:p>
          </table:table-cell>
          <table:table-cell office:value-type="float" office:value="0.0119007" calcext:value-type="float">
            <text:p>0.011900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641399" calcext:value-type="float">
            <text:p>0.00641399</text:p>
          </table:table-cell>
          <table:table-cell office:value-type="float" office:value="0.00713008" calcext:value-type="float">
            <text:p>0.00713008</text:p>
          </table:table-cell>
          <table:table-cell office:value-type="float" office:value="0.049759" calcext:value-type="float">
            <text:p>0.049759</text:p>
          </table:table-cell>
          <table:table-cell office:value-type="float" office:value="0.00958151" calcext:value-type="float">
            <text:p>0.00958151</text:p>
          </table:table-cell>
          <table:table-cell office:value-type="float" office:value="0.0079713" calcext:value-type="float">
            <text:p>0.0079713</text:p>
          </table:table-cell>
          <table:table-cell office:value-type="float" office:value="0.011701" calcext:value-type="float">
            <text:p>0.011701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636899" calcext:value-type="float">
            <text:p>0.00636899</text:p>
          </table:table-cell>
          <table:table-cell office:value-type="float" office:value="0.00701047" calcext:value-type="float">
            <text:p>0.00701047</text:p>
          </table:table-cell>
          <table:table-cell office:value-type="float" office:value="0.0510415" calcext:value-type="float">
            <text:p>0.0510415</text:p>
          </table:table-cell>
          <table:table-cell office:value-type="float" office:value="0.00990047" calcext:value-type="float">
            <text:p>0.00990047</text:p>
          </table:table-cell>
          <table:table-cell office:value-type="float" office:value="0.0080317" calcext:value-type="float">
            <text:p>0.0080317</text:p>
          </table:table-cell>
          <table:table-cell office:value-type="float" office:value="0.0120294" calcext:value-type="float">
            <text:p>0.0120294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666624" calcext:value-type="float">
            <text:p>0.00666624</text:p>
          </table:table-cell>
          <table:table-cell office:value-type="float" office:value="0.00699152" calcext:value-type="float">
            <text:p>0.00699152</text:p>
          </table:table-cell>
          <table:table-cell office:value-type="float" office:value="0.051205" calcext:value-type="float">
            <text:p>0.051205</text:p>
          </table:table-cell>
          <table:table-cell office:value-type="float" office:value="0.00948598" calcext:value-type="float">
            <text:p>0.00948598</text:p>
          </table:table-cell>
          <table:table-cell office:value-type="float" office:value="0.00813947" calcext:value-type="float">
            <text:p>0.00813947</text:p>
          </table:table-cell>
          <table:table-cell office:value-type="float" office:value="0.011654" calcext:value-type="float">
            <text:p>0.011654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632872" calcext:value-type="float">
            <text:p>0.00632872</text:p>
          </table:table-cell>
          <table:table-cell office:value-type="float" office:value="0.00703415" calcext:value-type="float">
            <text:p>0.00703415</text:p>
          </table:table-cell>
          <table:table-cell office:value-type="float" office:value="0.0569925" calcext:value-type="float">
            <text:p>0.0569925</text:p>
          </table:table-cell>
          <table:table-cell office:value-type="float" office:value="0.009364" calcext:value-type="float">
            <text:p>0.009364</text:p>
          </table:table-cell>
          <table:table-cell office:value-type="float" office:value="0.00810749" calcext:value-type="float">
            <text:p>0.00810749</text:p>
          </table:table-cell>
          <table:table-cell office:value-type="float" office:value="0.0115557" calcext:value-type="float">
            <text:p>0.0115557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645544" calcext:value-type="float">
            <text:p>0.00645544</text:p>
          </table:table-cell>
          <table:table-cell office:value-type="float" office:value="0.00730535" calcext:value-type="float">
            <text:p>0.00730535</text:p>
          </table:table-cell>
          <table:table-cell office:value-type="float" office:value="0.0501837" calcext:value-type="float">
            <text:p>0.0501837</text:p>
          </table:table-cell>
          <table:table-cell office:value-type="float" office:value="0.00940269" calcext:value-type="float">
            <text:p>0.00940269</text:p>
          </table:table-cell>
          <table:table-cell office:value-type="float" office:value="0.00833014" calcext:value-type="float">
            <text:p>0.00833014</text:p>
          </table:table-cell>
          <table:table-cell office:value-type="float" office:value="0.0118008" calcext:value-type="float">
            <text:p>0.0118008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63607" calcext:value-type="float">
            <text:p>0.0063607</text:p>
          </table:table-cell>
          <table:table-cell office:value-type="float" office:value="0.00701323" calcext:value-type="float">
            <text:p>0.00701323</text:p>
          </table:table-cell>
          <table:table-cell office:value-type="float" office:value="0.0510624" calcext:value-type="float">
            <text:p>0.0510624</text:p>
          </table:table-cell>
          <table:table-cell office:value-type="float" office:value="0.00988942" calcext:value-type="float">
            <text:p>0.00988942</text:p>
          </table:table-cell>
          <table:table-cell office:value-type="float" office:value="0.00806881" calcext:value-type="float">
            <text:p>0.00806881</text:p>
          </table:table-cell>
          <table:table-cell office:value-type="float" office:value="0.0115896" calcext:value-type="float">
            <text:p>0.0115896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639386" calcext:value-type="float">
            <text:p>0.00639386</text:p>
          </table:table-cell>
          <table:table-cell office:value-type="float" office:value="0.00694257" calcext:value-type="float">
            <text:p>0.00694257</text:p>
          </table:table-cell>
          <table:table-cell office:value-type="float" office:value="0.0503503" calcext:value-type="float">
            <text:p>0.0503503</text:p>
          </table:table-cell>
          <table:table-cell office:value-type="float" office:value="0.00981205" calcext:value-type="float">
            <text:p>0.00981205</text:p>
          </table:table-cell>
          <table:table-cell office:value-type="float" office:value="0.00816394" calcext:value-type="float">
            <text:p>0.00816394</text:p>
          </table:table-cell>
          <table:table-cell office:value-type="float" office:value="0.0117314" calcext:value-type="float">
            <text:p>0.0117314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633149" calcext:value-type="float">
            <text:p>0.00633149</text:p>
          </table:table-cell>
          <table:table-cell office:value-type="float" office:value="0.0070981" calcext:value-type="float">
            <text:p>0.0070981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0951875" calcext:value-type="float">
            <text:p>0.00951875</text:p>
          </table:table-cell>
          <table:table-cell office:value-type="float" office:value="0.00806447" calcext:value-type="float">
            <text:p>0.00806447</text:p>
          </table:table-cell>
          <table:table-cell office:value-type="float" office:value="0.011515" calcext:value-type="float">
            <text:p>0.011515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631412" calcext:value-type="float">
            <text:p>0.00631412</text:p>
          </table:table-cell>
          <table:table-cell office:value-type="float" office:value="0.00717074" calcext:value-type="float">
            <text:p>0.00717074</text:p>
          </table:table-cell>
          <table:table-cell office:value-type="float" office:value="0.0510763" calcext:value-type="float">
            <text:p>0.0510763</text:p>
          </table:table-cell>
          <table:table-cell office:value-type="float" office:value="0.00944019" calcext:value-type="float">
            <text:p>0.00944019</text:p>
          </table:table-cell>
          <table:table-cell office:value-type="float" office:value="0.00814381" calcext:value-type="float">
            <text:p>0.00814381</text:p>
          </table:table-cell>
          <table:table-cell office:value-type="float" office:value="0.0115067" calcext:value-type="float">
            <text:p>0.0115067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647834" calcext:value-type="float">
            <text:p>0.00647834</text:p>
          </table:table-cell>
          <table:table-cell office:value-type="float" office:value="0.00695244" calcext:value-type="float">
            <text:p>0.00695244</text:p>
          </table:table-cell>
          <table:table-cell office:value-type="float" office:value="0.0515417" calcext:value-type="float">
            <text:p>0.0515417</text:p>
          </table:table-cell>
          <table:table-cell office:value-type="float" office:value="0.00944216" calcext:value-type="float">
            <text:p>0.00944216</text:p>
          </table:table-cell>
          <table:table-cell office:value-type="float" office:value="0.00804907" calcext:value-type="float">
            <text:p>0.00804907</text:p>
          </table:table-cell>
          <table:table-cell office:value-type="float" office:value="0.0114617" calcext:value-type="float">
            <text:p>0.011461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642386" calcext:value-type="float">
            <text:p>0.00642386</text:p>
          </table:table-cell>
          <table:table-cell office:value-type="float" office:value="0.00704836" calcext:value-type="float">
            <text:p>0.00704836</text:p>
          </table:table-cell>
          <table:table-cell office:value-type="float" office:value="0.0494416" calcext:value-type="float">
            <text:p>0.0494416</text:p>
          </table:table-cell>
          <table:table-cell office:value-type="float" office:value="0.0101985" calcext:value-type="float">
            <text:p>0.0101985</text:p>
          </table:table-cell>
          <table:table-cell office:value-type="float" office:value="0.00838264" calcext:value-type="float">
            <text:p>0.00838264</text:p>
          </table:table-cell>
          <table:table-cell office:value-type="float" office:value="0.0114763" calcext:value-type="float">
            <text:p>0.0114763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637057" calcext:value-type="float">
            <text:p>0.00637057</text:p>
          </table:table-cell>
          <table:table-cell office:value-type="float" office:value="0.00715258" calcext:value-type="float">
            <text:p>0.00715258</text:p>
          </table:table-cell>
          <table:table-cell office:value-type="float" office:value="0.0529525" calcext:value-type="float">
            <text:p>0.0529525</text:p>
          </table:table-cell>
          <table:table-cell office:value-type="float" office:value="0.00975757" calcext:value-type="float">
            <text:p>0.00975757</text:p>
          </table:table-cell>
          <table:table-cell office:value-type="float" office:value="0.00798236" calcext:value-type="float">
            <text:p>0.00798236</text:p>
          </table:table-cell>
          <table:table-cell office:value-type="float" office:value="0.0115932" calcext:value-type="float">
            <text:p>0.0115932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634333" calcext:value-type="float">
            <text:p>0.00634333</text:p>
          </table:table-cell>
          <table:table-cell office:value-type="float" office:value="0.00697454" calcext:value-type="float">
            <text:p>0.00697454</text:p>
          </table:table-cell>
          <table:table-cell office:value-type="float" office:value="0.0506361" calcext:value-type="float">
            <text:p>0.0506361</text:p>
          </table:table-cell>
          <table:table-cell office:value-type="float" office:value="0.00944256" calcext:value-type="float">
            <text:p>0.00944256</text:p>
          </table:table-cell>
          <table:table-cell office:value-type="float" office:value="0.0084458" calcext:value-type="float">
            <text:p>0.0084458</text:p>
          </table:table-cell>
          <table:table-cell office:value-type="float" office:value="0.0115652" calcext:value-type="float">
            <text:p>0.0115652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891319" calcext:value-type="float">
            <text:p>0.00891319</text:p>
          </table:table-cell>
          <table:table-cell office:value-type="float" office:value="0.00696862" calcext:value-type="float">
            <text:p>0.00696862</text:p>
          </table:table-cell>
          <table:table-cell office:value-type="float" office:value="0.0504525" calcext:value-type="float">
            <text:p>0.0504525</text:p>
          </table:table-cell>
          <table:table-cell office:value-type="float" office:value="0.00938571" calcext:value-type="float">
            <text:p>0.00938571</text:p>
          </table:table-cell>
          <table:table-cell office:value-type="float" office:value="0.00800959" calcext:value-type="float">
            <text:p>0.00800959</text:p>
          </table:table-cell>
          <table:table-cell office:value-type="float" office:value="0.0115683" calcext:value-type="float">
            <text:p>0.0115683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638162" calcext:value-type="float">
            <text:p>0.00638162</text:p>
          </table:table-cell>
          <table:table-cell office:value-type="float" office:value="0.0071056" calcext:value-type="float">
            <text:p>0.0071056</text:p>
          </table:table-cell>
          <table:table-cell office:value-type="float" office:value="0.0512772" calcext:value-type="float">
            <text:p>0.0512772</text:p>
          </table:table-cell>
          <table:table-cell office:value-type="float" office:value="0.00958901" calcext:value-type="float">
            <text:p>0.00958901</text:p>
          </table:table-cell>
          <table:table-cell office:value-type="float" office:value="0.0085812" calcext:value-type="float">
            <text:p>0.0085812</text:p>
          </table:table-cell>
          <table:table-cell office:value-type="float" office:value="0.0118652" calcext:value-type="float">
            <text:p>0.0118652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64507" calcext:value-type="float">
            <text:p>0.0064507</text:p>
          </table:table-cell>
          <table:table-cell office:value-type="float" office:value="0.00723627" calcext:value-type="float">
            <text:p>0.00723627</text:p>
          </table:table-cell>
          <table:table-cell office:value-type="float" office:value="0.0546753" calcext:value-type="float">
            <text:p>0.0546753</text:p>
          </table:table-cell>
          <table:table-cell office:value-type="float" office:value="0.0096806" calcext:value-type="float">
            <text:p>0.0096806</text:p>
          </table:table-cell>
          <table:table-cell office:value-type="float" office:value="0.00812328" calcext:value-type="float">
            <text:p>0.00812328</text:p>
          </table:table-cell>
          <table:table-cell office:value-type="float" office:value="0.0113978" calcext:value-type="float">
            <text:p>0.0113978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653044" calcext:value-type="float">
            <text:p>0.00653044</text:p>
          </table:table-cell>
          <table:table-cell office:value-type="float" office:value="0.00709495" calcext:value-type="float">
            <text:p>0.00709495</text:p>
          </table:table-cell>
          <table:table-cell office:value-type="float" office:value="0.0525637" calcext:value-type="float">
            <text:p>0.0525637</text:p>
          </table:table-cell>
          <table:table-cell office:value-type="float" office:value="0.00984166" calcext:value-type="float">
            <text:p>0.00984166</text:p>
          </table:table-cell>
          <table:table-cell office:value-type="float" office:value="0.00811184" calcext:value-type="float">
            <text:p>0.00811184</text:p>
          </table:table-cell>
          <table:table-cell office:value-type="float" office:value="0.011596" calcext:value-type="float">
            <text:p>0.011596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637254" calcext:value-type="float">
            <text:p>0.00637254</text:p>
          </table:table-cell>
          <table:table-cell office:value-type="float" office:value="0.00701718" calcext:value-type="float">
            <text:p>0.00701718</text:p>
          </table:table-cell>
          <table:table-cell office:value-type="float" office:value="0.0522854" calcext:value-type="float">
            <text:p>0.0522854</text:p>
          </table:table-cell>
          <table:table-cell office:value-type="float" office:value="0.00968652" calcext:value-type="float">
            <text:p>0.00968652</text:p>
          </table:table-cell>
          <table:table-cell office:value-type="float" office:value="0.00795275" calcext:value-type="float">
            <text:p>0.00795275</text:p>
          </table:table-cell>
          <table:table-cell office:value-type="float" office:value="0.0116287" calcext:value-type="float">
            <text:p>0.0116287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645307" calcext:value-type="float">
            <text:p>0.00645307</text:p>
          </table:table-cell>
          <table:table-cell office:value-type="float" office:value="0.00701086" calcext:value-type="float">
            <text:p>0.00701086</text:p>
          </table:table-cell>
          <table:table-cell office:value-type="float" office:value="0.0520079" calcext:value-type="float">
            <text:p>0.0520079</text:p>
          </table:table-cell>
          <table:table-cell office:value-type="float" office:value="0.00943979" calcext:value-type="float">
            <text:p>0.00943979</text:p>
          </table:table-cell>
          <table:table-cell office:value-type="float" office:value="0.00810355" calcext:value-type="float">
            <text:p>0.00810355</text:p>
          </table:table-cell>
          <table:table-cell office:value-type="float" office:value="0.0119761" calcext:value-type="float">
            <text:p>0.0119761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642189" calcext:value-type="float">
            <text:p>0.00642189</text:p>
          </table:table-cell>
          <table:table-cell office:value-type="float" office:value="0.00694415" calcext:value-type="float">
            <text:p>0.00694415</text:p>
          </table:table-cell>
          <table:table-cell office:value-type="float" office:value="0.0536513" calcext:value-type="float">
            <text:p>0.0536513</text:p>
          </table:table-cell>
          <table:table-cell office:value-type="float" office:value="0.00977336" calcext:value-type="float">
            <text:p>0.00977336</text:p>
          </table:table-cell>
          <table:table-cell office:value-type="float" office:value="0.00797643" calcext:value-type="float">
            <text:p>0.00797643</text:p>
          </table:table-cell>
          <table:table-cell office:value-type="float" office:value="0.0114909" calcext:value-type="float">
            <text:p>0.0114909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641044" calcext:value-type="float">
            <text:p>0.00641044</text:p>
          </table:table-cell>
          <table:table-cell office:value-type="float" office:value="0.0072643" calcext:value-type="float">
            <text:p>0.0072643</text:p>
          </table:table-cell>
          <table:table-cell office:value-type="float" office:value="0.0535802" calcext:value-type="float">
            <text:p>0.0535802</text:p>
          </table:table-cell>
          <table:table-cell office:value-type="float" office:value="0.0093719" calcext:value-type="float">
            <text:p>0.0093719</text:p>
          </table:table-cell>
          <table:table-cell office:value-type="float" office:value="0.00813355" calcext:value-type="float">
            <text:p>0.00813355</text:p>
          </table:table-cell>
          <table:table-cell office:value-type="float" office:value="0.0115731" calcext:value-type="float">
            <text:p>0.0115731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649176" calcext:value-type="float">
            <text:p>0.00649176</text:p>
          </table:table-cell>
          <table:table-cell office:value-type="float" office:value="0.00714508" calcext:value-type="float">
            <text:p>0.00714508</text:p>
          </table:table-cell>
          <table:table-cell office:value-type="float" office:value="0.0524686" calcext:value-type="float">
            <text:p>0.0524686</text:p>
          </table:table-cell>
          <table:table-cell office:value-type="float" office:value="0.00996995" calcext:value-type="float">
            <text:p>0.00996995</text:p>
          </table:table-cell>
          <table:table-cell office:value-type="float" office:value="0.00813197" calcext:value-type="float">
            <text:p>0.00813197</text:p>
          </table:table-cell>
          <table:table-cell office:value-type="float" office:value="0.0116666" calcext:value-type="float">
            <text:p>0.011666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637096" calcext:value-type="float">
            <text:p>0.00637096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.0518685" calcext:value-type="float">
            <text:p>0.0518685</text:p>
          </table:table-cell>
          <table:table-cell office:value-type="float" office:value="0.00936479" calcext:value-type="float">
            <text:p>0.00936479</text:p>
          </table:table-cell>
          <table:table-cell office:value-type="float" office:value="0.0079267" calcext:value-type="float">
            <text:p>0.0079267</text:p>
          </table:table-cell>
          <table:table-cell office:value-type="float" office:value="0.0117558" calcext:value-type="float">
            <text:p>0.0117558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641399" calcext:value-type="float">
            <text:p>0.00641399</text:p>
          </table:table-cell>
          <table:table-cell office:value-type="float" office:value="0.00704323" calcext:value-type="float">
            <text:p>0.00704323</text:p>
          </table:table-cell>
          <table:table-cell office:value-type="float" office:value="0.0514004" calcext:value-type="float">
            <text:p>0.0514004</text:p>
          </table:table-cell>
          <table:table-cell office:value-type="float" office:value="0.00944808" calcext:value-type="float">
            <text:p>0.00944808</text:p>
          </table:table-cell>
          <table:table-cell office:value-type="float" office:value="0.00846041" calcext:value-type="float">
            <text:p>0.00846041</text:p>
          </table:table-cell>
          <table:table-cell office:value-type="float" office:value="0.0115644" calcext:value-type="float">
            <text:p>0.0115644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640886" calcext:value-type="float">
            <text:p>0.00640886</text:p>
          </table:table-cell>
          <table:table-cell office:value-type="float" office:value="0.00706218" calcext:value-type="float">
            <text:p>0.00706218</text:p>
          </table:table-cell>
          <table:table-cell office:value-type="float" office:value="0.0507664" calcext:value-type="float">
            <text:p>0.0507664</text:p>
          </table:table-cell>
          <table:table-cell office:value-type="float" office:value="0.00953533" calcext:value-type="float">
            <text:p>0.00953533</text:p>
          </table:table-cell>
          <table:table-cell office:value-type="float" office:value="0.00822592" calcext:value-type="float">
            <text:p>0.00822592</text:p>
          </table:table-cell>
          <table:table-cell office:value-type="float" office:value="0.0115778" calcext:value-type="float">
            <text:p>0.0115778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656045" calcext:value-type="float">
            <text:p>0.00656045</text:p>
          </table:table-cell>
          <table:table-cell office:value-type="float" office:value="0.00701876" calcext:value-type="float">
            <text:p>0.00701876</text:p>
          </table:table-cell>
          <table:table-cell office:value-type="float" office:value="0.0499121" calcext:value-type="float">
            <text:p>0.0499121</text:p>
          </table:table-cell>
          <table:table-cell office:value-type="float" office:value="0.00935097" calcext:value-type="float">
            <text:p>0.00935097</text:p>
          </table:table-cell>
          <table:table-cell office:value-type="float" office:value="0.00821803" calcext:value-type="float">
            <text:p>0.00821803</text:p>
          </table:table-cell>
          <table:table-cell office:value-type="float" office:value="0.0118273" calcext:value-type="float">
            <text:p>0.0118273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737088" calcext:value-type="float">
            <text:p>0.00737088</text:p>
          </table:table-cell>
          <table:table-cell office:value-type="float" office:value="0.00748615" calcext:value-type="float">
            <text:p>0.00748615</text:p>
          </table:table-cell>
          <table:table-cell office:value-type="float" office:value="0.0520272" calcext:value-type="float">
            <text:p>0.0520272</text:p>
          </table:table-cell>
          <table:table-cell office:value-type="float" office:value="0.00999758" calcext:value-type="float">
            <text:p>0.00999758</text:p>
          </table:table-cell>
          <table:table-cell office:value-type="float" office:value="0.00802341" calcext:value-type="float">
            <text:p>0.00802341</text:p>
          </table:table-cell>
          <table:table-cell office:value-type="float" office:value="0.0117302" calcext:value-type="float">
            <text:p>0.0117302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665558" calcext:value-type="float">
            <text:p>0.00665558</text:p>
          </table:table-cell>
          <table:table-cell office:value-type="float" office:value="0.00711468" calcext:value-type="float">
            <text:p>0.00711468</text:p>
          </table:table-cell>
          <table:table-cell office:value-type="float" office:value="0.0527532" calcext:value-type="float">
            <text:p>0.0527532</text:p>
          </table:table-cell>
          <table:table-cell office:value-type="float" office:value="0.0097552" calcext:value-type="float">
            <text:p>0.0097552</text:p>
          </table:table-cell>
          <table:table-cell office:value-type="float" office:value="0.00868897" calcext:value-type="float">
            <text:p>0.00868897</text:p>
          </table:table-cell>
          <table:table-cell office:value-type="float" office:value="0.0116536" calcext:value-type="float">
            <text:p>0.0116536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66694" calcext:value-type="float">
            <text:p>0.0066694</text:p>
          </table:table-cell>
          <table:table-cell office:value-type="float" office:value="0.0073693" calcext:value-type="float">
            <text:p>0.0073693</text:p>
          </table:table-cell>
          <table:table-cell office:value-type="float" office:value="0.0509326" calcext:value-type="float">
            <text:p>0.0509326</text:p>
          </table:table-cell>
          <table:table-cell office:value-type="float" office:value="0.00937703" calcext:value-type="float">
            <text:p>0.00937703</text:p>
          </table:table-cell>
          <table:table-cell office:value-type="float" office:value="0.00807749" calcext:value-type="float">
            <text:p>0.00807749</text:p>
          </table:table-cell>
          <table:table-cell office:value-type="float" office:value="0.0117795" calcext:value-type="float">
            <text:p>0.0117795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679414" calcext:value-type="float">
            <text:p>0.00679414</text:p>
          </table:table-cell>
          <table:table-cell office:value-type="float" office:value="0.00707363" calcext:value-type="float">
            <text:p>0.00707363</text:p>
          </table:table-cell>
          <table:table-cell office:value-type="float" office:value="0.0496113" calcext:value-type="float">
            <text:p>0.0496113</text:p>
          </table:table-cell>
          <table:table-cell office:value-type="float" office:value="0.0094169" calcext:value-type="float">
            <text:p>0.0094169</text:p>
          </table:table-cell>
          <table:table-cell office:value-type="float" office:value="0.00861397" calcext:value-type="float">
            <text:p>0.00861397</text:p>
          </table:table-cell>
          <table:table-cell office:value-type="float" office:value="0.0116169" calcext:value-type="float">
            <text:p>0.011616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983929" calcext:value-type="float">
            <text:p>0.00983929</text:p>
          </table:table-cell>
          <table:table-cell office:value-type="float" office:value="0.00702034" calcext:value-type="float">
            <text:p>0.00702034</text:p>
          </table:table-cell>
          <table:table-cell office:value-type="float" office:value="0.0504652" calcext:value-type="float">
            <text:p>0.0504652</text:p>
          </table:table-cell>
          <table:table-cell office:value-type="float" office:value="0.00953138" calcext:value-type="float">
            <text:p>0.00953138</text:p>
          </table:table-cell>
          <table:table-cell office:value-type="float" office:value="0.00809328" calcext:value-type="float">
            <text:p>0.00809328</text:p>
          </table:table-cell>
          <table:table-cell office:value-type="float" office:value="0.0118079" calcext:value-type="float">
            <text:p>0.0118079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942914" calcext:value-type="float">
            <text:p>0.00942914</text:p>
          </table:table-cell>
          <table:table-cell office:value-type="float" office:value="0.00753589" calcext:value-type="float">
            <text:p>0.00753589</text:p>
          </table:table-cell>
          <table:table-cell office:value-type="float" office:value="0.0564572" calcext:value-type="float">
            <text:p>0.0564572</text:p>
          </table:table-cell>
          <table:table-cell office:value-type="float" office:value="0.00998416" calcext:value-type="float">
            <text:p>0.00998416</text:p>
          </table:table-cell>
          <table:table-cell office:value-type="float" office:value="0.00803446" calcext:value-type="float">
            <text:p>0.00803446</text:p>
          </table:table-cell>
          <table:table-cell office:value-type="float" office:value="0.0116658" calcext:value-type="float">
            <text:p>0.0116658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959375" calcext:value-type="float">
            <text:p>0.00959375</text:p>
          </table:table-cell>
          <table:table-cell office:value-type="float" office:value="0.00691099" calcext:value-type="float">
            <text:p>0.00691099</text:p>
          </table:table-cell>
          <table:table-cell office:value-type="float" office:value="0.0506574" calcext:value-type="float">
            <text:p>0.0506574</text:p>
          </table:table-cell>
          <table:table-cell office:value-type="float" office:value="0.0095144" calcext:value-type="float">
            <text:p>0.0095144</text:p>
          </table:table-cell>
          <table:table-cell office:value-type="float" office:value="0.00836053" calcext:value-type="float">
            <text:p>0.00836053</text:p>
          </table:table-cell>
          <table:table-cell office:value-type="float" office:value="0.0118478" calcext:value-type="float">
            <text:p>0.0118478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684822" calcext:value-type="float">
            <text:p>0.00684822</text:p>
          </table:table-cell>
          <table:table-cell office:value-type="float" office:value="0.00707323" calcext:value-type="float">
            <text:p>0.00707323</text:p>
          </table:table-cell>
          <table:table-cell office:value-type="float" office:value="0.0504091" calcext:value-type="float">
            <text:p>0.0504091</text:p>
          </table:table-cell>
          <table:table-cell office:value-type="float" office:value="0.00958467" calcext:value-type="float">
            <text:p>0.00958467</text:p>
          </table:table-cell>
          <table:table-cell office:value-type="float" office:value="0.00795275" calcext:value-type="float">
            <text:p>0.00795275</text:p>
          </table:table-cell>
          <table:table-cell office:value-type="float" office:value="0.0116307" calcext:value-type="float">
            <text:p>0.0116307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818289" calcext:value-type="float">
            <text:p>0.00818289</text:p>
          </table:table-cell>
          <table:table-cell office:value-type="float" office:value="0.0069556" calcext:value-type="float">
            <text:p>0.0069556</text:p>
          </table:table-cell>
          <table:table-cell office:value-type="float" office:value="0.0505481" calcext:value-type="float">
            <text:p>0.0505481</text:p>
          </table:table-cell>
          <table:table-cell office:value-type="float" office:value="0.00949388" calcext:value-type="float">
            <text:p>0.00949388</text:p>
          </table:table-cell>
          <table:table-cell office:value-type="float" office:value="0.00819789" calcext:value-type="float">
            <text:p>0.00819789</text:p>
          </table:table-cell>
          <table:table-cell office:value-type="float" office:value="0.0117716" calcext:value-type="float">
            <text:p>0.011771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651386" calcext:value-type="float">
            <text:p>0.00651386</text:p>
          </table:table-cell>
          <table:table-cell office:value-type="float" office:value="0.00749957" calcext:value-type="float">
            <text:p>0.00749957</text:p>
          </table:table-cell>
          <table:table-cell office:value-type="float" office:value="0.0556203" calcext:value-type="float">
            <text:p>0.0556203</text:p>
          </table:table-cell>
          <table:table-cell office:value-type="float" office:value="0.00990403" calcext:value-type="float">
            <text:p>0.00990403</text:p>
          </table:table-cell>
          <table:table-cell office:value-type="float" office:value="0.00838422" calcext:value-type="float">
            <text:p>0.00838422</text:p>
          </table:table-cell>
          <table:table-cell office:value-type="float" office:value="0.0119291" calcext:value-type="float">
            <text:p>0.011929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687625" calcext:value-type="float">
            <text:p>0.00687625</text:p>
          </table:table-cell>
          <table:table-cell office:value-type="float" office:value="0.00696823" calcext:value-type="float">
            <text:p>0.00696823</text:p>
          </table:table-cell>
          <table:table-cell office:value-type="float" office:value="0.0532297" calcext:value-type="float">
            <text:p>0.0532297</text:p>
          </table:table-cell>
          <table:table-cell office:value-type="float" office:value="0.00943545" calcext:value-type="float">
            <text:p>0.00943545</text:p>
          </table:table-cell>
          <table:table-cell office:value-type="float" office:value="0.00829184" calcext:value-type="float">
            <text:p>0.00829184</text:p>
          </table:table-cell>
          <table:table-cell office:value-type="float" office:value="0.0116244" calcext:value-type="float">
            <text:p>0.0116244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664729" calcext:value-type="float">
            <text:p>0.00664729</text:p>
          </table:table-cell>
          <table:table-cell office:value-type="float" office:value="0.00695007" calcext:value-type="float">
            <text:p>0.00695007</text:p>
          </table:table-cell>
          <table:table-cell office:value-type="float" office:value="0.050912" calcext:value-type="float">
            <text:p>0.050912</text:p>
          </table:table-cell>
          <table:table-cell office:value-type="float" office:value="0.00936479" calcext:value-type="float">
            <text:p>0.00936479</text:p>
          </table:table-cell>
          <table:table-cell office:value-type="float" office:value="0.00804078" calcext:value-type="float">
            <text:p>0.00804078</text:p>
          </table:table-cell>
          <table:table-cell office:value-type="float" office:value="0.0119962" calcext:value-type="float">
            <text:p>0.0119962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649176" calcext:value-type="float">
            <text:p>0.00649176</text:p>
          </table:table-cell>
          <table:table-cell office:value-type="float" office:value="0.00724574" calcext:value-type="float">
            <text:p>0.00724574</text:p>
          </table:table-cell>
          <table:table-cell office:value-type="float" office:value="0.050151" calcext:value-type="float">
            <text:p>0.050151</text:p>
          </table:table-cell>
          <table:table-cell office:value-type="float" office:value="0.00936795" calcext:value-type="float">
            <text:p>0.00936795</text:p>
          </table:table-cell>
          <table:table-cell office:value-type="float" office:value="0.00812486" calcext:value-type="float">
            <text:p>0.00812486</text:p>
          </table:table-cell>
          <table:table-cell office:value-type="float" office:value="0.0120622" calcext:value-type="float">
            <text:p>0.0120622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743483" calcext:value-type="float">
            <text:p>0.00743483</text:p>
          </table:table-cell>
          <table:table-cell office:value-type="float" office:value="0.00710639" calcext:value-type="float">
            <text:p>0.00710639</text:p>
          </table:table-cell>
          <table:table-cell office:value-type="float" office:value="0.0555378" calcext:value-type="float">
            <text:p>0.0555378</text:p>
          </table:table-cell>
          <table:table-cell office:value-type="float" office:value="0.00948993" calcext:value-type="float">
            <text:p>0.00948993</text:p>
          </table:table-cell>
          <table:table-cell office:value-type="float" office:value="0.00794762" calcext:value-type="float">
            <text:p>0.00794762</text:p>
          </table:table-cell>
          <table:table-cell office:value-type="float" office:value="0.0115881" calcext:value-type="float">
            <text:p>0.011588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691967" calcext:value-type="float">
            <text:p>0.00691967</text:p>
          </table:table-cell>
          <table:table-cell office:value-type="float" office:value="0.00691928" calcext:value-type="float">
            <text:p>0.00691928</text:p>
          </table:table-cell>
          <table:table-cell office:value-type="float" office:value="0.0532668" calcext:value-type="float">
            <text:p>0.0532668</text:p>
          </table:table-cell>
          <table:table-cell office:value-type="float" office:value="0.00955585" calcext:value-type="float">
            <text:p>0.00955585</text:p>
          </table:table-cell>
          <table:table-cell office:value-type="float" office:value="0.00807789" calcext:value-type="float">
            <text:p>0.00807789</text:p>
          </table:table-cell>
          <table:table-cell office:value-type="float" office:value="0.0117799" calcext:value-type="float">
            <text:p>0.0117799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64886" calcext:value-type="float">
            <text:p>0.0064886</text:p>
          </table:table-cell>
          <table:table-cell office:value-type="float" office:value="0.0077534" calcext:value-type="float">
            <text:p>0.0077534</text:p>
          </table:table-cell>
          <table:table-cell office:value-type="float" office:value="0.052617" calcext:value-type="float">
            <text:p>0.052617</text:p>
          </table:table-cell>
          <table:table-cell office:value-type="float" office:value="0.00947453" calcext:value-type="float">
            <text:p>0.00947453</text:p>
          </table:table-cell>
          <table:table-cell office:value-type="float" office:value="0.00800525" calcext:value-type="float">
            <text:p>0.00800525</text:p>
          </table:table-cell>
          <table:table-cell office:value-type="float" office:value="0.0114823" calcext:value-type="float">
            <text:p>0.0114823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65261" calcext:value-type="float">
            <text:p>0.0065261</text:p>
          </table:table-cell>
          <table:table-cell office:value-type="float" office:value="0.00700376" calcext:value-type="float">
            <text:p>0.00700376</text:p>
          </table:table-cell>
          <table:table-cell office:value-type="float" office:value="0.0500191" calcext:value-type="float">
            <text:p>0.0500191</text:p>
          </table:table-cell>
          <table:table-cell office:value-type="float" office:value="0.00966678" calcext:value-type="float">
            <text:p>0.00966678</text:p>
          </table:table-cell>
          <table:table-cell office:value-type="float" office:value="0.00793499" calcext:value-type="float">
            <text:p>0.00793499</text:p>
          </table:table-cell>
          <table:table-cell office:value-type="float" office:value="0.0114562" calcext:value-type="float">
            <text:p>0.0114562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643847" calcext:value-type="float">
            <text:p>0.00643847</text:p>
          </table:table-cell>
          <table:table-cell office:value-type="float" office:value="0.00707086" calcext:value-type="float">
            <text:p>0.00707086</text:p>
          </table:table-cell>
          <table:table-cell office:value-type="float" office:value="0.0524042" calcext:value-type="float">
            <text:p>0.0524042</text:p>
          </table:table-cell>
          <table:table-cell office:value-type="float" office:value="0.00952072" calcext:value-type="float">
            <text:p>0.00952072</text:p>
          </table:table-cell>
          <table:table-cell office:value-type="float" office:value="0.00809644" calcext:value-type="float">
            <text:p>0.00809644</text:p>
          </table:table-cell>
          <table:table-cell office:value-type="float" office:value="0.0117381" calcext:value-type="float">
            <text:p>0.0117381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673572" calcext:value-type="float">
            <text:p>0.00673572</text:p>
          </table:table-cell>
          <table:table-cell office:value-type="float" office:value="0.00760971" calcext:value-type="float">
            <text:p>0.00760971</text:p>
          </table:table-cell>
          <table:table-cell office:value-type="float" office:value="0.0495474" calcext:value-type="float">
            <text:p>0.0495474</text:p>
          </table:table-cell>
          <table:table-cell office:value-type="float" office:value="0.00960401" calcext:value-type="float">
            <text:p>0.00960401</text:p>
          </table:table-cell>
          <table:table-cell office:value-type="float" office:value="0.00803881" calcext:value-type="float">
            <text:p>0.00803881</text:p>
          </table:table-cell>
          <table:table-cell office:value-type="float" office:value="0.0114882" calcext:value-type="float">
            <text:p>0.0114882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759786" calcext:value-type="float">
            <text:p>0.00759786</text:p>
          </table:table-cell>
          <table:table-cell office:value-type="float" office:value="0.00703968" calcext:value-type="float">
            <text:p>0.00703968</text:p>
          </table:table-cell>
          <table:table-cell office:value-type="float" office:value="0.0499283" calcext:value-type="float">
            <text:p>0.0499283</text:p>
          </table:table-cell>
          <table:table-cell office:value-type="float" office:value="0.00947572" calcext:value-type="float">
            <text:p>0.00947572</text:p>
          </table:table-cell>
          <table:table-cell office:value-type="float" office:value="0.00811657" calcext:value-type="float">
            <text:p>0.00811657</text:p>
          </table:table-cell>
          <table:table-cell office:value-type="float" office:value="0.0115821" calcext:value-type="float">
            <text:p>0.0115821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664255" calcext:value-type="float">
            <text:p>0.00664255</text:p>
          </table:table-cell>
          <table:table-cell office:value-type="float" office:value="0.00735627" calcext:value-type="float">
            <text:p>0.00735627</text:p>
          </table:table-cell>
          <table:table-cell office:value-type="float" office:value="0.0506112" calcext:value-type="float">
            <text:p>0.0506112</text:p>
          </table:table-cell>
          <table:table-cell office:value-type="float" office:value="0.00954914" calcext:value-type="float">
            <text:p>0.00954914</text:p>
          </table:table-cell>
          <table:table-cell office:value-type="float" office:value="0.00814973" calcext:value-type="float">
            <text:p>0.00814973</text:p>
          </table:table-cell>
          <table:table-cell office:value-type="float" office:value="0.0123484" calcext:value-type="float">
            <text:p>0.0123484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638083" calcext:value-type="float">
            <text:p>0.00638083</text:p>
          </table:table-cell>
          <table:table-cell office:value-type="float" office:value="0.00706376" calcext:value-type="float">
            <text:p>0.00706376</text:p>
          </table:table-cell>
          <table:table-cell office:value-type="float" office:value="0.0563699" calcext:value-type="float">
            <text:p>0.0563699</text:p>
          </table:table-cell>
          <table:table-cell office:value-type="float" office:value="0.00932176" calcext:value-type="float">
            <text:p>0.00932176</text:p>
          </table:table-cell>
          <table:table-cell office:value-type="float" office:value="0.0079863" calcext:value-type="float">
            <text:p>0.0079863</text:p>
          </table:table-cell>
          <table:table-cell office:value-type="float" office:value="0.0114448" calcext:value-type="float">
            <text:p>0.0114448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649373" calcext:value-type="float">
            <text:p>0.00649373</text:p>
          </table:table-cell>
          <table:table-cell office:value-type="float" office:value="0.00693388" calcext:value-type="float">
            <text:p>0.00693388</text:p>
          </table:table-cell>
          <table:table-cell office:value-type="float" office:value="0.049802" calcext:value-type="float">
            <text:p>0.049802</text:p>
          </table:table-cell>
          <table:table-cell office:value-type="float" office:value="0.0095752" calcext:value-type="float">
            <text:p>0.0095752</text:p>
          </table:table-cell>
          <table:table-cell office:value-type="float" office:value="0.00875726" calcext:value-type="float">
            <text:p>0.00875726</text:p>
          </table:table-cell>
          <table:table-cell office:value-type="float" office:value="0.0121111" calcext:value-type="float">
            <text:p>0.0121111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63603" calcext:value-type="float">
            <text:p>0.0063603</text:p>
          </table:table-cell>
          <table:table-cell office:value-type="float" office:value="0.00703731" calcext:value-type="float">
            <text:p>0.00703731</text:p>
          </table:table-cell>
          <table:table-cell office:value-type="float" office:value="0.0509701" calcext:value-type="float">
            <text:p>0.0509701</text:p>
          </table:table-cell>
          <table:table-cell office:value-type="float" office:value="0.00968849" calcext:value-type="float">
            <text:p>0.00968849</text:p>
          </table:table-cell>
          <table:table-cell office:value-type="float" office:value="0.00800091" calcext:value-type="float">
            <text:p>0.00800091</text:p>
          </table:table-cell>
          <table:table-cell office:value-type="float" office:value="0.0117878" calcext:value-type="float">
            <text:p>0.011787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635478" calcext:value-type="float">
            <text:p>0.00635478</text:p>
          </table:table-cell>
          <table:table-cell office:value-type="float" office:value="0.00698323" calcext:value-type="float">
            <text:p>0.00698323</text:p>
          </table:table-cell>
          <table:table-cell office:value-type="float" office:value="0.0512247" calcext:value-type="float">
            <text:p>0.0512247</text:p>
          </table:table-cell>
          <table:table-cell office:value-type="float" office:value="0.00993166" calcext:value-type="float">
            <text:p>0.00993166</text:p>
          </table:table-cell>
          <table:table-cell office:value-type="float" office:value="0.00834237" calcext:value-type="float">
            <text:p>0.00834237</text:p>
          </table:table-cell>
          <table:table-cell office:value-type="float" office:value="0.0115083" calcext:value-type="float">
            <text:p>0.0115083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64286" calcext:value-type="float">
            <text:p>0.0064286</text:p>
          </table:table-cell>
          <table:table-cell office:value-type="float" office:value="0.00699428" calcext:value-type="float">
            <text:p>0.00699428</text:p>
          </table:table-cell>
          <table:table-cell office:value-type="float" office:value="0.0561122" calcext:value-type="float">
            <text:p>0.0561122</text:p>
          </table:table-cell>
          <table:table-cell office:value-type="float" office:value="0.00941098" calcext:value-type="float">
            <text:p>0.00941098</text:p>
          </table:table-cell>
          <table:table-cell office:value-type="float" office:value="0.00810276" calcext:value-type="float">
            <text:p>0.00810276</text:p>
          </table:table-cell>
          <table:table-cell office:value-type="float" office:value="0.0113733" calcext:value-type="float">
            <text:p>0.0113733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637807" calcext:value-type="float">
            <text:p>0.00637807</text:p>
          </table:table-cell>
          <table:table-cell office:value-type="float" office:value="0.00706929" calcext:value-type="float">
            <text:p>0.00706929</text:p>
          </table:table-cell>
          <table:table-cell office:value-type="float" office:value="0.050387" calcext:value-type="float">
            <text:p>0.050387</text:p>
          </table:table-cell>
          <table:table-cell office:value-type="float" office:value="0.00995219" calcext:value-type="float">
            <text:p>0.00995219</text:p>
          </table:table-cell>
          <table:table-cell office:value-type="float" office:value="0.00805183" calcext:value-type="float">
            <text:p>0.00805183</text:p>
          </table:table-cell>
          <table:table-cell office:value-type="float" office:value="0.0115419" calcext:value-type="float">
            <text:p>0.0115419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633109" calcext:value-type="float">
            <text:p>0.00633109</text:p>
          </table:table-cell>
          <table:table-cell office:value-type="float" office:value="0.00693783" calcext:value-type="float">
            <text:p>0.00693783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0951282" calcext:value-type="float">
            <text:p>0.00951282</text:p>
          </table:table-cell>
          <table:table-cell office:value-type="float" office:value="0.00799657" calcext:value-type="float">
            <text:p>0.00799657</text:p>
          </table:table-cell>
          <table:table-cell office:value-type="float" office:value="0.0119275" calcext:value-type="float">
            <text:p>0.0119275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636267" calcext:value-type="float">
            <text:p>0.00636267</text:p>
          </table:table-cell>
          <table:table-cell office:value-type="float" office:value="0.00695362" calcext:value-type="float">
            <text:p>0.00695362</text:p>
          </table:table-cell>
          <table:table-cell office:value-type="float" office:value="0.0500969" calcext:value-type="float">
            <text:p>0.0500969</text:p>
          </table:table-cell>
          <table:table-cell office:value-type="float" office:value="0.00951085" calcext:value-type="float">
            <text:p>0.00951085</text:p>
          </table:table-cell>
          <table:table-cell office:value-type="float" office:value="0.0080013" calcext:value-type="float">
            <text:p>0.0080013</text:p>
          </table:table-cell>
          <table:table-cell office:value-type="float" office:value="0.0120025" calcext:value-type="float">
            <text:p>0.012002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642189" calcext:value-type="float">
            <text:p>0.00642189</text:p>
          </table:table-cell>
          <table:table-cell office:value-type="float" office:value="0.00772655" calcext:value-type="float">
            <text:p>0.00772655</text:p>
          </table:table-cell>
          <table:table-cell office:value-type="float" office:value="0.0545817" calcext:value-type="float">
            <text:p>0.0545817</text:p>
          </table:table-cell>
          <table:table-cell office:value-type="float" office:value="0.00990166" calcext:value-type="float">
            <text:p>0.00990166</text:p>
          </table:table-cell>
          <table:table-cell office:value-type="float" office:value="0.00844383" calcext:value-type="float">
            <text:p>0.00844383</text:p>
          </table:table-cell>
          <table:table-cell office:value-type="float" office:value="0.0114483" calcext:value-type="float">
            <text:p>0.0114483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634215" calcext:value-type="float">
            <text:p>0.00634215</text:p>
          </table:table-cell>
          <table:table-cell office:value-type="float" office:value="0.0071135" calcext:value-type="float">
            <text:p>0.0071135</text:p>
          </table:table-cell>
          <table:table-cell office:value-type="float" office:value="0.0539134" calcext:value-type="float">
            <text:p>0.0539134</text:p>
          </table:table-cell>
          <table:table-cell office:value-type="float" office:value="0.00955585" calcext:value-type="float">
            <text:p>0.00955585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114732" calcext:value-type="float">
            <text:p>0.0114732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644281" calcext:value-type="float">
            <text:p>0.00644281</text:p>
          </table:table-cell>
          <table:table-cell office:value-type="float" office:value="0.0071356" calcext:value-type="float">
            <text:p>0.0071356</text:p>
          </table:table-cell>
          <table:table-cell office:value-type="float" office:value="0.0505019" calcext:value-type="float">
            <text:p>0.0505019</text:p>
          </table:table-cell>
          <table:table-cell office:value-type="float" office:value="0.00983929" calcext:value-type="float">
            <text:p>0.00983929</text:p>
          </table:table-cell>
          <table:table-cell office:value-type="float" office:value="0.0081975" calcext:value-type="float">
            <text:p>0.0081975</text:p>
          </table:table-cell>
          <table:table-cell office:value-type="float" office:value="0.0115324" calcext:value-type="float">
            <text:p>0.0115324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669585" calcext:value-type="float">
            <text:p>0.00669585</text:p>
          </table:table-cell>
          <table:table-cell office:value-type="float" office:value="0.00697178" calcext:value-type="float">
            <text:p>0.00697178</text:p>
          </table:table-cell>
          <table:table-cell office:value-type="float" office:value="0.0502228" calcext:value-type="float">
            <text:p>0.0502228</text:p>
          </table:table-cell>
          <table:table-cell office:value-type="float" office:value="0.00930755" calcext:value-type="float">
            <text:p>0.00930755</text:p>
          </table:table-cell>
          <table:table-cell office:value-type="float" office:value="0.00853817" calcext:value-type="float">
            <text:p>0.00853817</text:p>
          </table:table-cell>
          <table:table-cell office:value-type="float" office:value="0.0114104" calcext:value-type="float">
            <text:p>0.0114104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86712" calcext:value-type="float">
            <text:p>0.0086712</text:p>
          </table:table-cell>
          <table:table-cell office:value-type="float" office:value="0.00698126" calcext:value-type="float">
            <text:p>0.00698126</text:p>
          </table:table-cell>
          <table:table-cell office:value-type="float" office:value="0.0549717" calcext:value-type="float">
            <text:p>0.0549717</text:p>
          </table:table-cell>
          <table:table-cell office:value-type="float" office:value="0.00939795" calcext:value-type="float">
            <text:p>0.00939795</text:p>
          </table:table-cell>
          <table:table-cell office:value-type="float" office:value="0.00833645" calcext:value-type="float">
            <text:p>0.00833645</text:p>
          </table:table-cell>
          <table:table-cell office:value-type="float" office:value="0.0118652" calcext:value-type="float">
            <text:p>0.011865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102044" calcext:value-type="float">
            <text:p>0.0102044</text:p>
          </table:table-cell>
          <table:table-cell office:value-type="float" office:value="0.00699152" calcext:value-type="float">
            <text:p>0.00699152</text:p>
          </table:table-cell>
          <table:table-cell office:value-type="float" office:value="0.0499228" calcext:value-type="float">
            <text:p>0.0499228</text:p>
          </table:table-cell>
          <table:table-cell office:value-type="float" office:value="0.00944887" calcext:value-type="float">
            <text:p>0.00944887</text:p>
          </table:table-cell>
          <table:table-cell office:value-type="float" office:value="0.00809684" calcext:value-type="float">
            <text:p>0.00809684</text:p>
          </table:table-cell>
          <table:table-cell office:value-type="float" office:value="0.0114594" calcext:value-type="float">
            <text:p>0.0114594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104993" calcext:value-type="float">
            <text:p>0.0104993</text:p>
          </table:table-cell>
          <table:table-cell office:value-type="float" office:value="0.00701718" calcext:value-type="float">
            <text:p>0.00701718</text:p>
          </table:table-cell>
          <table:table-cell office:value-type="float" office:value="0.0501569" calcext:value-type="float">
            <text:p>0.0501569</text:p>
          </table:table-cell>
          <table:table-cell office:value-type="float" office:value="0.00936755" calcext:value-type="float">
            <text:p>0.00936755</text:p>
          </table:table-cell>
          <table:table-cell office:value-type="float" office:value="0.00865936" calcext:value-type="float">
            <text:p>0.00865936</text:p>
          </table:table-cell>
          <table:table-cell office:value-type="float" office:value="0.0116721" calcext:value-type="float">
            <text:p>0.0116721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732982" calcext:value-type="float">
            <text:p>0.00732982</text:p>
          </table:table-cell>
          <table:table-cell office:value-type="float" office:value="0.0073164" calcext:value-type="float">
            <text:p>0.0073164</text:p>
          </table:table-cell>
          <table:table-cell office:value-type="float" office:value="0.0528282" calcext:value-type="float">
            <text:p>0.0528282</text:p>
          </table:table-cell>
          <table:table-cell office:value-type="float" office:value="0.00944808" calcext:value-type="float">
            <text:p>0.00944808</text:p>
          </table:table-cell>
          <table:table-cell office:value-type="float" office:value="0.0080467" calcext:value-type="float">
            <text:p>0.0080467</text:p>
          </table:table-cell>
          <table:table-cell office:value-type="float" office:value="0.0117483" calcext:value-type="float">
            <text:p>0.0117483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659755" calcext:value-type="float">
            <text:p>0.00659755</text:p>
          </table:table-cell>
          <table:table-cell office:value-type="float" office:value="0.0069552" calcext:value-type="float">
            <text:p>0.0069552</text:p>
          </table:table-cell>
          <table:table-cell office:value-type="float" office:value="0.0542639" calcext:value-type="float">
            <text:p>0.0542639</text:p>
          </table:table-cell>
          <table:table-cell office:value-type="float" office:value="0.00939203" calcext:value-type="float">
            <text:p>0.00939203</text:p>
          </table:table-cell>
          <table:table-cell office:value-type="float" office:value="0.00838461" calcext:value-type="float">
            <text:p>0.00838461</text:p>
          </table:table-cell>
          <table:table-cell office:value-type="float" office:value="0.0115217" calcext:value-type="float">
            <text:p>0.0115217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660466" calcext:value-type="float">
            <text:p>0.00660466</text:p>
          </table:table-cell>
          <table:table-cell office:value-type="float" office:value="0.00693823" calcext:value-type="float">
            <text:p>0.00693823</text:p>
          </table:table-cell>
          <table:table-cell office:value-type="float" office:value="0.0503456" calcext:value-type="float">
            <text:p>0.0503456</text:p>
          </table:table-cell>
          <table:table-cell office:value-type="float" office:value="0.00944295" calcext:value-type="float">
            <text:p>0.00944295</text:p>
          </table:table-cell>
          <table:table-cell office:value-type="float" office:value="0.00807591" calcext:value-type="float">
            <text:p>0.00807591</text:p>
          </table:table-cell>
          <table:table-cell office:value-type="float" office:value="0.0120527" calcext:value-type="float">
            <text:p>0.0120527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65265" calcext:value-type="float">
            <text:p>0.0065265</text:p>
          </table:table-cell>
          <table:table-cell office:value-type="float" office:value="0.00693546" calcext:value-type="float">
            <text:p>0.00693546</text:p>
          </table:table-cell>
          <table:table-cell office:value-type="float" office:value="0.0505351" calcext:value-type="float">
            <text:p>0.0505351</text:p>
          </table:table-cell>
          <table:table-cell office:value-type="float" office:value="0.00950256" calcext:value-type="float">
            <text:p>0.00950256</text:p>
          </table:table-cell>
          <table:table-cell office:value-type="float" office:value="0.0081217" calcext:value-type="float">
            <text:p>0.0081217</text:p>
          </table:table-cell>
          <table:table-cell office:value-type="float" office:value="0.0116777" calcext:value-type="float">
            <text:p>0.0116777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640728" calcext:value-type="float">
            <text:p>0.00640728</text:p>
          </table:table-cell>
          <table:table-cell office:value-type="float" office:value="0.00708152" calcext:value-type="float">
            <text:p>0.00708152</text:p>
          </table:table-cell>
          <table:table-cell office:value-type="float" office:value="0.0515981" calcext:value-type="float">
            <text:p>0.0515981</text:p>
          </table:table-cell>
          <table:table-cell office:value-type="float" office:value="0.00949822" calcext:value-type="float">
            <text:p>0.00949822</text:p>
          </table:table-cell>
          <table:table-cell office:value-type="float" office:value="0.00791169" calcext:value-type="float">
            <text:p>0.00791169</text:p>
          </table:table-cell>
          <table:table-cell office:value-type="float" office:value="0.0119895" calcext:value-type="float">
            <text:p>0.0119895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666506" calcext:value-type="float">
            <text:p>0.00666506</text:p>
          </table:table-cell>
          <table:table-cell office:value-type="float" office:value="0.00699231" calcext:value-type="float">
            <text:p>0.00699231</text:p>
          </table:table-cell>
          <table:table-cell office:value-type="float" office:value="0.0573296" calcext:value-type="float">
            <text:p>0.0573296</text:p>
          </table:table-cell>
          <table:table-cell office:value-type="float" office:value="0.00945085" calcext:value-type="float">
            <text:p>0.00945085</text:p>
          </table:table-cell>
          <table:table-cell office:value-type="float" office:value="0.00805144" calcext:value-type="float">
            <text:p>0.00805144</text:p>
          </table:table-cell>
          <table:table-cell office:value-type="float" office:value="0.0114811" calcext:value-type="float">
            <text:p>0.0114811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633938" calcext:value-type="float">
            <text:p>0.00633938</text:p>
          </table:table-cell>
          <table:table-cell office:value-type="float" office:value="0.00753076" calcext:value-type="float">
            <text:p>0.00753076</text:p>
          </table:table-cell>
          <table:table-cell office:value-type="float" office:value="0.0513471" calcext:value-type="float">
            <text:p>0.0513471</text:p>
          </table:table-cell>
          <table:table-cell office:value-type="float" office:value="0.00978284" calcext:value-type="float">
            <text:p>0.00978284</text:p>
          </table:table-cell>
          <table:table-cell office:value-type="float" office:value="0.00799854" calcext:value-type="float">
            <text:p>0.00799854</text:p>
          </table:table-cell>
          <table:table-cell office:value-type="float" office:value="0.0123397" calcext:value-type="float">
            <text:p>0.0123397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644715" calcext:value-type="float">
            <text:p>0.00644715</text:p>
          </table:table-cell>
          <table:table-cell office:value-type="float" office:value="0.00701047" calcext:value-type="float">
            <text:p>0.00701047</text:p>
          </table:table-cell>
          <table:table-cell office:value-type="float" office:value="0.0497669" calcext:value-type="float">
            <text:p>0.0497669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813907" calcext:value-type="float">
            <text:p>0.00813907</text:p>
          </table:table-cell>
          <table:table-cell office:value-type="float" office:value="0.0120057" calcext:value-type="float">
            <text:p>0.012005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648189" calcext:value-type="float">
            <text:p>0.00648189</text:p>
          </table:table-cell>
          <table:table-cell office:value-type="float" office:value="0.00694375" calcext:value-type="float">
            <text:p>0.00694375</text:p>
          </table:table-cell>
          <table:table-cell office:value-type="float" office:value="0.0512657" calcext:value-type="float">
            <text:p>0.0512657</text:p>
          </table:table-cell>
          <table:table-cell office:value-type="float" office:value="0.00992337" calcext:value-type="float">
            <text:p>0.00992337</text:p>
          </table:table-cell>
          <table:table-cell office:value-type="float" office:value="0.00814815" calcext:value-type="float">
            <text:p>0.00814815</text:p>
          </table:table-cell>
          <table:table-cell office:value-type="float" office:value="0.0126022" calcext:value-type="float">
            <text:p>0.0126022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636188" calcext:value-type="float">
            <text:p>0.00636188</text:p>
          </table:table-cell>
          <table:table-cell office:value-type="float" office:value="0.00705626" calcext:value-type="float">
            <text:p>0.00705626</text:p>
          </table:table-cell>
          <table:table-cell office:value-type="float" office:value="0.0564552" calcext:value-type="float">
            <text:p>0.0564552</text:p>
          </table:table-cell>
          <table:table-cell office:value-type="float" office:value="0.00952111" calcext:value-type="float">
            <text:p>0.00952111</text:p>
          </table:table-cell>
          <table:table-cell office:value-type="float" office:value="0.00814302" calcext:value-type="float">
            <text:p>0.00814302</text:p>
          </table:table-cell>
          <table:table-cell office:value-type="float" office:value="0.0121644" calcext:value-type="float">
            <text:p>0.0121644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836566" calcext:value-type="float">
            <text:p>0.00836566</text:p>
          </table:table-cell>
          <table:table-cell office:value-type="float" office:value="0.00733377" calcext:value-type="float">
            <text:p>0.00733377</text:p>
          </table:table-cell>
          <table:table-cell office:value-type="float" office:value="0.0549397" calcext:value-type="float">
            <text:p>0.0549397</text:p>
          </table:table-cell>
          <table:table-cell office:value-type="float" office:value="0.00944808" calcext:value-type="float">
            <text:p>0.00944808</text:p>
          </table:table-cell>
          <table:table-cell office:value-type="float" office:value="0.00805499" calcext:value-type="float">
            <text:p>0.00805499</text:p>
          </table:table-cell>
          <table:table-cell office:value-type="float" office:value="0.0115127" calcext:value-type="float">
            <text:p>0.0115127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770011" calcext:value-type="float">
            <text:p>0.00770011</text:p>
          </table:table-cell>
          <table:table-cell office:value-type="float" office:value="0.00727022" calcext:value-type="float">
            <text:p>0.00727022</text:p>
          </table:table-cell>
          <table:table-cell office:value-type="float" office:value="0.0611015" calcext:value-type="float">
            <text:p>0.0611015</text:p>
          </table:table-cell>
          <table:table-cell office:value-type="float" office:value="0.00943387" calcext:value-type="float">
            <text:p>0.00943387</text:p>
          </table:table-cell>
          <table:table-cell office:value-type="float" office:value="0.00862502" calcext:value-type="float">
            <text:p>0.00862502</text:p>
          </table:table-cell>
          <table:table-cell office:value-type="float" office:value="0.0115213" calcext:value-type="float">
            <text:p>0.0115213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634451" calcext:value-type="float">
            <text:p>0.00634451</text:p>
          </table:table-cell>
          <table:table-cell office:value-type="float" office:value="0.00709889" calcext:value-type="float">
            <text:p>0.00709889</text:p>
          </table:table-cell>
          <table:table-cell office:value-type="float" office:value="0.0750979" calcext:value-type="float">
            <text:p>0.0750979</text:p>
          </table:table-cell>
          <table:table-cell office:value-type="float" office:value="0.00954875" calcext:value-type="float">
            <text:p>0.00954875</text:p>
          </table:table-cell>
          <table:table-cell office:value-type="float" office:value="0.0081296" calcext:value-type="float">
            <text:p>0.0081296</text:p>
          </table:table-cell>
          <table:table-cell office:value-type="float" office:value="0.0117771" calcext:value-type="float">
            <text:p>0.0117771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728916" calcext:value-type="float">
            <text:p>0.00728916</text:p>
          </table:table-cell>
          <table:table-cell office:value-type="float" office:value="0.00707915" calcext:value-type="float">
            <text:p>0.00707915</text:p>
          </table:table-cell>
          <table:table-cell office:value-type="float" office:value="0.0522929" calcext:value-type="float">
            <text:p>0.0522929</text:p>
          </table:table-cell>
          <table:table-cell office:value-type="float" office:value="0.00972678" calcext:value-type="float">
            <text:p>0.00972678</text:p>
          </table:table-cell>
          <table:table-cell office:value-type="float" office:value="0.00914333" calcext:value-type="float">
            <text:p>0.00914333</text:p>
          </table:table-cell>
          <table:table-cell office:value-type="float" office:value="0.011999" calcext:value-type="float">
            <text:p>0.011999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894003" calcext:value-type="float">
            <text:p>0.00894003</text:p>
          </table:table-cell>
          <table:table-cell office:value-type="float" office:value="0.00695283" calcext:value-type="float">
            <text:p>0.00695283</text:p>
          </table:table-cell>
          <table:table-cell office:value-type="float" office:value="0.0509977" calcext:value-type="float">
            <text:p>0.0509977</text:p>
          </table:table-cell>
          <table:table-cell office:value-type="float" office:value="0.0098835" calcext:value-type="float">
            <text:p>0.0098835</text:p>
          </table:table-cell>
          <table:table-cell office:value-type="float" office:value="0.00814184" calcext:value-type="float">
            <text:p>0.00814184</text:p>
          </table:table-cell>
          <table:table-cell office:value-type="float" office:value="0.0118289" calcext:value-type="float">
            <text:p>0.0118289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647794" calcext:value-type="float">
            <text:p>0.00647794</text:p>
          </table:table-cell>
          <table:table-cell office:value-type="float" office:value="0.00691178" calcext:value-type="float">
            <text:p>0.00691178</text:p>
          </table:table-cell>
          <table:table-cell office:value-type="float" office:value="0.0516625" calcext:value-type="float">
            <text:p>0.0516625</text:p>
          </table:table-cell>
          <table:table-cell office:value-type="float" office:value="0.00993166" calcext:value-type="float">
            <text:p>0.00993166</text:p>
          </table:table-cell>
          <table:table-cell office:value-type="float" office:value="0.00798354" calcext:value-type="float">
            <text:p>0.00798354</text:p>
          </table:table-cell>
          <table:table-cell office:value-type="float" office:value="0.0118411" calcext:value-type="float">
            <text:p>0.0118411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695796" calcext:value-type="float">
            <text:p>0.00695796</text:p>
          </table:table-cell>
          <table:table-cell office:value-type="float" office:value="0.00709613" calcext:value-type="float">
            <text:p>0.00709613</text:p>
          </table:table-cell>
          <table:table-cell office:value-type="float" office:value="0.0575234" calcext:value-type="float">
            <text:p>0.0575234</text:p>
          </table:table-cell>
          <table:table-cell office:value-type="float" office:value="0.00976468" calcext:value-type="float">
            <text:p>0.00976468</text:p>
          </table:table-cell>
          <table:table-cell office:value-type="float" office:value="0.00803565" calcext:value-type="float">
            <text:p>0.00803565</text:p>
          </table:table-cell>
          <table:table-cell office:value-type="float" office:value="0.0113824" calcext:value-type="float">
            <text:p>0.0113824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640846" calcext:value-type="float">
            <text:p>0.00640846</text:p>
          </table:table-cell>
          <table:table-cell office:value-type="float" office:value="0.0070006" calcext:value-type="float">
            <text:p>0.0070006</text:p>
          </table:table-cell>
          <table:table-cell office:value-type="float" office:value="0.0502836" calcext:value-type="float">
            <text:p>0.0502836</text:p>
          </table:table-cell>
          <table:table-cell office:value-type="float" office:value="0.0095519" calcext:value-type="float">
            <text:p>0.0095519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0.011474" calcext:value-type="float">
            <text:p>0.01147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835579" calcext:value-type="float">
            <text:p>0.00835579</text:p>
          </table:table-cell>
          <table:table-cell office:value-type="float" office:value="0.00713679" calcext:value-type="float">
            <text:p>0.00713679</text:p>
          </table:table-cell>
          <table:table-cell office:value-type="float" office:value="0.0512709" calcext:value-type="float">
            <text:p>0.0512709</text:p>
          </table:table-cell>
          <table:table-cell office:value-type="float" office:value="0.00939834" calcext:value-type="float">
            <text:p>0.00939834</text:p>
          </table:table-cell>
          <table:table-cell office:value-type="float" office:value="0.00802025" calcext:value-type="float">
            <text:p>0.00802025</text:p>
          </table:table-cell>
          <table:table-cell office:value-type="float" office:value="0.0117029" calcext:value-type="float">
            <text:p>0.0117029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943861" calcext:value-type="float">
            <text:p>0.00943861</text:p>
          </table:table-cell>
          <table:table-cell office:value-type="float" office:value="0.00734048" calcext:value-type="float">
            <text:p>0.00734048</text:p>
          </table:table-cell>
          <table:table-cell office:value-type="float" office:value="0.0505631" calcext:value-type="float">
            <text:p>0.0505631</text:p>
          </table:table-cell>
          <table:table-cell office:value-type="float" office:value="0.00941729" calcext:value-type="float">
            <text:p>0.00941729</text:p>
          </table:table-cell>
          <table:table-cell office:value-type="float" office:value="0.00885595" calcext:value-type="float">
            <text:p>0.00885595</text:p>
          </table:table-cell>
          <table:table-cell office:value-type="float" office:value="0.0121233" calcext:value-type="float">
            <text:p>0.0121233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997903" calcext:value-type="float">
            <text:p>0.00997903</text:p>
          </table:table-cell>
          <table:table-cell office:value-type="float" office:value="0.00692678" calcext:value-type="float">
            <text:p>0.00692678</text:p>
          </table:table-cell>
          <table:table-cell office:value-type="float" office:value="0.0568326" calcext:value-type="float">
            <text:p>0.0568326</text:p>
          </table:table-cell>
          <table:table-cell office:value-type="float" office:value="0.00978521" calcext:value-type="float">
            <text:p>0.00978521</text:p>
          </table:table-cell>
          <table:table-cell office:value-type="float" office:value="0.00795985" calcext:value-type="float">
            <text:p>0.00795985</text:p>
          </table:table-cell>
          <table:table-cell office:value-type="float" office:value="0.0117874" calcext:value-type="float">
            <text:p>0.0117874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880345" calcext:value-type="float">
            <text:p>0.00880345</text:p>
          </table:table-cell>
          <table:table-cell office:value-type="float" office:value="0.0074147" calcext:value-type="float">
            <text:p>0.0074147</text:p>
          </table:table-cell>
          <table:table-cell office:value-type="float" office:value="0.0517122" calcext:value-type="float">
            <text:p>0.0517122</text:p>
          </table:table-cell>
          <table:table-cell office:value-type="float" office:value="0.0101369" calcext:value-type="float">
            <text:p>0.0101369</text:p>
          </table:table-cell>
          <table:table-cell office:value-type="float" office:value="0.00824526" calcext:value-type="float">
            <text:p>0.00824526</text:p>
          </table:table-cell>
          <table:table-cell office:value-type="float" office:value="0.0114562" calcext:value-type="float">
            <text:p>0.0114562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645702" calcext:value-type="float">
            <text:p>0.00645702</text:p>
          </table:table-cell>
          <table:table-cell office:value-type="float" office:value="0.00722048" calcext:value-type="float">
            <text:p>0.00722048</text:p>
          </table:table-cell>
          <table:table-cell office:value-type="float" office:value="0.0539023" calcext:value-type="float">
            <text:p>0.0539023</text:p>
          </table:table-cell>
          <table:table-cell office:value-type="float" office:value="0.00955664" calcext:value-type="float">
            <text:p>0.00955664</text:p>
          </table:table-cell>
          <table:table-cell office:value-type="float" office:value="0.00799973" calcext:value-type="float">
            <text:p>0.00799973</text:p>
          </table:table-cell>
          <table:table-cell office:value-type="float" office:value="0.0120329" calcext:value-type="float">
            <text:p>0.0120329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667808" calcext:value-type="float">
            <text:p>0.00667808</text:p>
          </table:table-cell>
          <table:table-cell office:value-type="float" office:value="0.00714942" calcext:value-type="float">
            <text:p>0.00714942</text:p>
          </table:table-cell>
          <table:table-cell office:value-type="float" office:value="0.0536347" calcext:value-type="float">
            <text:p>0.0536347</text:p>
          </table:table-cell>
          <table:table-cell office:value-type="float" office:value="0.00941887" calcext:value-type="float">
            <text:p>0.00941887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0.0114637" calcext:value-type="float">
            <text:p>0.0114637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678704" calcext:value-type="float">
            <text:p>0.00678704</text:p>
          </table:table-cell>
          <table:table-cell office:value-type="float" office:value="0.00695796" calcext:value-type="float">
            <text:p>0.00695796</text:p>
          </table:table-cell>
          <table:table-cell office:value-type="float" office:value="0.0648975" calcext:value-type="float">
            <text:p>0.0648975</text:p>
          </table:table-cell>
          <table:table-cell office:value-type="float" office:value="0.00931308" calcext:value-type="float">
            <text:p>0.00931308</text:p>
          </table:table-cell>
          <table:table-cell office:value-type="float" office:value="0.00828277" calcext:value-type="float">
            <text:p>0.00828277</text:p>
          </table:table-cell>
          <table:table-cell office:value-type="float" office:value="0.0119244" calcext:value-type="float">
            <text:p>0.0119244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655571" calcext:value-type="float">
            <text:p>0.00655571</text:p>
          </table:table-cell>
          <table:table-cell office:value-type="float" office:value="0.00694099" calcext:value-type="float">
            <text:p>0.00694099</text:p>
          </table:table-cell>
          <table:table-cell office:value-type="float" office:value="0.0658425" calcext:value-type="float">
            <text:p>0.0658425</text:p>
          </table:table-cell>
          <table:table-cell office:value-type="float" office:value="0.00951796" calcext:value-type="float">
            <text:p>0.00951796</text:p>
          </table:table-cell>
          <table:table-cell office:value-type="float" office:value="0.00791169" calcext:value-type="float">
            <text:p>0.00791169</text:p>
          </table:table-cell>
          <table:table-cell office:value-type="float" office:value="0.0119311" calcext:value-type="float">
            <text:p>0.0119311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64965" calcext:value-type="float">
            <text:p>0.0064965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0530714" calcext:value-type="float">
            <text:p>0.0530714</text:p>
          </table:table-cell>
          <table:table-cell office:value-type="float" office:value="0.00936321" calcext:value-type="float">
            <text:p>0.00936321</text:p>
          </table:table-cell>
          <table:table-cell office:value-type="float" office:value="0.00857173" calcext:value-type="float">
            <text:p>0.00857173</text:p>
          </table:table-cell>
          <table:table-cell office:value-type="float" office:value="0.0118612" calcext:value-type="float">
            <text:p>0.0118612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642189" calcext:value-type="float">
            <text:p>0.00642189</text:p>
          </table:table-cell>
          <table:table-cell office:value-type="float" office:value="0.00692994" calcext:value-type="float">
            <text:p>0.00692994</text:p>
          </table:table-cell>
          <table:table-cell office:value-type="float" office:value="0.0529265" calcext:value-type="float">
            <text:p>0.0529265</text:p>
          </table:table-cell>
          <table:table-cell office:value-type="float" office:value="0.0095677" calcext:value-type="float">
            <text:p>0.0095677</text:p>
          </table:table-cell>
          <table:table-cell office:value-type="float" office:value="0.00806486" calcext:value-type="float">
            <text:p>0.00806486</text:p>
          </table:table-cell>
          <table:table-cell office:value-type="float" office:value="0.0121218" calcext:value-type="float">
            <text:p>0.012121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640728" calcext:value-type="float">
            <text:p>0.00640728</text:p>
          </table:table-cell>
          <table:table-cell office:value-type="float" office:value="0.00716837" calcext:value-type="float">
            <text:p>0.00716837</text:p>
          </table:table-cell>
          <table:table-cell office:value-type="float" office:value="0.0509606" calcext:value-type="float">
            <text:p>0.0509606</text:p>
          </table:table-cell>
          <table:table-cell office:value-type="float" office:value="0.00941532" calcext:value-type="float">
            <text:p>0.00941532</text:p>
          </table:table-cell>
          <table:table-cell office:value-type="float" office:value="0.00809644" calcext:value-type="float">
            <text:p>0.00809644</text:p>
          </table:table-cell>
          <table:table-cell office:value-type="float" office:value="0.0115758" calcext:value-type="float">
            <text:p>0.0115758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705863" calcext:value-type="float">
            <text:p>0.00705863</text:p>
          </table:table-cell>
          <table:table-cell office:value-type="float" office:value="0.00740325" calcext:value-type="float">
            <text:p>0.00740325</text:p>
          </table:table-cell>
          <table:table-cell office:value-type="float" office:value="0.0505844" calcext:value-type="float">
            <text:p>0.0505844</text:p>
          </table:table-cell>
          <table:table-cell office:value-type="float" office:value="0.00930518" calcext:value-type="float">
            <text:p>0.00930518</text:p>
          </table:table-cell>
          <table:table-cell office:value-type="float" office:value="0.0079938" calcext:value-type="float">
            <text:p>0.0079938</text:p>
          </table:table-cell>
          <table:table-cell office:value-type="float" office:value="0.0115537" calcext:value-type="float">
            <text:p>0.0115537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110007" calcext:value-type="float">
            <text:p>0.0110007</text:p>
          </table:table-cell>
          <table:table-cell office:value-type="float" office:value="0.00724495" calcext:value-type="float">
            <text:p>0.00724495</text:p>
          </table:table-cell>
          <table:table-cell office:value-type="float" office:value="0.050927" calcext:value-type="float">
            <text:p>0.050927</text:p>
          </table:table-cell>
          <table:table-cell office:value-type="float" office:value="0.00935532" calcext:value-type="float">
            <text:p>0.00935532</text:p>
          </table:table-cell>
          <table:table-cell office:value-type="float" office:value="0.00802973" calcext:value-type="float">
            <text:p>0.00802973</text:p>
          </table:table-cell>
          <table:table-cell office:value-type="float" office:value="0.0114234" calcext:value-type="float">
            <text:p>0.0114234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797959" calcext:value-type="float">
            <text:p>0.00797959</text:p>
          </table:table-cell>
          <table:table-cell office:value-type="float" office:value="0.00711508" calcext:value-type="float">
            <text:p>0.00711508</text:p>
          </table:table-cell>
          <table:table-cell office:value-type="float" office:value="0.0519499" calcext:value-type="float">
            <text:p>0.0519499</text:p>
          </table:table-cell>
          <table:table-cell office:value-type="float" office:value="0.0100943" calcext:value-type="float">
            <text:p>0.0100943</text:p>
          </table:table-cell>
          <table:table-cell office:value-type="float" office:value="0.00802065" calcext:value-type="float">
            <text:p>0.00802065</text:p>
          </table:table-cell>
          <table:table-cell office:value-type="float" office:value="0.0116508" calcext:value-type="float">
            <text:p>0.0116508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728127" calcext:value-type="float">
            <text:p>0.00728127</text:p>
          </table:table-cell>
          <table:table-cell office:value-type="float" office:value="0.00705113" calcext:value-type="float">
            <text:p>0.00705113</text:p>
          </table:table-cell>
          <table:table-cell office:value-type="float" office:value="0.051951" calcext:value-type="float">
            <text:p>0.051951</text:p>
          </table:table-cell>
          <table:table-cell office:value-type="float" office:value="0.00974652" calcext:value-type="float">
            <text:p>0.00974652</text:p>
          </table:table-cell>
          <table:table-cell office:value-type="float" office:value="0.00806723" calcext:value-type="float">
            <text:p>0.00806723</text:p>
          </table:table-cell>
          <table:table-cell office:value-type="float" office:value="0.0120436" calcext:value-type="float">
            <text:p>0.0120436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101286" calcext:value-type="float">
            <text:p>0.0101286</text:p>
          </table:table-cell>
          <table:table-cell office:value-type="float" office:value="0.00706534" calcext:value-type="float">
            <text:p>0.00706534</text:p>
          </table:table-cell>
          <table:table-cell office:value-type="float" office:value="0.0516147" calcext:value-type="float">
            <text:p>0.0516147</text:p>
          </table:table-cell>
          <table:table-cell office:value-type="float" office:value="0.00934387" calcext:value-type="float">
            <text:p>0.00934387</text:p>
          </table:table-cell>
          <table:table-cell office:value-type="float" office:value="0.00799815" calcext:value-type="float">
            <text:p>0.00799815</text:p>
          </table:table-cell>
          <table:table-cell office:value-type="float" office:value="0.011489" calcext:value-type="float">
            <text:p>0.011489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966323" calcext:value-type="float">
            <text:p>0.00966323</text:p>
          </table:table-cell>
          <table:table-cell office:value-type="float" office:value="0.00733298" calcext:value-type="float">
            <text:p>0.00733298</text:p>
          </table:table-cell>
          <table:table-cell office:value-type="float" office:value="0.050492" calcext:value-type="float">
            <text:p>0.050492</text:p>
          </table:table-cell>
          <table:table-cell office:value-type="float" office:value="0.00953019" calcext:value-type="float">
            <text:p>0.00953019</text:p>
          </table:table-cell>
          <table:table-cell office:value-type="float" office:value="0.00808144" calcext:value-type="float">
            <text:p>0.00808144</text:p>
          </table:table-cell>
          <table:table-cell office:value-type="float" office:value="0.0125635" calcext:value-type="float">
            <text:p>0.0125635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639899" calcext:value-type="float">
            <text:p>0.00639899</text:p>
          </table:table-cell>
          <table:table-cell office:value-type="float" office:value="0.00710481" calcext:value-type="float">
            <text:p>0.00710481</text:p>
          </table:table-cell>
          <table:table-cell office:value-type="float" office:value="0.060297" calcext:value-type="float">
            <text:p>0.060297</text:p>
          </table:table-cell>
          <table:table-cell office:value-type="float" office:value="0.00939479" calcext:value-type="float">
            <text:p>0.00939479</text:p>
          </table:table-cell>
          <table:table-cell office:value-type="float" office:value="0.00835737" calcext:value-type="float">
            <text:p>0.00835737</text:p>
          </table:table-cell>
          <table:table-cell office:value-type="float" office:value="0.0115561" calcext:value-type="float">
            <text:p>0.0115561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845014" calcext:value-type="float">
            <text:p>0.00845014</text:p>
          </table:table-cell>
          <table:table-cell office:value-type="float" office:value="0.00691809" calcext:value-type="float">
            <text:p>0.00691809</text:p>
          </table:table-cell>
          <table:table-cell office:value-type="float" office:value="0.0587195" calcext:value-type="float">
            <text:p>0.0587195</text:p>
          </table:table-cell>
          <table:table-cell office:value-type="float" office:value="0.0095144" calcext:value-type="float">
            <text:p>0.0095144</text:p>
          </table:table-cell>
          <table:table-cell office:value-type="float" office:value="0.0088599" calcext:value-type="float">
            <text:p>0.0088599</text:p>
          </table:table-cell>
          <table:table-cell office:value-type="float" office:value="0.0115154" calcext:value-type="float">
            <text:p>0.0115154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900438" calcext:value-type="float">
            <text:p>0.0090043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0523193" calcext:value-type="float">
            <text:p>0.0523193</text:p>
          </table:table-cell>
          <table:table-cell office:value-type="float" office:value="0.00999522" calcext:value-type="float">
            <text:p>0.00999522</text:p>
          </table:table-cell>
          <table:table-cell office:value-type="float" office:value="0.00809723" calcext:value-type="float">
            <text:p>0.00809723</text:p>
          </table:table-cell>
          <table:table-cell office:value-type="float" office:value="0.0115308" calcext:value-type="float">
            <text:p>0.011530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819947" calcext:value-type="float">
            <text:p>0.00819947</text:p>
          </table:table-cell>
          <table:table-cell office:value-type="float" office:value="0.00707284" calcext:value-type="float">
            <text:p>0.00707284</text:p>
          </table:table-cell>
          <table:table-cell office:value-type="float" office:value="0.0527271" calcext:value-type="float">
            <text:p>0.0527271</text:p>
          </table:table-cell>
          <table:table-cell office:value-type="float" office:value="0.0094319" calcext:value-type="float">
            <text:p>0.0094319</text:p>
          </table:table-cell>
          <table:table-cell office:value-type="float" office:value="0.00819908" calcext:value-type="float">
            <text:p>0.00819908</text:p>
          </table:table-cell>
          <table:table-cell office:value-type="float" office:value="0.0117321" calcext:value-type="float">
            <text:p>0.0117321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725956" calcext:value-type="float">
            <text:p>0.00725956</text:p>
          </table:table-cell>
          <table:table-cell office:value-type="float" office:value="0.00777156" calcext:value-type="float">
            <text:p>0.00777156</text:p>
          </table:table-cell>
          <table:table-cell office:value-type="float" office:value="0.0558583" calcext:value-type="float">
            <text:p>0.0558583</text:p>
          </table:table-cell>
          <table:table-cell office:value-type="float" office:value="0.00983534" calcext:value-type="float">
            <text:p>0.00983534</text:p>
          </table:table-cell>
          <table:table-cell office:value-type="float" office:value="0.00807039" calcext:value-type="float">
            <text:p>0.00807039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631293" calcext:value-type="float">
            <text:p>0.00631293</text:p>
          </table:table-cell>
          <table:table-cell office:value-type="float" office:value="0.00698441" calcext:value-type="float">
            <text:p>0.00698441</text:p>
          </table:table-cell>
          <table:table-cell office:value-type="float" office:value="0.0526494" calcext:value-type="float">
            <text:p>0.0526494</text:p>
          </table:table-cell>
          <table:table-cell office:value-type="float" office:value="0.00940269" calcext:value-type="float">
            <text:p>0.00940269</text:p>
          </table:table-cell>
          <table:table-cell office:value-type="float" office:value="0.0080542" calcext:value-type="float">
            <text:p>0.0080542</text:p>
          </table:table-cell>
          <table:table-cell office:value-type="float" office:value="0.0115817" calcext:value-type="float">
            <text:p>0.0115817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639544" calcext:value-type="float">
            <text:p>0.00639544</text:p>
          </table:table-cell>
          <table:table-cell office:value-type="float" office:value="0.00705271" calcext:value-type="float">
            <text:p>0.00705271</text:p>
          </table:table-cell>
          <table:table-cell office:value-type="float" office:value="0.0537823" calcext:value-type="float">
            <text:p>0.0537823</text:p>
          </table:table-cell>
          <table:table-cell office:value-type="float" office:value="0.00932966" calcext:value-type="float">
            <text:p>0.00932966</text:p>
          </table:table-cell>
          <table:table-cell office:value-type="float" office:value="0.00801828" calcext:value-type="float">
            <text:p>0.00801828</text:p>
          </table:table-cell>
          <table:table-cell office:value-type="float" office:value="0.0114684" calcext:value-type="float">
            <text:p>0.0114684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699349" calcext:value-type="float">
            <text:p>0.00699349</text:p>
          </table:table-cell>
          <table:table-cell office:value-type="float" office:value="0.00946308" calcext:value-type="float">
            <text:p>0.00946308</text:p>
          </table:table-cell>
          <table:table-cell office:value-type="float" office:value="0.0498908" calcext:value-type="float">
            <text:p>0.0498908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0803565" calcext:value-type="float">
            <text:p>0.00803565</text:p>
          </table:table-cell>
          <table:table-cell office:value-type="float" office:value="0.0114973" calcext:value-type="float">
            <text:p>0.0114973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634807" calcext:value-type="float">
            <text:p>0.00634807</text:p>
          </table:table-cell>
          <table:table-cell office:value-type="float" office:value="0.00922031" calcext:value-type="float">
            <text:p>0.00922031</text:p>
          </table:table-cell>
          <table:table-cell office:value-type="float" office:value="0.0568527" calcext:value-type="float">
            <text:p>0.0568527</text:p>
          </table:table-cell>
          <table:table-cell office:value-type="float" office:value="0.00936084" calcext:value-type="float">
            <text:p>0.00936084</text:p>
          </table:table-cell>
          <table:table-cell office:value-type="float" office:value="0.00806368" calcext:value-type="float">
            <text:p>0.00806368</text:p>
          </table:table-cell>
          <table:table-cell office:value-type="float" office:value="0.0119054" calcext:value-type="float">
            <text:p>0.0119054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647044" calcext:value-type="float">
            <text:p>0.00647044</text:p>
          </table:table-cell>
          <table:table-cell office:value-type="float" office:value="0.00711271" calcext:value-type="float">
            <text:p>0.00711271</text:p>
          </table:table-cell>
          <table:table-cell office:value-type="float" office:value="0.0507312" calcext:value-type="float">
            <text:p>0.0507312</text:p>
          </table:table-cell>
          <table:table-cell office:value-type="float" office:value="0.00945243" calcext:value-type="float">
            <text:p>0.00945243</text:p>
          </table:table-cell>
          <table:table-cell office:value-type="float" office:value="0.00805973" calcext:value-type="float">
            <text:p>0.00805973</text:p>
          </table:table-cell>
          <table:table-cell office:value-type="float" office:value="0.0121198" calcext:value-type="float">
            <text:p>0.0121198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632991" calcext:value-type="float">
            <text:p>0.00632991</text:p>
          </table:table-cell>
          <table:table-cell office:value-type="float" office:value="0.00748299" calcext:value-type="float">
            <text:p>0.00748299</text:p>
          </table:table-cell>
          <table:table-cell office:value-type="float" office:value="0.0533722" calcext:value-type="float">
            <text:p>0.0533722</text:p>
          </table:table-cell>
          <table:table-cell office:value-type="float" office:value="0.00947019" calcext:value-type="float">
            <text:p>0.00947019</text:p>
          </table:table-cell>
          <table:table-cell office:value-type="float" office:value="0.00797841" calcext:value-type="float">
            <text:p>0.00797841</text:p>
          </table:table-cell>
          <table:table-cell office:value-type="float" office:value="0.0117732" calcext:value-type="float">
            <text:p>0.0117732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641281" calcext:value-type="float">
            <text:p>0.00641281</text:p>
          </table:table-cell>
          <table:table-cell office:value-type="float" office:value="0.00720469" calcext:value-type="float">
            <text:p>0.00720469</text:p>
          </table:table-cell>
          <table:table-cell office:value-type="float" office:value="0.069989" calcext:value-type="float">
            <text:p>0.069989</text:p>
          </table:table-cell>
          <table:table-cell office:value-type="float" office:value="0.00980336" calcext:value-type="float">
            <text:p>0.00980336</text:p>
          </table:table-cell>
          <table:table-cell office:value-type="float" office:value="0.00796459" calcext:value-type="float">
            <text:p>0.00796459</text:p>
          </table:table-cell>
          <table:table-cell office:value-type="float" office:value="0.0113678" calcext:value-type="float">
            <text:p>0.0113678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632754" calcext:value-type="float">
            <text:p>0.00632754</text:p>
          </table:table-cell>
          <table:table-cell office:value-type="float" office:value="0.00703494" calcext:value-type="float">
            <text:p>0.00703494</text:p>
          </table:table-cell>
          <table:table-cell office:value-type="float" office:value="0.0571512" calcext:value-type="float">
            <text:p>0.0571512</text:p>
          </table:table-cell>
          <table:table-cell office:value-type="float" office:value="0.00944532" calcext:value-type="float">
            <text:p>0.00944532</text:p>
          </table:table-cell>
          <table:table-cell office:value-type="float" office:value="0.00826974" calcext:value-type="float">
            <text:p>0.00826974</text:p>
          </table:table-cell>
          <table:table-cell office:value-type="float" office:value="0.0114834" calcext:value-type="float">
            <text:p>0.011483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643176" calcext:value-type="float">
            <text:p>0.00643176</text:p>
          </table:table-cell>
          <table:table-cell office:value-type="float" office:value="0.00719166" calcext:value-type="float">
            <text:p>0.00719166</text:p>
          </table:table-cell>
          <table:table-cell office:value-type="float" office:value="0.0512985" calcext:value-type="float">
            <text:p>0.0512985</text:p>
          </table:table-cell>
          <table:table-cell office:value-type="float" office:value="0.00942598" calcext:value-type="float">
            <text:p>0.00942598</text:p>
          </table:table-cell>
          <table:table-cell office:value-type="float" office:value="0.00847027" calcext:value-type="float">
            <text:p>0.00847027</text:p>
          </table:table-cell>
          <table:table-cell office:value-type="float" office:value="0.0114791" calcext:value-type="float">
            <text:p>0.0114791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637925" calcext:value-type="float">
            <text:p>0.00637925</text:p>
          </table:table-cell>
          <table:table-cell office:value-type="float" office:value="0.00740364" calcext:value-type="float">
            <text:p>0.00740364</text:p>
          </table:table-cell>
          <table:table-cell office:value-type="float" office:value="0.0509614" calcext:value-type="float">
            <text:p>0.0509614</text:p>
          </table:table-cell>
          <table:table-cell office:value-type="float" office:value="0.00975718" calcext:value-type="float">
            <text:p>0.00975718</text:p>
          </table:table-cell>
          <table:table-cell office:value-type="float" office:value="0.00798828" calcext:value-type="float">
            <text:p>0.00798828</text:p>
          </table:table-cell>
          <table:table-cell office:value-type="float" office:value="0.0118683" calcext:value-type="float">
            <text:p>0.0118683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666861" calcext:value-type="float">
            <text:p>0.00666861</text:p>
          </table:table-cell>
          <table:table-cell office:value-type="float" office:value="0.00701599" calcext:value-type="float">
            <text:p>0.00701599</text:p>
          </table:table-cell>
          <table:table-cell office:value-type="float" office:value="0.0546125" calcext:value-type="float">
            <text:p>0.0546125</text:p>
          </table:table-cell>
          <table:table-cell office:value-type="float" office:value="0.00987047" calcext:value-type="float">
            <text:p>0.00987047</text:p>
          </table:table-cell>
          <table:table-cell office:value-type="float" office:value="0.00811065" calcext:value-type="float">
            <text:p>0.00811065</text:p>
          </table:table-cell>
          <table:table-cell office:value-type="float" office:value="0.0116354" calcext:value-type="float">
            <text:p>0.0116354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748615" calcext:value-type="float">
            <text:p>0.00748615</text:p>
          </table:table-cell>
          <table:table-cell office:value-type="float" office:value="0.00708547" calcext:value-type="float">
            <text:p>0.00708547</text:p>
          </table:table-cell>
          <table:table-cell office:value-type="float" office:value="0.053849" calcext:value-type="float">
            <text:p>0.053849</text:p>
          </table:table-cell>
          <table:table-cell office:value-type="float" office:value="0.00954914" calcext:value-type="float">
            <text:p>0.00954914</text:p>
          </table:table-cell>
          <table:table-cell office:value-type="float" office:value="0.00824803" calcext:value-type="float">
            <text:p>0.00824803</text:p>
          </table:table-cell>
          <table:table-cell office:value-type="float" office:value="0.0115474" calcext:value-type="float">
            <text:p>0.0115474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636149" calcext:value-type="float">
            <text:p>0.00636149</text:p>
          </table:table-cell>
          <table:table-cell office:value-type="float" office:value="0.00710758" calcext:value-type="float">
            <text:p>0.00710758</text:p>
          </table:table-cell>
          <table:table-cell office:value-type="float" office:value="0.0543484" calcext:value-type="float">
            <text:p>0.0543484</text:p>
          </table:table-cell>
          <table:table-cell office:value-type="float" office:value="0.00967625" calcext:value-type="float">
            <text:p>0.00967625</text:p>
          </table:table-cell>
          <table:table-cell office:value-type="float" office:value="0.00793183" calcext:value-type="float">
            <text:p>0.00793183</text:p>
          </table:table-cell>
          <table:table-cell office:value-type="float" office:value="0.0118644" calcext:value-type="float">
            <text:p>0.0118644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64136" calcext:value-type="float">
            <text:p>0.0064136</text:p>
          </table:table-cell>
          <table:table-cell office:value-type="float" office:value="0.00692481" calcext:value-type="float">
            <text:p>0.00692481</text:p>
          </table:table-cell>
          <table:table-cell office:value-type="float" office:value="0.0522826" calcext:value-type="float">
            <text:p>0.0522826</text:p>
          </table:table-cell>
          <table:table-cell office:value-type="float" office:value="0.00956967" calcext:value-type="float">
            <text:p>0.00956967</text:p>
          </table:table-cell>
          <table:table-cell office:value-type="float" office:value="0.00797407" calcext:value-type="float">
            <text:p>0.00797407</text:p>
          </table:table-cell>
          <table:table-cell office:value-type="float" office:value="0.0114984" calcext:value-type="float">
            <text:p>0.0114984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632951" calcext:value-type="float">
            <text:p>0.00632951</text:p>
          </table:table-cell>
          <table:table-cell office:value-type="float" office:value="0.00700613" calcext:value-type="float">
            <text:p>0.00700613</text:p>
          </table:table-cell>
          <table:table-cell office:value-type="float" office:value="0.065068" calcext:value-type="float">
            <text:p>0.065068</text:p>
          </table:table-cell>
          <table:table-cell office:value-type="float" office:value="0.00959809" calcext:value-type="float">
            <text:p>0.00959809</text:p>
          </table:table-cell>
          <table:table-cell office:value-type="float" office:value="0.00801986" calcext:value-type="float">
            <text:p>0.00801986</text:p>
          </table:table-cell>
          <table:table-cell office:value-type="float" office:value="0.0121901" calcext:value-type="float">
            <text:p>0.0121901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712179" calcext:value-type="float">
            <text:p>0.00712179</text:p>
          </table:table-cell>
          <table:table-cell office:value-type="float" office:value="0.00707244" calcext:value-type="float">
            <text:p>0.00707244</text:p>
          </table:table-cell>
          <table:table-cell office:value-type="float" office:value="0.0626166" calcext:value-type="float">
            <text:p>0.0626166</text:p>
          </table:table-cell>
          <table:table-cell office:value-type="float" office:value="0.00955704" calcext:value-type="float">
            <text:p>0.00955704</text:p>
          </table:table-cell>
          <table:table-cell office:value-type="float" office:value="0.00798236" calcext:value-type="float">
            <text:p>0.00798236</text:p>
          </table:table-cell>
          <table:table-cell office:value-type="float" office:value="0.0119429" calcext:value-type="float">
            <text:p>0.0119429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641162" calcext:value-type="float">
            <text:p>0.00641162</text:p>
          </table:table-cell>
          <table:table-cell office:value-type="float" office:value="0.00702073" calcext:value-type="float">
            <text:p>0.00702073</text:p>
          </table:table-cell>
          <table:table-cell office:value-type="float" office:value="0.0564734" calcext:value-type="float">
            <text:p>0.0564734</text:p>
          </table:table-cell>
          <table:table-cell office:value-type="float" office:value="0.00950374" calcext:value-type="float">
            <text:p>0.00950374</text:p>
          </table:table-cell>
          <table:table-cell office:value-type="float" office:value="0.00821842" calcext:value-type="float">
            <text:p>0.00821842</text:p>
          </table:table-cell>
          <table:table-cell office:value-type="float" office:value="0.0118944" calcext:value-type="float">
            <text:p>0.0118944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676967" calcext:value-type="float">
            <text:p>0.00676967</text:p>
          </table:table-cell>
          <table:table-cell office:value-type="float" office:value="0.00702823" calcext:value-type="float">
            <text:p>0.00702823</text:p>
          </table:table-cell>
          <table:table-cell office:value-type="float" office:value="0.0514702" calcext:value-type="float">
            <text:p>0.0514702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839014" calcext:value-type="float">
            <text:p>0.00839014</text:p>
          </table:table-cell>
          <table:table-cell office:value-type="float" office:value="0.0117065" calcext:value-type="float">
            <text:p>0.011706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683914" calcext:value-type="float">
            <text:p>0.00683914</text:p>
          </table:table-cell>
          <table:table-cell office:value-type="float" office:value="0.00696862" calcext:value-type="float">
            <text:p>0.00696862</text:p>
          </table:table-cell>
          <table:table-cell office:value-type="float" office:value="0.0595619" calcext:value-type="float">
            <text:p>0.0595619</text:p>
          </table:table-cell>
          <table:table-cell office:value-type="float" office:value="0.00935295" calcext:value-type="float">
            <text:p>0.00935295</text:p>
          </table:table-cell>
          <table:table-cell office:value-type="float" office:value="0.00809091" calcext:value-type="float">
            <text:p>0.00809091</text:p>
          </table:table-cell>
          <table:table-cell office:value-type="float" office:value="0.0116323" calcext:value-type="float">
            <text:p>0.0116323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641044" calcext:value-type="float">
            <text:p>0.00641044</text:p>
          </table:table-cell>
          <table:table-cell office:value-type="float" office:value="0.00701363" calcext:value-type="float">
            <text:p>0.00701363</text:p>
          </table:table-cell>
          <table:table-cell office:value-type="float" office:value="0.0606826" calcext:value-type="float">
            <text:p>0.0606826</text:p>
          </table:table-cell>
          <table:table-cell office:value-type="float" office:value="0.0101496" calcext:value-type="float">
            <text:p>0.0101496</text:p>
          </table:table-cell>
          <table:table-cell office:value-type="float" office:value="0.00824289" calcext:value-type="float">
            <text:p>0.00824289</text:p>
          </table:table-cell>
          <table:table-cell office:value-type="float" office:value="0.0115288" calcext:value-type="float">
            <text:p>0.0115288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719127" calcext:value-type="float">
            <text:p>0.00719127</text:p>
          </table:table-cell>
          <table:table-cell office:value-type="float" office:value="0.00716758" calcext:value-type="float">
            <text:p>0.00716758</text:p>
          </table:table-cell>
          <table:table-cell office:value-type="float" office:value="0.0531511" calcext:value-type="float">
            <text:p>0.0531511</text:p>
          </table:table-cell>
          <table:table-cell office:value-type="float" office:value="0.0106908" calcext:value-type="float">
            <text:p>0.0106908</text:p>
          </table:table-cell>
          <table:table-cell office:value-type="float" office:value="0.00829145" calcext:value-type="float">
            <text:p>0.00829145</text:p>
          </table:table-cell>
          <table:table-cell office:value-type="float" office:value="0.0119236" calcext:value-type="float">
            <text:p>0.0119236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642307" calcext:value-type="float">
            <text:p>0.00642307</text:p>
          </table:table-cell>
          <table:table-cell office:value-type="float" office:value="0.00714311" calcext:value-type="float">
            <text:p>0.00714311</text:p>
          </table:table-cell>
          <table:table-cell office:value-type="float" office:value="0.068391" calcext:value-type="float">
            <text:p>0.068391</text:p>
          </table:table-cell>
          <table:table-cell office:value-type="float" office:value="0.00953335" calcext:value-type="float">
            <text:p>0.00953335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118573" calcext:value-type="float">
            <text:p>0.0118573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641912" calcext:value-type="float">
            <text:p>0.00641912</text:p>
          </table:table-cell>
          <table:table-cell office:value-type="float" office:value="0.0069706" calcext:value-type="float">
            <text:p>0.0069706</text:p>
          </table:table-cell>
          <table:table-cell office:value-type="float" office:value="0.0537397" calcext:value-type="float">
            <text:p>0.0537397</text:p>
          </table:table-cell>
          <table:table-cell office:value-type="float" office:value="0.00941848" calcext:value-type="float">
            <text:p>0.00941848</text:p>
          </table:table-cell>
          <table:table-cell office:value-type="float" office:value="0.00860804" calcext:value-type="float">
            <text:p>0.00860804</text:p>
          </table:table-cell>
          <table:table-cell office:value-type="float" office:value="0.0114495" calcext:value-type="float">
            <text:p>0.0114495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659953" calcext:value-type="float">
            <text:p>0.00659953</text:p>
          </table:table-cell>
          <table:table-cell office:value-type="float" office:value="0.00707086" calcext:value-type="float">
            <text:p>0.00707086</text:p>
          </table:table-cell>
          <table:table-cell office:value-type="float" office:value="0.051936" calcext:value-type="float">
            <text:p>0.051936</text:p>
          </table:table-cell>
          <table:table-cell office:value-type="float" office:value="0.00993442" calcext:value-type="float">
            <text:p>0.00993442</text:p>
          </table:table-cell>
          <table:table-cell office:value-type="float" office:value="0.00819987" calcext:value-type="float">
            <text:p>0.00819987</text:p>
          </table:table-cell>
          <table:table-cell office:value-type="float" office:value="0.0117416" calcext:value-type="float">
            <text:p>0.0117416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706929" calcext:value-type="float">
            <text:p>0.00706929</text:p>
          </table:table-cell>
          <table:table-cell office:value-type="float" office:value="0.00697139" calcext:value-type="float">
            <text:p>0.00697139</text:p>
          </table:table-cell>
          <table:table-cell office:value-type="float" office:value="0.0510924" calcext:value-type="float">
            <text:p>0.0510924</text:p>
          </table:table-cell>
          <table:table-cell office:value-type="float" office:value="0.00944098" calcext:value-type="float">
            <text:p>0.00944098</text:p>
          </table:table-cell>
          <table:table-cell office:value-type="float" office:value="0.00794209" calcext:value-type="float">
            <text:p>0.00794209</text:p>
          </table:table-cell>
          <table:table-cell office:value-type="float" office:value="0.0114827" calcext:value-type="float">
            <text:p>0.0114827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632872" calcext:value-type="float">
            <text:p>0.00632872</text:p>
          </table:table-cell>
          <table:table-cell office:value-type="float" office:value="0.00714232" calcext:value-type="float">
            <text:p>0.00714232</text:p>
          </table:table-cell>
          <table:table-cell office:value-type="float" office:value="0.0572897" calcext:value-type="float">
            <text:p>0.0572897</text:p>
          </table:table-cell>
          <table:table-cell office:value-type="float" office:value="0.00988547" calcext:value-type="float">
            <text:p>0.00988547</text:p>
          </table:table-cell>
          <table:table-cell office:value-type="float" office:value="0.00873042" calcext:value-type="float">
            <text:p>0.00873042</text:p>
          </table:table-cell>
          <table:table-cell office:value-type="float" office:value="0.0116485" calcext:value-type="float">
            <text:p>0.0116485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638952" calcext:value-type="float">
            <text:p>0.00638952</text:p>
          </table:table-cell>
          <table:table-cell office:value-type="float" office:value="0.00758918" calcext:value-type="float">
            <text:p>0.00758918</text:p>
          </table:table-cell>
          <table:table-cell office:value-type="float" office:value="0.0531866" calcext:value-type="float">
            <text:p>0.0531866</text:p>
          </table:table-cell>
          <table:table-cell office:value-type="float" office:value="0.00960125" calcext:value-type="float">
            <text:p>0.00960125</text:p>
          </table:table-cell>
          <table:table-cell office:value-type="float" office:value="0.00801157" calcext:value-type="float">
            <text:p>0.00801157</text:p>
          </table:table-cell>
          <table:table-cell office:value-type="float" office:value="0.0118952" calcext:value-type="float">
            <text:p>0.0118952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659558" calcext:value-type="float">
            <text:p>0.00659558</text:p>
          </table:table-cell>
          <table:table-cell office:value-type="float" office:value="0.0070081" calcext:value-type="float">
            <text:p>0.0070081</text:p>
          </table:table-cell>
          <table:table-cell office:value-type="float" office:value="0.0530828" calcext:value-type="float">
            <text:p>0.0530828</text:p>
          </table:table-cell>
          <table:table-cell office:value-type="float" office:value="0.00935295" calcext:value-type="float">
            <text:p>0.00935295</text:p>
          </table:table-cell>
          <table:table-cell office:value-type="float" office:value="0.00803841" calcext:value-type="float">
            <text:p>0.00803841</text:p>
          </table:table-cell>
          <table:table-cell office:value-type="float" office:value="0.0121443" calcext:value-type="float">
            <text:p>0.012144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642149" calcext:value-type="float">
            <text:p>0.00642149</text:p>
          </table:table-cell>
          <table:table-cell office:value-type="float" office:value="0.00717705" calcext:value-type="float">
            <text:p>0.00717705</text:p>
          </table:table-cell>
          <table:table-cell office:value-type="float" office:value="0.0606234" calcext:value-type="float">
            <text:p>0.0606234</text:p>
          </table:table-cell>
          <table:table-cell office:value-type="float" office:value="0.00959375" calcext:value-type="float">
            <text:p>0.00959375</text:p>
          </table:table-cell>
          <table:table-cell office:value-type="float" office:value="0.0085512" calcext:value-type="float">
            <text:p>0.0085512</text:p>
          </table:table-cell>
          <table:table-cell office:value-type="float" office:value="0.0116173" calcext:value-type="float">
            <text:p>0.0116173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652768" calcext:value-type="float">
            <text:p>0.00652768</text:p>
          </table:table-cell>
          <table:table-cell office:value-type="float" office:value="0.00719284" calcext:value-type="float">
            <text:p>0.00719284</text:p>
          </table:table-cell>
          <table:table-cell office:value-type="float" office:value="0.0537799" calcext:value-type="float">
            <text:p>0.0537799</text:p>
          </table:table-cell>
          <table:table-cell office:value-type="float" office:value="0.00939874" calcext:value-type="float">
            <text:p>0.00939874</text:p>
          </table:table-cell>
          <table:table-cell office:value-type="float" office:value="0.00805499" calcext:value-type="float">
            <text:p>0.00805499</text:p>
          </table:table-cell>
          <table:table-cell office:value-type="float" office:value="0.011667" calcext:value-type="float">
            <text:p>0.011667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63153" calcext:value-type="float">
            <text:p>0.0063153</text:p>
          </table:table-cell>
          <table:table-cell office:value-type="float" office:value="0.00702231" calcext:value-type="float">
            <text:p>0.00702231</text:p>
          </table:table-cell>
          <table:table-cell office:value-type="float" office:value="0.0516901" calcext:value-type="float">
            <text:p>0.0516901</text:p>
          </table:table-cell>
          <table:table-cell office:value-type="float" office:value="0.00957638" calcext:value-type="float">
            <text:p>0.00957638</text:p>
          </table:table-cell>
          <table:table-cell office:value-type="float" office:value="0.00810868" calcext:value-type="float">
            <text:p>0.00810868</text:p>
          </table:table-cell>
          <table:table-cell office:value-type="float" office:value="0.0118127" calcext:value-type="float">
            <text:p>0.0118127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661097" calcext:value-type="float">
            <text:p>0.00661097</text:p>
          </table:table-cell>
          <table:table-cell office:value-type="float" office:value="0.00708468" calcext:value-type="float">
            <text:p>0.00708468</text:p>
          </table:table-cell>
          <table:table-cell office:value-type="float" office:value="0.0529758" calcext:value-type="float">
            <text:p>0.0529758</text:p>
          </table:table-cell>
          <table:table-cell office:value-type="float" office:value="0.00968652" calcext:value-type="float">
            <text:p>0.00968652</text:p>
          </table:table-cell>
          <table:table-cell office:value-type="float" office:value="0.00812328" calcext:value-type="float">
            <text:p>0.00812328</text:p>
          </table:table-cell>
          <table:table-cell office:value-type="float" office:value="0.0115194" calcext:value-type="float">
            <text:p>0.0115194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660111" calcext:value-type="float">
            <text:p>0.00660111</text:p>
          </table:table-cell>
          <table:table-cell office:value-type="float" office:value="0.00702113" calcext:value-type="float">
            <text:p>0.00702113</text:p>
          </table:table-cell>
          <table:table-cell office:value-type="float" office:value="0.0528013" calcext:value-type="float">
            <text:p>0.0528013</text:p>
          </table:table-cell>
          <table:table-cell office:value-type="float" office:value="0.00939361" calcext:value-type="float">
            <text:p>0.00939361</text:p>
          </table:table-cell>
          <table:table-cell office:value-type="float" office:value="0.00857883" calcext:value-type="float">
            <text:p>0.00857883</text:p>
          </table:table-cell>
          <table:table-cell office:value-type="float" office:value="0.0115434" calcext:value-type="float">
            <text:p>0.0115434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634096" calcext:value-type="float">
            <text:p>0.00634096</text:p>
          </table:table-cell>
          <table:table-cell office:value-type="float" office:value="0.00690546" calcext:value-type="float">
            <text:p>0.00690546</text:p>
          </table:table-cell>
          <table:table-cell office:value-type="float" office:value="0.0516644" calcext:value-type="float">
            <text:p>0.0516644</text:p>
          </table:table-cell>
          <table:table-cell office:value-type="float" office:value="0.00956848" calcext:value-type="float">
            <text:p>0.00956848</text:p>
          </table:table-cell>
          <table:table-cell office:value-type="float" office:value="0.00809368" calcext:value-type="float">
            <text:p>0.00809368</text:p>
          </table:table-cell>
          <table:table-cell office:value-type="float" office:value="0.0115825" calcext:value-type="float">
            <text:p>0.0115825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637886" calcext:value-type="float">
            <text:p>0.00637886</text:p>
          </table:table-cell>
          <table:table-cell office:value-type="float" office:value="0.00693191" calcext:value-type="float">
            <text:p>0.00693191</text:p>
          </table:table-cell>
          <table:table-cell office:value-type="float" office:value="0.0518429" calcext:value-type="float">
            <text:p>0.0518429</text:p>
          </table:table-cell>
          <table:table-cell office:value-type="float" office:value="0.00942164" calcext:value-type="float">
            <text:p>0.00942164</text:p>
          </table:table-cell>
          <table:table-cell office:value-type="float" office:value="0.00794249" calcext:value-type="float">
            <text:p>0.00794249</text:p>
          </table:table-cell>
          <table:table-cell office:value-type="float" office:value="0.0114803" calcext:value-type="float">
            <text:p>0.0114803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653834" calcext:value-type="float">
            <text:p>0.00653834</text:p>
          </table:table-cell>
          <table:table-cell office:value-type="float" office:value="0.00731482" calcext:value-type="float">
            <text:p>0.00731482</text:p>
          </table:table-cell>
          <table:table-cell office:value-type="float" office:value="0.0511753" calcext:value-type="float">
            <text:p>0.0511753</text:p>
          </table:table-cell>
          <table:table-cell office:value-type="float" office:value="0.00949506" calcext:value-type="float">
            <text:p>0.00949506</text:p>
          </table:table-cell>
          <table:table-cell office:value-type="float" office:value="0.00801709" calcext:value-type="float">
            <text:p>0.00801709</text:p>
          </table:table-cell>
          <table:table-cell office:value-type="float" office:value="0.0114933" calcext:value-type="float">
            <text:p>0.0114933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750904" calcext:value-type="float">
            <text:p>0.00750904</text:p>
          </table:table-cell>
          <table:table-cell office:value-type="float" office:value="0.00706336" calcext:value-type="float">
            <text:p>0.00706336</text:p>
          </table:table-cell>
          <table:table-cell office:value-type="float" office:value="0.0557052" calcext:value-type="float">
            <text:p>0.0557052</text:p>
          </table:table-cell>
          <table:table-cell office:value-type="float" office:value="0.00961151" calcext:value-type="float">
            <text:p>0.00961151</text:p>
          </table:table-cell>
          <table:table-cell office:value-type="float" office:value="0.00819947" calcext:value-type="float">
            <text:p>0.00819947</text:p>
          </table:table-cell>
          <table:table-cell office:value-type="float" office:value="0.0114704" calcext:value-type="float">
            <text:p>0.0114704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63457" calcext:value-type="float">
            <text:p>0.0063457</text:p>
          </table:table-cell>
          <table:table-cell office:value-type="float" office:value="0.00695599" calcext:value-type="float">
            <text:p>0.00695599</text:p>
          </table:table-cell>
          <table:table-cell office:value-type="float" office:value="0.0731088" calcext:value-type="float">
            <text:p>0.0731088</text:p>
          </table:table-cell>
          <table:table-cell office:value-type="float" office:value="0.00951203" calcext:value-type="float">
            <text:p>0.00951203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23164" calcext:value-type="float">
            <text:p>0.0123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689915" calcext:value-type="float">
            <text:p>0.00689915</text:p>
          </table:table-cell>
          <table:table-cell office:value-type="float" office:value="0.0556092" calcext:value-type="float">
            <text:p>0.0556092</text:p>
          </table:table-cell>
          <table:table-cell office:value-type="float" office:value="0.00957401" calcext:value-type="float">
            <text:p>0.00957401</text:p>
          </table:table-cell>
          <table:table-cell office:value-type="float" office:value="0.00836053" calcext:value-type="float">
            <text:p>0.00836053</text:p>
          </table:table-cell>
          <table:table-cell office:value-type="float" office:value="0.0114878" calcext:value-type="float">
            <text:p>0.0114878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639386" calcext:value-type="float">
            <text:p>0.00639386</text:p>
          </table:table-cell>
          <table:table-cell office:value-type="float" office:value="0.00705823" calcext:value-type="float">
            <text:p>0.00705823</text:p>
          </table:table-cell>
          <table:table-cell office:value-type="float" office:value="0.0707165" calcext:value-type="float">
            <text:p>0.0707165</text:p>
          </table:table-cell>
          <table:table-cell office:value-type="float" office:value="0.00939637" calcext:value-type="float">
            <text:p>0.00939637</text:p>
          </table:table-cell>
          <table:table-cell office:value-type="float" office:value="0.00798433" calcext:value-type="float">
            <text:p>0.00798433</text:p>
          </table:table-cell>
          <table:table-cell office:value-type="float" office:value="0.0118454" calcext:value-type="float">
            <text:p>0.0118454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643333" calcext:value-type="float">
            <text:p>0.00643333</text:p>
          </table:table-cell>
          <table:table-cell office:value-type="float" office:value="0.00703297" calcext:value-type="float">
            <text:p>0.00703297</text:p>
          </table:table-cell>
          <table:table-cell office:value-type="float" office:value="0.0591731" calcext:value-type="float">
            <text:p>0.0591731</text:p>
          </table:table-cell>
          <table:table-cell office:value-type="float" office:value="0.0100453" calcext:value-type="float">
            <text:p>0.0100453</text:p>
          </table:table-cell>
          <table:table-cell office:value-type="float" office:value="0.0080092" calcext:value-type="float">
            <text:p>0.0080092</text:p>
          </table:table-cell>
          <table:table-cell office:value-type="float" office:value="0.0116642" calcext:value-type="float">
            <text:p>0.0116642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636465" calcext:value-type="float">
            <text:p>0.00636465</text:p>
          </table:table-cell>
          <table:table-cell office:value-type="float" office:value="0.00703257" calcext:value-type="float">
            <text:p>0.00703257</text:p>
          </table:table-cell>
          <table:table-cell office:value-type="float" office:value="0.0524311" calcext:value-type="float">
            <text:p>0.0524311</text:p>
          </table:table-cell>
          <table:table-cell office:value-type="float" office:value="0.00972678" calcext:value-type="float">
            <text:p>0.00972678</text:p>
          </table:table-cell>
          <table:table-cell office:value-type="float" office:value="0.00811499" calcext:value-type="float">
            <text:p>0.00811499</text:p>
          </table:table-cell>
          <table:table-cell office:value-type="float" office:value="0.0115482" calcext:value-type="float">
            <text:p>0.0115482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641241" calcext:value-type="float">
            <text:p>0.00641241</text:p>
          </table:table-cell>
          <table:table-cell office:value-type="float" office:value="0.00758563" calcext:value-type="float">
            <text:p>0.00758563</text:p>
          </table:table-cell>
          <table:table-cell office:value-type="float" office:value="0.0522349" calcext:value-type="float">
            <text:p>0.0522349</text:p>
          </table:table-cell>
          <table:table-cell office:value-type="float" office:value="0.0096956" calcext:value-type="float">
            <text:p>0.0096956</text:p>
          </table:table-cell>
          <table:table-cell office:value-type="float" office:value="0.00843672" calcext:value-type="float">
            <text:p>0.00843672</text:p>
          </table:table-cell>
          <table:table-cell office:value-type="float" office:value="0.0116129" calcext:value-type="float">
            <text:p>0.0116129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68802" calcext:value-type="float">
            <text:p>0.0068802</text:p>
          </table:table-cell>
          <table:table-cell office:value-type="float" office:value="0.00695165" calcext:value-type="float">
            <text:p>0.00695165</text:p>
          </table:table-cell>
          <table:table-cell office:value-type="float" office:value="0.0545095" calcext:value-type="float">
            <text:p>0.0545095</text:p>
          </table:table-cell>
          <table:table-cell office:value-type="float" office:value="0.00957441" calcext:value-type="float">
            <text:p>0.00957441</text:p>
          </table:table-cell>
          <table:table-cell office:value-type="float" office:value="0.00842606" calcext:value-type="float">
            <text:p>0.00842606</text:p>
          </table:table-cell>
          <table:table-cell office:value-type="float" office:value="0.011562" calcext:value-type="float">
            <text:p>0.011562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635636" calcext:value-type="float">
            <text:p>0.00635636</text:p>
          </table:table-cell>
          <table:table-cell office:value-type="float" office:value="0.00689204" calcext:value-type="float">
            <text:p>0.00689204</text:p>
          </table:table-cell>
          <table:table-cell office:value-type="float" office:value="0.0517126" calcext:value-type="float">
            <text:p>0.0517126</text:p>
          </table:table-cell>
          <table:table-cell office:value-type="float" office:value="0.0111061" calcext:value-type="float">
            <text:p>0.0111061</text:p>
          </table:table-cell>
          <table:table-cell office:value-type="float" office:value="0.0084383" calcext:value-type="float">
            <text:p>0.0084383</text:p>
          </table:table-cell>
          <table:table-cell office:value-type="float" office:value="0.0113757" calcext:value-type="float">
            <text:p>0.0113757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697218" calcext:value-type="float">
            <text:p>0.00697218</text:p>
          </table:table-cell>
          <table:table-cell office:value-type="float" office:value="0.0506105" calcext:value-type="float">
            <text:p>0.0506105</text:p>
          </table:table-cell>
          <table:table-cell office:value-type="float" office:value="0.00940308" calcext:value-type="float">
            <text:p>0.00940308</text:p>
          </table:table-cell>
          <table:table-cell office:value-type="float" office:value="0.00833922" calcext:value-type="float">
            <text:p>0.00833922</text:p>
          </table:table-cell>
          <table:table-cell office:value-type="float" office:value="0.0117823" calcext:value-type="float">
            <text:p>0.0117823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649413" calcext:value-type="float">
            <text:p>0.00649413</text:p>
          </table:table-cell>
          <table:table-cell office:value-type="float" office:value="0.00750549" calcext:value-type="float">
            <text:p>0.00750549</text:p>
          </table:table-cell>
          <table:table-cell office:value-type="float" office:value="0.0524642" calcext:value-type="float">
            <text:p>0.0524642</text:p>
          </table:table-cell>
          <table:table-cell office:value-type="float" office:value="0.00939361" calcext:value-type="float">
            <text:p>0.00939361</text:p>
          </table:table-cell>
          <table:table-cell office:value-type="float" office:value="0.00806368" calcext:value-type="float">
            <text:p>0.00806368</text:p>
          </table:table-cell>
          <table:table-cell office:value-type="float" office:value="0.0116694" calcext:value-type="float">
            <text:p>0.0116694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646097" calcext:value-type="float">
            <text:p>0.00646097</text:p>
          </table:table-cell>
          <table:table-cell office:value-type="float" office:value="0.00705231" calcext:value-type="float">
            <text:p>0.00705231</text:p>
          </table:table-cell>
          <table:table-cell office:value-type="float" office:value="0.053041" calcext:value-type="float">
            <text:p>0.053041</text:p>
          </table:table-cell>
          <table:table-cell office:value-type="float" office:value="0.00980929" calcext:value-type="float">
            <text:p>0.00980929</text:p>
          </table:table-cell>
          <table:table-cell office:value-type="float" office:value="0.00804946" calcext:value-type="float">
            <text:p>0.00804946</text:p>
          </table:table-cell>
          <table:table-cell office:value-type="float" office:value="0.0117191" calcext:value-type="float">
            <text:p>0.011719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0.00734206" calcext:value-type="float">
            <text:p>0.00734206</text:p>
          </table:table-cell>
          <table:table-cell office:value-type="float" office:value="0.0540807" calcext:value-type="float">
            <text:p>0.0540807</text:p>
          </table:table-cell>
          <table:table-cell office:value-type="float" office:value="0.00945677" calcext:value-type="float">
            <text:p>0.00945677</text:p>
          </table:table-cell>
          <table:table-cell office:value-type="float" office:value="0.00854962" calcext:value-type="float">
            <text:p>0.00854962</text:p>
          </table:table-cell>
          <table:table-cell office:value-type="float" office:value="0.0116117" calcext:value-type="float">
            <text:p>0.0116117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654979" calcext:value-type="float">
            <text:p>0.00654979</text:p>
          </table:table-cell>
          <table:table-cell office:value-type="float" office:value="0.00710521" calcext:value-type="float">
            <text:p>0.00710521</text:p>
          </table:table-cell>
          <table:table-cell office:value-type="float" office:value="0.0518105" calcext:value-type="float">
            <text:p>0.0518105</text:p>
          </table:table-cell>
          <table:table-cell office:value-type="float" office:value="0.00997706" calcext:value-type="float">
            <text:p>0.00997706</text:p>
          </table:table-cell>
          <table:table-cell office:value-type="float" office:value="0.00848093" calcext:value-type="float">
            <text:p>0.00848093</text:p>
          </table:table-cell>
          <table:table-cell office:value-type="float" office:value="0.0115521" calcext:value-type="float">
            <text:p>0.0115521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647518" calcext:value-type="float">
            <text:p>0.00647518</text:p>
          </table:table-cell>
          <table:table-cell office:value-type="float" office:value="0.00713245" calcext:value-type="float">
            <text:p>0.00713245</text:p>
          </table:table-cell>
          <table:table-cell office:value-type="float" office:value="0.0513806" calcext:value-type="float">
            <text:p>0.0513806</text:p>
          </table:table-cell>
          <table:table-cell office:value-type="float" office:value="0.00943269" calcext:value-type="float">
            <text:p>0.00943269</text:p>
          </table:table-cell>
          <table:table-cell office:value-type="float" office:value="0.00805302" calcext:value-type="float">
            <text:p>0.00805302</text:p>
          </table:table-cell>
          <table:table-cell office:value-type="float" office:value="0.0115261" calcext:value-type="float">
            <text:p>0.0115261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640925" calcext:value-type="float">
            <text:p>0.00640925</text:p>
          </table:table-cell>
          <table:table-cell office:value-type="float" office:value="0.00692796" calcext:value-type="float">
            <text:p>0.00692796</text:p>
          </table:table-cell>
          <table:table-cell office:value-type="float" office:value="0.0519076" calcext:value-type="float">
            <text:p>0.0519076</text:p>
          </table:table-cell>
          <table:table-cell office:value-type="float" office:value="0.00946782" calcext:value-type="float">
            <text:p>0.00946782</text:p>
          </table:table-cell>
          <table:table-cell office:value-type="float" office:value="0.00802854" calcext:value-type="float">
            <text:p>0.00802854</text:p>
          </table:table-cell>
          <table:table-cell office:value-type="float" office:value="0.0114077" calcext:value-type="float">
            <text:p>0.0114077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642662" calcext:value-type="float">
            <text:p>0.00642662</text:p>
          </table:table-cell>
          <table:table-cell office:value-type="float" office:value="0.00699586" calcext:value-type="float">
            <text:p>0.00699586</text:p>
          </table:table-cell>
          <table:table-cell office:value-type="float" office:value="0.0549161" calcext:value-type="float">
            <text:p>0.0549161</text:p>
          </table:table-cell>
          <table:table-cell office:value-type="float" office:value="0.00944927" calcext:value-type="float">
            <text:p>0.00944927</text:p>
          </table:table-cell>
          <table:table-cell office:value-type="float" office:value="0.00794091" calcext:value-type="float">
            <text:p>0.00794091</text:p>
          </table:table-cell>
          <table:table-cell office:value-type="float" office:value="0.0115758" calcext:value-type="float">
            <text:p>0.011575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636978" calcext:value-type="float">
            <text:p>0.00636978</text:p>
          </table:table-cell>
          <table:table-cell office:value-type="float" office:value="0.00727022" calcext:value-type="float">
            <text:p>0.00727022</text:p>
          </table:table-cell>
          <table:table-cell office:value-type="float" office:value="0.0514233" calcext:value-type="float">
            <text:p>0.0514233</text:p>
          </table:table-cell>
          <table:table-cell office:value-type="float" office:value="0.00948835" calcext:value-type="float">
            <text:p>0.00948835</text:p>
          </table:table-cell>
          <table:table-cell office:value-type="float" office:value="0.00803328" calcext:value-type="float">
            <text:p>0.00803328</text:p>
          </table:table-cell>
          <table:table-cell office:value-type="float" office:value="0.0122848" calcext:value-type="float">
            <text:p>0.0122848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672743" calcext:value-type="float">
            <text:p>0.00672743</text:p>
          </table:table-cell>
          <table:table-cell office:value-type="float" office:value="0.00709139" calcext:value-type="float">
            <text:p>0.00709139</text:p>
          </table:table-cell>
          <table:table-cell office:value-type="float" office:value="0.051154" calcext:value-type="float">
            <text:p>0.051154</text:p>
          </table:table-cell>
          <table:table-cell office:value-type="float" office:value="0.0099439" calcext:value-type="float">
            <text:p>0.0099439</text:p>
          </table:table-cell>
          <table:table-cell office:value-type="float" office:value="0.00801512" calcext:value-type="float">
            <text:p>0.00801512</text:p>
          </table:table-cell>
          <table:table-cell office:value-type="float" office:value="0.0115056" calcext:value-type="float">
            <text:p>0.0115056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686993" calcext:value-type="float">
            <text:p>0.00686993</text:p>
          </table:table-cell>
          <table:table-cell office:value-type="float" office:value="0.00720508" calcext:value-type="float">
            <text:p>0.00720508</text:p>
          </table:table-cell>
          <table:table-cell office:value-type="float" office:value="0.0559882" calcext:value-type="float">
            <text:p>0.0559882</text:p>
          </table:table-cell>
          <table:table-cell office:value-type="float" office:value="0.00936834" calcext:value-type="float">
            <text:p>0.00936834</text:p>
          </table:table-cell>
          <table:table-cell office:value-type="float" office:value="0.00807828" calcext:value-type="float">
            <text:p>0.00807828</text:p>
          </table:table-cell>
          <table:table-cell office:value-type="float" office:value="0.0115569" calcext:value-type="float">
            <text:p>0.0115569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653992" calcext:value-type="float">
            <text:p>0.00653992</text:p>
          </table:table-cell>
          <table:table-cell office:value-type="float" office:value="0.00756155" calcext:value-type="float">
            <text:p>0.00756155</text:p>
          </table:table-cell>
          <table:table-cell office:value-type="float" office:value="0.0531795" calcext:value-type="float">
            <text:p>0.0531795</text:p>
          </table:table-cell>
          <table:table-cell office:value-type="float" office:value="0.00948361" calcext:value-type="float">
            <text:p>0.00948361</text:p>
          </table:table-cell>
          <table:table-cell office:value-type="float" office:value="0.00813552" calcext:value-type="float">
            <text:p>0.00813552</text:p>
          </table:table-cell>
          <table:table-cell office:value-type="float" office:value="0.0118158" calcext:value-type="float">
            <text:p>0.0118158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681309" calcext:value-type="float">
            <text:p>0.00681309</text:p>
          </table:table-cell>
          <table:table-cell office:value-type="float" office:value="0.00736614" calcext:value-type="float">
            <text:p>0.00736614</text:p>
          </table:table-cell>
          <table:table-cell office:value-type="float" office:value="0.052816" calcext:value-type="float">
            <text:p>0.052816</text:p>
          </table:table-cell>
          <table:table-cell office:value-type="float" office:value="0.00943427" calcext:value-type="float">
            <text:p>0.00943427</text:p>
          </table:table-cell>
          <table:table-cell office:value-type="float" office:value="0.00840514" calcext:value-type="float">
            <text:p>0.00840514</text:p>
          </table:table-cell>
          <table:table-cell office:value-type="float" office:value="0.0121443" calcext:value-type="float">
            <text:p>0.012144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635399" calcext:value-type="float">
            <text:p>0.00635399</text:p>
          </table:table-cell>
          <table:table-cell office:value-type="float" office:value="0.00707323" calcext:value-type="float">
            <text:p>0.00707323</text:p>
          </table:table-cell>
          <table:table-cell office:value-type="float" office:value="0.0534985" calcext:value-type="float">
            <text:p>0.0534985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812605" calcext:value-type="float">
            <text:p>0.00812605</text:p>
          </table:table-cell>
          <table:table-cell office:value-type="float" office:value="0.0113852" calcext:value-type="float">
            <text:p>0.0113852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661729" calcext:value-type="float">
            <text:p>0.00661729</text:p>
          </table:table-cell>
          <table:table-cell office:value-type="float" office:value="0.00706336" calcext:value-type="float">
            <text:p>0.00706336</text:p>
          </table:table-cell>
          <table:table-cell office:value-type="float" office:value="0.0550779" calcext:value-type="float">
            <text:p>0.0550779</text:p>
          </table:table-cell>
          <table:table-cell office:value-type="float" office:value="0.00929255" calcext:value-type="float">
            <text:p>0.00929255</text:p>
          </table:table-cell>
          <table:table-cell office:value-type="float" office:value="0.00812131" calcext:value-type="float">
            <text:p>0.00812131</text:p>
          </table:table-cell>
          <table:table-cell office:value-type="float" office:value="0.0121731" calcext:value-type="float">
            <text:p>0.0121731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650992" calcext:value-type="float">
            <text:p>0.00650992</text:p>
          </table:table-cell>
          <table:table-cell office:value-type="float" office:value="0.00713363" calcext:value-type="float">
            <text:p>0.00713363</text:p>
          </table:table-cell>
          <table:table-cell office:value-type="float" office:value="0.0550226" calcext:value-type="float">
            <text:p>0.0550226</text:p>
          </table:table-cell>
          <table:table-cell office:value-type="float" office:value="0.00951322" calcext:value-type="float">
            <text:p>0.00951322</text:p>
          </table:table-cell>
          <table:table-cell office:value-type="float" office:value="0.00800328" calcext:value-type="float">
            <text:p>0.00800328</text:p>
          </table:table-cell>
          <table:table-cell office:value-type="float" office:value="0.0115991" calcext:value-type="float">
            <text:p>0.0115991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657703" calcext:value-type="float">
            <text:p>0.00657703</text:p>
          </table:table-cell>
          <table:table-cell office:value-type="float" office:value="0.00707126" calcext:value-type="float">
            <text:p>0.00707126</text:p>
          </table:table-cell>
          <table:table-cell office:value-type="float" office:value="0.0508959" calcext:value-type="float">
            <text:p>0.0508959</text:p>
          </table:table-cell>
          <table:table-cell office:value-type="float" office:value="0.00938058" calcext:value-type="float">
            <text:p>0.00938058</text:p>
          </table:table-cell>
          <table:table-cell office:value-type="float" office:value="0.00800367" calcext:value-type="float">
            <text:p>0.00800367</text:p>
          </table:table-cell>
          <table:table-cell office:value-type="float" office:value="0.0122173" calcext:value-type="float">
            <text:p>0.0122173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637412" calcext:value-type="float">
            <text:p>0.00637412</text:p>
          </table:table-cell>
          <table:table-cell office:value-type="float" office:value="0.00708113" calcext:value-type="float">
            <text:p>0.00708113</text:p>
          </table:table-cell>
          <table:table-cell office:value-type="float" office:value="0.0506231" calcext:value-type="float">
            <text:p>0.0506231</text:p>
          </table:table-cell>
          <table:table-cell office:value-type="float" office:value="0.00945795" calcext:value-type="float">
            <text:p>0.00945795</text:p>
          </table:table-cell>
          <table:table-cell office:value-type="float" office:value="0.00870318" calcext:value-type="float">
            <text:p>0.00870318</text:p>
          </table:table-cell>
          <table:table-cell office:value-type="float" office:value="0.0114566" calcext:value-type="float">
            <text:p>0.0114566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670019" calcext:value-type="float">
            <text:p>0.00670019</text:p>
          </table:table-cell>
          <table:table-cell office:value-type="float" office:value="0.00704165" calcext:value-type="float">
            <text:p>0.00704165</text:p>
          </table:table-cell>
          <table:table-cell office:value-type="float" office:value="0.0522716" calcext:value-type="float">
            <text:p>0.0522716</text:p>
          </table:table-cell>
          <table:table-cell office:value-type="float" office:value="0.00946308" calcext:value-type="float">
            <text:p>0.00946308</text:p>
          </table:table-cell>
          <table:table-cell office:value-type="float" office:value="0.00797249" calcext:value-type="float">
            <text:p>0.00797249</text:p>
          </table:table-cell>
          <table:table-cell office:value-type="float" office:value="0.0119023" calcext:value-type="float">
            <text:p>0.0119023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634136" calcext:value-type="float">
            <text:p>0.00634136</text:p>
          </table:table-cell>
          <table:table-cell office:value-type="float" office:value="0.0070306" calcext:value-type="float">
            <text:p>0.0070306</text:p>
          </table:table-cell>
          <table:table-cell office:value-type="float" office:value="0.0548395" calcext:value-type="float">
            <text:p>0.0548395</text:p>
          </table:table-cell>
          <table:table-cell office:value-type="float" office:value="0.0101156" calcext:value-type="float">
            <text:p>0.0101156</text:p>
          </table:table-cell>
          <table:table-cell office:value-type="float" office:value="0.00794288" calcext:value-type="float">
            <text:p>0.00794288</text:p>
          </table:table-cell>
          <table:table-cell office:value-type="float" office:value="0.0119414" calcext:value-type="float">
            <text:p>0.0119414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6609" calcext:value-type="float">
            <text:p>0.006609</text:p>
          </table:table-cell>
          <table:table-cell office:value-type="float" office:value="0.00692994" calcext:value-type="float">
            <text:p>0.00692994</text:p>
          </table:table-cell>
          <table:table-cell office:value-type="float" office:value="0.0511907" calcext:value-type="float">
            <text:p>0.0511907</text:p>
          </table:table-cell>
          <table:table-cell office:value-type="float" office:value="0.00944611" calcext:value-type="float">
            <text:p>0.00944611</text:p>
          </table:table-cell>
          <table:table-cell office:value-type="float" office:value="0.00832895" calcext:value-type="float">
            <text:p>0.00832895</text:p>
          </table:table-cell>
          <table:table-cell office:value-type="float" office:value="0.0117708" calcext:value-type="float">
            <text:p>0.0117708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634886" calcext:value-type="float">
            <text:p>0.00634886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.0512223" calcext:value-type="float">
            <text:p>0.0512223</text:p>
          </table:table-cell>
          <table:table-cell office:value-type="float" office:value="0.00959533" calcext:value-type="float">
            <text:p>0.00959533</text:p>
          </table:table-cell>
          <table:table-cell office:value-type="float" office:value="0.00796538" calcext:value-type="float">
            <text:p>0.00796538</text:p>
          </table:table-cell>
          <table:table-cell office:value-type="float" office:value="0.0115711" calcext:value-type="float">
            <text:p>0.0115711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644044" calcext:value-type="float">
            <text:p>0.00644044</text:p>
          </table:table-cell>
          <table:table-cell office:value-type="float" office:value="0.00706455" calcext:value-type="float">
            <text:p>0.00706455</text:p>
          </table:table-cell>
          <table:table-cell office:value-type="float" office:value="0.0559535" calcext:value-type="float">
            <text:p>0.0559535</text:p>
          </table:table-cell>
          <table:table-cell office:value-type="float" office:value="0.00931387" calcext:value-type="float">
            <text:p>0.00931387</text:p>
          </table:table-cell>
          <table:table-cell office:value-type="float" office:value="0.00806249" calcext:value-type="float">
            <text:p>0.00806249</text:p>
          </table:table-cell>
          <table:table-cell office:value-type="float" office:value="0.0118746" calcext:value-type="float">
            <text:p>0.011874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647123" calcext:value-type="float">
            <text:p>0.00647123</text:p>
          </table:table-cell>
          <table:table-cell office:value-type="float" office:value="0.00700376" calcext:value-type="float">
            <text:p>0.00700376</text:p>
          </table:table-cell>
          <table:table-cell office:value-type="float" office:value="0.051323" calcext:value-type="float">
            <text:p>0.051323</text:p>
          </table:table-cell>
          <table:table-cell office:value-type="float" office:value="0.00945874" calcext:value-type="float">
            <text:p>0.00945874</text:p>
          </table:table-cell>
          <table:table-cell office:value-type="float" office:value="0.00845133" calcext:value-type="float">
            <text:p>0.00845133</text:p>
          </table:table-cell>
          <table:table-cell office:value-type="float" office:value="0.0122062" calcext:value-type="float">
            <text:p>0.0122062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651742" calcext:value-type="float">
            <text:p>0.00651742</text:p>
          </table:table-cell>
          <table:table-cell office:value-type="float" office:value="0.00693783" calcext:value-type="float">
            <text:p>0.00693783</text:p>
          </table:table-cell>
          <table:table-cell office:value-type="float" office:value="0.0526458" calcext:value-type="float">
            <text:p>0.0526458</text:p>
          </table:table-cell>
          <table:table-cell office:value-type="float" office:value="0.00954638" calcext:value-type="float">
            <text:p>0.00954638</text:p>
          </table:table-cell>
          <table:table-cell office:value-type="float" office:value="0.00813868" calcext:value-type="float">
            <text:p>0.00813868</text:p>
          </table:table-cell>
          <table:table-cell office:value-type="float" office:value="0.011965" calcext:value-type="float">
            <text:p>0.011965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751852" calcext:value-type="float">
            <text:p>0.00751852</text:p>
          </table:table-cell>
          <table:table-cell office:value-type="float" office:value="0.00738351" calcext:value-type="float">
            <text:p>0.00738351</text:p>
          </table:table-cell>
          <table:table-cell office:value-type="float" office:value="0.0504087" calcext:value-type="float">
            <text:p>0.0504087</text:p>
          </table:table-cell>
          <table:table-cell office:value-type="float" office:value="0.0094619" calcext:value-type="float">
            <text:p>0.0094619</text:p>
          </table:table-cell>
          <table:table-cell office:value-type="float" office:value="0.00810434" calcext:value-type="float">
            <text:p>0.00810434</text:p>
          </table:table-cell>
          <table:table-cell office:value-type="float" office:value="0.011669" calcext:value-type="float">
            <text:p>0.011669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645741" calcext:value-type="float">
            <text:p>0.00645741</text:p>
          </table:table-cell>
          <table:table-cell office:value-type="float" office:value="0.00704007" calcext:value-type="float">
            <text:p>0.00704007</text:p>
          </table:table-cell>
          <table:table-cell office:value-type="float" office:value="0.0543204" calcext:value-type="float">
            <text:p>0.0543204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0167" calcext:value-type="float">
            <text:p>0.0080167</text:p>
          </table:table-cell>
          <table:table-cell office:value-type="float" office:value="0.0118825" calcext:value-type="float">
            <text:p>0.0118825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668085" calcext:value-type="float">
            <text:p>0.00668085</text:p>
          </table:table-cell>
          <table:table-cell office:value-type="float" office:value="0.00706613" calcext:value-type="float">
            <text:p>0.00706613</text:p>
          </table:table-cell>
          <table:table-cell office:value-type="float" office:value="0.0519522" calcext:value-type="float">
            <text:p>0.0519522</text:p>
          </table:table-cell>
          <table:table-cell office:value-type="float" office:value="0.0100205" calcext:value-type="float">
            <text:p>0.0100205</text:p>
          </table:table-cell>
          <table:table-cell office:value-type="float" office:value="0.0080392" calcext:value-type="float">
            <text:p>0.0080392</text:p>
          </table:table-cell>
          <table:table-cell office:value-type="float" office:value="0.0120132" calcext:value-type="float">
            <text:p>0.0120132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637965" calcext:value-type="float">
            <text:p>0.00637965</text:p>
          </table:table-cell>
          <table:table-cell office:value-type="float" office:value="0.00720192" calcext:value-type="float">
            <text:p>0.00720192</text:p>
          </table:table-cell>
          <table:table-cell office:value-type="float" office:value="0.0533824" calcext:value-type="float">
            <text:p>0.0533824</text:p>
          </table:table-cell>
          <table:table-cell office:value-type="float" office:value="0.00935966" calcext:value-type="float">
            <text:p>0.00935966</text:p>
          </table:table-cell>
          <table:table-cell office:value-type="float" office:value="0.00816236" calcext:value-type="float">
            <text:p>0.00816236</text:p>
          </table:table-cell>
          <table:table-cell office:value-type="float" office:value="0.0115936" calcext:value-type="float">
            <text:p>0.0115936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661887" calcext:value-type="float">
            <text:p>0.00661887</text:p>
          </table:table-cell>
          <table:table-cell office:value-type="float" office:value="0.00726114" calcext:value-type="float">
            <text:p>0.00726114</text:p>
          </table:table-cell>
          <table:table-cell office:value-type="float" office:value="0.0544092" calcext:value-type="float">
            <text:p>0.0544092</text:p>
          </table:table-cell>
          <table:table-cell office:value-type="float" office:value="0.0097627" calcext:value-type="float">
            <text:p>0.0097627</text:p>
          </table:table-cell>
          <table:table-cell office:value-type="float" office:value="0.00857686" calcext:value-type="float">
            <text:p>0.00857686</text:p>
          </table:table-cell>
          <table:table-cell office:value-type="float" office:value="0.0122524" calcext:value-type="float">
            <text:p>0.0122524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644202" calcext:value-type="float">
            <text:p>0.00644202</text:p>
          </table:table-cell>
          <table:table-cell office:value-type="float" office:value="0.00700099" calcext:value-type="float">
            <text:p>0.00700099</text:p>
          </table:table-cell>
          <table:table-cell office:value-type="float" office:value="0.0540259" calcext:value-type="float">
            <text:p>0.0540259</text:p>
          </table:table-cell>
          <table:table-cell office:value-type="float" office:value="0.00982744" calcext:value-type="float">
            <text:p>0.00982744</text:p>
          </table:table-cell>
          <table:table-cell office:value-type="float" office:value="0.00807433" calcext:value-type="float">
            <text:p>0.00807433</text:p>
          </table:table-cell>
          <table:table-cell office:value-type="float" office:value="0.0117298" calcext:value-type="float">
            <text:p>0.0117298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636149" calcext:value-type="float">
            <text:p>0.00636149</text:p>
          </table:table-cell>
          <table:table-cell office:value-type="float" office:value="0.00692638" calcext:value-type="float">
            <text:p>0.00692638</text:p>
          </table:table-cell>
          <table:table-cell office:value-type="float" office:value="0.053337" calcext:value-type="float">
            <text:p>0.053337</text:p>
          </table:table-cell>
          <table:table-cell office:value-type="float" office:value="0.00930479" calcext:value-type="float">
            <text:p>0.00930479</text:p>
          </table:table-cell>
          <table:table-cell office:value-type="float" office:value="0.00866213" calcext:value-type="float">
            <text:p>0.00866213</text:p>
          </table:table-cell>
          <table:table-cell office:value-type="float" office:value="0.0119382" calcext:value-type="float">
            <text:p>0.0119382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641794" calcext:value-type="float">
            <text:p>0.00641794</text:p>
          </table:table-cell>
          <table:table-cell office:value-type="float" office:value="0.00706534" calcext:value-type="float">
            <text:p>0.00706534</text:p>
          </table:table-cell>
          <table:table-cell office:value-type="float" office:value="0.0497909" calcext:value-type="float">
            <text:p>0.0497909</text:p>
          </table:table-cell>
          <table:table-cell office:value-type="float" office:value="0.0101733" calcext:value-type="float">
            <text:p>0.0101733</text:p>
          </table:table-cell>
          <table:table-cell office:value-type="float" office:value="0.00800604" calcext:value-type="float">
            <text:p>0.00800604</text:p>
          </table:table-cell>
          <table:table-cell office:value-type="float" office:value="0.0116808" calcext:value-type="float">
            <text:p>0.01168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633465" calcext:value-type="float">
            <text:p>0.00633465</text:p>
          </table:table-cell>
          <table:table-cell office:value-type="float" office:value="0.00701757" calcext:value-type="float">
            <text:p>0.00701757</text:p>
          </table:table-cell>
          <table:table-cell office:value-type="float" office:value="0.0510617" calcext:value-type="float">
            <text:p>0.0510617</text:p>
          </table:table-cell>
          <table:table-cell office:value-type="float" office:value="0.00958862" calcext:value-type="float">
            <text:p>0.00958862</text:p>
          </table:table-cell>
          <table:table-cell office:value-type="float" office:value="0.00815526" calcext:value-type="float">
            <text:p>0.00815526</text:p>
          </table:table-cell>
          <table:table-cell office:value-type="float" office:value="0.0114057" calcext:value-type="float">
            <text:p>0.0114057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65486" calcext:value-type="float">
            <text:p>0.0065486</text:p>
          </table:table-cell>
          <table:table-cell office:value-type="float" office:value="0.00713126" calcext:value-type="float">
            <text:p>0.00713126</text:p>
          </table:table-cell>
          <table:table-cell office:value-type="float" office:value="0.0575897" calcext:value-type="float">
            <text:p>0.0575897</text:p>
          </table:table-cell>
          <table:table-cell office:value-type="float" office:value="0.00948401" calcext:value-type="float">
            <text:p>0.00948401</text:p>
          </table:table-cell>
          <table:table-cell office:value-type="float" office:value="0.00829263" calcext:value-type="float">
            <text:p>0.00829263</text:p>
          </table:table-cell>
          <table:table-cell office:value-type="float" office:value="0.011665" calcext:value-type="float">
            <text:p>0.011665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641952" calcext:value-type="float">
            <text:p>0.00641952</text:p>
          </table:table-cell>
          <table:table-cell office:value-type="float" office:value="0.00711745" calcext:value-type="float">
            <text:p>0.00711745</text:p>
          </table:table-cell>
          <table:table-cell office:value-type="float" office:value="0.0510028" calcext:value-type="float">
            <text:p>0.0510028</text:p>
          </table:table-cell>
          <table:table-cell office:value-type="float" office:value="0.00950414" calcext:value-type="float">
            <text:p>0.00950414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0116398" calcext:value-type="float">
            <text:p>0.0116398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651702" calcext:value-type="float">
            <text:p>0.00651702</text:p>
          </table:table-cell>
          <table:table-cell office:value-type="float" office:value="0.00697336" calcext:value-type="float">
            <text:p>0.00697336</text:p>
          </table:table-cell>
          <table:table-cell office:value-type="float" office:value="0.0504281" calcext:value-type="float">
            <text:p>0.0504281</text:p>
          </table:table-cell>
          <table:table-cell office:value-type="float" office:value="0.00935571" calcext:value-type="float">
            <text:p>0.00935571</text:p>
          </table:table-cell>
          <table:table-cell office:value-type="float" office:value="0.00854607" calcext:value-type="float">
            <text:p>0.00854607</text:p>
          </table:table-cell>
          <table:table-cell office:value-type="float" office:value="0.0116856" calcext:value-type="float">
            <text:p>0.0116856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650992" calcext:value-type="float">
            <text:p>0.00650992</text:p>
          </table:table-cell>
          <table:table-cell office:value-type="float" office:value="0.00704836" calcext:value-type="float">
            <text:p>0.00704836</text:p>
          </table:table-cell>
          <table:table-cell office:value-type="float" office:value="0.0502477" calcext:value-type="float">
            <text:p>0.0502477</text:p>
          </table:table-cell>
          <table:table-cell office:value-type="float" office:value="0.00970783" calcext:value-type="float">
            <text:p>0.00970783</text:p>
          </table:table-cell>
          <table:table-cell office:value-type="float" office:value="0.0081671" calcext:value-type="float">
            <text:p>0.0081671</text:p>
          </table:table-cell>
          <table:table-cell office:value-type="float" office:value="0.0115956" calcext:value-type="float">
            <text:p>0.0115956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652097" calcext:value-type="float">
            <text:p>0.00652097</text:p>
          </table:table-cell>
          <table:table-cell office:value-type="float" office:value="0.0069481" calcext:value-type="float">
            <text:p>0.0069481</text:p>
          </table:table-cell>
          <table:table-cell office:value-type="float" office:value="0.0592801" calcext:value-type="float">
            <text:p>0.0592801</text:p>
          </table:table-cell>
          <table:table-cell office:value-type="float" office:value="0.00963599" calcext:value-type="float">
            <text:p>0.00963599</text:p>
          </table:table-cell>
          <table:table-cell office:value-type="float" office:value="0.00805775" calcext:value-type="float">
            <text:p>0.00805775</text:p>
          </table:table-cell>
          <table:table-cell office:value-type="float" office:value="0.0116907" calcext:value-type="float">
            <text:p>0.0116907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646413" calcext:value-type="float">
            <text:p>0.00646413</text:p>
          </table:table-cell>
          <table:table-cell office:value-type="float" office:value="0.00699744" calcext:value-type="float">
            <text:p>0.00699744</text:p>
          </table:table-cell>
          <table:table-cell office:value-type="float" office:value="0.052739" calcext:value-type="float">
            <text:p>0.052739</text:p>
          </table:table-cell>
          <table:table-cell office:value-type="float" office:value="0.00949388" calcext:value-type="float">
            <text:p>0.00949388</text:p>
          </table:table-cell>
          <table:table-cell office:value-type="float" office:value="0.00804907" calcext:value-type="float">
            <text:p>0.00804907</text:p>
          </table:table-cell>
          <table:table-cell office:value-type="float" office:value="0.0119674" calcext:value-type="float">
            <text:p>0.0119674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637886" calcext:value-type="float">
            <text:p>0.00637886</text:p>
          </table:table-cell>
          <table:table-cell office:value-type="float" office:value="0.00698757" calcext:value-type="float">
            <text:p>0.00698757</text:p>
          </table:table-cell>
          <table:table-cell office:value-type="float" office:value="0.0523758" calcext:value-type="float">
            <text:p>0.0523758</text:p>
          </table:table-cell>
          <table:table-cell office:value-type="float" office:value="0.00988232" calcext:value-type="float">
            <text:p>0.00988232</text:p>
          </table:table-cell>
          <table:table-cell office:value-type="float" office:value="0.00824842" calcext:value-type="float">
            <text:p>0.00824842</text:p>
          </table:table-cell>
          <table:table-cell office:value-type="float" office:value="0.011725" calcext:value-type="float">
            <text:p>0.011725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649728" calcext:value-type="float">
            <text:p>0.00649728</text:p>
          </table:table-cell>
          <table:table-cell office:value-type="float" office:value="0.00714429" calcext:value-type="float">
            <text:p>0.00714429</text:p>
          </table:table-cell>
          <table:table-cell office:value-type="float" office:value="0.0504699" calcext:value-type="float">
            <text:p>0.0504699</text:p>
          </table:table-cell>
          <table:table-cell office:value-type="float" office:value="0.00998969" calcext:value-type="float">
            <text:p>0.00998969</text:p>
          </table:table-cell>
          <table:table-cell office:value-type="float" office:value="0.00811539" calcext:value-type="float">
            <text:p>0.00811539</text:p>
          </table:table-cell>
          <table:table-cell office:value-type="float" office:value="0.0120456" calcext:value-type="float">
            <text:p>0.0120456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645228" calcext:value-type="float">
            <text:p>0.00645228</text:p>
          </table:table-cell>
          <table:table-cell office:value-type="float" office:value="0.00704047" calcext:value-type="float">
            <text:p>0.00704047</text:p>
          </table:table-cell>
          <table:table-cell office:value-type="float" office:value="0.0551944" calcext:value-type="float">
            <text:p>0.0551944</text:p>
          </table:table-cell>
          <table:table-cell office:value-type="float" office:value="0.00945479" calcext:value-type="float">
            <text:p>0.00945479</text:p>
          </table:table-cell>
          <table:table-cell office:value-type="float" office:value="0.00825316" calcext:value-type="float">
            <text:p>0.00825316</text:p>
          </table:table-cell>
          <table:table-cell office:value-type="float" office:value="0.011579" calcext:value-type="float">
            <text:p>0.01157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640491" calcext:value-type="float">
            <text:p>0.00640491</text:p>
          </table:table-cell>
          <table:table-cell office:value-type="float" office:value="0.00706692" calcext:value-type="float">
            <text:p>0.00706692</text:p>
          </table:table-cell>
          <table:table-cell office:value-type="float" office:value="0.0506697" calcext:value-type="float">
            <text:p>0.0506697</text:p>
          </table:table-cell>
          <table:table-cell office:value-type="float" office:value="0.00957993" calcext:value-type="float">
            <text:p>0.00957993</text:p>
          </table:table-cell>
          <table:table-cell office:value-type="float" office:value="0.0081142" calcext:value-type="float">
            <text:p>0.0081142</text:p>
          </table:table-cell>
          <table:table-cell office:value-type="float" office:value="0.0122208" calcext:value-type="float">
            <text:p>0.0122208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648426" calcext:value-type="float">
            <text:p>0.00648426</text:p>
          </table:table-cell>
          <table:table-cell office:value-type="float" office:value="0.0069173" calcext:value-type="float">
            <text:p>0.0069173</text:p>
          </table:table-cell>
          <table:table-cell office:value-type="float" office:value="0.0511193" calcext:value-type="float">
            <text:p>0.0511193</text:p>
          </table:table-cell>
          <table:table-cell office:value-type="float" office:value="0.00939992" calcext:value-type="float">
            <text:p>0.00939992</text:p>
          </table:table-cell>
          <table:table-cell office:value-type="float" office:value="0.00821052" calcext:value-type="float">
            <text:p>0.00821052</text:p>
          </table:table-cell>
          <table:table-cell office:value-type="float" office:value="0.0119702" calcext:value-type="float">
            <text:p>0.0119702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635241" calcext:value-type="float">
            <text:p>0.00635241</text:p>
          </table:table-cell>
          <table:table-cell office:value-type="float" office:value="0.00693112" calcext:value-type="float">
            <text:p>0.00693112</text:p>
          </table:table-cell>
          <table:table-cell office:value-type="float" office:value="0.0503831" calcext:value-type="float">
            <text:p>0.0503831</text:p>
          </table:table-cell>
          <table:table-cell office:value-type="float" office:value="0.00943427" calcext:value-type="float">
            <text:p>0.00943427</text:p>
          </table:table-cell>
          <table:table-cell office:value-type="float" office:value="0.0080542" calcext:value-type="float">
            <text:p>0.0080542</text:p>
          </table:table-cell>
          <table:table-cell office:value-type="float" office:value="0.011774" calcext:value-type="float">
            <text:p>0.011774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637215" calcext:value-type="float">
            <text:p>0.00637215</text:p>
          </table:table-cell>
          <table:table-cell office:value-type="float" office:value="0.00701323" calcext:value-type="float">
            <text:p>0.00701323</text:p>
          </table:table-cell>
          <table:table-cell office:value-type="float" office:value="0.0551616" calcext:value-type="float">
            <text:p>0.0551616</text:p>
          </table:table-cell>
          <table:table-cell office:value-type="float" office:value="0.00938413" calcext:value-type="float">
            <text:p>0.00938413</text:p>
          </table:table-cell>
          <table:table-cell office:value-type="float" office:value="0.00794801" calcext:value-type="float">
            <text:p>0.00794801</text:p>
          </table:table-cell>
          <table:table-cell office:value-type="float" office:value="0.0119947" calcext:value-type="float">
            <text:p>0.0119947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631451" calcext:value-type="float">
            <text:p>0.00631451</text:p>
          </table:table-cell>
          <table:table-cell office:value-type="float" office:value="0.00728877" calcext:value-type="float">
            <text:p>0.00728877</text:p>
          </table:table-cell>
          <table:table-cell office:value-type="float" office:value="0.0530544" calcext:value-type="float">
            <text:p>0.0530544</text:p>
          </table:table-cell>
          <table:table-cell office:value-type="float" office:value="0.00958467" calcext:value-type="float">
            <text:p>0.00958467</text:p>
          </table:table-cell>
          <table:table-cell office:value-type="float" office:value="0.0080542" calcext:value-type="float">
            <text:p>0.0080542</text:p>
          </table:table-cell>
          <table:table-cell office:value-type="float" office:value="0.0123034" calcext:value-type="float">
            <text:p>0.0123034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641636" calcext:value-type="float">
            <text:p>0.00641636</text:p>
          </table:table-cell>
          <table:table-cell office:value-type="float" office:value="0.00705942" calcext:value-type="float">
            <text:p>0.00705942</text:p>
          </table:table-cell>
          <table:table-cell office:value-type="float" office:value="0.0508655" calcext:value-type="float">
            <text:p>0.0508655</text:p>
          </table:table-cell>
          <table:table-cell office:value-type="float" office:value="0.00939795" calcext:value-type="float">
            <text:p>0.00939795</text:p>
          </table:table-cell>
          <table:table-cell office:value-type="float" office:value="0.00811776" calcext:value-type="float">
            <text:p>0.00811776</text:p>
          </table:table-cell>
          <table:table-cell office:value-type="float" office:value="0.0126073" calcext:value-type="float">
            <text:p>0.0126073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643807" calcext:value-type="float">
            <text:p>0.00643807</text:p>
          </table:table-cell>
          <table:table-cell office:value-type="float" office:value="0.00721377" calcext:value-type="float">
            <text:p>0.00721377</text:p>
          </table:table-cell>
          <table:table-cell office:value-type="float" office:value="0.0512369" calcext:value-type="float">
            <text:p>0.0512369</text:p>
          </table:table-cell>
          <table:table-cell office:value-type="float" office:value="0.00939637" calcext:value-type="float">
            <text:p>0.00939637</text:p>
          </table:table-cell>
          <table:table-cell office:value-type="float" office:value="0.00806525" calcext:value-type="float">
            <text:p>0.00806525</text:p>
          </table:table-cell>
          <table:table-cell office:value-type="float" office:value="0.01138" calcext:value-type="float">
            <text:p>0.01138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628806" calcext:value-type="float">
            <text:p>0.00628806</text:p>
          </table:table-cell>
          <table:table-cell office:value-type="float" office:value="0.00718337" calcext:value-type="float">
            <text:p>0.00718337</text:p>
          </table:table-cell>
          <table:table-cell office:value-type="float" office:value="0.0554363" calcext:value-type="float">
            <text:p>0.0554363</text:p>
          </table:table-cell>
          <table:table-cell office:value-type="float" office:value="0.00996127" calcext:value-type="float">
            <text:p>0.00996127</text:p>
          </table:table-cell>
          <table:table-cell office:value-type="float" office:value="0.00817184" calcext:value-type="float">
            <text:p>0.00817184</text:p>
          </table:table-cell>
          <table:table-cell office:value-type="float" office:value="0.0114755" calcext:value-type="float">
            <text:p>0.0114755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695994" calcext:value-type="float">
            <text:p>0.00695994</text:p>
          </table:table-cell>
          <table:table-cell office:value-type="float" office:value="0.00760221" calcext:value-type="float">
            <text:p>0.00760221</text:p>
          </table:table-cell>
          <table:table-cell office:value-type="float" office:value="0.0521216" calcext:value-type="float">
            <text:p>0.0521216</text:p>
          </table:table-cell>
          <table:table-cell office:value-type="float" office:value="0.00961507" calcext:value-type="float">
            <text:p>0.00961507</text:p>
          </table:table-cell>
          <table:table-cell office:value-type="float" office:value="0.00799183" calcext:value-type="float">
            <text:p>0.00799183</text:p>
          </table:table-cell>
          <table:table-cell office:value-type="float" office:value="0.0114353" calcext:value-type="float">
            <text:p>0.0114353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636228" calcext:value-type="float">
            <text:p>0.00636228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0519739" calcext:value-type="float">
            <text:p>0.0519739</text:p>
          </table:table-cell>
          <table:table-cell office:value-type="float" office:value="0.00942835" calcext:value-type="float">
            <text:p>0.00942835</text:p>
          </table:table-cell>
          <table:table-cell office:value-type="float" office:value="0.00794367" calcext:value-type="float">
            <text:p>0.00794367</text:p>
          </table:table-cell>
          <table:table-cell office:value-type="float" office:value="0.0115798" calcext:value-type="float">
            <text:p>0.011579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697731" calcext:value-type="float">
            <text:p>0.00697731</text:p>
          </table:table-cell>
          <table:table-cell office:value-type="float" office:value="0.00700139" calcext:value-type="float">
            <text:p>0.00700139</text:p>
          </table:table-cell>
          <table:table-cell office:value-type="float" office:value="0.0499974" calcext:value-type="float">
            <text:p>0.0499974</text:p>
          </table:table-cell>
          <table:table-cell office:value-type="float" office:value="0.00969046" calcext:value-type="float">
            <text:p>0.00969046</text:p>
          </table:table-cell>
          <table:table-cell office:value-type="float" office:value="0.00829856" calcext:value-type="float">
            <text:p>0.00829856</text:p>
          </table:table-cell>
          <table:table-cell office:value-type="float" office:value="0.0116623" calcext:value-type="float">
            <text:p>0.0116623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642899" calcext:value-type="float">
            <text:p>0.00642899</text:p>
          </table:table-cell>
          <table:table-cell office:value-type="float" office:value="0.00705271" calcext:value-type="float">
            <text:p>0.00705271</text:p>
          </table:table-cell>
          <table:table-cell office:value-type="float" office:value="0.0587728" calcext:value-type="float">
            <text:p>0.0587728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976863" calcext:value-type="float">
            <text:p>0.00976863</text:p>
          </table:table-cell>
          <table:table-cell office:value-type="float" office:value="0.0114921" calcext:value-type="float">
            <text:p>0.0114921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671874" calcext:value-type="float">
            <text:p>0.00671874</text:p>
          </table:table-cell>
          <table:table-cell office:value-type="float" office:value="0.00706771" calcext:value-type="float">
            <text:p>0.00706771</text:p>
          </table:table-cell>
          <table:table-cell office:value-type="float" office:value="0.0508816" calcext:value-type="float">
            <text:p>0.0508816</text:p>
          </table:table-cell>
          <table:table-cell office:value-type="float" office:value="0.00950651" calcext:value-type="float">
            <text:p>0.00950651</text:p>
          </table:table-cell>
          <table:table-cell office:value-type="float" office:value="0.00796696" calcext:value-type="float">
            <text:p>0.00796696</text:p>
          </table:table-cell>
          <table:table-cell office:value-type="float" office:value="0.0114811" calcext:value-type="float">
            <text:p>0.0114811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657466" calcext:value-type="float">
            <text:p>0.00657466</text:p>
          </table:table-cell>
          <table:table-cell office:value-type="float" office:value="0.0069856" calcext:value-type="float">
            <text:p>0.0069856</text:p>
          </table:table-cell>
          <table:table-cell office:value-type="float" office:value="0.0514043" calcext:value-type="float">
            <text:p>0.0514043</text:p>
          </table:table-cell>
          <table:table-cell office:value-type="float" office:value="0.00932808" calcext:value-type="float">
            <text:p>0.00932808</text:p>
          </table:table-cell>
          <table:table-cell office:value-type="float" office:value="0.00885358" calcext:value-type="float">
            <text:p>0.00885358</text:p>
          </table:table-cell>
          <table:table-cell office:value-type="float" office:value="0.0115119" calcext:value-type="float">
            <text:p>0.0115119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632715" calcext:value-type="float">
            <text:p>0.00632715</text:p>
          </table:table-cell>
          <table:table-cell office:value-type="float" office:value="0.00712139" calcext:value-type="float">
            <text:p>0.00712139</text:p>
          </table:table-cell>
          <table:table-cell office:value-type="float" office:value="0.0512184" calcext:value-type="float">
            <text:p>0.0512184</text:p>
          </table:table-cell>
          <table:table-cell office:value-type="float" office:value="0.00940624" calcext:value-type="float">
            <text:p>0.00940624</text:p>
          </table:table-cell>
          <table:table-cell office:value-type="float" office:value="0.00798788" calcext:value-type="float">
            <text:p>0.00798788</text:p>
          </table:table-cell>
          <table:table-cell office:value-type="float" office:value="0.0120116" calcext:value-type="float">
            <text:p>0.0120116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642268" calcext:value-type="float">
            <text:p>0.00642268</text:p>
          </table:table-cell>
          <table:table-cell office:value-type="float" office:value="0.00709652" calcext:value-type="float">
            <text:p>0.00709652</text:p>
          </table:table-cell>
          <table:table-cell office:value-type="float" office:value="0.0543326" calcext:value-type="float">
            <text:p>0.0543326</text:p>
          </table:table-cell>
          <table:table-cell office:value-type="float" office:value="0.00952269" calcext:value-type="float">
            <text:p>0.00952269</text:p>
          </table:table-cell>
          <table:table-cell office:value-type="float" office:value="0.00795828" calcext:value-type="float">
            <text:p>0.00795828</text:p>
          </table:table-cell>
          <table:table-cell office:value-type="float" office:value="0.0117408" calcext:value-type="float">
            <text:p>0.0117408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629162" calcext:value-type="float">
            <text:p>0.00629162</text:p>
          </table:table-cell>
          <table:table-cell office:value-type="float" office:value="0.00701718" calcext:value-type="float">
            <text:p>0.00701718</text:p>
          </table:table-cell>
          <table:table-cell office:value-type="float" office:value="0.0513854" calcext:value-type="float">
            <text:p>0.0513854</text:p>
          </table:table-cell>
          <table:table-cell office:value-type="float" office:value="0.00965059" calcext:value-type="float">
            <text:p>0.00965059</text:p>
          </table:table-cell>
          <table:table-cell office:value-type="float" office:value="0.00804749" calcext:value-type="float">
            <text:p>0.00804749</text:p>
          </table:table-cell>
          <table:table-cell office:value-type="float" office:value="0.0116129" calcext:value-type="float">
            <text:p>0.0116129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.00653202" calcext:value-type="float">
            <text:p>0.00653202</text:p>
          </table:table-cell>
          <table:table-cell office:value-type="float" office:value="0.00757536" calcext:value-type="float">
            <text:p>0.00757536</text:p>
          </table:table-cell>
          <table:table-cell office:value-type="float" office:value="0.052092" calcext:value-type="float">
            <text:p>0.052092</text:p>
          </table:table-cell>
          <table:table-cell office:value-type="float" office:value="0.00948559" calcext:value-type="float">
            <text:p>0.00948559</text:p>
          </table:table-cell>
          <table:table-cell office:value-type="float" office:value="0.00805775" calcext:value-type="float">
            <text:p>0.00805775</text:p>
          </table:table-cell>
          <table:table-cell office:value-type="float" office:value="0.0117989" calcext:value-type="float">
            <text:p>0.0117989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634333" calcext:value-type="float">
            <text:p>0.00634333</text:p>
          </table:table-cell>
          <table:table-cell office:value-type="float" office:value="0.00701639" calcext:value-type="float">
            <text:p>0.00701639</text:p>
          </table:table-cell>
          <table:table-cell office:value-type="float" office:value="0.051096" calcext:value-type="float">
            <text:p>0.051096</text:p>
          </table:table-cell>
          <table:table-cell office:value-type="float" office:value="0.0094619" calcext:value-type="float">
            <text:p>0.0094619</text:p>
          </table:table-cell>
          <table:table-cell office:value-type="float" office:value="0.00858317" calcext:value-type="float">
            <text:p>0.00858317</text:p>
          </table:table-cell>
          <table:table-cell office:value-type="float" office:value="0.0115316" calcext:value-type="float">
            <text:p>0.0115316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652452" calcext:value-type="float">
            <text:p>0.00652452</text:p>
          </table:table-cell>
          <table:table-cell office:value-type="float" office:value="0.00693428" calcext:value-type="float">
            <text:p>0.00693428</text:p>
          </table:table-cell>
          <table:table-cell office:value-type="float" office:value="0.0572447" calcext:value-type="float">
            <text:p>0.0572447</text:p>
          </table:table-cell>
          <table:table-cell office:value-type="float" office:value="0.00971889" calcext:value-type="float">
            <text:p>0.00971889</text:p>
          </table:table-cell>
          <table:table-cell office:value-type="float" office:value="0.00803802" calcext:value-type="float">
            <text:p>0.00803802</text:p>
          </table:table-cell>
          <table:table-cell office:value-type="float" office:value="0.0116654" calcext:value-type="float">
            <text:p>0.0116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646531" calcext:value-type="float">
            <text:p>0.00646531</text:p>
          </table:table-cell>
          <table:table-cell office:value-type="float" office:value="0.00728719" calcext:value-type="float">
            <text:p>0.00728719</text:p>
          </table:table-cell>
          <table:table-cell office:value-type="float" office:value="0.0540843" calcext:value-type="float">
            <text:p>0.0540843</text:p>
          </table:table-cell>
          <table:table-cell office:value-type="float" office:value="0.00999166" calcext:value-type="float">
            <text:p>0.00999166</text:p>
          </table:table-cell>
          <table:table-cell office:value-type="float" office:value="0.00878568" calcext:value-type="float">
            <text:p>0.00878568</text:p>
          </table:table-cell>
          <table:table-cell office:value-type="float" office:value="0.0114495" calcext:value-type="float">
            <text:p>0.0114495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651229" calcext:value-type="float">
            <text:p>0.00651229</text:p>
          </table:table-cell>
          <table:table-cell office:value-type="float" office:value="0.00729627" calcext:value-type="float">
            <text:p>0.00729627</text:p>
          </table:table-cell>
          <table:table-cell office:value-type="float" office:value="0.0510723" calcext:value-type="float">
            <text:p>0.0510723</text:p>
          </table:table-cell>
          <table:table-cell office:value-type="float" office:value="0.00957401" calcext:value-type="float">
            <text:p>0.00957401</text:p>
          </table:table-cell>
          <table:table-cell office:value-type="float" office:value="0.00813986" calcext:value-type="float">
            <text:p>0.00813986</text:p>
          </table:table-cell>
          <table:table-cell office:value-type="float" office:value="0.0116153" calcext:value-type="float">
            <text:p>0.0116153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637531" calcext:value-type="float">
            <text:p>0.00637531</text:p>
          </table:table-cell>
          <table:table-cell office:value-type="float" office:value="0.00700889" calcext:value-type="float">
            <text:p>0.00700889</text:p>
          </table:table-cell>
          <table:table-cell office:value-type="float" office:value="0.050029" calcext:value-type="float">
            <text:p>0.050029</text:p>
          </table:table-cell>
          <table:table-cell office:value-type="float" office:value="0.0102076" calcext:value-type="float">
            <text:p>0.0102076</text:p>
          </table:table-cell>
          <table:table-cell office:value-type="float" office:value="0.0080088" calcext:value-type="float">
            <text:p>0.0080088</text:p>
          </table:table-cell>
          <table:table-cell office:value-type="float" office:value="0.0117704" calcext:value-type="float">
            <text:p>0.0117704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63832" calcext:value-type="float">
            <text:p>0.0063832</text:p>
          </table:table-cell>
          <table:table-cell office:value-type="float" office:value="0.00700534" calcext:value-type="float">
            <text:p>0.00700534</text:p>
          </table:table-cell>
          <table:table-cell office:value-type="float" office:value="0.0599271" calcext:value-type="float">
            <text:p>0.0599271</text:p>
          </table:table-cell>
          <table:table-cell office:value-type="float" office:value="0.00943269" calcext:value-type="float">
            <text:p>0.00943269</text:p>
          </table:table-cell>
          <table:table-cell office:value-type="float" office:value="0.00797051" calcext:value-type="float">
            <text:p>0.00797051</text:p>
          </table:table-cell>
          <table:table-cell office:value-type="float" office:value="0.0115529" calcext:value-type="float">
            <text:p>0.0115529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646413" calcext:value-type="float">
            <text:p>0.00646413</text:p>
          </table:table-cell>
          <table:table-cell office:value-type="float" office:value="0.00722008" calcext:value-type="float">
            <text:p>0.00722008</text:p>
          </table:table-cell>
          <table:table-cell office:value-type="float" office:value="0.0528199" calcext:value-type="float">
            <text:p>0.0528199</text:p>
          </table:table-cell>
          <table:table-cell office:value-type="float" office:value="0.00944098" calcext:value-type="float">
            <text:p>0.00944098</text:p>
          </table:table-cell>
          <table:table-cell office:value-type="float" office:value="0.00843988" calcext:value-type="float">
            <text:p>0.00843988</text:p>
          </table:table-cell>
          <table:table-cell office:value-type="float" office:value="0.0115296" calcext:value-type="float">
            <text:p>0.0115296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640254" calcext:value-type="float">
            <text:p>0.00640254</text:p>
          </table:table-cell>
          <table:table-cell office:value-type="float" office:value="0.00722837" calcext:value-type="float">
            <text:p>0.00722837</text:p>
          </table:table-cell>
          <table:table-cell office:value-type="float" office:value="0.050918" calcext:value-type="float">
            <text:p>0.050918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803052" calcext:value-type="float">
            <text:p>0.00803052</text:p>
          </table:table-cell>
          <table:table-cell office:value-type="float" office:value="0.0118119" calcext:value-type="float">
            <text:p>0.0118119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656202" calcext:value-type="float">
            <text:p>0.00656202</text:p>
          </table:table-cell>
          <table:table-cell office:value-type="float" office:value="0.00709534" calcext:value-type="float">
            <text:p>0.00709534</text:p>
          </table:table-cell>
          <table:table-cell office:value-type="float" office:value="0.0514639" calcext:value-type="float">
            <text:p>0.0514639</text:p>
          </table:table-cell>
          <table:table-cell office:value-type="float" office:value="0.00934426" calcext:value-type="float">
            <text:p>0.00934426</text:p>
          </table:table-cell>
          <table:table-cell office:value-type="float" office:value="0.00805815" calcext:value-type="float">
            <text:p>0.00805815</text:p>
          </table:table-cell>
          <table:table-cell office:value-type="float" office:value="0.0119698" calcext:value-type="float">
            <text:p>0.0119698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744865" calcext:value-type="float">
            <text:p>0.00744865</text:p>
          </table:table-cell>
          <table:table-cell office:value-type="float" office:value="0.00702192" calcext:value-type="float">
            <text:p>0.00702192</text:p>
          </table:table-cell>
          <table:table-cell office:value-type="float" office:value="0.0565543" calcext:value-type="float">
            <text:p>0.0565543</text:p>
          </table:table-cell>
          <table:table-cell office:value-type="float" office:value="0.00948085" calcext:value-type="float">
            <text:p>0.00948085</text:p>
          </table:table-cell>
          <table:table-cell office:value-type="float" office:value="0.00802341" calcext:value-type="float">
            <text:p>0.00802341</text:p>
          </table:table-cell>
          <table:table-cell office:value-type="float" office:value="0.0118549" calcext:value-type="float">
            <text:p>0.0118549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692362" calcext:value-type="float">
            <text:p>0.00692362</text:p>
          </table:table-cell>
          <table:table-cell office:value-type="float" office:value="0.00721535" calcext:value-type="float">
            <text:p>0.00721535</text:p>
          </table:table-cell>
          <table:table-cell office:value-type="float" office:value="0.0505544" calcext:value-type="float">
            <text:p>0.0505544</text:p>
          </table:table-cell>
          <table:table-cell office:value-type="float" office:value="0.00941492" calcext:value-type="float">
            <text:p>0.00941492</text:p>
          </table:table-cell>
          <table:table-cell office:value-type="float" office:value="0.00801236" calcext:value-type="float">
            <text:p>0.00801236</text:p>
          </table:table-cell>
          <table:table-cell office:value-type="float" office:value="0.0115162" calcext:value-type="float">
            <text:p>0.0115162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634372" calcext:value-type="float">
            <text:p>0.00634372</text:p>
          </table:table-cell>
          <table:table-cell office:value-type="float" office:value="0.00728916" calcext:value-type="float">
            <text:p>0.00728916</text:p>
          </table:table-cell>
          <table:table-cell office:value-type="float" office:value="0.0514821" calcext:value-type="float">
            <text:p>0.0514821</text:p>
          </table:table-cell>
          <table:table-cell office:value-type="float" office:value="0.0093715" calcext:value-type="float">
            <text:p>0.0093715</text:p>
          </table:table-cell>
          <table:table-cell office:value-type="float" office:value="0.00801591" calcext:value-type="float">
            <text:p>0.00801591</text:p>
          </table:table-cell>
          <table:table-cell office:value-type="float" office:value="0.0115356" calcext:value-type="float">
            <text:p>0.01153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638123" calcext:value-type="float">
            <text:p>0.00638123</text:p>
          </table:table-cell>
          <table:table-cell office:value-type="float" office:value="0.00700534" calcext:value-type="float">
            <text:p>0.00700534</text:p>
          </table:table-cell>
          <table:table-cell office:value-type="float" office:value="0.0512413" calcext:value-type="float">
            <text:p>0.0512413</text:p>
          </table:table-cell>
          <table:table-cell office:value-type="float" office:value="0.0099589" calcext:value-type="float">
            <text:p>0.0099589</text:p>
          </table:table-cell>
          <table:table-cell office:value-type="float" office:value="0.00810118" calcext:value-type="float">
            <text:p>0.00810118</text:p>
          </table:table-cell>
          <table:table-cell office:value-type="float" office:value="0.0120393" calcext:value-type="float">
            <text:p>0.0120393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647123" calcext:value-type="float">
            <text:p>0.00647123</text:p>
          </table:table-cell>
          <table:table-cell office:value-type="float" office:value="0.00731917" calcext:value-type="float">
            <text:p>0.00731917</text:p>
          </table:table-cell>
          <table:table-cell office:value-type="float" office:value="0.0538056" calcext:value-type="float">
            <text:p>0.0538056</text:p>
          </table:table-cell>
          <table:table-cell office:value-type="float" office:value="0.00959414" calcext:value-type="float">
            <text:p>0.00959414</text:p>
          </table:table-cell>
          <table:table-cell office:value-type="float" office:value="0.0083933" calcext:value-type="float">
            <text:p>0.0083933</text:p>
          </table:table-cell>
          <table:table-cell office:value-type="float" office:value="0.0113871" calcext:value-type="float">
            <text:p>0.0113871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659755" calcext:value-type="float">
            <text:p>0.00659755</text:p>
          </table:table-cell>
          <table:table-cell office:value-type="float" office:value="0.00702349" calcext:value-type="float">
            <text:p>0.00702349</text:p>
          </table:table-cell>
          <table:table-cell office:value-type="float" office:value="0.0531377" calcext:value-type="float">
            <text:p>0.0531377</text:p>
          </table:table-cell>
          <table:table-cell office:value-type="float" office:value="0.00955585" calcext:value-type="float">
            <text:p>0.00955585</text:p>
          </table:table-cell>
          <table:table-cell office:value-type="float" office:value="0.0225907" calcext:value-type="float">
            <text:p>0.0225907</text:p>
          </table:table-cell>
          <table:table-cell office:value-type="float" office:value="0.0115841" calcext:value-type="float">
            <text:p>0.0115841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640886" calcext:value-type="float">
            <text:p>0.00640886</text:p>
          </table:table-cell>
          <table:table-cell office:value-type="float" office:value="0.00694731" calcext:value-type="float">
            <text:p>0.00694731</text:p>
          </table:table-cell>
          <table:table-cell office:value-type="float" office:value="0.0510913" calcext:value-type="float">
            <text:p>0.0510913</text:p>
          </table:table-cell>
          <table:table-cell office:value-type="float" office:value="0.00945164" calcext:value-type="float">
            <text:p>0.00945164</text:p>
          </table:table-cell>
          <table:table-cell office:value-type="float" office:value="0.0129144" calcext:value-type="float">
            <text:p>0.0129144</text:p>
          </table:table-cell>
          <table:table-cell office:value-type="float" office:value="0.0116524" calcext:value-type="float">
            <text:p>0.0116524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644083" calcext:value-type="float">
            <text:p>0.00644083</text:p>
          </table:table-cell>
          <table:table-cell office:value-type="float" office:value="0.00700257" calcext:value-type="float">
            <text:p>0.00700257</text:p>
          </table:table-cell>
          <table:table-cell office:value-type="float" office:value="0.0518172" calcext:value-type="float">
            <text:p>0.0518172</text:p>
          </table:table-cell>
          <table:table-cell office:value-type="float" office:value="0.00949703" calcext:value-type="float">
            <text:p>0.00949703</text:p>
          </table:table-cell>
          <table:table-cell office:value-type="float" office:value="0.00812447" calcext:value-type="float">
            <text:p>0.00812447</text:p>
          </table:table-cell>
          <table:table-cell office:value-type="float" office:value="0.0117053" calcext:value-type="float">
            <text:p>0.0117053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639307" calcext:value-type="float">
            <text:p>0.00639307</text:p>
          </table:table-cell>
          <table:table-cell office:value-type="float" office:value="0.00697454" calcext:value-type="float">
            <text:p>0.00697454</text:p>
          </table:table-cell>
          <table:table-cell office:value-type="float" office:value="0.0577986" calcext:value-type="float">
            <text:p>0.0577986</text:p>
          </table:table-cell>
          <table:table-cell office:value-type="float" office:value="0.00932729" calcext:value-type="float">
            <text:p>0.00932729</text:p>
          </table:table-cell>
          <table:table-cell office:value-type="float" office:value="0.00869528" calcext:value-type="float">
            <text:p>0.00869528</text:p>
          </table:table-cell>
          <table:table-cell office:value-type="float" office:value="0.0116358" calcext:value-type="float">
            <text:p>0.0116358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649255" calcext:value-type="float">
            <text:p>0.00649255</text:p>
          </table:table-cell>
          <table:table-cell office:value-type="float" office:value="0.00704442" calcext:value-type="float">
            <text:p>0.00704442</text:p>
          </table:table-cell>
          <table:table-cell office:value-type="float" office:value="0.0515326" calcext:value-type="float">
            <text:p>0.0515326</text:p>
          </table:table-cell>
          <table:table-cell office:value-type="float" office:value="0.00959296" calcext:value-type="float">
            <text:p>0.00959296</text:p>
          </table:table-cell>
          <table:table-cell office:value-type="float" office:value="0.00804512" calcext:value-type="float">
            <text:p>0.00804512</text:p>
          </table:table-cell>
          <table:table-cell office:value-type="float" office:value="0.0121103" calcext:value-type="float">
            <text:p>0.0121103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646689" calcext:value-type="float">
            <text:p>0.00646689</text:p>
          </table:table-cell>
          <table:table-cell office:value-type="float" office:value="0.00715771" calcext:value-type="float">
            <text:p>0.00715771</text:p>
          </table:table-cell>
          <table:table-cell office:value-type="float" office:value="0.0501746" calcext:value-type="float">
            <text:p>0.0501746</text:p>
          </table:table-cell>
          <table:table-cell office:value-type="float" office:value="0.00941019" calcext:value-type="float">
            <text:p>0.00941019</text:p>
          </table:table-cell>
          <table:table-cell office:value-type="float" office:value="0.00857646" calcext:value-type="float">
            <text:p>0.00857646</text:p>
          </table:table-cell>
          <table:table-cell office:value-type="float" office:value="0.0117373" calcext:value-type="float">
            <text:p>0.0117373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663032" calcext:value-type="float">
            <text:p>0.00663032</text:p>
          </table:table-cell>
          <table:table-cell office:value-type="float" office:value="0.00694731" calcext:value-type="float">
            <text:p>0.00694731</text:p>
          </table:table-cell>
          <table:table-cell office:value-type="float" office:value="0.0520367" calcext:value-type="float">
            <text:p>0.0520367</text:p>
          </table:table-cell>
          <table:table-cell office:value-type="float" office:value="0.00936637" calcext:value-type="float">
            <text:p>0.00936637</text:p>
          </table:table-cell>
          <table:table-cell office:value-type="float" office:value="0.00822434" calcext:value-type="float">
            <text:p>0.00822434</text:p>
          </table:table-cell>
          <table:table-cell office:value-type="float" office:value="0.0115241" calcext:value-type="float">
            <text:p>0.0115241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693033" calcext:value-type="float">
            <text:p>0.00693033</text:p>
          </table:table-cell>
          <table:table-cell office:value-type="float" office:value="0.00725206" calcext:value-type="float">
            <text:p>0.00725206</text:p>
          </table:table-cell>
          <table:table-cell office:value-type="float" office:value="0.0523817" calcext:value-type="float">
            <text:p>0.0523817</text:p>
          </table:table-cell>
          <table:table-cell office:value-type="float" office:value="0.00952704" calcext:value-type="float">
            <text:p>0.00952704</text:p>
          </table:table-cell>
          <table:table-cell office:value-type="float" office:value="0.00798709" calcext:value-type="float">
            <text:p>0.00798709</text:p>
          </table:table-cell>
          <table:table-cell office:value-type="float" office:value="0.0119666" calcext:value-type="float">
            <text:p>0.011966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643531" calcext:value-type="float">
            <text:p>0.00643531</text:p>
          </table:table-cell>
          <table:table-cell office:value-type="float" office:value="0.0070002" calcext:value-type="float">
            <text:p>0.0070002</text:p>
          </table:table-cell>
          <table:table-cell office:value-type="float" office:value="0.0511931" calcext:value-type="float">
            <text:p>0.0511931</text:p>
          </table:table-cell>
          <table:table-cell office:value-type="float" office:value="0.00947059" calcext:value-type="float">
            <text:p>0.00947059</text:p>
          </table:table-cell>
          <table:table-cell office:value-type="float" office:value="0.00804078" calcext:value-type="float">
            <text:p>0.00804078</text:p>
          </table:table-cell>
          <table:table-cell office:value-type="float" office:value="0.011832" calcext:value-type="float">
            <text:p>0.011832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634807" calcext:value-type="float">
            <text:p>0.00634807</text:p>
          </table:table-cell>
          <table:table-cell office:value-type="float" office:value="0.00728443" calcext:value-type="float">
            <text:p>0.00728443</text:p>
          </table:table-cell>
          <table:table-cell office:value-type="float" office:value="0.0533445" calcext:value-type="float">
            <text:p>0.0533445</text:p>
          </table:table-cell>
          <table:table-cell office:value-type="float" office:value="0.00958822" calcext:value-type="float">
            <text:p>0.00958822</text:p>
          </table:table-cell>
          <table:table-cell office:value-type="float" office:value="0.00814776" calcext:value-type="float">
            <text:p>0.00814776</text:p>
          </table:table-cell>
          <table:table-cell office:value-type="float" office:value="0.0120179" calcext:value-type="float">
            <text:p>0.0120179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644123" calcext:value-type="float">
            <text:p>0.00644123</text:p>
          </table:table-cell>
          <table:table-cell office:value-type="float" office:value="0.00707008" calcext:value-type="float">
            <text:p>0.00707008</text:p>
          </table:table-cell>
          <table:table-cell office:value-type="float" office:value="0.0532601" calcext:value-type="float">
            <text:p>0.0532601</text:p>
          </table:table-cell>
          <table:table-cell office:value-type="float" office:value="0.00945124" calcext:value-type="float">
            <text:p>0.00945124</text:p>
          </table:table-cell>
          <table:table-cell office:value-type="float" office:value="0.00806604" calcext:value-type="float">
            <text:p>0.00806604</text:p>
          </table:table-cell>
          <table:table-cell office:value-type="float" office:value="0.0115869" calcext:value-type="float">
            <text:p>0.0115869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631096" calcext:value-type="float">
            <text:p>0.00631096</text:p>
          </table:table-cell>
          <table:table-cell office:value-type="float" office:value="0.00699191" calcext:value-type="float">
            <text:p>0.00699191</text:p>
          </table:table-cell>
          <table:table-cell office:value-type="float" office:value="0.0522483" calcext:value-type="float">
            <text:p>0.0522483</text:p>
          </table:table-cell>
          <table:table-cell office:value-type="float" office:value="0.0102577" calcext:value-type="float">
            <text:p>0.0102577</text:p>
          </table:table-cell>
          <table:table-cell office:value-type="float" office:value="0.00811144" calcext:value-type="float">
            <text:p>0.00811144</text:p>
          </table:table-cell>
          <table:table-cell office:value-type="float" office:value="0.0124261" calcext:value-type="float">
            <text:p>0.0124261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677401" calcext:value-type="float">
            <text:p>0.00677401</text:p>
          </table:table-cell>
          <table:table-cell office:value-type="float" office:value="0.00755405" calcext:value-type="float">
            <text:p>0.00755405</text:p>
          </table:table-cell>
          <table:table-cell office:value-type="float" office:value="0.051289" calcext:value-type="float">
            <text:p>0.051289</text:p>
          </table:table-cell>
          <table:table-cell office:value-type="float" office:value="0.00962375" calcext:value-type="float">
            <text:p>0.00962375</text:p>
          </table:table-cell>
          <table:table-cell office:value-type="float" office:value="0.00804591" calcext:value-type="float">
            <text:p>0.00804591</text:p>
          </table:table-cell>
          <table:table-cell office:value-type="float" office:value="0.0120073" calcext:value-type="float">
            <text:p>0.0120073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647439" calcext:value-type="float">
            <text:p>0.00647439</text:p>
          </table:table-cell>
          <table:table-cell office:value-type="float" office:value="0.00711034" calcext:value-type="float">
            <text:p>0.00711034</text:p>
          </table:table-cell>
          <table:table-cell office:value-type="float" office:value="0.0511473" calcext:value-type="float">
            <text:p>0.0511473</text:p>
          </table:table-cell>
          <table:table-cell office:value-type="float" office:value="0.00985981" calcext:value-type="float">
            <text:p>0.00985981</text:p>
          </table:table-cell>
          <table:table-cell office:value-type="float" office:value="0.00802854" calcext:value-type="float">
            <text:p>0.00802854</text:p>
          </table:table-cell>
          <table:table-cell office:value-type="float" office:value="0.0115284" calcext:value-type="float">
            <text:p>0.0115284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677282" calcext:value-type="float">
            <text:p>0.00677282</text:p>
          </table:table-cell>
          <table:table-cell office:value-type="float" office:value="0.00698007" calcext:value-type="float">
            <text:p>0.00698007</text:p>
          </table:table-cell>
          <table:table-cell office:value-type="float" office:value="0.0522562" calcext:value-type="float">
            <text:p>0.0522562</text:p>
          </table:table-cell>
          <table:table-cell office:value-type="float" office:value="0.00934189" calcext:value-type="float">
            <text:p>0.00934189</text:p>
          </table:table-cell>
          <table:table-cell office:value-type="float" office:value="0.00794051" calcext:value-type="float">
            <text:p>0.00794051</text:p>
          </table:table-cell>
          <table:table-cell office:value-type="float" office:value="0.0116058" calcext:value-type="float">
            <text:p>0.0116058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633978" calcext:value-type="float">
            <text:p>0.00633978</text:p>
          </table:table-cell>
          <table:table-cell office:value-type="float" office:value="0.00696112" calcext:value-type="float">
            <text:p>0.00696112</text:p>
          </table:table-cell>
          <table:table-cell office:value-type="float" office:value="0.0514947" calcext:value-type="float">
            <text:p>0.0514947</text:p>
          </table:table-cell>
          <table:table-cell office:value-type="float" office:value="0.00954677" calcext:value-type="float">
            <text:p>0.00954677</text:p>
          </table:table-cell>
          <table:table-cell office:value-type="float" office:value="0.00803723" calcext:value-type="float">
            <text:p>0.00803723</text:p>
          </table:table-cell>
          <table:table-cell office:value-type="float" office:value="0.0115379" calcext:value-type="float">
            <text:p>0.0115379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643294" calcext:value-type="float">
            <text:p>0.00643294</text:p>
          </table:table-cell>
          <table:table-cell office:value-type="float" office:value="0.00701915" calcext:value-type="float">
            <text:p>0.00701915</text:p>
          </table:table-cell>
          <table:table-cell office:value-type="float" office:value="0.0509701" calcext:value-type="float">
            <text:p>0.0509701</text:p>
          </table:table-cell>
          <table:table-cell office:value-type="float" office:value="0.00944414" calcext:value-type="float">
            <text:p>0.00944414</text:p>
          </table:table-cell>
          <table:table-cell office:value-type="float" office:value="0.00806525" calcext:value-type="float">
            <text:p>0.00806525</text:p>
          </table:table-cell>
          <table:table-cell office:value-type="float" office:value="0.011611" calcext:value-type="float">
            <text:p>0.011611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0701047" calcext:value-type="float">
            <text:p>0.00701047</text:p>
          </table:table-cell>
          <table:table-cell office:value-type="float" office:value="0.0504727" calcext:value-type="float">
            <text:p>0.0504727</text:p>
          </table:table-cell>
          <table:table-cell office:value-type="float" office:value="0.00961546" calcext:value-type="float">
            <text:p>0.00961546</text:p>
          </table:table-cell>
          <table:table-cell office:value-type="float" office:value="0.00826105" calcext:value-type="float">
            <text:p>0.00826105</text:p>
          </table:table-cell>
          <table:table-cell office:value-type="float" office:value="0.0114057" calcext:value-type="float">
            <text:p>0.011405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646413" calcext:value-type="float">
            <text:p>0.00646413</text:p>
          </table:table-cell>
          <table:table-cell office:value-type="float" office:value="0.00698678" calcext:value-type="float">
            <text:p>0.00698678</text:p>
          </table:table-cell>
          <table:table-cell office:value-type="float" office:value="0.0533982" calcext:value-type="float">
            <text:p>0.0533982</text:p>
          </table:table-cell>
          <table:table-cell office:value-type="float" office:value="0.00931071" calcext:value-type="float">
            <text:p>0.00931071</text:p>
          </table:table-cell>
          <table:table-cell office:value-type="float" office:value="0.00826066" calcext:value-type="float">
            <text:p>0.00826066</text:p>
          </table:table-cell>
          <table:table-cell office:value-type="float" office:value="0.0120985" calcext:value-type="float">
            <text:p>0.0120985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640886" calcext:value-type="float">
            <text:p>0.00640886</text:p>
          </table:table-cell>
          <table:table-cell office:value-type="float" office:value="0.00708626" calcext:value-type="float">
            <text:p>0.00708626</text:p>
          </table:table-cell>
          <table:table-cell office:value-type="float" office:value="0.0533185" calcext:value-type="float">
            <text:p>0.0533185</text:p>
          </table:table-cell>
          <table:table-cell office:value-type="float" office:value="0.00973428" calcext:value-type="float">
            <text:p>0.00973428</text:p>
          </table:table-cell>
          <table:table-cell office:value-type="float" office:value="0.00804867" calcext:value-type="float">
            <text:p>0.00804867</text:p>
          </table:table-cell>
          <table:table-cell office:value-type="float" office:value="0.0115533" calcext:value-type="float">
            <text:p>0.0115533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683322" calcext:value-type="float">
            <text:p>0.00683322</text:p>
          </table:table-cell>
          <table:table-cell office:value-type="float" office:value="0.0070906" calcext:value-type="float">
            <text:p>0.0070906</text:p>
          </table:table-cell>
          <table:table-cell office:value-type="float" office:value="0.050102" calcext:value-type="float">
            <text:p>0.050102</text:p>
          </table:table-cell>
          <table:table-cell office:value-type="float" office:value="0.00945914" calcext:value-type="float">
            <text:p>0.00945914</text:p>
          </table:table-cell>
          <table:table-cell office:value-type="float" office:value="0.00851488" calcext:value-type="float">
            <text:p>0.00851488</text:p>
          </table:table-cell>
          <table:table-cell office:value-type="float" office:value="0.0114641" calcext:value-type="float">
            <text:p>0.0114641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692204" calcext:value-type="float">
            <text:p>0.00692204</text:p>
          </table:table-cell>
          <table:table-cell office:value-type="float" office:value="0.0505031" calcext:value-type="float">
            <text:p>0.050503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808223" calcext:value-type="float">
            <text:p>0.00808223</text:p>
          </table:table-cell>
          <table:table-cell office:value-type="float" office:value="0.0118936" calcext:value-type="float">
            <text:p>0.0118936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640017" calcext:value-type="float">
            <text:p>0.00640017</text:p>
          </table:table-cell>
          <table:table-cell office:value-type="float" office:value="0.00696191" calcext:value-type="float">
            <text:p>0.00696191</text:p>
          </table:table-cell>
          <table:table-cell office:value-type="float" office:value="0.0555642" calcext:value-type="float">
            <text:p>0.0555642</text:p>
          </table:table-cell>
          <table:table-cell office:value-type="float" office:value="0.0094469" calcext:value-type="float">
            <text:p>0.0094469</text:p>
          </table:table-cell>
          <table:table-cell office:value-type="float" office:value="0.00828316" calcext:value-type="float">
            <text:p>0.00828316</text:p>
          </table:table-cell>
          <table:table-cell office:value-type="float" office:value="0.0115178" calcext:value-type="float">
            <text:p>0.0115178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634965" calcext:value-type="float">
            <text:p>0.00634965</text:p>
          </table:table-cell>
          <table:table-cell office:value-type="float" office:value="0.00699862" calcext:value-type="float">
            <text:p>0.00699862</text:p>
          </table:table-cell>
          <table:table-cell office:value-type="float" office:value="0.0511975" calcext:value-type="float">
            <text:p>0.0511975</text:p>
          </table:table-cell>
          <table:table-cell office:value-type="float" office:value="0.00933834" calcext:value-type="float">
            <text:p>0.00933834</text:p>
          </table:table-cell>
          <table:table-cell office:value-type="float" office:value="0.00825711" calcext:value-type="float">
            <text:p>0.00825711</text:p>
          </table:table-cell>
          <table:table-cell office:value-type="float" office:value="0.0115016" calcext:value-type="float">
            <text:p>0.0115016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651702" calcext:value-type="float">
            <text:p>0.00651702</text:p>
          </table:table-cell>
          <table:table-cell office:value-type="float" office:value="0.00707837" calcext:value-type="float">
            <text:p>0.00707837</text:p>
          </table:table-cell>
          <table:table-cell office:value-type="float" office:value="0.0515531" calcext:value-type="float">
            <text:p>0.0515531</text:p>
          </table:table-cell>
          <table:table-cell office:value-type="float" office:value="0.00965809" calcext:value-type="float">
            <text:p>0.00965809</text:p>
          </table:table-cell>
          <table:table-cell office:value-type="float" office:value="0.00837514" calcext:value-type="float">
            <text:p>0.00837514</text:p>
          </table:table-cell>
          <table:table-cell office:value-type="float" office:value="0.0114471" calcext:value-type="float">
            <text:p>0.0114471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767524" calcext:value-type="float">
            <text:p>0.00767524</text:p>
          </table:table-cell>
          <table:table-cell office:value-type="float" office:value="0.0513407" calcext:value-type="float">
            <text:p>0.0513407</text:p>
          </table:table-cell>
          <table:table-cell office:value-type="float" office:value="0.00942795" calcext:value-type="float">
            <text:p>0.00942795</text:p>
          </table:table-cell>
          <table:table-cell office:value-type="float" office:value="0.00806328" calcext:value-type="float">
            <text:p>0.00806328</text:p>
          </table:table-cell>
          <table:table-cell office:value-type="float" office:value="0.0118754" calcext:value-type="float">
            <text:p>0.0118754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640373" calcext:value-type="float">
            <text:p>0.00640373</text:p>
          </table:table-cell>
          <table:table-cell office:value-type="float" office:value="0.00695323" calcext:value-type="float">
            <text:p>0.00695323</text:p>
          </table:table-cell>
          <table:table-cell office:value-type="float" office:value="0.0568985" calcext:value-type="float">
            <text:p>0.0568985</text:p>
          </table:table-cell>
          <table:table-cell office:value-type="float" office:value="0.00931426" calcext:value-type="float">
            <text:p>0.00931426</text:p>
          </table:table-cell>
          <table:table-cell office:value-type="float" office:value="0.00796736" calcext:value-type="float">
            <text:p>0.00796736</text:p>
          </table:table-cell>
          <table:table-cell office:value-type="float" office:value="0.0119781" calcext:value-type="float">
            <text:p>0.0119781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646689" calcext:value-type="float">
            <text:p>0.00646689</text:p>
          </table:table-cell>
          <table:table-cell office:value-type="float" office:value="0.00748023" calcext:value-type="float">
            <text:p>0.00748023</text:p>
          </table:table-cell>
          <table:table-cell office:value-type="float" office:value="0.0510968" calcext:value-type="float">
            <text:p>0.0510968</text:p>
          </table:table-cell>
          <table:table-cell office:value-type="float" office:value="0.00937821" calcext:value-type="float">
            <text:p>0.00937821</text:p>
          </table:table-cell>
          <table:table-cell office:value-type="float" office:value="0.00795867" calcext:value-type="float">
            <text:p>0.00795867</text:p>
          </table:table-cell>
          <table:table-cell office:value-type="float" office:value="0.0115683" calcext:value-type="float">
            <text:p>0.011568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641478" calcext:value-type="float">
            <text:p>0.00641478</text:p>
          </table:table-cell>
          <table:table-cell office:value-type="float" office:value="0.00750431" calcext:value-type="float">
            <text:p>0.00750431</text:p>
          </table:table-cell>
          <table:table-cell office:value-type="float" office:value="0.0552938" calcext:value-type="float">
            <text:p>0.0552938</text:p>
          </table:table-cell>
          <table:table-cell office:value-type="float" office:value="0.00929966" calcext:value-type="float">
            <text:p>0.00929966</text:p>
          </table:table-cell>
          <table:table-cell office:value-type="float" office:value="0.00829184" calcext:value-type="float">
            <text:p>0.00829184</text:p>
          </table:table-cell>
          <table:table-cell office:value-type="float" office:value="0.012074" calcext:value-type="float">
            <text:p>0.012074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643215" calcext:value-type="float">
            <text:p>0.00643215</text:p>
          </table:table-cell>
          <table:table-cell office:value-type="float" office:value="0.00771787" calcext:value-type="float">
            <text:p>0.00771787</text:p>
          </table:table-cell>
          <table:table-cell office:value-type="float" office:value="0.0530812" calcext:value-type="float">
            <text:p>0.0530812</text:p>
          </table:table-cell>
          <table:table-cell office:value-type="float" office:value="0.009439" calcext:value-type="float">
            <text:p>0.009439</text:p>
          </table:table-cell>
          <table:table-cell office:value-type="float" office:value="0.00806091" calcext:value-type="float">
            <text:p>0.00806091</text:p>
          </table:table-cell>
          <table:table-cell office:value-type="float" office:value="0.0115391" calcext:value-type="float">
            <text:p>0.0115391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649057" calcext:value-type="float">
            <text:p>0.00649057</text:p>
          </table:table-cell>
          <table:table-cell office:value-type="float" office:value="0.00695954" calcext:value-type="float">
            <text:p>0.00695954</text:p>
          </table:table-cell>
          <table:table-cell office:value-type="float" office:value="0.0568622" calcext:value-type="float">
            <text:p>0.0568622</text:p>
          </table:table-cell>
          <table:table-cell office:value-type="float" office:value="0.00951006" calcext:value-type="float">
            <text:p>0.00951006</text:p>
          </table:table-cell>
          <table:table-cell office:value-type="float" office:value="0.00867594" calcext:value-type="float">
            <text:p>0.00867594</text:p>
          </table:table-cell>
          <table:table-cell office:value-type="float" office:value="0.0116579" calcext:value-type="float">
            <text:p>0.0116579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637215" calcext:value-type="float">
            <text:p>0.00637215</text:p>
          </table:table-cell>
          <table:table-cell office:value-type="float" office:value="0.00708626" calcext:value-type="float">
            <text:p>0.00708626</text:p>
          </table:table-cell>
          <table:table-cell office:value-type="float" office:value="0.0504415" calcext:value-type="float">
            <text:p>0.0504415</text:p>
          </table:table-cell>
          <table:table-cell office:value-type="float" office:value="0.00934861" calcext:value-type="float">
            <text:p>0.00934861</text:p>
          </table:table-cell>
          <table:table-cell office:value-type="float" office:value="0.00804986" calcext:value-type="float">
            <text:p>0.00804986</text:p>
          </table:table-cell>
          <table:table-cell office:value-type="float" office:value="0.0115502" calcext:value-type="float">
            <text:p>0.0115502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675269" calcext:value-type="float">
            <text:p>0.00675269</text:p>
          </table:table-cell>
          <table:table-cell office:value-type="float" office:value="0.00697968" calcext:value-type="float">
            <text:p>0.00697968</text:p>
          </table:table-cell>
          <table:table-cell office:value-type="float" office:value="0.0509432" calcext:value-type="float">
            <text:p>0.0509432</text:p>
          </table:table-cell>
          <table:table-cell office:value-type="float" office:value="0.0104247" calcext:value-type="float">
            <text:p>0.0104247</text:p>
          </table:table-cell>
          <table:table-cell office:value-type="float" office:value="0.00817737" calcext:value-type="float">
            <text:p>0.00817737</text:p>
          </table:table-cell>
          <table:table-cell office:value-type="float" office:value="0.0117373" calcext:value-type="float">
            <text:p>0.0117373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64965" calcext:value-type="float">
            <text:p>0.0064965</text:p>
          </table:table-cell>
          <table:table-cell office:value-type="float" office:value="0.00694375" calcext:value-type="float">
            <text:p>0.00694375</text:p>
          </table:table-cell>
          <table:table-cell office:value-type="float" office:value="0.0497653" calcext:value-type="float">
            <text:p>0.0497653</text:p>
          </table:table-cell>
          <table:table-cell office:value-type="float" office:value="0.0100276" calcext:value-type="float">
            <text:p>0.0100276</text:p>
          </table:table-cell>
          <table:table-cell office:value-type="float" office:value="0.0079792" calcext:value-type="float">
            <text:p>0.0079792</text:p>
          </table:table-cell>
          <table:table-cell office:value-type="float" office:value="0.0120444" calcext:value-type="float">
            <text:p>0.0120444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628609" calcext:value-type="float">
            <text:p>0.00628609</text:p>
          </table:table-cell>
          <table:table-cell office:value-type="float" office:value="0.00709139" calcext:value-type="float">
            <text:p>0.00709139</text:p>
          </table:table-cell>
          <table:table-cell office:value-type="float" office:value="0.0565965" calcext:value-type="float">
            <text:p>0.0565965</text:p>
          </table:table-cell>
          <table:table-cell office:value-type="float" office:value="0.00969402" calcext:value-type="float">
            <text:p>0.00969402</text:p>
          </table:table-cell>
          <table:table-cell office:value-type="float" office:value="0.00832935" calcext:value-type="float">
            <text:p>0.00832935</text:p>
          </table:table-cell>
          <table:table-cell office:value-type="float" office:value="0.0115569" calcext:value-type="float">
            <text:p>0.0115569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631491" calcext:value-type="float">
            <text:p>0.00631491</text:p>
          </table:table-cell>
          <table:table-cell office:value-type="float" office:value="0.00717942" calcext:value-type="float">
            <text:p>0.00717942</text:p>
          </table:table-cell>
          <table:table-cell office:value-type="float" office:value="0.0518575" calcext:value-type="float">
            <text:p>0.0518575</text:p>
          </table:table-cell>
          <table:table-cell office:value-type="float" office:value="0.00954283" calcext:value-type="float">
            <text:p>0.00954283</text:p>
          </table:table-cell>
          <table:table-cell office:value-type="float" office:value="0.00804157" calcext:value-type="float">
            <text:p>0.00804157</text:p>
          </table:table-cell>
          <table:table-cell office:value-type="float" office:value="0.0120444" calcext:value-type="float">
            <text:p>0.0120444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67298" calcext:value-type="float">
            <text:p>0.0067298</text:p>
          </table:table-cell>
          <table:table-cell office:value-type="float" office:value="0.00702626" calcext:value-type="float">
            <text:p>0.00702626</text:p>
          </table:table-cell>
          <table:table-cell office:value-type="float" office:value="0.0508536" calcext:value-type="float">
            <text:p>0.0508536</text:p>
          </table:table-cell>
          <table:table-cell office:value-type="float" office:value="0.00941414" calcext:value-type="float">
            <text:p>0.00941414</text:p>
          </table:table-cell>
          <table:table-cell office:value-type="float" office:value="0.00819237" calcext:value-type="float">
            <text:p>0.00819237</text:p>
          </table:table-cell>
          <table:table-cell office:value-type="float" office:value="0.0114594" calcext:value-type="float">
            <text:p>0.0114594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663466" calcext:value-type="float">
            <text:p>0.00663466</text:p>
          </table:table-cell>
          <table:table-cell office:value-type="float" office:value="0.00686678" calcext:value-type="float">
            <text:p>0.00686678</text:p>
          </table:table-cell>
          <table:table-cell office:value-type="float" office:value="0.0509642" calcext:value-type="float">
            <text:p>0.0509642</text:p>
          </table:table-cell>
          <table:table-cell office:value-type="float" office:value="0.00946585" calcext:value-type="float">
            <text:p>0.00946585</text:p>
          </table:table-cell>
          <table:table-cell office:value-type="float" office:value="0.00854962" calcext:value-type="float">
            <text:p>0.00854962</text:p>
          </table:table-cell>
          <table:table-cell office:value-type="float" office:value="0.0115983" calcext:value-type="float">
            <text:p>0.011598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63986" calcext:value-type="float">
            <text:p>0.0063986</text:p>
          </table:table-cell>
          <table:table-cell office:value-type="float" office:value="0.00735272" calcext:value-type="float">
            <text:p>0.00735272</text:p>
          </table:table-cell>
          <table:table-cell office:value-type="float" office:value="0.0548442" calcext:value-type="float">
            <text:p>0.0548442</text:p>
          </table:table-cell>
          <table:table-cell office:value-type="float" office:value="0.00941058" calcext:value-type="float">
            <text:p>0.00941058</text:p>
          </table:table-cell>
          <table:table-cell office:value-type="float" office:value="0.00807157" calcext:value-type="float">
            <text:p>0.00807157</text:p>
          </table:table-cell>
          <table:table-cell office:value-type="float" office:value="0.0118198" calcext:value-type="float">
            <text:p>0.0118198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639544" calcext:value-type="float">
            <text:p>0.00639544</text:p>
          </table:table-cell>
          <table:table-cell office:value-type="float" office:value="0.00713284" calcext:value-type="float">
            <text:p>0.00713284</text:p>
          </table:table-cell>
          <table:table-cell office:value-type="float" office:value="0.0507609" calcext:value-type="float">
            <text:p>0.0507609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851607" calcext:value-type="float">
            <text:p>0.00851607</text:p>
          </table:table-cell>
          <table:table-cell office:value-type="float" office:value="0.0118557" calcext:value-type="float">
            <text:p>0.0118557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633899" calcext:value-type="float">
            <text:p>0.00633899</text:p>
          </table:table-cell>
          <table:table-cell office:value-type="float" office:value="0.00704363" calcext:value-type="float">
            <text:p>0.00704363</text:p>
          </table:table-cell>
          <table:table-cell office:value-type="float" office:value="0.0501849" calcext:value-type="float">
            <text:p>0.0501849</text:p>
          </table:table-cell>
          <table:table-cell office:value-type="float" office:value="0.00974218" calcext:value-type="float">
            <text:p>0.00974218</text:p>
          </table:table-cell>
          <table:table-cell office:value-type="float" office:value="0.00808697" calcext:value-type="float">
            <text:p>0.00808697</text:p>
          </table:table-cell>
          <table:table-cell office:value-type="float" office:value="0.0116181" calcext:value-type="float">
            <text:p>0.0116181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632636" calcext:value-type="float">
            <text:p>0.00632636</text:p>
          </table:table-cell>
          <table:table-cell office:value-type="float" office:value="0.00695244" calcext:value-type="float">
            <text:p>0.00695244</text:p>
          </table:table-cell>
          <table:table-cell office:value-type="float" office:value="0.0502935" calcext:value-type="float">
            <text:p>0.0502935</text:p>
          </table:table-cell>
          <table:table-cell office:value-type="float" office:value="0.00931703" calcext:value-type="float">
            <text:p>0.00931703</text:p>
          </table:table-cell>
          <table:table-cell office:value-type="float" office:value="0.00817973" calcext:value-type="float">
            <text:p>0.00817973</text:p>
          </table:table-cell>
          <table:table-cell office:value-type="float" office:value="0.0117878" calcext:value-type="float">
            <text:p>0.0117878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644202" calcext:value-type="float">
            <text:p>0.00644202</text:p>
          </table:table-cell>
          <table:table-cell office:value-type="float" office:value="0.00764326" calcext:value-type="float">
            <text:p>0.00764326</text:p>
          </table:table-cell>
          <table:table-cell office:value-type="float" office:value="0.0536627" calcext:value-type="float">
            <text:p>0.0536627</text:p>
          </table:table-cell>
          <table:table-cell office:value-type="float" office:value="0.00975165" calcext:value-type="float">
            <text:p>0.00975165</text:p>
          </table:table-cell>
          <table:table-cell office:value-type="float" office:value="0.00805933" calcext:value-type="float">
            <text:p>0.00805933</text:p>
          </table:table-cell>
          <table:table-cell office:value-type="float" office:value="0.011564" calcext:value-type="float">
            <text:p>0.011564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648663" calcext:value-type="float">
            <text:p>0.00648663</text:p>
          </table:table-cell>
          <table:table-cell office:value-type="float" office:value="0.00705034" calcext:value-type="float">
            <text:p>0.00705034</text:p>
          </table:table-cell>
          <table:table-cell office:value-type="float" office:value="0.050689" calcext:value-type="float">
            <text:p>0.050689</text:p>
          </table:table-cell>
          <table:table-cell office:value-type="float" office:value="0.00973626" calcext:value-type="float">
            <text:p>0.00973626</text:p>
          </table:table-cell>
          <table:table-cell office:value-type="float" office:value="0.00805144" calcext:value-type="float">
            <text:p>0.00805144</text:p>
          </table:table-cell>
          <table:table-cell office:value-type="float" office:value="0.0118119" calcext:value-type="float">
            <text:p>0.0118119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642149" calcext:value-type="float">
            <text:p>0.00642149</text:p>
          </table:table-cell>
          <table:table-cell office:value-type="float" office:value="0.00728245" calcext:value-type="float">
            <text:p>0.00728245</text:p>
          </table:table-cell>
          <table:table-cell office:value-type="float" office:value="0.0509377" calcext:value-type="float">
            <text:p>0.0509377</text:p>
          </table:table-cell>
          <table:table-cell office:value-type="float" office:value="0.00938019" calcext:value-type="float">
            <text:p>0.00938019</text:p>
          </table:table-cell>
          <table:table-cell office:value-type="float" office:value="0.0081221" calcext:value-type="float">
            <text:p>0.0081221</text:p>
          </table:table-cell>
          <table:table-cell office:value-type="float" office:value="0.0117361" calcext:value-type="float">
            <text:p>0.0117361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701284" calcext:value-type="float">
            <text:p>0.00701284</text:p>
          </table:table-cell>
          <table:table-cell office:value-type="float" office:value="0.0071285" calcext:value-type="float">
            <text:p>0.0071285</text:p>
          </table:table-cell>
          <table:table-cell office:value-type="float" office:value="0.0507541" calcext:value-type="float">
            <text:p>0.0507541</text:p>
          </table:table-cell>
          <table:table-cell office:value-type="float" office:value="0.0101654" calcext:value-type="float">
            <text:p>0.0101654</text:p>
          </table:table-cell>
          <table:table-cell office:value-type="float" office:value="0.00803644" calcext:value-type="float">
            <text:p>0.00803644</text:p>
          </table:table-cell>
          <table:table-cell office:value-type="float" office:value="0.0118364" calcext:value-type="float">
            <text:p>0.0118364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641044" calcext:value-type="float">
            <text:p>0.00641044</text:p>
          </table:table-cell>
          <table:table-cell office:value-type="float" office:value="0.00708429" calcext:value-type="float">
            <text:p>0.00708429</text:p>
          </table:table-cell>
          <table:table-cell office:value-type="float" office:value="0.0590101" calcext:value-type="float">
            <text:p>0.0590101</text:p>
          </table:table-cell>
          <table:table-cell office:value-type="float" office:value="0.00939874" calcext:value-type="float">
            <text:p>0.00939874</text:p>
          </table:table-cell>
          <table:table-cell office:value-type="float" office:value="0.00799104" calcext:value-type="float">
            <text:p>0.00799104</text:p>
          </table:table-cell>
          <table:table-cell office:value-type="float" office:value="0.0115352" calcext:value-type="float">
            <text:p>0.0115352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642583" calcext:value-type="float">
            <text:p>0.00642583</text:p>
          </table:table-cell>
          <table:table-cell office:value-type="float" office:value="0.00741707" calcext:value-type="float">
            <text:p>0.00741707</text:p>
          </table:table-cell>
          <table:table-cell office:value-type="float" office:value="0.0553041" calcext:value-type="float">
            <text:p>0.0553041</text:p>
          </table:table-cell>
          <table:table-cell office:value-type="float" office:value="0.00945401" calcext:value-type="float">
            <text:p>0.00945401</text:p>
          </table:table-cell>
          <table:table-cell office:value-type="float" office:value="0.00834553" calcext:value-type="float">
            <text:p>0.00834553</text:p>
          </table:table-cell>
          <table:table-cell office:value-type="float" office:value="0.0117981" calcext:value-type="float">
            <text:p>0.011798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63911" calcext:value-type="float">
            <text:p>0.0063911</text:p>
          </table:table-cell>
          <table:table-cell office:value-type="float" office:value="0.00684467" calcext:value-type="float">
            <text:p>0.00684467</text:p>
          </table:table-cell>
          <table:table-cell office:value-type="float" office:value="0.0522309" calcext:value-type="float">
            <text:p>0.0522309</text:p>
          </table:table-cell>
          <table:table-cell office:value-type="float" office:value="0.00973073" calcext:value-type="float">
            <text:p>0.00973073</text:p>
          </table:table-cell>
          <table:table-cell office:value-type="float" office:value="0.00815565" calcext:value-type="float">
            <text:p>0.00815565</text:p>
          </table:table-cell>
          <table:table-cell office:value-type="float" office:value="0.0116658" calcext:value-type="float">
            <text:p>0.0116658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683125" calcext:value-type="float">
            <text:p>0.00683125</text:p>
          </table:table-cell>
          <table:table-cell office:value-type="float" office:value="0.00799301" calcext:value-type="float">
            <text:p>0.00799301</text:p>
          </table:table-cell>
          <table:table-cell office:value-type="float" office:value="0.0505749" calcext:value-type="float">
            <text:p>0.0505749</text:p>
          </table:table-cell>
          <table:table-cell office:value-type="float" office:value="0.00950967" calcext:value-type="float">
            <text:p>0.00950967</text:p>
          </table:table-cell>
          <table:table-cell office:value-type="float" office:value="0.0083554" calcext:value-type="float">
            <text:p>0.0083554</text:p>
          </table:table-cell>
          <table:table-cell office:value-type="float" office:value="0.0117527" calcext:value-type="float">
            <text:p>0.0117527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631728" calcext:value-type="float">
            <text:p>0.00631728</text:p>
          </table:table-cell>
          <table:table-cell office:value-type="float" office:value="0.00695599" calcext:value-type="float">
            <text:p>0.00695599</text:p>
          </table:table-cell>
          <table:table-cell office:value-type="float" office:value="0.0605429" calcext:value-type="float">
            <text:p>0.0605429</text:p>
          </table:table-cell>
          <table:table-cell office:value-type="float" office:value="0.0102151" calcext:value-type="float">
            <text:p>0.0102151</text:p>
          </table:table-cell>
          <table:table-cell office:value-type="float" office:value="0.00797999" calcext:value-type="float">
            <text:p>0.00797999</text:p>
          </table:table-cell>
          <table:table-cell office:value-type="float" office:value="0.0116058" calcext:value-type="float">
            <text:p>0.0116058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652255" calcext:value-type="float">
            <text:p>0.00652255</text:p>
          </table:table-cell>
          <table:table-cell office:value-type="float" office:value="0.00706455" calcext:value-type="float">
            <text:p>0.00706455</text:p>
          </table:table-cell>
          <table:table-cell office:value-type="float" office:value="0.0492896" calcext:value-type="float">
            <text:p>0.0492896</text:p>
          </table:table-cell>
          <table:table-cell office:value-type="float" office:value="0.00982823" calcext:value-type="float">
            <text:p>0.00982823</text:p>
          </table:table-cell>
          <table:table-cell office:value-type="float" office:value="0.0081217" calcext:value-type="float">
            <text:p>0.0081217</text:p>
          </table:table-cell>
          <table:table-cell office:value-type="float" office:value="0.0117866" calcext:value-type="float">
            <text:p>0.0117866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63153" calcext:value-type="float">
            <text:p>0.0063153</text:p>
          </table:table-cell>
          <table:table-cell office:value-type="float" office:value="0.00711547" calcext:value-type="float">
            <text:p>0.00711547</text:p>
          </table:table-cell>
          <table:table-cell office:value-type="float" office:value="0.052523" calcext:value-type="float">
            <text:p>0.052523</text:p>
          </table:table-cell>
          <table:table-cell office:value-type="float" office:value="0.00942479" calcext:value-type="float">
            <text:p>0.00942479</text:p>
          </table:table-cell>
          <table:table-cell office:value-type="float" office:value="0.00820105" calcext:value-type="float">
            <text:p>0.00820105</text:p>
          </table:table-cell>
          <table:table-cell office:value-type="float" office:value="0.0118158" calcext:value-type="float">
            <text:p>0.0118158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672861" calcext:value-type="float">
            <text:p>0.00672861</text:p>
          </table:table-cell>
          <table:table-cell office:value-type="float" office:value="0.00756076" calcext:value-type="float">
            <text:p>0.00756076</text:p>
          </table:table-cell>
          <table:table-cell office:value-type="float" office:value="0.050524" calcext:value-type="float">
            <text:p>0.050524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799144" calcext:value-type="float">
            <text:p>0.00799144</text:p>
          </table:table-cell>
          <table:table-cell office:value-type="float" office:value="0.0117456" calcext:value-type="float">
            <text:p>0.0117456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65036" calcext:value-type="float">
            <text:p>0.0065036</text:p>
          </table:table-cell>
          <table:table-cell office:value-type="float" office:value="0.00779564" calcext:value-type="float">
            <text:p>0.00779564</text:p>
          </table:table-cell>
          <table:table-cell office:value-type="float" office:value="0.0546887" calcext:value-type="float">
            <text:p>0.0546887</text:p>
          </table:table-cell>
          <table:table-cell office:value-type="float" office:value="0.00934979" calcext:value-type="float">
            <text:p>0.00934979</text:p>
          </table:table-cell>
          <table:table-cell office:value-type="float" office:value="0.00807591" calcext:value-type="float">
            <text:p>0.00807591</text:p>
          </table:table-cell>
          <table:table-cell office:value-type="float" office:value="0.0114645" calcext:value-type="float">
            <text:p>0.011464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653873" calcext:value-type="float">
            <text:p>0.00653873</text:p>
          </table:table-cell>
          <table:table-cell office:value-type="float" office:value="0.00707955" calcext:value-type="float">
            <text:p>0.00707955</text:p>
          </table:table-cell>
          <table:table-cell office:value-type="float" office:value="0.051036" calcext:value-type="float">
            <text:p>0.051036</text:p>
          </table:table-cell>
          <table:table-cell office:value-type="float" office:value="0.00972757" calcext:value-type="float">
            <text:p>0.00972757</text:p>
          </table:table-cell>
          <table:table-cell office:value-type="float" office:value="0.00821921" calcext:value-type="float">
            <text:p>0.00821921</text:p>
          </table:table-cell>
          <table:table-cell office:value-type="float" office:value="0.0114657" calcext:value-type="float">
            <text:p>0.0114657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636583" calcext:value-type="float">
            <text:p>0.00636583</text:p>
          </table:table-cell>
          <table:table-cell office:value-type="float" office:value="0.00704797" calcext:value-type="float">
            <text:p>0.00704797</text:p>
          </table:table-cell>
          <table:table-cell office:value-type="float" office:value="0.0513407" calcext:value-type="float">
            <text:p>0.0513407</text:p>
          </table:table-cell>
          <table:table-cell office:value-type="float" office:value="0.00960954" calcext:value-type="float">
            <text:p>0.00960954</text:p>
          </table:table-cell>
          <table:table-cell office:value-type="float" office:value="0.00815171" calcext:value-type="float">
            <text:p>0.00815171</text:p>
          </table:table-cell>
          <table:table-cell office:value-type="float" office:value="0.0115209" calcext:value-type="float">
            <text:p>0.0115209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67744" calcext:value-type="float">
            <text:p>0.0067744</text:p>
          </table:table-cell>
          <table:table-cell office:value-type="float" office:value="0.00694849" calcext:value-type="float">
            <text:p>0.00694849</text:p>
          </table:table-cell>
          <table:table-cell office:value-type="float" office:value="0.0513826" calcext:value-type="float">
            <text:p>0.0513826</text:p>
          </table:table-cell>
          <table:table-cell office:value-type="float" office:value="0.00996837" calcext:value-type="float">
            <text:p>0.00996837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16038" calcext:value-type="float">
            <text:p>0.011603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636662" calcext:value-type="float">
            <text:p>0.00636662</text:p>
          </table:table-cell>
          <table:table-cell office:value-type="float" office:value="0.00713166" calcext:value-type="float">
            <text:p>0.00713166</text:p>
          </table:table-cell>
          <table:table-cell office:value-type="float" office:value="0.0551616" calcext:value-type="float">
            <text:p>0.0551616</text:p>
          </table:table-cell>
          <table:table-cell office:value-type="float" office:value="0.00937387" calcext:value-type="float">
            <text:p>0.00937387</text:p>
          </table:table-cell>
          <table:table-cell office:value-type="float" office:value="0.00801275" calcext:value-type="float">
            <text:p>0.00801275</text:p>
          </table:table-cell>
          <table:table-cell office:value-type="float" office:value="0.0115316" calcext:value-type="float">
            <text:p>0.0115316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643215" calcext:value-type="float">
            <text:p>0.00643215</text:p>
          </table:table-cell>
          <table:table-cell office:value-type="float" office:value="0.00723785" calcext:value-type="float">
            <text:p>0.00723785</text:p>
          </table:table-cell>
          <table:table-cell office:value-type="float" office:value="0.0504948" calcext:value-type="float">
            <text:p>0.0504948</text:p>
          </table:table-cell>
          <table:table-cell office:value-type="float" office:value="0.00950414" calcext:value-type="float">
            <text:p>0.00950414</text:p>
          </table:table-cell>
          <table:table-cell office:value-type="float" office:value="0.00796538" calcext:value-type="float">
            <text:p>0.00796538</text:p>
          </table:table-cell>
          <table:table-cell office:value-type="float" office:value="0.0122133" calcext:value-type="float">
            <text:p>0.0122133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634254" calcext:value-type="float">
            <text:p>0.00634254</text:p>
          </table:table-cell>
          <table:table-cell office:value-type="float" office:value="0.00714074" calcext:value-type="float">
            <text:p>0.00714074</text:p>
          </table:table-cell>
          <table:table-cell office:value-type="float" office:value="0.0499236" calcext:value-type="float">
            <text:p>0.0499236</text:p>
          </table:table-cell>
          <table:table-cell office:value-type="float" office:value="0.00928544" calcext:value-type="float">
            <text:p>0.00928544</text:p>
          </table:table-cell>
          <table:table-cell office:value-type="float" office:value="0.00817381" calcext:value-type="float">
            <text:p>0.00817381</text:p>
          </table:table-cell>
          <table:table-cell office:value-type="float" office:value="0.0116125" calcext:value-type="float">
            <text:p>0.0116125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651584" calcext:value-type="float">
            <text:p>0.00651584</text:p>
          </table:table-cell>
          <table:table-cell office:value-type="float" office:value="0.00761365" calcext:value-type="float">
            <text:p>0.00761365</text:p>
          </table:table-cell>
          <table:table-cell office:value-type="float" office:value="0.0514193" calcext:value-type="float">
            <text:p>0.0514193</text:p>
          </table:table-cell>
          <table:table-cell office:value-type="float" office:value="0.00944769" calcext:value-type="float">
            <text:p>0.00944769</text:p>
          </table:table-cell>
          <table:table-cell office:value-type="float" office:value="0.00850028" calcext:value-type="float">
            <text:p>0.00850028</text:p>
          </table:table-cell>
          <table:table-cell office:value-type="float" office:value="0.0116406" calcext:value-type="float">
            <text:p>0.0116406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665992" calcext:value-type="float">
            <text:p>0.00665992</text:p>
          </table:table-cell>
          <table:table-cell office:value-type="float" office:value="0.00709376" calcext:value-type="float">
            <text:p>0.00709376</text:p>
          </table:table-cell>
          <table:table-cell office:value-type="float" office:value="0.0515219" calcext:value-type="float">
            <text:p>0.0515219</text:p>
          </table:table-cell>
          <table:table-cell office:value-type="float" office:value="0.00958862" calcext:value-type="float">
            <text:p>0.00958862</text:p>
          </table:table-cell>
          <table:table-cell office:value-type="float" office:value="0.00800407" calcext:value-type="float">
            <text:p>0.00800407</text:p>
          </table:table-cell>
          <table:table-cell office:value-type="float" office:value="0.0116346" calcext:value-type="float">
            <text:p>0.0116346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633701" calcext:value-type="float">
            <text:p>0.00633701</text:p>
          </table:table-cell>
          <table:table-cell office:value-type="float" office:value="0.00707837" calcext:value-type="float">
            <text:p>0.00707837</text:p>
          </table:table-cell>
          <table:table-cell office:value-type="float" office:value="0.0513846" calcext:value-type="float">
            <text:p>0.0513846</text:p>
          </table:table-cell>
          <table:table-cell office:value-type="float" office:value="0.0100726" calcext:value-type="float">
            <text:p>0.0100726</text:p>
          </table:table-cell>
          <table:table-cell office:value-type="float" office:value="0.00800012" calcext:value-type="float">
            <text:p>0.00800012</text:p>
          </table:table-cell>
          <table:table-cell office:value-type="float" office:value="0.0113745" calcext:value-type="float">
            <text:p>0.0113745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649886" calcext:value-type="float">
            <text:p>0.00649886</text:p>
          </table:table-cell>
          <table:table-cell office:value-type="float" office:value="0.00696586" calcext:value-type="float">
            <text:p>0.00696586</text:p>
          </table:table-cell>
          <table:table-cell office:value-type="float" office:value="0.0501667" calcext:value-type="float">
            <text:p>0.0501667</text:p>
          </table:table-cell>
          <table:table-cell office:value-type="float" office:value="0.00958546" calcext:value-type="float">
            <text:p>0.00958546</text:p>
          </table:table-cell>
          <table:table-cell office:value-type="float" office:value="0.0080621" calcext:value-type="float">
            <text:p>0.0080621</text:p>
          </table:table-cell>
          <table:table-cell office:value-type="float" office:value="0.0116007" calcext:value-type="float">
            <text:p>0.0116007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655926" calcext:value-type="float">
            <text:p>0.00655926</text:p>
          </table:table-cell>
          <table:table-cell office:value-type="float" office:value="0.00695718" calcext:value-type="float">
            <text:p>0.00695718</text:p>
          </table:table-cell>
          <table:table-cell office:value-type="float" office:value="0.0513254" calcext:value-type="float">
            <text:p>0.0513254</text:p>
          </table:table-cell>
          <table:table-cell office:value-type="float" office:value="0.00935571" calcext:value-type="float">
            <text:p>0.00935571</text:p>
          </table:table-cell>
          <table:table-cell office:value-type="float" office:value="0.00817973" calcext:value-type="float">
            <text:p>0.00817973</text:p>
          </table:table-cell>
          <table:table-cell office:value-type="float" office:value="0.0118585" calcext:value-type="float">
            <text:p>0.011858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669427" calcext:value-type="float">
            <text:p>0.00669427</text:p>
          </table:table-cell>
          <table:table-cell office:value-type="float" office:value="0.00708429" calcext:value-type="float">
            <text:p>0.00708429</text:p>
          </table:table-cell>
          <table:table-cell office:value-type="float" office:value="0.0544822" calcext:value-type="float">
            <text:p>0.0544822</text:p>
          </table:table-cell>
          <table:table-cell office:value-type="float" office:value="0.00948124" calcext:value-type="float">
            <text:p>0.00948124</text:p>
          </table:table-cell>
          <table:table-cell office:value-type="float" office:value="0.00821566" calcext:value-type="float">
            <text:p>0.00821566</text:p>
          </table:table-cell>
          <table:table-cell office:value-type="float" office:value="0.0115016" calcext:value-type="float">
            <text:p>0.0115016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632675" calcext:value-type="float">
            <text:p>0.00632675</text:p>
          </table:table-cell>
          <table:table-cell office:value-type="float" office:value="0.00715376" calcext:value-type="float">
            <text:p>0.00715376</text:p>
          </table:table-cell>
          <table:table-cell office:value-type="float" office:value="0.0500096" calcext:value-type="float">
            <text:p>0.0500096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810118" calcext:value-type="float">
            <text:p>0.00810118</text:p>
          </table:table-cell>
          <table:table-cell office:value-type="float" office:value="0.0115328" calcext:value-type="float">
            <text:p>0.0115328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649176" calcext:value-type="float">
            <text:p>0.00649176</text:p>
          </table:table-cell>
          <table:table-cell office:value-type="float" office:value="0.00754141" calcext:value-type="float">
            <text:p>0.00754141</text:p>
          </table:table-cell>
          <table:table-cell office:value-type="float" office:value="0.0511248" calcext:value-type="float">
            <text:p>0.0511248</text:p>
          </table:table-cell>
          <table:table-cell office:value-type="float" office:value="0.00937742" calcext:value-type="float">
            <text:p>0.00937742</text:p>
          </table:table-cell>
          <table:table-cell office:value-type="float" office:value="0.00822513" calcext:value-type="float">
            <text:p>0.00822513</text:p>
          </table:table-cell>
          <table:table-cell office:value-type="float" office:value="0.0115462" calcext:value-type="float">
            <text:p>0.0115462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640452" calcext:value-type="float">
            <text:p>0.00640452</text:p>
          </table:table-cell>
          <table:table-cell office:value-type="float" office:value="0.00705626" calcext:value-type="float">
            <text:p>0.00705626</text:p>
          </table:table-cell>
          <table:table-cell office:value-type="float" office:value="0.0522443" calcext:value-type="float">
            <text:p>0.0522443</text:p>
          </table:table-cell>
          <table:table-cell office:value-type="float" office:value="0.00998811" calcext:value-type="float">
            <text:p>0.00998811</text:p>
          </table:table-cell>
          <table:table-cell office:value-type="float" office:value="0.0080163" calcext:value-type="float">
            <text:p>0.0080163</text:p>
          </table:table-cell>
          <table:table-cell office:value-type="float" office:value="0.0117262" calcext:value-type="float">
            <text:p>0.0117262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63836" calcext:value-type="float">
            <text:p>0.0063836</text:p>
          </table:table-cell>
          <table:table-cell office:value-type="float" office:value="0.00704718" calcext:value-type="float">
            <text:p>0.00704718</text:p>
          </table:table-cell>
          <table:table-cell office:value-type="float" office:value="0.0534791" calcext:value-type="float">
            <text:p>0.0534791</text:p>
          </table:table-cell>
          <table:table-cell office:value-type="float" office:value="0.00942637" calcext:value-type="float">
            <text:p>0.00942637</text:p>
          </table:table-cell>
          <table:table-cell office:value-type="float" office:value="0.00810078" calcext:value-type="float">
            <text:p>0.00810078</text:p>
          </table:table-cell>
          <table:table-cell office:value-type="float" office:value="0.0117712" calcext:value-type="float">
            <text:p>0.0117712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684704" calcext:value-type="float">
            <text:p>0.00684704</text:p>
          </table:table-cell>
          <table:table-cell office:value-type="float" office:value="0.00688415" calcext:value-type="float">
            <text:p>0.00688415</text:p>
          </table:table-cell>
          <table:table-cell office:value-type="float" office:value="0.0500428" calcext:value-type="float">
            <text:p>0.0500428</text:p>
          </table:table-cell>
          <table:table-cell office:value-type="float" office:value="0.00971849" calcext:value-type="float">
            <text:p>0.00971849</text:p>
          </table:table-cell>
          <table:table-cell office:value-type="float" office:value="0.00846396" calcext:value-type="float">
            <text:p>0.00846396</text:p>
          </table:table-cell>
          <table:table-cell office:value-type="float" office:value="0.0121514" calcext:value-type="float">
            <text:p>0.0121514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635636" calcext:value-type="float">
            <text:p>0.00635636</text:p>
          </table:table-cell>
          <table:table-cell office:value-type="float" office:value="0.00705231" calcext:value-type="float">
            <text:p>0.00705231</text:p>
          </table:table-cell>
          <table:table-cell office:value-type="float" office:value="0.0508603" calcext:value-type="float">
            <text:p>0.0508603</text:p>
          </table:table-cell>
          <table:table-cell office:value-type="float" office:value="0.00954954" calcext:value-type="float">
            <text:p>0.00954954</text:p>
          </table:table-cell>
          <table:table-cell office:value-type="float" office:value="0.00838738" calcext:value-type="float">
            <text:p>0.00838738</text:p>
          </table:table-cell>
          <table:table-cell office:value-type="float" office:value="0.0115198" calcext:value-type="float">
            <text:p>0.0115198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635596" calcext:value-type="float">
            <text:p>0.00635596</text:p>
          </table:table-cell>
          <table:table-cell office:value-type="float" office:value="0.00707047" calcext:value-type="float">
            <text:p>0.00707047</text:p>
          </table:table-cell>
          <table:table-cell office:value-type="float" office:value="0.0515677" calcext:value-type="float">
            <text:p>0.0515677</text:p>
          </table:table-cell>
          <table:table-cell office:value-type="float" office:value="0.00994153" calcext:value-type="float">
            <text:p>0.00994153</text:p>
          </table:table-cell>
          <table:table-cell office:value-type="float" office:value="0.0080917" calcext:value-type="float">
            <text:p>0.0080917</text:p>
          </table:table-cell>
          <table:table-cell office:value-type="float" office:value="0.011877" calcext:value-type="float">
            <text:p>0.011877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631688" calcext:value-type="float">
            <text:p>0.00631688</text:p>
          </table:table-cell>
          <table:table-cell office:value-type="float" office:value="0.00706613" calcext:value-type="float">
            <text:p>0.00706613</text:p>
          </table:table-cell>
          <table:table-cell office:value-type="float" office:value="0.0567402" calcext:value-type="float">
            <text:p>0.0567402</text:p>
          </table:table-cell>
          <table:table-cell office:value-type="float" office:value="0.00984284" calcext:value-type="float">
            <text:p>0.00984284</text:p>
          </table:table-cell>
          <table:table-cell office:value-type="float" office:value="0.00824329" calcext:value-type="float">
            <text:p>0.00824329</text:p>
          </table:table-cell>
          <table:table-cell office:value-type="float" office:value="0.0120772" calcext:value-type="float">
            <text:p>0.0120772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643491" calcext:value-type="float">
            <text:p>0.00643491</text:p>
          </table:table-cell>
          <table:table-cell office:value-type="float" office:value="0.00692559" calcext:value-type="float">
            <text:p>0.00692559</text:p>
          </table:table-cell>
          <table:table-cell office:value-type="float" office:value="0.0503914" calcext:value-type="float">
            <text:p>0.0503914</text:p>
          </table:table-cell>
          <table:table-cell office:value-type="float" office:value="0.00942598" calcext:value-type="float">
            <text:p>0.00942598</text:p>
          </table:table-cell>
          <table:table-cell office:value-type="float" office:value="0.00804394" calcext:value-type="float">
            <text:p>0.00804394</text:p>
          </table:table-cell>
          <table:table-cell office:value-type="float" office:value="0.0114578" calcext:value-type="float">
            <text:p>0.0114578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634412" calcext:value-type="float">
            <text:p>0.00634412</text:p>
          </table:table-cell>
          <table:table-cell office:value-type="float" office:value="0.00699586" calcext:value-type="float">
            <text:p>0.00699586</text:p>
          </table:table-cell>
          <table:table-cell office:value-type="float" office:value="0.0497996" calcext:value-type="float">
            <text:p>0.0497996</text:p>
          </table:table-cell>
          <table:table-cell office:value-type="float" office:value="0.00951953" calcext:value-type="float">
            <text:p>0.00951953</text:p>
          </table:table-cell>
          <table:table-cell office:value-type="float" office:value="0.00825908" calcext:value-type="float">
            <text:p>0.00825908</text:p>
          </table:table-cell>
          <table:table-cell office:value-type="float" office:value="0.0116185" calcext:value-type="float">
            <text:p>0.0116185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637333" calcext:value-type="float">
            <text:p>0.00637333</text:p>
          </table:table-cell>
          <table:table-cell office:value-type="float" office:value="0.00719561" calcext:value-type="float">
            <text:p>0.00719561</text:p>
          </table:table-cell>
          <table:table-cell office:value-type="float" office:value="0.0497625" calcext:value-type="float">
            <text:p>0.0497625</text:p>
          </table:table-cell>
          <table:table-cell office:value-type="float" office:value="0.00983534" calcext:value-type="float">
            <text:p>0.00983534</text:p>
          </table:table-cell>
          <table:table-cell office:value-type="float" office:value="0.00821131" calcext:value-type="float">
            <text:p>0.00821131</text:p>
          </table:table-cell>
          <table:table-cell office:value-type="float" office:value="0.0119212" calcext:value-type="float">
            <text:p>0.01192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636465" calcext:value-type="float">
            <text:p>0.00636465</text:p>
          </table:table-cell>
          <table:table-cell office:value-type="float" office:value="0.0071135" calcext:value-type="float">
            <text:p>0.0071135</text:p>
          </table:table-cell>
          <table:table-cell office:value-type="float" office:value="0.0557494" calcext:value-type="float">
            <text:p>0.0557494</text:p>
          </table:table-cell>
          <table:table-cell office:value-type="float" office:value="0.00952072" calcext:value-type="float">
            <text:p>0.00952072</text:p>
          </table:table-cell>
          <table:table-cell office:value-type="float" office:value="0.00803881" calcext:value-type="float">
            <text:p>0.00803881</text:p>
          </table:table-cell>
          <table:table-cell office:value-type="float" office:value="0.0114665" calcext:value-type="float">
            <text:p>0.0114665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649689" calcext:value-type="float">
            <text:p>0.00649689</text:p>
          </table:table-cell>
          <table:table-cell office:value-type="float" office:value="0.00710008" calcext:value-type="float">
            <text:p>0.00710008</text:p>
          </table:table-cell>
          <table:table-cell office:value-type="float" office:value="0.0527662" calcext:value-type="float">
            <text:p>0.0527662</text:p>
          </table:table-cell>
          <table:table-cell office:value-type="float" office:value="0.00941374" calcext:value-type="float">
            <text:p>0.00941374</text:p>
          </table:table-cell>
          <table:table-cell office:value-type="float" office:value="0.00803604" calcext:value-type="float">
            <text:p>0.00803604</text:p>
          </table:table-cell>
          <table:table-cell office:value-type="float" office:value="0.0115995" calcext:value-type="float">
            <text:p>0.0115995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667848" calcext:value-type="float">
            <text:p>0.00667848</text:p>
          </table:table-cell>
          <table:table-cell office:value-type="float" office:value="0.00708784" calcext:value-type="float">
            <text:p>0.00708784</text:p>
          </table:table-cell>
          <table:table-cell office:value-type="float" office:value="0.0510999" calcext:value-type="float">
            <text:p>0.0510999</text:p>
          </table:table-cell>
          <table:table-cell office:value-type="float" office:value="0.00986771" calcext:value-type="float">
            <text:p>0.00986771</text:p>
          </table:table-cell>
          <table:table-cell office:value-type="float" office:value="0.00833132" calcext:value-type="float">
            <text:p>0.00833132</text:p>
          </table:table-cell>
          <table:table-cell office:value-type="float" office:value="0.0124995" calcext:value-type="float">
            <text:p>0.0124995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637965" calcext:value-type="float">
            <text:p>0.00637965</text:p>
          </table:table-cell>
          <table:table-cell office:value-type="float" office:value="0.00793064" calcext:value-type="float">
            <text:p>0.00793064</text:p>
          </table:table-cell>
          <table:table-cell office:value-type="float" office:value="0.0550542" calcext:value-type="float">
            <text:p>0.0550542</text:p>
          </table:table-cell>
          <table:table-cell office:value-type="float" office:value="0.0092965" calcext:value-type="float">
            <text:p>0.0092965</text:p>
          </table:table-cell>
          <table:table-cell office:value-type="float" office:value="0.00802262" calcext:value-type="float">
            <text:p>0.00802262</text:p>
          </table:table-cell>
          <table:table-cell office:value-type="float" office:value="0.01141" calcext:value-type="float">
            <text:p>0.01141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647163" calcext:value-type="float">
            <text:p>0.00647163</text:p>
          </table:table-cell>
          <table:table-cell office:value-type="float" office:value="0.00694099" calcext:value-type="float">
            <text:p>0.00694099</text:p>
          </table:table-cell>
          <table:table-cell office:value-type="float" office:value="0.0530311" calcext:value-type="float">
            <text:p>0.0530311</text:p>
          </table:table-cell>
          <table:table-cell office:value-type="float" office:value="0.00999403" calcext:value-type="float">
            <text:p>0.00999403</text:p>
          </table:table-cell>
          <table:table-cell office:value-type="float" office:value="0.00880779" calcext:value-type="float">
            <text:p>0.00880779</text:p>
          </table:table-cell>
          <table:table-cell office:value-type="float" office:value="0.0115032" calcext:value-type="float">
            <text:p>0.0115032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641715" calcext:value-type="float">
            <text:p>0.00641715</text:p>
          </table:table-cell>
          <table:table-cell office:value-type="float" office:value="0.00728482" calcext:value-type="float">
            <text:p>0.00728482</text:p>
          </table:table-cell>
          <table:table-cell office:value-type="float" office:value="0.0496587" calcext:value-type="float">
            <text:p>0.0496587</text:p>
          </table:table-cell>
          <table:table-cell office:value-type="float" office:value="0.0093415" calcext:value-type="float">
            <text:p>0.0093415</text:p>
          </table:table-cell>
          <table:table-cell office:value-type="float" office:value="0.00794525" calcext:value-type="float">
            <text:p>0.00794525</text:p>
          </table:table-cell>
          <table:table-cell office:value-type="float" office:value="0.0119343" calcext:value-type="float">
            <text:p>0.0119343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633346" calcext:value-type="float">
            <text:p>0.00633346</text:p>
          </table:table-cell>
          <table:table-cell office:value-type="float" office:value="0.00732035" calcext:value-type="float">
            <text:p>0.00732035</text:p>
          </table:table-cell>
          <table:table-cell office:value-type="float" office:value="0.0515429" calcext:value-type="float">
            <text:p>0.0515429</text:p>
          </table:table-cell>
          <table:table-cell office:value-type="float" office:value="0.00964151" calcext:value-type="float">
            <text:p>0.00964151</text:p>
          </table:table-cell>
          <table:table-cell office:value-type="float" office:value="0.0080546" calcext:value-type="float">
            <text:p>0.0080546</text:p>
          </table:table-cell>
          <table:table-cell office:value-type="float" office:value="0.0115134" calcext:value-type="float">
            <text:p>0.0115134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637886" calcext:value-type="float">
            <text:p>0.00637886</text:p>
          </table:table-cell>
          <table:table-cell office:value-type="float" office:value="0.00695599" calcext:value-type="float">
            <text:p>0.00695599</text:p>
          </table:table-cell>
          <table:table-cell office:value-type="float" office:value="0.0516037" calcext:value-type="float">
            <text:p>0.0516037</text:p>
          </table:table-cell>
          <table:table-cell office:value-type="float" office:value="0.00963994" calcext:value-type="float">
            <text:p>0.00963994</text:p>
          </table:table-cell>
          <table:table-cell office:value-type="float" office:value="0.0079867" calcext:value-type="float">
            <text:p>0.0079867</text:p>
          </table:table-cell>
          <table:table-cell office:value-type="float" office:value="0.0114692" calcext:value-type="float">
            <text:p>0.0114692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63378" calcext:value-type="float">
            <text:p>0.0063378</text:p>
          </table:table-cell>
          <table:table-cell office:value-type="float" office:value="0.00717982" calcext:value-type="float">
            <text:p>0.00717982</text:p>
          </table:table-cell>
          <table:table-cell office:value-type="float" office:value="0.0518693" calcext:value-type="float">
            <text:p>0.0518693</text:p>
          </table:table-cell>
          <table:table-cell office:value-type="float" office:value="0.00960046" calcext:value-type="float">
            <text:p>0.00960046</text:p>
          </table:table-cell>
          <table:table-cell office:value-type="float" office:value="0.00842922" calcext:value-type="float">
            <text:p>0.00842922</text:p>
          </table:table-cell>
          <table:table-cell office:value-type="float" office:value="0.0115221" calcext:value-type="float">
            <text:p>0.0115221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644597" calcext:value-type="float">
            <text:p>0.00644597</text:p>
          </table:table-cell>
          <table:table-cell office:value-type="float" office:value="0.0071739" calcext:value-type="float">
            <text:p>0.0071739</text:p>
          </table:table-cell>
          <table:table-cell office:value-type="float" office:value="0.0507976" calcext:value-type="float">
            <text:p>0.0507976</text:p>
          </table:table-cell>
          <table:table-cell office:value-type="float" office:value="0.00945164" calcext:value-type="float">
            <text:p>0.00945164</text:p>
          </table:table-cell>
          <table:table-cell office:value-type="float" office:value="0.00801788" calcext:value-type="float">
            <text:p>0.00801788</text:p>
          </table:table-cell>
          <table:table-cell office:value-type="float" office:value="0.0120752" calcext:value-type="float">
            <text:p>0.012075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632043" calcext:value-type="float">
            <text:p>0.00632043</text:p>
          </table:table-cell>
          <table:table-cell office:value-type="float" office:value="0.00699784" calcext:value-type="float">
            <text:p>0.00699784</text:p>
          </table:table-cell>
          <table:table-cell office:value-type="float" office:value="0.0500009" calcext:value-type="float">
            <text:p>0.0500009</text:p>
          </table:table-cell>
          <table:table-cell office:value-type="float" office:value="0.00935255" calcext:value-type="float">
            <text:p>0.00935255</text:p>
          </table:table-cell>
          <table:table-cell office:value-type="float" office:value="0.00811539" calcext:value-type="float">
            <text:p>0.00811539</text:p>
          </table:table-cell>
          <table:table-cell office:value-type="float" office:value="0.0113986" calcext:value-type="float">
            <text:p>0.0113986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634767" calcext:value-type="float">
            <text:p>0.00634767</text:p>
          </table:table-cell>
          <table:table-cell office:value-type="float" office:value="0.00702231" calcext:value-type="float">
            <text:p>0.00702231</text:p>
          </table:table-cell>
          <table:table-cell office:value-type="float" office:value="0.050151" calcext:value-type="float">
            <text:p>0.050151</text:p>
          </table:table-cell>
          <table:table-cell office:value-type="float" office:value="0.0101736" calcext:value-type="float">
            <text:p>0.0101736</text:p>
          </table:table-cell>
          <table:table-cell office:value-type="float" office:value="0.00840514" calcext:value-type="float">
            <text:p>0.00840514</text:p>
          </table:table-cell>
          <table:table-cell office:value-type="float" office:value="0.0115182" calcext:value-type="float">
            <text:p>0.0115182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64282" calcext:value-type="float">
            <text:p>0.0064282</text:p>
          </table:table-cell>
          <table:table-cell office:value-type="float" office:value="0.00721416" calcext:value-type="float">
            <text:p>0.00721416</text:p>
          </table:table-cell>
          <table:table-cell office:value-type="float" office:value="0.0541755" calcext:value-type="float">
            <text:p>0.0541755</text:p>
          </table:table-cell>
          <table:table-cell office:value-type="float" office:value="0.00949506" calcext:value-type="float">
            <text:p>0.00949506</text:p>
          </table:table-cell>
          <table:table-cell office:value-type="float" office:value="0.00801749" calcext:value-type="float">
            <text:p>0.00801749</text:p>
          </table:table-cell>
          <table:table-cell office:value-type="float" office:value="0.0115328" calcext:value-type="float">
            <text:p>0.0115328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631254" calcext:value-type="float">
            <text:p>0.00631254</text:p>
          </table:table-cell>
          <table:table-cell office:value-type="float" office:value="0.00716679" calcext:value-type="float">
            <text:p>0.00716679</text:p>
          </table:table-cell>
          <table:table-cell office:value-type="float" office:value="0.0499579" calcext:value-type="float">
            <text:p>0.0499579</text:p>
          </table:table-cell>
          <table:table-cell office:value-type="float" office:value="0.00933479" calcext:value-type="float">
            <text:p>0.0093347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119465" calcext:value-type="float">
            <text:p>0.0119465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645939" calcext:value-type="float">
            <text:p>0.00645939</text:p>
          </table:table-cell>
          <table:table-cell office:value-type="float" office:value="0.00691415" calcext:value-type="float">
            <text:p>0.00691415</text:p>
          </table:table-cell>
          <table:table-cell office:value-type="float" office:value="0.0515433" calcext:value-type="float">
            <text:p>0.0515433</text:p>
          </table:table-cell>
          <table:table-cell office:value-type="float" office:value="0.0101646" calcext:value-type="float">
            <text:p>0.0101646</text:p>
          </table:table-cell>
          <table:table-cell office:value-type="float" office:value="0.00810749" calcext:value-type="float">
            <text:p>0.00810749</text:p>
          </table:table-cell>
          <table:table-cell office:value-type="float" office:value="0.0115095" calcext:value-type="float">
            <text:p>0.0115095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709337" calcext:value-type="float">
            <text:p>0.00709337</text:p>
          </table:table-cell>
          <table:table-cell office:value-type="float" office:value="0.00755247" calcext:value-type="float">
            <text:p>0.00755247</text:p>
          </table:table-cell>
          <table:table-cell office:value-type="float" office:value="0.0534097" calcext:value-type="float">
            <text:p>0.0534097</text:p>
          </table:table-cell>
          <table:table-cell office:value-type="float" office:value="0.00979942" calcext:value-type="float">
            <text:p>0.00979942</text:p>
          </table:table-cell>
          <table:table-cell office:value-type="float" office:value="0.00858238" calcext:value-type="float">
            <text:p>0.00858238</text:p>
          </table:table-cell>
          <table:table-cell office:value-type="float" office:value="0.0119718" calcext:value-type="float">
            <text:p>0.0119718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655216" calcext:value-type="float">
            <text:p>0.00655216</text:p>
          </table:table-cell>
          <table:table-cell office:value-type="float" office:value="0.00732943" calcext:value-type="float">
            <text:p>0.00732943</text:p>
          </table:table-cell>
          <table:table-cell office:value-type="float" office:value="0.0530666" calcext:value-type="float">
            <text:p>0.0530666</text:p>
          </table:table-cell>
          <table:table-cell office:value-type="float" office:value="0.00939321" calcext:value-type="float">
            <text:p>0.00939321</text:p>
          </table:table-cell>
          <table:table-cell office:value-type="float" office:value="0.00812881" calcext:value-type="float">
            <text:p>0.00812881</text:p>
          </table:table-cell>
          <table:table-cell office:value-type="float" office:value="0.0117921" calcext:value-type="float">
            <text:p>0.0117921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672901" calcext:value-type="float">
            <text:p>0.00672901</text:p>
          </table:table-cell>
          <table:table-cell office:value-type="float" office:value="0.00698757" calcext:value-type="float">
            <text:p>0.00698757</text:p>
          </table:table-cell>
          <table:table-cell office:value-type="float" office:value="0.0500866" calcext:value-type="float">
            <text:p>0.0500866</text:p>
          </table:table-cell>
          <table:table-cell office:value-type="float" office:value="0.0094015" calcext:value-type="float">
            <text:p>0.0094015</text:p>
          </table:table-cell>
          <table:table-cell office:value-type="float" office:value="0.00836369" calcext:value-type="float">
            <text:p>0.00836369</text:p>
          </table:table-cell>
          <table:table-cell office:value-type="float" office:value="0.0119639" calcext:value-type="float">
            <text:p>0.0119639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701323" calcext:value-type="float">
            <text:p>0.00701323</text:p>
          </table:table-cell>
          <table:table-cell office:value-type="float" office:value="0.00693191" calcext:value-type="float">
            <text:p>0.00693191</text:p>
          </table:table-cell>
          <table:table-cell office:value-type="float" office:value="0.0498754" calcext:value-type="float">
            <text:p>0.0498754</text:p>
          </table:table-cell>
          <table:table-cell office:value-type="float" office:value="0.0094923" calcext:value-type="float">
            <text:p>0.0094923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15521" calcext:value-type="float">
            <text:p>0.0115521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635715" calcext:value-type="float">
            <text:p>0.00635715</text:p>
          </table:table-cell>
          <table:table-cell office:value-type="float" office:value="0.00709889" calcext:value-type="float">
            <text:p>0.00709889</text:p>
          </table:table-cell>
          <table:table-cell office:value-type="float" office:value="0.0520738" calcext:value-type="float">
            <text:p>0.0520738</text:p>
          </table:table-cell>
          <table:table-cell office:value-type="float" office:value="0.00945322" calcext:value-type="float">
            <text:p>0.00945322</text:p>
          </table:table-cell>
          <table:table-cell office:value-type="float" office:value="0.00839922" calcext:value-type="float">
            <text:p>0.00839922</text:p>
          </table:table-cell>
          <table:table-cell office:value-type="float" office:value="0.0116094" calcext:value-type="float">
            <text:p>0.01160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637017" calcext:value-type="float">
            <text:p>0.00637017</text:p>
          </table:table-cell>
          <table:table-cell office:value-type="float" office:value="0.00688888" calcext:value-type="float">
            <text:p>0.00688888</text:p>
          </table:table-cell>
          <table:table-cell office:value-type="float" office:value="0.0583595" calcext:value-type="float">
            <text:p>0.0583595</text:p>
          </table:table-cell>
          <table:table-cell office:value-type="float" office:value="0.00945835" calcext:value-type="float">
            <text:p>0.00945835</text:p>
          </table:table-cell>
          <table:table-cell office:value-type="float" office:value="0.00799538" calcext:value-type="float">
            <text:p>0.00799538</text:p>
          </table:table-cell>
          <table:table-cell office:value-type="float" office:value="0.0116867" calcext:value-type="float">
            <text:p>0.0116867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650242" calcext:value-type="float">
            <text:p>0.00650242</text:p>
          </table:table-cell>
          <table:table-cell office:value-type="float" office:value="0.00729982" calcext:value-type="float">
            <text:p>0.00729982</text:p>
          </table:table-cell>
          <table:table-cell office:value-type="float" office:value="0.0499496" calcext:value-type="float">
            <text:p>0.0499496</text:p>
          </table:table-cell>
          <table:table-cell office:value-type="float" office:value="0.00954559" calcext:value-type="float">
            <text:p>0.00954559</text:p>
          </table:table-cell>
          <table:table-cell office:value-type="float" office:value="0.00870594" calcext:value-type="float">
            <text:p>0.00870594</text:p>
          </table:table-cell>
          <table:table-cell office:value-type="float" office:value="0.011444" calcext:value-type="float">
            <text:p>0.011444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658926" calcext:value-type="float">
            <text:p>0.00658926</text:p>
          </table:table-cell>
          <table:table-cell office:value-type="float" office:value="0.00710047" calcext:value-type="float">
            <text:p>0.00710047</text:p>
          </table:table-cell>
          <table:table-cell office:value-type="float" office:value="0.0511757" calcext:value-type="float">
            <text:p>0.0511757</text:p>
          </table:table-cell>
          <table:table-cell office:value-type="float" office:value="0.00959809" calcext:value-type="float">
            <text:p>0.00959809</text:p>
          </table:table-cell>
          <table:table-cell office:value-type="float" office:value="0.00841698" calcext:value-type="float">
            <text:p>0.00841698</text:p>
          </table:table-cell>
          <table:table-cell office:value-type="float" office:value="0.0115044" calcext:value-type="float">
            <text:p>0.0115044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64811" calcext:value-type="float">
            <text:p>0.0064811</text:p>
          </table:table-cell>
          <table:table-cell office:value-type="float" office:value="0.00765589" calcext:value-type="float">
            <text:p>0.00765589</text:p>
          </table:table-cell>
          <table:table-cell office:value-type="float" office:value="0.0501245" calcext:value-type="float">
            <text:p>0.0501245</text:p>
          </table:table-cell>
          <table:table-cell office:value-type="float" office:value="0.0107314" calcext:value-type="float">
            <text:p>0.0107314</text:p>
          </table:table-cell>
          <table:table-cell office:value-type="float" office:value="0.0079263" calcext:value-type="float">
            <text:p>0.0079263</text:p>
          </table:table-cell>
          <table:table-cell office:value-type="float" office:value="0.0119887" calcext:value-type="float">
            <text:p>0.0119887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674164" calcext:value-type="float">
            <text:p>0.00674164</text:p>
          </table:table-cell>
          <table:table-cell office:value-type="float" office:value="0.00701757" calcext:value-type="float">
            <text:p>0.00701757</text:p>
          </table:table-cell>
          <table:table-cell office:value-type="float" office:value="0.0531843" calcext:value-type="float">
            <text:p>0.0531843</text:p>
          </table:table-cell>
          <table:table-cell office:value-type="float" office:value="0.00944374" calcext:value-type="float">
            <text:p>0.00944374</text:p>
          </table:table-cell>
          <table:table-cell office:value-type="float" office:value="0.0079338" calcext:value-type="float">
            <text:p>0.0079338</text:p>
          </table:table-cell>
          <table:table-cell office:value-type="float" office:value="0.0119654" calcext:value-type="float">
            <text:p>0.0119654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647163" calcext:value-type="float">
            <text:p>0.00647163</text:p>
          </table:table-cell>
          <table:table-cell office:value-type="float" office:value="0.00703021" calcext:value-type="float">
            <text:p>0.00703021</text:p>
          </table:table-cell>
          <table:table-cell office:value-type="float" office:value="0.0515519" calcext:value-type="float">
            <text:p>0.0515519</text:p>
          </table:table-cell>
          <table:table-cell office:value-type="float" office:value="0.00949072" calcext:value-type="float">
            <text:p>0.00949072</text:p>
          </table:table-cell>
          <table:table-cell office:value-type="float" office:value="0.00856067" calcext:value-type="float">
            <text:p>0.00856067</text:p>
          </table:table-cell>
          <table:table-cell office:value-type="float" office:value="0.0117507" calcext:value-type="float">
            <text:p>0.0117507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662874" calcext:value-type="float">
            <text:p>0.00662874</text:p>
          </table:table-cell>
          <table:table-cell office:value-type="float" office:value="0.00704047" calcext:value-type="float">
            <text:p>0.00704047</text:p>
          </table:table-cell>
          <table:table-cell office:value-type="float" office:value="0.0501881" calcext:value-type="float">
            <text:p>0.0501881</text:p>
          </table:table-cell>
          <table:table-cell office:value-type="float" office:value="0.00941177" calcext:value-type="float">
            <text:p>0.00941177</text:p>
          </table:table-cell>
          <table:table-cell office:value-type="float" office:value="0.00842764" calcext:value-type="float">
            <text:p>0.00842764</text:p>
          </table:table-cell>
          <table:table-cell office:value-type="float" office:value="0.0115399" calcext:value-type="float">
            <text:p>0.0115399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640294" calcext:value-type="float">
            <text:p>0.00640294</text:p>
          </table:table-cell>
          <table:table-cell office:value-type="float" office:value="0.00720863" calcext:value-type="float">
            <text:p>0.00720863</text:p>
          </table:table-cell>
          <table:table-cell office:value-type="float" office:value="0.0503491" calcext:value-type="float">
            <text:p>0.0503491</text:p>
          </table:table-cell>
          <table:table-cell office:value-type="float" office:value="0.00945914" calcext:value-type="float">
            <text:p>0.00945914</text:p>
          </table:table-cell>
          <table:table-cell office:value-type="float" office:value="0.00837159" calcext:value-type="float">
            <text:p>0.00837159</text:p>
          </table:table-cell>
          <table:table-cell office:value-type="float" office:value="0.0115841" calcext:value-type="float">
            <text:p>0.0115841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662992" calcext:value-type="float">
            <text:p>0.00662992</text:p>
          </table:table-cell>
          <table:table-cell office:value-type="float" office:value="0.00710363" calcext:value-type="float">
            <text:p>0.00710363</text:p>
          </table:table-cell>
          <table:table-cell office:value-type="float" office:value="0.0524303" calcext:value-type="float">
            <text:p>0.0524303</text:p>
          </table:table-cell>
          <table:table-cell office:value-type="float" office:value="0.00936795" calcext:value-type="float">
            <text:p>0.00936795</text:p>
          </table:table-cell>
          <table:table-cell office:value-type="float" office:value="0.00833132" calcext:value-type="float">
            <text:p>0.00833132</text:p>
          </table:table-cell>
          <table:table-cell office:value-type="float" office:value="0.0118024" calcext:value-type="float">
            <text:p>0.0118024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632833" calcext:value-type="float">
            <text:p>0.00632833</text:p>
          </table:table-cell>
          <table:table-cell office:value-type="float" office:value="0.00713284" calcext:value-type="float">
            <text:p>0.00713284</text:p>
          </table:table-cell>
          <table:table-cell office:value-type="float" office:value="0.0507241" calcext:value-type="float">
            <text:p>0.0507241</text:p>
          </table:table-cell>
          <table:table-cell office:value-type="float" office:value="0.00986574" calcext:value-type="float">
            <text:p>0.00986574</text:p>
          </table:table-cell>
          <table:table-cell office:value-type="float" office:value="0.00819434" calcext:value-type="float">
            <text:p>0.00819434</text:p>
          </table:table-cell>
          <table:table-cell office:value-type="float" office:value="0.0121577" calcext:value-type="float">
            <text:p>0.012157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641912" calcext:value-type="float">
            <text:p>0.00641912</text:p>
          </table:table-cell>
          <table:table-cell office:value-type="float" office:value="0.00703336" calcext:value-type="float">
            <text:p>0.00703336</text:p>
          </table:table-cell>
          <table:table-cell office:value-type="float" office:value="0.0505741" calcext:value-type="float">
            <text:p>0.0505741</text:p>
          </table:table-cell>
          <table:table-cell office:value-type="float" office:value="0.00967231" calcext:value-type="float">
            <text:p>0.00967231</text:p>
          </table:table-cell>
          <table:table-cell office:value-type="float" office:value="0.0079488" calcext:value-type="float">
            <text:p>0.0079488</text:p>
          </table:table-cell>
          <table:table-cell office:value-type="float" office:value="0.0115596" calcext:value-type="float">
            <text:p>0.0115596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672545" calcext:value-type="float">
            <text:p>0.00672545</text:p>
          </table:table-cell>
          <table:table-cell office:value-type="float" office:value="0.00704363" calcext:value-type="float">
            <text:p>0.00704363</text:p>
          </table:table-cell>
          <table:table-cell office:value-type="float" office:value="0.0506108" calcext:value-type="float">
            <text:p>0.0506108</text:p>
          </table:table-cell>
          <table:table-cell office:value-type="float" office:value="0.00950414" calcext:value-type="float">
            <text:p>0.00950414</text:p>
          </table:table-cell>
          <table:table-cell office:value-type="float" office:value="0.00808697" calcext:value-type="float">
            <text:p>0.00808697</text:p>
          </table:table-cell>
          <table:table-cell office:value-type="float" office:value="0.011821" calcext:value-type="float">
            <text:p>0.011821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636741" calcext:value-type="float">
            <text:p>0.00636741</text:p>
          </table:table-cell>
          <table:table-cell office:value-type="float" office:value="0.0073314" calcext:value-type="float">
            <text:p>0.0073314</text:p>
          </table:table-cell>
          <table:table-cell office:value-type="float" office:value="0.0554478" calcext:value-type="float">
            <text:p>0.0554478</text:p>
          </table:table-cell>
          <table:table-cell office:value-type="float" office:value="0.00977336" calcext:value-type="float">
            <text:p>0.00977336</text:p>
          </table:table-cell>
          <table:table-cell office:value-type="float" office:value="0.00857409" calcext:value-type="float">
            <text:p>0.00857409</text:p>
          </table:table-cell>
          <table:table-cell office:value-type="float" office:value="0.0117049" calcext:value-type="float">
            <text:p>0.0117049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642702" calcext:value-type="float">
            <text:p>0.00642702</text:p>
          </table:table-cell>
          <table:table-cell office:value-type="float" office:value="0.00720153" calcext:value-type="float">
            <text:p>0.00720153</text:p>
          </table:table-cell>
          <table:table-cell office:value-type="float" office:value="0.0522661" calcext:value-type="float">
            <text:p>0.0522661</text:p>
          </table:table-cell>
          <table:table-cell office:value-type="float" office:value="0.0101073" calcext:value-type="float">
            <text:p>0.0101073</text:p>
          </table:table-cell>
          <table:table-cell office:value-type="float" office:value="0.00793538" calcext:value-type="float">
            <text:p>0.00793538</text:p>
          </table:table-cell>
          <table:table-cell office:value-type="float" office:value="0.011592" calcext:value-type="float">
            <text:p>0.011592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669979" calcext:value-type="float">
            <text:p>0.00669979</text:p>
          </table:table-cell>
          <table:table-cell office:value-type="float" office:value="0.0076401" calcext:value-type="float">
            <text:p>0.0076401</text:p>
          </table:table-cell>
          <table:table-cell office:value-type="float" office:value="0.0546812" calcext:value-type="float">
            <text:p>0.0546812</text:p>
          </table:table-cell>
          <table:table-cell office:value-type="float" office:value="0.00938848" calcext:value-type="float">
            <text:p>0.00938848</text:p>
          </table:table-cell>
          <table:table-cell office:value-type="float" office:value="0.00802341" calcext:value-type="float">
            <text:p>0.00802341</text:p>
          </table:table-cell>
          <table:table-cell office:value-type="float" office:value="0.0114752" calcext:value-type="float">
            <text:p>0.0114752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637136" calcext:value-type="float">
            <text:p>0.00637136</text:p>
          </table:table-cell>
          <table:table-cell office:value-type="float" office:value="0.00703534" calcext:value-type="float">
            <text:p>0.00703534</text:p>
          </table:table-cell>
          <table:table-cell office:value-type="float" office:value="0.0497969" calcext:value-type="float">
            <text:p>0.0497969</text:p>
          </table:table-cell>
          <table:table-cell office:value-type="float" office:value="0.00961862" calcext:value-type="float">
            <text:p>0.00961862</text:p>
          </table:table-cell>
          <table:table-cell office:value-type="float" office:value="0.00823105" calcext:value-type="float">
            <text:p>0.00823105</text:p>
          </table:table-cell>
          <table:table-cell office:value-type="float" office:value="0.011817" calcext:value-type="float">
            <text:p>0.011817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632675" calcext:value-type="float">
            <text:p>0.00632675</text:p>
          </table:table-cell>
          <table:table-cell office:value-type="float" office:value="0.00704165" calcext:value-type="float">
            <text:p>0.00704165</text:p>
          </table:table-cell>
          <table:table-cell office:value-type="float" office:value="0.0562085" calcext:value-type="float">
            <text:p>0.0562085</text:p>
          </table:table-cell>
          <table:table-cell office:value-type="float" office:value="0.00935176" calcext:value-type="float">
            <text:p>0.00935176</text:p>
          </table:table-cell>
          <table:table-cell office:value-type="float" office:value="0.00806131" calcext:value-type="float">
            <text:p>0.00806131</text:p>
          </table:table-cell>
          <table:table-cell office:value-type="float" office:value="0.0122051" calcext:value-type="float">
            <text:p>0.0122051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642307" calcext:value-type="float">
            <text:p>0.00642307</text:p>
          </table:table-cell>
          <table:table-cell office:value-type="float" office:value="0.00691573" calcext:value-type="float">
            <text:p>0.00691573</text:p>
          </table:table-cell>
          <table:table-cell office:value-type="float" office:value="0.0506673" calcext:value-type="float">
            <text:p>0.0506673</text:p>
          </table:table-cell>
          <table:table-cell office:value-type="float" office:value="0.00999719" calcext:value-type="float">
            <text:p>0.00999719</text:p>
          </table:table-cell>
          <table:table-cell office:value-type="float" office:value="0.00804236" calcext:value-type="float">
            <text:p>0.00804236</text:p>
          </table:table-cell>
          <table:table-cell office:value-type="float" office:value="0.0117823" calcext:value-type="float">
            <text:p>0.0117823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647755" calcext:value-type="float">
            <text:p>0.00647755</text:p>
          </table:table-cell>
          <table:table-cell office:value-type="float" office:value="0.00700613" calcext:value-type="float">
            <text:p>0.00700613</text:p>
          </table:table-cell>
          <table:table-cell office:value-type="float" office:value="0.0512902" calcext:value-type="float">
            <text:p>0.0512902</text:p>
          </table:table-cell>
          <table:table-cell office:value-type="float" office:value="0.00989929" calcext:value-type="float">
            <text:p>0.00989929</text:p>
          </table:table-cell>
          <table:table-cell office:value-type="float" office:value="0.00802894" calcext:value-type="float">
            <text:p>0.00802894</text:p>
          </table:table-cell>
          <table:table-cell office:value-type="float" office:value="0.0117917" calcext:value-type="float">
            <text:p>0.0117917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636228" calcext:value-type="float">
            <text:p>0.00636228</text:p>
          </table:table-cell>
          <table:table-cell office:value-type="float" office:value="0.00701402" calcext:value-type="float">
            <text:p>0.00701402</text:p>
          </table:table-cell>
          <table:table-cell office:value-type="float" office:value="0.0512642" calcext:value-type="float">
            <text:p>0.0512642</text:p>
          </table:table-cell>
          <table:table-cell office:value-type="float" office:value="0.00954164" calcext:value-type="float">
            <text:p>0.00954164</text:p>
          </table:table-cell>
          <table:table-cell office:value-type="float" office:value="0.00803881" calcext:value-type="float">
            <text:p>0.00803881</text:p>
          </table:table-cell>
          <table:table-cell office:value-type="float" office:value="0.0116721" calcext:value-type="float">
            <text:p>0.011672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655295" calcext:value-type="float">
            <text:p>0.00655295</text:p>
          </table:table-cell>
          <table:table-cell office:value-type="float" office:value="0.00696389" calcext:value-type="float">
            <text:p>0.00696389</text:p>
          </table:table-cell>
          <table:table-cell office:value-type="float" office:value="0.0553858" calcext:value-type="float">
            <text:p>0.0553858</text:p>
          </table:table-cell>
          <table:table-cell office:value-type="float" office:value="0.00961625" calcext:value-type="float">
            <text:p>0.00961625</text:p>
          </table:table-cell>
          <table:table-cell office:value-type="float" office:value="0.00809131" calcext:value-type="float">
            <text:p>0.00809131</text:p>
          </table:table-cell>
          <table:table-cell office:value-type="float" office:value="0.0115588" calcext:value-type="float">
            <text:p>0.0115588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635952" calcext:value-type="float">
            <text:p>0.00635952</text:p>
          </table:table-cell>
          <table:table-cell office:value-type="float" office:value="0.00776208" calcext:value-type="float">
            <text:p>0.00776208</text:p>
          </table:table-cell>
          <table:table-cell office:value-type="float" office:value="0.0536149" calcext:value-type="float">
            <text:p>0.0536149</text:p>
          </table:table-cell>
          <table:table-cell office:value-type="float" office:value="0.0095519" calcext:value-type="float">
            <text:p>0.0095519</text:p>
          </table:table-cell>
          <table:table-cell office:value-type="float" office:value="0.00811618" calcext:value-type="float">
            <text:p>0.00811618</text:p>
          </table:table-cell>
          <table:table-cell office:value-type="float" office:value="0.0119666" calcext:value-type="float">
            <text:p>0.0119666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709652" calcext:value-type="float">
            <text:p>0.00709652</text:p>
          </table:table-cell>
          <table:table-cell office:value-type="float" office:value="0.00713284" calcext:value-type="float">
            <text:p>0.00713284</text:p>
          </table:table-cell>
          <table:table-cell office:value-type="float" office:value="0.0522005" calcext:value-type="float">
            <text:p>0.0522005</text:p>
          </table:table-cell>
          <table:table-cell office:value-type="float" office:value="0.0095598" calcext:value-type="float">
            <text:p>0.0095598</text:p>
          </table:table-cell>
          <table:table-cell office:value-type="float" office:value="0.00807947" calcext:value-type="float">
            <text:p>0.00807947</text:p>
          </table:table-cell>
          <table:table-cell office:value-type="float" office:value="0.0115142" calcext:value-type="float">
            <text:p>0.0115142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711152" calcext:value-type="float">
            <text:p>0.00711152</text:p>
          </table:table-cell>
          <table:table-cell office:value-type="float" office:value="0.0532451" calcext:value-type="float">
            <text:p>0.0532451</text:p>
          </table:table-cell>
          <table:table-cell office:value-type="float" office:value="0.00988429" calcext:value-type="float">
            <text:p>0.00988429</text:p>
          </table:table-cell>
          <table:table-cell office:value-type="float" office:value="0.0079642" calcext:value-type="float">
            <text:p>0.0079642</text:p>
          </table:table-cell>
          <table:table-cell office:value-type="float" office:value="0.0119244" calcext:value-type="float">
            <text:p>0.0119244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701836" calcext:value-type="float">
            <text:p>0.00701836</text:p>
          </table:table-cell>
          <table:table-cell office:value-type="float" office:value="0.00699547" calcext:value-type="float">
            <text:p>0.00699547</text:p>
          </table:table-cell>
          <table:table-cell office:value-type="float" office:value="0.0557608" calcext:value-type="float">
            <text:p>0.0557608</text:p>
          </table:table-cell>
          <table:table-cell office:value-type="float" office:value="0.00937466" calcext:value-type="float">
            <text:p>0.00937466</text:p>
          </table:table-cell>
          <table:table-cell office:value-type="float" office:value="0.00810749" calcext:value-type="float">
            <text:p>0.00810749</text:p>
          </table:table-cell>
          <table:table-cell office:value-type="float" office:value="0.0120985" calcext:value-type="float">
            <text:p>0.0120985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673809" calcext:value-type="float">
            <text:p>0.00673809</text:p>
          </table:table-cell>
          <table:table-cell office:value-type="float" office:value="0.00708231" calcext:value-type="float">
            <text:p>0.00708231</text:p>
          </table:table-cell>
          <table:table-cell office:value-type="float" office:value="0.0514979" calcext:value-type="float">
            <text:p>0.0514979</text:p>
          </table:table-cell>
          <table:table-cell office:value-type="float" office:value="0.00958546" calcext:value-type="float">
            <text:p>0.00958546</text:p>
          </table:table-cell>
          <table:table-cell office:value-type="float" office:value="0.00809723" calcext:value-type="float">
            <text:p>0.00809723</text:p>
          </table:table-cell>
          <table:table-cell office:value-type="float" office:value="0.0119879" calcext:value-type="float">
            <text:p>0.0119879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645741" calcext:value-type="float">
            <text:p>0.00645741</text:p>
          </table:table-cell>
          <table:table-cell office:value-type="float" office:value="0.00715376" calcext:value-type="float">
            <text:p>0.00715376</text:p>
          </table:table-cell>
          <table:table-cell office:value-type="float" office:value="0.0508228" calcext:value-type="float">
            <text:p>0.0508228</text:p>
          </table:table-cell>
          <table:table-cell office:value-type="float" office:value="0.00933676" calcext:value-type="float">
            <text:p>0.00933676</text:p>
          </table:table-cell>
          <table:table-cell office:value-type="float" office:value="0.00807828" calcext:value-type="float">
            <text:p>0.00807828</text:p>
          </table:table-cell>
          <table:table-cell office:value-type="float" office:value="0.0113765" calcext:value-type="float">
            <text:p>0.0113765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648663" calcext:value-type="float">
            <text:p>0.00648663</text:p>
          </table:table-cell>
          <table:table-cell office:value-type="float" office:value="0.00722798" calcext:value-type="float">
            <text:p>0.00722798</text:p>
          </table:table-cell>
          <table:table-cell office:value-type="float" office:value="0.0517702" calcext:value-type="float">
            <text:p>0.0517702</text:p>
          </table:table-cell>
          <table:table-cell office:value-type="float" office:value="0.00936005" calcext:value-type="float">
            <text:p>0.00936005</text:p>
          </table:table-cell>
          <table:table-cell office:value-type="float" office:value="0.00806565" calcext:value-type="float">
            <text:p>0.00806565</text:p>
          </table:table-cell>
          <table:table-cell office:value-type="float" office:value="0.0121905" calcext:value-type="float">
            <text:p>0.0121905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636662" calcext:value-type="float">
            <text:p>0.00636662</text:p>
          </table:table-cell>
          <table:table-cell office:value-type="float" office:value="0.0069927" calcext:value-type="float">
            <text:p>0.0069927</text:p>
          </table:table-cell>
          <table:table-cell office:value-type="float" office:value="0.0519731" calcext:value-type="float">
            <text:p>0.0519731</text:p>
          </table:table-cell>
          <table:table-cell office:value-type="float" office:value="0.00952704" calcext:value-type="float">
            <text:p>0.00952704</text:p>
          </table:table-cell>
          <table:table-cell office:value-type="float" office:value="0.00839922" calcext:value-type="float">
            <text:p>0.00839922</text:p>
          </table:table-cell>
          <table:table-cell office:value-type="float" office:value="0.0119907" calcext:value-type="float">
            <text:p>0.0119907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635478" calcext:value-type="float">
            <text:p>0.00635478</text:p>
          </table:table-cell>
          <table:table-cell office:value-type="float" office:value="0.00738864" calcext:value-type="float">
            <text:p>0.00738864</text:p>
          </table:table-cell>
          <table:table-cell office:value-type="float" office:value="0.0515709" calcext:value-type="float">
            <text:p>0.0515709</text:p>
          </table:table-cell>
          <table:table-cell office:value-type="float" office:value="0.00942993" calcext:value-type="float">
            <text:p>0.00942993</text:p>
          </table:table-cell>
          <table:table-cell office:value-type="float" office:value="0.00809407" calcext:value-type="float">
            <text:p>0.00809407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673295" calcext:value-type="float">
            <text:p>0.00673295</text:p>
          </table:table-cell>
          <table:table-cell office:value-type="float" office:value="0.00698876" calcext:value-type="float">
            <text:p>0.00698876</text:p>
          </table:table-cell>
          <table:table-cell office:value-type="float" office:value="0.0503997" calcext:value-type="float">
            <text:p>0.0503997</text:p>
          </table:table-cell>
          <table:table-cell office:value-type="float" office:value="0.00939992" calcext:value-type="float">
            <text:p>0.00939992</text:p>
          </table:table-cell>
          <table:table-cell office:value-type="float" office:value="0.00814223" calcext:value-type="float">
            <text:p>0.00814223</text:p>
          </table:table-cell>
          <table:table-cell office:value-type="float" office:value="0.0115103" calcext:value-type="float">
            <text:p>0.0115103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656913" calcext:value-type="float">
            <text:p>0.00656913</text:p>
          </table:table-cell>
          <table:table-cell office:value-type="float" office:value="0.00710087" calcext:value-type="float">
            <text:p>0.00710087</text:p>
          </table:table-cell>
          <table:table-cell office:value-type="float" office:value="0.0508445" calcext:value-type="float">
            <text:p>0.0508445</text:p>
          </table:table-cell>
          <table:table-cell office:value-type="float" office:value="0.0094244" calcext:value-type="float">
            <text:p>0.0094244</text:p>
          </table:table-cell>
          <table:table-cell office:value-type="float" office:value="0.00802578" calcext:value-type="float">
            <text:p>0.00802578</text:p>
          </table:table-cell>
          <table:table-cell office:value-type="float" office:value="0.0114128" calcext:value-type="float">
            <text:p>0.0114128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635754" calcext:value-type="float">
            <text:p>0.00635754</text:p>
          </table:table-cell>
          <table:table-cell office:value-type="float" office:value="0.00719363" calcext:value-type="float">
            <text:p>0.00719363</text:p>
          </table:table-cell>
          <table:table-cell office:value-type="float" office:value="0.0539682" calcext:value-type="float">
            <text:p>0.0539682</text:p>
          </table:table-cell>
          <table:table-cell office:value-type="float" office:value="0.00971257" calcext:value-type="float">
            <text:p>0.00971257</text:p>
          </table:table-cell>
          <table:table-cell office:value-type="float" office:value="0.00804789" calcext:value-type="float">
            <text:p>0.00804789</text:p>
          </table:table-cell>
          <table:table-cell office:value-type="float" office:value="0.0119753" calcext:value-type="float">
            <text:p>0.0119753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635399" calcext:value-type="float">
            <text:p>0.00635399</text:p>
          </table:table-cell>
          <table:table-cell office:value-type="float" office:value="0.00704639" calcext:value-type="float">
            <text:p>0.00704639</text:p>
          </table:table-cell>
          <table:table-cell office:value-type="float" office:value="0.0502954" calcext:value-type="float">
            <text:p>0.0502954</text:p>
          </table:table-cell>
          <table:table-cell office:value-type="float" office:value="0.00978007" calcext:value-type="float">
            <text:p>0.00978007</text:p>
          </table:table-cell>
          <table:table-cell office:value-type="float" office:value="0.00828158" calcext:value-type="float">
            <text:p>0.00828158</text:p>
          </table:table-cell>
          <table:table-cell office:value-type="float" office:value="0.0120819" calcext:value-type="float">
            <text:p>0.0120819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642662" calcext:value-type="float">
            <text:p>0.00642662</text:p>
          </table:table-cell>
          <table:table-cell office:value-type="float" office:value="0.00700099" calcext:value-type="float">
            <text:p>0.00700099</text:p>
          </table:table-cell>
          <table:table-cell office:value-type="float" office:value="0.0515251" calcext:value-type="float">
            <text:p>0.0515251</text:p>
          </table:table-cell>
          <table:table-cell office:value-type="float" office:value="0.00947611" calcext:value-type="float">
            <text:p>0.00947611</text:p>
          </table:table-cell>
          <table:table-cell office:value-type="float" office:value="0.00795788" calcext:value-type="float">
            <text:p>0.00795788</text:p>
          </table:table-cell>
          <table:table-cell office:value-type="float" office:value="0.0115498" calcext:value-type="float">
            <text:p>0.0115498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632912" calcext:value-type="float">
            <text:p>0.00632912</text:p>
          </table:table-cell>
          <table:table-cell office:value-type="float" office:value="0.00699033" calcext:value-type="float">
            <text:p>0.00699033</text:p>
          </table:table-cell>
          <table:table-cell office:value-type="float" office:value="0.0535897" calcext:value-type="float">
            <text:p>0.0535897</text:p>
          </table:table-cell>
          <table:table-cell office:value-type="float" office:value="0.00985429" calcext:value-type="float">
            <text:p>0.00985429</text:p>
          </table:table-cell>
          <table:table-cell office:value-type="float" office:value="0.00839922" calcext:value-type="float">
            <text:p>0.00839922</text:p>
          </table:table-cell>
          <table:table-cell office:value-type="float" office:value="0.0121656" calcext:value-type="float">
            <text:p>0.0121656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63832" calcext:value-type="float">
            <text:p>0.0063832</text:p>
          </table:table-cell>
          <table:table-cell office:value-type="float" office:value="0.00705784" calcext:value-type="float">
            <text:p>0.00705784</text:p>
          </table:table-cell>
          <table:table-cell office:value-type="float" office:value="0.056186" calcext:value-type="float">
            <text:p>0.056186</text:p>
          </table:table-cell>
          <table:table-cell office:value-type="float" office:value="0.00973033" calcext:value-type="float">
            <text:p>0.00973033</text:p>
          </table:table-cell>
          <table:table-cell office:value-type="float" office:value="0.00797683" calcext:value-type="float">
            <text:p>0.00797683</text:p>
          </table:table-cell>
          <table:table-cell office:value-type="float" office:value="0.0115288" calcext:value-type="float">
            <text:p>0.0115288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646215" calcext:value-type="float">
            <text:p>0.00646215</text:p>
          </table:table-cell>
          <table:table-cell office:value-type="float" office:value="0.00729153" calcext:value-type="float">
            <text:p>0.00729153</text:p>
          </table:table-cell>
          <table:table-cell office:value-type="float" office:value="0.0507798" calcext:value-type="float">
            <text:p>0.0507798</text:p>
          </table:table-cell>
          <table:table-cell office:value-type="float" office:value="0.00948756" calcext:value-type="float">
            <text:p>0.00948756</text:p>
          </table:table-cell>
          <table:table-cell office:value-type="float" office:value="0.00796499" calcext:value-type="float">
            <text:p>0.00796499</text:p>
          </table:table-cell>
          <table:table-cell office:value-type="float" office:value="0.0122706" calcext:value-type="float">
            <text:p>0.0122706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653676" calcext:value-type="float">
            <text:p>0.00653676</text:p>
          </table:table-cell>
          <table:table-cell office:value-type="float" office:value="0.00747865" calcext:value-type="float">
            <text:p>0.00747865</text:p>
          </table:table-cell>
          <table:table-cell office:value-type="float" office:value="0.0501292" calcext:value-type="float">
            <text:p>0.0501292</text:p>
          </table:table-cell>
          <table:table-cell office:value-type="float" office:value="0.00933953" calcext:value-type="float">
            <text:p>0.00933953</text:p>
          </table:table-cell>
          <table:table-cell office:value-type="float" office:value="0.0080088" calcext:value-type="float">
            <text:p>0.0080088</text:p>
          </table:table-cell>
          <table:table-cell office:value-type="float" office:value="0.0114996" calcext:value-type="float">
            <text:p>0.0114996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643452" calcext:value-type="float">
            <text:p>0.00643452</text:p>
          </table:table-cell>
          <table:table-cell office:value-type="float" office:value="0.00710087" calcext:value-type="float">
            <text:p>0.00710087</text:p>
          </table:table-cell>
          <table:table-cell office:value-type="float" office:value="0.050282" calcext:value-type="float">
            <text:p>0.050282</text:p>
          </table:table-cell>
          <table:table-cell office:value-type="float" office:value="0.00991863" calcext:value-type="float">
            <text:p>0.00991863</text:p>
          </table:table-cell>
          <table:table-cell office:value-type="float" office:value="0.00809486" calcext:value-type="float">
            <text:p>0.00809486</text:p>
          </table:table-cell>
          <table:table-cell office:value-type="float" office:value="0.0117515" calcext:value-type="float">
            <text:p>0.011751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679098" calcext:value-type="float">
            <text:p>0.00679098</text:p>
          </table:table-cell>
          <table:table-cell office:value-type="float" office:value="0.00705942" calcext:value-type="float">
            <text:p>0.00705942</text:p>
          </table:table-cell>
          <table:table-cell office:value-type="float" office:value="0.056051" calcext:value-type="float">
            <text:p>0.056051</text:p>
          </table:table-cell>
          <table:table-cell office:value-type="float" office:value="0.00944019" calcext:value-type="float">
            <text:p>0.00944019</text:p>
          </table:table-cell>
          <table:table-cell office:value-type="float" office:value="0.00796459" calcext:value-type="float">
            <text:p>0.00796459</text:p>
          </table:table-cell>
          <table:table-cell office:value-type="float" office:value="0.0119568" calcext:value-type="float">
            <text:p>0.0119568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643491" calcext:value-type="float">
            <text:p>0.00643491</text:p>
          </table:table-cell>
          <table:table-cell office:value-type="float" office:value="0.00713324" calcext:value-type="float">
            <text:p>0.00713324</text:p>
          </table:table-cell>
          <table:table-cell office:value-type="float" office:value="0.0513194" calcext:value-type="float">
            <text:p>0.0513194</text:p>
          </table:table-cell>
          <table:table-cell office:value-type="float" office:value="0.00968296" calcext:value-type="float">
            <text:p>0.00968296</text:p>
          </table:table-cell>
          <table:table-cell office:value-type="float" office:value="0.00811578" calcext:value-type="float">
            <text:p>0.00811578</text:p>
          </table:table-cell>
          <table:table-cell office:value-type="float" office:value="0.0115099" calcext:value-type="float">
            <text:p>0.0115099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0.0077455" calcext:value-type="float">
            <text:p>0.0077455</text:p>
          </table:table-cell>
          <table:table-cell office:value-type="float" office:value="0.0545395" calcext:value-type="float">
            <text:p>0.0545395</text:p>
          </table:table-cell>
          <table:table-cell office:value-type="float" office:value="0.00992534" calcext:value-type="float">
            <text:p>0.00992534</text:p>
          </table:table-cell>
          <table:table-cell office:value-type="float" office:value="0.00803328" calcext:value-type="float">
            <text:p>0.00803328</text:p>
          </table:table-cell>
          <table:table-cell office:value-type="float" office:value="0.0115628" calcext:value-type="float">
            <text:p>0.0115628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651386" calcext:value-type="float">
            <text:p>0.00651386</text:p>
          </table:table-cell>
          <table:table-cell office:value-type="float" office:value="0.00689559" calcext:value-type="float">
            <text:p>0.00689559</text:p>
          </table:table-cell>
          <table:table-cell office:value-type="float" office:value="0.0498071" calcext:value-type="float">
            <text:p>0.0498071</text:p>
          </table:table-cell>
          <table:table-cell office:value-type="float" office:value="0.00951203" calcext:value-type="float">
            <text:p>0.00951203</text:p>
          </table:table-cell>
          <table:table-cell office:value-type="float" office:value="0.00854567" calcext:value-type="float">
            <text:p>0.00854567</text:p>
          </table:table-cell>
          <table:table-cell office:value-type="float" office:value="0.0115308" calcext:value-type="float">
            <text:p>0.0115308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675111" calcext:value-type="float">
            <text:p>0.00675111</text:p>
          </table:table-cell>
          <table:table-cell office:value-type="float" office:value="0.00715534" calcext:value-type="float">
            <text:p>0.00715534</text:p>
          </table:table-cell>
          <table:table-cell office:value-type="float" office:value="0.0533789" calcext:value-type="float">
            <text:p>0.0533789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812881" calcext:value-type="float">
            <text:p>0.00812881</text:p>
          </table:table-cell>
          <table:table-cell office:value-type="float" office:value="0.0115016" calcext:value-type="float">
            <text:p>0.0115016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64886" calcext:value-type="float">
            <text:p>0.0064886</text:p>
          </table:table-cell>
          <table:table-cell office:value-type="float" office:value="0.00692875" calcext:value-type="float">
            <text:p>0.00692875</text:p>
          </table:table-cell>
          <table:table-cell office:value-type="float" office:value="0.050569" calcext:value-type="float">
            <text:p>0.050569</text:p>
          </table:table-cell>
          <table:table-cell office:value-type="float" office:value="0.00961941" calcext:value-type="float">
            <text:p>0.00961941</text:p>
          </table:table-cell>
          <table:table-cell office:value-type="float" office:value="0.00857054" calcext:value-type="float">
            <text:p>0.00857054</text:p>
          </table:table-cell>
          <table:table-cell office:value-type="float" office:value="0.0115174" calcext:value-type="float">
            <text:p>0.0115174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698836" calcext:value-type="float">
            <text:p>0.00698836</text:p>
          </table:table-cell>
          <table:table-cell office:value-type="float" office:value="0.00691849" calcext:value-type="float">
            <text:p>0.00691849</text:p>
          </table:table-cell>
          <table:table-cell office:value-type="float" office:value="0.0500309" calcext:value-type="float">
            <text:p>0.0500309</text:p>
          </table:table-cell>
          <table:table-cell office:value-type="float" office:value="0.0103564" calcext:value-type="float">
            <text:p>0.0103564</text:p>
          </table:table-cell>
          <table:table-cell office:value-type="float" office:value="0.00800762" calcext:value-type="float">
            <text:p>0.00800762</text:p>
          </table:table-cell>
          <table:table-cell office:value-type="float" office:value="0.0116338" calcext:value-type="float">
            <text:p>0.0116338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654229" calcext:value-type="float">
            <text:p>0.00654229</text:p>
          </table:table-cell>
          <table:table-cell office:value-type="float" office:value="0.00703257" calcext:value-type="float">
            <text:p>0.00703257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0957283" calcext:value-type="float">
            <text:p>0.00957283</text:p>
          </table:table-cell>
          <table:table-cell office:value-type="float" office:value="0.00827842" calcext:value-type="float">
            <text:p>0.00827842</text:p>
          </table:table-cell>
          <table:table-cell office:value-type="float" office:value="0.012029" calcext:value-type="float">
            <text:p>0.012029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650044" calcext:value-type="float">
            <text:p>0.00650044</text:p>
          </table:table-cell>
          <table:table-cell office:value-type="float" office:value="0.00711231" calcext:value-type="float">
            <text:p>0.00711231</text:p>
          </table:table-cell>
          <table:table-cell office:value-type="float" office:value="0.0529683" calcext:value-type="float">
            <text:p>0.0529683</text:p>
          </table:table-cell>
          <table:table-cell office:value-type="float" office:value="0.00939637" calcext:value-type="float">
            <text:p>0.00939637</text:p>
          </table:table-cell>
          <table:table-cell office:value-type="float" office:value="0.00835974" calcext:value-type="float">
            <text:p>0.00835974</text:p>
          </table:table-cell>
          <table:table-cell office:value-type="float" office:value="0.0118387" calcext:value-type="float">
            <text:p>0.0118387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637688" calcext:value-type="float">
            <text:p>0.00637688</text:p>
          </table:table-cell>
          <table:table-cell office:value-type="float" office:value="0.00694967" calcext:value-type="float">
            <text:p>0.00694967</text:p>
          </table:table-cell>
          <table:table-cell office:value-type="float" office:value="0.0506776" calcext:value-type="float">
            <text:p>0.0506776</text:p>
          </table:table-cell>
          <table:table-cell office:value-type="float" office:value="0.00956019" calcext:value-type="float">
            <text:p>0.00956019</text:p>
          </table:table-cell>
          <table:table-cell office:value-type="float" office:value="0.00797722" calcext:value-type="float">
            <text:p>0.00797722</text:p>
          </table:table-cell>
          <table:table-cell office:value-type="float" office:value="0.011474" calcext:value-type="float">
            <text:p>0.01147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684901" calcext:value-type="float">
            <text:p>0.00684901</text:p>
          </table:table-cell>
          <table:table-cell office:value-type="float" office:value="0.00696704" calcext:value-type="float">
            <text:p>0.00696704</text:p>
          </table:table-cell>
          <table:table-cell office:value-type="float" office:value="0.0507119" calcext:value-type="float">
            <text:p>0.0507119</text:p>
          </table:table-cell>
          <table:table-cell office:value-type="float" office:value="0.00936716" calcext:value-type="float">
            <text:p>0.00936716</text:p>
          </table:table-cell>
          <table:table-cell office:value-type="float" office:value="0.00816868" calcext:value-type="float">
            <text:p>0.00816868</text:p>
          </table:table-cell>
          <table:table-cell office:value-type="float" office:value="0.0114929" calcext:value-type="float">
            <text:p>0.0114929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654466" calcext:value-type="float">
            <text:p>0.00654466</text:p>
          </table:table-cell>
          <table:table-cell office:value-type="float" office:value="0.0072114" calcext:value-type="float">
            <text:p>0.0072114</text:p>
          </table:table-cell>
          <table:table-cell office:value-type="float" office:value="0.0523004" calcext:value-type="float">
            <text:p>0.0523004</text:p>
          </table:table-cell>
          <table:table-cell office:value-type="float" office:value="0.00959138" calcext:value-type="float">
            <text:p>0.00959138</text:p>
          </table:table-cell>
          <table:table-cell office:value-type="float" office:value="0.00853422" calcext:value-type="float">
            <text:p>0.00853422</text:p>
          </table:table-cell>
          <table:table-cell office:value-type="float" office:value="0.0119347" calcext:value-type="float">
            <text:p>0.0119347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65415" calcext:value-type="float">
            <text:p>0.0065415</text:p>
          </table:table-cell>
          <table:table-cell office:value-type="float" office:value="0.00703415" calcext:value-type="float">
            <text:p>0.00703415</text:p>
          </table:table-cell>
          <table:table-cell office:value-type="float" office:value="0.0575017" calcext:value-type="float">
            <text:p>0.0575017</text:p>
          </table:table-cell>
          <table:table-cell office:value-type="float" office:value="0.00951756" calcext:value-type="float">
            <text:p>0.00951756</text:p>
          </table:table-cell>
          <table:table-cell office:value-type="float" office:value="0.00814302" calcext:value-type="float">
            <text:p>0.00814302</text:p>
          </table:table-cell>
          <table:table-cell office:value-type="float" office:value="0.011937" calcext:value-type="float">
            <text:p>0.011937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842409" calcext:value-type="float">
            <text:p>0.00842409</text:p>
          </table:table-cell>
          <table:table-cell office:value-type="float" office:value="0.00713995" calcext:value-type="float">
            <text:p>0.00713995</text:p>
          </table:table-cell>
          <table:table-cell office:value-type="float" office:value="0.0509049" calcext:value-type="float">
            <text:p>0.0509049</text:p>
          </table:table-cell>
          <table:table-cell office:value-type="float" office:value="0.00932018" calcext:value-type="float">
            <text:p>0.00932018</text:p>
          </table:table-cell>
          <table:table-cell office:value-type="float" office:value="0.00807631" calcext:value-type="float">
            <text:p>0.00807631</text:p>
          </table:table-cell>
          <table:table-cell office:value-type="float" office:value="0.0115016" calcext:value-type="float">
            <text:p>0.0115016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642623" calcext:value-type="float">
            <text:p>0.00642623</text:p>
          </table:table-cell>
          <table:table-cell office:value-type="float" office:value="0.00709297" calcext:value-type="float">
            <text:p>0.00709297</text:p>
          </table:table-cell>
          <table:table-cell office:value-type="float" office:value="0.0519049" calcext:value-type="float">
            <text:p>0.0519049</text:p>
          </table:table-cell>
          <table:table-cell office:value-type="float" office:value="0.00945993" calcext:value-type="float">
            <text:p>0.00945993</text:p>
          </table:table-cell>
          <table:table-cell office:value-type="float" office:value="0.00812407" calcext:value-type="float">
            <text:p>0.00812407</text:p>
          </table:table-cell>
          <table:table-cell office:value-type="float" office:value="0.0114842" calcext:value-type="float">
            <text:p>0.0114842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641754" calcext:value-type="float">
            <text:p>0.00641754</text:p>
          </table:table-cell>
          <table:table-cell office:value-type="float" office:value="0.00758681" calcext:value-type="float">
            <text:p>0.00758681</text:p>
          </table:table-cell>
          <table:table-cell office:value-type="float" office:value="0.0502623" calcext:value-type="float">
            <text:p>0.0502623</text:p>
          </table:table-cell>
          <table:table-cell office:value-type="float" office:value="0.00995771" calcext:value-type="float">
            <text:p>0.00995771</text:p>
          </table:table-cell>
          <table:table-cell office:value-type="float" office:value="0.00807433" calcext:value-type="float">
            <text:p>0.00807433</text:p>
          </table:table-cell>
          <table:table-cell office:value-type="float" office:value="0.0115529" calcext:value-type="float">
            <text:p>0.0115529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661611" calcext:value-type="float">
            <text:p>0.00661611</text:p>
          </table:table-cell>
          <table:table-cell office:value-type="float" office:value="0.00703336" calcext:value-type="float">
            <text:p>0.00703336</text:p>
          </table:table-cell>
          <table:table-cell office:value-type="float" office:value="0.0552524" calcext:value-type="float">
            <text:p>0.0552524</text:p>
          </table:table-cell>
          <table:table-cell office:value-type="float" office:value="0.00943664" calcext:value-type="float">
            <text:p>0.00943664</text:p>
          </table:table-cell>
          <table:table-cell office:value-type="float" office:value="0.00830685" calcext:value-type="float">
            <text:p>0.00830685</text:p>
          </table:table-cell>
          <table:table-cell office:value-type="float" office:value="0.0116745" calcext:value-type="float">
            <text:p>0.0116745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652492" calcext:value-type="float">
            <text:p>0.00652492</text:p>
          </table:table-cell>
          <table:table-cell office:value-type="float" office:value="0.00724495" calcext:value-type="float">
            <text:p>0.00724495</text:p>
          </table:table-cell>
          <table:table-cell office:value-type="float" office:value="0.0502986" calcext:value-type="float">
            <text:p>0.0502986</text:p>
          </table:table-cell>
          <table:table-cell office:value-type="float" office:value="0.009379" calcext:value-type="float">
            <text:p>0.009379</text:p>
          </table:table-cell>
          <table:table-cell office:value-type="float" office:value="0.0079942" calcext:value-type="float">
            <text:p>0.0079942</text:p>
          </table:table-cell>
          <table:table-cell office:value-type="float" office:value="0.011922" calcext:value-type="float">
            <text:p>0.011922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6504" calcext:value-type="float">
            <text:p>0.006504</text:p>
          </table:table-cell>
          <table:table-cell office:value-type="float" office:value="0.00715692" calcext:value-type="float">
            <text:p>0.00715692</text:p>
          </table:table-cell>
          <table:table-cell office:value-type="float" office:value="0.0506065" calcext:value-type="float">
            <text:p>0.0506065</text:p>
          </table:table-cell>
          <table:table-cell office:value-type="float" office:value="0.00939479" calcext:value-type="float">
            <text:p>0.00939479</text:p>
          </table:table-cell>
          <table:table-cell office:value-type="float" office:value="0.00813592" calcext:value-type="float">
            <text:p>0.00813592</text:p>
          </table:table-cell>
          <table:table-cell office:value-type="float" office:value="0.0121526" calcext:value-type="float">
            <text:p>0.0121526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647202" calcext:value-type="float">
            <text:p>0.00647202</text:p>
          </table:table-cell>
          <table:table-cell office:value-type="float" office:value="0.00737443" calcext:value-type="float">
            <text:p>0.00737443</text:p>
          </table:table-cell>
          <table:table-cell office:value-type="float" office:value="0.0527406" calcext:value-type="float">
            <text:p>0.0527406</text:p>
          </table:table-cell>
          <table:table-cell office:value-type="float" office:value="0.00941848" calcext:value-type="float">
            <text:p>0.00941848</text:p>
          </table:table-cell>
          <table:table-cell office:value-type="float" office:value="0.00877818" calcext:value-type="float">
            <text:p>0.00877818</text:p>
          </table:table-cell>
          <table:table-cell office:value-type="float" office:value="0.011714" calcext:value-type="float">
            <text:p>0.011714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654466" calcext:value-type="float">
            <text:p>0.00654466</text:p>
          </table:table-cell>
          <table:table-cell office:value-type="float" office:value="0.00696152" calcext:value-type="float">
            <text:p>0.00696152</text:p>
          </table:table-cell>
          <table:table-cell office:value-type="float" office:value="0.0551861" calcext:value-type="float">
            <text:p>0.0551861</text:p>
          </table:table-cell>
          <table:table-cell office:value-type="float" office:value="0.00932966" calcext:value-type="float">
            <text:p>0.00932966</text:p>
          </table:table-cell>
          <table:table-cell office:value-type="float" office:value="0.00842685" calcext:value-type="float">
            <text:p>0.00842685</text:p>
          </table:table-cell>
          <table:table-cell office:value-type="float" office:value="0.0119129" calcext:value-type="float">
            <text:p>0.0119129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642583" calcext:value-type="float">
            <text:p>0.00642583</text:p>
          </table:table-cell>
          <table:table-cell office:value-type="float" office:value="0.00726193" calcext:value-type="float">
            <text:p>0.00726193</text:p>
          </table:table-cell>
          <table:table-cell office:value-type="float" office:value="0.0506326" calcext:value-type="float">
            <text:p>0.0506326</text:p>
          </table:table-cell>
          <table:table-cell office:value-type="float" office:value="0.00942953" calcext:value-type="float">
            <text:p>0.00942953</text:p>
          </table:table-cell>
          <table:table-cell office:value-type="float" office:value="0.00805815" calcext:value-type="float">
            <text:p>0.00805815</text:p>
          </table:table-cell>
          <table:table-cell office:value-type="float" office:value="0.0121687" calcext:value-type="float">
            <text:p>0.0121687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658532" calcext:value-type="float">
            <text:p>0.00658532</text:p>
          </table:table-cell>
          <table:table-cell office:value-type="float" office:value="0.00709376" calcext:value-type="float">
            <text:p>0.00709376</text:p>
          </table:table-cell>
          <table:table-cell office:value-type="float" office:value="0.0501079" calcext:value-type="float">
            <text:p>0.0501079</text:p>
          </table:table-cell>
          <table:table-cell office:value-type="float" office:value="0.00942282" calcext:value-type="float">
            <text:p>0.00942282</text:p>
          </table:table-cell>
          <table:table-cell office:value-type="float" office:value="0.00801709" calcext:value-type="float">
            <text:p>0.00801709</text:p>
          </table:table-cell>
          <table:table-cell office:value-type="float" office:value="0.0119797" calcext:value-type="float">
            <text:p>0.0119797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661453" calcext:value-type="float">
            <text:p>0.00661453</text:p>
          </table:table-cell>
          <table:table-cell office:value-type="float" office:value="0.00700415" calcext:value-type="float">
            <text:p>0.00700415</text:p>
          </table:table-cell>
          <table:table-cell office:value-type="float" office:value="0.0503866" calcext:value-type="float">
            <text:p>0.0503866</text:p>
          </table:table-cell>
          <table:table-cell office:value-type="float" office:value="0.00933716" calcext:value-type="float">
            <text:p>0.00933716</text:p>
          </table:table-cell>
          <table:table-cell office:value-type="float" office:value="0.00799815" calcext:value-type="float">
            <text:p>0.00799815</text:p>
          </table:table-cell>
          <table:table-cell office:value-type="float" office:value="0.0118162" calcext:value-type="float">
            <text:p>0.0118162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662479" calcext:value-type="float">
            <text:p>0.00662479</text:p>
          </table:table-cell>
          <table:table-cell office:value-type="float" office:value="0.00722956" calcext:value-type="float">
            <text:p>0.00722956</text:p>
          </table:table-cell>
          <table:table-cell office:value-type="float" office:value="0.0544605" calcext:value-type="float">
            <text:p>0.0544605</text:p>
          </table:table-cell>
          <table:table-cell office:value-type="float" office:value="0.00950651" calcext:value-type="float">
            <text:p>0.00950651</text:p>
          </table:table-cell>
          <table:table-cell office:value-type="float" office:value="0.00824053" calcext:value-type="float">
            <text:p>0.00824053</text:p>
          </table:table-cell>
          <table:table-cell office:value-type="float" office:value="0.0116796" calcext:value-type="float">
            <text:p>0.0116796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653123" calcext:value-type="float">
            <text:p>0.00653123</text:p>
          </table:table-cell>
          <table:table-cell office:value-type="float" office:value="0.00760221" calcext:value-type="float">
            <text:p>0.00760221</text:p>
          </table:table-cell>
          <table:table-cell office:value-type="float" office:value="0.0498024" calcext:value-type="float">
            <text:p>0.0498024</text:p>
          </table:table-cell>
          <table:table-cell office:value-type="float" office:value="0.00947374" calcext:value-type="float">
            <text:p>0.00947374</text:p>
          </table:table-cell>
          <table:table-cell office:value-type="float" office:value="0.00803525" calcext:value-type="float">
            <text:p>0.00803525</text:p>
          </table:table-cell>
          <table:table-cell office:value-type="float" office:value="0.0120539" calcext:value-type="float">
            <text:p>0.0120539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670493" calcext:value-type="float">
            <text:p>0.00670493</text:p>
          </table:table-cell>
          <table:table-cell office:value-type="float" office:value="0.00700889" calcext:value-type="float">
            <text:p>0.00700889</text:p>
          </table:table-cell>
          <table:table-cell office:value-type="float" office:value="0.050151" calcext:value-type="float">
            <text:p>0.050151</text:p>
          </table:table-cell>
          <table:table-cell office:value-type="float" office:value="0.0102783" calcext:value-type="float">
            <text:p>0.0102783</text:p>
          </table:table-cell>
          <table:table-cell office:value-type="float" office:value="0.00802854" calcext:value-type="float">
            <text:p>0.00802854</text:p>
          </table:table-cell>
          <table:table-cell office:value-type="float" office:value="0.0116311" calcext:value-type="float">
            <text:p>0.0116311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633701" calcext:value-type="float">
            <text:p>0.00633701</text:p>
          </table:table-cell>
          <table:table-cell office:value-type="float" office:value="0.00709929" calcext:value-type="float">
            <text:p>0.00709929</text:p>
          </table:table-cell>
          <table:table-cell office:value-type="float" office:value="0.0497823" calcext:value-type="float">
            <text:p>0.0497823</text:p>
          </table:table-cell>
          <table:table-cell office:value-type="float" office:value="0.00972639" calcext:value-type="float">
            <text:p>0.00972639</text:p>
          </table:table-cell>
          <table:table-cell office:value-type="float" office:value="0.00795157" calcext:value-type="float">
            <text:p>0.00795157</text:p>
          </table:table-cell>
          <table:table-cell office:value-type="float" office:value="0.0113184" calcext:value-type="float">
            <text:p>0.0113184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639623" calcext:value-type="float">
            <text:p>0.00639623</text:p>
          </table:table-cell>
          <table:table-cell office:value-type="float" office:value="0.00774432" calcext:value-type="float">
            <text:p>0.00774432</text:p>
          </table:table-cell>
          <table:table-cell office:value-type="float" office:value="0.0530299" calcext:value-type="float">
            <text:p>0.0530299</text:p>
          </table:table-cell>
          <table:table-cell office:value-type="float" office:value="0.00954717" calcext:value-type="float">
            <text:p>0.00954717</text:p>
          </table:table-cell>
          <table:table-cell office:value-type="float" office:value="0.00811973" calcext:value-type="float">
            <text:p>0.00811973</text:p>
          </table:table-cell>
          <table:table-cell office:value-type="float" office:value="0.0118245" calcext:value-type="float">
            <text:p>0.0118245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67744" calcext:value-type="float">
            <text:p>0.0067744</text:p>
          </table:table-cell>
          <table:table-cell office:value-type="float" office:value="0.00717587" calcext:value-type="float">
            <text:p>0.00717587</text:p>
          </table:table-cell>
          <table:table-cell office:value-type="float" office:value="0.0534207" calcext:value-type="float">
            <text:p>0.0534207</text:p>
          </table:table-cell>
          <table:table-cell office:value-type="float" office:value="0.00941808" calcext:value-type="float">
            <text:p>0.00941808</text:p>
          </table:table-cell>
          <table:table-cell office:value-type="float" office:value="0.00800407" calcext:value-type="float">
            <text:p>0.00800407</text:p>
          </table:table-cell>
          <table:table-cell office:value-type="float" office:value="0.0121845" calcext:value-type="float">
            <text:p>0.012184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654426" calcext:value-type="float">
            <text:p>0.00654426</text:p>
          </table:table-cell>
          <table:table-cell office:value-type="float" office:value="0.00713758" calcext:value-type="float">
            <text:p>0.00713758</text:p>
          </table:table-cell>
          <table:table-cell office:value-type="float" office:value="0.0511446" calcext:value-type="float">
            <text:p>0.0511446</text:p>
          </table:table-cell>
          <table:table-cell office:value-type="float" office:value="0.00948124" calcext:value-type="float">
            <text:p>0.00948124</text:p>
          </table:table-cell>
          <table:table-cell office:value-type="float" office:value="0.00816434" calcext:value-type="float">
            <text:p>0.00816434</text:p>
          </table:table-cell>
          <table:table-cell office:value-type="float" office:value="0.0117148" calcext:value-type="float">
            <text:p>0.0117148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693073" calcext:value-type="float">
            <text:p>0.00693073</text:p>
          </table:table-cell>
          <table:table-cell office:value-type="float" office:value="0.00703099" calcext:value-type="float">
            <text:p>0.00703099</text:p>
          </table:table-cell>
          <table:table-cell office:value-type="float" office:value="0.0521468" calcext:value-type="float">
            <text:p>0.0521468</text:p>
          </table:table-cell>
          <table:table-cell office:value-type="float" office:value="0.00947848" calcext:value-type="float">
            <text:p>0.00947848</text:p>
          </table:table-cell>
          <table:table-cell office:value-type="float" office:value="0.00809052" calcext:value-type="float">
            <text:p>0.00809052</text:p>
          </table:table-cell>
          <table:table-cell office:value-type="float" office:value="0.0115103" calcext:value-type="float">
            <text:p>0.0115103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645149" calcext:value-type="float">
            <text:p>0.00645149</text:p>
          </table:table-cell>
          <table:table-cell office:value-type="float" office:value="0.00760734" calcext:value-type="float">
            <text:p>0.00760734</text:p>
          </table:table-cell>
          <table:table-cell office:value-type="float" office:value="0.0535537" calcext:value-type="float">
            <text:p>0.0535537</text:p>
          </table:table-cell>
          <table:table-cell office:value-type="float" office:value="0.00966441" calcext:value-type="float">
            <text:p>0.00966441</text:p>
          </table:table-cell>
          <table:table-cell office:value-type="float" office:value="0.00800841" calcext:value-type="float">
            <text:p>0.00800841</text:p>
          </table:table-cell>
          <table:table-cell office:value-type="float" office:value="0.0117586" calcext:value-type="float">
            <text:p>0.0117586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645899" calcext:value-type="float">
            <text:p>0.00645899</text:p>
          </table:table-cell>
          <table:table-cell office:value-type="float" office:value="0.00761405" calcext:value-type="float">
            <text:p>0.00761405</text:p>
          </table:table-cell>
          <table:table-cell office:value-type="float" office:value="0.0512417" calcext:value-type="float">
            <text:p>0.0512417</text:p>
          </table:table-cell>
          <table:table-cell office:value-type="float" office:value="0.00946506" calcext:value-type="float">
            <text:p>0.00946506</text:p>
          </table:table-cell>
          <table:table-cell office:value-type="float" office:value="0.00793538" calcext:value-type="float">
            <text:p>0.00793538</text:p>
          </table:table-cell>
          <table:table-cell office:value-type="float" office:value="0.0115802" calcext:value-type="float">
            <text:p>0.0115802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662953" calcext:value-type="float">
            <text:p>0.00662953</text:p>
          </table:table-cell>
          <table:table-cell office:value-type="float" office:value="0.00705665" calcext:value-type="float">
            <text:p>0.00705665</text:p>
          </table:table-cell>
          <table:table-cell office:value-type="float" office:value="0.0519037" calcext:value-type="float">
            <text:p>0.0519037</text:p>
          </table:table-cell>
          <table:table-cell office:value-type="float" office:value="0.00994982" calcext:value-type="float">
            <text:p>0.00994982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117574" calcext:value-type="float">
            <text:p>0.0117574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632833" calcext:value-type="float">
            <text:p>0.00632833</text:p>
          </table:table-cell>
          <table:table-cell office:value-type="float" office:value="0.00690783" calcext:value-type="float">
            <text:p>0.00690783</text:p>
          </table:table-cell>
          <table:table-cell office:value-type="float" office:value="0.0533347" calcext:value-type="float">
            <text:p>0.0533347</text:p>
          </table:table-cell>
          <table:table-cell office:value-type="float" office:value="0.00936084" calcext:value-type="float">
            <text:p>0.00936084</text:p>
          </table:table-cell>
          <table:table-cell office:value-type="float" office:value="0.00812486" calcext:value-type="float">
            <text:p>0.00812486</text:p>
          </table:table-cell>
          <table:table-cell office:value-type="float" office:value="0.0114716" calcext:value-type="float">
            <text:p>0.0114716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636346" calcext:value-type="float">
            <text:p>0.00636346</text:p>
          </table:table-cell>
          <table:table-cell office:value-type="float" office:value="0.0074668" calcext:value-type="float">
            <text:p>0.0074668</text:p>
          </table:table-cell>
          <table:table-cell office:value-type="float" office:value="0.0563747" calcext:value-type="float">
            <text:p>0.0563747</text:p>
          </table:table-cell>
          <table:table-cell office:value-type="float" office:value="0.00955783" calcext:value-type="float">
            <text:p>0.00955783</text:p>
          </table:table-cell>
          <table:table-cell office:value-type="float" office:value="0.0080317" calcext:value-type="float">
            <text:p>0.0080317</text:p>
          </table:table-cell>
          <table:table-cell office:value-type="float" office:value="0.0118095" calcext:value-type="float">
            <text:p>0.0118095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671164" calcext:value-type="float">
            <text:p>0.00671164</text:p>
          </table:table-cell>
          <table:table-cell office:value-type="float" office:value="0.00883069" calcext:value-type="float">
            <text:p>0.00883069</text:p>
          </table:table-cell>
          <table:table-cell office:value-type="float" office:value="0.0502883" calcext:value-type="float">
            <text:p>0.0502883</text:p>
          </table:table-cell>
          <table:table-cell office:value-type="float" office:value="0.00956493" calcext:value-type="float">
            <text:p>0.00956493</text:p>
          </table:table-cell>
          <table:table-cell office:value-type="float" office:value="0.0081975" calcext:value-type="float">
            <text:p>0.0081975</text:p>
          </table:table-cell>
          <table:table-cell office:value-type="float" office:value="0.0118518" calcext:value-type="float">
            <text:p>0.0118518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678704" calcext:value-type="float">
            <text:p>0.00678704</text:p>
          </table:table-cell>
          <table:table-cell office:value-type="float" office:value="0.00696112" calcext:value-type="float">
            <text:p>0.00696112</text:p>
          </table:table-cell>
          <table:table-cell office:value-type="float" office:value="0.0517039" calcext:value-type="float">
            <text:p>0.0517039</text:p>
          </table:table-cell>
          <table:table-cell office:value-type="float" office:value="0.00935097" calcext:value-type="float">
            <text:p>0.00935097</text:p>
          </table:table-cell>
          <table:table-cell office:value-type="float" office:value="0.00793696" calcext:value-type="float">
            <text:p>0.00793696</text:p>
          </table:table-cell>
          <table:table-cell office:value-type="float" office:value="0.0114041" calcext:value-type="float">
            <text:p>0.0114041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68123" calcext:value-type="float">
            <text:p>0.0068123</text:p>
          </table:table-cell>
          <table:table-cell office:value-type="float" office:value="0.00701205" calcext:value-type="float">
            <text:p>0.00701205</text:p>
          </table:table-cell>
          <table:table-cell office:value-type="float" office:value="0.0559949" calcext:value-type="float">
            <text:p>0.0559949</text:p>
          </table:table-cell>
          <table:table-cell office:value-type="float" office:value="0.00989692" calcext:value-type="float">
            <text:p>0.00989692</text:p>
          </table:table-cell>
          <table:table-cell office:value-type="float" office:value="0.00797091" calcext:value-type="float">
            <text:p>0.00797091</text:p>
          </table:table-cell>
          <table:table-cell office:value-type="float" office:value="0.0116031" calcext:value-type="float">
            <text:p>0.0116031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64582" calcext:value-type="float">
            <text:p>0.0064582</text:p>
          </table:table-cell>
          <table:table-cell office:value-type="float" office:value="0.00712297" calcext:value-type="float">
            <text:p>0.00712297</text:p>
          </table:table-cell>
          <table:table-cell office:value-type="float" office:value="0.0519017" calcext:value-type="float">
            <text:p>0.0519017</text:p>
          </table:table-cell>
          <table:table-cell office:value-type="float" office:value="0.00933874" calcext:value-type="float">
            <text:p>0.00933874</text:p>
          </table:table-cell>
          <table:table-cell office:value-type="float" office:value="0.00808026" calcext:value-type="float">
            <text:p>0.00808026</text:p>
          </table:table-cell>
          <table:table-cell office:value-type="float" office:value="0.0119196" calcext:value-type="float">
            <text:p>0.0119196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678467" calcext:value-type="float">
            <text:p>0.00678467</text:p>
          </table:table-cell>
          <table:table-cell office:value-type="float" office:value="0.00702586" calcext:value-type="float">
            <text:p>0.00702586</text:p>
          </table:table-cell>
          <table:table-cell office:value-type="float" office:value="0.0496871" calcext:value-type="float">
            <text:p>0.0496871</text:p>
          </table:table-cell>
          <table:table-cell office:value-type="float" office:value="0.00956493" calcext:value-type="float">
            <text:p>0.00956493</text:p>
          </table:table-cell>
          <table:table-cell office:value-type="float" office:value="0.00811618" calcext:value-type="float">
            <text:p>0.00811618</text:p>
          </table:table-cell>
          <table:table-cell office:value-type="float" office:value="0.0120223" calcext:value-type="float">
            <text:p>0.0120223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641241" calcext:value-type="float">
            <text:p>0.00641241</text:p>
          </table:table-cell>
          <table:table-cell office:value-type="float" office:value="0.00696428" calcext:value-type="float">
            <text:p>0.00696428</text:p>
          </table:table-cell>
          <table:table-cell office:value-type="float" office:value="0.0496307" calcext:value-type="float">
            <text:p>0.0496307</text:p>
          </table:table-cell>
          <table:table-cell office:value-type="float" office:value="0.0100276" calcext:value-type="float">
            <text:p>0.0100276</text:p>
          </table:table-cell>
          <table:table-cell office:value-type="float" office:value="0.00800446" calcext:value-type="float">
            <text:p>0.00800446</text:p>
          </table:table-cell>
          <table:table-cell office:value-type="float" office:value="0.0115174" calcext:value-type="float">
            <text:p>0.0115174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653992" calcext:value-type="float">
            <text:p>0.00653992</text:p>
          </table:table-cell>
          <table:table-cell office:value-type="float" office:value="0.00692717" calcext:value-type="float">
            <text:p>0.00692717</text:p>
          </table:table-cell>
          <table:table-cell office:value-type="float" office:value="0.0515065" calcext:value-type="float">
            <text:p>0.0515065</text:p>
          </table:table-cell>
          <table:table-cell office:value-type="float" office:value="0.00937821" calcext:value-type="float">
            <text:p>0.00937821</text:p>
          </table:table-cell>
          <table:table-cell office:value-type="float" office:value="0.0080692" calcext:value-type="float">
            <text:p>0.0080692</text:p>
          </table:table-cell>
          <table:table-cell office:value-type="float" office:value="0.0120286" calcext:value-type="float">
            <text:p>0.0120286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642347" calcext:value-type="float">
            <text:p>0.00642347</text:p>
          </table:table-cell>
          <table:table-cell office:value-type="float" office:value="0.00706731" calcext:value-type="float">
            <text:p>0.00706731</text:p>
          </table:table-cell>
          <table:table-cell office:value-type="float" office:value="0.0533394" calcext:value-type="float">
            <text:p>0.0533394</text:p>
          </table:table-cell>
          <table:table-cell office:value-type="float" office:value="0.00971218" calcext:value-type="float">
            <text:p>0.00971218</text:p>
          </table:table-cell>
          <table:table-cell office:value-type="float" office:value="0.00796696" calcext:value-type="float">
            <text:p>0.00796696</text:p>
          </table:table-cell>
          <table:table-cell office:value-type="float" office:value="0.0117653" calcext:value-type="float">
            <text:p>0.0117653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654426" calcext:value-type="float">
            <text:p>0.00654426</text:p>
          </table:table-cell>
          <table:table-cell office:value-type="float" office:value="0.00746404" calcext:value-type="float">
            <text:p>0.00746404</text:p>
          </table:table-cell>
          <table:table-cell office:value-type="float" office:value="0.0509041" calcext:value-type="float">
            <text:p>0.0509041</text:p>
          </table:table-cell>
          <table:table-cell office:value-type="float" office:value="0.00936084" calcext:value-type="float">
            <text:p>0.00936084</text:p>
          </table:table-cell>
          <table:table-cell office:value-type="float" office:value="0.00836803" calcext:value-type="float">
            <text:p>0.00836803</text:p>
          </table:table-cell>
          <table:table-cell office:value-type="float" office:value="0.0117653" calcext:value-type="float">
            <text:p>0.0117653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645978" calcext:value-type="float">
            <text:p>0.00645978</text:p>
          </table:table-cell>
          <table:table-cell office:value-type="float" office:value="0.00711034" calcext:value-type="float">
            <text:p>0.00711034</text:p>
          </table:table-cell>
          <table:table-cell office:value-type="float" office:value="0.0503819" calcext:value-type="float">
            <text:p>0.0503819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0.00795275" calcext:value-type="float">
            <text:p>0.00795275</text:p>
          </table:table-cell>
          <table:table-cell office:value-type="float" office:value="0.0118529" calcext:value-type="float">
            <text:p>0.0118529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673651" calcext:value-type="float">
            <text:p>0.00673651</text:p>
          </table:table-cell>
          <table:table-cell office:value-type="float" office:value="0.00746483" calcext:value-type="float">
            <text:p>0.00746483</text:p>
          </table:table-cell>
          <table:table-cell office:value-type="float" office:value="0.0513186" calcext:value-type="float">
            <text:p>0.0513186</text:p>
          </table:table-cell>
          <table:table-cell office:value-type="float" office:value="0.00987718" calcext:value-type="float">
            <text:p>0.00987718</text:p>
          </table:table-cell>
          <table:table-cell office:value-type="float" office:value="0.00808381" calcext:value-type="float">
            <text:p>0.00808381</text:p>
          </table:table-cell>
          <table:table-cell office:value-type="float" office:value="0.0120057" calcext:value-type="float">
            <text:p>0.0120057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641281" calcext:value-type="float">
            <text:p>0.00641281</text:p>
          </table:table-cell>
          <table:table-cell office:value-type="float" office:value="0.00698007" calcext:value-type="float">
            <text:p>0.00698007</text:p>
          </table:table-cell>
          <table:table-cell office:value-type="float" office:value="0.0529486" calcext:value-type="float">
            <text:p>0.0529486</text:p>
          </table:table-cell>
          <table:table-cell office:value-type="float" office:value="0.0093719" calcext:value-type="float">
            <text:p>0.0093719</text:p>
          </table:table-cell>
          <table:table-cell office:value-type="float" office:value="0.00845883" calcext:value-type="float">
            <text:p>0.00845883</text:p>
          </table:table-cell>
          <table:table-cell office:value-type="float" office:value="0.0120049" calcext:value-type="float">
            <text:p>0.0120049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651742" calcext:value-type="float">
            <text:p>0.00651742</text:p>
          </table:table-cell>
          <table:table-cell office:value-type="float" office:value="0.00722324" calcext:value-type="float">
            <text:p>0.00722324</text:p>
          </table:table-cell>
          <table:table-cell office:value-type="float" office:value="0.0519353" calcext:value-type="float">
            <text:p>0.0519353</text:p>
          </table:table-cell>
          <table:table-cell office:value-type="float" office:value="0.0105392" calcext:value-type="float">
            <text:p>0.0105392</text:p>
          </table:table-cell>
          <table:table-cell office:value-type="float" office:value="0.00812684" calcext:value-type="float">
            <text:p>0.00812684</text:p>
          </table:table-cell>
          <table:table-cell office:value-type="float" office:value="0.0114629" calcext:value-type="float">
            <text:p>0.011462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648426" calcext:value-type="float">
            <text:p>0.00648426</text:p>
          </table:table-cell>
          <table:table-cell office:value-type="float" office:value="0.00706534" calcext:value-type="float">
            <text:p>0.00706534</text:p>
          </table:table-cell>
          <table:table-cell office:value-type="float" office:value="0.0499931" calcext:value-type="float">
            <text:p>0.0499931</text:p>
          </table:table-cell>
          <table:table-cell office:value-type="float" office:value="0.00947651" calcext:value-type="float">
            <text:p>0.00947651</text:p>
          </table:table-cell>
          <table:table-cell office:value-type="float" office:value="0.00803565" calcext:value-type="float">
            <text:p>0.00803565</text:p>
          </table:table-cell>
          <table:table-cell office:value-type="float" office:value="0.0116457" calcext:value-type="float">
            <text:p>0.0116457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648189" calcext:value-type="float">
            <text:p>0.00648189</text:p>
          </table:table-cell>
          <table:table-cell office:value-type="float" office:value="0.00721377" calcext:value-type="float">
            <text:p>0.00721377</text:p>
          </table:table-cell>
          <table:table-cell office:value-type="float" office:value="0.0520106" calcext:value-type="float">
            <text:p>0.0520106</text:p>
          </table:table-cell>
          <table:table-cell office:value-type="float" office:value="0.00935216" calcext:value-type="float">
            <text:p>0.00935216</text:p>
          </table:table-cell>
          <table:table-cell office:value-type="float" office:value="0.00812684" calcext:value-type="float">
            <text:p>0.00812684</text:p>
          </table:table-cell>
          <table:table-cell office:value-type="float" office:value="0.011575" calcext:value-type="float">
            <text:p>0.011575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640768" calcext:value-type="float">
            <text:p>0.00640768</text:p>
          </table:table-cell>
          <table:table-cell office:value-type="float" office:value="0.00751418" calcext:value-type="float">
            <text:p>0.00751418</text:p>
          </table:table-cell>
          <table:table-cell office:value-type="float" office:value="0.0508576" calcext:value-type="float">
            <text:p>0.0508576</text:p>
          </table:table-cell>
          <table:table-cell office:value-type="float" office:value="0.00940269" calcext:value-type="float">
            <text:p>0.00940269</text:p>
          </table:table-cell>
          <table:table-cell office:value-type="float" office:value="0.00814578" calcext:value-type="float">
            <text:p>0.00814578</text:p>
          </table:table-cell>
          <table:table-cell office:value-type="float" office:value="0.0116275" calcext:value-type="float">
            <text:p>0.0116275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644557" calcext:value-type="float">
            <text:p>0.00644557</text:p>
          </table:table-cell>
          <table:table-cell office:value-type="float" office:value="0.0072414" calcext:value-type="float">
            <text:p>0.0072414</text:p>
          </table:table-cell>
          <table:table-cell office:value-type="float" office:value="0.0510411" calcext:value-type="float">
            <text:p>0.0510411</text:p>
          </table:table-cell>
          <table:table-cell office:value-type="float" office:value="0.0098531" calcext:value-type="float">
            <text:p>0.0098531</text:p>
          </table:table-cell>
          <table:table-cell office:value-type="float" office:value="0.00808144" calcext:value-type="float">
            <text:p>0.00808144</text:p>
          </table:table-cell>
          <table:table-cell office:value-type="float" office:value="0.0117566" calcext:value-type="float">
            <text:p>0.0117566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659795" calcext:value-type="float">
            <text:p>0.00659795</text:p>
          </table:table-cell>
          <table:table-cell office:value-type="float" office:value="0.0069556" calcext:value-type="float">
            <text:p>0.0069556</text:p>
          </table:table-cell>
          <table:table-cell office:value-type="float" office:value="0.0510348" calcext:value-type="float">
            <text:p>0.0510348</text:p>
          </table:table-cell>
          <table:table-cell office:value-type="float" office:value="0.00934426" calcext:value-type="float">
            <text:p>0.00934426</text:p>
          </table:table-cell>
          <table:table-cell office:value-type="float" office:value="0.00807433" calcext:value-type="float">
            <text:p>0.00807433</text:p>
          </table:table-cell>
          <table:table-cell office:value-type="float" office:value="0.0114811" calcext:value-type="float">
            <text:p>0.0114811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656637" calcext:value-type="float">
            <text:p>0.00656637</text:p>
          </table:table-cell>
          <table:table-cell office:value-type="float" office:value="0.00718771" calcext:value-type="float">
            <text:p>0.00718771</text:p>
          </table:table-cell>
          <table:table-cell office:value-type="float" office:value="0.0508003" calcext:value-type="float">
            <text:p>0.0508003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811973" calcext:value-type="float">
            <text:p>0.00811973</text:p>
          </table:table-cell>
          <table:table-cell office:value-type="float" office:value="0.0119011" calcext:value-type="float">
            <text:p>0.0119011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655018" calcext:value-type="float">
            <text:p>0.00655018</text:p>
          </table:table-cell>
          <table:table-cell office:value-type="float" office:value="0.00708902" calcext:value-type="float">
            <text:p>0.00708902</text:p>
          </table:table-cell>
          <table:table-cell office:value-type="float" office:value="0.0520442" calcext:value-type="float">
            <text:p>0.0520442</text:p>
          </table:table-cell>
          <table:table-cell office:value-type="float" office:value="0.00939637" calcext:value-type="float">
            <text:p>0.00939637</text:p>
          </table:table-cell>
          <table:table-cell office:value-type="float" office:value="0.00795788" calcext:value-type="float">
            <text:p>0.00795788</text:p>
          </table:table-cell>
          <table:table-cell office:value-type="float" office:value="0.0122639" calcext:value-type="float">
            <text:p>0.0122639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688691" calcext:value-type="float">
            <text:p>0.00688691</text:p>
          </table:table-cell>
          <table:table-cell office:value-type="float" office:value="0.00695915" calcext:value-type="float">
            <text:p>0.00695915</text:p>
          </table:table-cell>
          <table:table-cell office:value-type="float" office:value="0.0504537" calcext:value-type="float">
            <text:p>0.0504537</text:p>
          </table:table-cell>
          <table:table-cell office:value-type="float" office:value="0.00971099" calcext:value-type="float">
            <text:p>0.00971099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0.0118762" calcext:value-type="float">
            <text:p>0.0118762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641794" calcext:value-type="float">
            <text:p>0.00641794</text:p>
          </table:table-cell>
          <table:table-cell office:value-type="float" office:value="0.00710126" calcext:value-type="float">
            <text:p>0.00710126</text:p>
          </table:table-cell>
          <table:table-cell office:value-type="float" office:value="0.0515677" calcext:value-type="float">
            <text:p>0.0515677</text:p>
          </table:table-cell>
          <table:table-cell office:value-type="float" office:value="0.00987916" calcext:value-type="float">
            <text:p>0.00987916</text:p>
          </table:table-cell>
          <table:table-cell office:value-type="float" office:value="0.00797683" calcext:value-type="float">
            <text:p>0.00797683</text:p>
          </table:table-cell>
          <table:table-cell office:value-type="float" office:value="0.0113224" calcext:value-type="float">
            <text:p>0.0113224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728206" calcext:value-type="float">
            <text:p>0.00728206</text:p>
          </table:table-cell>
          <table:table-cell office:value-type="float" office:value="0.00711981" calcext:value-type="float">
            <text:p>0.00711981</text:p>
          </table:table-cell>
          <table:table-cell office:value-type="float" office:value="0.0512239" calcext:value-type="float">
            <text:p>0.0512239</text:p>
          </table:table-cell>
          <table:table-cell office:value-type="float" office:value="0.00961862" calcext:value-type="float">
            <text:p>0.00961862</text:p>
          </table:table-cell>
          <table:table-cell office:value-type="float" office:value="0.00798512" calcext:value-type="float">
            <text:p>0.00798512</text:p>
          </table:table-cell>
          <table:table-cell office:value-type="float" office:value="0.0116461" calcext:value-type="float">
            <text:p>0.011646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646097" calcext:value-type="float">
            <text:p>0.00646097</text:p>
          </table:table-cell>
          <table:table-cell office:value-type="float" office:value="0.00717153" calcext:value-type="float">
            <text:p>0.00717153</text:p>
          </table:table-cell>
          <table:table-cell office:value-type="float" office:value="0.0562519" calcext:value-type="float">
            <text:p>0.0562519</text:p>
          </table:table-cell>
          <table:table-cell office:value-type="float" office:value="0.0100075" calcext:value-type="float">
            <text:p>0.0100075</text:p>
          </table:table-cell>
          <table:table-cell office:value-type="float" office:value="0.00808144" calcext:value-type="float">
            <text:p>0.00808144</text:p>
          </table:table-cell>
          <table:table-cell office:value-type="float" office:value="0.0114977" calcext:value-type="float">
            <text:p>0.0114977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645584" calcext:value-type="float">
            <text:p>0.00645584</text:p>
          </table:table-cell>
          <table:table-cell office:value-type="float" office:value="0.00768432" calcext:value-type="float">
            <text:p>0.00768432</text:p>
          </table:table-cell>
          <table:table-cell office:value-type="float" office:value="0.050659" calcext:value-type="float">
            <text:p>0.050659</text:p>
          </table:table-cell>
          <table:table-cell office:value-type="float" office:value="0.00939677" calcext:value-type="float">
            <text:p>0.00939677</text:p>
          </table:table-cell>
          <table:table-cell office:value-type="float" office:value="0.00807039" calcext:value-type="float">
            <text:p>0.00807039</text:p>
          </table:table-cell>
          <table:table-cell office:value-type="float" office:value="0.0121083" calcext:value-type="float">
            <text:p>0.0121083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637688" calcext:value-type="float">
            <text:p>0.00637688</text:p>
          </table:table-cell>
          <table:table-cell office:value-type="float" office:value="0.00707363" calcext:value-type="float">
            <text:p>0.00707363</text:p>
          </table:table-cell>
          <table:table-cell office:value-type="float" office:value="0.0523703" calcext:value-type="float">
            <text:p>0.0523703</text:p>
          </table:table-cell>
          <table:table-cell office:value-type="float" office:value="0.00939045" calcext:value-type="float">
            <text:p>0.00939045</text:p>
          </table:table-cell>
          <table:table-cell office:value-type="float" office:value="0.00795709" calcext:value-type="float">
            <text:p>0.00795709</text:p>
          </table:table-cell>
          <table:table-cell office:value-type="float" office:value="0.0115521" calcext:value-type="float">
            <text:p>0.0115521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636465" calcext:value-type="float">
            <text:p>0.00636465</text:p>
          </table:table-cell>
          <table:table-cell office:value-type="float" office:value="0.00705231" calcext:value-type="float">
            <text:p>0.00705231</text:p>
          </table:table-cell>
          <table:table-cell office:value-type="float" office:value="0.0504506" calcext:value-type="float">
            <text:p>0.0504506</text:p>
          </table:table-cell>
          <table:table-cell office:value-type="float" office:value="0.00953059" calcext:value-type="float">
            <text:p>0.00953059</text:p>
          </table:table-cell>
          <table:table-cell office:value-type="float" office:value="0.00818881" calcext:value-type="float">
            <text:p>0.00818881</text:p>
          </table:table-cell>
          <table:table-cell office:value-type="float" office:value="0.0114992" calcext:value-type="float">
            <text:p>0.0114992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641833" calcext:value-type="float">
            <text:p>0.00641833</text:p>
          </table:table-cell>
          <table:table-cell office:value-type="float" office:value="0.00693546" calcext:value-type="float">
            <text:p>0.00693546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0950059" calcext:value-type="float">
            <text:p>0.00950059</text:p>
          </table:table-cell>
          <table:table-cell office:value-type="float" office:value="0.00817223" calcext:value-type="float">
            <text:p>0.00817223</text:p>
          </table:table-cell>
          <table:table-cell office:value-type="float" office:value="0.012241" calcext:value-type="float">
            <text:p>0.012241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652531" calcext:value-type="float">
            <text:p>0.00652531</text:p>
          </table:table-cell>
          <table:table-cell office:value-type="float" office:value="0.00693152" calcext:value-type="float">
            <text:p>0.00693152</text:p>
          </table:table-cell>
          <table:table-cell office:value-type="float" office:value="0.0505745" calcext:value-type="float">
            <text:p>0.0505745</text:p>
          </table:table-cell>
          <table:table-cell office:value-type="float" office:value="0.00934703" calcext:value-type="float">
            <text:p>0.00934703</text:p>
          </table:table-cell>
          <table:table-cell office:value-type="float" office:value="0.00800407" calcext:value-type="float">
            <text:p>0.00800407</text:p>
          </table:table-cell>
          <table:table-cell office:value-type="float" office:value="0.0116824" calcext:value-type="float">
            <text:p>0.0116824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659597" calcext:value-type="float">
            <text:p>0.00659597</text:p>
          </table:table-cell>
          <table:table-cell office:value-type="float" office:value="0.0070981" calcext:value-type="float">
            <text:p>0.0070981</text:p>
          </table:table-cell>
          <table:table-cell office:value-type="float" office:value="0.0505832" calcext:value-type="float">
            <text:p>0.0505832</text:p>
          </table:table-cell>
          <table:table-cell office:value-type="float" office:value="0.00944966" calcext:value-type="float">
            <text:p>0.00944966</text:p>
          </table:table-cell>
          <table:table-cell office:value-type="float" office:value="0.0079638" calcext:value-type="float">
            <text:p>0.0079638</text:p>
          </table:table-cell>
          <table:table-cell office:value-type="float" office:value="0.0121301" calcext:value-type="float">
            <text:p>0.0121301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699349" calcext:value-type="float">
            <text:p>0.00699349</text:p>
          </table:table-cell>
          <table:table-cell office:value-type="float" office:value="0.00726351" calcext:value-type="float">
            <text:p>0.00726351</text:p>
          </table:table-cell>
          <table:table-cell office:value-type="float" office:value="0.0530228" calcext:value-type="float">
            <text:p>0.0530228</text:p>
          </table:table-cell>
          <table:table-cell office:value-type="float" office:value="0.00950532" calcext:value-type="float">
            <text:p>0.00950532</text:p>
          </table:table-cell>
          <table:table-cell office:value-type="float" office:value="0.00803288" calcext:value-type="float">
            <text:p>0.00803288</text:p>
          </table:table-cell>
          <table:table-cell office:value-type="float" office:value="0.0121064" calcext:value-type="float">
            <text:p>0.0121064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631925" calcext:value-type="float">
            <text:p>0.00631925</text:p>
          </table:table-cell>
          <table:table-cell office:value-type="float" office:value="0.00724298" calcext:value-type="float">
            <text:p>0.00724298</text:p>
          </table:table-cell>
          <table:table-cell office:value-type="float" office:value="0.0558098" calcext:value-type="float">
            <text:p>0.0558098</text:p>
          </table:table-cell>
          <table:table-cell office:value-type="float" office:value="0.010103" calcext:value-type="float">
            <text:p>0.010103</text:p>
          </table:table-cell>
          <table:table-cell office:value-type="float" office:value="0.0081146" calcext:value-type="float">
            <text:p>0.0081146</text:p>
          </table:table-cell>
          <table:table-cell office:value-type="float" office:value="0.0114554" calcext:value-type="float">
            <text:p>0.0114554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684704" calcext:value-type="float">
            <text:p>0.00684704</text:p>
          </table:table-cell>
          <table:table-cell office:value-type="float" office:value="0.00716126" calcext:value-type="float">
            <text:p>0.00716126</text:p>
          </table:table-cell>
          <table:table-cell office:value-type="float" office:value="0.0510569" calcext:value-type="float">
            <text:p>0.0510569</text:p>
          </table:table-cell>
          <table:table-cell office:value-type="float" office:value="0.00961072" calcext:value-type="float">
            <text:p>0.00961072</text:p>
          </table:table-cell>
          <table:table-cell office:value-type="float" office:value="0.00814144" calcext:value-type="float">
            <text:p>0.00814144</text:p>
          </table:table-cell>
          <table:table-cell office:value-type="float" office:value="0.0116903" calcext:value-type="float">
            <text:p>0.011690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63453" calcext:value-type="float">
            <text:p>0.0063453</text:p>
          </table:table-cell>
          <table:table-cell office:value-type="float" office:value="0.00703889" calcext:value-type="float">
            <text:p>0.0070388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0971375" calcext:value-type="float">
            <text:p>0.00971375</text:p>
          </table:table-cell>
          <table:table-cell office:value-type="float" office:value="0.00816158" calcext:value-type="float">
            <text:p>0.00816158</text:p>
          </table:table-cell>
          <table:table-cell office:value-type="float" office:value="0.0114428" calcext:value-type="float">
            <text:p>0.0114428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642426" calcext:value-type="float">
            <text:p>0.00642426</text:p>
          </table:table-cell>
          <table:table-cell office:value-type="float" office:value="0.00732706" calcext:value-type="float">
            <text:p>0.00732706</text:p>
          </table:table-cell>
          <table:table-cell office:value-type="float" office:value="0.050121" calcext:value-type="float">
            <text:p>0.050121</text:p>
          </table:table-cell>
          <table:table-cell office:value-type="float" office:value="0.00944651" calcext:value-type="float">
            <text:p>0.00944651</text:p>
          </table:table-cell>
          <table:table-cell office:value-type="float" office:value="0.00795393" calcext:value-type="float">
            <text:p>0.00795393</text:p>
          </table:table-cell>
          <table:table-cell office:value-type="float" office:value="0.011549" calcext:value-type="float">
            <text:p>0.011549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649136" calcext:value-type="float">
            <text:p>0.00649136</text:p>
          </table:table-cell>
          <table:table-cell office:value-type="float" office:value="0.00710047" calcext:value-type="float">
            <text:p>0.00710047</text:p>
          </table:table-cell>
          <table:table-cell office:value-type="float" office:value="0.0568523" calcext:value-type="float">
            <text:p>0.0568523</text:p>
          </table:table-cell>
          <table:table-cell office:value-type="float" office:value="0.00940427" calcext:value-type="float">
            <text:p>0.00940427</text:p>
          </table:table-cell>
          <table:table-cell office:value-type="float" office:value="0.00815526" calcext:value-type="float">
            <text:p>0.00815526</text:p>
          </table:table-cell>
          <table:table-cell office:value-type="float" office:value="0.011864" calcext:value-type="float">
            <text:p>0.011864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645978" calcext:value-type="float">
            <text:p>0.00645978</text:p>
          </table:table-cell>
          <table:table-cell office:value-type="float" office:value="0.00714666" calcext:value-type="float">
            <text:p>0.00714666</text:p>
          </table:table-cell>
          <table:table-cell office:value-type="float" office:value="0.051837" calcext:value-type="float">
            <text:p>0.051837</text:p>
          </table:table-cell>
          <table:table-cell office:value-type="float" office:value="0.0100422" calcext:value-type="float">
            <text:p>0.0100422</text:p>
          </table:table-cell>
          <table:table-cell office:value-type="float" office:value="0.00805223" calcext:value-type="float">
            <text:p>0.00805223</text:p>
          </table:table-cell>
          <table:table-cell office:value-type="float" office:value="0.0117673" calcext:value-type="float">
            <text:p>0.0117673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679611" calcext:value-type="float">
            <text:p>0.00679611</text:p>
          </table:table-cell>
          <table:table-cell office:value-type="float" office:value="0.00700534" calcext:value-type="float">
            <text:p>0.00700534</text:p>
          </table:table-cell>
          <table:table-cell office:value-type="float" office:value="0.0528033" calcext:value-type="float">
            <text:p>0.0528033</text:p>
          </table:table-cell>
          <table:table-cell office:value-type="float" office:value="0.0100556" calcext:value-type="float">
            <text:p>0.0100556</text:p>
          </table:table-cell>
          <table:table-cell office:value-type="float" office:value="0.0107989" calcext:value-type="float">
            <text:p>0.0107989</text:p>
          </table:table-cell>
          <table:table-cell office:value-type="float" office:value="0.0115608" calcext:value-type="float">
            <text:p>0.0115608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659637" calcext:value-type="float">
            <text:p>0.00659637</text:p>
          </table:table-cell>
          <table:table-cell office:value-type="float" office:value="0.00709258" calcext:value-type="float">
            <text:p>0.00709258</text:p>
          </table:table-cell>
          <table:table-cell office:value-type="float" office:value="0.053097" calcext:value-type="float">
            <text:p>0.053097</text:p>
          </table:table-cell>
          <table:table-cell office:value-type="float" office:value="0.00953927" calcext:value-type="float">
            <text:p>0.00953927</text:p>
          </table:table-cell>
          <table:table-cell office:value-type="float" office:value="0.00816118" calcext:value-type="float">
            <text:p>0.00816118</text:p>
          </table:table-cell>
          <table:table-cell office:value-type="float" office:value="0.0118261" calcext:value-type="float">
            <text:p>0.011826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634925" calcext:value-type="float">
            <text:p>0.00634925</text:p>
          </table:table-cell>
          <table:table-cell office:value-type="float" office:value="0.00693507" calcext:value-type="float">
            <text:p>0.00693507</text:p>
          </table:table-cell>
          <table:table-cell office:value-type="float" office:value="0.0589935" calcext:value-type="float">
            <text:p>0.0589935</text:p>
          </table:table-cell>
          <table:table-cell office:value-type="float" office:value="0.00999995" calcext:value-type="float">
            <text:p>0.00999995</text:p>
          </table:table-cell>
          <table:table-cell office:value-type="float" office:value="0.0080771" calcext:value-type="float">
            <text:p>0.0080771</text:p>
          </table:table-cell>
          <table:table-cell office:value-type="float" office:value="0.011806" calcext:value-type="float">
            <text:p>0.011806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648781" calcext:value-type="float">
            <text:p>0.00648781</text:p>
          </table:table-cell>
          <table:table-cell office:value-type="float" office:value="0.00711626" calcext:value-type="float">
            <text:p>0.00711626</text:p>
          </table:table-cell>
          <table:table-cell office:value-type="float" office:value="0.0529087" calcext:value-type="float">
            <text:p>0.0529087</text:p>
          </table:table-cell>
          <table:table-cell office:value-type="float" office:value="0.00945479" calcext:value-type="float">
            <text:p>0.00945479</text:p>
          </table:table-cell>
          <table:table-cell office:value-type="float" office:value="0.00796499" calcext:value-type="float">
            <text:p>0.00796499</text:p>
          </table:table-cell>
          <table:table-cell office:value-type="float" office:value="0.0119252" calcext:value-type="float">
            <text:p>0.0119252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.00637294" calcext:value-type="float">
            <text:p>0.00637294</text:p>
          </table:table-cell>
          <table:table-cell office:value-type="float" office:value="0.00700415" calcext:value-type="float">
            <text:p>0.00700415</text:p>
          </table:table-cell>
          <table:table-cell office:value-type="float" office:value="0.0530887" calcext:value-type="float">
            <text:p>0.0530887</text:p>
          </table:table-cell>
          <table:table-cell office:value-type="float" office:value="0.0097781" calcext:value-type="float">
            <text:p>0.0097781</text:p>
          </table:table-cell>
          <table:table-cell office:value-type="float" office:value="0.00801117" calcext:value-type="float">
            <text:p>0.00801117</text:p>
          </table:table-cell>
          <table:table-cell office:value-type="float" office:value="0.0116749" calcext:value-type="float">
            <text:p>0.0116749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653873" calcext:value-type="float">
            <text:p>0.00653873</text:p>
          </table:table-cell>
          <table:table-cell office:value-type="float" office:value="0.00701481" calcext:value-type="float">
            <text:p>0.00701481</text:p>
          </table:table-cell>
          <table:table-cell office:value-type="float" office:value="0.0522333" calcext:value-type="float">
            <text:p>0.0522333</text:p>
          </table:table-cell>
          <table:table-cell office:value-type="float" office:value="0.00937742" calcext:value-type="float">
            <text:p>0.00937742</text:p>
          </table:table-cell>
          <table:table-cell office:value-type="float" office:value="0.0083029" calcext:value-type="float">
            <text:p>0.0083029</text:p>
          </table:table-cell>
          <table:table-cell office:value-type="float" office:value="0.0114191" calcext:value-type="float">
            <text:p>0.011419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656242" calcext:value-type="float">
            <text:p>0.00656242</text:p>
          </table:table-cell>
          <table:table-cell office:value-type="float" office:value="0.00834356" calcext:value-type="float">
            <text:p>0.00834356</text:p>
          </table:table-cell>
          <table:table-cell office:value-type="float" office:value="0.0523347" calcext:value-type="float">
            <text:p>0.0523347</text:p>
          </table:table-cell>
          <table:table-cell office:value-type="float" office:value="0.00942242" calcext:value-type="float">
            <text:p>0.00942242</text:p>
          </table:table-cell>
          <table:table-cell office:value-type="float" office:value="0.00811776" calcext:value-type="float">
            <text:p>0.00811776</text:p>
          </table:table-cell>
          <table:table-cell office:value-type="float" office:value="0.0117337" calcext:value-type="float">
            <text:p>0.0117337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651189" calcext:value-type="float">
            <text:p>0.00651189</text:p>
          </table:table-cell>
          <table:table-cell office:value-type="float" office:value="0.0070002" calcext:value-type="float">
            <text:p>0.0070002</text:p>
          </table:table-cell>
          <table:table-cell office:value-type="float" office:value="0.0534037" calcext:value-type="float">
            <text:p>0.0534037</text:p>
          </table:table-cell>
          <table:table-cell office:value-type="float" office:value="0.00960283" calcext:value-type="float">
            <text:p>0.00960283</text:p>
          </table:table-cell>
          <table:table-cell office:value-type="float" office:value="0.00818368" calcext:value-type="float">
            <text:p>0.00818368</text:p>
          </table:table-cell>
          <table:table-cell office:value-type="float" office:value="0.0114487" calcext:value-type="float">
            <text:p>0.0114487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63532" calcext:value-type="float">
            <text:p>0.0063532</text:p>
          </table:table-cell>
          <table:table-cell office:value-type="float" office:value="0.00732035" calcext:value-type="float">
            <text:p>0.00732035</text:p>
          </table:table-cell>
          <table:table-cell office:value-type="float" office:value="0.0516416" calcext:value-type="float">
            <text:p>0.0516416</text:p>
          </table:table-cell>
          <table:table-cell office:value-type="float" office:value="0.00968889" calcext:value-type="float">
            <text:p>0.00968889</text:p>
          </table:table-cell>
          <table:table-cell office:value-type="float" office:value="0.00814618" calcext:value-type="float">
            <text:p>0.00814618</text:p>
          </table:table-cell>
          <table:table-cell office:value-type="float" office:value="0.0123831" calcext:value-type="float">
            <text:p>0.0123831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643807" calcext:value-type="float">
            <text:p>0.00643807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555982" calcext:value-type="float">
            <text:p>0.0555982</text:p>
          </table:table-cell>
          <table:table-cell office:value-type="float" office:value="0.00961428" calcext:value-type="float">
            <text:p>0.00961428</text:p>
          </table:table-cell>
          <table:table-cell office:value-type="float" office:value="0.00845093" calcext:value-type="float">
            <text:p>0.00845093</text:p>
          </table:table-cell>
          <table:table-cell office:value-type="float" office:value="0.0118348" calcext:value-type="float">
            <text:p>0.0118348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642268" calcext:value-type="float">
            <text:p>0.00642268</text:p>
          </table:table-cell>
          <table:table-cell office:value-type="float" office:value="0.00756115" calcext:value-type="float">
            <text:p>0.00756115</text:p>
          </table:table-cell>
          <table:table-cell office:value-type="float" office:value="0.0526292" calcext:value-type="float">
            <text:p>0.0526292</text:p>
          </table:table-cell>
          <table:table-cell office:value-type="float" office:value="0.00968573" calcext:value-type="float">
            <text:p>0.00968573</text:p>
          </table:table-cell>
          <table:table-cell office:value-type="float" office:value="0.00804394" calcext:value-type="float">
            <text:p>0.00804394</text:p>
          </table:table-cell>
          <table:table-cell office:value-type="float" office:value="0.0121233" calcext:value-type="float">
            <text:p>0.0121233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643097" calcext:value-type="float">
            <text:p>0.00643097</text:p>
          </table:table-cell>
          <table:table-cell office:value-type="float" office:value="0.00693823" calcext:value-type="float">
            <text:p>0.00693823</text:p>
          </table:table-cell>
          <table:table-cell office:value-type="float" office:value="0.054547" calcext:value-type="float">
            <text:p>0.054547</text:p>
          </table:table-cell>
          <table:table-cell office:value-type="float" office:value="0.00933874" calcext:value-type="float">
            <text:p>0.00933874</text:p>
          </table:table-cell>
          <table:table-cell office:value-type="float" office:value="0.00805657" calcext:value-type="float">
            <text:p>0.00805657</text:p>
          </table:table-cell>
          <table:table-cell office:value-type="float" office:value="0.0115738" calcext:value-type="float">
            <text:p>0.0115738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638241" calcext:value-type="float">
            <text:p>0.00638241</text:p>
          </table:table-cell>
          <table:table-cell office:value-type="float" office:value="0.00702863" calcext:value-type="float">
            <text:p>0.00702863</text:p>
          </table:table-cell>
          <table:table-cell office:value-type="float" office:value="0.0540871" calcext:value-type="float">
            <text:p>0.0540871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0.00855278" calcext:value-type="float">
            <text:p>0.00855278</text:p>
          </table:table-cell>
          <table:table-cell office:value-type="float" office:value="0.0115675" calcext:value-type="float">
            <text:p>0.0115675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65711" calcext:value-type="float">
            <text:p>0.0065711</text:p>
          </table:table-cell>
          <table:table-cell office:value-type="float" office:value="0.00700731" calcext:value-type="float">
            <text:p>0.00700731</text:p>
          </table:table-cell>
          <table:table-cell office:value-type="float" office:value="0.0550222" calcext:value-type="float">
            <text:p>0.0550222</text:p>
          </table:table-cell>
          <table:table-cell office:value-type="float" office:value="0.00966994" calcext:value-type="float">
            <text:p>0.00966994</text:p>
          </table:table-cell>
          <table:table-cell office:value-type="float" office:value="0.00837395" calcext:value-type="float">
            <text:p>0.00837395</text:p>
          </table:table-cell>
          <table:table-cell office:value-type="float" office:value="0.0118561" calcext:value-type="float">
            <text:p>0.0118561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663624" calcext:value-type="float">
            <text:p>0.00663624</text:p>
          </table:table-cell>
          <table:table-cell office:value-type="float" office:value="0.00747904" calcext:value-type="float">
            <text:p>0.00747904</text:p>
          </table:table-cell>
          <table:table-cell office:value-type="float" office:value="0.0522301" calcext:value-type="float">
            <text:p>0.0522301</text:p>
          </table:table-cell>
          <table:table-cell office:value-type="float" office:value="0.00950256" calcext:value-type="float">
            <text:p>0.00950256</text:p>
          </table:table-cell>
          <table:table-cell office:value-type="float" office:value="0.00801117" calcext:value-type="float">
            <text:p>0.00801117</text:p>
          </table:table-cell>
          <table:table-cell office:value-type="float" office:value="0.0117827" calcext:value-type="float">
            <text:p>0.0117827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662834" calcext:value-type="float">
            <text:p>0.00662834</text:p>
          </table:table-cell>
          <table:table-cell office:value-type="float" office:value="0.00757299" calcext:value-type="float">
            <text:p>0.00757299</text:p>
          </table:table-cell>
          <table:table-cell office:value-type="float" office:value="0.0503708" calcext:value-type="float">
            <text:p>0.0503708</text:p>
          </table:table-cell>
          <table:table-cell office:value-type="float" office:value="0.00957638" calcext:value-type="float">
            <text:p>0.00957638</text:p>
          </table:table-cell>
          <table:table-cell office:value-type="float" office:value="0.00808736" calcext:value-type="float">
            <text:p>0.00808736</text:p>
          </table:table-cell>
          <table:table-cell office:value-type="float" office:value="0.0115916" calcext:value-type="float">
            <text:p>0.011591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642662" calcext:value-type="float">
            <text:p>0.00642662</text:p>
          </table:table-cell>
          <table:table-cell office:value-type="float" office:value="0.00690586" calcext:value-type="float">
            <text:p>0.00690586</text:p>
          </table:table-cell>
          <table:table-cell office:value-type="float" office:value="0.0537267" calcext:value-type="float">
            <text:p>0.0537267</text:p>
          </table:table-cell>
          <table:table-cell office:value-type="float" office:value="0.00930913" calcext:value-type="float">
            <text:p>0.00930913</text:p>
          </table:table-cell>
          <table:table-cell office:value-type="float" office:value="0.00804039" calcext:value-type="float">
            <text:p>0.00804039</text:p>
          </table:table-cell>
          <table:table-cell office:value-type="float" office:value="0.0115213" calcext:value-type="float">
            <text:p>0.0115213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687665" calcext:value-type="float">
            <text:p>0.00687665</text:p>
          </table:table-cell>
          <table:table-cell office:value-type="float" office:value="0.00705271" calcext:value-type="float">
            <text:p>0.00705271</text:p>
          </table:table-cell>
          <table:table-cell office:value-type="float" office:value="0.0570292" calcext:value-type="float">
            <text:p>0.0570292</text:p>
          </table:table-cell>
          <table:table-cell office:value-type="float" office:value="0.00966796" calcext:value-type="float">
            <text:p>0.00966796</text:p>
          </table:table-cell>
          <table:table-cell office:value-type="float" office:value="0.00797367" calcext:value-type="float">
            <text:p>0.00797367</text:p>
          </table:table-cell>
          <table:table-cell office:value-type="float" office:value="0.0117306" calcext:value-type="float">
            <text:p>0.0117306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643412" calcext:value-type="float">
            <text:p>0.00643412</text:p>
          </table:table-cell>
          <table:table-cell office:value-type="float" office:value="0.00692283" calcext:value-type="float">
            <text:p>0.00692283</text:p>
          </table:table-cell>
          <table:table-cell office:value-type="float" office:value="0.0509744" calcext:value-type="float">
            <text:p>0.0509744</text:p>
          </table:table-cell>
          <table:table-cell office:value-type="float" office:value="0.00949506" calcext:value-type="float">
            <text:p>0.00949506</text:p>
          </table:table-cell>
          <table:table-cell office:value-type="float" office:value="0.00804512" calcext:value-type="float">
            <text:p>0.00804512</text:p>
          </table:table-cell>
          <table:table-cell office:value-type="float" office:value="0.0115056" calcext:value-type="float">
            <text:p>0.0115056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642307" calcext:value-type="float">
            <text:p>0.00642307</text:p>
          </table:table-cell>
          <table:table-cell office:value-type="float" office:value="0.00700613" calcext:value-type="float">
            <text:p>0.00700613</text:p>
          </table:table-cell>
          <table:table-cell office:value-type="float" office:value="0.0557494" calcext:value-type="float">
            <text:p>0.0557494</text:p>
          </table:table-cell>
          <table:table-cell office:value-type="float" office:value="0.0102913" calcext:value-type="float">
            <text:p>0.0102913</text:p>
          </table:table-cell>
          <table:table-cell office:value-type="float" office:value="0.00805144" calcext:value-type="float">
            <text:p>0.00805144</text:p>
          </table:table-cell>
          <table:table-cell office:value-type="float" office:value="0.012136" calcext:value-type="float">
            <text:p>0.012136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679533" calcext:value-type="float">
            <text:p>0.00679533</text:p>
          </table:table-cell>
          <table:table-cell office:value-type="float" office:value="0.00709613" calcext:value-type="float">
            <text:p>0.00709613</text:p>
          </table:table-cell>
          <table:table-cell office:value-type="float" office:value="0.0516183" calcext:value-type="float">
            <text:p>0.0516183</text:p>
          </table:table-cell>
          <table:table-cell office:value-type="float" office:value="0.00945124" calcext:value-type="float">
            <text:p>0.00945124</text:p>
          </table:table-cell>
          <table:table-cell office:value-type="float" office:value="0.00820105" calcext:value-type="float">
            <text:p>0.00820105</text:p>
          </table:table-cell>
          <table:table-cell office:value-type="float" office:value="0.0124589" calcext:value-type="float">
            <text:p>0.0124589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659834" calcext:value-type="float">
            <text:p>0.00659834</text:p>
          </table:table-cell>
          <table:table-cell office:value-type="float" office:value="0.00769221" calcext:value-type="float">
            <text:p>0.00769221</text:p>
          </table:table-cell>
          <table:table-cell office:value-type="float" office:value="0.0561848" calcext:value-type="float">
            <text:p>0.0561848</text:p>
          </table:table-cell>
          <table:table-cell office:value-type="float" office:value="0.0093865" calcext:value-type="float">
            <text:p>0.0093865</text:p>
          </table:table-cell>
          <table:table-cell office:value-type="float" office:value="0.00817421" calcext:value-type="float">
            <text:p>0.00817421</text:p>
          </table:table-cell>
          <table:table-cell office:value-type="float" office:value="0.0113326" calcext:value-type="float">
            <text:p>0.0113326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657742" calcext:value-type="float">
            <text:p>0.00657742</text:p>
          </table:table-cell>
          <table:table-cell office:value-type="float" office:value="0.00709021" calcext:value-type="float">
            <text:p>0.00709021</text:p>
          </table:table-cell>
          <table:table-cell office:value-type="float" office:value="0.0507893" calcext:value-type="float">
            <text:p>0.0507893</text:p>
          </table:table-cell>
          <table:table-cell office:value-type="float" office:value="0.0100525" calcext:value-type="float">
            <text:p>0.0100525</text:p>
          </table:table-cell>
          <table:table-cell office:value-type="float" office:value="0.00805894" calcext:value-type="float">
            <text:p>0.00805894</text:p>
          </table:table-cell>
          <table:table-cell office:value-type="float" office:value="0.0116556" calcext:value-type="float">
            <text:p>0.0116556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635715" calcext:value-type="float">
            <text:p>0.00635715</text:p>
          </table:table-cell>
          <table:table-cell office:value-type="float" office:value="0.00716403" calcext:value-type="float">
            <text:p>0.00716403</text:p>
          </table:table-cell>
          <table:table-cell office:value-type="float" office:value="0.0493934" calcext:value-type="float">
            <text:p>0.0493934</text:p>
          </table:table-cell>
          <table:table-cell office:value-type="float" office:value="0.00943624" calcext:value-type="float">
            <text:p>0.00943624</text:p>
          </table:table-cell>
          <table:table-cell office:value-type="float" office:value="0.00811223" calcext:value-type="float">
            <text:p>0.00811223</text:p>
          </table:table-cell>
          <table:table-cell office:value-type="float" office:value="0.011849" calcext:value-type="float">
            <text:p>0.011849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780669" calcext:value-type="float">
            <text:p>0.00780669</text:p>
          </table:table-cell>
          <table:table-cell office:value-type="float" office:value="0.00708863" calcext:value-type="float">
            <text:p>0.00708863</text:p>
          </table:table-cell>
          <table:table-cell office:value-type="float" office:value="0.0503211" calcext:value-type="float">
            <text:p>0.0503211</text:p>
          </table:table-cell>
          <table:table-cell office:value-type="float" office:value="0.00949545" calcext:value-type="float">
            <text:p>0.00949545</text:p>
          </table:table-cell>
          <table:table-cell office:value-type="float" office:value="0.00821881" calcext:value-type="float">
            <text:p>0.00821881</text:p>
          </table:table-cell>
          <table:table-cell office:value-type="float" office:value="0.0120941" calcext:value-type="float">
            <text:p>0.0120941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641952" calcext:value-type="float">
            <text:p>0.00641952</text:p>
          </table:table-cell>
          <table:table-cell office:value-type="float" office:value="0.00722166" calcext:value-type="float">
            <text:p>0.00722166</text:p>
          </table:table-cell>
          <table:table-cell office:value-type="float" office:value="0.0543618" calcext:value-type="float">
            <text:p>0.0543618</text:p>
          </table:table-cell>
          <table:table-cell office:value-type="float" office:value="0.0101211" calcext:value-type="float">
            <text:p>0.0101211</text:p>
          </table:table-cell>
          <table:table-cell office:value-type="float" office:value="0.00850738" calcext:value-type="float">
            <text:p>0.00850738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631886" calcext:value-type="float">
            <text:p>0.00631886</text:p>
          </table:table-cell>
          <table:table-cell office:value-type="float" office:value="0.00714232" calcext:value-type="float">
            <text:p>0.00714232</text:p>
          </table:table-cell>
          <table:table-cell office:value-type="float" office:value="0.0501762" calcext:value-type="float">
            <text:p>0.0501762</text:p>
          </table:table-cell>
          <table:table-cell office:value-type="float" office:value="0.0101164" calcext:value-type="float">
            <text:p>0.0101164</text:p>
          </table:table-cell>
          <table:table-cell office:value-type="float" office:value="0.00805578" calcext:value-type="float">
            <text:p>0.00805578</text:p>
          </table:table-cell>
          <table:table-cell office:value-type="float" office:value="0.0116141" calcext:value-type="float">
            <text:p>0.0116141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664098" calcext:value-type="float">
            <text:p>0.00664098</text:p>
          </table:table-cell>
          <table:table-cell office:value-type="float" office:value="0.0073389" calcext:value-type="float">
            <text:p>0.0073389</text:p>
          </table:table-cell>
          <table:table-cell office:value-type="float" office:value="0.0506649" calcext:value-type="float">
            <text:p>0.0506649</text:p>
          </table:table-cell>
          <table:table-cell office:value-type="float" office:value="0.00979744" calcext:value-type="float">
            <text:p>0.00979744</text:p>
          </table:table-cell>
          <table:table-cell office:value-type="float" office:value="0.00799933" calcext:value-type="float">
            <text:p>0.00799933</text:p>
          </table:table-cell>
          <table:table-cell office:value-type="float" office:value="0.0121281" calcext:value-type="float">
            <text:p>0.0121281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63911" calcext:value-type="float">
            <text:p>0.0063911</text:p>
          </table:table-cell>
          <table:table-cell office:value-type="float" office:value="0.00708626" calcext:value-type="float">
            <text:p>0.00708626</text:p>
          </table:table-cell>
          <table:table-cell office:value-type="float" office:value="0.0509018" calcext:value-type="float">
            <text:p>0.0509018</text:p>
          </table:table-cell>
          <table:table-cell office:value-type="float" office:value="0.00966796" calcext:value-type="float">
            <text:p>0.00966796</text:p>
          </table:table-cell>
          <table:table-cell office:value-type="float" office:value="0.00853857" calcext:value-type="float">
            <text:p>0.00853857</text:p>
          </table:table-cell>
          <table:table-cell office:value-type="float" office:value="0.0120195" calcext:value-type="float">
            <text:p>0.0120195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632043" calcext:value-type="float">
            <text:p>0.00632043</text:p>
          </table:table-cell>
          <table:table-cell office:value-type="float" office:value="0.00731127" calcext:value-type="float">
            <text:p>0.00731127</text:p>
          </table:table-cell>
          <table:table-cell office:value-type="float" office:value="0.0545675" calcext:value-type="float">
            <text:p>0.0545675</text:p>
          </table:table-cell>
          <table:table-cell office:value-type="float" office:value="0.00970625" calcext:value-type="float">
            <text:p>0.00970625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117242" calcext:value-type="float">
            <text:p>0.0117242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645031" calcext:value-type="float">
            <text:p>0.00645031</text:p>
          </table:table-cell>
          <table:table-cell office:value-type="float" office:value="0.00716166" calcext:value-type="float">
            <text:p>0.00716166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0811855" calcext:value-type="float">
            <text:p>0.00811855</text:p>
          </table:table-cell>
          <table:table-cell office:value-type="float" office:value="0.0116019" calcext:value-type="float">
            <text:p>0.0116019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65565" calcext:value-type="float">
            <text:p>0.0065565</text:p>
          </table:table-cell>
          <table:table-cell office:value-type="float" office:value="0.00696902" calcext:value-type="float">
            <text:p>0.00696902</text:p>
          </table:table-cell>
          <table:table-cell office:value-type="float" office:value="0.051411" calcext:value-type="float">
            <text:p>0.051411</text:p>
          </table:table-cell>
          <table:table-cell office:value-type="float" office:value="0.00985389" calcext:value-type="float">
            <text:p>0.00985389</text:p>
          </table:table-cell>
          <table:table-cell office:value-type="float" office:value="0.00802815" calcext:value-type="float">
            <text:p>0.00802815</text:p>
          </table:table-cell>
          <table:table-cell office:value-type="float" office:value="0.0121766" calcext:value-type="float">
            <text:p>0.0121766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689836" calcext:value-type="float">
            <text:p>0.00689836</text:p>
          </table:table-cell>
          <table:table-cell office:value-type="float" office:value="0.00747786" calcext:value-type="float">
            <text:p>0.00747786</text:p>
          </table:table-cell>
          <table:table-cell office:value-type="float" office:value="0.0496978" calcext:value-type="float">
            <text:p>0.0496978</text:p>
          </table:table-cell>
          <table:table-cell office:value-type="float" office:value="0.00935374" calcext:value-type="float">
            <text:p>0.00935374</text:p>
          </table:table-cell>
          <table:table-cell office:value-type="float" office:value="0.00810631" calcext:value-type="float">
            <text:p>0.00810631</text:p>
          </table:table-cell>
          <table:table-cell office:value-type="float" office:value="0.0116038" calcext:value-type="float">
            <text:p>0.0116038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633307" calcext:value-type="float">
            <text:p>0.00633307</text:p>
          </table:table-cell>
          <table:table-cell office:value-type="float" office:value="0.00690151" calcext:value-type="float">
            <text:p>0.00690151</text:p>
          </table:table-cell>
          <table:table-cell office:value-type="float" office:value="0.0548628" calcext:value-type="float">
            <text:p>0.0548628</text:p>
          </table:table-cell>
          <table:table-cell office:value-type="float" office:value="0.00952506" calcext:value-type="float">
            <text:p>0.00952506</text:p>
          </table:table-cell>
          <table:table-cell office:value-type="float" office:value="0.00813631" calcext:value-type="float">
            <text:p>0.00813631</text:p>
          </table:table-cell>
          <table:table-cell office:value-type="float" office:value="0.0121182" calcext:value-type="float">
            <text:p>0.0121182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645781" calcext:value-type="float">
            <text:p>0.00645781</text:p>
          </table:table-cell>
          <table:table-cell office:value-type="float" office:value="0.0076176" calcext:value-type="float">
            <text:p>0.0076176</text:p>
          </table:table-cell>
          <table:table-cell office:value-type="float" office:value="0.0523063" calcext:value-type="float">
            <text:p>0.0523063</text:p>
          </table:table-cell>
          <table:table-cell office:value-type="float" office:value="0.00970231" calcext:value-type="float">
            <text:p>0.00970231</text:p>
          </table:table-cell>
          <table:table-cell office:value-type="float" office:value="0.00812723" calcext:value-type="float">
            <text:p>0.00812723</text:p>
          </table:table-cell>
          <table:table-cell office:value-type="float" office:value="0.0116777" calcext:value-type="float">
            <text:p>0.0116777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639741" calcext:value-type="float">
            <text:p>0.00639741</text:p>
          </table:table-cell>
          <table:table-cell office:value-type="float" office:value="0.0070831" calcext:value-type="float">
            <text:p>0.0070831</text:p>
          </table:table-cell>
          <table:table-cell office:value-type="float" office:value="0.0510802" calcext:value-type="float">
            <text:p>0.0510802</text:p>
          </table:table-cell>
          <table:table-cell office:value-type="float" office:value="0.0094094" calcext:value-type="float">
            <text:p>0.0094094</text:p>
          </table:table-cell>
          <table:table-cell office:value-type="float" office:value="0.00810749" calcext:value-type="float">
            <text:p>0.00810749</text:p>
          </table:table-cell>
          <table:table-cell office:value-type="float" office:value="0.0115296" calcext:value-type="float">
            <text:p>0.011529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678388" calcext:value-type="float">
            <text:p>0.00678388</text:p>
          </table:table-cell>
          <table:table-cell office:value-type="float" office:value="0.00695323" calcext:value-type="float">
            <text:p>0.00695323</text:p>
          </table:table-cell>
          <table:table-cell office:value-type="float" office:value="0.0508576" calcext:value-type="float">
            <text:p>0.0508576</text:p>
          </table:table-cell>
          <table:table-cell office:value-type="float" office:value="0.00965849" calcext:value-type="float">
            <text:p>0.00965849</text:p>
          </table:table-cell>
          <table:table-cell office:value-type="float" office:value="0.00810434" calcext:value-type="float">
            <text:p>0.00810434</text:p>
          </table:table-cell>
          <table:table-cell office:value-type="float" office:value="0.012136" calcext:value-type="float">
            <text:p>0.012136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642662" calcext:value-type="float">
            <text:p>0.00642662</text:p>
          </table:table-cell>
          <table:table-cell office:value-type="float" office:value="0.00787538" calcext:value-type="float">
            <text:p>0.00787538</text:p>
          </table:table-cell>
          <table:table-cell office:value-type="float" office:value="0.0530042" calcext:value-type="float">
            <text:p>0.0530042</text:p>
          </table:table-cell>
          <table:table-cell office:value-type="float" office:value="0.00936282" calcext:value-type="float">
            <text:p>0.00936282</text:p>
          </table:table-cell>
          <table:table-cell office:value-type="float" office:value="0.00791525" calcext:value-type="float">
            <text:p>0.00791525</text:p>
          </table:table-cell>
          <table:table-cell office:value-type="float" office:value="0.0118494" calcext:value-type="float">
            <text:p>0.0118494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681822" calcext:value-type="float">
            <text:p>0.00681822</text:p>
          </table:table-cell>
          <table:table-cell office:value-type="float" office:value="0.00749523" calcext:value-type="float">
            <text:p>0.00749523</text:p>
          </table:table-cell>
          <table:table-cell office:value-type="float" office:value="0.0510478" calcext:value-type="float">
            <text:p>0.0510478</text:p>
          </table:table-cell>
          <table:table-cell office:value-type="float" office:value="0.0103651" calcext:value-type="float">
            <text:p>0.0103651</text:p>
          </table:table-cell>
          <table:table-cell office:value-type="float" office:value="0.00801749" calcext:value-type="float">
            <text:p>0.00801749</text:p>
          </table:table-cell>
          <table:table-cell office:value-type="float" office:value="0.0114929" calcext:value-type="float">
            <text:p>0.0114929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643018" calcext:value-type="float">
            <text:p>0.00643018</text:p>
          </table:table-cell>
          <table:table-cell office:value-type="float" office:value="0.00695481" calcext:value-type="float">
            <text:p>0.00695481</text:p>
          </table:table-cell>
          <table:table-cell office:value-type="float" office:value="0.0567473" calcext:value-type="float">
            <text:p>0.0567473</text:p>
          </table:table-cell>
          <table:table-cell office:value-type="float" office:value="0.00996285" calcext:value-type="float">
            <text:p>0.00996285</text:p>
          </table:table-cell>
          <table:table-cell office:value-type="float" office:value="0.00806565" calcext:value-type="float">
            <text:p>0.00806565</text:p>
          </table:table-cell>
          <table:table-cell office:value-type="float" office:value="0.0119654" calcext:value-type="float">
            <text:p>0.0119654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636149" calcext:value-type="float">
            <text:p>0.00636149</text:p>
          </table:table-cell>
          <table:table-cell office:value-type="float" office:value="0.00728561" calcext:value-type="float">
            <text:p>0.00728561</text:p>
          </table:table-cell>
          <table:table-cell office:value-type="float" office:value="0.0507348" calcext:value-type="float">
            <text:p>0.0507348</text:p>
          </table:table-cell>
          <table:table-cell office:value-type="float" office:value="0.00936755" calcext:value-type="float">
            <text:p>0.00936755</text:p>
          </table:table-cell>
          <table:table-cell office:value-type="float" office:value="0.0082196" calcext:value-type="float">
            <text:p>0.0082196</text:p>
          </table:table-cell>
          <table:table-cell office:value-type="float" office:value="0.0116315" calcext:value-type="float">
            <text:p>0.011631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647005" calcext:value-type="float">
            <text:p>0.00647005</text:p>
          </table:table-cell>
          <table:table-cell office:value-type="float" office:value="0.00714311" calcext:value-type="float">
            <text:p>0.00714311</text:p>
          </table:table-cell>
          <table:table-cell office:value-type="float" office:value="0.0544226" calcext:value-type="float">
            <text:p>0.0544226</text:p>
          </table:table-cell>
          <table:table-cell office:value-type="float" office:value="0.00949032" calcext:value-type="float">
            <text:p>0.00949032</text:p>
          </table:table-cell>
          <table:table-cell office:value-type="float" office:value="0.00805854" calcext:value-type="float">
            <text:p>0.00805854</text:p>
          </table:table-cell>
          <table:table-cell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648465" calcext:value-type="float">
            <text:p>0.00648465</text:p>
          </table:table-cell>
          <table:table-cell office:value-type="float" office:value="0.00692559" calcext:value-type="float">
            <text:p>0.00692559</text:p>
          </table:table-cell>
          <table:table-cell office:value-type="float" office:value="0.0502453" calcext:value-type="float">
            <text:p>0.0502453</text:p>
          </table:table-cell>
          <table:table-cell office:value-type="float" office:value="0.00938927" calcext:value-type="float">
            <text:p>0.00938927</text:p>
          </table:table-cell>
          <table:table-cell office:value-type="float" office:value="0.00833843" calcext:value-type="float">
            <text:p>0.00833843</text:p>
          </table:table-cell>
          <table:table-cell office:value-type="float" office:value="0.0114546" calcext:value-type="float">
            <text:p>0.0114546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648071" calcext:value-type="float">
            <text:p>0.00648071</text:p>
          </table:table-cell>
          <table:table-cell office:value-type="float" office:value="0.00707244" calcext:value-type="float">
            <text:p>0.00707244</text:p>
          </table:table-cell>
          <table:table-cell office:value-type="float" office:value="0.0498178" calcext:value-type="float">
            <text:p>0.0498178</text:p>
          </table:table-cell>
          <table:table-cell office:value-type="float" office:value="0.0096052" calcext:value-type="float">
            <text:p>0.0096052</text:p>
          </table:table-cell>
          <table:table-cell office:value-type="float" office:value="0.00790222" calcext:value-type="float">
            <text:p>0.00790222</text:p>
          </table:table-cell>
          <table:table-cell office:value-type="float" office:value="0.0114819" calcext:value-type="float">
            <text:p>0.0114819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650913" calcext:value-type="float">
            <text:p>0.00650913</text:p>
          </table:table-cell>
          <table:table-cell office:value-type="float" office:value="0.00707442" calcext:value-type="float">
            <text:p>0.00707442</text:p>
          </table:table-cell>
          <table:table-cell office:value-type="float" office:value="0.0510111" calcext:value-type="float">
            <text:p>0.0510111</text:p>
          </table:table-cell>
          <table:table-cell office:value-type="float" office:value="0.00941611" calcext:value-type="float">
            <text:p>0.00941611</text:p>
          </table:table-cell>
          <table:table-cell office:value-type="float" office:value="0.00803367" calcext:value-type="float">
            <text:p>0.00803367</text:p>
          </table:table-cell>
          <table:table-cell office:value-type="float" office:value="0.0118675" calcext:value-type="float">
            <text:p>0.0118675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638912" calcext:value-type="float">
            <text:p>0.00638912</text:p>
          </table:table-cell>
          <table:table-cell office:value-type="float" office:value="0.00737088" calcext:value-type="float">
            <text:p>0.00737088</text:p>
          </table:table-cell>
          <table:table-cell office:value-type="float" office:value="0.0550392" calcext:value-type="float">
            <text:p>0.0550392</text:p>
          </table:table-cell>
          <table:table-cell office:value-type="float" office:value="0.00968652" calcext:value-type="float">
            <text:p>0.00968652</text:p>
          </table:table-cell>
          <table:table-cell office:value-type="float" office:value="0.00797407" calcext:value-type="float">
            <text:p>0.00797407</text:p>
          </table:table-cell>
          <table:table-cell office:value-type="float" office:value="0.0116271" calcext:value-type="float">
            <text:p>0.011627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689915" calcext:value-type="float">
            <text:p>0.00689915</text:p>
          </table:table-cell>
          <table:table-cell office:value-type="float" office:value="0.00697297" calcext:value-type="float">
            <text:p>0.00697297</text:p>
          </table:table-cell>
          <table:table-cell office:value-type="float" office:value="0.0500029" calcext:value-type="float">
            <text:p>0.0500029</text:p>
          </table:table-cell>
          <table:table-cell office:value-type="float" office:value="0.00970744" calcext:value-type="float">
            <text:p>0.00970744</text:p>
          </table:table-cell>
          <table:table-cell office:value-type="float" office:value="0.00821013" calcext:value-type="float">
            <text:p>0.00821013</text:p>
          </table:table-cell>
          <table:table-cell office:value-type="float" office:value="0.0115478" calcext:value-type="float">
            <text:p>0.0115478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65336" calcext:value-type="float">
            <text:p>0.0065336</text:p>
          </table:table-cell>
          <table:table-cell office:value-type="float" office:value="0.00706968" calcext:value-type="float">
            <text:p>0.00706968</text:p>
          </table:table-cell>
          <table:table-cell office:value-type="float" office:value="0.0499105" calcext:value-type="float">
            <text:p>0.0499105</text:p>
          </table:table-cell>
          <table:table-cell office:value-type="float" office:value="0.00981284" calcext:value-type="float">
            <text:p>0.00981284</text:p>
          </table:table-cell>
          <table:table-cell office:value-type="float" office:value="0.00815447" calcext:value-type="float">
            <text:p>0.00815447</text:p>
          </table:table-cell>
          <table:table-cell office:value-type="float" office:value="0.0121127" calcext:value-type="float">
            <text:p>0.0121127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689165" calcext:value-type="float">
            <text:p>0.00689165</text:p>
          </table:table-cell>
          <table:table-cell office:value-type="float" office:value="0.00702113" calcext:value-type="float">
            <text:p>0.00702113</text:p>
          </table:table-cell>
          <table:table-cell office:value-type="float" office:value="0.0496899" calcext:value-type="float">
            <text:p>0.0496899</text:p>
          </table:table-cell>
          <table:table-cell office:value-type="float" office:value="0.00948519" calcext:value-type="float">
            <text:p>0.00948519</text:p>
          </table:table-cell>
          <table:table-cell office:value-type="float" office:value="0.00877542" calcext:value-type="float">
            <text:p>0.00877542</text:p>
          </table:table-cell>
          <table:table-cell office:value-type="float" office:value="0.0114124" calcext:value-type="float">
            <text:p>0.0114124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0.00715969" calcext:value-type="float">
            <text:p>0.00715969</text:p>
          </table:table-cell>
          <table:table-cell office:value-type="float" office:value="0.0602441" calcext:value-type="float">
            <text:p>0.0602441</text:p>
          </table:table-cell>
          <table:table-cell office:value-type="float" office:value="0.0100556" calcext:value-type="float">
            <text:p>0.0100556</text:p>
          </table:table-cell>
          <table:table-cell office:value-type="float" office:value="0.0085212" calcext:value-type="float">
            <text:p>0.0085212</text:p>
          </table:table-cell>
          <table:table-cell office:value-type="float" office:value="0.0124534" calcext:value-type="float">
            <text:p>0.0124534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701244" calcext:value-type="float">
            <text:p>0.00701244</text:p>
          </table:table-cell>
          <table:table-cell office:value-type="float" office:value="0.00705468" calcext:value-type="float">
            <text:p>0.00705468</text:p>
          </table:table-cell>
          <table:table-cell office:value-type="float" office:value="0.0538068" calcext:value-type="float">
            <text:p>0.0538068</text:p>
          </table:table-cell>
          <table:table-cell office:value-type="float" office:value="0.00981994" calcext:value-type="float">
            <text:p>0.00981994</text:p>
          </table:table-cell>
          <table:table-cell office:value-type="float" office:value="0.00939242" calcext:value-type="float">
            <text:p>0.00939242</text:p>
          </table:table-cell>
          <table:table-cell office:value-type="float" office:value="0.0117641" calcext:value-type="float">
            <text:p>0.0117641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639425" calcext:value-type="float">
            <text:p>0.00639425</text:p>
          </table:table-cell>
          <table:table-cell office:value-type="float" office:value="0.00715416" calcext:value-type="float">
            <text:p>0.00715416</text:p>
          </table:table-cell>
          <table:table-cell office:value-type="float" office:value="0.0504932" calcext:value-type="float">
            <text:p>0.0504932</text:p>
          </table:table-cell>
          <table:table-cell office:value-type="float" office:value="0.00941098" calcext:value-type="float">
            <text:p>0.00941098</text:p>
          </table:table-cell>
          <table:table-cell office:value-type="float" office:value="0.00791288" calcext:value-type="float">
            <text:p>0.00791288</text:p>
          </table:table-cell>
          <table:table-cell office:value-type="float" office:value="0.0116106" calcext:value-type="float">
            <text:p>0.0116106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64736" calcext:value-type="float">
            <text:p>0.0064736</text:p>
          </table:table-cell>
          <table:table-cell office:value-type="float" office:value="0.00715534" calcext:value-type="float">
            <text:p>0.00715534</text:p>
          </table:table-cell>
          <table:table-cell office:value-type="float" office:value="0.0513763" calcext:value-type="float">
            <text:p>0.0513763</text:p>
          </table:table-cell>
          <table:table-cell office:value-type="float" office:value="0.00960638" calcext:value-type="float">
            <text:p>0.00960638</text:p>
          </table:table-cell>
          <table:table-cell office:value-type="float" office:value="0.00805894" calcext:value-type="float">
            <text:p>0.00805894</text:p>
          </table:table-cell>
          <table:table-cell office:value-type="float" office:value="0.0117179" calcext:value-type="float">
            <text:p>0.0117179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644478" calcext:value-type="float">
            <text:p>0.00644478</text:p>
          </table:table-cell>
          <table:table-cell office:value-type="float" office:value="0.00766853" calcext:value-type="float">
            <text:p>0.00766853</text:p>
          </table:table-cell>
          <table:table-cell office:value-type="float" office:value="0.0553902" calcext:value-type="float">
            <text:p>0.0553902</text:p>
          </table:table-cell>
          <table:table-cell office:value-type="float" office:value="0.00941532" calcext:value-type="float">
            <text:p>0.00941532</text:p>
          </table:table-cell>
          <table:table-cell office:value-type="float" office:value="0.00850935" calcext:value-type="float">
            <text:p>0.00850935</text:p>
          </table:table-cell>
          <table:table-cell office:value-type="float" office:value="0.0121739" calcext:value-type="float">
            <text:p>0.0121739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636307" calcext:value-type="float">
            <text:p>0.00636307</text:p>
          </table:table-cell>
          <table:table-cell office:value-type="float" office:value="0.00693625" calcext:value-type="float">
            <text:p>0.00693625</text:p>
          </table:table-cell>
          <table:table-cell office:value-type="float" office:value="0.0520114" calcext:value-type="float">
            <text:p>0.0520114</text:p>
          </table:table-cell>
          <table:table-cell office:value-type="float" office:value="0.00941058" calcext:value-type="float">
            <text:p>0.00941058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15363" calcext:value-type="float">
            <text:p>0.0115363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671637" calcext:value-type="float">
            <text:p>0.00671637</text:p>
          </table:table-cell>
          <table:table-cell office:value-type="float" office:value="0.00718377" calcext:value-type="float">
            <text:p>0.00718377</text:p>
          </table:table-cell>
          <table:table-cell office:value-type="float" office:value="0.049924" calcext:value-type="float">
            <text:p>0.049924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0.00822237" calcext:value-type="float">
            <text:p>0.00822237</text:p>
          </table:table-cell>
          <table:table-cell office:value-type="float" office:value="0.0114669" calcext:value-type="float">
            <text:p>0.0114669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68948" calcext:value-type="float">
            <text:p>0.0068948</text:p>
          </table:table-cell>
          <table:table-cell office:value-type="float" office:value="0.00703415" calcext:value-type="float">
            <text:p>0.00703415</text:p>
          </table:table-cell>
          <table:table-cell office:value-type="float" office:value="0.0502015" calcext:value-type="float">
            <text:p>0.0502015</text:p>
          </table:table-cell>
          <table:table-cell office:value-type="float" office:value="0.00963796" calcext:value-type="float">
            <text:p>0.00963796</text:p>
          </table:table-cell>
          <table:table-cell office:value-type="float" office:value="0.00810986" calcext:value-type="float">
            <text:p>0.00810986</text:p>
          </table:table-cell>
          <table:table-cell office:value-type="float" office:value="0.01156" calcext:value-type="float">
            <text:p>0.01156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652808" calcext:value-type="float">
            <text:p>0.00652808</text:p>
          </table:table-cell>
          <table:table-cell office:value-type="float" office:value="0.0070381" calcext:value-type="float">
            <text:p>0.0070381</text:p>
          </table:table-cell>
          <table:table-cell office:value-type="float" office:value="0.0571642" calcext:value-type="float">
            <text:p>0.0571642</text:p>
          </table:table-cell>
          <table:table-cell office:value-type="float" office:value="0.00989692" calcext:value-type="float">
            <text:p>0.00989692</text:p>
          </table:table-cell>
          <table:table-cell office:value-type="float" office:value="0.00834198" calcext:value-type="float">
            <text:p>0.00834198</text:p>
          </table:table-cell>
          <table:table-cell office:value-type="float" office:value="0.0115727" calcext:value-type="float">
            <text:p>0.0115727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630978" calcext:value-type="float">
            <text:p>0.00630978</text:p>
          </table:table-cell>
          <table:table-cell office:value-type="float" office:value="0.00748536" calcext:value-type="float">
            <text:p>0.00748536</text:p>
          </table:table-cell>
          <table:table-cell office:value-type="float" office:value="0.0529154" calcext:value-type="float">
            <text:p>0.0529154</text:p>
          </table:table-cell>
          <table:table-cell office:value-type="float" office:value="0.00938611" calcext:value-type="float">
            <text:p>0.00938611</text:p>
          </table:table-cell>
          <table:table-cell office:value-type="float" office:value="0.00814144" calcext:value-type="float">
            <text:p>0.00814144</text:p>
          </table:table-cell>
          <table:table-cell office:value-type="float" office:value="0.0117685" calcext:value-type="float">
            <text:p>0.0117685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647952" calcext:value-type="float">
            <text:p>0.00647952</text:p>
          </table:table-cell>
          <table:table-cell office:value-type="float" office:value="0.00699507" calcext:value-type="float">
            <text:p>0.00699507</text:p>
          </table:table-cell>
          <table:table-cell office:value-type="float" office:value="0.0508773" calcext:value-type="float">
            <text:p>0.0508773</text:p>
          </table:table-cell>
          <table:table-cell office:value-type="float" office:value="0.00984363" calcext:value-type="float">
            <text:p>0.00984363</text:p>
          </table:table-cell>
          <table:table-cell office:value-type="float" office:value="0.00801117" calcext:value-type="float">
            <text:p>0.00801117</text:p>
          </table:table-cell>
          <table:table-cell office:value-type="float" office:value="0.0114878" calcext:value-type="float">
            <text:p>0.0114878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66019" calcext:value-type="float">
            <text:p>0.0066019</text:p>
          </table:table-cell>
          <table:table-cell office:value-type="float" office:value="0.00727061" calcext:value-type="float">
            <text:p>0.00727061</text:p>
          </table:table-cell>
          <table:table-cell office:value-type="float" office:value="0.0500988" calcext:value-type="float">
            <text:p>0.0500988</text:p>
          </table:table-cell>
          <table:table-cell office:value-type="float" office:value="0.00968415" calcext:value-type="float">
            <text:p>0.00968415</text:p>
          </table:table-cell>
          <table:table-cell office:value-type="float" office:value="0.00817855" calcext:value-type="float">
            <text:p>0.00817855</text:p>
          </table:table-cell>
          <table:table-cell office:value-type="float" office:value="0.0116583" calcext:value-type="float">
            <text:p>0.0116583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652689" calcext:value-type="float">
            <text:p>0.00652689</text:p>
          </table:table-cell>
          <table:table-cell office:value-type="float" office:value="0.00693783" calcext:value-type="float">
            <text:p>0.00693783</text:p>
          </table:table-cell>
          <table:table-cell office:value-type="float" office:value="0.0539386" calcext:value-type="float">
            <text:p>0.0539386</text:p>
          </table:table-cell>
          <table:table-cell office:value-type="float" office:value="0.00943861" calcext:value-type="float">
            <text:p>0.00943861</text:p>
          </table:table-cell>
          <table:table-cell office:value-type="float" office:value="0.00811697" calcext:value-type="float">
            <text:p>0.00811697</text:p>
          </table:table-cell>
          <table:table-cell office:value-type="float" office:value="0.0123081" calcext:value-type="float">
            <text:p>0.0123081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636188" calcext:value-type="float">
            <text:p>0.00636188</text:p>
          </table:table-cell>
          <table:table-cell office:value-type="float" office:value="0.00719995" calcext:value-type="float">
            <text:p>0.00719995</text:p>
          </table:table-cell>
          <table:table-cell office:value-type="float" office:value="0.0500763" calcext:value-type="float">
            <text:p>0.0500763</text:p>
          </table:table-cell>
          <table:table-cell office:value-type="float" office:value="0.00931229" calcext:value-type="float">
            <text:p>0.00931229</text:p>
          </table:table-cell>
          <table:table-cell office:value-type="float" office:value="0.00795235" calcext:value-type="float">
            <text:p>0.00795235</text:p>
          </table:table-cell>
          <table:table-cell office:value-type="float" office:value="0.0118482" calcext:value-type="float">
            <text:p>0.0118482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632359" calcext:value-type="float">
            <text:p>0.00632359</text:p>
          </table:table-cell>
          <table:table-cell office:value-type="float" office:value="0.0070381" calcext:value-type="float">
            <text:p>0.0070381</text:p>
          </table:table-cell>
          <table:table-cell office:value-type="float" office:value="0.0519384" calcext:value-type="float">
            <text:p>0.0519384</text:p>
          </table:table-cell>
          <table:table-cell office:value-type="float" office:value="0.00936282" calcext:value-type="float">
            <text:p>0.00936282</text:p>
          </table:table-cell>
          <table:table-cell office:value-type="float" office:value="0.00793301" calcext:value-type="float">
            <text:p>0.00793301</text:p>
          </table:table-cell>
          <table:table-cell office:value-type="float" office:value="0.0116792" calcext:value-type="float">
            <text:p>0.0116792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641675" calcext:value-type="float">
            <text:p>0.00641675</text:p>
          </table:table-cell>
          <table:table-cell office:value-type="float" office:value="0.00724851" calcext:value-type="float">
            <text:p>0.00724851</text:p>
          </table:table-cell>
          <table:table-cell office:value-type="float" office:value="0.0503266" calcext:value-type="float">
            <text:p>0.0503266</text:p>
          </table:table-cell>
          <table:table-cell office:value-type="float" office:value="0.00945085" calcext:value-type="float">
            <text:p>0.00945085</text:p>
          </table:table-cell>
          <table:table-cell office:value-type="float" office:value="0.00807276" calcext:value-type="float">
            <text:p>0.00807276</text:p>
          </table:table-cell>
          <table:table-cell office:value-type="float" office:value="0.0114795" calcext:value-type="float">
            <text:p>0.0114795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649689" calcext:value-type="float">
            <text:p>0.00649689</text:p>
          </table:table-cell>
          <table:table-cell office:value-type="float" office:value="0.00692559" calcext:value-type="float">
            <text:p>0.00692559</text:p>
          </table:table-cell>
          <table:table-cell office:value-type="float" office:value="0.0556977" calcext:value-type="float">
            <text:p>0.0556977</text:p>
          </table:table-cell>
          <table:table-cell office:value-type="float" office:value="0.0094165" calcext:value-type="float">
            <text:p>0.0094165</text:p>
          </table:table-cell>
          <table:table-cell office:value-type="float" office:value="0.00840672" calcext:value-type="float">
            <text:p>0.00840672</text:p>
          </table:table-cell>
          <table:table-cell office:value-type="float" office:value="0.011699" calcext:value-type="float">
            <text:p>0.01169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645465" calcext:value-type="float">
            <text:p>0.00645465</text:p>
          </table:table-cell>
          <table:table-cell office:value-type="float" office:value="0.00702468" calcext:value-type="float">
            <text:p>0.00702468</text:p>
          </table:table-cell>
          <table:table-cell office:value-type="float" office:value="0.0498565" calcext:value-type="float">
            <text:p>0.0498565</text:p>
          </table:table-cell>
          <table:table-cell office:value-type="float" office:value="0.00949151" calcext:value-type="float">
            <text:p>0.00949151</text:p>
          </table:table-cell>
          <table:table-cell office:value-type="float" office:value="0.00800683" calcext:value-type="float">
            <text:p>0.00800683</text:p>
          </table:table-cell>
          <table:table-cell office:value-type="float" office:value="0.0119595" calcext:value-type="float">
            <text:p>0.0119595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631412" calcext:value-type="float">
            <text:p>0.00631412</text:p>
          </table:table-cell>
          <table:table-cell office:value-type="float" office:value="0.00695362" calcext:value-type="float">
            <text:p>0.00695362</text:p>
          </table:table-cell>
          <table:table-cell office:value-type="float" office:value="0.0519072" calcext:value-type="float">
            <text:p>0.0519072</text:p>
          </table:table-cell>
          <table:table-cell office:value-type="float" office:value="0.00932729" calcext:value-type="float">
            <text:p>0.00932729</text:p>
          </table:table-cell>
          <table:table-cell office:value-type="float" office:value="0.00803723" calcext:value-type="float">
            <text:p>0.00803723</text:p>
          </table:table-cell>
          <table:table-cell office:value-type="float" office:value="0.0116394" calcext:value-type="float">
            <text:p>0.0116394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686401" calcext:value-type="float">
            <text:p>0.00686401</text:p>
          </table:table-cell>
          <table:table-cell office:value-type="float" office:value="0.00692638" calcext:value-type="float">
            <text:p>0.00692638</text:p>
          </table:table-cell>
          <table:table-cell office:value-type="float" office:value="0.0505133" calcext:value-type="float">
            <text:p>0.0505133</text:p>
          </table:table-cell>
          <table:table-cell office:value-type="float" office:value="0.00943111" calcext:value-type="float">
            <text:p>0.00943111</text:p>
          </table:table-cell>
          <table:table-cell office:value-type="float" office:value="0.00818842" calcext:value-type="float">
            <text:p>0.00818842</text:p>
          </table:table-cell>
          <table:table-cell office:value-type="float" office:value="0.0117756" calcext:value-type="float">
            <text:p>0.0117756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707955" calcext:value-type="float">
            <text:p>0.00707955</text:p>
          </table:table-cell>
          <table:table-cell office:value-type="float" office:value="0.00731009" calcext:value-type="float">
            <text:p>0.00731009</text:p>
          </table:table-cell>
          <table:table-cell office:value-type="float" office:value="0.0555591" calcext:value-type="float">
            <text:p>0.0555591</text:p>
          </table:table-cell>
          <table:table-cell office:value-type="float" office:value="0.0097177" calcext:value-type="float">
            <text:p>0.0097177</text:p>
          </table:table-cell>
          <table:table-cell office:value-type="float" office:value="0.00809289" calcext:value-type="float">
            <text:p>0.00809289</text:p>
          </table:table-cell>
          <table:table-cell office:value-type="float" office:value="0.0117708" calcext:value-type="float">
            <text:p>0.0117708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648347" calcext:value-type="float">
            <text:p>0.00648347</text:p>
          </table:table-cell>
          <table:table-cell office:value-type="float" office:value="0.00711981" calcext:value-type="float">
            <text:p>0.00711981</text:p>
          </table:table-cell>
          <table:table-cell office:value-type="float" office:value="0.0501624" calcext:value-type="float">
            <text:p>0.0501624</text:p>
          </table:table-cell>
          <table:table-cell office:value-type="float" office:value="0.00932413" calcext:value-type="float">
            <text:p>0.00932413</text:p>
          </table:table-cell>
          <table:table-cell office:value-type="float" office:value="0.00798236" calcext:value-type="float">
            <text:p>0.00798236</text:p>
          </table:table-cell>
          <table:table-cell office:value-type="float" office:value="0.0117542" calcext:value-type="float">
            <text:p>0.0117542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644755" calcext:value-type="float">
            <text:p>0.00644755</text:p>
          </table:table-cell>
          <table:table-cell office:value-type="float" office:value="0.00708034" calcext:value-type="float">
            <text:p>0.00708034</text:p>
          </table:table-cell>
          <table:table-cell office:value-type="float" office:value="0.0500499" calcext:value-type="float">
            <text:p>0.0500499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804117" calcext:value-type="float">
            <text:p>0.00804117</text:p>
          </table:table-cell>
          <table:table-cell office:value-type="float" office:value="0.0115928" calcext:value-type="float">
            <text:p>0.0115928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652176" calcext:value-type="float">
            <text:p>0.00652176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0.0500424" calcext:value-type="float">
            <text:p>0.0500424</text:p>
          </table:table-cell>
          <table:table-cell office:value-type="float" office:value="0.00976034" calcext:value-type="float">
            <text:p>0.00976034</text:p>
          </table:table-cell>
          <table:table-cell office:value-type="float" office:value="0.00851607" calcext:value-type="float">
            <text:p>0.00851607</text:p>
          </table:table-cell>
          <table:table-cell office:value-type="float" office:value="0.0116315" calcext:value-type="float">
            <text:p>0.0116315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645505" calcext:value-type="float">
            <text:p>0.00645505</text:p>
          </table:table-cell>
          <table:table-cell office:value-type="float" office:value="0.00735193" calcext:value-type="float">
            <text:p>0.00735193</text:p>
          </table:table-cell>
          <table:table-cell office:value-type="float" office:value="0.0548651" calcext:value-type="float">
            <text:p>0.0548651</text:p>
          </table:table-cell>
          <table:table-cell office:value-type="float" office:value="0.0094315" calcext:value-type="float">
            <text:p>0.0094315</text:p>
          </table:table-cell>
          <table:table-cell office:value-type="float" office:value="0.00808183" calcext:value-type="float">
            <text:p>0.00808183</text:p>
          </table:table-cell>
          <table:table-cell office:value-type="float" office:value="0.0119252" calcext:value-type="float">
            <text:p>0.0119252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792788" calcext:value-type="float">
            <text:p>0.00792788</text:p>
          </table:table-cell>
          <table:table-cell office:value-type="float" office:value="0.00732548" calcext:value-type="float">
            <text:p>0.00732548</text:p>
          </table:table-cell>
          <table:table-cell office:value-type="float" office:value="0.0528286" calcext:value-type="float">
            <text:p>0.0528286</text:p>
          </table:table-cell>
          <table:table-cell office:value-type="float" office:value="0.00931268" calcext:value-type="float">
            <text:p>0.00931268</text:p>
          </table:table-cell>
          <table:table-cell office:value-type="float" office:value="0.00849672" calcext:value-type="float">
            <text:p>0.00849672</text:p>
          </table:table-cell>
          <table:table-cell office:value-type="float" office:value="0.0115588" calcext:value-type="float">
            <text:p>0.0115588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648663" calcext:value-type="float">
            <text:p>0.00648663</text:p>
          </table:table-cell>
          <table:table-cell office:value-type="float" office:value="0.00709455" calcext:value-type="float">
            <text:p>0.00709455</text:p>
          </table:table-cell>
          <table:table-cell office:value-type="float" office:value="0.0497933" calcext:value-type="float">
            <text:p>0.0497933</text:p>
          </table:table-cell>
          <table:table-cell office:value-type="float" office:value="0.00974691" calcext:value-type="float">
            <text:p>0.00974691</text:p>
          </table:table-cell>
          <table:table-cell office:value-type="float" office:value="0.00809289" calcext:value-type="float">
            <text:p>0.00809289</text:p>
          </table:table-cell>
          <table:table-cell office:value-type="float" office:value="0.0114144" calcext:value-type="float">
            <text:p>0.0114144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664927" calcext:value-type="float">
            <text:p>0.00664927</text:p>
          </table:table-cell>
          <table:table-cell office:value-type="float" office:value="0.0070152" calcext:value-type="float">
            <text:p>0.0070152</text:p>
          </table:table-cell>
          <table:table-cell office:value-type="float" office:value="0.0496496" calcext:value-type="float">
            <text:p>0.0496496</text:p>
          </table:table-cell>
          <table:table-cell office:value-type="float" office:value="0.00946506" calcext:value-type="float">
            <text:p>0.00946506</text:p>
          </table:table-cell>
          <table:table-cell office:value-type="float" office:value="0.00832342" calcext:value-type="float">
            <text:p>0.00832342</text:p>
          </table:table-cell>
          <table:table-cell office:value-type="float" office:value="0.0118671" calcext:value-type="float">
            <text:p>0.0118671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648663" calcext:value-type="float">
            <text:p>0.00648663</text:p>
          </table:table-cell>
          <table:table-cell office:value-type="float" office:value="0.00708034" calcext:value-type="float">
            <text:p>0.00708034</text:p>
          </table:table-cell>
          <table:table-cell office:value-type="float" office:value="0.0562341" calcext:value-type="float">
            <text:p>0.0562341</text:p>
          </table:table-cell>
          <table:table-cell office:value-type="float" office:value="0.00953138" calcext:value-type="float">
            <text:p>0.00953138</text:p>
          </table:table-cell>
          <table:table-cell office:value-type="float" office:value="0.00806841" calcext:value-type="float">
            <text:p>0.00806841</text:p>
          </table:table-cell>
          <table:table-cell office:value-type="float" office:value="0.0119193" calcext:value-type="float">
            <text:p>0.0119193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636504" calcext:value-type="float">
            <text:p>0.00636504</text:p>
          </table:table-cell>
          <table:table-cell office:value-type="float" office:value="0.00692915" calcext:value-type="float">
            <text:p>0.00692915</text:p>
          </table:table-cell>
          <table:table-cell office:value-type="float" office:value="0.0527567" calcext:value-type="float">
            <text:p>0.0527567</text:p>
          </table:table-cell>
          <table:table-cell office:value-type="float" office:value="0.0096273" calcext:value-type="float">
            <text:p>0.0096273</text:p>
          </table:table-cell>
          <table:table-cell office:value-type="float" office:value="0.00810947" calcext:value-type="float">
            <text:p>0.00810947</text:p>
          </table:table-cell>
          <table:table-cell office:value-type="float" office:value="0.0118557" calcext:value-type="float">
            <text:p>0.0118557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644005" calcext:value-type="float">
            <text:p>0.00644005</text:p>
          </table:table-cell>
          <table:table-cell office:value-type="float" office:value="0.00703257" calcext:value-type="float">
            <text:p>0.00703257</text:p>
          </table:table-cell>
          <table:table-cell office:value-type="float" office:value="0.052739" calcext:value-type="float">
            <text:p>0.052739</text:p>
          </table:table-cell>
          <table:table-cell office:value-type="float" office:value="0.00968967" calcext:value-type="float">
            <text:p>0.00968967</text:p>
          </table:table-cell>
          <table:table-cell office:value-type="float" office:value="0.00798867" calcext:value-type="float">
            <text:p>0.00798867</text:p>
          </table:table-cell>
          <table:table-cell office:value-type="float" office:value="0.0115431" calcext:value-type="float">
            <text:p>0.0115431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631925" calcext:value-type="float">
            <text:p>0.00631925</text:p>
          </table:table-cell>
          <table:table-cell office:value-type="float" office:value="0.00743365" calcext:value-type="float">
            <text:p>0.00743365</text:p>
          </table:table-cell>
          <table:table-cell office:value-type="float" office:value="0.0515938" calcext:value-type="float">
            <text:p>0.0515938</text:p>
          </table:table-cell>
          <table:table-cell office:value-type="float" office:value="0.00938492" calcext:value-type="float">
            <text:p>0.00938492</text:p>
          </table:table-cell>
          <table:table-cell office:value-type="float" office:value="0.0081525" calcext:value-type="float">
            <text:p>0.0081525</text:p>
          </table:table-cell>
          <table:table-cell office:value-type="float" office:value="0.0115107" calcext:value-type="float">
            <text:p>0.0115107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63457" calcext:value-type="float">
            <text:p>0.0063457</text:p>
          </table:table-cell>
          <table:table-cell office:value-type="float" office:value="0.0069927" calcext:value-type="float">
            <text:p>0.0069927</text:p>
          </table:table-cell>
          <table:table-cell office:value-type="float" office:value="0.0528373" calcext:value-type="float">
            <text:p>0.0528373</text:p>
          </table:table-cell>
          <table:table-cell office:value-type="float" office:value="0.00972639" calcext:value-type="float">
            <text:p>0.00972639</text:p>
          </table:table-cell>
          <table:table-cell office:value-type="float" office:value="0.00801867" calcext:value-type="float">
            <text:p>0.00801867</text:p>
          </table:table-cell>
          <table:table-cell office:value-type="float" office:value="0.0119098" calcext:value-type="float">
            <text:p>0.0119098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652097" calcext:value-type="float">
            <text:p>0.00652097</text:p>
          </table:table-cell>
          <table:table-cell office:value-type="float" office:value="0.00752681" calcext:value-type="float">
            <text:p>0.00752681</text:p>
          </table:table-cell>
          <table:table-cell office:value-type="float" office:value="0.0515843" calcext:value-type="float">
            <text:p>0.0515843</text:p>
          </table:table-cell>
          <table:table-cell office:value-type="float" office:value="0.00970152" calcext:value-type="float">
            <text:p>0.00970152</text:p>
          </table:table-cell>
          <table:table-cell office:value-type="float" office:value="0.00794604" calcext:value-type="float">
            <text:p>0.00794604</text:p>
          </table:table-cell>
          <table:table-cell office:value-type="float" office:value="0.0113958" calcext:value-type="float">
            <text:p>0.0113958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641439" calcext:value-type="float">
            <text:p>0.00641439</text:p>
          </table:table-cell>
          <table:table-cell office:value-type="float" office:value="0.00698836" calcext:value-type="float">
            <text:p>0.00698836</text:p>
          </table:table-cell>
          <table:table-cell office:value-type="float" office:value="0.0511805" calcext:value-type="float">
            <text:p>0.0511805</text:p>
          </table:table-cell>
          <table:table-cell office:value-type="float" office:value="0.00947137" calcext:value-type="float">
            <text:p>0.00947137</text:p>
          </table:table-cell>
          <table:table-cell office:value-type="float" office:value="0.00819237" calcext:value-type="float">
            <text:p>0.00819237</text:p>
          </table:table-cell>
          <table:table-cell office:value-type="float" office:value="0.0114688" calcext:value-type="float">
            <text:p>0.0114688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660742" calcext:value-type="float">
            <text:p>0.00660742</text:p>
          </table:table-cell>
          <table:table-cell office:value-type="float" office:value="0.00777985" calcext:value-type="float">
            <text:p>0.00777985</text:p>
          </table:table-cell>
          <table:table-cell office:value-type="float" office:value="0.051235" calcext:value-type="float">
            <text:p>0.051235</text:p>
          </table:table-cell>
          <table:table-cell office:value-type="float" office:value="0.00968336" calcext:value-type="float">
            <text:p>0.00968336</text:p>
          </table:table-cell>
          <table:table-cell office:value-type="float" office:value="0.00835066" calcext:value-type="float">
            <text:p>0.00835066</text:p>
          </table:table-cell>
          <table:table-cell office:value-type="float" office:value="0.0118727" calcext:value-type="float">
            <text:p>0.0118727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647676" calcext:value-type="float">
            <text:p>0.00647676</text:p>
          </table:table-cell>
          <table:table-cell office:value-type="float" office:value="0.00710521" calcext:value-type="float">
            <text:p>0.00710521</text:p>
          </table:table-cell>
          <table:table-cell office:value-type="float" office:value="0.0558449" calcext:value-type="float">
            <text:p>0.0558449</text:p>
          </table:table-cell>
          <table:table-cell office:value-type="float" office:value="0.009364" calcext:value-type="float">
            <text:p>0.009364</text:p>
          </table:table-cell>
          <table:table-cell office:value-type="float" office:value="0.00805539" calcext:value-type="float">
            <text:p>0.00805539</text:p>
          </table:table-cell>
          <table:table-cell office:value-type="float" office:value="0.0118139" calcext:value-type="float">
            <text:p>0.01181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632438" calcext:value-type="float">
            <text:p>0.00632438</text:p>
          </table:table-cell>
          <table:table-cell office:value-type="float" office:value="0.00691849" calcext:value-type="float">
            <text:p>0.00691849</text:p>
          </table:table-cell>
          <table:table-cell office:value-type="float" office:value="0.050556" calcext:value-type="float">
            <text:p>0.050556</text:p>
          </table:table-cell>
          <table:table-cell office:value-type="float" office:value="0.00981205" calcext:value-type="float">
            <text:p>0.00981205</text:p>
          </table:table-cell>
          <table:table-cell office:value-type="float" office:value="0.00815052" calcext:value-type="float">
            <text:p>0.00815052</text:p>
          </table:table-cell>
          <table:table-cell office:value-type="float" office:value="0.0118194" calcext:value-type="float">
            <text:p>0.0118194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640925" calcext:value-type="float">
            <text:p>0.00640925</text:p>
          </table:table-cell>
          <table:table-cell office:value-type="float" office:value="0.00692559" calcext:value-type="float">
            <text:p>0.00692559</text:p>
          </table:table-cell>
          <table:table-cell office:value-type="float" office:value="0.0507537" calcext:value-type="float">
            <text:p>0.0507537</text:p>
          </table:table-cell>
          <table:table-cell office:value-type="float" office:value="0.00948953" calcext:value-type="float">
            <text:p>0.00948953</text:p>
          </table:table-cell>
          <table:table-cell office:value-type="float" office:value="0.00850462" calcext:value-type="float">
            <text:p>0.00850462</text:p>
          </table:table-cell>
          <table:table-cell office:value-type="float" office:value="0.0120404" calcext:value-type="float">
            <text:p>0.0120404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694415" calcext:value-type="float">
            <text:p>0.00694415</text:p>
          </table:table-cell>
          <table:table-cell office:value-type="float" office:value="0.00705073" calcext:value-type="float">
            <text:p>0.00705073</text:p>
          </table:table-cell>
          <table:table-cell office:value-type="float" office:value="0.0501904" calcext:value-type="float">
            <text:p>0.0501904</text:p>
          </table:table-cell>
          <table:table-cell office:value-type="float" office:value="0.00956809" calcext:value-type="float">
            <text:p>0.00956809</text:p>
          </table:table-cell>
          <table:table-cell office:value-type="float" office:value="0.00820223" calcext:value-type="float">
            <text:p>0.00820223</text:p>
          </table:table-cell>
          <table:table-cell office:value-type="float" office:value="0.011412" calcext:value-type="float">
            <text:p>0.011412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643294" calcext:value-type="float">
            <text:p>0.00643294</text:p>
          </table:table-cell>
          <table:table-cell office:value-type="float" office:value="0.00707363" calcext:value-type="float">
            <text:p>0.00707363</text:p>
          </table:table-cell>
          <table:table-cell office:value-type="float" office:value="0.0550815" calcext:value-type="float">
            <text:p>0.0550815</text:p>
          </table:table-cell>
          <table:table-cell office:value-type="float" office:value="0.00964428" calcext:value-type="float">
            <text:p>0.00964428</text:p>
          </table:table-cell>
          <table:table-cell office:value-type="float" office:value="0.00839685" calcext:value-type="float">
            <text:p>0.00839685</text:p>
          </table:table-cell>
          <table:table-cell office:value-type="float" office:value="0.0119046" calcext:value-type="float">
            <text:p>0.0119046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692441" calcext:value-type="float">
            <text:p>0.00692441</text:p>
          </table:table-cell>
          <table:table-cell office:value-type="float" office:value="0.00703928" calcext:value-type="float">
            <text:p>0.00703928</text:p>
          </table:table-cell>
          <table:table-cell office:value-type="float" office:value="0.0510368" calcext:value-type="float">
            <text:p>0.0510368</text:p>
          </table:table-cell>
          <table:table-cell office:value-type="float" office:value="0.0095823" calcext:value-type="float">
            <text:p>0.0095823</text:p>
          </table:table-cell>
          <table:table-cell office:value-type="float" office:value="0.00820145" calcext:value-type="float">
            <text:p>0.00820145</text:p>
          </table:table-cell>
          <table:table-cell office:value-type="float" office:value="0.0119939" calcext:value-type="float">
            <text:p>0.0119939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633859" calcext:value-type="float">
            <text:p>0.00633859</text:p>
          </table:table-cell>
          <table:table-cell office:value-type="float" office:value="0.00701165" calcext:value-type="float">
            <text:p>0.00701165</text:p>
          </table:table-cell>
          <table:table-cell office:value-type="float" office:value="0.0503258" calcext:value-type="float">
            <text:p>0.0503258</text:p>
          </table:table-cell>
          <table:table-cell office:value-type="float" office:value="0.0102159" calcext:value-type="float">
            <text:p>0.0102159</text:p>
          </table:table-cell>
          <table:table-cell office:value-type="float" office:value="0.00810236" calcext:value-type="float">
            <text:p>0.00810236</text:p>
          </table:table-cell>
          <table:table-cell office:value-type="float" office:value="0.0115431" calcext:value-type="float">
            <text:p>0.0115431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640491" calcext:value-type="float">
            <text:p>0.00640491</text:p>
          </table:table-cell>
          <table:table-cell office:value-type="float" office:value="0.00715771" calcext:value-type="float">
            <text:p>0.00715771</text:p>
          </table:table-cell>
          <table:table-cell office:value-type="float" office:value="0.0510996" calcext:value-type="float">
            <text:p>0.0510996</text:p>
          </table:table-cell>
          <table:table-cell office:value-type="float" office:value="0.00942716" calcext:value-type="float">
            <text:p>0.00942716</text:p>
          </table:table-cell>
          <table:table-cell office:value-type="float" office:value="0.00799025" calcext:value-type="float">
            <text:p>0.00799025</text:p>
          </table:table-cell>
          <table:table-cell office:value-type="float" office:value="0.0115707" calcext:value-type="float">
            <text:p>0.0115707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646452" calcext:value-type="float">
            <text:p>0.00646452</text:p>
          </table:table-cell>
          <table:table-cell office:value-type="float" office:value="0.00693191" calcext:value-type="float">
            <text:p>0.00693191</text:p>
          </table:table-cell>
          <table:table-cell office:value-type="float" office:value="0.0559373" calcext:value-type="float">
            <text:p>0.0559373</text:p>
          </table:table-cell>
          <table:table-cell office:value-type="float" office:value="0.0101863" calcext:value-type="float">
            <text:p>0.0101863</text:p>
          </table:table-cell>
          <table:table-cell office:value-type="float" office:value="0.00830013" calcext:value-type="float">
            <text:p>0.00830013</text:p>
          </table:table-cell>
          <table:table-cell office:value-type="float" office:value="0.0114144" calcext:value-type="float">
            <text:p>0.0114144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657821" calcext:value-type="float">
            <text:p>0.00657821</text:p>
          </table:table-cell>
          <table:table-cell office:value-type="float" office:value="0.00700573" calcext:value-type="float">
            <text:p>0.00700573</text:p>
          </table:table-cell>
          <table:table-cell office:value-type="float" office:value="0.0511671" calcext:value-type="float">
            <text:p>0.0511671</text:p>
          </table:table-cell>
          <table:table-cell office:value-type="float" office:value="0.00954677" calcext:value-type="float">
            <text:p>0.00954677</text:p>
          </table:table-cell>
          <table:table-cell office:value-type="float" office:value="0.00807315" calcext:value-type="float">
            <text:p>0.00807315</text:p>
          </table:table-cell>
          <table:table-cell office:value-type="float" office:value="0.0114795" calcext:value-type="float">
            <text:p>0.0114795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644241" calcext:value-type="float">
            <text:p>0.00644241</text:p>
          </table:table-cell>
          <table:table-cell office:value-type="float" office:value="0.00719048" calcext:value-type="float">
            <text:p>0.00719048</text:p>
          </table:table-cell>
          <table:table-cell office:value-type="float" office:value="0.0517679" calcext:value-type="float">
            <text:p>0.0517679</text:p>
          </table:table-cell>
          <table:table-cell office:value-type="float" office:value="0.00938374" calcext:value-type="float">
            <text:p>0.00938374</text:p>
          </table:table-cell>
          <table:table-cell office:value-type="float" office:value="0.00835579" calcext:value-type="float">
            <text:p>0.00835579</text:p>
          </table:table-cell>
          <table:table-cell office:value-type="float" office:value="0.0114309" calcext:value-type="float">
            <text:p>0.011430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680322" calcext:value-type="float">
            <text:p>0.00680322</text:p>
          </table:table-cell>
          <table:table-cell office:value-type="float" office:value="0.00711113" calcext:value-type="float">
            <text:p>0.00711113</text:p>
          </table:table-cell>
          <table:table-cell office:value-type="float" office:value="0.0492734" calcext:value-type="float">
            <text:p>0.0492734</text:p>
          </table:table-cell>
          <table:table-cell office:value-type="float" office:value="0.00953572" calcext:value-type="float">
            <text:p>0.00953572</text:p>
          </table:table-cell>
          <table:table-cell office:value-type="float" office:value="0.00811105" calcext:value-type="float">
            <text:p>0.00811105</text:p>
          </table:table-cell>
          <table:table-cell office:value-type="float" office:value="0.0121818" calcext:value-type="float">
            <text:p>0.0121818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634096" calcext:value-type="float">
            <text:p>0.00634096</text:p>
          </table:table-cell>
          <table:table-cell office:value-type="float" office:value="0.00710087" calcext:value-type="float">
            <text:p>0.00710087</text:p>
          </table:table-cell>
          <table:table-cell office:value-type="float" office:value="0.0570181" calcext:value-type="float">
            <text:p>0.0570181</text:p>
          </table:table-cell>
          <table:table-cell office:value-type="float" office:value="0.00952427" calcext:value-type="float">
            <text:p>0.00952427</text:p>
          </table:table-cell>
          <table:table-cell office:value-type="float" office:value="0.00799894" calcext:value-type="float">
            <text:p>0.00799894</text:p>
          </table:table-cell>
          <table:table-cell office:value-type="float" office:value="0.0120795" calcext:value-type="float">
            <text:p>0.0120795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645189" calcext:value-type="float">
            <text:p>0.00645189</text:p>
          </table:table-cell>
          <table:table-cell office:value-type="float" office:value="0.00694691" calcext:value-type="float">
            <text:p>0.00694691</text:p>
          </table:table-cell>
          <table:table-cell office:value-type="float" office:value="0.0495051" calcext:value-type="float">
            <text:p>0.0495051</text:p>
          </table:table-cell>
          <table:table-cell office:value-type="float" office:value="0.00947966" calcext:value-type="float">
            <text:p>0.00947966</text:p>
          </table:table-cell>
          <table:table-cell office:value-type="float" office:value="0.00816868" calcext:value-type="float">
            <text:p>0.00816868</text:p>
          </table:table-cell>
          <table:table-cell office:value-type="float" office:value="0.0118746" calcext:value-type="float">
            <text:p>0.0118746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643176" calcext:value-type="float">
            <text:p>0.00643176</text:p>
          </table:table-cell>
          <table:table-cell office:value-type="float" office:value="0.00751418" calcext:value-type="float">
            <text:p>0.00751418</text:p>
          </table:table-cell>
          <table:table-cell office:value-type="float" office:value="0.0506898" calcext:value-type="float">
            <text:p>0.0506898</text:p>
          </table:table-cell>
          <table:table-cell office:value-type="float" office:value="0.00931624" calcext:value-type="float">
            <text:p>0.00931624</text:p>
          </table:table-cell>
          <table:table-cell office:value-type="float" office:value="0.00855396" calcext:value-type="float">
            <text:p>0.00855396</text:p>
          </table:table-cell>
          <table:table-cell office:value-type="float" office:value="0.0117337" calcext:value-type="float">
            <text:p>0.0117337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633465" calcext:value-type="float">
            <text:p>0.00633465</text:p>
          </table:table-cell>
          <table:table-cell office:value-type="float" office:value="0.00719719" calcext:value-type="float">
            <text:p>0.00719719</text:p>
          </table:table-cell>
          <table:table-cell office:value-type="float" office:value="0.0510182" calcext:value-type="float">
            <text:p>0.0510182</text:p>
          </table:table-cell>
          <table:table-cell office:value-type="float" office:value="0.00948045" calcext:value-type="float">
            <text:p>0.00948045</text:p>
          </table:table-cell>
          <table:table-cell office:value-type="float" office:value="0.00809605" calcext:value-type="float">
            <text:p>0.00809605</text:p>
          </table:table-cell>
          <table:table-cell office:value-type="float" office:value="0.0114155" calcext:value-type="float">
            <text:p>0.0114155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631412" calcext:value-type="float">
            <text:p>0.00631412</text:p>
          </table:table-cell>
          <table:table-cell office:value-type="float" office:value="0.00698915" calcext:value-type="float">
            <text:p>0.00698915</text:p>
          </table:table-cell>
          <table:table-cell office:value-type="float" office:value="0.0562484" calcext:value-type="float">
            <text:p>0.0562484</text:p>
          </table:table-cell>
          <table:table-cell office:value-type="float" office:value="0.00953848" calcext:value-type="float">
            <text:p>0.00953848</text:p>
          </table:table-cell>
          <table:table-cell office:value-type="float" office:value="0.0089578" calcext:value-type="float">
            <text:p>0.0089578</text:p>
          </table:table-cell>
          <table:table-cell office:value-type="float" office:value="0.0116737" calcext:value-type="float">
            <text:p>0.0116737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689757" calcext:value-type="float">
            <text:p>0.00689757</text:p>
          </table:table-cell>
          <table:table-cell office:value-type="float" office:value="0.00713639" calcext:value-type="float">
            <text:p>0.00713639</text:p>
          </table:table-cell>
          <table:table-cell office:value-type="float" office:value="0.0516605" calcext:value-type="float">
            <text:p>0.0516605</text:p>
          </table:table-cell>
          <table:table-cell office:value-type="float" office:value="0.00955151" calcext:value-type="float">
            <text:p>0.00955151</text:p>
          </table:table-cell>
          <table:table-cell office:value-type="float" office:value="0.00796341" calcext:value-type="float">
            <text:p>0.00796341</text:p>
          </table:table-cell>
          <table:table-cell office:value-type="float" office:value="0.0115825" calcext:value-type="float">
            <text:p>0.0115825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634688" calcext:value-type="float">
            <text:p>0.00634688</text:p>
          </table:table-cell>
          <table:table-cell office:value-type="float" office:value="0.00776682" calcext:value-type="float">
            <text:p>0.00776682</text:p>
          </table:table-cell>
          <table:table-cell office:value-type="float" office:value="0.0506511" calcext:value-type="float">
            <text:p>0.0506511</text:p>
          </table:table-cell>
          <table:table-cell office:value-type="float" office:value="0.0103612" calcext:value-type="float">
            <text:p>0.0103612</text:p>
          </table:table-cell>
          <table:table-cell office:value-type="float" office:value="0.00891635" calcext:value-type="float">
            <text:p>0.00891635</text:p>
          </table:table-cell>
          <table:table-cell office:value-type="float" office:value="0.0116228" calcext:value-type="float">
            <text:p>0.0116228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702507" calcext:value-type="float">
            <text:p>0.00702507</text:p>
          </table:table-cell>
          <table:table-cell office:value-type="float" office:value="0.00730298" calcext:value-type="float">
            <text:p>0.00730298</text:p>
          </table:table-cell>
          <table:table-cell office:value-type="float" office:value="0.0509472" calcext:value-type="float">
            <text:p>0.0509472</text:p>
          </table:table-cell>
          <table:table-cell office:value-type="float" office:value="0.00966678" calcext:value-type="float">
            <text:p>0.00966678</text:p>
          </table:table-cell>
          <table:table-cell office:value-type="float" office:value="0.00797012" calcext:value-type="float">
            <text:p>0.00797012</text:p>
          </table:table-cell>
          <table:table-cell office:value-type="float" office:value="0.0113855" calcext:value-type="float">
            <text:p>0.0113855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658097" calcext:value-type="float">
            <text:p>0.00658097</text:p>
          </table:table-cell>
          <table:table-cell office:value-type="float" office:value="0.00710876" calcext:value-type="float">
            <text:p>0.00710876</text:p>
          </table:table-cell>
          <table:table-cell office:value-type="float" office:value="0.054453" calcext:value-type="float">
            <text:p>0.054453</text:p>
          </table:table-cell>
          <table:table-cell office:value-type="float" office:value="0.0097931" calcext:value-type="float">
            <text:p>0.0097931</text:p>
          </table:table-cell>
          <table:table-cell office:value-type="float" office:value="0.0080167" calcext:value-type="float">
            <text:p>0.0080167</text:p>
          </table:table-cell>
          <table:table-cell office:value-type="float" office:value="0.0120097" calcext:value-type="float">
            <text:p>0.012009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68802" calcext:value-type="float">
            <text:p>0.0068802</text:p>
          </table:table-cell>
          <table:table-cell office:value-type="float" office:value="0.00705784" calcext:value-type="float">
            <text:p>0.00705784</text:p>
          </table:table-cell>
          <table:table-cell office:value-type="float" office:value="0.0501588" calcext:value-type="float">
            <text:p>0.0501588</text:p>
          </table:table-cell>
          <table:table-cell office:value-type="float" office:value="0.00941453" calcext:value-type="float">
            <text:p>0.00941453</text:p>
          </table:table-cell>
          <table:table-cell office:value-type="float" office:value="0.00883266" calcext:value-type="float">
            <text:p>0.00883266</text:p>
          </table:table-cell>
          <table:table-cell office:value-type="float" office:value="0.0113899" calcext:value-type="float">
            <text:p>0.0113899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636149" calcext:value-type="float">
            <text:p>0.00636149</text:p>
          </table:table-cell>
          <table:table-cell office:value-type="float" office:value="0.0070756" calcext:value-type="float">
            <text:p>0.0070756</text:p>
          </table:table-cell>
          <table:table-cell office:value-type="float" office:value="0.0504565" calcext:value-type="float">
            <text:p>0.0504565</text:p>
          </table:table-cell>
          <table:table-cell office:value-type="float" office:value="0.00937269" calcext:value-type="float">
            <text:p>0.00937269</text:p>
          </table:table-cell>
          <table:table-cell office:value-type="float" office:value="0.00801078" calcext:value-type="float">
            <text:p>0.00801078</text:p>
          </table:table-cell>
          <table:table-cell office:value-type="float" office:value="0.0114353" calcext:value-type="float">
            <text:p>0.0114353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64661" calcext:value-type="float">
            <text:p>0.0064661</text:p>
          </table:table-cell>
          <table:table-cell office:value-type="float" office:value="0.00695599" calcext:value-type="float">
            <text:p>0.00695599</text:p>
          </table:table-cell>
          <table:table-cell office:value-type="float" office:value="0.0527058" calcext:value-type="float">
            <text:p>0.0527058</text:p>
          </table:table-cell>
          <table:table-cell office:value-type="float" office:value="0.00949901" calcext:value-type="float">
            <text:p>0.00949901</text:p>
          </table:table-cell>
          <table:table-cell office:value-type="float" office:value="0.00822158" calcext:value-type="float">
            <text:p>0.00822158</text:p>
          </table:table-cell>
          <table:table-cell office:value-type="float" office:value="0.0119418" calcext:value-type="float">
            <text:p>0.0119418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632122" calcext:value-type="float">
            <text:p>0.00632122</text:p>
          </table:table-cell>
          <table:table-cell office:value-type="float" office:value="0.00693744" calcext:value-type="float">
            <text:p>0.00693744</text:p>
          </table:table-cell>
          <table:table-cell office:value-type="float" office:value="0.0555848" calcext:value-type="float">
            <text:p>0.0555848</text:p>
          </table:table-cell>
          <table:table-cell office:value-type="float" office:value="0.00965652" calcext:value-type="float">
            <text:p>0.00965652</text:p>
          </table:table-cell>
          <table:table-cell office:value-type="float" office:value="0.00798354" calcext:value-type="float">
            <text:p>0.00798354</text:p>
          </table:table-cell>
          <table:table-cell office:value-type="float" office:value="0.0119548" calcext:value-type="float">
            <text:p>0.0119548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651663" calcext:value-type="float">
            <text:p>0.00651663</text:p>
          </table:table-cell>
          <table:table-cell office:value-type="float" office:value="0.00717469" calcext:value-type="float">
            <text:p>0.00717469</text:p>
          </table:table-cell>
          <table:table-cell office:value-type="float" office:value="0.0513719" calcext:value-type="float">
            <text:p>0.0513719</text:p>
          </table:table-cell>
          <table:table-cell office:value-type="float" office:value="0.00946151" calcext:value-type="float">
            <text:p>0.00946151</text:p>
          </table:table-cell>
          <table:table-cell office:value-type="float" office:value="0.00813236" calcext:value-type="float">
            <text:p>0.00813236</text:p>
          </table:table-cell>
          <table:table-cell office:value-type="float" office:value="0.0118498" calcext:value-type="float">
            <text:p>0.0118498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642978" calcext:value-type="float">
            <text:p>0.00642978</text:p>
          </table:table-cell>
          <table:table-cell office:value-type="float" office:value="0.00710679" calcext:value-type="float">
            <text:p>0.00710679</text:p>
          </table:table-cell>
          <table:table-cell office:value-type="float" office:value="0.0527871" calcext:value-type="float">
            <text:p>0.0527871</text:p>
          </table:table-cell>
          <table:table-cell office:value-type="float" office:value="0.00973112" calcext:value-type="float">
            <text:p>0.00973112</text:p>
          </table:table-cell>
          <table:table-cell office:value-type="float" office:value="0.00806091" calcext:value-type="float">
            <text:p>0.00806091</text:p>
          </table:table-cell>
          <table:table-cell office:value-type="float" office:value="0.0115308" calcext:value-type="float">
            <text:p>0.0115308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635794" calcext:value-type="float">
            <text:p>0.00635794</text:p>
          </table:table-cell>
          <table:table-cell office:value-type="float" office:value="0.00706218" calcext:value-type="float">
            <text:p>0.00706218</text:p>
          </table:table-cell>
          <table:table-cell office:value-type="float" office:value="0.0512128" calcext:value-type="float">
            <text:p>0.0512128</text:p>
          </table:table-cell>
          <table:table-cell office:value-type="float" office:value="0.00942045" calcext:value-type="float">
            <text:p>0.00942045</text:p>
          </table:table-cell>
          <table:table-cell office:value-type="float" office:value="0.00829342" calcext:value-type="float">
            <text:p>0.00829342</text:p>
          </table:table-cell>
          <table:table-cell office:value-type="float" office:value="0.0115892" calcext:value-type="float">
            <text:p>0.0115892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644557" calcext:value-type="float">
            <text:p>0.00644557</text:p>
          </table:table-cell>
          <table:table-cell office:value-type="float" office:value="0.00700139" calcext:value-type="float">
            <text:p>0.00700139</text:p>
          </table:table-cell>
          <table:table-cell office:value-type="float" office:value="0.0531622" calcext:value-type="float">
            <text:p>0.0531622</text:p>
          </table:table-cell>
          <table:table-cell office:value-type="float" office:value="0.00943822" calcext:value-type="float">
            <text:p>0.00943822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0.0115146" calcext:value-type="float">
            <text:p>0.0115146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637373" calcext:value-type="float">
            <text:p>0.00637373</text:p>
          </table:table-cell>
          <table:table-cell office:value-type="float" office:value="0.00690902" calcext:value-type="float">
            <text:p>0.00690902</text:p>
          </table:table-cell>
          <table:table-cell office:value-type="float" office:value="0.0519858" calcext:value-type="float">
            <text:p>0.0519858</text:p>
          </table:table-cell>
          <table:table-cell office:value-type="float" office:value="0.0101381" calcext:value-type="float">
            <text:p>0.0101381</text:p>
          </table:table-cell>
          <table:table-cell office:value-type="float" office:value="0.00871976" calcext:value-type="float">
            <text:p>0.00871976</text:p>
          </table:table-cell>
          <table:table-cell office:value-type="float" office:value="0.0118968" calcext:value-type="float">
            <text:p>0.0118968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637767" calcext:value-type="float">
            <text:p>0.00637767</text:p>
          </table:table-cell>
          <table:table-cell office:value-type="float" office:value="0.00731996" calcext:value-type="float">
            <text:p>0.00731996</text:p>
          </table:table-cell>
          <table:table-cell office:value-type="float" office:value="0.0513309" calcext:value-type="float">
            <text:p>0.0513309</text:p>
          </table:table-cell>
          <table:table-cell office:value-type="float" office:value="0.00938729" calcext:value-type="float">
            <text:p>0.00938729</text:p>
          </table:table-cell>
          <table:table-cell office:value-type="float" office:value="0.00802973" calcext:value-type="float">
            <text:p>0.00802973</text:p>
          </table:table-cell>
          <table:table-cell office:value-type="float" office:value="0.0118952" calcext:value-type="float">
            <text:p>0.01189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643018" calcext:value-type="float">
            <text:p>0.00643018</text:p>
          </table:table-cell>
          <table:table-cell office:value-type="float" office:value="0.0074597" calcext:value-type="float">
            <text:p>0.0074597</text:p>
          </table:table-cell>
          <table:table-cell office:value-type="float" office:value="0.0508066" calcext:value-type="float">
            <text:p>0.0508066</text:p>
          </table:table-cell>
          <table:table-cell office:value-type="float" office:value="0.00982429" calcext:value-type="float">
            <text:p>0.00982429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117258" calcext:value-type="float">
            <text:p>0.0117258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632517" calcext:value-type="float">
            <text:p>0.00632517</text:p>
          </table:table-cell>
          <table:table-cell office:value-type="float" office:value="0.00725008" calcext:value-type="float">
            <text:p>0.00725008</text:p>
          </table:table-cell>
          <table:table-cell office:value-type="float" office:value="0.0524844" calcext:value-type="float">
            <text:p>0.0524844</text:p>
          </table:table-cell>
          <table:table-cell office:value-type="float" office:value="0.00957401" calcext:value-type="float">
            <text:p>0.00957401</text:p>
          </table:table-cell>
          <table:table-cell office:value-type="float" office:value="0.00807907" calcext:value-type="float">
            <text:p>0.00807907</text:p>
          </table:table-cell>
          <table:table-cell office:value-type="float" office:value="0.0123187" calcext:value-type="float">
            <text:p>0.0123187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643215" calcext:value-type="float">
            <text:p>0.00643215</text:p>
          </table:table-cell>
          <table:table-cell office:value-type="float" office:value="0.00695007" calcext:value-type="float">
            <text:p>0.00695007</text:p>
          </table:table-cell>
          <table:table-cell office:value-type="float" office:value="0.0512456" calcext:value-type="float">
            <text:p>0.0512456</text:p>
          </table:table-cell>
          <table:table-cell office:value-type="float" office:value="0.00952625" calcext:value-type="float">
            <text:p>0.00952625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0.0120531" calcext:value-type="float">
            <text:p>0.0120531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631925" calcext:value-type="float">
            <text:p>0.00631925</text:p>
          </table:table-cell>
          <table:table-cell office:value-type="float" office:value="0.00758681" calcext:value-type="float">
            <text:p>0.00758681</text:p>
          </table:table-cell>
          <table:table-cell office:value-type="float" office:value="0.0514935" calcext:value-type="float">
            <text:p>0.0514935</text:p>
          </table:table-cell>
          <table:table-cell office:value-type="float" office:value="0.00943624" calcext:value-type="float">
            <text:p>0.00943624</text:p>
          </table:table-cell>
          <table:table-cell office:value-type="float" office:value="0.00796064" calcext:value-type="float">
            <text:p>0.00796064</text:p>
          </table:table-cell>
          <table:table-cell office:value-type="float" office:value="0.0116275" calcext:value-type="float">
            <text:p>0.0116275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666348" calcext:value-type="float">
            <text:p>0.00666348</text:p>
          </table:table-cell>
          <table:table-cell office:value-type="float" office:value="0.00710442" calcext:value-type="float">
            <text:p>0.00710442</text:p>
          </table:table-cell>
          <table:table-cell office:value-type="float" office:value="0.051606" calcext:value-type="float">
            <text:p>0.051606</text:p>
          </table:table-cell>
          <table:table-cell office:value-type="float" office:value="0.00944137" calcext:value-type="float">
            <text:p>0.00944137</text:p>
          </table:table-cell>
          <table:table-cell office:value-type="float" office:value="0.00822474" calcext:value-type="float">
            <text:p>0.00822474</text:p>
          </table:table-cell>
          <table:table-cell office:value-type="float" office:value="0.0119508" calcext:value-type="float">
            <text:p>0.0119508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661532" calcext:value-type="float">
            <text:p>0.00661532</text:p>
          </table:table-cell>
          <table:table-cell office:value-type="float" office:value="0.00698599" calcext:value-type="float">
            <text:p>0.00698599</text:p>
          </table:table-cell>
          <table:table-cell office:value-type="float" office:value="0.0552725" calcext:value-type="float">
            <text:p>0.0552725</text:p>
          </table:table-cell>
          <table:table-cell office:value-type="float" office:value="0.0096652" calcext:value-type="float">
            <text:p>0.0096652</text:p>
          </table:table-cell>
          <table:table-cell office:value-type="float" office:value="0.00801078" calcext:value-type="float">
            <text:p>0.00801078</text:p>
          </table:table-cell>
          <table:table-cell office:value-type="float" office:value="0.0116911" calcext:value-type="float">
            <text:p>0.0116911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634096" calcext:value-type="float">
            <text:p>0.00634096</text:p>
          </table:table-cell>
          <table:table-cell office:value-type="float" office:value="0.0071135" calcext:value-type="float">
            <text:p>0.0071135</text:p>
          </table:table-cell>
          <table:table-cell office:value-type="float" office:value="0.0505954" calcext:value-type="float">
            <text:p>0.0505954</text:p>
          </table:table-cell>
          <table:table-cell office:value-type="float" office:value="0.00985034" calcext:value-type="float">
            <text:p>0.00985034</text:p>
          </table:table-cell>
          <table:table-cell office:value-type="float" office:value="0.00833803" calcext:value-type="float">
            <text:p>0.00833803</text:p>
          </table:table-cell>
          <table:table-cell office:value-type="float" office:value="0.0115537" calcext:value-type="float">
            <text:p>0.0115537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650952" calcext:value-type="float">
            <text:p>0.00650952</text:p>
          </table:table-cell>
          <table:table-cell office:value-type="float" office:value="0.00694573" calcext:value-type="float">
            <text:p>0.00694573</text:p>
          </table:table-cell>
          <table:table-cell office:value-type="float" office:value="0.0517331" calcext:value-type="float">
            <text:p>0.0517331</text:p>
          </table:table-cell>
          <table:table-cell office:value-type="float" office:value="0.00943782" calcext:value-type="float">
            <text:p>0.00943782</text:p>
          </table:table-cell>
          <table:table-cell office:value-type="float" office:value="0.00821526" calcext:value-type="float">
            <text:p>0.00821526</text:p>
          </table:table-cell>
          <table:table-cell office:value-type="float" office:value="0.0114609" calcext:value-type="float">
            <text:p>0.0114609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658176" calcext:value-type="float">
            <text:p>0.00658176</text:p>
          </table:table-cell>
          <table:table-cell office:value-type="float" office:value="0.00762747" calcext:value-type="float">
            <text:p>0.00762747</text:p>
          </table:table-cell>
          <table:table-cell office:value-type="float" office:value="0.0526904" calcext:value-type="float">
            <text:p>0.0526904</text:p>
          </table:table-cell>
          <table:table-cell office:value-type="float" office:value="0.0103868" calcext:value-type="float">
            <text:p>0.0103868</text:p>
          </table:table-cell>
          <table:table-cell office:value-type="float" office:value="0.00854528" calcext:value-type="float">
            <text:p>0.00854528</text:p>
          </table:table-cell>
          <table:table-cell office:value-type="float" office:value="0.0118304" calcext:value-type="float">
            <text:p>0.0118304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636583" calcext:value-type="float">
            <text:p>0.00636583</text:p>
          </table:table-cell>
          <table:table-cell office:value-type="float" office:value="0.00694612" calcext:value-type="float">
            <text:p>0.00694612</text:p>
          </table:table-cell>
          <table:table-cell office:value-type="float" office:value="0.0524086" calcext:value-type="float">
            <text:p>0.0524086</text:p>
          </table:table-cell>
          <table:table-cell office:value-type="float" office:value="0.00948598" calcext:value-type="float">
            <text:p>0.00948598</text:p>
          </table:table-cell>
          <table:table-cell office:value-type="float" office:value="0.00851686" calcext:value-type="float">
            <text:p>0.00851686</text:p>
          </table:table-cell>
          <table:table-cell office:value-type="float" office:value="0.0120945" calcext:value-type="float">
            <text:p>0.012094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685217" calcext:value-type="float">
            <text:p>0.00685217</text:p>
          </table:table-cell>
          <table:table-cell office:value-type="float" office:value="0.00706218" calcext:value-type="float">
            <text:p>0.00706218</text:p>
          </table:table-cell>
          <table:table-cell office:value-type="float" office:value="0.0505647" calcext:value-type="float">
            <text:p>0.0505647</text:p>
          </table:table-cell>
          <table:table-cell office:value-type="float" office:value="0.00947374" calcext:value-type="float">
            <text:p>0.00947374</text:p>
          </table:table-cell>
          <table:table-cell office:value-type="float" office:value="0.00818052" calcext:value-type="float">
            <text:p>0.00818052</text:p>
          </table:table-cell>
          <table:table-cell office:value-type="float" office:value="0.0117748" calcext:value-type="float">
            <text:p>0.0117748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632004" calcext:value-type="float">
            <text:p>0.00632004</text:p>
          </table:table-cell>
          <table:table-cell office:value-type="float" office:value="0.00700573" calcext:value-type="float">
            <text:p>0.00700573</text:p>
          </table:table-cell>
          <table:table-cell office:value-type="float" office:value="0.0511497" calcext:value-type="float">
            <text:p>0.0511497</text:p>
          </table:table-cell>
          <table:table-cell office:value-type="float" office:value="0.00934111" calcext:value-type="float">
            <text:p>0.00934111</text:p>
          </table:table-cell>
          <table:table-cell office:value-type="float" office:value="0.00803841" calcext:value-type="float">
            <text:p>0.00803841</text:p>
          </table:table-cell>
          <table:table-cell office:value-type="float" office:value="0.0113812" calcext:value-type="float">
            <text:p>0.0113812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657387" calcext:value-type="float">
            <text:p>0.00657387</text:p>
          </table:table-cell>
          <table:table-cell office:value-type="float" office:value="0.00702468" calcext:value-type="float">
            <text:p>0.00702468</text:p>
          </table:table-cell>
          <table:table-cell office:value-type="float" office:value="0.050777" calcext:value-type="float">
            <text:p>0.050777</text:p>
          </table:table-cell>
          <table:table-cell office:value-type="float" office:value="0.00966046" calcext:value-type="float">
            <text:p>0.00966046</text:p>
          </table:table-cell>
          <table:table-cell office:value-type="float" office:value="0.00850067" calcext:value-type="float">
            <text:p>0.00850067</text:p>
          </table:table-cell>
          <table:table-cell office:value-type="float" office:value="0.0116019" calcext:value-type="float">
            <text:p>0.0116019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651465" calcext:value-type="float">
            <text:p>0.00651465</text:p>
          </table:table-cell>
          <table:table-cell office:value-type="float" office:value="0.0069327" calcext:value-type="float">
            <text:p>0.0069327</text:p>
          </table:table-cell>
          <table:table-cell office:value-type="float" office:value="0.0567536" calcext:value-type="float">
            <text:p>0.0567536</text:p>
          </table:table-cell>
          <table:table-cell office:value-type="float" office:value="0.00955783" calcext:value-type="float">
            <text:p>0.00955783</text:p>
          </table:table-cell>
          <table:table-cell office:value-type="float" office:value="0.00813315" calcext:value-type="float">
            <text:p>0.00813315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700297" calcext:value-type="float">
            <text:p>0.00700297</text:p>
          </table:table-cell>
          <table:table-cell office:value-type="float" office:value="0.0069627" calcext:value-type="float">
            <text:p>0.0069627</text:p>
          </table:table-cell>
          <table:table-cell office:value-type="float" office:value="0.0507036" calcext:value-type="float">
            <text:p>0.0507036</text:p>
          </table:table-cell>
          <table:table-cell office:value-type="float" office:value="0.00986534" calcext:value-type="float">
            <text:p>0.00986534</text:p>
          </table:table-cell>
          <table:table-cell office:value-type="float" office:value="0.00795235" calcext:value-type="float">
            <text:p>0.00795235</text:p>
          </table:table-cell>
          <table:table-cell office:value-type="float" office:value="0.011654" calcext:value-type="float">
            <text:p>0.011654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632754" calcext:value-type="float">
            <text:p>0.00632754</text:p>
          </table:table-cell>
          <table:table-cell office:value-type="float" office:value="0.00734719" calcext:value-type="float">
            <text:p>0.00734719</text:p>
          </table:table-cell>
          <table:table-cell office:value-type="float" office:value="0.0505899" calcext:value-type="float">
            <text:p>0.0505899</text:p>
          </table:table-cell>
          <table:table-cell office:value-type="float" office:value="0.00943269" calcext:value-type="float">
            <text:p>0.00943269</text:p>
          </table:table-cell>
          <table:table-cell office:value-type="float" office:value="0.00833053" calcext:value-type="float">
            <text:p>0.00833053</text:p>
          </table:table-cell>
          <table:table-cell office:value-type="float" office:value="0.0115478" calcext:value-type="float">
            <text:p>0.0115478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649334" calcext:value-type="float">
            <text:p>0.00649334</text:p>
          </table:table-cell>
          <table:table-cell office:value-type="float" office:value="0.00715021" calcext:value-type="float">
            <text:p>0.00715021</text:p>
          </table:table-cell>
          <table:table-cell office:value-type="float" office:value="0.0502816" calcext:value-type="float">
            <text:p>0.0502816</text:p>
          </table:table-cell>
          <table:table-cell office:value-type="float" office:value="0.00941335" calcext:value-type="float">
            <text:p>0.00941335</text:p>
          </table:table-cell>
          <table:table-cell office:value-type="float" office:value="0.00807118" calcext:value-type="float">
            <text:p>0.00807118</text:p>
          </table:table-cell>
          <table:table-cell office:value-type="float" office:value="0.0121032" calcext:value-type="float">
            <text:p>0.0121032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644912" calcext:value-type="float">
            <text:p>0.00644912</text:p>
          </table:table-cell>
          <table:table-cell office:value-type="float" office:value="0.00697612" calcext:value-type="float">
            <text:p>0.00697612</text:p>
          </table:table-cell>
          <table:table-cell office:value-type="float" office:value="0.0603558" calcext:value-type="float">
            <text:p>0.0603558</text:p>
          </table:table-cell>
          <table:table-cell office:value-type="float" office:value="0.00991745" calcext:value-type="float">
            <text:p>0.00991745</text:p>
          </table:table-cell>
          <table:table-cell office:value-type="float" office:value="0.00813197" calcext:value-type="float">
            <text:p>0.00813197</text:p>
          </table:table-cell>
          <table:table-cell office:value-type="float" office:value="0.011665" calcext:value-type="float">
            <text:p>0.011665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652334" calcext:value-type="float">
            <text:p>0.00652334</text:p>
          </table:table-cell>
          <table:table-cell office:value-type="float" office:value="0.00704994" calcext:value-type="float">
            <text:p>0.00704994</text:p>
          </table:table-cell>
          <table:table-cell office:value-type="float" office:value="0.0506128" calcext:value-type="float">
            <text:p>0.0506128</text:p>
          </table:table-cell>
          <table:table-cell office:value-type="float" office:value="0.00943427" calcext:value-type="float">
            <text:p>0.00943427</text:p>
          </table:table-cell>
          <table:table-cell office:value-type="float" office:value="0.00833369" calcext:value-type="float">
            <text:p>0.00833369</text:p>
          </table:table-cell>
          <table:table-cell office:value-type="float" office:value="0.0114128" calcext:value-type="float">
            <text:p>0.0114128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634412" calcext:value-type="float">
            <text:p>0.00634412</text:p>
          </table:table-cell>
          <table:table-cell office:value-type="float" office:value="0.00720824" calcext:value-type="float">
            <text:p>0.00720824</text:p>
          </table:table-cell>
          <table:table-cell office:value-type="float" office:value="0.051214" calcext:value-type="float">
            <text:p>0.051214</text:p>
          </table:table-cell>
          <table:table-cell office:value-type="float" office:value="0.0093565" calcext:value-type="float">
            <text:p>0.0093565</text:p>
          </table:table-cell>
          <table:table-cell office:value-type="float" office:value="0.00829263" calcext:value-type="float">
            <text:p>0.00829263</text:p>
          </table:table-cell>
          <table:table-cell office:value-type="float" office:value="0.0118146" calcext:value-type="float">
            <text:p>0.0118146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639031" calcext:value-type="float">
            <text:p>0.00639031</text:p>
          </table:table-cell>
          <table:table-cell office:value-type="float" office:value="0.00714192" calcext:value-type="float">
            <text:p>0.00714192</text:p>
          </table:table-cell>
          <table:table-cell office:value-type="float" office:value="0.0499848" calcext:value-type="float">
            <text:p>0.0499848</text:p>
          </table:table-cell>
          <table:table-cell office:value-type="float" office:value="0.00948993" calcext:value-type="float">
            <text:p>0.00948993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16879" calcext:value-type="float">
            <text:p>0.0116879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632715" calcext:value-type="float">
            <text:p>0.00632715</text:p>
          </table:table-cell>
          <table:table-cell office:value-type="float" office:value="0.00700613" calcext:value-type="float">
            <text:p>0.00700613</text:p>
          </table:table-cell>
          <table:table-cell office:value-type="float" office:value="0.0531535" calcext:value-type="float">
            <text:p>0.0531535</text:p>
          </table:table-cell>
          <table:table-cell office:value-type="float" office:value="0.00932847" calcext:value-type="float">
            <text:p>0.00932847</text:p>
          </table:table-cell>
          <table:table-cell office:value-type="float" office:value="0.00800288" calcext:value-type="float">
            <text:p>0.00800288</text:p>
          </table:table-cell>
          <table:table-cell office:value-type="float" office:value="0.0115245" calcext:value-type="float">
            <text:p>0.0115245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656795" calcext:value-type="float">
            <text:p>0.00656795</text:p>
          </table:table-cell>
          <table:table-cell office:value-type="float" office:value="0.00733061" calcext:value-type="float">
            <text:p>0.00733061</text:p>
          </table:table-cell>
          <table:table-cell office:value-type="float" office:value="0.0504589" calcext:value-type="float">
            <text:p>0.0504589</text:p>
          </table:table-cell>
          <table:table-cell office:value-type="float" office:value="0.00987205" calcext:value-type="float">
            <text:p>0.00987205</text:p>
          </table:table-cell>
          <table:table-cell office:value-type="float" office:value="0.00810157" calcext:value-type="float">
            <text:p>0.00810157</text:p>
          </table:table-cell>
          <table:table-cell office:value-type="float" office:value="0.0118411" calcext:value-type="float">
            <text:p>0.0118411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641241" calcext:value-type="float">
            <text:p>0.00641241</text:p>
          </table:table-cell>
          <table:table-cell office:value-type="float" office:value="0.00697731" calcext:value-type="float">
            <text:p>0.00697731</text:p>
          </table:table-cell>
          <table:table-cell office:value-type="float" office:value="0.0523821" calcext:value-type="float">
            <text:p>0.0523821</text:p>
          </table:table-cell>
          <table:table-cell office:value-type="float" office:value="0.00944611" calcext:value-type="float">
            <text:p>0.00944611</text:p>
          </table:table-cell>
          <table:table-cell office:value-type="float" office:value="0.00821013" calcext:value-type="float">
            <text:p>0.00821013</text:p>
          </table:table-cell>
          <table:table-cell office:value-type="float" office:value="0.0115127" calcext:value-type="float">
            <text:p>0.0115127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63303" calcext:value-type="float">
            <text:p>0.0063303</text:p>
          </table:table-cell>
          <table:table-cell office:value-type="float" office:value="0.0069331" calcext:value-type="float">
            <text:p>0.0069331</text:p>
          </table:table-cell>
          <table:table-cell office:value-type="float" office:value="0.0502579" calcext:value-type="float">
            <text:p>0.0502579</text:p>
          </table:table-cell>
          <table:table-cell office:value-type="float" office:value="0.00933321" calcext:value-type="float">
            <text:p>0.00933321</text:p>
          </table:table-cell>
          <table:table-cell office:value-type="float" office:value="0.00805341" calcext:value-type="float">
            <text:p>0.00805341</text:p>
          </table:table-cell>
          <table:table-cell office:value-type="float" office:value="0.0120381" calcext:value-type="float">
            <text:p>0.0120381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63678" calcext:value-type="float">
            <text:p>0.0063678</text:p>
          </table:table-cell>
          <table:table-cell office:value-type="float" office:value="0.00703297" calcext:value-type="float">
            <text:p>0.00703297</text:p>
          </table:table-cell>
          <table:table-cell office:value-type="float" office:value="0.0540405" calcext:value-type="float">
            <text:p>0.0540405</text:p>
          </table:table-cell>
          <table:table-cell office:value-type="float" office:value="0.009349" calcext:value-type="float">
            <text:p>0.009349</text:p>
          </table:table-cell>
          <table:table-cell office:value-type="float" office:value="0.00848093" calcext:value-type="float">
            <text:p>0.00848093</text:p>
          </table:table-cell>
          <table:table-cell office:value-type="float" office:value="0.0114499" calcext:value-type="float">
            <text:p>0.0114499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644518" calcext:value-type="float">
            <text:p>0.00644518</text:p>
          </table:table-cell>
          <table:table-cell office:value-type="float" office:value="0.00724337" calcext:value-type="float">
            <text:p>0.00724337</text:p>
          </table:table-cell>
          <table:table-cell office:value-type="float" office:value="0.0533789" calcext:value-type="float">
            <text:p>0.0533789</text:p>
          </table:table-cell>
          <table:table-cell office:value-type="float" office:value="0.00954875" calcext:value-type="float">
            <text:p>0.00954875</text:p>
          </table:table-cell>
          <table:table-cell office:value-type="float" office:value="0.00811776" calcext:value-type="float">
            <text:p>0.00811776</text:p>
          </table:table-cell>
          <table:table-cell office:value-type="float" office:value="0.011924" calcext:value-type="float">
            <text:p>0.011924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651544" calcext:value-type="float">
            <text:p>0.00651544</text:p>
          </table:table-cell>
          <table:table-cell office:value-type="float" office:value="0.00702705" calcext:value-type="float">
            <text:p>0.00702705</text:p>
          </table:table-cell>
          <table:table-cell office:value-type="float" office:value="0.050612" calcext:value-type="float">
            <text:p>0.050612</text:p>
          </table:table-cell>
          <table:table-cell office:value-type="float" office:value="0.0095898" calcext:value-type="float">
            <text:p>0.0095898</text:p>
          </table:table-cell>
          <table:table-cell office:value-type="float" office:value="0.00827092" calcext:value-type="float">
            <text:p>0.00827092</text:p>
          </table:table-cell>
          <table:table-cell office:value-type="float" office:value="0.0115324" calcext:value-type="float">
            <text:p>0.0115324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683914" calcext:value-type="float">
            <text:p>0.00683914</text:p>
          </table:table-cell>
          <table:table-cell office:value-type="float" office:value="0.00707008" calcext:value-type="float">
            <text:p>0.00707008</text:p>
          </table:table-cell>
          <table:table-cell office:value-type="float" office:value="0.0506156" calcext:value-type="float">
            <text:p>0.0506156</text:p>
          </table:table-cell>
          <table:table-cell office:value-type="float" office:value="0.00935453" calcext:value-type="float">
            <text:p>0.00935453</text:p>
          </table:table-cell>
          <table:table-cell office:value-type="float" office:value="0.0081371" calcext:value-type="float">
            <text:p>0.0081371</text:p>
          </table:table-cell>
          <table:table-cell office:value-type="float" office:value="0.0116342" calcext:value-type="float">
            <text:p>0.0116342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642939" calcext:value-type="float">
            <text:p>0.00642939</text:p>
          </table:table-cell>
          <table:table-cell office:value-type="float" office:value="0.00705073" calcext:value-type="float">
            <text:p>0.00705073</text:p>
          </table:table-cell>
          <table:table-cell office:value-type="float" office:value="0.051786" calcext:value-type="float">
            <text:p>0.051786</text:p>
          </table:table-cell>
          <table:table-cell office:value-type="float" office:value="0.00950927" calcext:value-type="float">
            <text:p>0.00950927</text:p>
          </table:table-cell>
          <table:table-cell office:value-type="float" office:value="0.0082954" calcext:value-type="float">
            <text:p>0.0082954</text:p>
          </table:table-cell>
          <table:table-cell office:value-type="float" office:value="0.0118308" calcext:value-type="float">
            <text:p>0.011830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641912" calcext:value-type="float">
            <text:p>0.00641912</text:p>
          </table:table-cell>
          <table:table-cell office:value-type="float" office:value="0.00704481" calcext:value-type="float">
            <text:p>0.00704481</text:p>
          </table:table-cell>
          <table:table-cell office:value-type="float" office:value="0.0530714" calcext:value-type="float">
            <text:p>0.0530714</text:p>
          </table:table-cell>
          <table:table-cell office:value-type="float" office:value="0.00946348" calcext:value-type="float">
            <text:p>0.00946348</text:p>
          </table:table-cell>
          <table:table-cell office:value-type="float" office:value="0.00843869" calcext:value-type="float">
            <text:p>0.00843869</text:p>
          </table:table-cell>
          <table:table-cell office:value-type="float" office:value="0.0114748" calcext:value-type="float">
            <text:p>0.0114748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641597" calcext:value-type="float">
            <text:p>0.00641597</text:p>
          </table:table-cell>
          <table:table-cell office:value-type="float" office:value="0.00752128" calcext:value-type="float">
            <text:p>0.00752128</text:p>
          </table:table-cell>
          <table:table-cell office:value-type="float" office:value="0.050044" calcext:value-type="float">
            <text:p>0.050044</text:p>
          </table:table-cell>
          <table:table-cell office:value-type="float" office:value="0.00992179" calcext:value-type="float">
            <text:p>0.00992179</text:p>
          </table:table-cell>
          <table:table-cell office:value-type="float" office:value="0.0079342" calcext:value-type="float">
            <text:p>0.0079342</text:p>
          </table:table-cell>
          <table:table-cell office:value-type="float" office:value="0.0115671" calcext:value-type="float">
            <text:p>0.0115671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633109" calcext:value-type="float">
            <text:p>0.00633109</text:p>
          </table:table-cell>
          <table:table-cell office:value-type="float" office:value="0.00726114" calcext:value-type="float">
            <text:p>0.00726114</text:p>
          </table:table-cell>
          <table:table-cell office:value-type="float" office:value="0.0506523" calcext:value-type="float">
            <text:p>0.0506523</text:p>
          </table:table-cell>
          <table:table-cell office:value-type="float" office:value="0.00955743" calcext:value-type="float">
            <text:p>0.00955743</text:p>
          </table:table-cell>
          <table:table-cell office:value-type="float" office:value="0.00801078" calcext:value-type="float">
            <text:p>0.00801078</text:p>
          </table:table-cell>
          <table:table-cell office:value-type="float" office:value="0.0116417" calcext:value-type="float">
            <text:p>0.0116417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640689" calcext:value-type="float">
            <text:p>0.00640689</text:p>
          </table:table-cell>
          <table:table-cell office:value-type="float" office:value="0.00694967" calcext:value-type="float">
            <text:p>0.00694967</text:p>
          </table:table-cell>
          <table:table-cell office:value-type="float" office:value="0.0525949" calcext:value-type="float">
            <text:p>0.0525949</text:p>
          </table:table-cell>
          <table:table-cell office:value-type="float" office:value="0.00945795" calcext:value-type="float">
            <text:p>0.00945795</text:p>
          </table:table-cell>
          <table:table-cell office:value-type="float" office:value="0.00847225" calcext:value-type="float">
            <text:p>0.00847225</text:p>
          </table:table-cell>
          <table:table-cell office:value-type="float" office:value="0.0116165" calcext:value-type="float">
            <text:p>0.0116165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672861" calcext:value-type="float">
            <text:p>0.00672861</text:p>
          </table:table-cell>
          <table:table-cell office:value-type="float" office:value="0.00775971" calcext:value-type="float">
            <text:p>0.00775971</text:p>
          </table:table-cell>
          <table:table-cell office:value-type="float" office:value="0.0546283" calcext:value-type="float">
            <text:p>0.0546283</text:p>
          </table:table-cell>
          <table:table-cell office:value-type="float" office:value="0.00948559" calcext:value-type="float">
            <text:p>0.00948559</text:p>
          </table:table-cell>
          <table:table-cell office:value-type="float" office:value="0.00802381" calcext:value-type="float">
            <text:p>0.00802381</text:p>
          </table:table-cell>
          <table:table-cell office:value-type="float" office:value="0.0117933" calcext:value-type="float">
            <text:p>0.0117933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636504" calcext:value-type="float">
            <text:p>0.00636504</text:p>
          </table:table-cell>
          <table:table-cell office:value-type="float" office:value="0.00719877" calcext:value-type="float">
            <text:p>0.00719877</text:p>
          </table:table-cell>
          <table:table-cell office:value-type="float" office:value="0.0533718" calcext:value-type="float">
            <text:p>0.0533718</text:p>
          </table:table-cell>
          <table:table-cell office:value-type="float" office:value="0.00944453" calcext:value-type="float">
            <text:p>0.00944453</text:p>
          </table:table-cell>
          <table:table-cell office:value-type="float" office:value="0.00839922" calcext:value-type="float">
            <text:p>0.00839922</text:p>
          </table:table-cell>
          <table:table-cell office:value-type="float" office:value="0.0116287" calcext:value-type="float">
            <text:p>0.0116287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634965" calcext:value-type="float">
            <text:p>0.00634965</text:p>
          </table:table-cell>
          <table:table-cell office:value-type="float" office:value="0.00766655" calcext:value-type="float">
            <text:p>0.00766655</text:p>
          </table:table-cell>
          <table:table-cell office:value-type="float" office:value="0.051651" calcext:value-type="float">
            <text:p>0.051651</text:p>
          </table:table-cell>
          <table:table-cell office:value-type="float" office:value="0.00939756" calcext:value-type="float">
            <text:p>0.00939756</text:p>
          </table:table-cell>
          <table:table-cell office:value-type="float" office:value="0.00837435" calcext:value-type="float">
            <text:p>0.00837435</text:p>
          </table:table-cell>
          <table:table-cell office:value-type="float" office:value="0.0120254" calcext:value-type="float">
            <text:p>0.0120254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644399" calcext:value-type="float">
            <text:p>0.00644399</text:p>
          </table:table-cell>
          <table:table-cell office:value-type="float" office:value="0.00701007" calcext:value-type="float">
            <text:p>0.00701007</text:p>
          </table:table-cell>
          <table:table-cell office:value-type="float" office:value="0.0501652" calcext:value-type="float">
            <text:p>0.0501652</text:p>
          </table:table-cell>
          <table:table-cell office:value-type="float" office:value="0.00943229" calcext:value-type="float">
            <text:p>0.00943229</text:p>
          </table:table-cell>
          <table:table-cell office:value-type="float" office:value="0.00795709" calcext:value-type="float">
            <text:p>0.00795709</text:p>
          </table:table-cell>
          <table:table-cell office:value-type="float" office:value="0.0115849" calcext:value-type="float">
            <text:p>0.0115849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703494" calcext:value-type="float">
            <text:p>0.00703494</text:p>
          </table:table-cell>
          <table:table-cell office:value-type="float" office:value="0.00706376" calcext:value-type="float">
            <text:p>0.00706376</text:p>
          </table:table-cell>
          <table:table-cell office:value-type="float" office:value="0.0596946" calcext:value-type="float">
            <text:p>0.0596946</text:p>
          </table:table-cell>
          <table:table-cell office:value-type="float" office:value="0.00943466" calcext:value-type="float">
            <text:p>0.00943466</text:p>
          </table:table-cell>
          <table:table-cell office:value-type="float" office:value="0.00804039" calcext:value-type="float">
            <text:p>0.00804039</text:p>
          </table:table-cell>
          <table:table-cell office:value-type="float" office:value="0.0116291" calcext:value-type="float">
            <text:p>0.0116291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631412" calcext:value-type="float">
            <text:p>0.00631412</text:p>
          </table:table-cell>
          <table:table-cell office:value-type="float" office:value="0.00747194" calcext:value-type="float">
            <text:p>0.00747194</text:p>
          </table:table-cell>
          <table:table-cell office:value-type="float" office:value="0.0524832" calcext:value-type="float">
            <text:p>0.0524832</text:p>
          </table:table-cell>
          <table:table-cell office:value-type="float" office:value="0.00958388" calcext:value-type="float">
            <text:p>0.00958388</text:p>
          </table:table-cell>
          <table:table-cell office:value-type="float" office:value="0.00808499" calcext:value-type="float">
            <text:p>0.00808499</text:p>
          </table:table-cell>
          <table:table-cell office:value-type="float" office:value="0.0118107" calcext:value-type="float">
            <text:p>0.011810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671637" calcext:value-type="float">
            <text:p>0.00671637</text:p>
          </table:table-cell>
          <table:table-cell office:value-type="float" office:value="0.00713324" calcext:value-type="float">
            <text:p>0.00713324</text:p>
          </table:table-cell>
          <table:table-cell office:value-type="float" office:value="0.0510601" calcext:value-type="float">
            <text:p>0.0510601</text:p>
          </table:table-cell>
          <table:table-cell office:value-type="float" office:value="0.00948914" calcext:value-type="float">
            <text:p>0.00948914</text:p>
          </table:table-cell>
          <table:table-cell office:value-type="float" office:value="0.00801275" calcext:value-type="float">
            <text:p>0.00801275</text:p>
          </table:table-cell>
          <table:table-cell office:value-type="float" office:value="0.0115963" calcext:value-type="float">
            <text:p>0.0115963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664887" calcext:value-type="float">
            <text:p>0.00664887</text:p>
          </table:table-cell>
          <table:table-cell office:value-type="float" office:value="0.00699507" calcext:value-type="float">
            <text:p>0.00699507</text:p>
          </table:table-cell>
          <table:table-cell office:value-type="float" office:value="0.0499192" calcext:value-type="float">
            <text:p>0.0499192</text:p>
          </table:table-cell>
          <table:table-cell office:value-type="float" office:value="0.00939795" calcext:value-type="float">
            <text:p>0.00939795</text:p>
          </table:table-cell>
          <table:table-cell office:value-type="float" office:value="0.00807512" calcext:value-type="float">
            <text:p>0.00807512</text:p>
          </table:table-cell>
          <table:table-cell office:value-type="float" office:value="0.0115367" calcext:value-type="float">
            <text:p>0.0115367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637807" calcext:value-type="float">
            <text:p>0.00637807</text:p>
          </table:table-cell>
          <table:table-cell office:value-type="float" office:value="0.00731759" calcext:value-type="float">
            <text:p>0.00731759</text:p>
          </table:table-cell>
          <table:table-cell office:value-type="float" office:value="0.0578384" calcext:value-type="float">
            <text:p>0.0578384</text:p>
          </table:table-cell>
          <table:table-cell office:value-type="float" office:value="0.00954322" calcext:value-type="float">
            <text:p>0.00954322</text:p>
          </table:table-cell>
          <table:table-cell office:value-type="float" office:value="0.00794446" calcext:value-type="float">
            <text:p>0.00794446</text:p>
          </table:table-cell>
          <table:table-cell office:value-type="float" office:value="0.0116331" calcext:value-type="float">
            <text:p>0.0116331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65865" calcext:value-type="float">
            <text:p>0.0065865</text:p>
          </table:table-cell>
          <table:table-cell office:value-type="float" office:value="0.00700178" calcext:value-type="float">
            <text:p>0.00700178</text:p>
          </table:table-cell>
          <table:table-cell office:value-type="float" office:value="0.0508268" calcext:value-type="float">
            <text:p>0.0508268</text:p>
          </table:table-cell>
          <table:table-cell office:value-type="float" office:value="0.00935374" calcext:value-type="float">
            <text:p>0.00935374</text:p>
          </table:table-cell>
          <table:table-cell office:value-type="float" office:value="0.00808578" calcext:value-type="float">
            <text:p>0.00808578</text:p>
          </table:table-cell>
          <table:table-cell office:value-type="float" office:value="0.0113816" calcext:value-type="float">
            <text:p>0.0113816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647044" calcext:value-type="float">
            <text:p>0.00647044</text:p>
          </table:table-cell>
          <table:table-cell office:value-type="float" office:value="0.00798196" calcext:value-type="float">
            <text:p>0.00798196</text:p>
          </table:table-cell>
          <table:table-cell office:value-type="float" office:value="0.0508394" calcext:value-type="float">
            <text:p>0.0508394</text:p>
          </table:table-cell>
          <table:table-cell office:value-type="float" office:value="0.00941927" calcext:value-type="float">
            <text:p>0.00941927</text:p>
          </table:table-cell>
          <table:table-cell office:value-type="float" office:value="0.00803604" calcext:value-type="float">
            <text:p>0.00803604</text:p>
          </table:table-cell>
          <table:table-cell office:value-type="float" office:value="0.0114949" calcext:value-type="float">
            <text:p>0.0114949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639189" calcext:value-type="float">
            <text:p>0.00639189</text:p>
          </table:table-cell>
          <table:table-cell office:value-type="float" office:value="0.00739654" calcext:value-type="float">
            <text:p>0.00739654</text:p>
          </table:table-cell>
          <table:table-cell office:value-type="float" office:value="0.0526119" calcext:value-type="float">
            <text:p>0.0526119</text:p>
          </table:table-cell>
          <table:table-cell office:value-type="float" office:value="0.00941256" calcext:value-type="float">
            <text:p>0.00941256</text:p>
          </table:table-cell>
          <table:table-cell office:value-type="float" office:value="0.0080621" calcext:value-type="float">
            <text:p>0.0080621</text:p>
          </table:table-cell>
          <table:table-cell office:value-type="float" office:value="0.0114866" calcext:value-type="float">
            <text:p>0.0114866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633741" calcext:value-type="float">
            <text:p>0.00633741</text:p>
          </table:table-cell>
          <table:table-cell office:value-type="float" office:value="0.00707481" calcext:value-type="float">
            <text:p>0.00707481</text:p>
          </table:table-cell>
          <table:table-cell office:value-type="float" office:value="0.0516873" calcext:value-type="float">
            <text:p>0.0516873</text:p>
          </table:table-cell>
          <table:table-cell office:value-type="float" office:value="0.0093494" calcext:value-type="float">
            <text:p>0.0093494</text:p>
          </table:table-cell>
          <table:table-cell office:value-type="float" office:value="0.00850343" calcext:value-type="float">
            <text:p>0.00850343</text:p>
          </table:table-cell>
          <table:table-cell office:value-type="float" office:value="0.0114846" calcext:value-type="float">
            <text:p>0.0114846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64357" calcext:value-type="float">
            <text:p>0.0064357</text:p>
          </table:table-cell>
          <table:table-cell office:value-type="float" office:value="0.00717587" calcext:value-type="float">
            <text:p>0.00717587</text:p>
          </table:table-cell>
          <table:table-cell office:value-type="float" office:value="0.0502524" calcext:value-type="float">
            <text:p>0.0502524</text:p>
          </table:table-cell>
          <table:table-cell office:value-type="float" office:value="0.00938492" calcext:value-type="float">
            <text:p>0.00938492</text:p>
          </table:table-cell>
          <table:table-cell office:value-type="float" office:value="0.00806525" calcext:value-type="float">
            <text:p>0.00806525</text:p>
          </table:table-cell>
          <table:table-cell office:value-type="float" office:value="0.0115083" calcext:value-type="float">
            <text:p>0.0115083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642939" calcext:value-type="float">
            <text:p>0.00642939</text:p>
          </table:table-cell>
          <table:table-cell office:value-type="float" office:value="0.0073014" calcext:value-type="float">
            <text:p>0.0073014</text:p>
          </table:table-cell>
          <table:table-cell office:value-type="float" office:value="0.0511288" calcext:value-type="float">
            <text:p>0.0511288</text:p>
          </table:table-cell>
          <table:table-cell office:value-type="float" office:value="0.00937742" calcext:value-type="float">
            <text:p>0.00937742</text:p>
          </table:table-cell>
          <table:table-cell office:value-type="float" office:value="0.00817776" calcext:value-type="float">
            <text:p>0.00817776</text:p>
          </table:table-cell>
          <table:table-cell office:value-type="float" office:value="0.0116982" calcext:value-type="float">
            <text:p>0.0116982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653005" calcext:value-type="float">
            <text:p>0.00653005</text:p>
          </table:table-cell>
          <table:table-cell office:value-type="float" office:value="0.00686283" calcext:value-type="float">
            <text:p>0.00686283</text:p>
          </table:table-cell>
          <table:table-cell office:value-type="float" office:value="0.0509839" calcext:value-type="float">
            <text:p>0.0509839</text:p>
          </table:table-cell>
          <table:table-cell office:value-type="float" office:value="0.00961507" calcext:value-type="float">
            <text:p>0.00961507</text:p>
          </table:table-cell>
          <table:table-cell office:value-type="float" office:value="0.00811815" calcext:value-type="float">
            <text:p>0.00811815</text:p>
          </table:table-cell>
          <table:table-cell office:value-type="float" office:value="0.011564" calcext:value-type="float">
            <text:p>0.01156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656953" calcext:value-type="float">
            <text:p>0.00656953</text:p>
          </table:table-cell>
          <table:table-cell office:value-type="float" office:value="0.00709337" calcext:value-type="float">
            <text:p>0.00709337</text:p>
          </table:table-cell>
          <table:table-cell office:value-type="float" office:value="0.0518464" calcext:value-type="float">
            <text:p>0.0518464</text:p>
          </table:table-cell>
          <table:table-cell office:value-type="float" office:value="0.00930795" calcext:value-type="float">
            <text:p>0.00930795</text:p>
          </table:table-cell>
          <table:table-cell office:value-type="float" office:value="0.0085437" calcext:value-type="float">
            <text:p>0.0085437</text:p>
          </table:table-cell>
          <table:table-cell office:value-type="float" office:value="0.011845" calcext:value-type="float">
            <text:p>0.011845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701402" calcext:value-type="float">
            <text:p>0.00701402</text:p>
          </table:table-cell>
          <table:table-cell office:value-type="float" office:value="0.00698323" calcext:value-type="float">
            <text:p>0.00698323</text:p>
          </table:table-cell>
          <table:table-cell office:value-type="float" office:value="0.0505816" calcext:value-type="float">
            <text:p>0.0505816</text:p>
          </table:table-cell>
          <table:table-cell office:value-type="float" office:value="0.00969244" calcext:value-type="float">
            <text:p>0.00969244</text:p>
          </table:table-cell>
          <table:table-cell office:value-type="float" office:value="0.00823816" calcext:value-type="float">
            <text:p>0.00823816</text:p>
          </table:table-cell>
          <table:table-cell office:value-type="float" office:value="0.0116271" calcext:value-type="float">
            <text:p>0.0116271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638754" calcext:value-type="float">
            <text:p>0.00638754</text:p>
          </table:table-cell>
          <table:table-cell office:value-type="float" office:value="0.00702231" calcext:value-type="float">
            <text:p>0.00702231</text:p>
          </table:table-cell>
          <table:table-cell office:value-type="float" office:value="0.0506436" calcext:value-type="float">
            <text:p>0.0506436</text:p>
          </table:table-cell>
          <table:table-cell office:value-type="float" office:value="0.00979981" calcext:value-type="float">
            <text:p>0.00979981</text:p>
          </table:table-cell>
          <table:table-cell office:value-type="float" office:value="0.00803012" calcext:value-type="float">
            <text:p>0.00803012</text:p>
          </table:table-cell>
          <table:table-cell office:value-type="float" office:value="0.0116113" calcext:value-type="float">
            <text:p>0.0116113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632754" calcext:value-type="float">
            <text:p>0.00632754</text:p>
          </table:table-cell>
          <table:table-cell office:value-type="float" office:value="0.00699231" calcext:value-type="float">
            <text:p>0.00699231</text:p>
          </table:table-cell>
          <table:table-cell office:value-type="float" office:value="0.0510924" calcext:value-type="float">
            <text:p>0.0510924</text:p>
          </table:table-cell>
          <table:table-cell office:value-type="float" office:value="0.00932018" calcext:value-type="float">
            <text:p>0.00932018</text:p>
          </table:table-cell>
          <table:table-cell office:value-type="float" office:value="0.00832974" calcext:value-type="float">
            <text:p>0.00832974</text:p>
          </table:table-cell>
          <table:table-cell office:value-type="float" office:value="0.0123716" calcext:value-type="float">
            <text:p>0.0123716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635359" calcext:value-type="float">
            <text:p>0.00635359</text:p>
          </table:table-cell>
          <table:table-cell office:value-type="float" office:value="0.00700455" calcext:value-type="float">
            <text:p>0.00700455</text:p>
          </table:table-cell>
          <table:table-cell office:value-type="float" office:value="0.0569104" calcext:value-type="float">
            <text:p>0.0569104</text:p>
          </table:table-cell>
          <table:table-cell office:value-type="float" office:value="0.00971612" calcext:value-type="float">
            <text:p>0.00971612</text:p>
          </table:table-cell>
          <table:table-cell office:value-type="float" office:value="0.00802578" calcext:value-type="float">
            <text:p>0.00802578</text:p>
          </table:table-cell>
          <table:table-cell office:value-type="float" office:value="0.0114862" calcext:value-type="float">
            <text:p>0.0114862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671835" calcext:value-type="float">
            <text:p>0.00671835</text:p>
          </table:table-cell>
          <table:table-cell office:value-type="float" office:value="0.00708784" calcext:value-type="float">
            <text:p>0.00708784</text:p>
          </table:table-cell>
          <table:table-cell office:value-type="float" office:value="0.0516029" calcext:value-type="float">
            <text:p>0.0516029</text:p>
          </table:table-cell>
          <table:table-cell office:value-type="float" office:value="0.00931505" calcext:value-type="float">
            <text:p>0.00931505</text:p>
          </table:table-cell>
          <table:table-cell office:value-type="float" office:value="0.00817105" calcext:value-type="float">
            <text:p>0.00817105</text:p>
          </table:table-cell>
          <table:table-cell office:value-type="float" office:value="0.011845" calcext:value-type="float">
            <text:p>0.011845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630149" calcext:value-type="float">
            <text:p>0.00630149</text:p>
          </table:table-cell>
          <table:table-cell office:value-type="float" office:value="0.00713995" calcext:value-type="float">
            <text:p>0.00713995</text:p>
          </table:table-cell>
          <table:table-cell office:value-type="float" office:value="0.0539201" calcext:value-type="float">
            <text:p>0.0539201</text:p>
          </table:table-cell>
          <table:table-cell office:value-type="float" office:value="0.00939321" calcext:value-type="float">
            <text:p>0.00939321</text:p>
          </table:table-cell>
          <table:table-cell office:value-type="float" office:value="0.00814144" calcext:value-type="float">
            <text:p>0.00814144</text:p>
          </table:table-cell>
          <table:table-cell office:value-type="float" office:value="0.0121324" calcext:value-type="float">
            <text:p>0.0121324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647439" calcext:value-type="float">
            <text:p>0.00647439</text:p>
          </table:table-cell>
          <table:table-cell office:value-type="float" office:value="0.00730377" calcext:value-type="float">
            <text:p>0.00730377</text:p>
          </table:table-cell>
          <table:table-cell office:value-type="float" office:value="0.0545138" calcext:value-type="float">
            <text:p>0.0545138</text:p>
          </table:table-cell>
          <table:table-cell office:value-type="float" office:value="0.00976073" calcext:value-type="float">
            <text:p>0.00976073</text:p>
          </table:table-cell>
          <table:table-cell office:value-type="float" office:value="0.00803328" calcext:value-type="float">
            <text:p>0.00803328</text:p>
          </table:table-cell>
          <table:table-cell office:value-type="float" office:value="0.0114755" calcext:value-type="float">
            <text:p>0.0114755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693152" calcext:value-type="float">
            <text:p>0.00693152</text:p>
          </table:table-cell>
          <table:table-cell office:value-type="float" office:value="0.00699784" calcext:value-type="float">
            <text:p>0.00699784</text:p>
          </table:table-cell>
          <table:table-cell office:value-type="float" office:value="0.0528396" calcext:value-type="float">
            <text:p>0.0528396</text:p>
          </table:table-cell>
          <table:table-cell office:value-type="float" office:value="0.00932374" calcext:value-type="float">
            <text:p>0.00932374</text:p>
          </table:table-cell>
          <table:table-cell office:value-type="float" office:value="0.00808815" calcext:value-type="float">
            <text:p>0.00808815</text:p>
          </table:table-cell>
          <table:table-cell office:value-type="float" office:value="0.0116267" calcext:value-type="float">
            <text:p>0.0116267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650794" calcext:value-type="float">
            <text:p>0.00650794</text:p>
          </table:table-cell>
          <table:table-cell office:value-type="float" office:value="0.00712574" calcext:value-type="float">
            <text:p>0.00712574</text:p>
          </table:table-cell>
          <table:table-cell office:value-type="float" office:value="0.0509397" calcext:value-type="float">
            <text:p>0.0509397</text:p>
          </table:table-cell>
          <table:table-cell office:value-type="float" office:value="0.0097627" calcext:value-type="float">
            <text:p>0.0097627</text:p>
          </table:table-cell>
          <table:table-cell office:value-type="float" office:value="0.00841817" calcext:value-type="float">
            <text:p>0.00841817</text:p>
          </table:table-cell>
          <table:table-cell office:value-type="float" office:value="0.0115186" calcext:value-type="float">
            <text:p>0.011518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63078" calcext:value-type="float">
            <text:p>0.0063078</text:p>
          </table:table-cell>
          <table:table-cell office:value-type="float" office:value="0.00734601" calcext:value-type="float">
            <text:p>0.00734601</text:p>
          </table:table-cell>
          <table:table-cell office:value-type="float" office:value="0.0499508" calcext:value-type="float">
            <text:p>0.0499508</text:p>
          </table:table-cell>
          <table:table-cell office:value-type="float" office:value="0.00947493" calcext:value-type="float">
            <text:p>0.00947493</text:p>
          </table:table-cell>
          <table:table-cell office:value-type="float" office:value="0.00813868" calcext:value-type="float">
            <text:p>0.00813868</text:p>
          </table:table-cell>
          <table:table-cell office:value-type="float" office:value="0.0117977" calcext:value-type="float">
            <text:p>0.0117977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676019" calcext:value-type="float">
            <text:p>0.00676019</text:p>
          </table:table-cell>
          <table:table-cell office:value-type="float" office:value="0.00692086" calcext:value-type="float">
            <text:p>0.00692086</text:p>
          </table:table-cell>
          <table:table-cell office:value-type="float" office:value="0.0514694" calcext:value-type="float">
            <text:p>0.0514694</text:p>
          </table:table-cell>
          <table:table-cell office:value-type="float" office:value="0.00940624" calcext:value-type="float">
            <text:p>0.00940624</text:p>
          </table:table-cell>
          <table:table-cell office:value-type="float" office:value="0.0082504" calcext:value-type="float">
            <text:p>0.0082504</text:p>
          </table:table-cell>
          <table:table-cell office:value-type="float" office:value="0.0117057" calcext:value-type="float">
            <text:p>0.0117057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632241" calcext:value-type="float">
            <text:p>0.00632241</text:p>
          </table:table-cell>
          <table:table-cell office:value-type="float" office:value="0.00704165" calcext:value-type="float">
            <text:p>0.00704165</text:p>
          </table:table-cell>
          <table:table-cell office:value-type="float" office:value="0.0565942" calcext:value-type="float">
            <text:p>0.0565942</text:p>
          </table:table-cell>
          <table:table-cell office:value-type="float" office:value="0.00991232" calcext:value-type="float">
            <text:p>0.00991232</text:p>
          </table:table-cell>
          <table:table-cell office:value-type="float" office:value="0.00805223" calcext:value-type="float">
            <text:p>0.00805223</text:p>
          </table:table-cell>
          <table:table-cell office:value-type="float" office:value="0.0114957" calcext:value-type="float">
            <text:p>0.0114957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646018" calcext:value-type="float">
            <text:p>0.00646018</text:p>
          </table:table-cell>
          <table:table-cell office:value-type="float" office:value="0.00704165" calcext:value-type="float">
            <text:p>0.00704165</text:p>
          </table:table-cell>
          <table:table-cell office:value-type="float" office:value="0.0522242" calcext:value-type="float">
            <text:p>0.0522242</text:p>
          </table:table-cell>
          <table:table-cell office:value-type="float" office:value="0.0097631" calcext:value-type="float">
            <text:p>0.0097631</text:p>
          </table:table-cell>
          <table:table-cell office:value-type="float" office:value="0.0079342" calcext:value-type="float">
            <text:p>0.0079342</text:p>
          </table:table-cell>
          <table:table-cell office:value-type="float" office:value="0.0115936" calcext:value-type="float">
            <text:p>0.0115936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729903" calcext:value-type="float">
            <text:p>0.00729903</text:p>
          </table:table-cell>
          <table:table-cell office:value-type="float" office:value="0.00731285" calcext:value-type="float">
            <text:p>0.00731285</text:p>
          </table:table-cell>
          <table:table-cell office:value-type="float" office:value="0.0509843" calcext:value-type="float">
            <text:p>0.0509843</text:p>
          </table:table-cell>
          <table:table-cell office:value-type="float" office:value="0.00957204" calcext:value-type="float">
            <text:p>0.00957204</text:p>
          </table:table-cell>
          <table:table-cell office:value-type="float" office:value="0.00814421" calcext:value-type="float">
            <text:p>0.00814421</text:p>
          </table:table-cell>
          <table:table-cell office:value-type="float" office:value="0.0114712" calcext:value-type="float">
            <text:p>0.0114712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675703" calcext:value-type="float">
            <text:p>0.00675703</text:p>
          </table:table-cell>
          <table:table-cell office:value-type="float" office:value="0.00704639" calcext:value-type="float">
            <text:p>0.00704639</text:p>
          </table:table-cell>
          <table:table-cell office:value-type="float" office:value="0.050254" calcext:value-type="float">
            <text:p>0.050254</text:p>
          </table:table-cell>
          <table:table-cell office:value-type="float" office:value="0.00974178" calcext:value-type="float">
            <text:p>0.00974178</text:p>
          </table:table-cell>
          <table:table-cell office:value-type="float" office:value="0.00801709" calcext:value-type="float">
            <text:p>0.00801709</text:p>
          </table:table-cell>
          <table:table-cell office:value-type="float" office:value="0.0114981" calcext:value-type="float">
            <text:p>0.0114981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640412" calcext:value-type="float">
            <text:p>0.00640412</text:p>
          </table:table-cell>
          <table:table-cell office:value-type="float" office:value="0.00752997" calcext:value-type="float">
            <text:p>0.00752997</text:p>
          </table:table-cell>
          <table:table-cell office:value-type="float" office:value="0.0563344" calcext:value-type="float">
            <text:p>0.0563344</text:p>
          </table:table-cell>
          <table:table-cell office:value-type="float" office:value="0.00936519" calcext:value-type="float">
            <text:p>0.00936519</text:p>
          </table:table-cell>
          <table:table-cell office:value-type="float" office:value="0.00806723" calcext:value-type="float">
            <text:p>0.00806723</text:p>
          </table:table-cell>
          <table:table-cell office:value-type="float" office:value="0.0113832" calcext:value-type="float">
            <text:p>0.0113832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647715" calcext:value-type="float">
            <text:p>0.00647715</text:p>
          </table:table-cell>
          <table:table-cell office:value-type="float" office:value="0.00708508" calcext:value-type="float">
            <text:p>0.00708508</text:p>
          </table:table-cell>
          <table:table-cell office:value-type="float" office:value="0.0501261" calcext:value-type="float">
            <text:p>0.0501261</text:p>
          </table:table-cell>
          <table:table-cell office:value-type="float" office:value="0.00951519" calcext:value-type="float">
            <text:p>0.00951519</text:p>
          </table:table-cell>
          <table:table-cell office:value-type="float" office:value="0.00800683" calcext:value-type="float">
            <text:p>0.00800683</text:p>
          </table:table-cell>
          <table:table-cell office:value-type="float" office:value="0.0114558" calcext:value-type="float">
            <text:p>0.0114558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653913" calcext:value-type="float">
            <text:p>0.00653913</text:p>
          </table:table-cell>
          <table:table-cell office:value-type="float" office:value="0.00722324" calcext:value-type="float">
            <text:p>0.00722324</text:p>
          </table:table-cell>
          <table:table-cell office:value-type="float" office:value="0.0505386" calcext:value-type="float">
            <text:p>0.0505386</text:p>
          </table:table-cell>
          <table:table-cell office:value-type="float" office:value="0.00984481" calcext:value-type="float">
            <text:p>0.00984481</text:p>
          </table:table-cell>
          <table:table-cell office:value-type="float" office:value="0.0080013" calcext:value-type="float">
            <text:p>0.0080013</text:p>
          </table:table-cell>
          <table:table-cell office:value-type="float" office:value="0.0115237" calcext:value-type="float">
            <text:p>0.0115237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646768" calcext:value-type="float">
            <text:p>0.00646768</text:p>
          </table:table-cell>
          <table:table-cell office:value-type="float" office:value="0.00698481" calcext:value-type="float">
            <text:p>0.00698481</text:p>
          </table:table-cell>
          <table:table-cell office:value-type="float" office:value="0.0506851" calcext:value-type="float">
            <text:p>0.0506851</text:p>
          </table:table-cell>
          <table:table-cell office:value-type="float" office:value="0.00969954" calcext:value-type="float">
            <text:p>0.00969954</text:p>
          </table:table-cell>
          <table:table-cell office:value-type="float" office:value="0.0083783" calcext:value-type="float">
            <text:p>0.0083783</text:p>
          </table:table-cell>
          <table:table-cell office:value-type="float" office:value="0.0115952" calcext:value-type="float">
            <text:p>0.011595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646334" calcext:value-type="float">
            <text:p>0.00646334</text:p>
          </table:table-cell>
          <table:table-cell office:value-type="float" office:value="0.00710087" calcext:value-type="float">
            <text:p>0.00710087</text:p>
          </table:table-cell>
          <table:table-cell office:value-type="float" office:value="0.0530895" calcext:value-type="float">
            <text:p>0.0530895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0.00830842" calcext:value-type="float">
            <text:p>0.00830842</text:p>
          </table:table-cell>
          <table:table-cell office:value-type="float" office:value="0.0116946" calcext:value-type="float">
            <text:p>0.0116946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708863" calcext:value-type="float">
            <text:p>0.00708863</text:p>
          </table:table-cell>
          <table:table-cell office:value-type="float" office:value="0.050044" calcext:value-type="float">
            <text:p>0.050044</text:p>
          </table:table-cell>
          <table:table-cell office:value-type="float" office:value="0.00943979" calcext:value-type="float">
            <text:p>0.00943979</text:p>
          </table:table-cell>
          <table:table-cell office:value-type="float" office:value="0.00796183" calcext:value-type="float">
            <text:p>0.00796183</text:p>
          </table:table-cell>
          <table:table-cell office:value-type="float" office:value="0.0120132" calcext:value-type="float">
            <text:p>0.0120132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645978" calcext:value-type="float">
            <text:p>0.00645978</text:p>
          </table:table-cell>
          <table:table-cell office:value-type="float" office:value="0.00707915" calcext:value-type="float">
            <text:p>0.00707915</text:p>
          </table:table-cell>
          <table:table-cell office:value-type="float" office:value="0.0513719" calcext:value-type="float">
            <text:p>0.0513719</text:p>
          </table:table-cell>
          <table:table-cell office:value-type="float" office:value="0.00978165" calcext:value-type="float">
            <text:p>0.00978165</text:p>
          </table:table-cell>
          <table:table-cell office:value-type="float" office:value="0.00802381" calcext:value-type="float">
            <text:p>0.00802381</text:p>
          </table:table-cell>
          <table:table-cell office:value-type="float" office:value="0.0121711" calcext:value-type="float">
            <text:p>0.0121711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631728" calcext:value-type="float">
            <text:p>0.00631728</text:p>
          </table:table-cell>
          <table:table-cell office:value-type="float" office:value="0.00758839" calcext:value-type="float">
            <text:p>0.00758839</text:p>
          </table:table-cell>
          <table:table-cell office:value-type="float" office:value="0.0530852" calcext:value-type="float">
            <text:p>0.0530852</text:p>
          </table:table-cell>
          <table:table-cell office:value-type="float" office:value="0.00943822" calcext:value-type="float">
            <text:p>0.00943822</text:p>
          </table:table-cell>
          <table:table-cell office:value-type="float" office:value="0.00829066" calcext:value-type="float">
            <text:p>0.00829066</text:p>
          </table:table-cell>
          <table:table-cell office:value-type="float" office:value="0.0115786" calcext:value-type="float">
            <text:p>0.0115786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637491" calcext:value-type="float">
            <text:p>0.00637491</text:p>
          </table:table-cell>
          <table:table-cell office:value-type="float" office:value="0.00718732" calcext:value-type="float">
            <text:p>0.00718732</text:p>
          </table:table-cell>
          <table:table-cell office:value-type="float" office:value="0.0523154" calcext:value-type="float">
            <text:p>0.0523154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0.00809486" calcext:value-type="float">
            <text:p>0.00809486</text:p>
          </table:table-cell>
          <table:table-cell office:value-type="float" office:value="0.0117156" calcext:value-type="float">
            <text:p>0.0117156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644557" calcext:value-type="float">
            <text:p>0.00644557</text:p>
          </table:table-cell>
          <table:table-cell office:value-type="float" office:value="0.00699428" calcext:value-type="float">
            <text:p>0.00699428</text:p>
          </table:table-cell>
          <table:table-cell office:value-type="float" office:value="0.0510553" calcext:value-type="float">
            <text:p>0.0510553</text:p>
          </table:table-cell>
          <table:table-cell office:value-type="float" office:value="0.00991547" calcext:value-type="float">
            <text:p>0.00991547</text:p>
          </table:table-cell>
          <table:table-cell office:value-type="float" office:value="0.00796025" calcext:value-type="float">
            <text:p>0.00796025</text:p>
          </table:table-cell>
          <table:table-cell office:value-type="float" office:value="0.0114404" calcext:value-type="float">
            <text:p>0.0114404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640096" calcext:value-type="float">
            <text:p>0.00640096</text:p>
          </table:table-cell>
          <table:table-cell office:value-type="float" office:value="0.00692994" calcext:value-type="float">
            <text:p>0.00692994</text:p>
          </table:table-cell>
          <table:table-cell office:value-type="float" office:value="0.0512425" calcext:value-type="float">
            <text:p>0.0512425</text:p>
          </table:table-cell>
          <table:table-cell office:value-type="float" office:value="0.00946427" calcext:value-type="float">
            <text:p>0.00946427</text:p>
          </table:table-cell>
          <table:table-cell office:value-type="float" office:value="0.00830606" calcext:value-type="float">
            <text:p>0.00830606</text:p>
          </table:table-cell>
          <table:table-cell office:value-type="float" office:value="0.0114617" calcext:value-type="float">
            <text:p>0.0114617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66165" calcext:value-type="float">
            <text:p>0.0066165</text:p>
          </table:table-cell>
          <table:table-cell office:value-type="float" office:value="0.00713363" calcext:value-type="float">
            <text:p>0.00713363</text:p>
          </table:table-cell>
          <table:table-cell office:value-type="float" office:value="0.0520087" calcext:value-type="float">
            <text:p>0.0520087</text:p>
          </table:table-cell>
          <table:table-cell office:value-type="float" office:value="0.0095898" calcext:value-type="float">
            <text:p>0.0095898</text:p>
          </table:table-cell>
          <table:table-cell office:value-type="float" office:value="0.00795196" calcext:value-type="float">
            <text:p>0.00795196</text:p>
          </table:table-cell>
          <table:table-cell office:value-type="float" office:value="0.0116461" calcext:value-type="float">
            <text:p>0.0116461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641873" calcext:value-type="float">
            <text:p>0.00641873</text:p>
          </table:table-cell>
          <table:table-cell office:value-type="float" office:value="0.00719205" calcext:value-type="float">
            <text:p>0.00719205</text:p>
          </table:table-cell>
          <table:table-cell office:value-type="float" office:value="0.0550811" calcext:value-type="float">
            <text:p>0.0550811</text:p>
          </table:table-cell>
          <table:table-cell office:value-type="float" office:value="0.0097181" calcext:value-type="float">
            <text:p>0.0097181</text:p>
          </table:table-cell>
          <table:table-cell office:value-type="float" office:value="0.00795472" calcext:value-type="float">
            <text:p>0.00795472</text:p>
          </table:table-cell>
          <table:table-cell office:value-type="float" office:value="0.0115016" calcext:value-type="float">
            <text:p>0.0115016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662992" calcext:value-type="float">
            <text:p>0.00662992</text:p>
          </table:table-cell>
          <table:table-cell office:value-type="float" office:value="0.00695402" calcext:value-type="float">
            <text:p>0.00695402</text:p>
          </table:table-cell>
          <table:table-cell office:value-type="float" office:value="0.0506333" calcext:value-type="float">
            <text:p>0.0506333</text:p>
          </table:table-cell>
          <table:table-cell office:value-type="float" office:value="0.00941137" calcext:value-type="float">
            <text:p>0.00941137</text:p>
          </table:table-cell>
          <table:table-cell office:value-type="float" office:value="0.00805854" calcext:value-type="float">
            <text:p>0.00805854</text:p>
          </table:table-cell>
          <table:table-cell office:value-type="float" office:value="0.0114759" calcext:value-type="float">
            <text:p>0.011475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648347" calcext:value-type="float">
            <text:p>0.00648347</text:p>
          </table:table-cell>
          <table:table-cell office:value-type="float" office:value="0.0069777" calcext:value-type="float">
            <text:p>0.0069777</text:p>
          </table:table-cell>
          <table:table-cell office:value-type="float" office:value="0.0506239" calcext:value-type="float">
            <text:p>0.0506239</text:p>
          </table:table-cell>
          <table:table-cell office:value-type="float" office:value="0.00945085" calcext:value-type="float">
            <text:p>0.00945085</text:p>
          </table:table-cell>
          <table:table-cell office:value-type="float" office:value="0.00812407" calcext:value-type="float">
            <text:p>0.00812407</text:p>
          </table:table-cell>
          <table:table-cell office:value-type="float" office:value="0.0116346" calcext:value-type="float">
            <text:p>0.0116346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633622" calcext:value-type="float">
            <text:p>0.00633622</text:p>
          </table:table-cell>
          <table:table-cell office:value-type="float" office:value="0.00701363" calcext:value-type="float">
            <text:p>0.00701363</text:p>
          </table:table-cell>
          <table:table-cell office:value-type="float" office:value="0.0526348" calcext:value-type="float">
            <text:p>0.0526348</text:p>
          </table:table-cell>
          <table:table-cell office:value-type="float" office:value="0.0100825" calcext:value-type="float">
            <text:p>0.0100825</text:p>
          </table:table-cell>
          <table:table-cell office:value-type="float" office:value="0.00811578" calcext:value-type="float">
            <text:p>0.00811578</text:p>
          </table:table-cell>
          <table:table-cell office:value-type="float" office:value="0.0121561" calcext:value-type="float">
            <text:p>0.0121561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636109" calcext:value-type="float">
            <text:p>0.00636109</text:p>
          </table:table-cell>
          <table:table-cell office:value-type="float" office:value="0.00697849" calcext:value-type="float">
            <text:p>0.00697849</text:p>
          </table:table-cell>
          <table:table-cell office:value-type="float" office:value="0.0527998" calcext:value-type="float">
            <text:p>0.0527998</text:p>
          </table:table-cell>
          <table:table-cell office:value-type="float" office:value="0.00960007" calcext:value-type="float">
            <text:p>0.00960007</text:p>
          </table:table-cell>
          <table:table-cell office:value-type="float" office:value="0.00807868" calcext:value-type="float">
            <text:p>0.00807868</text:p>
          </table:table-cell>
          <table:table-cell office:value-type="float" office:value="0.0115407" calcext:value-type="float">
            <text:p>0.0115407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649215" calcext:value-type="float">
            <text:p>0.00649215</text:p>
          </table:table-cell>
          <table:table-cell office:value-type="float" office:value="0.00724298" calcext:value-type="float">
            <text:p>0.00724298</text:p>
          </table:table-cell>
          <table:table-cell office:value-type="float" office:value="0.05007" calcext:value-type="float">
            <text:p>0.05007</text:p>
          </table:table-cell>
          <table:table-cell office:value-type="float" office:value="0.0101622" calcext:value-type="float">
            <text:p>0.0101622</text:p>
          </table:table-cell>
          <table:table-cell office:value-type="float" office:value="0.00802065" calcext:value-type="float">
            <text:p>0.00802065</text:p>
          </table:table-cell>
          <table:table-cell office:value-type="float" office:value="0.0124447" calcext:value-type="float">
            <text:p>0.0124447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635715" calcext:value-type="float">
            <text:p>0.00635715</text:p>
          </table:table-cell>
          <table:table-cell office:value-type="float" office:value="0.00701047" calcext:value-type="float">
            <text:p>0.00701047</text:p>
          </table:table-cell>
          <table:table-cell office:value-type="float" office:value="0.050205" calcext:value-type="float">
            <text:p>0.050205</text:p>
          </table:table-cell>
          <table:table-cell office:value-type="float" office:value="0.00937821" calcext:value-type="float">
            <text:p>0.00937821</text:p>
          </table:table-cell>
          <table:table-cell office:value-type="float" office:value="0.00814105" calcext:value-type="float">
            <text:p>0.00814105</text:p>
          </table:table-cell>
          <table:table-cell office:value-type="float" office:value="0.0113646" calcext:value-type="float">
            <text:p>0.0113646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642228" calcext:value-type="float">
            <text:p>0.00642228</text:p>
          </table:table-cell>
          <table:table-cell office:value-type="float" office:value="0.00709534" calcext:value-type="float">
            <text:p>0.00709534</text:p>
          </table:table-cell>
          <table:table-cell office:value-type="float" office:value="0.0507407" calcext:value-type="float">
            <text:p>0.0507407</text:p>
          </table:table-cell>
          <table:table-cell office:value-type="float" office:value="0.00980968" calcext:value-type="float">
            <text:p>0.00980968</text:p>
          </table:table-cell>
          <table:table-cell office:value-type="float" office:value="0.00805736" calcext:value-type="float">
            <text:p>0.00805736</text:p>
          </table:table-cell>
          <table:table-cell office:value-type="float" office:value="0.0114803" calcext:value-type="float">
            <text:p>0.0114803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633267" calcext:value-type="float">
            <text:p>0.00633267</text:p>
          </table:table-cell>
          <table:table-cell office:value-type="float" office:value="0.00747983" calcext:value-type="float">
            <text:p>0.00747983</text:p>
          </table:table-cell>
          <table:table-cell office:value-type="float" office:value="0.0528811" calcext:value-type="float">
            <text:p>0.0528811</text:p>
          </table:table-cell>
          <table:table-cell office:value-type="float" office:value="0.00934861" calcext:value-type="float">
            <text:p>0.00934861</text:p>
          </table:table-cell>
          <table:table-cell office:value-type="float" office:value="0.00842448" calcext:value-type="float">
            <text:p>0.00842448</text:p>
          </table:table-cell>
          <table:table-cell office:value-type="float" office:value="0.0114637" calcext:value-type="float">
            <text:p>0.0114637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647005" calcext:value-type="float">
            <text:p>0.00647005</text:p>
          </table:table-cell>
          <table:table-cell office:value-type="float" office:value="0.00714389" calcext:value-type="float">
            <text:p>0.00714389</text:p>
          </table:table-cell>
          <table:table-cell office:value-type="float" office:value="0.0505414" calcext:value-type="float">
            <text:p>0.0505414</text:p>
          </table:table-cell>
          <table:table-cell office:value-type="float" office:value="0.00938216" calcext:value-type="float">
            <text:p>0.00938216</text:p>
          </table:table-cell>
          <table:table-cell office:value-type="float" office:value="0.00808183" calcext:value-type="float">
            <text:p>0.00808183</text:p>
          </table:table-cell>
          <table:table-cell office:value-type="float" office:value="0.0121664" calcext:value-type="float">
            <text:p>0.0121664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722206" calcext:value-type="float">
            <text:p>0.00722206</text:p>
          </table:table-cell>
          <table:table-cell office:value-type="float" office:value="0.00741628" calcext:value-type="float">
            <text:p>0.00741628</text:p>
          </table:table-cell>
          <table:table-cell office:value-type="float" office:value="0.0502694" calcext:value-type="float">
            <text:p>0.0502694</text:p>
          </table:table-cell>
          <table:table-cell office:value-type="float" office:value="0.00990955" calcext:value-type="float">
            <text:p>0.00990955</text:p>
          </table:table-cell>
          <table:table-cell office:value-type="float" office:value="0.00836132" calcext:value-type="float">
            <text:p>0.00836132</text:p>
          </table:table-cell>
          <table:table-cell office:value-type="float" office:value="0.0120069" calcext:value-type="float">
            <text:p>0.0120069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701007" calcext:value-type="float">
            <text:p>0.00701007</text:p>
          </table:table-cell>
          <table:table-cell office:value-type="float" office:value="0.00708034" calcext:value-type="float">
            <text:p>0.00708034</text:p>
          </table:table-cell>
          <table:table-cell office:value-type="float" office:value="0.0499413" calcext:value-type="float">
            <text:p>0.0499413</text:p>
          </table:table-cell>
          <table:table-cell office:value-type="float" office:value="0.00943979" calcext:value-type="float">
            <text:p>0.00943979</text:p>
          </table:table-cell>
          <table:table-cell office:value-type="float" office:value="0.0079563" calcext:value-type="float">
            <text:p>0.0079563</text:p>
          </table:table-cell>
          <table:table-cell office:value-type="float" office:value="0.0118648" calcext:value-type="float">
            <text:p>0.0118648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746404" calcext:value-type="float">
            <text:p>0.00746404</text:p>
          </table:table-cell>
          <table:table-cell office:value-type="float" office:value="0.00731364" calcext:value-type="float">
            <text:p>0.00731364</text:p>
          </table:table-cell>
          <table:table-cell office:value-type="float" office:value="0.0564442" calcext:value-type="float">
            <text:p>0.0564442</text:p>
          </table:table-cell>
          <table:table-cell office:value-type="float" office:value="0.00949467" calcext:value-type="float">
            <text:p>0.00949467</text:p>
          </table:table-cell>
          <table:table-cell office:value-type="float" office:value="0.00834711" calcext:value-type="float">
            <text:p>0.00834711</text:p>
          </table:table-cell>
          <table:table-cell office:value-type="float" office:value="0.0116611" calcext:value-type="float">
            <text:p>0.0116611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697612" calcext:value-type="float">
            <text:p>0.00697612</text:p>
          </table:table-cell>
          <table:table-cell office:value-type="float" office:value="0.00692954" calcext:value-type="float">
            <text:p>0.00692954</text:p>
          </table:table-cell>
          <table:table-cell office:value-type="float" office:value="0.0524488" calcext:value-type="float">
            <text:p>0.0524488</text:p>
          </table:table-cell>
          <table:table-cell office:value-type="float" office:value="0.0100746" calcext:value-type="float">
            <text:p>0.0100746</text:p>
          </table:table-cell>
          <table:table-cell office:value-type="float" office:value="0.00798315" calcext:value-type="float">
            <text:p>0.00798315</text:p>
          </table:table-cell>
          <table:table-cell office:value-type="float" office:value="0.0115454" calcext:value-type="float">
            <text:p>0.0115454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750115" calcext:value-type="float">
            <text:p>0.00750115</text:p>
          </table:table-cell>
          <table:table-cell office:value-type="float" office:value="0.00714034" calcext:value-type="float">
            <text:p>0.00714034</text:p>
          </table:table-cell>
          <table:table-cell office:value-type="float" office:value="0.0505327" calcext:value-type="float">
            <text:p>0.0505327</text:p>
          </table:table-cell>
          <table:table-cell office:value-type="float" office:value="0.00947611" calcext:value-type="float">
            <text:p>0.00947611</text:p>
          </table:table-cell>
          <table:table-cell office:value-type="float" office:value="0.00806131" calcext:value-type="float">
            <text:p>0.00806131</text:p>
          </table:table-cell>
          <table:table-cell office:value-type="float" office:value="0.0116792" calcext:value-type="float">
            <text:p>0.0116792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712376" calcext:value-type="float">
            <text:p>0.00712376</text:p>
          </table:table-cell>
          <table:table-cell office:value-type="float" office:value="0.00711626" calcext:value-type="float">
            <text:p>0.00711626</text:p>
          </table:table-cell>
          <table:table-cell office:value-type="float" office:value="0.0511031" calcext:value-type="float">
            <text:p>0.0511031</text:p>
          </table:table-cell>
          <table:table-cell office:value-type="float" office:value="0.00953809" calcext:value-type="float">
            <text:p>0.00953809</text:p>
          </table:table-cell>
          <table:table-cell office:value-type="float" office:value="0.00800644" calcext:value-type="float">
            <text:p>0.00800644</text:p>
          </table:table-cell>
          <table:table-cell office:value-type="float" office:value="0.0114854" calcext:value-type="float">
            <text:p>0.0114854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644281" calcext:value-type="float">
            <text:p>0.00644281</text:p>
          </table:table-cell>
          <table:table-cell office:value-type="float" office:value="0.00725601" calcext:value-type="float">
            <text:p>0.00725601</text:p>
          </table:table-cell>
          <table:table-cell office:value-type="float" office:value="0.0547546" calcext:value-type="float">
            <text:p>0.0547546</text:p>
          </table:table-cell>
          <table:table-cell office:value-type="float" office:value="0.00938927" calcext:value-type="float">
            <text:p>0.00938927</text:p>
          </table:table-cell>
          <table:table-cell office:value-type="float" office:value="0.00839409" calcext:value-type="float">
            <text:p>0.00839409</text:p>
          </table:table-cell>
          <table:table-cell office:value-type="float" office:value="0.0117203" calcext:value-type="float">
            <text:p>0.0117203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652571" calcext:value-type="float">
            <text:p>0.00652571</text:p>
          </table:table-cell>
          <table:table-cell office:value-type="float" office:value="0.0070685" calcext:value-type="float">
            <text:p>0.0070685</text:p>
          </table:table-cell>
          <table:table-cell office:value-type="float" office:value="0.0500456" calcext:value-type="float">
            <text:p>0.0500456</text:p>
          </table:table-cell>
          <table:table-cell office:value-type="float" office:value="0.00942085" calcext:value-type="float">
            <text:p>0.00942085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114771" calcext:value-type="float">
            <text:p>0.0114771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672901" calcext:value-type="float">
            <text:p>0.00672901</text:p>
          </table:table-cell>
          <table:table-cell office:value-type="float" office:value="0.00696665" calcext:value-type="float">
            <text:p>0.00696665</text:p>
          </table:table-cell>
          <table:table-cell office:value-type="float" office:value="0.050541" calcext:value-type="float">
            <text:p>0.050541</text:p>
          </table:table-cell>
          <table:table-cell office:value-type="float" office:value="0.00984718" calcext:value-type="float">
            <text:p>0.00984718</text:p>
          </table:table-cell>
          <table:table-cell office:value-type="float" office:value="0.00858673" calcext:value-type="float">
            <text:p>0.00858673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634767" calcext:value-type="float">
            <text:p>0.00634767</text:p>
          </table:table-cell>
          <table:table-cell office:value-type="float" office:value="0.00740088" calcext:value-type="float">
            <text:p>0.00740088</text:p>
          </table:table-cell>
          <table:table-cell office:value-type="float" office:value="0.0510842" calcext:value-type="float">
            <text:p>0.0510842</text:p>
          </table:table-cell>
          <table:table-cell office:value-type="float" office:value="0.00945203" calcext:value-type="float">
            <text:p>0.00945203</text:p>
          </table:table-cell>
          <table:table-cell office:value-type="float" office:value="0.00799341" calcext:value-type="float">
            <text:p>0.00799341</text:p>
          </table:table-cell>
          <table:table-cell office:value-type="float" office:value="0.0118399" calcext:value-type="float">
            <text:p>0.0118399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635833" calcext:value-type="float">
            <text:p>0.00635833</text:p>
          </table:table-cell>
          <table:table-cell office:value-type="float" office:value="0.00704402" calcext:value-type="float">
            <text:p>0.00704402</text:p>
          </table:table-cell>
          <table:table-cell office:value-type="float" office:value="0.0567868" calcext:value-type="float">
            <text:p>0.0567868</text:p>
          </table:table-cell>
          <table:table-cell office:value-type="float" office:value="0.00994074" calcext:value-type="float">
            <text:p>0.00994074</text:p>
          </table:table-cell>
          <table:table-cell office:value-type="float" office:value="0.0086941" calcext:value-type="float">
            <text:p>0.0086941</text:p>
          </table:table-cell>
          <table:table-cell office:value-type="float" office:value="0.0122966" calcext:value-type="float">
            <text:p>0.0122966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636583" calcext:value-type="float">
            <text:p>0.00636583</text:p>
          </table:table-cell>
          <table:table-cell office:value-type="float" office:value="0.0072639" calcext:value-type="float">
            <text:p>0.0072639</text:p>
          </table:table-cell>
          <table:table-cell office:value-type="float" office:value="0.0503479" calcext:value-type="float">
            <text:p>0.0503479</text:p>
          </table:table-cell>
          <table:table-cell office:value-type="float" office:value="0.00949151" calcext:value-type="float">
            <text:p>0.00949151</text:p>
          </table:table-cell>
          <table:table-cell office:value-type="float" office:value="0.00825671" calcext:value-type="float">
            <text:p>0.00825671</text:p>
          </table:table-cell>
          <table:table-cell office:value-type="float" office:value="0.0115612" calcext:value-type="float">
            <text:p>0.011561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640136" calcext:value-type="float">
            <text:p>0.00640136</text:p>
          </table:table-cell>
          <table:table-cell office:value-type="float" office:value="0.00703376" calcext:value-type="float">
            <text:p>0.00703376</text:p>
          </table:table-cell>
          <table:table-cell office:value-type="float" office:value="0.0530441" calcext:value-type="float">
            <text:p>0.0530441</text:p>
          </table:table-cell>
          <table:table-cell office:value-type="float" office:value="0.00945006" calcext:value-type="float">
            <text:p>0.00945006</text:p>
          </table:table-cell>
          <table:table-cell office:value-type="float" office:value="0.00799341" calcext:value-type="float">
            <text:p>0.00799341</text:p>
          </table:table-cell>
          <table:table-cell office:value-type="float" office:value="0.0114219" calcext:value-type="float">
            <text:p>0.0114219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633978" calcext:value-type="float">
            <text:p>0.00633978</text:p>
          </table:table-cell>
          <table:table-cell office:value-type="float" office:value="0.00735785" calcext:value-type="float">
            <text:p>0.00735785</text:p>
          </table:table-cell>
          <table:table-cell office:value-type="float" office:value="0.0522199" calcext:value-type="float">
            <text:p>0.0522199</text:p>
          </table:table-cell>
          <table:table-cell office:value-type="float" office:value="0.0102104" calcext:value-type="float">
            <text:p>0.0102104</text:p>
          </table:table-cell>
          <table:table-cell office:value-type="float" office:value="0.00812486" calcext:value-type="float">
            <text:p>0.00812486</text:p>
          </table:table-cell>
          <table:table-cell office:value-type="float" office:value="0.0120535" calcext:value-type="float">
            <text:p>0.0120535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651742" calcext:value-type="float">
            <text:p>0.00651742</text:p>
          </table:table-cell>
          <table:table-cell office:value-type="float" office:value="0.00702152" calcext:value-type="float">
            <text:p>0.00702152</text:p>
          </table:table-cell>
          <table:table-cell office:value-type="float" office:value="0.0543117" calcext:value-type="float">
            <text:p>0.0543117</text:p>
          </table:table-cell>
          <table:table-cell office:value-type="float" office:value="0.00958467" calcext:value-type="float">
            <text:p>0.00958467</text:p>
          </table:table-cell>
          <table:table-cell office:value-type="float" office:value="0.00832185" calcext:value-type="float">
            <text:p>0.00832185</text:p>
          </table:table-cell>
          <table:table-cell office:value-type="float" office:value="0.0120795" calcext:value-type="float">
            <text:p>0.0120795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675506" calcext:value-type="float">
            <text:p>0.00675506</text:p>
          </table:table-cell>
          <table:table-cell office:value-type="float" office:value="0.00752641" calcext:value-type="float">
            <text:p>0.00752641</text:p>
          </table:table-cell>
          <table:table-cell office:value-type="float" office:value="0.0498249" calcext:value-type="float">
            <text:p>0.0498249</text:p>
          </table:table-cell>
          <table:table-cell office:value-type="float" office:value="0.00952822" calcext:value-type="float">
            <text:p>0.00952822</text:p>
          </table:table-cell>
          <table:table-cell office:value-type="float" office:value="0.00823855" calcext:value-type="float">
            <text:p>0.00823855</text:p>
          </table:table-cell>
          <table:table-cell office:value-type="float" office:value="0.0122011" calcext:value-type="float">
            <text:p>0.0122011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642623" calcext:value-type="float">
            <text:p>0.00642623</text:p>
          </table:table-cell>
          <table:table-cell office:value-type="float" office:value="0.00730456" calcext:value-type="float">
            <text:p>0.00730456</text:p>
          </table:table-cell>
          <table:table-cell office:value-type="float" office:value="0.0502911" calcext:value-type="float">
            <text:p>0.0502911</text:p>
          </table:table-cell>
          <table:table-cell office:value-type="float" office:value="0.00946032" calcext:value-type="float">
            <text:p>0.00946032</text:p>
          </table:table-cell>
          <table:table-cell office:value-type="float" office:value="0.00827882" calcext:value-type="float">
            <text:p>0.00827882</text:p>
          </table:table-cell>
          <table:table-cell office:value-type="float" office:value="0.0116717" calcext:value-type="float">
            <text:p>0.0116717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633465" calcext:value-type="float">
            <text:p>0.00633465</text:p>
          </table:table-cell>
          <table:table-cell office:value-type="float" office:value="0.00694336" calcext:value-type="float">
            <text:p>0.00694336</text:p>
          </table:table-cell>
          <table:table-cell office:value-type="float" office:value="0.0512736" calcext:value-type="float">
            <text:p>0.0512736</text:p>
          </table:table-cell>
          <table:table-cell office:value-type="float" office:value="0.00952467" calcext:value-type="float">
            <text:p>0.00952467</text:p>
          </table:table-cell>
          <table:table-cell office:value-type="float" office:value="0.00823303" calcext:value-type="float">
            <text:p>0.00823303</text:p>
          </table:table-cell>
          <table:table-cell office:value-type="float" office:value="0.0124036" calcext:value-type="float">
            <text:p>0.0124036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634017" calcext:value-type="float">
            <text:p>0.00634017</text:p>
          </table:table-cell>
          <table:table-cell office:value-type="float" office:value="0.00734996" calcext:value-type="float">
            <text:p>0.00734996</text:p>
          </table:table-cell>
          <table:table-cell office:value-type="float" office:value="0.0529111" calcext:value-type="float">
            <text:p>0.0529111</text:p>
          </table:table-cell>
          <table:table-cell office:value-type="float" office:value="0.00986889" calcext:value-type="float">
            <text:p>0.00986889</text:p>
          </table:table-cell>
          <table:table-cell office:value-type="float" office:value="0.00801275" calcext:value-type="float">
            <text:p>0.00801275</text:p>
          </table:table-cell>
          <table:table-cell office:value-type="float" office:value="0.0121841" calcext:value-type="float">
            <text:p>0.0121841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651465" calcext:value-type="float">
            <text:p>0.00651465</text:p>
          </table:table-cell>
          <table:table-cell office:value-type="float" office:value="0.00720863" calcext:value-type="float">
            <text:p>0.00720863</text:p>
          </table:table-cell>
          <table:table-cell office:value-type="float" office:value="0.0503057" calcext:value-type="float">
            <text:p>0.0503057</text:p>
          </table:table-cell>
          <table:table-cell office:value-type="float" office:value="0.00955112" calcext:value-type="float">
            <text:p>0.00955112</text:p>
          </table:table-cell>
          <table:table-cell office:value-type="float" office:value="0.0084083" calcext:value-type="float">
            <text:p>0.0084083</text:p>
          </table:table-cell>
          <table:table-cell office:value-type="float" office:value="0.0114613" calcext:value-type="float">
            <text:p>0.0114613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629438" calcext:value-type="float">
            <text:p>0.00629438</text:p>
          </table:table-cell>
          <table:table-cell office:value-type="float" office:value="0.00692638" calcext:value-type="float">
            <text:p>0.00692638</text:p>
          </table:table-cell>
          <table:table-cell office:value-type="float" office:value="0.0510719" calcext:value-type="float">
            <text:p>0.0510719</text:p>
          </table:table-cell>
          <table:table-cell office:value-type="float" office:value="0.00941927" calcext:value-type="float">
            <text:p>0.00941927</text:p>
          </table:table-cell>
          <table:table-cell office:value-type="float" office:value="0.00793972" calcext:value-type="float">
            <text:p>0.00793972</text:p>
          </table:table-cell>
          <table:table-cell office:value-type="float" office:value="0.0121119" calcext:value-type="float">
            <text:p>0.0121119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631333" calcext:value-type="float">
            <text:p>0.00631333</text:p>
          </table:table-cell>
          <table:table-cell office:value-type="float" office:value="0.00707363" calcext:value-type="float">
            <text:p>0.00707363</text:p>
          </table:table-cell>
          <table:table-cell office:value-type="float" office:value="0.0500416" calcext:value-type="float">
            <text:p>0.0500416</text:p>
          </table:table-cell>
          <table:table-cell office:value-type="float" office:value="0.00983297" calcext:value-type="float">
            <text:p>0.00983297</text:p>
          </table:table-cell>
          <table:table-cell office:value-type="float" office:value="0.00827013" calcext:value-type="float">
            <text:p>0.00827013</text:p>
          </table:table-cell>
          <table:table-cell office:value-type="float" office:value="0.0115573" calcext:value-type="float">
            <text:p>0.0115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20:56:23.3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20:58:46.627000000</dc:date>
    <meta:editing-duration>PT4M42S</meta:editing-duration>
    <meta:editing-cycles>2</meta:editing-cycles>
    <meta:generator>LibreOffice/4.4.3.2$Windows_x86 LibreOffice_project/88805f81e9fe61362df02b9941de8e38a9b5fd16</meta:generator>
    <meta:document-statistic meta:table-count="1" meta:cell-count="7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7.001cm" xlink:href=".." xlink:type="simple" chart:class="chart:scatter" chart:style-name="ch1">
        <chart:legend chart:legend-position="end" svg:x="24.477cm" svg:y="6.956cm" style:legend-expansion="high" chart:style-name="ch2"/>
        <chart:plot-area chart:style-name="ch3" table:cell-range-address="access.A2:access.G1001 access.B1:access.G1" chart:data-source-has-labels="row" svg:x="1.611cm" svg:y="0.34cm" svg:width="22.266cm" svg:height="15.34cm">
          <chartooo:coordinate-region svg:x="2.523cm" svg:y="0.54cm" svg:width="20.704cm" svg:height="14.493cm"/>
          <chart:axis chart:dimension="x" chart:name="primary-x" chart:style-name="ch4">
            <chart:title svg:x="10.782cm" svg:y="16.02cm" chart:style-name="ch5">
              <text:p>Elements in data structure</text:p>
            </chart:title>
          </chart:axis>
          <chart:axis chart:dimension="y" chart:name="primary-y" chart:style-name="ch6">
            <chart:title svg:x="0.451cm" svg:y="10.779cm" chart:style-name="ch7">
              <text:p>Time (s) to access 100.000 elements</text:p>
            </chart:title>
            <chart:grid chart:style-name="ch8" chart:class="major"/>
          </chart:axis>
          <chart:series chart:style-name="ch9" chart:values-cell-range-address="access.B2:access.B1001" chart:label-cell-address="access.B1:access.B1" chart:class="chart:scatter">
            <chart:domain table:cell-range-address="access.A2:access.A1001"/>
            <chart:data-point chart:repeated="1000"/>
          </chart:series>
          <chart:series chart:style-name="ch10" chart:values-cell-range-address="access.C2:access.C1001" chart:label-cell-address="access.C1:access.C1" chart:class="chart:scatter">
            <chart:data-point chart:repeated="1000"/>
          </chart:series>
          <chart:series chart:style-name="ch11" chart:values-cell-range-address="access.D2:access.D1001" chart:label-cell-address="access.D1:access.D1" chart:class="chart:scatter">
            <chart:data-point chart:repeated="1000"/>
          </chart:series>
          <chart:series chart:style-name="ch12" chart:values-cell-range-address="access.E2:access.E1001" chart:label-cell-address="access.E1:access.E1" chart:class="chart:scatter">
            <chart:data-point chart:repeated="1000"/>
          </chart:series>
          <chart:series chart:style-name="ch13" chart:values-cell-range-address="access.F2:access.F1001" chart:label-cell-address="access.F1:access.F1" chart:class="chart:scatter">
            <chart:data-point chart:repeated="1000"/>
          </chart:series>
          <chart:series chart:style-name="ch14" chart:values-cell-range-address="access.G2:access.G1001" chart:label-cell-address="access.G1:access.G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access.B1:access.B1</svg:desc>
                </draw:g>
              </table:table-cell>
              <table:table-cell office:value-type="string">
                <text:p>vector</text:p>
                <draw:g>
                  <svg:desc>access.C1:access.C1</svg:desc>
                </draw:g>
              </table:table-cell>
              <table:table-cell office:value-type="string">
                <text:p>bst</text:p>
                <draw:g>
                  <svg:desc>access.D1:access.D1</svg:desc>
                </draw:g>
              </table:table-cell>
              <table:table-cell office:value-type="string">
                <text:p>tiered vector</text:p>
                <draw:g>
                  <svg:desc>access.E1:access.E1</svg:desc>
                </draw:g>
              </table:table-cell>
              <table:table-cell office:value-type="string">
                <text:p>bittrick tiered vector</text:p>
                <draw:g>
                  <svg:desc>access.F1:access.F1</svg:desc>
                </draw:g>
              </table:table-cell>
              <table:table-cell office:value-type="string">
                <text:p>general tiered vector (k = 2)</text:p>
                <draw:g>
                  <svg:desc>access.G1:acces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ess.A2:access.A1001</svg:desc>
                </draw:g>
              </table:table-cell>
              <table:table-cell office:value-type="float" office:value="0.00709534">
                <text:p>0.00709534</text:p>
                <draw:g>
                  <svg:desc>access.B2:access.B1001</svg:desc>
                </draw:g>
              </table:table-cell>
              <table:table-cell office:value-type="float" office:value="0.00713126">
                <text:p>0.00713126</text:p>
                <draw:g>
                  <svg:desc>access.C2:access.C1001</svg:desc>
                </draw:g>
              </table:table-cell>
              <table:table-cell office:value-type="float" office:value="0.0389332">
                <text:p>0.0389332</text:p>
                <draw:g>
                  <svg:desc>access.D2:access.D1001</svg:desc>
                </draw:g>
              </table:table-cell>
              <table:table-cell office:value-type="float" office:value="0.00942321">
                <text:p>0.00942321</text:p>
                <draw:g>
                  <svg:desc>access.E2:access.E1001</svg:desc>
                </draw:g>
              </table:table-cell>
              <table:table-cell office:value-type="float" office:value="0.00788959">
                <text:p>0.00788959</text:p>
                <draw:g>
                  <svg:desc>access.F2:access.F1001</svg:desc>
                </draw:g>
              </table:table-cell>
              <table:table-cell office:value-type="float" office:value="0.01159">
                <text:p>0.01159</text:p>
                <draw:g>
                  <svg:desc>access.G2:access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642781">
                <text:p>0.00642781</text:p>
              </table:table-cell>
              <table:table-cell office:value-type="float" office:value="0.0069777">
                <text:p>0.0069777</text:p>
              </table:table-cell>
              <table:table-cell office:value-type="float" office:value="0.0406851">
                <text:p>0.0406851</text:p>
              </table:table-cell>
              <table:table-cell office:value-type="float" office:value="0.00915596">
                <text:p>0.00915596</text:p>
              </table:table-cell>
              <table:table-cell office:value-type="float" office:value="0.00785801">
                <text:p>0.00785801</text:p>
              </table:table-cell>
              <table:table-cell office:value-type="float" office:value="0.0113342">
                <text:p>0.0113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806762">
                <text:p>0.00806762</text:p>
              </table:table-cell>
              <table:table-cell office:value-type="float" office:value="0.00705192">
                <text:p>0.00705192</text:p>
              </table:table-cell>
              <table:table-cell office:value-type="float" office:value="0.0415563">
                <text:p>0.0415563</text:p>
              </table:table-cell>
              <table:table-cell office:value-type="float" office:value="0.00912794">
                <text:p>0.00912794</text:p>
              </table:table-cell>
              <table:table-cell office:value-type="float" office:value="0.00800565">
                <text:p>0.00800565</text:p>
              </table:table-cell>
              <table:table-cell office:value-type="float" office:value="0.0121632">
                <text:p>0.012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682651">
                <text:p>0.00682651</text:p>
              </table:table-cell>
              <table:table-cell office:value-type="float" office:value="0.00710995">
                <text:p>0.00710995</text:p>
              </table:table-cell>
              <table:table-cell office:value-type="float" office:value="0.0423107">
                <text:p>0.0423107</text:p>
              </table:table-cell>
              <table:table-cell office:value-type="float" office:value="0.00925544">
                <text:p>0.00925544</text:p>
              </table:table-cell>
              <table:table-cell office:value-type="float" office:value="0.0081446">
                <text:p>0.0081446</text:p>
              </table:table-cell>
              <table:table-cell office:value-type="float" office:value="0.0115462">
                <text:p>0.0115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743167">
                <text:p>0.00743167</text:p>
              </table:table-cell>
              <table:table-cell office:value-type="float" office:value="0.00722403">
                <text:p>0.00722403</text:p>
              </table:table-cell>
              <table:table-cell office:value-type="float" office:value="0.0432644">
                <text:p>0.0432644</text:p>
              </table:table-cell>
              <table:table-cell office:value-type="float" office:value="0.00926018">
                <text:p>0.00926018</text:p>
              </table:table-cell>
              <table:table-cell office:value-type="float" office:value="0.00799657">
                <text:p>0.00799657</text:p>
              </table:table-cell>
              <table:table-cell office:value-type="float" office:value="0.0114061">
                <text:p>0.0114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751536">
                <text:p>0.00751536</text:p>
              </table:table-cell>
              <table:table-cell office:value-type="float" office:value="0.00711784">
                <text:p>0.00711784</text:p>
              </table:table-cell>
              <table:table-cell office:value-type="float" office:value="0.043506">
                <text:p>0.043506</text:p>
              </table:table-cell>
              <table:table-cell office:value-type="float" office:value="0.00990047">
                <text:p>0.00990047</text:p>
              </table:table-cell>
              <table:table-cell office:value-type="float" office:value="0.00869607">
                <text:p>0.00869607</text:p>
              </table:table-cell>
              <table:table-cell office:value-type="float" office:value="0.0113358">
                <text:p>0.011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68427">
                <text:p>0.0068427</text:p>
              </table:table-cell>
              <table:table-cell office:value-type="float" office:value="0.00813394">
                <text:p>0.00813394</text:p>
              </table:table-cell>
              <table:table-cell office:value-type="float" office:value="0.0440093">
                <text:p>0.0440093</text:p>
              </table:table-cell>
              <table:table-cell office:value-type="float" office:value="0.00946308">
                <text:p>0.00946308</text:p>
              </table:table-cell>
              <table:table-cell office:value-type="float" office:value="0.00811855">
                <text:p>0.00811855</text:p>
              </table:table-cell>
              <table:table-cell office:value-type="float" office:value="0.0114834">
                <text:p>0.0114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103248">
                <text:p>0.0103248</text:p>
              </table:table-cell>
              <table:table-cell office:value-type="float" office:value="0.00711074">
                <text:p>0.00711074</text:p>
              </table:table-cell>
              <table:table-cell office:value-type="float" office:value="0.0449157">
                <text:p>0.0449157</text:p>
              </table:table-cell>
              <table:table-cell office:value-type="float" office:value="0.00933992">
                <text:p>0.00933992</text:p>
              </table:table-cell>
              <table:table-cell office:value-type="float" office:value="0.00810039">
                <text:p>0.00810039</text:p>
              </table:table-cell>
              <table:table-cell office:value-type="float" office:value="0.0117444">
                <text:p>0.0117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105368">
                <text:p>0.0105368</text:p>
              </table:table-cell>
              <table:table-cell office:value-type="float" office:value="0.00711863">
                <text:p>0.00711863</text:p>
              </table:table-cell>
              <table:table-cell office:value-type="float" office:value="0.0446544">
                <text:p>0.0446544</text:p>
              </table:table-cell>
              <table:table-cell office:value-type="float" office:value="0.00928702">
                <text:p>0.00928702</text:p>
              </table:table-cell>
              <table:table-cell office:value-type="float" office:value="0.00798907">
                <text:p>0.00798907</text:p>
              </table:table-cell>
              <table:table-cell office:value-type="float" office:value="0.0116141">
                <text:p>0.0116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981797">
                <text:p>0.00981797</text:p>
              </table:table-cell>
              <table:table-cell office:value-type="float" office:value="0.00710284">
                <text:p>0.00710284</text:p>
              </table:table-cell>
              <table:table-cell office:value-type="float" office:value="0.0453855">
                <text:p>0.0453855</text:p>
              </table:table-cell>
              <table:table-cell office:value-type="float" office:value="0.00929413">
                <text:p>0.00929413</text:p>
              </table:table-cell>
              <table:table-cell office:value-type="float" office:value="0.00856186">
                <text:p>0.00856186</text:p>
              </table:table-cell>
              <table:table-cell office:value-type="float" office:value="0.0114211">
                <text:p>0.0114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650794">
                <text:p>0.00650794</text:p>
              </table:table-cell>
              <table:table-cell office:value-type="float" office:value="0.00699191">
                <text:p>0.00699191</text:p>
              </table:table-cell>
              <table:table-cell office:value-type="float" office:value="0.0453634">
                <text:p>0.0453634</text:p>
              </table:table-cell>
              <table:table-cell office:value-type="float" office:value="0.0092815">
                <text:p>0.0092815</text:p>
              </table:table-cell>
              <table:table-cell office:value-type="float" office:value="0.0091536">
                <text:p>0.0091536</text:p>
              </table:table-cell>
              <table:table-cell office:value-type="float" office:value="0.0116994">
                <text:p>0.0116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0642899">
                <text:p>0.00642899</text:p>
              </table:table-cell>
              <table:table-cell office:value-type="float" office:value="0.00708942">
                <text:p>0.00708942</text:p>
              </table:table-cell>
              <table:table-cell office:value-type="float" office:value="0.0455161">
                <text:p>0.0455161</text:p>
              </table:table-cell>
              <table:table-cell office:value-type="float" office:value="0.00940861">
                <text:p>0.00940861</text:p>
              </table:table-cell>
              <table:table-cell office:value-type="float" office:value="0.00884529">
                <text:p>0.00884529</text:p>
              </table:table-cell>
              <table:table-cell office:value-type="float" office:value="0.0117207">
                <text:p>0.0117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0647636">
                <text:p>0.00647636</text:p>
              </table:table-cell>
              <table:table-cell office:value-type="float" office:value="0.0071585">
                <text:p>0.0071585</text:p>
              </table:table-cell>
              <table:table-cell office:value-type="float" office:value="0.0457119">
                <text:p>0.0457119</text:p>
              </table:table-cell>
              <table:table-cell office:value-type="float" office:value="0.00948361">
                <text:p>0.00948361</text:p>
              </table:table-cell>
              <table:table-cell office:value-type="float" office:value="0.00840909">
                <text:p>0.00840909</text:p>
              </table:table-cell>
              <table:table-cell office:value-type="float" office:value="0.0120357">
                <text:p>0.0120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0642662">
                <text:p>0.00642662</text:p>
              </table:table-cell>
              <table:table-cell office:value-type="float" office:value="0.00699941">
                <text:p>0.00699941</text:p>
              </table:table-cell>
              <table:table-cell office:value-type="float" office:value="0.0472653">
                <text:p>0.0472653</text:p>
              </table:table-cell>
              <table:table-cell office:value-type="float" office:value="0.00951046">
                <text:p>0.00951046</text:p>
              </table:table-cell>
              <table:table-cell office:value-type="float" office:value="0.00807197">
                <text:p>0.00807197</text:p>
              </table:table-cell>
              <table:table-cell office:value-type="float" office:value="0.0120653">
                <text:p>0.0120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0637886">
                <text:p>0.00637886</text:p>
              </table:table-cell>
              <table:table-cell office:value-type="float" office:value="0.007091">
                <text:p>0.007091</text:p>
              </table:table-cell>
              <table:table-cell office:value-type="float" office:value="0.0466961">
                <text:p>0.0466961</text:p>
              </table:table-cell>
              <table:table-cell office:value-type="float" office:value="0.00949782">
                <text:p>0.00949782</text:p>
              </table:table-cell>
              <table:table-cell office:value-type="float" office:value="0.00816276">
                <text:p>0.00816276</text:p>
              </table:table-cell>
              <table:table-cell office:value-type="float" office:value="0.0113777">
                <text:p>0.0113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0637807">
                <text:p>0.00637807</text:p>
              </table:table-cell>
              <table:table-cell office:value-type="float" office:value="0.00731364">
                <text:p>0.00731364</text:p>
              </table:table-cell>
              <table:table-cell office:value-type="float" office:value="0.0466554">
                <text:p>0.0466554</text:p>
              </table:table-cell>
              <table:table-cell office:value-type="float" office:value="0.00982073">
                <text:p>0.00982073</text:p>
              </table:table-cell>
              <table:table-cell office:value-type="float" office:value="0.00794762">
                <text:p>0.00794762</text:p>
              </table:table-cell>
              <table:table-cell office:value-type="float" office:value="0.0120531">
                <text:p>0.0120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0652018">
                <text:p>0.00652018</text:p>
              </table:table-cell>
              <table:table-cell office:value-type="float" office:value="0.00732706">
                <text:p>0.00732706</text:p>
              </table:table-cell>
              <table:table-cell office:value-type="float" office:value="0.0465555">
                <text:p>0.0465555</text:p>
              </table:table-cell>
              <table:table-cell office:value-type="float" office:value="0.00940032">
                <text:p>0.00940032</text:p>
              </table:table-cell>
              <table:table-cell office:value-type="float" office:value="0.00806881">
                <text:p>0.00806881</text:p>
              </table:table-cell>
              <table:table-cell office:value-type="float" office:value="0.0116066">
                <text:p>0.0116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0672822">
                <text:p>0.00672822</text:p>
              </table:table-cell>
              <table:table-cell office:value-type="float" office:value="0.00703139">
                <text:p>0.00703139</text:p>
              </table:table-cell>
              <table:table-cell office:value-type="float" office:value="0.0486268">
                <text:p>0.0486268</text:p>
              </table:table-cell>
              <table:table-cell office:value-type="float" office:value="0.00941058">
                <text:p>0.00941058</text:p>
              </table:table-cell>
              <table:table-cell office:value-type="float" office:value="0.00794999">
                <text:p>0.00794999</text:p>
              </table:table-cell>
              <table:table-cell office:value-type="float" office:value="0.0117156">
                <text:p>0.0117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0663348">
                <text:p>0.00663348</text:p>
              </table:table-cell>
              <table:table-cell office:value-type="float" office:value="0.00708034">
                <text:p>0.00708034</text:p>
              </table:table-cell>
              <table:table-cell office:value-type="float" office:value="0.0470288">
                <text:p>0.0470288</text:p>
              </table:table-cell>
              <table:table-cell office:value-type="float" office:value="0.0096123">
                <text:p>0.0096123</text:p>
              </table:table-cell>
              <table:table-cell office:value-type="float" office:value="0.00805973">
                <text:p>0.00805973</text:p>
              </table:table-cell>
              <table:table-cell office:value-type="float" office:value="0.0114578">
                <text:p>0.0114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0652965">
                <text:p>0.00652965</text:p>
              </table:table-cell>
              <table:table-cell office:value-type="float" office:value="0.00716363">
                <text:p>0.00716363</text:p>
              </table:table-cell>
              <table:table-cell office:value-type="float" office:value="0.049517">
                <text:p>0.049517</text:p>
              </table:table-cell>
              <table:table-cell office:value-type="float" office:value="0.00939203">
                <text:p>0.00939203</text:p>
              </table:table-cell>
              <table:table-cell office:value-type="float" office:value="0.00814776">
                <text:p>0.00814776</text:p>
              </table:table-cell>
              <table:table-cell office:value-type="float" office:value="0.0115956">
                <text:p>0.0115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068352">
                <text:p>0.0068352</text:p>
              </table:table-cell>
              <table:table-cell office:value-type="float" office:value="0.00711587">
                <text:p>0.00711587</text:p>
              </table:table-cell>
              <table:table-cell office:value-type="float" office:value="0.0492367">
                <text:p>0.0492367</text:p>
              </table:table-cell>
              <table:table-cell office:value-type="float" office:value="0.00977573">
                <text:p>0.00977573</text:p>
              </table:table-cell>
              <table:table-cell office:value-type="float" office:value="0.0079938">
                <text:p>0.0079938</text:p>
              </table:table-cell>
              <table:table-cell office:value-type="float" office:value="0.011669">
                <text:p>0.011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0664255">
                <text:p>0.00664255</text:p>
              </table:table-cell>
              <table:table-cell office:value-type="float" office:value="0.00703415">
                <text:p>0.00703415</text:p>
              </table:table-cell>
              <table:table-cell office:value-type="float" office:value="0.0483568">
                <text:p>0.0483568</text:p>
              </table:table-cell>
              <table:table-cell office:value-type="float" office:value="0.00940071">
                <text:p>0.00940071</text:p>
              </table:table-cell>
              <table:table-cell office:value-type="float" office:value="0.00805499">
                <text:p>0.00805499</text:p>
              </table:table-cell>
              <table:table-cell office:value-type="float" office:value="0.0115766">
                <text:p>0.0115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0652768">
                <text:p>0.00652768</text:p>
              </table:table-cell>
              <table:table-cell office:value-type="float" office:value="0.00702507">
                <text:p>0.00702507</text:p>
              </table:table-cell>
              <table:table-cell office:value-type="float" office:value="0.0484381">
                <text:p>0.0484381</text:p>
              </table:table-cell>
              <table:table-cell office:value-type="float" office:value="0.00955033">
                <text:p>0.00955033</text:p>
              </table:table-cell>
              <table:table-cell office:value-type="float" office:value="0.00810552">
                <text:p>0.00810552</text:p>
              </table:table-cell>
              <table:table-cell office:value-type="float" office:value="0.0115738">
                <text:p>0.011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06654">
                <text:p>0.006654</text:p>
              </table:table-cell>
              <table:table-cell office:value-type="float" office:value="0.00699231">
                <text:p>0.00699231</text:p>
              </table:table-cell>
              <table:table-cell office:value-type="float" office:value="0.0484721">
                <text:p>0.0484721</text:p>
              </table:table-cell>
              <table:table-cell office:value-type="float" office:value="0.0101701">
                <text:p>0.0101701</text:p>
              </table:table-cell>
              <table:table-cell office:value-type="float" office:value="0.00809328">
                <text:p>0.00809328</text:p>
              </table:table-cell>
              <table:table-cell office:value-type="float" office:value="0.0115652">
                <text:p>0.0115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072789">
                <text:p>0.0072789</text:p>
              </table:table-cell>
              <table:table-cell office:value-type="float" office:value="0.00699073">
                <text:p>0.00699073</text:p>
              </table:table-cell>
              <table:table-cell office:value-type="float" office:value="0.0484638">
                <text:p>0.0484638</text:p>
              </table:table-cell>
              <table:table-cell office:value-type="float" office:value="0.00933439">
                <text:p>0.00933439</text:p>
              </table:table-cell>
              <table:table-cell office:value-type="float" office:value="0.00809052">
                <text:p>0.00809052</text:p>
              </table:table-cell>
              <table:table-cell office:value-type="float" office:value="0.0115707">
                <text:p>0.0115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0813394">
                <text:p>0.00813394</text:p>
              </table:table-cell>
              <table:table-cell office:value-type="float" office:value="0.00701915">
                <text:p>0.00701915</text:p>
              </table:table-cell>
              <table:table-cell office:value-type="float" office:value="0.0491139">
                <text:p>0.0491139</text:p>
              </table:table-cell>
              <table:table-cell office:value-type="float" office:value="0.009846">
                <text:p>0.009846</text:p>
              </table:table-cell>
              <table:table-cell office:value-type="float" office:value="0.00812486">
                <text:p>0.00812486</text:p>
              </table:table-cell>
              <table:table-cell office:value-type="float" office:value="0.0114937">
                <text:p>0.0114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0724614">
                <text:p>0.00724614</text:p>
              </table:table-cell>
              <table:table-cell office:value-type="float" office:value="0.00725758">
                <text:p>0.00725758</text:p>
              </table:table-cell>
              <table:table-cell office:value-type="float" office:value="0.0536607">
                <text:p>0.0536607</text:p>
              </table:table-cell>
              <table:table-cell office:value-type="float" office:value="0.00974928">
                <text:p>0.00974928</text:p>
              </table:table-cell>
              <table:table-cell office:value-type="float" office:value="0.00805736">
                <text:p>0.00805736</text:p>
              </table:table-cell>
              <table:table-cell office:value-type="float" office:value="0.0117752">
                <text:p>0.0117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0652018">
                <text:p>0.00652018</text:p>
              </table:table-cell>
              <table:table-cell office:value-type="float" office:value="0.00757734">
                <text:p>0.00757734</text:p>
              </table:table-cell>
              <table:table-cell office:value-type="float" office:value="0.0488692">
                <text:p>0.0488692</text:p>
              </table:table-cell>
              <table:table-cell office:value-type="float" office:value="0.00970546">
                <text:p>0.00970546</text:p>
              </table:table-cell>
              <table:table-cell office:value-type="float" office:value="0.00864397">
                <text:p>0.00864397</text:p>
              </table:table-cell>
              <table:table-cell office:value-type="float" office:value="0.0116003">
                <text:p>0.0116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0706376">
                <text:p>0.00706376</text:p>
              </table:table-cell>
              <table:table-cell office:value-type="float" office:value="0.00699191">
                <text:p>0.00699191</text:p>
              </table:table-cell>
              <table:table-cell office:value-type="float" office:value="0.0680215">
                <text:p>0.0680215</text:p>
              </table:table-cell>
              <table:table-cell office:value-type="float" office:value="0.00955743">
                <text:p>0.00955743</text:p>
              </table:table-cell>
              <table:table-cell office:value-type="float" office:value="0.00828553">
                <text:p>0.00828553</text:p>
              </table:table-cell>
              <table:table-cell office:value-type="float" office:value="0.0116125">
                <text:p>0.0116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0648623">
                <text:p>0.00648623</text:p>
              </table:table-cell>
              <table:table-cell office:value-type="float" office:value="0.00707876">
                <text:p>0.00707876</text:p>
              </table:table-cell>
              <table:table-cell office:value-type="float" office:value="0.0505268">
                <text:p>0.0505268</text:p>
              </table:table-cell>
              <table:table-cell office:value-type="float" office:value="0.00973112">
                <text:p>0.00973112</text:p>
              </table:table-cell>
              <table:table-cell office:value-type="float" office:value="0.0082729">
                <text:p>0.0082729</text:p>
              </table:table-cell>
              <table:table-cell office:value-type="float" office:value="0.0113788">
                <text:p>0.0113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0664374">
                <text:p>0.00664374</text:p>
              </table:table-cell>
              <table:table-cell office:value-type="float" office:value="0.00703771">
                <text:p>0.00703771</text:p>
              </table:table-cell>
              <table:table-cell office:value-type="float" office:value="0.051833">
                <text:p>0.051833</text:p>
              </table:table-cell>
              <table:table-cell office:value-type="float" office:value="0.00960401">
                <text:p>0.00960401</text:p>
              </table:table-cell>
              <table:table-cell office:value-type="float" office:value="0.00818763">
                <text:p>0.00818763</text:p>
              </table:table-cell>
              <table:table-cell office:value-type="float" office:value="0.0115123">
                <text:p>0.0115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0634491">
                <text:p>0.00634491</text:p>
              </table:table-cell>
              <table:table-cell office:value-type="float" office:value="0.00740957">
                <text:p>0.00740957</text:p>
              </table:table-cell>
              <table:table-cell office:value-type="float" office:value="0.0516317">
                <text:p>0.0516317</text:p>
              </table:table-cell>
              <table:table-cell office:value-type="float" office:value="0.00950611">
                <text:p>0.00950611</text:p>
              </table:table-cell>
              <table:table-cell office:value-type="float" office:value="0.00831671">
                <text:p>0.00831671</text:p>
              </table:table-cell>
              <table:table-cell office:value-type="float" office:value="0.0119583">
                <text:p>0.0119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0657426">
                <text:p>0.00657426</text:p>
              </table:table-cell>
              <table:table-cell office:value-type="float" office:value="0.00722364">
                <text:p>0.00722364</text:p>
              </table:table-cell>
              <table:table-cell office:value-type="float" office:value="0.0494266">
                <text:p>0.0494266</text:p>
              </table:table-cell>
              <table:table-cell office:value-type="float" office:value="0.00978797">
                <text:p>0.00978797</text:p>
              </table:table-cell>
              <table:table-cell office:value-type="float" office:value="0.00813276">
                <text:p>0.00813276</text:p>
              </table:table-cell>
              <table:table-cell office:value-type="float" office:value="0.0114688">
                <text:p>0.0114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0682059">
                <text:p>0.00682059</text:p>
              </table:table-cell>
              <table:table-cell office:value-type="float" office:value="0.00692323">
                <text:p>0.00692323</text:p>
              </table:table-cell>
              <table:table-cell office:value-type="float" office:value="0.0520462">
                <text:p>0.0520462</text:p>
              </table:table-cell>
              <table:table-cell office:value-type="float" office:value="0.00947216">
                <text:p>0.00947216</text:p>
              </table:table-cell>
              <table:table-cell office:value-type="float" office:value="0.0080546">
                <text:p>0.0080546</text:p>
              </table:table-cell>
              <table:table-cell office:value-type="float" office:value="0.0114495">
                <text:p>0.0114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0662005">
                <text:p>0.00662005</text:p>
              </table:table-cell>
              <table:table-cell office:value-type="float" office:value="0.0074368">
                <text:p>0.0074368</text:p>
              </table:table-cell>
              <table:table-cell office:value-type="float" office:value="0.058416">
                <text:p>0.058416</text:p>
              </table:table-cell>
              <table:table-cell office:value-type="float" office:value="0.00942124">
                <text:p>0.00942124</text:p>
              </table:table-cell>
              <table:table-cell office:value-type="float" office:value="0.00817539">
                <text:p>0.00817539</text:p>
              </table:table-cell>
              <table:table-cell office:value-type="float" office:value="0.011744">
                <text:p>0.011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066615">
                <text:p>0.0066615</text:p>
              </table:table-cell>
              <table:table-cell office:value-type="float" office:value="0.007241">
                <text:p>0.007241</text:p>
              </table:table-cell>
              <table:table-cell office:value-type="float" office:value="0.0507628">
                <text:p>0.0507628</text:p>
              </table:table-cell>
              <table:table-cell office:value-type="float" office:value="0.00939479">
                <text:p>0.00939479</text:p>
              </table:table-cell>
              <table:table-cell office:value-type="float" office:value="0.0103726">
                <text:p>0.0103726</text:p>
              </table:table-cell>
              <table:table-cell office:value-type="float" office:value="0.0118067">
                <text:p>0.0118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0683638">
                <text:p>0.00683638</text:p>
              </table:table-cell>
              <table:table-cell office:value-type="float" office:value="0.00712692">
                <text:p>0.00712692</text:p>
              </table:table-cell>
              <table:table-cell office:value-type="float" office:value="0.0490543">
                <text:p>0.0490543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845251">
                <text:p>0.00845251</text:p>
              </table:table-cell>
              <table:table-cell office:value-type="float" office:value="0.0113236">
                <text:p>0.0113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0633228">
                <text:p>0.00633228</text:p>
              </table:table-cell>
              <table:table-cell office:value-type="float" office:value="0.00693112">
                <text:p>0.00693112</text:p>
              </table:table-cell>
              <table:table-cell office:value-type="float" office:value="0.0495971">
                <text:p>0.0495971</text:p>
              </table:table-cell>
              <table:table-cell office:value-type="float" office:value="0.00964309">
                <text:p>0.00964309</text:p>
              </table:table-cell>
              <table:table-cell office:value-type="float" office:value="0.00971573">
                <text:p>0.00971573</text:p>
              </table:table-cell>
              <table:table-cell office:value-type="float" office:value="0.0123274">
                <text:p>0.0123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0635241">
                <text:p>0.00635241</text:p>
              </table:table-cell>
              <table:table-cell office:value-type="float" office:value="0.00749641">
                <text:p>0.00749641</text:p>
              </table:table-cell>
              <table:table-cell office:value-type="float" office:value="0.0533856">
                <text:p>0.0533856</text:p>
              </table:table-cell>
              <table:table-cell office:value-type="float" office:value="0.00943624">
                <text:p>0.00943624</text:p>
              </table:table-cell>
              <table:table-cell office:value-type="float" office:value="0.00862581">
                <text:p>0.00862581</text:p>
              </table:table-cell>
              <table:table-cell office:value-type="float" office:value="0.0118166">
                <text:p>0.0118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0632636">
                <text:p>0.00632636</text:p>
              </table:table-cell>
              <table:table-cell office:value-type="float" office:value="0.00726943">
                <text:p>0.00726943</text:p>
              </table:table-cell>
              <table:table-cell office:value-type="float" office:value="0.0488459">
                <text:p>0.0488459</text:p>
              </table:table-cell>
              <table:table-cell office:value-type="float" office:value="0.00944848">
                <text:p>0.00944848</text:p>
              </table:table-cell>
              <table:table-cell office:value-type="float" office:value="0.00813078">
                <text:p>0.00813078</text:p>
              </table:table-cell>
              <table:table-cell office:value-type="float" office:value="0.011562">
                <text:p>0.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0647163">
                <text:p>0.00647163</text:p>
              </table:table-cell>
              <table:table-cell office:value-type="float" office:value="0.00693428">
                <text:p>0.00693428</text:p>
              </table:table-cell>
              <table:table-cell office:value-type="float" office:value="0.0509622">
                <text:p>0.0509622</text:p>
              </table:table-cell>
              <table:table-cell office:value-type="float" office:value="0.00941729">
                <text:p>0.00941729</text:p>
              </table:table-cell>
              <table:table-cell office:value-type="float" office:value="0.00857291">
                <text:p>0.00857291</text:p>
              </table:table-cell>
              <table:table-cell office:value-type="float" office:value="0.0116066">
                <text:p>0.0116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0638794">
                <text:p>0.00638794</text:p>
              </table:table-cell>
              <table:table-cell office:value-type="float" office:value="0.00699428">
                <text:p>0.00699428</text:p>
              </table:table-cell>
              <table:table-cell office:value-type="float" office:value="0.0508489">
                <text:p>0.0508489</text:p>
              </table:table-cell>
              <table:table-cell office:value-type="float" office:value="0.00951993">
                <text:p>0.00951993</text:p>
              </table:table-cell>
              <table:table-cell office:value-type="float" office:value="0.00819473">
                <text:p>0.00819473</text:p>
              </table:table-cell>
              <table:table-cell office:value-type="float" office:value="0.0116792">
                <text:p>0.0116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0637649">
                <text:p>0.00637649</text:p>
              </table:table-cell>
              <table:table-cell office:value-type="float" office:value="0.00704323">
                <text:p>0.00704323</text:p>
              </table:table-cell>
              <table:table-cell office:value-type="float" office:value="0.0558721">
                <text:p>0.0558721</text:p>
              </table:table-cell>
              <table:table-cell office:value-type="float" office:value="0.00937229">
                <text:p>0.00937229</text:p>
              </table:table-cell>
              <table:table-cell office:value-type="float" office:value="0.00835066">
                <text:p>0.00835066</text:p>
              </table:table-cell>
              <table:table-cell office:value-type="float" office:value="0.0115146">
                <text:p>0.0115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0633701">
                <text:p>0.00633701</text:p>
              </table:table-cell>
              <table:table-cell office:value-type="float" office:value="0.00745417">
                <text:p>0.00745417</text:p>
              </table:table-cell>
              <table:table-cell office:value-type="float" office:value="0.0492959">
                <text:p>0.0492959</text:p>
              </table:table-cell>
              <table:table-cell office:value-type="float" office:value="0.00942282">
                <text:p>0.00942282</text:p>
              </table:table-cell>
              <table:table-cell office:value-type="float" office:value="0.00900635">
                <text:p>0.00900635</text:p>
              </table:table-cell>
              <table:table-cell office:value-type="float" office:value="0.0114602">
                <text:p>0.0114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0658847">
                <text:p>0.00658847</text:p>
              </table:table-cell>
              <table:table-cell office:value-type="float" office:value="0.00719087">
                <text:p>0.00719087</text:p>
              </table:table-cell>
              <table:table-cell office:value-type="float" office:value="0.0497605">
                <text:p>0.0497605</text:p>
              </table:table-cell>
              <table:table-cell office:value-type="float" office:value="0.00933834">
                <text:p>0.00933834</text:p>
              </table:table-cell>
              <table:table-cell office:value-type="float" office:value="0.00823421">
                <text:p>0.00823421</text:p>
              </table:table-cell>
              <table:table-cell office:value-type="float" office:value="0.0116058">
                <text:p>0.0116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0655058">
                <text:p>0.00655058</text:p>
              </table:table-cell>
              <table:table-cell office:value-type="float" office:value="0.007106">
                <text:p>0.007106</text:p>
              </table:table-cell>
              <table:table-cell office:value-type="float" office:value="0.0521903">
                <text:p>0.0521903</text:p>
              </table:table-cell>
              <table:table-cell office:value-type="float" office:value="0.00939834">
                <text:p>0.00939834</text:p>
              </table:table-cell>
              <table:table-cell office:value-type="float" office:value="0.00798078">
                <text:p>0.00798078</text:p>
              </table:table-cell>
              <table:table-cell office:value-type="float" office:value="0.0113725">
                <text:p>0.0113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0655689">
                <text:p>0.00655689</text:p>
              </table:table-cell>
              <table:table-cell office:value-type="float" office:value="0.00706731">
                <text:p>0.00706731</text:p>
              </table:table-cell>
              <table:table-cell office:value-type="float" office:value="0.0549547">
                <text:p>0.0549547</text:p>
              </table:table-cell>
              <table:table-cell office:value-type="float" office:value="0.00951203">
                <text:p>0.00951203</text:p>
              </table:table-cell>
              <table:table-cell office:value-type="float" office:value="0.00830092">
                <text:p>0.00830092</text:p>
              </table:table-cell>
              <table:table-cell office:value-type="float" office:value="0.011686">
                <text:p>0.011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0642939">
                <text:p>0.00642939</text:p>
              </table:table-cell>
              <table:table-cell office:value-type="float" office:value="0.00726706">
                <text:p>0.00726706</text:p>
              </table:table-cell>
              <table:table-cell office:value-type="float" office:value="0.0493054">
                <text:p>0.0493054</text:p>
              </table:table-cell>
              <table:table-cell office:value-type="float" office:value="0.00933282">
                <text:p>0.00933282</text:p>
              </table:table-cell>
              <table:table-cell office:value-type="float" office:value="0.0083779">
                <text:p>0.0083779</text:p>
              </table:table-cell>
              <table:table-cell office:value-type="float" office:value="0.0118431">
                <text:p>0.0118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0648189">
                <text:p>0.00648189</text:p>
              </table:table-cell>
              <table:table-cell office:value-type="float" office:value="0.00702231">
                <text:p>0.00702231</text:p>
              </table:table-cell>
              <table:table-cell office:value-type="float" office:value="0.0489371">
                <text:p>0.0489371</text:p>
              </table:table-cell>
              <table:table-cell office:value-type="float" office:value="0.0101365">
                <text:p>0.0101365</text:p>
              </table:table-cell>
              <table:table-cell office:value-type="float" office:value="0.00844777">
                <text:p>0.00844777</text:p>
              </table:table-cell>
              <table:table-cell office:value-type="float" office:value="0.0114925">
                <text:p>0.0114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0648465">
                <text:p>0.00648465</text:p>
              </table:table-cell>
              <table:table-cell office:value-type="float" office:value="0.00759076">
                <text:p>0.00759076</text:p>
              </table:table-cell>
              <table:table-cell office:value-type="float" office:value="0.0515105">
                <text:p>0.0515105</text:p>
              </table:table-cell>
              <table:table-cell office:value-type="float" office:value="0.00974139">
                <text:p>0.00974139</text:p>
              </table:table-cell>
              <table:table-cell office:value-type="float" office:value="0.00818842">
                <text:p>0.00818842</text:p>
              </table:table-cell>
              <table:table-cell office:value-type="float" office:value="0.0116078">
                <text:p>0.0116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0643689">
                <text:p>0.00643689</text:p>
              </table:table-cell>
              <table:table-cell office:value-type="float" office:value="0.00697336">
                <text:p>0.00697336</text:p>
              </table:table-cell>
              <table:table-cell office:value-type="float" office:value="0.0513001">
                <text:p>0.0513001</text:p>
              </table:table-cell>
              <table:table-cell office:value-type="float" office:value="0.0105037">
                <text:p>0.0105037</text:p>
              </table:table-cell>
              <table:table-cell office:value-type="float" office:value="0.00825079">
                <text:p>0.00825079</text:p>
              </table:table-cell>
              <table:table-cell office:value-type="float" office:value="0.011849">
                <text:p>0.011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0648544">
                <text:p>0.00648544</text:p>
              </table:table-cell>
              <table:table-cell office:value-type="float" office:value="0.00697533">
                <text:p>0.00697533</text:p>
              </table:table-cell>
              <table:table-cell office:value-type="float" office:value="0.0534148">
                <text:p>0.0534148</text:p>
              </table:table-cell>
              <table:table-cell office:value-type="float" office:value="0.00947848">
                <text:p>0.00947848</text:p>
              </table:table-cell>
              <table:table-cell office:value-type="float" office:value="0.00808499">
                <text:p>0.00808499</text:p>
              </table:table-cell>
              <table:table-cell office:value-type="float" office:value="0.011866">
                <text:p>0.011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0641675">
                <text:p>0.00641675</text:p>
              </table:table-cell>
              <table:table-cell office:value-type="float" office:value="0.00712139">
                <text:p>0.00712139</text:p>
              </table:table-cell>
              <table:table-cell office:value-type="float" office:value="0.0514264">
                <text:p>0.0514264</text:p>
              </table:table-cell>
              <table:table-cell office:value-type="float" office:value="0.00941887">
                <text:p>0.00941887</text:p>
              </table:table-cell>
              <table:table-cell office:value-type="float" office:value="0.00804749">
                <text:p>0.00804749</text:p>
              </table:table-cell>
              <table:table-cell office:value-type="float" office:value="0.0116516">
                <text:p>0.0116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0667058">
                <text:p>0.00667058</text:p>
              </table:table-cell>
              <table:table-cell office:value-type="float" office:value="0.00753352">
                <text:p>0.00753352</text:p>
              </table:table-cell>
              <table:table-cell office:value-type="float" office:value="0.0522195">
                <text:p>0.0522195</text:p>
              </table:table-cell>
              <table:table-cell office:value-type="float" office:value="0.0096573">
                <text:p>0.0096573</text:p>
              </table:table-cell>
              <table:table-cell office:value-type="float" office:value="0.00807276">
                <text:p>0.00807276</text:p>
              </table:table-cell>
              <table:table-cell office:value-type="float" office:value="0.0115549">
                <text:p>0.01155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0648742">
                <text:p>0.00648742</text:p>
              </table:table-cell>
              <table:table-cell office:value-type="float" office:value="0.00705784">
                <text:p>0.00705784</text:p>
              </table:table-cell>
              <table:table-cell office:value-type="float" office:value="0.0532064">
                <text:p>0.0532064</text:p>
              </table:table-cell>
              <table:table-cell office:value-type="float" office:value="0.00959493">
                <text:p>0.00959493</text:p>
              </table:table-cell>
              <table:table-cell office:value-type="float" office:value="0.00810591">
                <text:p>0.00810591</text:p>
              </table:table-cell>
              <table:table-cell office:value-type="float" office:value="0.0118537">
                <text:p>0.0118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0632715">
                <text:p>0.00632715</text:p>
              </table:table-cell>
              <table:table-cell office:value-type="float" office:value="0.00698678">
                <text:p>0.00698678</text:p>
              </table:table-cell>
              <table:table-cell office:value-type="float" office:value="0.0502129">
                <text:p>0.0502129</text:p>
              </table:table-cell>
              <table:table-cell office:value-type="float" office:value="0.00950848">
                <text:p>0.00950848</text:p>
              </table:table-cell>
              <table:table-cell office:value-type="float" office:value="0.00812013">
                <text:p>0.00812013</text:p>
              </table:table-cell>
              <table:table-cell office:value-type="float" office:value="0.0118608">
                <text:p>0.01186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0654979">
                <text:p>0.00654979</text:p>
              </table:table-cell>
              <table:table-cell office:value-type="float" office:value="0.00756391">
                <text:p>0.00756391</text:p>
              </table:table-cell>
              <table:table-cell office:value-type="float" office:value="0.0518097">
                <text:p>0.0518097</text:p>
              </table:table-cell>
              <table:table-cell office:value-type="float" office:value="0.00949111">
                <text:p>0.00949111</text:p>
              </table:table-cell>
              <table:table-cell office:value-type="float" office:value="0.00812723">
                <text:p>0.00812723</text:p>
              </table:table-cell>
              <table:table-cell office:value-type="float" office:value="0.0116729">
                <text:p>0.0116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0645663">
                <text:p>0.00645663</text:p>
              </table:table-cell>
              <table:table-cell office:value-type="float" office:value="0.00703178">
                <text:p>0.00703178</text:p>
              </table:table-cell>
              <table:table-cell office:value-type="float" office:value="0.0543373">
                <text:p>0.0543373</text:p>
              </table:table-cell>
              <table:table-cell office:value-type="float" office:value="0.0093569">
                <text:p>0.0093569</text:p>
              </table:table-cell>
              <table:table-cell office:value-type="float" office:value="0.00806131">
                <text:p>0.00806131</text:p>
              </table:table-cell>
              <table:table-cell office:value-type="float" office:value="0.0114933">
                <text:p>0.0114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0645899">
                <text:p>0.00645899</text:p>
              </table:table-cell>
              <table:table-cell office:value-type="float" office:value="0.00730338">
                <text:p>0.00730338</text:p>
              </table:table-cell>
              <table:table-cell office:value-type="float" office:value="0.0516889">
                <text:p>0.0516889</text:p>
              </table:table-cell>
              <table:table-cell office:value-type="float" office:value="0.00956059">
                <text:p>0.00956059</text:p>
              </table:table-cell>
              <table:table-cell office:value-type="float" office:value="0.00806999">
                <text:p>0.00806999</text:p>
              </table:table-cell>
              <table:table-cell office:value-type="float" office:value="0.0115671">
                <text:p>0.0115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0644281">
                <text:p>0.00644281</text:p>
              </table:table-cell>
              <table:table-cell office:value-type="float" office:value="0.00701994">
                <text:p>0.00701994</text:p>
              </table:table-cell>
              <table:table-cell office:value-type="float" office:value="0.0499812">
                <text:p>0.0499812</text:p>
              </table:table-cell>
              <table:table-cell office:value-type="float" office:value="0.00978205">
                <text:p>0.00978205</text:p>
              </table:table-cell>
              <table:table-cell office:value-type="float" office:value="0.00828316">
                <text:p>0.00828316</text:p>
              </table:table-cell>
              <table:table-cell office:value-type="float" office:value="0.0114357">
                <text:p>0.0114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0656163">
                <text:p>0.00656163</text:p>
              </table:table-cell>
              <table:table-cell office:value-type="float" office:value="0.00704797">
                <text:p>0.00704797</text:p>
              </table:table-cell>
              <table:table-cell office:value-type="float" office:value="0.0500748">
                <text:p>0.0500748</text:p>
              </table:table-cell>
              <table:table-cell office:value-type="float" office:value="0.00938966">
                <text:p>0.00938966</text:p>
              </table:table-cell>
              <table:table-cell office:value-type="float" office:value="0.00828237">
                <text:p>0.00828237</text:p>
              </table:table-cell>
              <table:table-cell office:value-type="float" office:value="0.0114436">
                <text:p>0.01144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0662124">
                <text:p>0.00662124</text:p>
              </table:table-cell>
              <table:table-cell office:value-type="float" office:value="0.0070152">
                <text:p>0.0070152</text:p>
              </table:table-cell>
              <table:table-cell office:value-type="float" office:value="0.0518847">
                <text:p>0.0518847</text:p>
              </table:table-cell>
              <table:table-cell office:value-type="float" office:value="0.0100817">
                <text:p>0.0100817</text:p>
              </table:table-cell>
              <table:table-cell office:value-type="float" office:value="0.00842685">
                <text:p>0.00842685</text:p>
              </table:table-cell>
              <table:table-cell office:value-type="float" office:value="0.0117025">
                <text:p>0.0117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067823">
                <text:p>0.0067823</text:p>
              </table:table-cell>
              <table:table-cell office:value-type="float" office:value="0.00708942">
                <text:p>0.00708942</text:p>
              </table:table-cell>
              <table:table-cell office:value-type="float" office:value="0.0539647">
                <text:p>0.0539647</text:p>
              </table:table-cell>
              <table:table-cell office:value-type="float" office:value="0.00939519">
                <text:p>0.00939519</text:p>
              </table:table-cell>
              <table:table-cell office:value-type="float" office:value="0.0109328">
                <text:p>0.0109328</text:p>
              </table:table-cell>
              <table:table-cell office:value-type="float" office:value="0.0114302">
                <text:p>0.0114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0653952">
                <text:p>0.00653952</text:p>
              </table:table-cell>
              <table:table-cell office:value-type="float" office:value="0.00716955">
                <text:p>0.00716955</text:p>
              </table:table-cell>
              <table:table-cell office:value-type="float" office:value="0.0507703">
                <text:p>0.0507703</text:p>
              </table:table-cell>
              <table:table-cell office:value-type="float" office:value="0.00986929">
                <text:p>0.00986929</text:p>
              </table:table-cell>
              <table:table-cell office:value-type="float" office:value="0.0117467">
                <text:p>0.0117467</text:p>
              </table:table-cell>
              <table:table-cell office:value-type="float" office:value="0.0114696">
                <text:p>0.0114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0646136">
                <text:p>0.00646136</text:p>
              </table:table-cell>
              <table:table-cell office:value-type="float" office:value="0.00747904">
                <text:p>0.00747904</text:p>
              </table:table-cell>
              <table:table-cell office:value-type="float" office:value="0.0491487">
                <text:p>0.0491487</text:p>
              </table:table-cell>
              <table:table-cell office:value-type="float" office:value="0.0103604">
                <text:p>0.0103604</text:p>
              </table:table-cell>
              <table:table-cell office:value-type="float" office:value="0.00879595">
                <text:p>0.00879595</text:p>
              </table:table-cell>
              <table:table-cell office:value-type="float" office:value="0.0114527">
                <text:p>0.0114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063757">
                <text:p>0.0063757</text:p>
              </table:table-cell>
              <table:table-cell office:value-type="float" office:value="0.00724219">
                <text:p>0.00724219</text:p>
              </table:table-cell>
              <table:table-cell office:value-type="float" office:value="0.0551588">
                <text:p>0.0551588</text:p>
              </table:table-cell>
              <table:table-cell office:value-type="float" office:value="0.00977652">
                <text:p>0.00977652</text:p>
              </table:table-cell>
              <table:table-cell office:value-type="float" office:value="0.00894398">
                <text:p>0.00894398</text:p>
              </table:table-cell>
              <table:table-cell office:value-type="float" office:value="0.0115324">
                <text:p>0.0115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0644439">
                <text:p>0.00644439</text:p>
              </table:table-cell>
              <table:table-cell office:value-type="float" office:value="0.00724811">
                <text:p>0.00724811</text:p>
              </table:table-cell>
              <table:table-cell office:value-type="float" office:value="0.052469">
                <text:p>0.052469</text:p>
              </table:table-cell>
              <table:table-cell office:value-type="float" office:value="0.0095448">
                <text:p>0.0095448</text:p>
              </table:table-cell>
              <table:table-cell office:value-type="float" office:value="0.00844225">
                <text:p>0.00844225</text:p>
              </table:table-cell>
              <table:table-cell office:value-type="float" office:value="0.0113927">
                <text:p>0.0113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0634965">
                <text:p>0.00634965</text:p>
              </table:table-cell>
              <table:table-cell office:value-type="float" office:value="0.0078734">
                <text:p>0.0078734</text:p>
              </table:table-cell>
              <table:table-cell office:value-type="float" office:value="0.0500846">
                <text:p>0.0500846</text:p>
              </table:table-cell>
              <table:table-cell office:value-type="float" office:value="0.0100221">
                <text:p>0.0100221</text:p>
              </table:table-cell>
              <table:table-cell office:value-type="float" office:value="0.00810907">
                <text:p>0.00810907</text:p>
              </table:table-cell>
              <table:table-cell office:value-type="float" office:value="0.0117203">
                <text:p>0.0117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0652729">
                <text:p>0.00652729</text:p>
              </table:table-cell>
              <table:table-cell office:value-type="float" office:value="0.00697099">
                <text:p>0.00697099</text:p>
              </table:table-cell>
              <table:table-cell office:value-type="float" office:value="0.0514359">
                <text:p>0.0514359</text:p>
              </table:table-cell>
              <table:table-cell office:value-type="float" office:value="0.00951322">
                <text:p>0.00951322</text:p>
              </table:table-cell>
              <table:table-cell office:value-type="float" office:value="0.00806012">
                <text:p>0.00806012</text:p>
              </table:table-cell>
              <table:table-cell office:value-type="float" office:value="0.011489">
                <text:p>0.011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0636544">
                <text:p>0.00636544</text:p>
              </table:table-cell>
              <table:table-cell office:value-type="float" office:value="0.00708468">
                <text:p>0.00708468</text:p>
              </table:table-cell>
              <table:table-cell office:value-type="float" office:value="0.0516601">
                <text:p>0.0516601</text:p>
              </table:table-cell>
              <table:table-cell office:value-type="float" office:value="0.00954598">
                <text:p>0.00954598</text:p>
              </table:table-cell>
              <table:table-cell office:value-type="float" office:value="0.00794604">
                <text:p>0.00794604</text:p>
              </table:table-cell>
              <table:table-cell office:value-type="float" office:value="0.0118952">
                <text:p>0.0118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0643333">
                <text:p>0.00643333</text:p>
              </table:table-cell>
              <table:table-cell office:value-type="float" office:value="0.00720113">
                <text:p>0.00720113</text:p>
              </table:table-cell>
              <table:table-cell office:value-type="float" office:value="0.0519293">
                <text:p>0.0519293</text:p>
              </table:table-cell>
              <table:table-cell office:value-type="float" office:value="0.00987126">
                <text:p>0.00987126</text:p>
              </table:table-cell>
              <table:table-cell office:value-type="float" office:value="0.00809289">
                <text:p>0.00809289</text:p>
              </table:table-cell>
              <table:table-cell office:value-type="float" office:value="0.0121458">
                <text:p>0.0121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0657387">
                <text:p>0.00657387</text:p>
              </table:table-cell>
              <table:table-cell office:value-type="float" office:value="0.00714903">
                <text:p>0.00714903</text:p>
              </table:table-cell>
              <table:table-cell office:value-type="float" office:value="0.0509519">
                <text:p>0.0509519</text:p>
              </table:table-cell>
              <table:table-cell office:value-type="float" office:value="0.00940821">
                <text:p>0.00940821</text:p>
              </table:table-cell>
              <table:table-cell office:value-type="float" office:value="0.00808341">
                <text:p>0.00808341</text:p>
              </table:table-cell>
              <table:table-cell office:value-type="float" office:value="0.0119911">
                <text:p>0.0119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0635438">
                <text:p>0.00635438</text:p>
              </table:table-cell>
              <table:table-cell office:value-type="float" office:value="0.00699349">
                <text:p>0.00699349</text:p>
              </table:table-cell>
              <table:table-cell office:value-type="float" office:value="0.0499449">
                <text:p>0.0499449</text:p>
              </table:table-cell>
              <table:table-cell office:value-type="float" office:value="0.00993561">
                <text:p>0.00993561</text:p>
              </table:table-cell>
              <table:table-cell office:value-type="float" office:value="0.00794012">
                <text:p>0.00794012</text:p>
              </table:table-cell>
              <table:table-cell office:value-type="float" office:value="0.0118873">
                <text:p>0.01188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0638517">
                <text:p>0.00638517</text:p>
              </table:table-cell>
              <table:table-cell office:value-type="float" office:value="0.00696744">
                <text:p>0.00696744</text:p>
              </table:table-cell>
              <table:table-cell office:value-type="float" office:value="0.0507628">
                <text:p>0.0507628</text:p>
              </table:table-cell>
              <table:table-cell office:value-type="float" office:value="0.00931821">
                <text:p>0.00931821</text:p>
              </table:table-cell>
              <table:table-cell office:value-type="float" office:value="0.00808618">
                <text:p>0.00808618</text:p>
              </table:table-cell>
              <table:table-cell office:value-type="float" office:value="0.0116761">
                <text:p>0.0116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0645939">
                <text:p>0.00645939</text:p>
              </table:table-cell>
              <table:table-cell office:value-type="float" office:value="0.00700534">
                <text:p>0.00700534</text:p>
              </table:table-cell>
              <table:table-cell office:value-type="float" office:value="0.0538565">
                <text:p>0.0538565</text:p>
              </table:table-cell>
              <table:table-cell office:value-type="float" office:value="0.00933558">
                <text:p>0.00933558</text:p>
              </table:table-cell>
              <table:table-cell office:value-type="float" office:value="0.00813118">
                <text:p>0.00813118</text:p>
              </table:table-cell>
              <table:table-cell office:value-type="float" office:value="0.0118904">
                <text:p>0.0118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0650794">
                <text:p>0.00650794</text:p>
              </table:table-cell>
              <table:table-cell office:value-type="float" office:value="0.00724022">
                <text:p>0.00724022</text:p>
              </table:table-cell>
              <table:table-cell office:value-type="float" office:value="0.0498059">
                <text:p>0.0498059</text:p>
              </table:table-cell>
              <table:table-cell office:value-type="float" office:value="0.00953848">
                <text:p>0.00953848</text:p>
              </table:table-cell>
              <table:table-cell office:value-type="float" office:value="0.00810591">
                <text:p>0.00810591</text:p>
              </table:table-cell>
              <table:table-cell office:value-type="float" office:value="0.011427">
                <text:p>0.011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0635517">
                <text:p>0.00635517</text:p>
              </table:table-cell>
              <table:table-cell office:value-type="float" office:value="0.00696783">
                <text:p>0.00696783</text:p>
              </table:table-cell>
              <table:table-cell office:value-type="float" office:value="0.0514975">
                <text:p>0.0514975</text:p>
              </table:table-cell>
              <table:table-cell office:value-type="float" office:value="0.00933124">
                <text:p>0.00933124</text:p>
              </table:table-cell>
              <table:table-cell office:value-type="float" office:value="0.00811894">
                <text:p>0.00811894</text:p>
              </table:table-cell>
              <table:table-cell office:value-type="float" office:value="0.011504">
                <text:p>0.011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06519">
                <text:p>0.006519</text:p>
              </table:table-cell>
              <table:table-cell office:value-type="float" office:value="0.00697849">
                <text:p>0.00697849</text:p>
              </table:table-cell>
              <table:table-cell office:value-type="float" office:value="0.0493725">
                <text:p>0.0493725</text:p>
              </table:table-cell>
              <table:table-cell office:value-type="float" office:value="0.00950374">
                <text:p>0.00950374</text:p>
              </table:table-cell>
              <table:table-cell office:value-type="float" office:value="0.00802381">
                <text:p>0.00802381</text:p>
              </table:table-cell>
              <table:table-cell office:value-type="float" office:value="0.0114475">
                <text:p>0.0114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0645584">
                <text:p>0.00645584</text:p>
              </table:table-cell>
              <table:table-cell office:value-type="float" office:value="0.0070981">
                <text:p>0.0070981</text:p>
              </table:table-cell>
              <table:table-cell office:value-type="float" office:value="0.0553025">
                <text:p>0.0553025</text:p>
              </table:table-cell>
              <table:table-cell office:value-type="float" office:value="0.00964744">
                <text:p>0.00964744</text:p>
              </table:table-cell>
              <table:table-cell office:value-type="float" office:value="0.00800841">
                <text:p>0.00800841</text:p>
              </table:table-cell>
              <table:table-cell office:value-type="float" office:value="0.0115403">
                <text:p>0.011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0642031">
                <text:p>0.00642031</text:p>
              </table:table-cell>
              <table:table-cell office:value-type="float" office:value="0.00711903">
                <text:p>0.00711903</text:p>
              </table:table-cell>
              <table:table-cell office:value-type="float" office:value="0.0522009">
                <text:p>0.0522009</text:p>
              </table:table-cell>
              <table:table-cell office:value-type="float" office:value="0.00935966">
                <text:p>0.00935966</text:p>
              </table:table-cell>
              <table:table-cell office:value-type="float" office:value="0.00815486">
                <text:p>0.00815486</text:p>
              </table:table-cell>
              <table:table-cell office:value-type="float" office:value="0.0123002">
                <text:p>0.0123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0645544">
                <text:p>0.00645544</text:p>
              </table:table-cell>
              <table:table-cell office:value-type="float" office:value="0.00695046">
                <text:p>0.00695046</text:p>
              </table:table-cell>
              <table:table-cell office:value-type="float" office:value="0.0515752">
                <text:p>0.0515752</text:p>
              </table:table-cell>
              <table:table-cell office:value-type="float" office:value="0.00971218">
                <text:p>0.00971218</text:p>
              </table:table-cell>
              <table:table-cell office:value-type="float" office:value="0.00795867">
                <text:p>0.00795867</text:p>
              </table:table-cell>
              <table:table-cell office:value-type="float" office:value="0.0115399">
                <text:p>0.0115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0649413">
                <text:p>0.00649413</text:p>
              </table:table-cell>
              <table:table-cell office:value-type="float" office:value="0.00706692">
                <text:p>0.00706692</text:p>
              </table:table-cell>
              <table:table-cell office:value-type="float" office:value="0.0526332">
                <text:p>0.0526332</text:p>
              </table:table-cell>
              <table:table-cell office:value-type="float" office:value="0.00960914">
                <text:p>0.00960914</text:p>
              </table:table-cell>
              <table:table-cell office:value-type="float" office:value="0.00805499">
                <text:p>0.00805499</text:p>
              </table:table-cell>
              <table:table-cell office:value-type="float" office:value="0.0114878">
                <text:p>0.011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0654189">
                <text:p>0.00654189</text:p>
              </table:table-cell>
              <table:table-cell office:value-type="float" office:value="0.00711547">
                <text:p>0.00711547</text:p>
              </table:table-cell>
              <table:table-cell office:value-type="float" office:value="0.0515685">
                <text:p>0.0515685</text:p>
              </table:table-cell>
              <table:table-cell office:value-type="float" office:value="0.00932532">
                <text:p>0.00932532</text:p>
              </table:table-cell>
              <table:table-cell office:value-type="float" office:value="0.00828">
                <text:p>0.00828</text:p>
              </table:table-cell>
              <table:table-cell office:value-type="float" office:value="0.0125173">
                <text:p>0.0125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0642149">
                <text:p>0.00642149</text:p>
              </table:table-cell>
              <table:table-cell office:value-type="float" office:value="0.00690902">
                <text:p>0.00690902</text:p>
              </table:table-cell>
              <table:table-cell office:value-type="float" office:value="0.0488033">
                <text:p>0.0488033</text:p>
              </table:table-cell>
              <table:table-cell office:value-type="float" office:value="0.00994508">
                <text:p>0.00994508</text:p>
              </table:table-cell>
              <table:table-cell office:value-type="float" office:value="0.0114144">
                <text:p>0.0114144</text:p>
              </table:table-cell>
              <table:table-cell office:value-type="float" office:value="0.0122552">
                <text:p>0.0122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0711942">
                <text:p>0.00711942</text:p>
              </table:table-cell>
              <table:table-cell office:value-type="float" office:value="0.00694533">
                <text:p>0.00694533</text:p>
              </table:table-cell>
              <table:table-cell office:value-type="float" office:value="0.0513001">
                <text:p>0.0513001</text:p>
              </table:table-cell>
              <table:table-cell office:value-type="float" office:value="0.00945124">
                <text:p>0.00945124</text:p>
              </table:table-cell>
              <table:table-cell office:value-type="float" office:value="0.00934229">
                <text:p>0.00934229</text:p>
              </table:table-cell>
              <table:table-cell office:value-type="float" office:value="0.0119678">
                <text:p>0.0119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0811736">
                <text:p>0.00811736</text:p>
              </table:table-cell>
              <table:table-cell office:value-type="float" office:value="0.00710126">
                <text:p>0.00710126</text:p>
              </table:table-cell>
              <table:table-cell office:value-type="float" office:value="0.0513613">
                <text:p>0.0513613</text:p>
              </table:table-cell>
              <table:table-cell office:value-type="float" office:value="0.00950019">
                <text:p>0.00950019</text:p>
              </table:table-cell>
              <table:table-cell office:value-type="float" office:value="0.00845054">
                <text:p>0.00845054</text:p>
              </table:table-cell>
              <table:table-cell office:value-type="float" office:value="0.0114925">
                <text:p>0.0114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095373">
                <text:p>0.0095373</text:p>
              </table:table-cell>
              <table:table-cell office:value-type="float" office:value="0.00756668">
                <text:p>0.00756668</text:p>
              </table:table-cell>
              <table:table-cell office:value-type="float" office:value="0.0523979">
                <text:p>0.0523979</text:p>
              </table:table-cell>
              <table:table-cell office:value-type="float" office:value="0.00977889">
                <text:p>0.00977889</text:p>
              </table:table-cell>
              <table:table-cell office:value-type="float" office:value="0.00881687">
                <text:p>0.00881687</text:p>
              </table:table-cell>
              <table:table-cell office:value-type="float" office:value="0.0119477">
                <text:p>0.01194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0823579">
                <text:p>0.00823579</text:p>
              </table:table-cell>
              <table:table-cell office:value-type="float" office:value="0.00701797">
                <text:p>0.00701797</text:p>
              </table:table-cell>
              <table:table-cell office:value-type="float" office:value="0.0500041">
                <text:p>0.0500041</text:p>
              </table:table-cell>
              <table:table-cell office:value-type="float" office:value="0.00932926">
                <text:p>0.00932926</text:p>
              </table:table-cell>
              <table:table-cell office:value-type="float" office:value="0.00814342">
                <text:p>0.00814342</text:p>
              </table:table-cell>
              <table:table-cell office:value-type="float" office:value="0.0114834">
                <text:p>0.01148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0685454">
                <text:p>0.00685454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500981">
                <text:p>0.0500981</text:p>
              </table:table-cell>
              <table:table-cell office:value-type="float" office:value="0.00949111">
                <text:p>0.00949111</text:p>
              </table:table-cell>
              <table:table-cell office:value-type="float" office:value="0.00810473">
                <text:p>0.00810473</text:p>
              </table:table-cell>
              <table:table-cell office:value-type="float" office:value="0.0117649">
                <text:p>0.011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0641399">
                <text:p>0.00641399</text:p>
              </table:table-cell>
              <table:table-cell office:value-type="float" office:value="0.00739378">
                <text:p>0.00739378</text:p>
              </table:table-cell>
              <table:table-cell office:value-type="float" office:value="0.048819">
                <text:p>0.048819</text:p>
              </table:table-cell>
              <table:table-cell office:value-type="float" office:value="0.00954954">
                <text:p>0.00954954</text:p>
              </table:table-cell>
              <table:table-cell office:value-type="float" office:value="0.00798038">
                <text:p>0.00798038</text:p>
              </table:table-cell>
              <table:table-cell office:value-type="float" office:value="0.0117669">
                <text:p>0.011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0638557">
                <text:p>0.00638557</text:p>
              </table:table-cell>
              <table:table-cell office:value-type="float" office:value="0.00717429">
                <text:p>0.00717429</text:p>
              </table:table-cell>
              <table:table-cell office:value-type="float" office:value="0.0614781">
                <text:p>0.0614781</text:p>
              </table:table-cell>
              <table:table-cell office:value-type="float" office:value="0.0100406">
                <text:p>0.0100406</text:p>
              </table:table-cell>
              <table:table-cell office:value-type="float" office:value="0.00822868">
                <text:p>0.00822868</text:p>
              </table:table-cell>
              <table:table-cell office:value-type="float" office:value="0.0115584">
                <text:p>0.0115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0643018">
                <text:p>0.00643018</text:p>
              </table:table-cell>
              <table:table-cell office:value-type="float" office:value="0.00691809">
                <text:p>0.00691809</text:p>
              </table:table-cell>
              <table:table-cell office:value-type="float" office:value="0.0525416">
                <text:p>0.0525416</text:p>
              </table:table-cell>
              <table:table-cell office:value-type="float" office:value="0.00979389">
                <text:p>0.00979389</text:p>
              </table:table-cell>
              <table:table-cell office:value-type="float" office:value="0.0119248">
                <text:p>0.0119248</text:p>
              </table:table-cell>
              <table:table-cell office:value-type="float" office:value="0.0121597">
                <text:p>0.0121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0635557">
                <text:p>0.00635557</text:p>
              </table:table-cell>
              <table:table-cell office:value-type="float" office:value="0.00708389">
                <text:p>0.00708389</text:p>
              </table:table-cell>
              <table:table-cell office:value-type="float" office:value="0.0504391">
                <text:p>0.0504391</text:p>
              </table:table-cell>
              <table:table-cell office:value-type="float" office:value="0.0094165">
                <text:p>0.0094165</text:p>
              </table:table-cell>
              <table:table-cell office:value-type="float" office:value="0.00802144">
                <text:p>0.00802144</text:p>
              </table:table-cell>
              <table:table-cell office:value-type="float" office:value="0.0115703">
                <text:p>0.0115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0666071">
                <text:p>0.00666071</text:p>
              </table:table-cell>
              <table:table-cell office:value-type="float" office:value="0.0072035">
                <text:p>0.0072035</text:p>
              </table:table-cell>
              <table:table-cell office:value-type="float" office:value="0.0508382">
                <text:p>0.0508382</text:p>
              </table:table-cell>
              <table:table-cell office:value-type="float" office:value="0.00987166">
                <text:p>0.00987166</text:p>
              </table:table-cell>
              <table:table-cell office:value-type="float" office:value="0.00811026">
                <text:p>0.00811026</text:p>
              </table:table-cell>
              <table:table-cell office:value-type="float" office:value="0.0117914">
                <text:p>0.0117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105171">
                <text:p>0.0105171</text:p>
              </table:table-cell>
              <table:table-cell office:value-type="float" office:value="0.00695836">
                <text:p>0.00695836</text:p>
              </table:table-cell>
              <table:table-cell office:value-type="float" office:value="0.054695">
                <text:p>0.054695</text:p>
              </table:table-cell>
              <table:table-cell office:value-type="float" office:value="0.00944177">
                <text:p>0.00944177</text:p>
              </table:table-cell>
              <table:table-cell office:value-type="float" office:value="0.00796538">
                <text:p>0.00796538</text:p>
              </table:table-cell>
              <table:table-cell office:value-type="float" office:value="0.0114527">
                <text:p>0.0114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101677">
                <text:p>0.0101677</text:p>
              </table:table-cell>
              <table:table-cell office:value-type="float" office:value="0.00692481">
                <text:p>0.00692481</text:p>
              </table:table-cell>
              <table:table-cell office:value-type="float" office:value="0.0500929">
                <text:p>0.0500929</text:p>
              </table:table-cell>
              <table:table-cell office:value-type="float" office:value="0.00937663">
                <text:p>0.00937663</text:p>
              </table:table-cell>
              <table:table-cell office:value-type="float" office:value="0.00811776">
                <text:p>0.00811776</text:p>
              </table:table-cell>
              <table:table-cell office:value-type="float" office:value="0.0115194">
                <text:p>0.0115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0789788">
                <text:p>0.00789788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492533">
                <text:p>0.0492533</text:p>
              </table:table-cell>
              <table:table-cell office:value-type="float" office:value="0.0093415">
                <text:p>0.0093415</text:p>
              </table:table-cell>
              <table:table-cell office:value-type="float" office:value="0.00791643">
                <text:p>0.00791643</text:p>
              </table:table-cell>
              <table:table-cell office:value-type="float" office:value="0.0115478">
                <text:p>0.0115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0632872">
                <text:p>0.00632872</text:p>
              </table:table-cell>
              <table:table-cell office:value-type="float" office:value="0.00694139">
                <text:p>0.00694139</text:p>
              </table:table-cell>
              <table:table-cell office:value-type="float" office:value="0.0509519">
                <text:p>0.0509519</text:p>
              </table:table-cell>
              <table:table-cell office:value-type="float" office:value="0.0095752">
                <text:p>0.0095752</text:p>
              </table:table-cell>
              <table:table-cell office:value-type="float" office:value="0.00883345">
                <text:p>0.00883345</text:p>
              </table:table-cell>
              <table:table-cell office:value-type="float" office:value="0.0119852">
                <text:p>0.0119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0644123">
                <text:p>0.00644123</text:p>
              </table:table-cell>
              <table:table-cell office:value-type="float" office:value="0.00700613">
                <text:p>0.00700613</text:p>
              </table:table-cell>
              <table:table-cell office:value-type="float" office:value="0.0514197">
                <text:p>0.0514197</text:p>
              </table:table-cell>
              <table:table-cell office:value-type="float" office:value="0.00991547">
                <text:p>0.00991547</text:p>
              </table:table-cell>
              <table:table-cell office:value-type="float" office:value="0.00811065">
                <text:p>0.00811065</text:p>
              </table:table-cell>
              <table:table-cell office:value-type="float" office:value="0.011468">
                <text:p>0.0114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0636662">
                <text:p>0.00636662</text:p>
              </table:table-cell>
              <table:table-cell office:value-type="float" office:value="0.0068877">
                <text:p>0.0068877</text:p>
              </table:table-cell>
              <table:table-cell office:value-type="float" office:value="0.0503491">
                <text:p>0.0503491</text:p>
              </table:table-cell>
              <table:table-cell office:value-type="float" office:value="0.00946545">
                <text:p>0.00946545</text:p>
              </table:table-cell>
              <table:table-cell office:value-type="float" office:value="0.00824961">
                <text:p>0.00824961</text:p>
              </table:table-cell>
              <table:table-cell office:value-type="float" office:value="0.012164">
                <text:p>0.012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0642149">
                <text:p>0.00642149</text:p>
              </table:table-cell>
              <table:table-cell office:value-type="float" office:value="0.00715297">
                <text:p>0.00715297</text:p>
              </table:table-cell>
              <table:table-cell office:value-type="float" office:value="0.0505501">
                <text:p>0.0505501</text:p>
              </table:table-cell>
              <table:table-cell office:value-type="float" office:value="0.00973665">
                <text:p>0.00973665</text:p>
              </table:table-cell>
              <table:table-cell office:value-type="float" office:value="0.00803052">
                <text:p>0.00803052</text:p>
              </table:table-cell>
              <table:table-cell office:value-type="float" office:value="0.0118695">
                <text:p>0.01186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0634333">
                <text:p>0.00634333</text:p>
              </table:table-cell>
              <table:table-cell office:value-type="float" office:value="0.00688612">
                <text:p>0.00688612</text:p>
              </table:table-cell>
              <table:table-cell office:value-type="float" office:value="0.050466">
                <text:p>0.050466</text:p>
              </table:table-cell>
              <table:table-cell office:value-type="float" office:value="0.00971218">
                <text:p>0.00971218</text:p>
              </table:table-cell>
              <table:table-cell office:value-type="float" office:value="0.00810789">
                <text:p>0.00810789</text:p>
              </table:table-cell>
              <table:table-cell office:value-type="float" office:value="0.0116461">
                <text:p>0.0116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0642228">
                <text:p>0.00642228</text:p>
              </table:table-cell>
              <table:table-cell office:value-type="float" office:value="0.00716679">
                <text:p>0.00716679</text:p>
              </table:table-cell>
              <table:table-cell office:value-type="float" office:value="0.0555228">
                <text:p>0.0555228</text:p>
              </table:table-cell>
              <table:table-cell office:value-type="float" office:value="0.00955467">
                <text:p>0.00955467</text:p>
              </table:table-cell>
              <table:table-cell office:value-type="float" office:value="0.00801117">
                <text:p>0.00801117</text:p>
              </table:table-cell>
              <table:table-cell office:value-type="float" office:value="0.011815">
                <text:p>0.011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0649531">
                <text:p>0.00649531</text:p>
              </table:table-cell>
              <table:table-cell office:value-type="float" office:value="0.0070156">
                <text:p>0.0070156</text:p>
              </table:table-cell>
              <table:table-cell office:value-type="float" office:value="0.0503483">
                <text:p>0.0503483</text:p>
              </table:table-cell>
              <table:table-cell office:value-type="float" office:value="0.00972007">
                <text:p>0.00972007</text:p>
              </table:table-cell>
              <table:table-cell office:value-type="float" office:value="0.00817934">
                <text:p>0.00817934</text:p>
              </table:table-cell>
              <table:table-cell office:value-type="float" office:value="0.0124048">
                <text:p>0.0124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0647202">
                <text:p>0.00647202</text:p>
              </table:table-cell>
              <table:table-cell office:value-type="float" office:value="0.00713679">
                <text:p>0.00713679</text:p>
              </table:table-cell>
              <table:table-cell office:value-type="float" office:value="0.0507984">
                <text:p>0.0507984</text:p>
              </table:table-cell>
              <table:table-cell office:value-type="float" office:value="0.00971573">
                <text:p>0.00971573</text:p>
              </table:table-cell>
              <table:table-cell office:value-type="float" office:value="0.00796578">
                <text:p>0.00796578</text:p>
              </table:table-cell>
              <table:table-cell office:value-type="float" office:value="0.0120851">
                <text:p>0.0120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0645978">
                <text:p>0.00645978</text:p>
              </table:table-cell>
              <table:table-cell office:value-type="float" office:value="0.0072039">
                <text:p>0.0072039</text:p>
              </table:table-cell>
              <table:table-cell office:value-type="float" office:value="0.0516076">
                <text:p>0.0516076</text:p>
              </table:table-cell>
              <table:table-cell office:value-type="float" office:value="0.00948993">
                <text:p>0.00948993</text:p>
              </table:table-cell>
              <table:table-cell office:value-type="float" office:value="0.00845922">
                <text:p>0.00845922</text:p>
              </table:table-cell>
              <table:table-cell office:value-type="float" office:value="0.0115454">
                <text:p>0.0115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0647399">
                <text:p>0.00647399</text:p>
              </table:table-cell>
              <table:table-cell office:value-type="float" office:value="0.00731877">
                <text:p>0.00731877</text:p>
              </table:table-cell>
              <table:table-cell office:value-type="float" office:value="0.053598">
                <text:p>0.053598</text:p>
              </table:table-cell>
              <table:table-cell office:value-type="float" office:value="0.0101843">
                <text:p>0.0101843</text:p>
              </table:table-cell>
              <table:table-cell office:value-type="float" office:value="0.00837316">
                <text:p>0.00837316</text:p>
              </table:table-cell>
              <table:table-cell office:value-type="float" office:value="0.0119899">
                <text:p>0.0119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0880503">
                <text:p>0.00880503</text:p>
              </table:table-cell>
              <table:table-cell office:value-type="float" office:value="0.00706534">
                <text:p>0.00706534</text:p>
              </table:table-cell>
              <table:table-cell office:value-type="float" office:value="0.0499642">
                <text:p>0.0499642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0806407">
                <text:p>0.00806407</text:p>
              </table:table-cell>
              <table:table-cell office:value-type="float" office:value="0.0117542">
                <text:p>0.01175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0634294">
                <text:p>0.00634294</text:p>
              </table:table-cell>
              <table:table-cell office:value-type="float" office:value="0.00696704">
                <text:p>0.00696704</text:p>
              </table:table-cell>
              <table:table-cell office:value-type="float" office:value="0.0492691">
                <text:p>0.0492691</text:p>
              </table:table-cell>
              <table:table-cell office:value-type="float" office:value="0.00941335">
                <text:p>0.00941335</text:p>
              </table:table-cell>
              <table:table-cell office:value-type="float" office:value="0.00804631">
                <text:p>0.00804631</text:p>
              </table:table-cell>
              <table:table-cell office:value-type="float" office:value="0.0118593">
                <text:p>0.0118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0641004">
                <text:p>0.00641004</text:p>
              </table:table-cell>
              <table:table-cell office:value-type="float" office:value="0.00704323">
                <text:p>0.00704323</text:p>
              </table:table-cell>
              <table:table-cell office:value-type="float" office:value="0.050663">
                <text:p>0.050663</text:p>
              </table:table-cell>
              <table:table-cell office:value-type="float" office:value="0.00942637">
                <text:p>0.00942637</text:p>
              </table:table-cell>
              <table:table-cell office:value-type="float" office:value="0.00897517">
                <text:p>0.00897517</text:p>
              </table:table-cell>
              <table:table-cell office:value-type="float" office:value="0.0116386">
                <text:p>0.0116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0656045">
                <text:p>0.00656045</text:p>
              </table:table-cell>
              <table:table-cell office:value-type="float" office:value="0.00694928">
                <text:p>0.00694928</text:p>
              </table:table-cell>
              <table:table-cell office:value-type="float" office:value="0.0539726">
                <text:p>0.0539726</text:p>
              </table:table-cell>
              <table:table-cell office:value-type="float" office:value="0.00948006">
                <text:p>0.00948006</text:p>
              </table:table-cell>
              <table:table-cell office:value-type="float" office:value="0.008852">
                <text:p>0.008852</text:p>
              </table:table-cell>
              <table:table-cell office:value-type="float" office:value="0.0120858">
                <text:p>0.0120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0645663">
                <text:p>0.00645663</text:p>
              </table:table-cell>
              <table:table-cell office:value-type="float" office:value="0.00693823">
                <text:p>0.00693823</text:p>
              </table:table-cell>
              <table:table-cell office:value-type="float" office:value="0.0546054">
                <text:p>0.0546054</text:p>
              </table:table-cell>
              <table:table-cell office:value-type="float" office:value="0.0102502">
                <text:p>0.0102502</text:p>
              </table:table-cell>
              <table:table-cell office:value-type="float" office:value="0.00809368">
                <text:p>0.00809368</text:p>
              </table:table-cell>
              <table:table-cell office:value-type="float" office:value="0.0126144">
                <text:p>0.0126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0645623">
                <text:p>0.00645623</text:p>
              </table:table-cell>
              <table:table-cell office:value-type="float" office:value="0.00726469">
                <text:p>0.00726469</text:p>
              </table:table-cell>
              <table:table-cell office:value-type="float" office:value="0.048975">
                <text:p>0.048975</text:p>
              </table:table-cell>
              <table:table-cell office:value-type="float" office:value="0.00967388">
                <text:p>0.00967388</text:p>
              </table:table-cell>
              <table:table-cell office:value-type="float" office:value="0.00795788">
                <text:p>0.00795788</text:p>
              </table:table-cell>
              <table:table-cell office:value-type="float" office:value="0.0118845">
                <text:p>0.01188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063911">
                <text:p>0.0063911</text:p>
              </table:table-cell>
              <table:table-cell office:value-type="float" office:value="0.00699191">
                <text:p>0.00699191</text:p>
              </table:table-cell>
              <table:table-cell office:value-type="float" office:value="0.0487361">
                <text:p>0.0487361</text:p>
              </table:table-cell>
              <table:table-cell office:value-type="float" office:value="0.0101215">
                <text:p>0.0101215</text:p>
              </table:table-cell>
              <table:table-cell office:value-type="float" office:value="0.00804433">
                <text:p>0.00804433</text:p>
              </table:table-cell>
              <table:table-cell office:value-type="float" office:value="0.011423">
                <text:p>0.011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0644676">
                <text:p>0.00644676</text:p>
              </table:table-cell>
              <table:table-cell office:value-type="float" office:value="0.00701047">
                <text:p>0.00701047</text:p>
              </table:table-cell>
              <table:table-cell office:value-type="float" office:value="0.0552457">
                <text:p>0.0552457</text:p>
              </table:table-cell>
              <table:table-cell office:value-type="float" office:value="0.00934703">
                <text:p>0.00934703</text:p>
              </table:table-cell>
              <table:table-cell office:value-type="float" office:value="0.00853383">
                <text:p>0.00853383</text:p>
              </table:table-cell>
              <table:table-cell office:value-type="float" office:value="0.0117574">
                <text:p>0.0117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0647834">
                <text:p>0.00647834</text:p>
              </table:table-cell>
              <table:table-cell office:value-type="float" office:value="0.00702073">
                <text:p>0.00702073</text:p>
              </table:table-cell>
              <table:table-cell office:value-type="float" office:value="0.0501774">
                <text:p>0.0501774</text:p>
              </table:table-cell>
              <table:table-cell office:value-type="float" office:value="0.00979547">
                <text:p>0.00979547</text:p>
              </table:table-cell>
              <table:table-cell office:value-type="float" office:value="0.00798551">
                <text:p>0.00798551</text:p>
              </table:table-cell>
              <table:table-cell office:value-type="float" office:value="0.0117381">
                <text:p>0.0117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0641478">
                <text:p>0.00641478</text:p>
              </table:table-cell>
              <table:table-cell office:value-type="float" office:value="0.00702705">
                <text:p>0.00702705</text:p>
              </table:table-cell>
              <table:table-cell office:value-type="float" office:value="0.050867">
                <text:p>0.050867</text:p>
              </table:table-cell>
              <table:table-cell office:value-type="float" office:value="0.00944216">
                <text:p>0.00944216</text:p>
              </table:table-cell>
              <table:table-cell office:value-type="float" office:value="0.0080471">
                <text:p>0.0080471</text:p>
              </table:table-cell>
              <table:table-cell office:value-type="float" office:value="0.0117432">
                <text:p>0.0117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0638202">
                <text:p>0.00638202</text:p>
              </table:table-cell>
              <table:table-cell office:value-type="float" office:value="0.00697415">
                <text:p>0.00697415</text:p>
              </table:table-cell>
              <table:table-cell office:value-type="float" office:value="0.053945">
                <text:p>0.053945</text:p>
              </table:table-cell>
              <table:table-cell office:value-type="float" office:value="0.0094015">
                <text:p>0.0094015</text:p>
              </table:table-cell>
              <table:table-cell office:value-type="float" office:value="0.00815171">
                <text:p>0.00815171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0638636">
                <text:p>0.00638636</text:p>
              </table:table-cell>
              <table:table-cell office:value-type="float" office:value="0.00704836">
                <text:p>0.00704836</text:p>
              </table:table-cell>
              <table:table-cell office:value-type="float" office:value="0.0518287">
                <text:p>0.0518287</text:p>
              </table:table-cell>
              <table:table-cell office:value-type="float" office:value="0.00930952">
                <text:p>0.00930952</text:p>
              </table:table-cell>
              <table:table-cell office:value-type="float" office:value="0.00825237">
                <text:p>0.00825237</text:p>
              </table:table-cell>
              <table:table-cell office:value-type="float" office:value="0.0114594">
                <text:p>0.01145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0656834">
                <text:p>0.00656834</text:p>
              </table:table-cell>
              <table:table-cell office:value-type="float" office:value="0.00702468">
                <text:p>0.00702468</text:p>
              </table:table-cell>
              <table:table-cell office:value-type="float" office:value="0.050162">
                <text:p>0.050162</text:p>
              </table:table-cell>
              <table:table-cell office:value-type="float" office:value="0.00956809">
                <text:p>0.00956809</text:p>
              </table:table-cell>
              <table:table-cell office:value-type="float" office:value="0.00822553">
                <text:p>0.00822553</text:p>
              </table:table-cell>
              <table:table-cell office:value-type="float" office:value="0.0121443">
                <text:p>0.0121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0641557">
                <text:p>0.00641557</text:p>
              </table:table-cell>
              <table:table-cell office:value-type="float" office:value="0.00696073">
                <text:p>0.00696073</text:p>
              </table:table-cell>
              <table:table-cell office:value-type="float" office:value="0.0497696">
                <text:p>0.0497696</text:p>
              </table:table-cell>
              <table:table-cell office:value-type="float" office:value="0.00942321">
                <text:p>0.00942321</text:p>
              </table:table-cell>
              <table:table-cell office:value-type="float" office:value="0.00831711">
                <text:p>0.00831711</text:p>
              </table:table-cell>
              <table:table-cell office:value-type="float" office:value="0.0120515">
                <text:p>0.01205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0658413">
                <text:p>0.00658413</text:p>
              </table:table-cell>
              <table:table-cell office:value-type="float" office:value="0.00708744">
                <text:p>0.00708744</text:p>
              </table:table-cell>
              <table:table-cell office:value-type="float" office:value="0.0536722">
                <text:p>0.0536722</text:p>
              </table:table-cell>
              <table:table-cell office:value-type="float" office:value="0.00957796">
                <text:p>0.00957796</text:p>
              </table:table-cell>
              <table:table-cell office:value-type="float" office:value="0.00803525">
                <text:p>0.00803525</text:p>
              </table:table-cell>
              <table:table-cell office:value-type="float" office:value="0.0115533">
                <text:p>0.011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0641833">
                <text:p>0.00641833</text:p>
              </table:table-cell>
              <table:table-cell office:value-type="float" office:value="0.0074901">
                <text:p>0.0074901</text:p>
              </table:table-cell>
              <table:table-cell office:value-type="float" office:value="0.0564931">
                <text:p>0.0564931</text:p>
              </table:table-cell>
              <table:table-cell office:value-type="float" office:value="0.00963678">
                <text:p>0.00963678</text:p>
              </table:table-cell>
              <table:table-cell office:value-type="float" office:value="0.00819079">
                <text:p>0.00819079</text:p>
              </table:table-cell>
              <table:table-cell office:value-type="float" office:value="0.0116271">
                <text:p>0.0116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0646728">
                <text:p>0.00646728</text:p>
              </table:table-cell>
              <table:table-cell office:value-type="float" office:value="0.00700455">
                <text:p>0.00700455</text:p>
              </table:table-cell>
              <table:table-cell office:value-type="float" office:value="0.0503266">
                <text:p>0.0503266</text:p>
              </table:table-cell>
              <table:table-cell office:value-type="float" office:value="0.00936597">
                <text:p>0.00936597</text:p>
              </table:table-cell>
              <table:table-cell office:value-type="float" office:value="0.00806999">
                <text:p>0.00806999</text:p>
              </table:table-cell>
              <table:table-cell office:value-type="float" office:value="0.0121826">
                <text:p>0.0121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064286">
                <text:p>0.0064286</text:p>
              </table:table-cell>
              <table:table-cell office:value-type="float" office:value="0.00692283">
                <text:p>0.00692283</text:p>
              </table:table-cell>
              <table:table-cell office:value-type="float" office:value="0.0509349">
                <text:p>0.0509349</text:p>
              </table:table-cell>
              <table:table-cell office:value-type="float" office:value="0.00960638">
                <text:p>0.00960638</text:p>
              </table:table-cell>
              <table:table-cell office:value-type="float" office:value="0.00848291">
                <text:p>0.00848291</text:p>
              </table:table-cell>
              <table:table-cell office:value-type="float" office:value="0.0114712">
                <text:p>0.01147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0637412">
                <text:p>0.00637412</text:p>
              </table:table-cell>
              <table:table-cell office:value-type="float" office:value="0.00707797">
                <text:p>0.00707797</text:p>
              </table:table-cell>
              <table:table-cell office:value-type="float" office:value="0.0498304">
                <text:p>0.0498304</text:p>
              </table:table-cell>
              <table:table-cell office:value-type="float" office:value="0.00946822">
                <text:p>0.00946822</text:p>
              </table:table-cell>
              <table:table-cell office:value-type="float" office:value="0.00791643">
                <text:p>0.00791643</text:p>
              </table:table-cell>
              <table:table-cell office:value-type="float" office:value="0.0122173">
                <text:p>0.0122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0643531">
                <text:p>0.00643531</text:p>
              </table:table-cell>
              <table:table-cell office:value-type="float" office:value="0.00708113">
                <text:p>0.00708113</text:p>
              </table:table-cell>
              <table:table-cell office:value-type="float" office:value="0.0528262">
                <text:p>0.0528262</text:p>
              </table:table-cell>
              <table:table-cell office:value-type="float" office:value="0.00960835">
                <text:p>0.00960835</text:p>
              </table:table-cell>
              <table:table-cell office:value-type="float" office:value="0.00815881">
                <text:p>0.00815881</text:p>
              </table:table-cell>
              <table:table-cell office:value-type="float" office:value="0.0115545">
                <text:p>0.0115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0674756">
                <text:p>0.00674756</text:p>
              </table:table-cell>
              <table:table-cell office:value-type="float" office:value="0.00696033">
                <text:p>0.00696033</text:p>
              </table:table-cell>
              <table:table-cell office:value-type="float" office:value="0.0511761">
                <text:p>0.0511761</text:p>
              </table:table-cell>
              <table:table-cell office:value-type="float" office:value="0.00963125">
                <text:p>0.00963125</text:p>
              </table:table-cell>
              <table:table-cell office:value-type="float" office:value="0.00834435">
                <text:p>0.00834435</text:p>
              </table:table-cell>
              <table:table-cell office:value-type="float" office:value="0.0122181">
                <text:p>0.0122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0648663">
                <text:p>0.00648663</text:p>
              </table:table-cell>
              <table:table-cell office:value-type="float" office:value="0.00712297">
                <text:p>0.00712297</text:p>
              </table:table-cell>
              <table:table-cell office:value-type="float" office:value="0.0509195">
                <text:p>0.0509195</text:p>
              </table:table-cell>
              <table:table-cell office:value-type="float" office:value="0.00943703">
                <text:p>0.00943703</text:p>
              </table:table-cell>
              <table:table-cell office:value-type="float" office:value="0.00803249">
                <text:p>0.00803249</text:p>
              </table:table-cell>
              <table:table-cell office:value-type="float" office:value="0.0118399">
                <text:p>0.0118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00646097">
                <text:p>0.00646097</text:p>
              </table:table-cell>
              <table:table-cell office:value-type="float" office:value="0.00703573">
                <text:p>0.00703573</text:p>
              </table:table-cell>
              <table:table-cell office:value-type="float" office:value="0.050693">
                <text:p>0.050693</text:p>
              </table:table-cell>
              <table:table-cell office:value-type="float" office:value="0.00943111">
                <text:p>0.00943111</text:p>
              </table:table-cell>
              <table:table-cell office:value-type="float" office:value="0.00857449">
                <text:p>0.00857449</text:p>
              </table:table-cell>
              <table:table-cell office:value-type="float" office:value="0.0113741">
                <text:p>0.01137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00642741">
                <text:p>0.00642741</text:p>
              </table:table-cell>
              <table:table-cell office:value-type="float" office:value="0.00712534">
                <text:p>0.00712534</text:p>
              </table:table-cell>
              <table:table-cell office:value-type="float" office:value="0.0522518">
                <text:p>0.0522518</text:p>
              </table:table-cell>
              <table:table-cell office:value-type="float" office:value="0.00957243">
                <text:p>0.00957243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2186">
                <text:p>0.02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00648386">
                <text:p>0.00648386</text:p>
              </table:table-cell>
              <table:table-cell office:value-type="float" office:value="0.00699033">
                <text:p>0.00699033</text:p>
              </table:table-cell>
              <table:table-cell office:value-type="float" office:value="0.0496595">
                <text:p>0.0496595</text:p>
              </table:table-cell>
              <table:table-cell office:value-type="float" office:value="0.00944335">
                <text:p>0.00944335</text:p>
              </table:table-cell>
              <table:table-cell office:value-type="float" office:value="0.00829737">
                <text:p>0.00829737</text:p>
              </table:table-cell>
              <table:table-cell office:value-type="float" office:value="0.0171213">
                <text:p>0.01712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00675624">
                <text:p>0.00675624</text:p>
              </table:table-cell>
              <table:table-cell office:value-type="float" office:value="0.00704718">
                <text:p>0.00704718</text:p>
              </table:table-cell>
              <table:table-cell office:value-type="float" office:value="0.0504348">
                <text:p>0.0504348</text:p>
              </table:table-cell>
              <table:table-cell office:value-type="float" office:value="0.00986929">
                <text:p>0.00986929</text:p>
              </table:table-cell>
              <table:table-cell office:value-type="float" office:value="0.00815368">
                <text:p>0.00815368</text:p>
              </table:table-cell>
              <table:table-cell office:value-type="float" office:value="0.0116145">
                <text:p>0.0116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00641557">
                <text:p>0.00641557</text:p>
              </table:table-cell>
              <table:table-cell office:value-type="float" office:value="0.00705626">
                <text:p>0.00705626</text:p>
              </table:table-cell>
              <table:table-cell office:value-type="float" office:value="0.0509215">
                <text:p>0.0509215</text:p>
              </table:table-cell>
              <table:table-cell office:value-type="float" office:value="0.0094319">
                <text:p>0.0094319</text:p>
              </table:table-cell>
              <table:table-cell office:value-type="float" office:value="0.00858199">
                <text:p>0.00858199</text:p>
              </table:table-cell>
              <table:table-cell office:value-type="float" office:value="0.0119947">
                <text:p>0.01199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00652689">
                <text:p>0.00652689</text:p>
              </table:table-cell>
              <table:table-cell office:value-type="float" office:value="0.00755405">
                <text:p>0.00755405</text:p>
              </table:table-cell>
              <table:table-cell office:value-type="float" office:value="0.0539982">
                <text:p>0.0539982</text:p>
              </table:table-cell>
              <table:table-cell office:value-type="float" office:value="0.00958664">
                <text:p>0.00958664</text:p>
              </table:table-cell>
              <table:table-cell office:value-type="float" office:value="0.00813671">
                <text:p>0.00813671</text:p>
              </table:table-cell>
              <table:table-cell office:value-type="float" office:value="0.0116185">
                <text:p>0.0116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00644557">
                <text:p>0.00644557</text:p>
              </table:table-cell>
              <table:table-cell office:value-type="float" office:value="0.00718377">
                <text:p>0.00718377</text:p>
              </table:table-cell>
              <table:table-cell office:value-type="float" office:value="0.0494767">
                <text:p>0.0494767</text:p>
              </table:table-cell>
              <table:table-cell office:value-type="float" office:value="0.00940782">
                <text:p>0.00940782</text:p>
              </table:table-cell>
              <table:table-cell office:value-type="float" office:value="0.00847817">
                <text:p>0.00847817</text:p>
              </table:table-cell>
              <table:table-cell office:value-type="float" office:value="0.011836">
                <text:p>0.011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00646176">
                <text:p>0.00646176</text:p>
              </table:table-cell>
              <table:table-cell office:value-type="float" office:value="0.00695796">
                <text:p>0.00695796</text:p>
              </table:table-cell>
              <table:table-cell office:value-type="float" office:value="0.0519001">
                <text:p>0.0519001</text:p>
              </table:table-cell>
              <table:table-cell office:value-type="float" office:value="0.00995337">
                <text:p>0.00995337</text:p>
              </table:table-cell>
              <table:table-cell office:value-type="float" office:value="0.00802025">
                <text:p>0.00802025</text:p>
              </table:table-cell>
              <table:table-cell office:value-type="float" office:value="0.0120077">
                <text:p>0.0120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00650321">
                <text:p>0.00650321</text:p>
              </table:table-cell>
              <table:table-cell office:value-type="float" office:value="0.00760221">
                <text:p>0.00760221</text:p>
              </table:table-cell>
              <table:table-cell office:value-type="float" office:value="0.0510293">
                <text:p>0.0510293</text:p>
              </table:table-cell>
              <table:table-cell office:value-type="float" office:value="0.00934229">
                <text:p>0.00934229</text:p>
              </table:table-cell>
              <table:table-cell office:value-type="float" office:value="0.00886464">
                <text:p>0.00886464</text:p>
              </table:table-cell>
              <table:table-cell office:value-type="float" office:value="0.0116307">
                <text:p>0.01163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00661492">
                <text:p>0.00661492</text:p>
              </table:table-cell>
              <table:table-cell office:value-type="float" office:value="0.00710166">
                <text:p>0.00710166</text:p>
              </table:table-cell>
              <table:table-cell office:value-type="float" office:value="0.0563984">
                <text:p>0.0563984</text:p>
              </table:table-cell>
              <table:table-cell office:value-type="float" office:value="0.00946782">
                <text:p>0.00946782</text:p>
              </table:table-cell>
              <table:table-cell office:value-type="float" office:value="0.00794288">
                <text:p>0.00794288</text:p>
              </table:table-cell>
              <table:table-cell office:value-type="float" office:value="0.0114657">
                <text:p>0.01146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00651702">
                <text:p>0.00651702</text:p>
              </table:table-cell>
              <table:table-cell office:value-type="float" office:value="0.00768589">
                <text:p>0.00768589</text:p>
              </table:table-cell>
              <table:table-cell office:value-type="float" office:value="0.049487">
                <text:p>0.049487</text:p>
              </table:table-cell>
              <table:table-cell office:value-type="float" office:value="0.0101361">
                <text:p>0.0101361</text:p>
              </table:table-cell>
              <table:table-cell office:value-type="float" office:value="0.00814302">
                <text:p>0.00814302</text:p>
              </table:table-cell>
              <table:table-cell office:value-type="float" office:value="0.0116378">
                <text:p>0.0116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00650242">
                <text:p>0.00650242</text:p>
              </table:table-cell>
              <table:table-cell office:value-type="float" office:value="0.00695599">
                <text:p>0.00695599</text:p>
              </table:table-cell>
              <table:table-cell office:value-type="float" office:value="0.0503302">
                <text:p>0.0503302</text:p>
              </table:table-cell>
              <table:table-cell office:value-type="float" office:value="0.00932887">
                <text:p>0.00932887</text:p>
              </table:table-cell>
              <table:table-cell office:value-type="float" office:value="0.00810907">
                <text:p>0.00810907</text:p>
              </table:table-cell>
              <table:table-cell office:value-type="float" office:value="0.0123803">
                <text:p>0.0123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00649294">
                <text:p>0.00649294</text:p>
              </table:table-cell>
              <table:table-cell office:value-type="float" office:value="0.00736141">
                <text:p>0.00736141</text:p>
              </table:table-cell>
              <table:table-cell office:value-type="float" office:value="0.0497412">
                <text:p>0.0497412</text:p>
              </table:table-cell>
              <table:table-cell office:value-type="float" office:value="0.0094848">
                <text:p>0.0094848</text:p>
              </table:table-cell>
              <table:table-cell office:value-type="float" office:value="0.00833171">
                <text:p>0.00833171</text:p>
              </table:table-cell>
              <table:table-cell office:value-type="float" office:value="0.0116406">
                <text:p>0.0116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00642978">
                <text:p>0.00642978</text:p>
              </table:table-cell>
              <table:table-cell office:value-type="float" office:value="0.00698718">
                <text:p>0.00698718</text:p>
              </table:table-cell>
              <table:table-cell office:value-type="float" office:value="0.0547767">
                <text:p>0.0547767</text:p>
              </table:table-cell>
              <table:table-cell office:value-type="float" office:value="0.0100442">
                <text:p>0.0100442</text:p>
              </table:table-cell>
              <table:table-cell office:value-type="float" office:value="0.00805933">
                <text:p>0.00805933</text:p>
              </table:table-cell>
              <table:table-cell office:value-type="float" office:value="0.0120341">
                <text:p>0.0120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00816197">
                <text:p>0.00816197</text:p>
              </table:table-cell>
              <table:table-cell office:value-type="float" office:value="0.00708113">
                <text:p>0.00708113</text:p>
              </table:table-cell>
              <table:table-cell office:value-type="float" office:value="0.0496899">
                <text:p>0.0496899</text:p>
              </table:table-cell>
              <table:table-cell office:value-type="float" office:value="0.00951046">
                <text:p>0.00951046</text:p>
              </table:table-cell>
              <table:table-cell office:value-type="float" office:value="0.00837198">
                <text:p>0.00837198</text:p>
              </table:table-cell>
              <table:table-cell office:value-type="float" office:value="0.0116954">
                <text:p>0.01169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00972047">
                <text:p>0.00972047</text:p>
              </table:table-cell>
              <table:table-cell office:value-type="float" office:value="0.00694691">
                <text:p>0.00694691</text:p>
              </table:table-cell>
              <table:table-cell office:value-type="float" office:value="0.0500274">
                <text:p>0.0500274</text:p>
              </table:table-cell>
              <table:table-cell office:value-type="float" office:value="0.00938374">
                <text:p>0.00938374</text:p>
              </table:table-cell>
              <table:table-cell office:value-type="float" office:value="0.00811618">
                <text:p>0.00811618</text:p>
              </table:table-cell>
              <table:table-cell office:value-type="float" office:value="0.0121711">
                <text:p>0.01217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0080921">
                <text:p>0.0080921</text:p>
              </table:table-cell>
              <table:table-cell office:value-type="float" office:value="0.00711389">
                <text:p>0.00711389</text:p>
              </table:table-cell>
              <table:table-cell office:value-type="float" office:value="0.049502">
                <text:p>0.049502</text:p>
              </table:table-cell>
              <table:table-cell office:value-type="float" office:value="0.00983258">
                <text:p>0.00983258</text:p>
              </table:table-cell>
              <table:table-cell office:value-type="float" office:value="0.00798038">
                <text:p>0.00798038</text:p>
              </table:table-cell>
              <table:table-cell office:value-type="float" office:value="0.0116038">
                <text:p>0.0116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00934979">
                <text:p>0.00934979</text:p>
              </table:table-cell>
              <table:table-cell office:value-type="float" office:value="0.00694336">
                <text:p>0.00694336</text:p>
              </table:table-cell>
              <table:table-cell office:value-type="float" office:value="0.0527046">
                <text:p>0.0527046</text:p>
              </table:table-cell>
              <table:table-cell office:value-type="float" office:value="0.00944216">
                <text:p>0.00944216</text:p>
              </table:table-cell>
              <table:table-cell office:value-type="float" office:value="0.00846712">
                <text:p>0.00846712</text:p>
              </table:table-cell>
              <table:table-cell office:value-type="float" office:value="0.0114337">
                <text:p>0.01143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0103094">
                <text:p>0.0103094</text:p>
              </table:table-cell>
              <table:table-cell office:value-type="float" office:value="0.00702152">
                <text:p>0.00702152</text:p>
              </table:table-cell>
              <table:table-cell office:value-type="float" office:value="0.0503716">
                <text:p>0.0503716</text:p>
              </table:table-cell>
              <table:table-cell office:value-type="float" office:value="0.00934742">
                <text:p>0.00934742</text:p>
              </table:table-cell>
              <table:table-cell office:value-type="float" office:value="0.00831869">
                <text:p>0.00831869</text:p>
              </table:table-cell>
              <table:table-cell office:value-type="float" office:value="0.0117077">
                <text:p>0.01170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0100114">
                <text:p>0.0100114</text:p>
              </table:table-cell>
              <table:table-cell office:value-type="float" office:value="0.00706692">
                <text:p>0.00706692</text:p>
              </table:table-cell>
              <table:table-cell office:value-type="float" office:value="0.049367">
                <text:p>0.049367</text:p>
              </table:table-cell>
              <table:table-cell office:value-type="float" office:value="0.0099814">
                <text:p>0.0099814</text:p>
              </table:table-cell>
              <table:table-cell office:value-type="float" office:value="0.00805144">
                <text:p>0.00805144</text:p>
              </table:table-cell>
              <table:table-cell office:value-type="float" office:value="0.0117854">
                <text:p>0.0117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00987205">
                <text:p>0.00987205</text:p>
              </table:table-cell>
              <table:table-cell office:value-type="float" office:value="0.0069327">
                <text:p>0.0069327</text:p>
              </table:table-cell>
              <table:table-cell office:value-type="float" office:value="0.0504585">
                <text:p>0.0504585</text:p>
              </table:table-cell>
              <table:table-cell office:value-type="float" office:value="0.009334">
                <text:p>0.009334</text:p>
              </table:table-cell>
              <table:table-cell office:value-type="float" office:value="0.00796104">
                <text:p>0.00796104</text:p>
              </table:table-cell>
              <table:table-cell office:value-type="float" office:value="0.0117057">
                <text:p>0.0117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00983179">
                <text:p>0.00983179</text:p>
              </table:table-cell>
              <table:table-cell office:value-type="float" office:value="0.00703652">
                <text:p>0.00703652</text:p>
              </table:table-cell>
              <table:table-cell office:value-type="float" office:value="0.0526205">
                <text:p>0.0526205</text:p>
              </table:table-cell>
              <table:table-cell office:value-type="float" office:value="0.00995771">
                <text:p>0.00995771</text:p>
              </table:table-cell>
              <table:table-cell office:value-type="float" office:value="0.0084458">
                <text:p>0.0084458</text:p>
              </table:table-cell>
              <table:table-cell office:value-type="float" office:value="0.0113713">
                <text:p>0.0113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00993324">
                <text:p>0.00993324</text:p>
              </table:table-cell>
              <table:table-cell office:value-type="float" office:value="0.00704797">
                <text:p>0.00704797</text:p>
              </table:table-cell>
              <table:table-cell office:value-type="float" office:value="0.0507948">
                <text:p>0.0507948</text:p>
              </table:table-cell>
              <table:table-cell office:value-type="float" office:value="0.00954796">
                <text:p>0.00954796</text:p>
              </table:table-cell>
              <table:table-cell office:value-type="float" office:value="0.00801709">
                <text:p>0.00801709</text:p>
              </table:table-cell>
              <table:table-cell office:value-type="float" office:value="0.012168">
                <text:p>0.012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00915636">
                <text:p>0.00915636</text:p>
              </table:table-cell>
              <table:table-cell office:value-type="float" office:value="0.00767089">
                <text:p>0.00767089</text:p>
              </table:table-cell>
              <table:table-cell office:value-type="float" office:value="0.0494846">
                <text:p>0.0494846</text:p>
              </table:table-cell>
              <table:table-cell office:value-type="float" office:value="0.00944966">
                <text:p>0.00944966</text:p>
              </table:table-cell>
              <table:table-cell office:value-type="float" office:value="0.00880937">
                <text:p>0.00880937</text:p>
              </table:table-cell>
              <table:table-cell office:value-type="float" office:value="0.0114949">
                <text:p>0.01149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0070077">
                <text:p>0.0070077</text:p>
              </table:table-cell>
              <table:table-cell office:value-type="float" office:value="0.0069406">
                <text:p>0.0069406</text:p>
              </table:table-cell>
              <table:table-cell office:value-type="float" office:value="0.0498513">
                <text:p>0.0498513</text:p>
              </table:table-cell>
              <table:table-cell office:value-type="float" office:value="0.00969875">
                <text:p>0.00969875</text:p>
              </table:table-cell>
              <table:table-cell office:value-type="float" office:value="0.00793577">
                <text:p>0.00793577</text:p>
              </table:table-cell>
              <table:table-cell office:value-type="float" office:value="0.0117949">
                <text:p>0.0117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00668282">
                <text:p>0.00668282</text:p>
              </table:table-cell>
              <table:table-cell office:value-type="float" office:value="0.00740128">
                <text:p>0.00740128</text:p>
              </table:table-cell>
              <table:table-cell office:value-type="float" office:value="0.0532107">
                <text:p>0.0532107</text:p>
              </table:table-cell>
              <table:table-cell office:value-type="float" office:value="0.00945401">
                <text:p>0.00945401</text:p>
              </table:table-cell>
              <table:table-cell office:value-type="float" office:value="0.00799894">
                <text:p>0.00799894</text:p>
              </table:table-cell>
              <table:table-cell office:value-type="float" office:value="0.0119307">
                <text:p>0.0119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00649847">
                <text:p>0.00649847</text:p>
              </table:table-cell>
              <table:table-cell office:value-type="float" office:value="0.00717034">
                <text:p>0.00717034</text:p>
              </table:table-cell>
              <table:table-cell office:value-type="float" office:value="0.0505615">
                <text:p>0.0505615</text:p>
              </table:table-cell>
              <table:table-cell office:value-type="float" office:value="0.00981402">
                <text:p>0.00981402</text:p>
              </table:table-cell>
              <table:table-cell office:value-type="float" office:value="0.00814815">
                <text:p>0.00814815</text:p>
              </table:table-cell>
              <table:table-cell office:value-type="float" office:value="0.0114329">
                <text:p>0.01143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00640096">
                <text:p>0.00640096</text:p>
              </table:table-cell>
              <table:table-cell office:value-type="float" office:value="0.00701836">
                <text:p>0.00701836</text:p>
              </table:table-cell>
              <table:table-cell office:value-type="float" office:value="0.0501944">
                <text:p>0.0501944</text:p>
              </table:table-cell>
              <table:table-cell office:value-type="float" office:value="0.009846">
                <text:p>0.009846</text:p>
              </table:table-cell>
              <table:table-cell office:value-type="float" office:value="0.00815447">
                <text:p>0.00815447</text:p>
              </table:table-cell>
              <table:table-cell office:value-type="float" office:value="0.0121348">
                <text:p>0.0121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00639425">
                <text:p>0.00639425</text:p>
              </table:table-cell>
              <table:table-cell office:value-type="float" office:value="0.00708587">
                <text:p>0.00708587</text:p>
              </table:table-cell>
              <table:table-cell office:value-type="float" office:value="0.0508347">
                <text:p>0.0508347</text:p>
              </table:table-cell>
              <table:table-cell office:value-type="float" office:value="0.00975481">
                <text:p>0.00975481</text:p>
              </table:table-cell>
              <table:table-cell office:value-type="float" office:value="0.00811894">
                <text:p>0.00811894</text:p>
              </table:table-cell>
              <table:table-cell office:value-type="float" office:value="0.0115336">
                <text:p>0.0115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00661176">
                <text:p>0.00661176</text:p>
              </table:table-cell>
              <table:table-cell office:value-type="float" office:value="0.00698678">
                <text:p>0.00698678</text:p>
              </table:table-cell>
              <table:table-cell office:value-type="float" office:value="0.0538573">
                <text:p>0.0538573</text:p>
              </table:table-cell>
              <table:table-cell office:value-type="float" office:value="0.00946308">
                <text:p>0.00946308</text:p>
              </table:table-cell>
              <table:table-cell office:value-type="float" office:value="0.00879318">
                <text:p>0.00879318</text:p>
              </table:table-cell>
              <table:table-cell office:value-type="float" office:value="0.0117369">
                <text:p>0.0117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00644281">
                <text:p>0.00644281</text:p>
              </table:table-cell>
              <table:table-cell office:value-type="float" office:value="0.00696191">
                <text:p>0.00696191</text:p>
              </table:table-cell>
              <table:table-cell office:value-type="float" office:value="0.0496686">
                <text:p>0.0496686</text:p>
              </table:table-cell>
              <table:table-cell office:value-type="float" office:value="0.00935887">
                <text:p>0.00935887</text:p>
              </table:table-cell>
              <table:table-cell office:value-type="float" office:value="0.00800565">
                <text:p>0.00800565</text:p>
              </table:table-cell>
              <table:table-cell office:value-type="float" office:value="0.0114507">
                <text:p>0.0114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00774708">
                <text:p>0.00774708</text:p>
              </table:table-cell>
              <table:table-cell office:value-type="float" office:value="0.00714705">
                <text:p>0.00714705</text:p>
              </table:table-cell>
              <table:table-cell office:value-type="float" office:value="0.0518516">
                <text:p>0.0518516</text:p>
              </table:table-cell>
              <table:table-cell office:value-type="float" office:value="0.00934111">
                <text:p>0.00934111</text:p>
              </table:table-cell>
              <table:table-cell office:value-type="float" office:value="0.00862541">
                <text:p>0.00862541</text:p>
              </table:table-cell>
              <table:table-cell office:value-type="float" office:value="0.0116303">
                <text:p>0.0116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00840593">
                <text:p>0.00840593</text:p>
              </table:table-cell>
              <table:table-cell office:value-type="float" office:value="0.00737404">
                <text:p>0.00737404</text:p>
              </table:table-cell>
              <table:table-cell office:value-type="float" office:value="0.0516522">
                <text:p>0.0516522</text:p>
              </table:table-cell>
              <table:table-cell office:value-type="float" office:value="0.00952664">
                <text:p>0.00952664</text:p>
              </table:table-cell>
              <table:table-cell office:value-type="float" office:value="0.00793933">
                <text:p>0.00793933</text:p>
              </table:table-cell>
              <table:table-cell office:value-type="float" office:value="0.0118012">
                <text:p>0.0118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00740562">
                <text:p>0.00740562</text:p>
              </table:table-cell>
              <table:table-cell office:value-type="float" office:value="0.00703692">
                <text:p>0.00703692</text:p>
              </table:table-cell>
              <table:table-cell office:value-type="float" office:value="0.0523565">
                <text:p>0.0523565</text:p>
              </table:table-cell>
              <table:table-cell office:value-type="float" office:value="0.00934071">
                <text:p>0.00934071</text:p>
              </table:table-cell>
              <table:table-cell office:value-type="float" office:value="0.00923413">
                <text:p>0.00923413</text:p>
              </table:table-cell>
              <table:table-cell office:value-type="float" office:value="0.0114298">
                <text:p>0.0114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00655334">
                <text:p>0.00655334</text:p>
              </table:table-cell>
              <table:table-cell office:value-type="float" office:value="0.00698165">
                <text:p>0.00698165</text:p>
              </table:table-cell>
              <table:table-cell office:value-type="float" office:value="0.0490472">
                <text:p>0.0490472</text:p>
              </table:table-cell>
              <table:table-cell office:value-type="float" office:value="0.00999995">
                <text:p>0.00999995</text:p>
              </table:table-cell>
              <table:table-cell office:value-type="float" office:value="0.00808973">
                <text:p>0.00808973</text:p>
              </table:table-cell>
              <table:table-cell office:value-type="float" office:value="0.0121123">
                <text:p>0.0121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00663782">
                <text:p>0.00663782</text:p>
              </table:table-cell>
              <table:table-cell office:value-type="float" office:value="0.00719561">
                <text:p>0.00719561</text:p>
              </table:table-cell>
              <table:table-cell office:value-type="float" office:value="0.0498142">
                <text:p>0.0498142</text:p>
              </table:table-cell>
              <table:table-cell office:value-type="float" office:value="0.00952032">
                <text:p>0.00952032</text:p>
              </table:table-cell>
              <table:table-cell office:value-type="float" office:value="0.00801788">
                <text:p>0.00801788</text:p>
              </table:table-cell>
              <table:table-cell office:value-type="float" office:value="0.0116106">
                <text:p>0.01161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00635083">
                <text:p>0.00635083</text:p>
              </table:table-cell>
              <table:table-cell office:value-type="float" office:value="0.00708192">
                <text:p>0.00708192</text:p>
              </table:table-cell>
              <table:table-cell office:value-type="float" office:value="0.050451">
                <text:p>0.050451</text:p>
              </table:table-cell>
              <table:table-cell office:value-type="float" office:value="0.010069">
                <text:p>0.010069</text:p>
              </table:table-cell>
              <table:table-cell office:value-type="float" office:value="0.00805933">
                <text:p>0.00805933</text:p>
              </table:table-cell>
              <table:table-cell office:value-type="float" office:value="0.0118273">
                <text:p>0.01182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0065336">
                <text:p>0.0065336</text:p>
              </table:table-cell>
              <table:table-cell office:value-type="float" office:value="0.00696783">
                <text:p>0.00696783</text:p>
              </table:table-cell>
              <table:table-cell office:value-type="float" office:value="0.0541885">
                <text:p>0.0541885</text:p>
              </table:table-cell>
              <table:table-cell office:value-type="float" office:value="0.00980336">
                <text:p>0.00980336</text:p>
              </table:table-cell>
              <table:table-cell office:value-type="float" office:value="0.00800209">
                <text:p>0.00800209</text:p>
              </table:table-cell>
              <table:table-cell office:value-type="float" office:value="0.0113828">
                <text:p>0.0113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00632399">
                <text:p>0.00632399</text:p>
              </table:table-cell>
              <table:table-cell office:value-type="float" office:value="0.00692244">
                <text:p>0.00692244</text:p>
              </table:table-cell>
              <table:table-cell office:value-type="float" office:value="0.0496311">
                <text:p>0.0496311</text:p>
              </table:table-cell>
              <table:table-cell office:value-type="float" office:value="0.00949072">
                <text:p>0.00949072</text:p>
              </table:table-cell>
              <table:table-cell office:value-type="float" office:value="0.00840593">
                <text:p>0.00840593</text:p>
              </table:table-cell>
              <table:table-cell office:value-type="float" office:value="0.0116003">
                <text:p>0.0116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00644912">
                <text:p>0.00644912</text:p>
              </table:table-cell>
              <table:table-cell office:value-type="float" office:value="0.00701718">
                <text:p>0.00701718</text:p>
              </table:table-cell>
              <table:table-cell office:value-type="float" office:value="0.0504297">
                <text:p>0.0504297</text:p>
              </table:table-cell>
              <table:table-cell office:value-type="float" office:value="0.00957085">
                <text:p>0.00957085</text:p>
              </table:table-cell>
              <table:table-cell office:value-type="float" office:value="0.00806881">
                <text:p>0.00806881</text:p>
              </table:table-cell>
              <table:table-cell office:value-type="float" office:value="0.011534">
                <text:p>0.011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00652926">
                <text:p>0.00652926</text:p>
              </table:table-cell>
              <table:table-cell office:value-type="float" office:value="0.00738312">
                <text:p>0.00738312</text:p>
              </table:table-cell>
              <table:table-cell office:value-type="float" office:value="0.0503412">
                <text:p>0.0503412</text:p>
              </table:table-cell>
              <table:table-cell office:value-type="float" office:value="0.00960678">
                <text:p>0.00960678</text:p>
              </table:table-cell>
              <table:table-cell office:value-type="float" office:value="0.00824803">
                <text:p>0.00824803</text:p>
              </table:table-cell>
              <table:table-cell office:value-type="float" office:value="0.0118679">
                <text:p>0.0118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00649255">
                <text:p>0.00649255</text:p>
              </table:table-cell>
              <table:table-cell office:value-type="float" office:value="0.00703021">
                <text:p>0.00703021</text:p>
              </table:table-cell>
              <table:table-cell office:value-type="float" office:value="0.0523782">
                <text:p>0.0523782</text:p>
              </table:table-cell>
              <table:table-cell office:value-type="float" office:value="0.00933163">
                <text:p>0.00933163</text:p>
              </table:table-cell>
              <table:table-cell office:value-type="float" office:value="0.00798946">
                <text:p>0.00798946</text:p>
              </table:table-cell>
              <table:table-cell office:value-type="float" office:value="0.0115052">
                <text:p>0.01150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00685849">
                <text:p>0.00685849</text:p>
              </table:table-cell>
              <table:table-cell office:value-type="float" office:value="0.00705547">
                <text:p>0.00705547</text:p>
              </table:table-cell>
              <table:table-cell office:value-type="float" office:value="0.0551549">
                <text:p>0.0551549</text:p>
              </table:table-cell>
              <table:table-cell office:value-type="float" office:value="0.00985902">
                <text:p>0.00985902</text:p>
              </table:table-cell>
              <table:table-cell office:value-type="float" office:value="0.0084008">
                <text:p>0.0084008</text:p>
              </table:table-cell>
              <table:table-cell office:value-type="float" office:value="0.011459">
                <text:p>0.011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00637096">
                <text:p>0.00637096</text:p>
              </table:table-cell>
              <table:table-cell office:value-type="float" office:value="0.00702744">
                <text:p>0.00702744</text:p>
              </table:table-cell>
              <table:table-cell office:value-type="float" office:value="0.0520785">
                <text:p>0.0520785</text:p>
              </table:table-cell>
              <table:table-cell office:value-type="float" office:value="0.00939756">
                <text:p>0.00939756</text:p>
              </table:table-cell>
              <table:table-cell office:value-type="float" office:value="0.00813118">
                <text:p>0.00813118</text:p>
              </table:table-cell>
              <table:table-cell office:value-type="float" office:value="0.011787">
                <text:p>0.0117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00753826">
                <text:p>0.00753826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50104">
                <text:p>0.050104</text:p>
              </table:table-cell>
              <table:table-cell office:value-type="float" office:value="0.0094923">
                <text:p>0.0094923</text:p>
              </table:table-cell>
              <table:table-cell office:value-type="float" office:value="0.0081971">
                <text:p>0.0081971</text:p>
              </table:table-cell>
              <table:table-cell office:value-type="float" office:value="0.0115888">
                <text:p>0.0115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00978323">
                <text:p>0.00978323</text:p>
              </table:table-cell>
              <table:table-cell office:value-type="float" office:value="0.00712889">
                <text:p>0.00712889</text:p>
              </table:table-cell>
              <table:table-cell office:value-type="float" office:value="0.0551047">
                <text:p>0.0551047</text:p>
              </table:table-cell>
              <table:table-cell office:value-type="float" office:value="0.00962454">
                <text:p>0.00962454</text:p>
              </table:table-cell>
              <table:table-cell office:value-type="float" office:value="0.00801157">
                <text:p>0.00801157</text:p>
              </table:table-cell>
              <table:table-cell office:value-type="float" office:value="0.0115671">
                <text:p>0.01156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00780195">
                <text:p>0.00780195</text:p>
              </table:table-cell>
              <table:table-cell office:value-type="float" office:value="0.00702863">
                <text:p>0.00702863</text:p>
              </table:table-cell>
              <table:table-cell office:value-type="float" office:value="0.0493496">
                <text:p>0.0493496</text:p>
              </table:table-cell>
              <table:table-cell office:value-type="float" office:value="0.00946743">
                <text:p>0.00946743</text:p>
              </table:table-cell>
              <table:table-cell office:value-type="float" office:value="0.00835737">
                <text:p>0.00835737</text:p>
              </table:table-cell>
              <table:table-cell office:value-type="float" office:value="0.0119627">
                <text:p>0.0119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00651229">
                <text:p>0.00651229</text:p>
              </table:table-cell>
              <table:table-cell office:value-type="float" office:value="0.00724495">
                <text:p>0.00724495</text:p>
              </table:table-cell>
              <table:table-cell office:value-type="float" office:value="0.0506227">
                <text:p>0.0506227</text:p>
              </table:table-cell>
              <table:table-cell office:value-type="float" office:value="0.0101401">
                <text:p>0.0101401</text:p>
              </table:table-cell>
              <table:table-cell office:value-type="float" office:value="0.00798749">
                <text:p>0.00798749</text:p>
              </table:table-cell>
              <table:table-cell office:value-type="float" office:value="0.0117231">
                <text:p>0.01172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00674401">
                <text:p>0.00674401</text:p>
              </table:table-cell>
              <table:table-cell office:value-type="float" office:value="0.00704955">
                <text:p>0.00704955</text:p>
              </table:table-cell>
              <table:table-cell office:value-type="float" office:value="0.0513834">
                <text:p>0.0513834</text:p>
              </table:table-cell>
              <table:table-cell office:value-type="float" office:value="0.00955151">
                <text:p>0.00955151</text:p>
              </table:table-cell>
              <table:table-cell office:value-type="float" office:value="0.00791841">
                <text:p>0.00791841</text:p>
              </table:table-cell>
              <table:table-cell office:value-type="float" office:value="0.0115766">
                <text:p>0.0115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00639662">
                <text:p>0.00639662</text:p>
              </table:table-cell>
              <table:table-cell office:value-type="float" office:value="0.00696704">
                <text:p>0.00696704</text:p>
              </table:table-cell>
              <table:table-cell office:value-type="float" office:value="0.0506199">
                <text:p>0.0506199</text:p>
              </table:table-cell>
              <table:table-cell office:value-type="float" office:value="0.00956888">
                <text:p>0.00956888</text:p>
              </table:table-cell>
              <table:table-cell office:value-type="float" office:value="0.00815565">
                <text:p>0.00815565</text:p>
              </table:table-cell>
              <table:table-cell office:value-type="float" office:value="0.0116027">
                <text:p>0.01160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00642149">
                <text:p>0.00642149</text:p>
              </table:table-cell>
              <table:table-cell office:value-type="float" office:value="0.0070227">
                <text:p>0.0070227</text:p>
              </table:table-cell>
              <table:table-cell office:value-type="float" office:value="0.0535162">
                <text:p>0.0535162</text:p>
              </table:table-cell>
              <table:table-cell office:value-type="float" office:value="0.00933282">
                <text:p>0.00933282</text:p>
              </table:table-cell>
              <table:table-cell office:value-type="float" office:value="0.00831869">
                <text:p>0.00831869</text:p>
              </table:table-cell>
              <table:table-cell office:value-type="float" office:value="0.0124944">
                <text:p>0.0124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00696704">
                <text:p>0.00696704</text:p>
              </table:table-cell>
              <table:table-cell office:value-type="float" office:value="0.00704639">
                <text:p>0.00704639</text:p>
              </table:table-cell>
              <table:table-cell office:value-type="float" office:value="0.0500906">
                <text:p>0.0500906</text:p>
              </table:table-cell>
              <table:table-cell office:value-type="float" office:value="0.00941966">
                <text:p>0.00941966</text:p>
              </table:table-cell>
              <table:table-cell office:value-type="float" office:value="0.00829856">
                <text:p>0.00829856</text:p>
              </table:table-cell>
              <table:table-cell office:value-type="float" office:value="0.0119939">
                <text:p>0.01199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00648584">
                <text:p>0.00648584</text:p>
              </table:table-cell>
              <table:table-cell office:value-type="float" office:value="0.00723903">
                <text:p>0.00723903</text:p>
              </table:table-cell>
              <table:table-cell office:value-type="float" office:value="0.0505974">
                <text:p>0.0505974</text:p>
              </table:table-cell>
              <table:table-cell office:value-type="float" office:value="0.00935492">
                <text:p>0.00935492</text:p>
              </table:table-cell>
              <table:table-cell office:value-type="float" office:value="0.00807947">
                <text:p>0.00807947</text:p>
              </table:table-cell>
              <table:table-cell office:value-type="float" office:value="0.0115549">
                <text:p>0.0115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00666506">
                <text:p>0.00666506</text:p>
              </table:table-cell>
              <table:table-cell office:value-type="float" office:value="0.0070756">
                <text:p>0.0070756</text:p>
              </table:table-cell>
              <table:table-cell office:value-type="float" office:value="0.053086">
                <text:p>0.053086</text:p>
              </table:table-cell>
              <table:table-cell office:value-type="float" office:value="0.00945598">
                <text:p>0.00945598</text:p>
              </table:table-cell>
              <table:table-cell office:value-type="float" office:value="0.00802696">
                <text:p>0.00802696</text:p>
              </table:table-cell>
              <table:table-cell office:value-type="float" office:value="0.0117665">
                <text:p>0.01176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00718061">
                <text:p>0.00718061</text:p>
              </table:table-cell>
              <table:table-cell office:value-type="float" office:value="0.00711705">
                <text:p>0.00711705</text:p>
              </table:table-cell>
              <table:table-cell office:value-type="float" office:value="0.0527421">
                <text:p>0.0527421</text:p>
              </table:table-cell>
              <table:table-cell office:value-type="float" office:value="0.00941295">
                <text:p>0.00941295</text:p>
              </table:table-cell>
              <table:table-cell office:value-type="float" office:value="0.00818368">
                <text:p>0.00818368</text:p>
              </table:table-cell>
              <table:table-cell office:value-type="float" office:value="0.0115916">
                <text:p>0.01159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00887056">
                <text:p>0.00887056</text:p>
              </table:table-cell>
              <table:table-cell office:value-type="float" office:value="0.00701402">
                <text:p>0.00701402</text:p>
              </table:table-cell>
              <table:table-cell office:value-type="float" office:value="0.0497523">
                <text:p>0.0497523</text:p>
              </table:table-cell>
              <table:table-cell office:value-type="float" office:value="0.00967981">
                <text:p>0.00967981</text:p>
              </table:table-cell>
              <table:table-cell office:value-type="float" office:value="0.00850857">
                <text:p>0.00850857</text:p>
              </table:table-cell>
              <table:table-cell office:value-type="float" office:value="0.0116212">
                <text:p>0.0116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00752483">
                <text:p>0.00752483</text:p>
              </table:table-cell>
              <table:table-cell office:value-type="float" office:value="0.00704244">
                <text:p>0.00704244</text:p>
              </table:table-cell>
              <table:table-cell office:value-type="float" office:value="0.04986">
                <text:p>0.04986</text:p>
              </table:table-cell>
              <table:table-cell office:value-type="float" office:value="0.00937269">
                <text:p>0.00937269</text:p>
              </table:table-cell>
              <table:table-cell office:value-type="float" office:value="0.0210535">
                <text:p>0.0210535</text:p>
              </table:table-cell>
              <table:table-cell office:value-type="float" office:value="0.0115707">
                <text:p>0.0115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00784972">
                <text:p>0.00784972</text:p>
              </table:table-cell>
              <table:table-cell office:value-type="float" office:value="0.00700849">
                <text:p>0.00700849</text:p>
              </table:table-cell>
              <table:table-cell office:value-type="float" office:value="0.0502145">
                <text:p>0.0502145</text:p>
              </table:table-cell>
              <table:table-cell office:value-type="float" office:value="0.00959691">
                <text:p>0.00959691</text:p>
              </table:table-cell>
              <table:table-cell office:value-type="float" office:value="0.0112821">
                <text:p>0.0112821</text:p>
              </table:table-cell>
              <table:table-cell office:value-type="float" office:value="0.011746">
                <text:p>0.0117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00890766">
                <text:p>0.00890766</text:p>
              </table:table-cell>
              <table:table-cell office:value-type="float" office:value="0.00706336">
                <text:p>0.00706336</text:p>
              </table:table-cell>
              <table:table-cell office:value-type="float" office:value="0.0556392">
                <text:p>0.0556392</text:p>
              </table:table-cell>
              <table:table-cell office:value-type="float" office:value="0.00951835">
                <text:p>0.00951835</text:p>
              </table:table-cell>
              <table:table-cell office:value-type="float" office:value="0.00894793">
                <text:p>0.00894793</text:p>
              </table:table-cell>
              <table:table-cell office:value-type="float" office:value="0.0117408">
                <text:p>0.0117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00665361">
                <text:p>0.00665361</text:p>
              </table:table-cell>
              <table:table-cell office:value-type="float" office:value="0.00712929">
                <text:p>0.00712929</text:p>
              </table:table-cell>
              <table:table-cell office:value-type="float" office:value="0.0491803">
                <text:p>0.0491803</text:p>
              </table:table-cell>
              <table:table-cell office:value-type="float" office:value="0.00987047">
                <text:p>0.00987047</text:p>
              </table:table-cell>
              <table:table-cell office:value-type="float" office:value="0.00809802">
                <text:p>0.00809802</text:p>
              </table:table-cell>
              <table:table-cell office:value-type="float" office:value="0.0116998">
                <text:p>0.0116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00641912">
                <text:p>0.00641912</text:p>
              </table:table-cell>
              <table:table-cell office:value-type="float" office:value="0.00706534">
                <text:p>0.00706534</text:p>
              </table:table-cell>
              <table:table-cell office:value-type="float" office:value="0.0503614">
                <text:p>0.0503614</text:p>
              </table:table-cell>
              <table:table-cell office:value-type="float" office:value="0.00941927">
                <text:p>0.00941927</text:p>
              </table:table-cell>
              <table:table-cell office:value-type="float" office:value="0.00792985">
                <text:p>0.00792985</text:p>
              </table:table-cell>
              <table:table-cell office:value-type="float" office:value="0.0116149">
                <text:p>0.0116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00664177">
                <text:p>0.00664177</text:p>
              </table:table-cell>
              <table:table-cell office:value-type="float" office:value="0.00703692">
                <text:p>0.00703692</text:p>
              </table:table-cell>
              <table:table-cell office:value-type="float" office:value="0.0509855">
                <text:p>0.0509855</text:p>
              </table:table-cell>
              <table:table-cell office:value-type="float" office:value="0.00939321">
                <text:p>0.00939321</text:p>
              </table:table-cell>
              <table:table-cell office:value-type="float" office:value="0.00829658">
                <text:p>0.00829658</text:p>
              </table:table-cell>
              <table:table-cell office:value-type="float" office:value="0.0114515">
                <text:p>0.0114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0066844">
                <text:p>0.0066844</text:p>
              </table:table-cell>
              <table:table-cell office:value-type="float" office:value="0.00698678">
                <text:p>0.00698678</text:p>
              </table:table-cell>
              <table:table-cell office:value-type="float" office:value="0.0525898">
                <text:p>0.0525898</text:p>
              </table:table-cell>
              <table:table-cell office:value-type="float" office:value="0.00963441">
                <text:p>0.00963441</text:p>
              </table:table-cell>
              <table:table-cell office:value-type="float" office:value="0.00801788">
                <text:p>0.00801788</text:p>
              </table:table-cell>
              <table:table-cell office:value-type="float" office:value="0.011444">
                <text:p>0.011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00678388">
                <text:p>0.00678388</text:p>
              </table:table-cell>
              <table:table-cell office:value-type="float" office:value="0.00700415">
                <text:p>0.00700415</text:p>
              </table:table-cell>
              <table:table-cell office:value-type="float" office:value="0.0516427">
                <text:p>0.0516427</text:p>
              </table:table-cell>
              <table:table-cell office:value-type="float" office:value="0.00976468">
                <text:p>0.00976468</text:p>
              </table:table-cell>
              <table:table-cell office:value-type="float" office:value="0.00831711">
                <text:p>0.00831711</text:p>
              </table:table-cell>
              <table:table-cell office:value-type="float" office:value="0.0117914">
                <text:p>0.01179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00684664">
                <text:p>0.00684664</text:p>
              </table:table-cell>
              <table:table-cell office:value-type="float" office:value="0.00704521">
                <text:p>0.00704521</text:p>
              </table:table-cell>
              <table:table-cell office:value-type="float" office:value="0.0506022">
                <text:p>0.0506022</text:p>
              </table:table-cell>
              <table:table-cell office:value-type="float" office:value="0.00939005">
                <text:p>0.00939005</text:p>
              </table:table-cell>
              <table:table-cell office:value-type="float" office:value="0.00823776">
                <text:p>0.00823776</text:p>
              </table:table-cell>
              <table:table-cell office:value-type="float" office:value="0.0116777">
                <text:p>0.01167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0067594">
                <text:p>0.0067594</text:p>
              </table:table-cell>
              <table:table-cell office:value-type="float" office:value="0.00719561">
                <text:p>0.00719561</text:p>
              </table:table-cell>
              <table:table-cell office:value-type="float" office:value="0.0508777">
                <text:p>0.0508777</text:p>
              </table:table-cell>
              <table:table-cell office:value-type="float" office:value="0.0101654">
                <text:p>0.0101654</text:p>
              </table:table-cell>
              <table:table-cell office:value-type="float" office:value="0.00822987">
                <text:p>0.00822987</text:p>
              </table:table-cell>
              <table:table-cell office:value-type="float" office:value="0.011545">
                <text:p>0.0115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00819513">
                <text:p>0.00819513</text:p>
              </table:table-cell>
              <table:table-cell office:value-type="float" office:value="0.00751062">
                <text:p>0.00751062</text:p>
              </table:table-cell>
              <table:table-cell office:value-type="float" office:value="0.0540586">
                <text:p>0.0540586</text:p>
              </table:table-cell>
              <table:table-cell office:value-type="float" office:value="0.0098985">
                <text:p>0.0098985</text:p>
              </table:table-cell>
              <table:table-cell office:value-type="float" office:value="0.00838382">
                <text:p>0.00838382</text:p>
              </table:table-cell>
              <table:table-cell office:value-type="float" office:value="0.0115407">
                <text:p>0.0115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00813039">
                <text:p>0.00813039</text:p>
              </table:table-cell>
              <table:table-cell office:value-type="float" office:value="0.0070081">
                <text:p>0.0070081</text:p>
              </table:table-cell>
              <table:table-cell office:value-type="float" office:value="0.0515835">
                <text:p>0.0515835</text:p>
              </table:table-cell>
              <table:table-cell office:value-type="float" office:value="0.00949388">
                <text:p>0.00949388</text:p>
              </table:table-cell>
              <table:table-cell office:value-type="float" office:value="0.00808776">
                <text:p>0.00808776</text:p>
              </table:table-cell>
              <table:table-cell office:value-type="float" office:value="0.0122426">
                <text:p>0.01224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00766497">
                <text:p>0.00766497</text:p>
              </table:table-cell>
              <table:table-cell office:value-type="float" office:value="0.00715297">
                <text:p>0.00715297</text:p>
              </table:table-cell>
              <table:table-cell office:value-type="float" office:value="0.050196">
                <text:p>0.050196</text:p>
              </table:table-cell>
              <table:table-cell office:value-type="float" office:value="0.0102115">
                <text:p>0.0102115</text:p>
              </table:table-cell>
              <table:table-cell office:value-type="float" office:value="0.00798986">
                <text:p>0.00798986</text:p>
              </table:table-cell>
              <table:table-cell office:value-type="float" office:value="0.0115363">
                <text:p>0.01153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00679414">
                <text:p>0.00679414</text:p>
              </table:table-cell>
              <table:table-cell office:value-type="float" office:value="0.00731838">
                <text:p>0.00731838</text:p>
              </table:table-cell>
              <table:table-cell office:value-type="float" office:value="0.0511469">
                <text:p>0.0511469</text:p>
              </table:table-cell>
              <table:table-cell office:value-type="float" office:value="0.0097781">
                <text:p>0.0097781</text:p>
              </table:table-cell>
              <table:table-cell office:value-type="float" office:value="0.00852041">
                <text:p>0.00852041</text:p>
              </table:table-cell>
              <table:table-cell office:value-type="float" office:value="0.011626">
                <text:p>0.0116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00653518">
                <text:p>0.00653518</text:p>
              </table:table-cell>
              <table:table-cell office:value-type="float" office:value="0.00701481">
                <text:p>0.00701481</text:p>
              </table:table-cell>
              <table:table-cell office:value-type="float" office:value="0.053487">
                <text:p>0.053487</text:p>
              </table:table-cell>
              <table:table-cell office:value-type="float" office:value="0.00962099">
                <text:p>0.00962099</text:p>
              </table:table-cell>
              <table:table-cell office:value-type="float" office:value="0.00841027">
                <text:p>0.00841027</text:p>
              </table:table-cell>
              <table:table-cell office:value-type="float" office:value="0.0115596">
                <text:p>0.011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0.00736693">
                <text:p>0.00736693</text:p>
              </table:table-cell>
              <table:table-cell office:value-type="float" office:value="0.00762668">
                <text:p>0.00762668</text:p>
              </table:table-cell>
              <table:table-cell office:value-type="float" office:value="0.0493638">
                <text:p>0.0493638</text:p>
              </table:table-cell>
              <table:table-cell office:value-type="float" office:value="0.00955112">
                <text:p>0.00955112</text:p>
              </table:table-cell>
              <table:table-cell office:value-type="float" office:value="0.00801709">
                <text:p>0.00801709</text:p>
              </table:table-cell>
              <table:table-cell office:value-type="float" office:value="0.0113465">
                <text:p>0.01134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0.00698915">
                <text:p>0.00698915</text:p>
              </table:table-cell>
              <table:table-cell office:value-type="float" office:value="0.00700455">
                <text:p>0.00700455</text:p>
              </table:table-cell>
              <table:table-cell office:value-type="float" office:value="0.0505844">
                <text:p>0.0505844</text:p>
              </table:table-cell>
              <table:table-cell office:value-type="float" office:value="0.00934466">
                <text:p>0.00934466</text:p>
              </table:table-cell>
              <table:table-cell office:value-type="float" office:value="0.00817579">
                <text:p>0.00817579</text:p>
              </table:table-cell>
              <table:table-cell office:value-type="float" office:value="0.0114005">
                <text:p>0.0114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0.00664177">
                <text:p>0.00664177</text:p>
              </table:table-cell>
              <table:table-cell office:value-type="float" office:value="0.00707047">
                <text:p>0.00707047</text:p>
              </table:table-cell>
              <table:table-cell office:value-type="float" office:value="0.0512926">
                <text:p>0.0512926</text:p>
              </table:table-cell>
              <table:table-cell office:value-type="float" office:value="0.00937861">
                <text:p>0.00937861</text:p>
              </table:table-cell>
              <table:table-cell office:value-type="float" office:value="0.00839882">
                <text:p>0.00839882</text:p>
              </table:table-cell>
              <table:table-cell office:value-type="float" office:value="0.0114566">
                <text:p>0.0114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0.00674282">
                <text:p>0.00674282</text:p>
              </table:table-cell>
              <table:table-cell office:value-type="float" office:value="0.00712889">
                <text:p>0.00712889</text:p>
              </table:table-cell>
              <table:table-cell office:value-type="float" office:value="0.0558149">
                <text:p>0.0558149</text:p>
              </table:table-cell>
              <table:table-cell office:value-type="float" office:value="0.00968652">
                <text:p>0.00968652</text:p>
              </table:table-cell>
              <table:table-cell office:value-type="float" office:value="0.00838935">
                <text:p>0.00838935</text:p>
              </table:table-cell>
              <table:table-cell office:value-type="float" office:value="0.0114436">
                <text:p>0.01144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0.00855199">
                <text:p>0.00855199</text:p>
              </table:table-cell>
              <table:table-cell office:value-type="float" office:value="0.00724732">
                <text:p>0.00724732</text:p>
              </table:table-cell>
              <table:table-cell office:value-type="float" office:value="0.0500077">
                <text:p>0.0500077</text:p>
              </table:table-cell>
              <table:table-cell office:value-type="float" office:value="0.00940979">
                <text:p>0.00940979</text:p>
              </table:table-cell>
              <table:table-cell office:value-type="float" office:value="0.0079867">
                <text:p>0.0079867</text:p>
              </table:table-cell>
              <table:table-cell office:value-type="float" office:value="0.0115762">
                <text:p>0.01157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0.00689244">
                <text:p>0.00689244</text:p>
              </table:table-cell>
              <table:table-cell office:value-type="float" office:value="0.00753312">
                <text:p>0.00753312</text:p>
              </table:table-cell>
              <table:table-cell office:value-type="float" office:value="0.0502903">
                <text:p>0.0502903</text:p>
              </table:table-cell>
              <table:table-cell office:value-type="float" office:value="0.0102392">
                <text:p>0.0102392</text:p>
              </table:table-cell>
              <table:table-cell office:value-type="float" office:value="0.00814657">
                <text:p>0.00814657</text:p>
              </table:table-cell>
              <table:table-cell office:value-type="float" office:value="0.0114641">
                <text:p>0.01146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0.00651347">
                <text:p>0.00651347</text:p>
              </table:table-cell>
              <table:table-cell office:value-type="float" office:value="0.0070831">
                <text:p>0.0070831</text:p>
              </table:table-cell>
              <table:table-cell office:value-type="float" office:value="0.0512393">
                <text:p>0.0512393</text:p>
              </table:table-cell>
              <table:table-cell office:value-type="float" office:value="0.00945361">
                <text:p>0.00945361</text:p>
              </table:table-cell>
              <table:table-cell office:value-type="float" office:value="0.0080317">
                <text:p>0.0080317</text:p>
              </table:table-cell>
              <table:table-cell office:value-type="float" office:value="0.0117081">
                <text:p>0.0117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0.00649334">
                <text:p>0.00649334</text:p>
              </table:table-cell>
              <table:table-cell office:value-type="float" office:value="0.00709534">
                <text:p>0.00709534</text:p>
              </table:table-cell>
              <table:table-cell office:value-type="float" office:value="0.0518563">
                <text:p>0.0518563</text:p>
              </table:table-cell>
              <table:table-cell office:value-type="float" office:value="0.00937426">
                <text:p>0.00937426</text:p>
              </table:table-cell>
              <table:table-cell office:value-type="float" office:value="0.00830566">
                <text:p>0.00830566</text:p>
              </table:table-cell>
              <table:table-cell office:value-type="float" office:value="0.0118703">
                <text:p>0.01187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0.00642386">
                <text:p>0.00642386</text:p>
              </table:table-cell>
              <table:table-cell office:value-type="float" office:value="0.00690467">
                <text:p>0.00690467</text:p>
              </table:table-cell>
              <table:table-cell office:value-type="float" office:value="0.0498434">
                <text:p>0.0498434</text:p>
              </table:table-cell>
              <table:table-cell office:value-type="float" office:value="0.00951125">
                <text:p>0.00951125</text:p>
              </table:table-cell>
              <table:table-cell office:value-type="float" office:value="0.00811657">
                <text:p>0.00811657</text:p>
              </table:table-cell>
              <table:table-cell office:value-type="float" office:value="0.0117432">
                <text:p>0.0117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0.00797604">
                <text:p>0.00797604</text:p>
              </table:table-cell>
              <table:table-cell office:value-type="float" office:value="0.00768826">
                <text:p>0.00768826</text:p>
              </table:table-cell>
              <table:table-cell office:value-type="float" office:value="0.0521559">
                <text:p>0.0521559</text:p>
              </table:table-cell>
              <table:table-cell office:value-type="float" office:value="0.00949072">
                <text:p>0.00949072</text:p>
              </table:table-cell>
              <table:table-cell office:value-type="float" office:value="0.00811065">
                <text:p>0.00811065</text:p>
              </table:table-cell>
              <table:table-cell office:value-type="float" office:value="0.0119694">
                <text:p>0.0119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0.00644715">
                <text:p>0.00644715</text:p>
              </table:table-cell>
              <table:table-cell office:value-type="float" office:value="0.00707797">
                <text:p>0.00707797</text:p>
              </table:table-cell>
              <table:table-cell office:value-type="float" office:value="0.0522459">
                <text:p>0.0522459</text:p>
              </table:table-cell>
              <table:table-cell office:value-type="float" office:value="0.00930123">
                <text:p>0.00930123</text:p>
              </table:table-cell>
              <table:table-cell office:value-type="float" office:value="0.00852278">
                <text:p>0.00852278</text:p>
              </table:table-cell>
              <table:table-cell office:value-type="float" office:value="0.0114491">
                <text:p>0.01144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0.00638517">
                <text:p>0.00638517</text:p>
              </table:table-cell>
              <table:table-cell office:value-type="float" office:value="0.0070381">
                <text:p>0.0070381</text:p>
              </table:table-cell>
              <table:table-cell office:value-type="float" office:value="0.0577046">
                <text:p>0.0577046</text:p>
              </table:table-cell>
              <table:table-cell office:value-type="float" office:value="0.00950809">
                <text:p>0.00950809</text:p>
              </table:table-cell>
              <table:table-cell office:value-type="float" office:value="0.00817263">
                <text:p>0.00817263</text:p>
              </table:table-cell>
              <table:table-cell office:value-type="float" office:value="0.0123669">
                <text:p>0.01236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0.00642307">
                <text:p>0.00642307</text:p>
              </table:table-cell>
              <table:table-cell office:value-type="float" office:value="0.00703692">
                <text:p>0.00703692</text:p>
              </table:table-cell>
              <table:table-cell office:value-type="float" office:value="0.0508145">
                <text:p>0.0508145</text:p>
              </table:table-cell>
              <table:table-cell office:value-type="float" office:value="0.00940387">
                <text:p>0.00940387</text:p>
              </table:table-cell>
              <table:table-cell office:value-type="float" office:value="0.00804473">
                <text:p>0.00804473</text:p>
              </table:table-cell>
              <table:table-cell office:value-type="float" office:value="0.0118032">
                <text:p>0.0118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0.00685138">
                <text:p>0.00685138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500002">
                <text:p>0.0500002</text:p>
              </table:table-cell>
              <table:table-cell office:value-type="float" office:value="0.00940466">
                <text:p>0.00940466</text:p>
              </table:table-cell>
              <table:table-cell office:value-type="float" office:value="0.0084379">
                <text:p>0.0084379</text:p>
              </table:table-cell>
              <table:table-cell office:value-type="float" office:value="0.0118715">
                <text:p>0.01187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0.00644241">
                <text:p>0.00644241</text:p>
              </table:table-cell>
              <table:table-cell office:value-type="float" office:value="0.00697968">
                <text:p>0.00697968</text:p>
              </table:table-cell>
              <table:table-cell office:value-type="float" office:value="0.0520572">
                <text:p>0.0520572</text:p>
              </table:table-cell>
              <table:table-cell office:value-type="float" office:value="0.00984284">
                <text:p>0.00984284</text:p>
              </table:table-cell>
              <table:table-cell office:value-type="float" office:value="0.0079717">
                <text:p>0.0079717</text:p>
              </table:table-cell>
              <table:table-cell office:value-type="float" office:value="0.0115316">
                <text:p>0.0115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0.0067598">
                <text:p>0.0067598</text:p>
              </table:table-cell>
              <table:table-cell office:value-type="float" office:value="0.00714429">
                <text:p>0.00714429</text:p>
              </table:table-cell>
              <table:table-cell office:value-type="float" office:value="0.0516013">
                <text:p>0.0516013</text:p>
              </table:table-cell>
              <table:table-cell office:value-type="float" office:value="0.00939242">
                <text:p>0.00939242</text:p>
              </table:table-cell>
              <table:table-cell office:value-type="float" office:value="0.00798196">
                <text:p>0.00798196</text:p>
              </table:table-cell>
              <table:table-cell office:value-type="float" office:value="0.0120614">
                <text:p>0.01206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0.00995416">
                <text:p>0.00995416</text:p>
              </table:table-cell>
              <table:table-cell office:value-type="float" office:value="0.00705942">
                <text:p>0.00705942</text:p>
              </table:table-cell>
              <table:table-cell office:value-type="float" office:value="0.0500862">
                <text:p>0.0500862</text:p>
              </table:table-cell>
              <table:table-cell office:value-type="float" office:value="0.00935492">
                <text:p>0.00935492</text:p>
              </table:table-cell>
              <table:table-cell office:value-type="float" office:value="0.00807907">
                <text:p>0.00807907</text:p>
              </table:table-cell>
              <table:table-cell office:value-type="float" office:value="0.0120211">
                <text:p>0.01202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0.0095444">
                <text:p>0.0095444</text:p>
              </table:table-cell>
              <table:table-cell office:value-type="float" office:value="0.00714784">
                <text:p>0.00714784</text:p>
              </table:table-cell>
              <table:table-cell office:value-type="float" office:value="0.0501454">
                <text:p>0.0501454</text:p>
              </table:table-cell>
              <table:table-cell office:value-type="float" office:value="0.00950572">
                <text:p>0.00950572</text:p>
              </table:table-cell>
              <table:table-cell office:value-type="float" office:value="0.00809802">
                <text:p>0.00809802</text:p>
              </table:table-cell>
              <table:table-cell office:value-type="float" office:value="0.0114981">
                <text:p>0.0114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0.00657979">
                <text:p>0.00657979</text:p>
              </table:table-cell>
              <table:table-cell office:value-type="float" office:value="0.00694336">
                <text:p>0.00694336</text:p>
              </table:table-cell>
              <table:table-cell office:value-type="float" office:value="0.0510364">
                <text:p>0.0510364</text:p>
              </table:table-cell>
              <table:table-cell office:value-type="float" office:value="0.00937505">
                <text:p>0.00937505</text:p>
              </table:table-cell>
              <table:table-cell office:value-type="float" office:value="0.00800762">
                <text:p>0.00800762</text:p>
              </table:table-cell>
              <table:table-cell office:value-type="float" office:value="0.0116003">
                <text:p>0.01160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0.00640017">
                <text:p>0.00640017</text:p>
              </table:table-cell>
              <table:table-cell office:value-type="float" office:value="0.00697099">
                <text:p>0.00697099</text:p>
              </table:table-cell>
              <table:table-cell office:value-type="float" office:value="0.0543618">
                <text:p>0.0543618</text:p>
              </table:table-cell>
              <table:table-cell office:value-type="float" office:value="0.00983139">
                <text:p>0.00983139</text:p>
              </table:table-cell>
              <table:table-cell office:value-type="float" office:value="0.00804433">
                <text:p>0.00804433</text:p>
              </table:table-cell>
              <table:table-cell office:value-type="float" office:value="0.0114716">
                <text:p>0.01147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0.00931071">
                <text:p>0.00931071</text:p>
              </table:table-cell>
              <table:table-cell office:value-type="float" office:value="0.00700534">
                <text:p>0.00700534</text:p>
              </table:table-cell>
              <table:table-cell office:value-type="float" office:value="0.0513775">
                <text:p>0.0513775</text:p>
              </table:table-cell>
              <table:table-cell office:value-type="float" office:value="0.00997903">
                <text:p>0.00997903</text:p>
              </table:table-cell>
              <table:table-cell office:value-type="float" office:value="0.00808341">
                <text:p>0.00808341</text:p>
              </table:table-cell>
              <table:table-cell office:value-type="float" office:value="0.0116267">
                <text:p>0.01162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0.00858752">
                <text:p>0.00858752</text:p>
              </table:table-cell>
              <table:table-cell office:value-type="float" office:value="0.00701836">
                <text:p>0.00701836</text:p>
              </table:table-cell>
              <table:table-cell office:value-type="float" office:value="0.0506432">
                <text:p>0.0506432</text:p>
              </table:table-cell>
              <table:table-cell office:value-type="float" office:value="0.00970862">
                <text:p>0.00970862</text:p>
              </table:table-cell>
              <table:table-cell office:value-type="float" office:value="0.00787301">
                <text:p>0.00787301</text:p>
              </table:table-cell>
              <table:table-cell office:value-type="float" office:value="0.0120562">
                <text:p>0.01205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0.0063832">
                <text:p>0.0063832</text:p>
              </table:table-cell>
              <table:table-cell office:value-type="float" office:value="0.00697415">
                <text:p>0.00697415</text:p>
              </table:table-cell>
              <table:table-cell office:value-type="float" office:value="0.0543962">
                <text:p>0.0543962</text:p>
              </table:table-cell>
              <table:table-cell office:value-type="float" office:value="0.00959138">
                <text:p>0.00959138</text:p>
              </table:table-cell>
              <table:table-cell office:value-type="float" office:value="0.00807631">
                <text:p>0.00807631</text:p>
              </table:table-cell>
              <table:table-cell office:value-type="float" office:value="0.0119706">
                <text:p>0.01197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0.0063757">
                <text:p>0.0063757</text:p>
              </table:table-cell>
              <table:table-cell office:value-type="float" office:value="0.00707126">
                <text:p>0.00707126</text:p>
              </table:table-cell>
              <table:table-cell office:value-type="float" office:value="0.0539481">
                <text:p>0.0539481</text:p>
              </table:table-cell>
              <table:table-cell office:value-type="float" office:value="0.00931742">
                <text:p>0.00931742</text:p>
              </table:table-cell>
              <table:table-cell office:value-type="float" office:value="0.00808223">
                <text:p>0.00808223</text:p>
              </table:table-cell>
              <table:table-cell office:value-type="float" office:value="0.0119019">
                <text:p>0.0119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0.00661926">
                <text:p>0.00661926</text:p>
              </table:table-cell>
              <table:table-cell office:value-type="float" office:value="0.00710679">
                <text:p>0.00710679</text:p>
              </table:table-cell>
              <table:table-cell office:value-type="float" office:value="0.049864">
                <text:p>0.049864</text:p>
              </table:table-cell>
              <table:table-cell office:value-type="float" office:value="0.00933282">
                <text:p>0.00933282</text:p>
              </table:table-cell>
              <table:table-cell office:value-type="float" office:value="0.00802854">
                <text:p>0.00802854</text:p>
              </table:table-cell>
              <table:table-cell office:value-type="float" office:value="0.0118506">
                <text:p>0.0118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0.00635912">
                <text:p>0.00635912</text:p>
              </table:table-cell>
              <table:table-cell office:value-type="float" office:value="0.00693665">
                <text:p>0.00693665</text:p>
              </table:table-cell>
              <table:table-cell office:value-type="float" office:value="0.0521887">
                <text:p>0.0521887</text:p>
              </table:table-cell>
              <table:table-cell office:value-type="float" office:value="0.00961941">
                <text:p>0.00961941</text:p>
              </table:table-cell>
              <table:table-cell office:value-type="float" office:value="0.00820381">
                <text:p>0.00820381</text:p>
              </table:table-cell>
              <table:table-cell office:value-type="float" office:value="0.0119962">
                <text:p>0.0119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0.00656637">
                <text:p>0.00656637</text:p>
              </table:table-cell>
              <table:table-cell office:value-type="float" office:value="0.00746167">
                <text:p>0.00746167</text:p>
              </table:table-cell>
              <table:table-cell office:value-type="float" office:value="0.0513427">
                <text:p>0.0513427</text:p>
              </table:table-cell>
              <table:table-cell office:value-type="float" office:value="0.00953809">
                <text:p>0.00953809</text:p>
              </table:table-cell>
              <table:table-cell office:value-type="float" office:value="0.00867239">
                <text:p>0.00867239</text:p>
              </table:table-cell>
              <table:table-cell office:value-type="float" office:value="0.0114862">
                <text:p>0.0114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0.00641873">
                <text:p>0.00641873</text:p>
              </table:table-cell>
              <table:table-cell office:value-type="float" office:value="0.00711508">
                <text:p>0.00711508</text:p>
              </table:table-cell>
              <table:table-cell office:value-type="float" office:value="0.0547866">
                <text:p>0.0547866</text:p>
              </table:table-cell>
              <table:table-cell office:value-type="float" office:value="0.00953375">
                <text:p>0.00953375</text:p>
              </table:table-cell>
              <table:table-cell office:value-type="float" office:value="0.00793696">
                <text:p>0.00793696</text:p>
              </table:table-cell>
              <table:table-cell office:value-type="float" office:value="0.0115924">
                <text:p>0.01159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0.00633307">
                <text:p>0.00633307</text:p>
              </table:table-cell>
              <table:table-cell office:value-type="float" office:value="0.00703771">
                <text:p>0.00703771</text:p>
              </table:table-cell>
              <table:table-cell office:value-type="float" office:value="0.0500621">
                <text:p>0.0500621</text:p>
              </table:table-cell>
              <table:table-cell office:value-type="float" office:value="0.00962493">
                <text:p>0.00962493</text:p>
              </table:table-cell>
              <table:table-cell office:value-type="float" office:value="0.00818171">
                <text:p>0.00818171</text:p>
              </table:table-cell>
              <table:table-cell office:value-type="float" office:value="0.0114633">
                <text:p>0.0114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0.00653873">
                <text:p>0.00653873</text:p>
              </table:table-cell>
              <table:table-cell office:value-type="float" office:value="0.0072643">
                <text:p>0.0072643</text:p>
              </table:table-cell>
              <table:table-cell office:value-type="float" office:value="0.0497909">
                <text:p>0.0497909</text:p>
              </table:table-cell>
              <table:table-cell office:value-type="float" office:value="0.00933045">
                <text:p>0.00933045</text:p>
              </table:table-cell>
              <table:table-cell office:value-type="float" office:value="0.00812763">
                <text:p>0.00812763</text:p>
              </table:table-cell>
              <table:table-cell office:value-type="float" office:value="0.0122382">
                <text:p>0.01223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0.00810828">
                <text:p>0.00810828</text:p>
              </table:table-cell>
              <table:table-cell office:value-type="float" office:value="0.0069627">
                <text:p>0.0069627</text:p>
              </table:table-cell>
              <table:table-cell office:value-type="float" office:value="0.0503902">
                <text:p>0.0503902</text:p>
              </table:table-cell>
              <table:table-cell office:value-type="float" office:value="0.00976034">
                <text:p>0.00976034</text:p>
              </table:table-cell>
              <table:table-cell office:value-type="float" office:value="0.00813118">
                <text:p>0.00813118</text:p>
              </table:table-cell>
              <table:table-cell office:value-type="float" office:value="0.0117365">
                <text:p>0.01173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0.00975323">
                <text:p>0.00975323</text:p>
              </table:table-cell>
              <table:table-cell office:value-type="float" office:value="0.00738667">
                <text:p>0.00738667</text:p>
              </table:table-cell>
              <table:table-cell office:value-type="float" office:value="0.052572">
                <text:p>0.052572</text:p>
              </table:table-cell>
              <table:table-cell office:value-type="float" office:value="0.00985863">
                <text:p>0.00985863</text:p>
              </table:table-cell>
              <table:table-cell office:value-type="float" office:value="0.00798828">
                <text:p>0.00798828</text:p>
              </table:table-cell>
              <table:table-cell office:value-type="float" office:value="0.0115344">
                <text:p>0.01153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0.0097252">
                <text:p>0.0097252</text:p>
              </table:table-cell>
              <table:table-cell office:value-type="float" office:value="0.00699744">
                <text:p>0.00699744</text:p>
              </table:table-cell>
              <table:table-cell office:value-type="float" office:value="0.0505047">
                <text:p>0.0505047</text:p>
              </table:table-cell>
              <table:table-cell office:value-type="float" office:value="0.00943743">
                <text:p>0.00943743</text:p>
              </table:table-cell>
              <table:table-cell office:value-type="float" office:value="0.00824092">
                <text:p>0.00824092</text:p>
              </table:table-cell>
              <table:table-cell office:value-type="float" office:value="0.0120748">
                <text:p>0.0120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0.00804946">
                <text:p>0.00804946</text:p>
              </table:table-cell>
              <table:table-cell office:value-type="float" office:value="0.00711389">
                <text:p>0.00711389</text:p>
              </table:table-cell>
              <table:table-cell office:value-type="float" office:value="0.0504557">
                <text:p>0.0504557</text:p>
              </table:table-cell>
              <table:table-cell office:value-type="float" office:value="0.00967625">
                <text:p>0.00967625</text:p>
              </table:table-cell>
              <table:table-cell office:value-type="float" office:value="0.00793814">
                <text:p>0.00793814</text:p>
              </table:table-cell>
              <table:table-cell office:value-type="float" office:value="0.0120779">
                <text:p>0.01207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0.00854765">
                <text:p>0.00854765</text:p>
              </table:table-cell>
              <table:table-cell office:value-type="float" office:value="0.00717311">
                <text:p>0.00717311</text:p>
              </table:table-cell>
              <table:table-cell office:value-type="float" office:value="0.051837">
                <text:p>0.051837</text:p>
              </table:table-cell>
              <table:table-cell office:value-type="float" office:value="0.00931505">
                <text:p>0.00931505</text:p>
              </table:table-cell>
              <table:table-cell office:value-type="float" office:value="0.00836172">
                <text:p>0.00836172</text:p>
              </table:table-cell>
              <table:table-cell office:value-type="float" office:value="0.0115387">
                <text:p>0.01153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0.00672861">
                <text:p>0.00672861</text:p>
              </table:table-cell>
              <table:table-cell office:value-type="float" office:value="0.00711587">
                <text:p>0.00711587</text:p>
              </table:table-cell>
              <table:table-cell office:value-type="float" office:value="0.0545181">
                <text:p>0.0545181</text:p>
              </table:table-cell>
              <table:table-cell office:value-type="float" office:value="0.00959967">
                <text:p>0.00959967</text:p>
              </table:table-cell>
              <table:table-cell office:value-type="float" office:value="0.00804039">
                <text:p>0.00804039</text:p>
              </table:table-cell>
              <table:table-cell office:value-type="float" office:value="0.0115186">
                <text:p>0.0115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0.00694415">
                <text:p>0.00694415</text:p>
              </table:table-cell>
              <table:table-cell office:value-type="float" office:value="0.00694889">
                <text:p>0.00694889</text:p>
              </table:table-cell>
              <table:table-cell office:value-type="float" office:value="0.0498123">
                <text:p>0.0498123</text:p>
              </table:table-cell>
              <table:table-cell office:value-type="float" office:value="0.0096052">
                <text:p>0.0096052</text:p>
              </table:table-cell>
              <table:table-cell office:value-type="float" office:value="0.0087091">
                <text:p>0.0087091</text:p>
              </table:table-cell>
              <table:table-cell office:value-type="float" office:value="0.0117554">
                <text:p>0.01175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0.00656202">
                <text:p>0.00656202</text:p>
              </table:table-cell>
              <table:table-cell office:value-type="float" office:value="0.00707165">
                <text:p>0.00707165</text:p>
              </table:table-cell>
              <table:table-cell office:value-type="float" office:value="0.0497147">
                <text:p>0.0497147</text:p>
              </table:table-cell>
              <table:table-cell office:value-type="float" office:value="0.00935808">
                <text:p>0.00935808</text:p>
              </table:table-cell>
              <table:table-cell office:value-type="float" office:value="0.00803644">
                <text:p>0.00803644</text:p>
              </table:table-cell>
              <table:table-cell office:value-type="float" office:value="0.0114144">
                <text:p>0.0114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0.00644597">
                <text:p>0.00644597</text:p>
              </table:table-cell>
              <table:table-cell office:value-type="float" office:value="0.00722442">
                <text:p>0.00722442</text:p>
              </table:table-cell>
              <table:table-cell office:value-type="float" office:value="0.0496157">
                <text:p>0.0496157</text:p>
              </table:table-cell>
              <table:table-cell office:value-type="float" office:value="0.00959335">
                <text:p>0.00959335</text:p>
              </table:table-cell>
              <table:table-cell office:value-type="float" office:value="0.00807473">
                <text:p>0.00807473</text:p>
              </table:table-cell>
              <table:table-cell office:value-type="float" office:value="0.0117412">
                <text:p>0.0117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0.00646965">
                <text:p>0.00646965</text:p>
              </table:table-cell>
              <table:table-cell office:value-type="float" office:value="0.00717982">
                <text:p>0.00717982</text:p>
              </table:table-cell>
              <table:table-cell office:value-type="float" office:value="0.0538048">
                <text:p>0.0538048</text:p>
              </table:table-cell>
              <table:table-cell office:value-type="float" office:value="0.00936203">
                <text:p>0.00936203</text:p>
              </table:table-cell>
              <table:table-cell office:value-type="float" office:value="0.00877147">
                <text:p>0.00877147</text:p>
              </table:table-cell>
              <table:table-cell office:value-type="float" office:value="0.0119035">
                <text:p>0.01190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0.00632793">
                <text:p>0.00632793</text:p>
              </table:table-cell>
              <table:table-cell office:value-type="float" office:value="0.00713797">
                <text:p>0.00713797</text:p>
              </table:table-cell>
              <table:table-cell office:value-type="float" office:value="0.0498466">
                <text:p>0.0498466</text:p>
              </table:table-cell>
              <table:table-cell office:value-type="float" office:value="0.00944729">
                <text:p>0.00944729</text:p>
              </table:table-cell>
              <table:table-cell office:value-type="float" office:value="0.00848764">
                <text:p>0.00848764</text:p>
              </table:table-cell>
              <table:table-cell office:value-type="float" office:value="0.0116682">
                <text:p>0.0116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0.0064661">
                <text:p>0.0064661</text:p>
              </table:table-cell>
              <table:table-cell office:value-type="float" office:value="0.00695875">
                <text:p>0.00695875</text:p>
              </table:table-cell>
              <table:table-cell office:value-type="float" office:value="0.0532526">
                <text:p>0.0532526</text:p>
              </table:table-cell>
              <table:table-cell office:value-type="float" office:value="0.00946427">
                <text:p>0.00946427</text:p>
              </table:table-cell>
              <table:table-cell office:value-type="float" office:value="0.0081217">
                <text:p>0.0081217</text:p>
              </table:table-cell>
              <table:table-cell office:value-type="float" office:value="0.0115474">
                <text:p>0.01154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0.00634807">
                <text:p>0.00634807</text:p>
              </table:table-cell>
              <table:table-cell office:value-type="float" office:value="0.00692954">
                <text:p>0.00692954</text:p>
              </table:table-cell>
              <table:table-cell office:value-type="float" office:value="0.0521338">
                <text:p>0.0521338</text:p>
              </table:table-cell>
              <table:table-cell office:value-type="float" office:value="0.00940387">
                <text:p>0.00940387</text:p>
              </table:table-cell>
              <table:table-cell office:value-type="float" office:value="0.00855988">
                <text:p>0.00855988</text:p>
              </table:table-cell>
              <table:table-cell office:value-type="float" office:value="0.0115841">
                <text:p>0.01158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0.00673966">
                <text:p>0.00673966</text:p>
              </table:table-cell>
              <table:table-cell office:value-type="float" office:value="0.00708508">
                <text:p>0.00708508</text:p>
              </table:table-cell>
              <table:table-cell office:value-type="float" office:value="0.0530331">
                <text:p>0.0530331</text:p>
              </table:table-cell>
              <table:table-cell office:value-type="float" office:value="0.00955348">
                <text:p>0.00955348</text:p>
              </table:table-cell>
              <table:table-cell office:value-type="float" office:value="0.00797722">
                <text:p>0.00797722</text:p>
              </table:table-cell>
              <table:table-cell office:value-type="float" office:value="0.0114416">
                <text:p>0.01144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0.00658097">
                <text:p>0.00658097</text:p>
              </table:table-cell>
              <table:table-cell office:value-type="float" office:value="0.00725877">
                <text:p>0.00725877</text:p>
              </table:table-cell>
              <table:table-cell office:value-type="float" office:value="0.0492785">
                <text:p>0.0492785</text:p>
              </table:table-cell>
              <table:table-cell office:value-type="float" office:value="0.00945716">
                <text:p>0.00945716</text:p>
              </table:table-cell>
              <table:table-cell office:value-type="float" office:value="0.00838698">
                <text:p>0.00838698</text:p>
              </table:table-cell>
              <table:table-cell office:value-type="float" office:value="0.0119347">
                <text:p>0.0119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0.00641004">
                <text:p>0.00641004</text:p>
              </table:table-cell>
              <table:table-cell office:value-type="float" office:value="0.00693073">
                <text:p>0.00693073</text:p>
              </table:table-cell>
              <table:table-cell office:value-type="float" office:value="0.0497759">
                <text:p>0.0497759</text:p>
              </table:table-cell>
              <table:table-cell office:value-type="float" office:value="0.00937387">
                <text:p>0.00937387</text:p>
              </table:table-cell>
              <table:table-cell office:value-type="float" office:value="0.00804907">
                <text:p>0.00804907</text:p>
              </table:table-cell>
              <table:table-cell office:value-type="float" office:value="0.0116496">
                <text:p>0.01164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0.00641794">
                <text:p>0.00641794</text:p>
              </table:table-cell>
              <table:table-cell office:value-type="float" office:value="0.00707915">
                <text:p>0.00707915</text:p>
              </table:table-cell>
              <table:table-cell office:value-type="float" office:value="0.0528045">
                <text:p>0.0528045</text:p>
              </table:table-cell>
              <table:table-cell office:value-type="float" office:value="0.00942756">
                <text:p>0.00942756</text:p>
              </table:table-cell>
              <table:table-cell office:value-type="float" office:value="0.00825632">
                <text:p>0.00825632</text:p>
              </table:table-cell>
              <table:table-cell office:value-type="float" office:value="0.0117432">
                <text:p>0.01174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0.00685928">
                <text:p>0.00685928</text:p>
              </table:table-cell>
              <table:table-cell office:value-type="float" office:value="0.0070681">
                <text:p>0.0070681</text:p>
              </table:table-cell>
              <table:table-cell office:value-type="float" office:value="0.0571188">
                <text:p>0.0571188</text:p>
              </table:table-cell>
              <table:table-cell office:value-type="float" office:value="0.00973862">
                <text:p>0.00973862</text:p>
              </table:table-cell>
              <table:table-cell office:value-type="float" office:value="0.008717">
                <text:p>0.008717</text:p>
              </table:table-cell>
              <table:table-cell office:value-type="float" office:value="0.0114625">
                <text:p>0.0114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0.00643452">
                <text:p>0.00643452</text:p>
              </table:table-cell>
              <table:table-cell office:value-type="float" office:value="0.00743601">
                <text:p>0.00743601</text:p>
              </table:table-cell>
              <table:table-cell office:value-type="float" office:value="0.0489726">
                <text:p>0.0489726</text:p>
              </table:table-cell>
              <table:table-cell office:value-type="float" office:value="0.00955309">
                <text:p>0.00955309</text:p>
              </table:table-cell>
              <table:table-cell office:value-type="float" office:value="0.00812368">
                <text:p>0.00812368</text:p>
              </table:table-cell>
              <table:table-cell office:value-type="float" office:value="0.0114005">
                <text:p>0.0114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0.00647755">
                <text:p>0.00647755</text:p>
              </table:table-cell>
              <table:table-cell office:value-type="float" office:value="0.00700099">
                <text:p>0.00700099</text:p>
              </table:table-cell>
              <table:table-cell office:value-type="float" office:value="0.0492375">
                <text:p>0.0492375</text:p>
              </table:table-cell>
              <table:table-cell office:value-type="float" office:value="0.00958901">
                <text:p>0.00958901</text:p>
              </table:table-cell>
              <table:table-cell office:value-type="float" office:value="0.0079863">
                <text:p>0.0079863</text:p>
              </table:table-cell>
              <table:table-cell office:value-type="float" office:value="0.0119043">
                <text:p>0.01190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0.00707994">
                <text:p>0.00707994</text:p>
              </table:table-cell>
              <table:table-cell office:value-type="float" office:value="0.00744904">
                <text:p>0.00744904</text:p>
              </table:table-cell>
              <table:table-cell office:value-type="float" office:value="0.0505426">
                <text:p>0.0505426</text:p>
              </table:table-cell>
              <table:table-cell office:value-type="float" office:value="0.00951361">
                <text:p>0.00951361</text:p>
              </table:table-cell>
              <table:table-cell office:value-type="float" office:value="0.00797249">
                <text:p>0.00797249</text:p>
              </table:table-cell>
              <table:table-cell office:value-type="float" office:value="0.0120768">
                <text:p>0.0120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0.0080471">
                <text:p>0.0080471</text:p>
              </table:table-cell>
              <table:table-cell office:value-type="float" office:value="0.00706968">
                <text:p>0.00706968</text:p>
              </table:table-cell>
              <table:table-cell office:value-type="float" office:value="0.0533106">
                <text:p>0.0533106</text:p>
              </table:table-cell>
              <table:table-cell office:value-type="float" office:value="0.00958151">
                <text:p>0.00958151</text:p>
              </table:table-cell>
              <table:table-cell office:value-type="float" office:value="0.00835382">
                <text:p>0.00835382</text:p>
              </table:table-cell>
              <table:table-cell office:value-type="float" office:value="0.0125659">
                <text:p>0.0125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0.00689875">
                <text:p>0.00689875</text:p>
              </table:table-cell>
              <table:table-cell office:value-type="float" office:value="0.00697257">
                <text:p>0.00697257</text:p>
              </table:table-cell>
              <table:table-cell office:value-type="float" office:value="0.0513475">
                <text:p>0.0513475</text:p>
              </table:table-cell>
              <table:table-cell office:value-type="float" office:value="0.00948953">
                <text:p>0.00948953</text:p>
              </table:table-cell>
              <table:table-cell office:value-type="float" office:value="0.00791801">
                <text:p>0.00791801</text:p>
              </table:table-cell>
              <table:table-cell office:value-type="float" office:value="0.01144">
                <text:p>0.011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0.00674519">
                <text:p>0.00674519</text:p>
              </table:table-cell>
              <table:table-cell office:value-type="float" office:value="0.00754062">
                <text:p>0.00754062</text:p>
              </table:table-cell>
              <table:table-cell office:value-type="float" office:value="0.0496038">
                <text:p>0.0496038</text:p>
              </table:table-cell>
              <table:table-cell office:value-type="float" office:value="0.00976231">
                <text:p>0.00976231</text:p>
              </table:table-cell>
              <table:table-cell office:value-type="float" office:value="0.00806012">
                <text:p>0.00806012</text:p>
              </table:table-cell>
              <table:table-cell office:value-type="float" office:value="0.0116844">
                <text:p>0.01168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0.00857844">
                <text:p>0.00857844</text:p>
              </table:table-cell>
              <table:table-cell office:value-type="float" office:value="0.0071885">
                <text:p>0.0071885</text:p>
              </table:table-cell>
              <table:table-cell office:value-type="float" office:value="0.0496662">
                <text:p>0.0496662</text:p>
              </table:table-cell>
              <table:table-cell office:value-type="float" office:value="0.00936203">
                <text:p>0.00936203</text:p>
              </table:table-cell>
              <table:table-cell office:value-type="float" office:value="0.00804473">
                <text:p>0.00804473</text:p>
              </table:table-cell>
              <table:table-cell office:value-type="float" office:value="0.0118853">
                <text:p>0.01188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0.013955">
                <text:p>0.013955</text:p>
              </table:table-cell>
              <table:table-cell office:value-type="float" office:value="0.00698955">
                <text:p>0.00698955</text:p>
              </table:table-cell>
              <table:table-cell office:value-type="float" office:value="0.0570347">
                <text:p>0.0570347</text:p>
              </table:table-cell>
              <table:table-cell office:value-type="float" office:value="0.00940624">
                <text:p>0.00940624</text:p>
              </table:table-cell>
              <table:table-cell office:value-type="float" office:value="0.00835422">
                <text:p>0.00835422</text:p>
              </table:table-cell>
              <table:table-cell office:value-type="float" office:value="0.0116946">
                <text:p>0.01169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0.00685217">
                <text:p>0.00685217</text:p>
              </table:table-cell>
              <table:table-cell office:value-type="float" office:value="0.00699586">
                <text:p>0.00699586</text:p>
              </table:table-cell>
              <table:table-cell office:value-type="float" office:value="0.0502177">
                <text:p>0.0502177</text:p>
              </table:table-cell>
              <table:table-cell office:value-type="float" office:value="0.00955348">
                <text:p>0.00955348</text:p>
              </table:table-cell>
              <table:table-cell office:value-type="float" office:value="0.0079567">
                <text:p>0.0079567</text:p>
              </table:table-cell>
              <table:table-cell office:value-type="float" office:value="0.0117416">
                <text:p>0.01174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0.0126353">
                <text:p>0.0126353</text:p>
              </table:table-cell>
              <table:table-cell office:value-type="float" office:value="0.00738035">
                <text:p>0.00738035</text:p>
              </table:table-cell>
              <table:table-cell office:value-type="float" office:value="0.0522507">
                <text:p>0.0522507</text:p>
              </table:table-cell>
              <table:table-cell office:value-type="float" office:value="0.00980257">
                <text:p>0.00980257</text:p>
              </table:table-cell>
              <table:table-cell office:value-type="float" office:value="0.00818802">
                <text:p>0.00818802</text:p>
              </table:table-cell>
              <table:table-cell office:value-type="float" office:value="0.0114467">
                <text:p>0.01144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0.0129788">
                <text:p>0.0129788</text:p>
              </table:table-cell>
              <table:table-cell office:value-type="float" office:value="0.00695165">
                <text:p>0.00695165</text:p>
              </table:table-cell>
              <table:table-cell office:value-type="float" office:value="0.0492592">
                <text:p>0.0492592</text:p>
              </table:table-cell>
              <table:table-cell office:value-type="float" office:value="0.00930874">
                <text:p>0.00930874</text:p>
              </table:table-cell>
              <table:table-cell office:value-type="float" office:value="0.00806525">
                <text:p>0.00806525</text:p>
              </table:table-cell>
              <table:table-cell office:value-type="float" office:value="0.0116398">
                <text:p>0.01163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0.0118754">
                <text:p>0.0118754</text:p>
              </table:table-cell>
              <table:table-cell office:value-type="float" office:value="0.00722442">
                <text:p>0.00722442</text:p>
              </table:table-cell>
              <table:table-cell office:value-type="float" office:value="0.0543709">
                <text:p>0.0543709</text:p>
              </table:table-cell>
              <table:table-cell office:value-type="float" office:value="0.00955822">
                <text:p>0.00955822</text:p>
              </table:table-cell>
              <table:table-cell office:value-type="float" office:value="0.00833093">
                <text:p>0.00833093</text:p>
              </table:table-cell>
              <table:table-cell office:value-type="float" office:value="0.011468">
                <text:p>0.0114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0.00909201">
                <text:p>0.00909201</text:p>
              </table:table-cell>
              <table:table-cell office:value-type="float" office:value="0.00729627">
                <text:p>0.00729627</text:p>
              </table:table-cell>
              <table:table-cell office:value-type="float" office:value="0.0505015">
                <text:p>0.0505015</text:p>
              </table:table-cell>
              <table:table-cell office:value-type="float" office:value="0.00938137">
                <text:p>0.00938137</text:p>
              </table:table-cell>
              <table:table-cell office:value-type="float" office:value="0.00794051">
                <text:p>0.00794051</text:p>
              </table:table-cell>
              <table:table-cell office:value-type="float" office:value="0.0116599">
                <text:p>0.01165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0.00687428">
                <text:p>0.00687428</text:p>
              </table:table-cell>
              <table:table-cell office:value-type="float" office:value="0.00711784">
                <text:p>0.00711784</text:p>
              </table:table-cell>
              <table:table-cell office:value-type="float" office:value="0.0510581">
                <text:p>0.0510581</text:p>
              </table:table-cell>
              <table:table-cell office:value-type="float" office:value="0.00962454">
                <text:p>0.00962454</text:p>
              </table:table-cell>
              <table:table-cell office:value-type="float" office:value="0.00801828">
                <text:p>0.00801828</text:p>
              </table:table-cell>
              <table:table-cell office:value-type="float" office:value="0.0116382">
                <text:p>0.0116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0.00951677">
                <text:p>0.00951677</text:p>
              </table:table-cell>
              <table:table-cell office:value-type="float" office:value="0.00715613">
                <text:p>0.00715613</text:p>
              </table:table-cell>
              <table:table-cell office:value-type="float" office:value="0.0521204">
                <text:p>0.0521204</text:p>
              </table:table-cell>
              <table:table-cell office:value-type="float" office:value="0.00992929">
                <text:p>0.00992929</text:p>
              </table:table-cell>
              <table:table-cell office:value-type="float" office:value="0.00876239">
                <text:p>0.00876239</text:p>
              </table:table-cell>
              <table:table-cell office:value-type="float" office:value="0.0116706">
                <text:p>0.01167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0.00916662">
                <text:p>0.00916662</text:p>
              </table:table-cell>
              <table:table-cell office:value-type="float" office:value="0.00719561">
                <text:p>0.00719561</text:p>
              </table:table-cell>
              <table:table-cell office:value-type="float" office:value="0.0542434">
                <text:p>0.0542434</text:p>
              </table:table-cell>
              <table:table-cell office:value-type="float" office:value="0.00965494">
                <text:p>0.00965494</text:p>
              </table:table-cell>
              <table:table-cell office:value-type="float" office:value="0.00809644">
                <text:p>0.00809644</text:p>
              </table:table-cell>
              <table:table-cell office:value-type="float" office:value="0.011562">
                <text:p>0.0115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0.00758365">
                <text:p>0.00758365</text:p>
              </table:table-cell>
              <table:table-cell office:value-type="float" office:value="0.00713284">
                <text:p>0.00713284</text:p>
              </table:table-cell>
              <table:table-cell office:value-type="float" office:value="0.049804">
                <text:p>0.049804</text:p>
              </table:table-cell>
              <table:table-cell office:value-type="float" office:value="0.00965573">
                <text:p>0.00965573</text:p>
              </table:table-cell>
              <table:table-cell office:value-type="float" office:value="0.00851093">
                <text:p>0.00851093</text:p>
              </table:table-cell>
              <table:table-cell office:value-type="float" office:value="0.0116102">
                <text:p>0.01161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0.00669308">
                <text:p>0.00669308</text:p>
              </table:table-cell>
              <table:table-cell office:value-type="float" office:value="0.0069856">
                <text:p>0.0069856</text:p>
              </table:table-cell>
              <table:table-cell office:value-type="float" office:value="0.0502686">
                <text:p>0.0502686</text:p>
              </table:table-cell>
              <table:table-cell office:value-type="float" office:value="0.00930874">
                <text:p>0.00930874</text:p>
              </table:table-cell>
              <table:table-cell office:value-type="float" office:value="0.00803683">
                <text:p>0.00803683</text:p>
              </table:table-cell>
              <table:table-cell office:value-type="float" office:value="0.0117712">
                <text:p>0.01177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0.00683204">
                <text:p>0.00683204</text:p>
              </table:table-cell>
              <table:table-cell office:value-type="float" office:value="0.00706494">
                <text:p>0.00706494</text:p>
              </table:table-cell>
              <table:table-cell office:value-type="float" office:value="0.0497116">
                <text:p>0.0497116</text:p>
              </table:table-cell>
              <table:table-cell office:value-type="float" office:value="0.0100438">
                <text:p>0.0100438</text:p>
              </table:table-cell>
              <table:table-cell office:value-type="float" office:value="0.0080767">
                <text:p>0.0080767</text:p>
              </table:table-cell>
              <table:table-cell office:value-type="float" office:value="0.011791">
                <text:p>0.0117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0.00694139">
                <text:p>0.00694139</text:p>
              </table:table-cell>
              <table:table-cell office:value-type="float" office:value="0.00716876">
                <text:p>0.00716876</text:p>
              </table:table-cell>
              <table:table-cell office:value-type="float" office:value="0.0549354">
                <text:p>0.0549354</text:p>
              </table:table-cell>
              <table:table-cell office:value-type="float" office:value="0.00951164">
                <text:p>0.00951164</text:p>
              </table:table-cell>
              <table:table-cell office:value-type="float" office:value="0.00818289">
                <text:p>0.00818289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0.00670808">
                <text:p>0.00670808</text:p>
              </table:table-cell>
              <table:table-cell office:value-type="float" office:value="0.00740049">
                <text:p>0.00740049</text:p>
              </table:table-cell>
              <table:table-cell office:value-type="float" office:value="0.0574109">
                <text:p>0.0574109</text:p>
              </table:table-cell>
              <table:table-cell office:value-type="float" office:value="0.00961033">
                <text:p>0.00961033</text:p>
              </table:table-cell>
              <table:table-cell office:value-type="float" office:value="0.00841817">
                <text:p>0.00841817</text:p>
              </table:table-cell>
              <table:table-cell office:value-type="float" office:value="0.0119931">
                <text:p>0.0119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0.00967625">
                <text:p>0.00967625</text:p>
              </table:table-cell>
              <table:table-cell office:value-type="float" office:value="0.00701244">
                <text:p>0.00701244</text:p>
              </table:table-cell>
              <table:table-cell office:value-type="float" office:value="0.0519964">
                <text:p>0.0519964</text:p>
              </table:table-cell>
              <table:table-cell office:value-type="float" office:value="0.00956888">
                <text:p>0.00956888</text:p>
              </table:table-cell>
              <table:table-cell office:value-type="float" office:value="0.00845606">
                <text:p>0.00845606</text:p>
              </table:table-cell>
              <table:table-cell office:value-type="float" office:value="0.0120894">
                <text:p>0.01208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0.00884292">
                <text:p>0.00884292</text:p>
              </table:table-cell>
              <table:table-cell office:value-type="float" office:value="0.00699744">
                <text:p>0.00699744</text:p>
              </table:table-cell>
              <table:table-cell office:value-type="float" office:value="0.0512421">
                <text:p>0.0512421</text:p>
              </table:table-cell>
              <table:table-cell office:value-type="float" office:value="0.00958822">
                <text:p>0.00958822</text:p>
              </table:table-cell>
              <table:table-cell office:value-type="float" office:value="0.00826184">
                <text:p>0.00826184</text:p>
              </table:table-cell>
              <table:table-cell office:value-type="float" office:value="0.0115056">
                <text:p>0.01150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0.00749207">
                <text:p>0.00749207</text:p>
              </table:table-cell>
              <table:table-cell office:value-type="float" office:value="0.00725916">
                <text:p>0.00725916</text:p>
              </table:table-cell>
              <table:table-cell office:value-type="float" office:value="0.0549026">
                <text:p>0.0549026</text:p>
              </table:table-cell>
              <table:table-cell office:value-type="float" office:value="0.00940979">
                <text:p>0.00940979</text:p>
              </table:table-cell>
              <table:table-cell office:value-type="float" office:value="0.00807986">
                <text:p>0.00807986</text:p>
              </table:table-cell>
              <table:table-cell office:value-type="float" office:value="0.0114357">
                <text:p>0.01143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0.00672506">
                <text:p>0.00672506</text:p>
              </table:table-cell>
              <table:table-cell office:value-type="float" office:value="0.00712968">
                <text:p>0.00712968</text:p>
              </table:table-cell>
              <table:table-cell office:value-type="float" office:value="0.0506772">
                <text:p>0.0506772</text:p>
              </table:table-cell>
              <table:table-cell office:value-type="float" office:value="0.00974376">
                <text:p>0.00974376</text:p>
              </table:table-cell>
              <table:table-cell office:value-type="float" office:value="0.0080242">
                <text:p>0.0080242</text:p>
              </table:table-cell>
              <table:table-cell office:value-type="float" office:value="0.0115158">
                <text:p>0.0115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0.00683006">
                <text:p>0.00683006</text:p>
              </table:table-cell>
              <table:table-cell office:value-type="float" office:value="0.00714468">
                <text:p>0.00714468</text:p>
              </table:table-cell>
              <table:table-cell office:value-type="float" office:value="0.0516455">
                <text:p>0.0516455</text:p>
              </table:table-cell>
              <table:table-cell office:value-type="float" office:value="0.00968415">
                <text:p>0.00968415</text:p>
              </table:table-cell>
              <table:table-cell office:value-type="float" office:value="0.0080546">
                <text:p>0.0080546</text:p>
              </table:table-cell>
              <table:table-cell office:value-type="float" office:value="0.0114795">
                <text:p>0.01147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0.00965573">
                <text:p>0.00965573</text:p>
              </table:table-cell>
              <table:table-cell office:value-type="float" office:value="0.00696468">
                <text:p>0.00696468</text:p>
              </table:table-cell>
              <table:table-cell office:value-type="float" office:value="0.0529146">
                <text:p>0.0529146</text:p>
              </table:table-cell>
              <table:table-cell office:value-type="float" office:value="0.00938058">
                <text:p>0.00938058</text:p>
              </table:table-cell>
              <table:table-cell office:value-type="float" office:value="0.00807039">
                <text:p>0.00807039</text:p>
              </table:table-cell>
              <table:table-cell office:value-type="float" office:value="0.0122055">
                <text:p>0.0122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0.0085966">
                <text:p>0.0085966</text:p>
              </table:table-cell>
              <table:table-cell office:value-type="float" office:value="0.00696665">
                <text:p>0.00696665</text:p>
              </table:table-cell>
              <table:table-cell office:value-type="float" office:value="0.0548853">
                <text:p>0.0548853</text:p>
              </table:table-cell>
              <table:table-cell office:value-type="float" office:value="0.00969599">
                <text:p>0.00969599</text:p>
              </table:table-cell>
              <table:table-cell office:value-type="float" office:value="0.00794564">
                <text:p>0.00794564</text:p>
              </table:table-cell>
              <table:table-cell office:value-type="float" office:value="0.0119347">
                <text:p>0.0119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0.00679019">
                <text:p>0.00679019</text:p>
              </table:table-cell>
              <table:table-cell office:value-type="float" office:value="0.00724851">
                <text:p>0.00724851</text:p>
              </table:table-cell>
              <table:table-cell office:value-type="float" office:value="0.0497436">
                <text:p>0.0497436</text:p>
              </table:table-cell>
              <table:table-cell office:value-type="float" office:value="0.00947611">
                <text:p>0.00947611</text:p>
              </table:table-cell>
              <table:table-cell office:value-type="float" office:value="0.00800091">
                <text:p>0.00800091</text:p>
              </table:table-cell>
              <table:table-cell office:value-type="float" office:value="0.0116082">
                <text:p>0.01160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0.00801078">
                <text:p>0.00801078</text:p>
              </table:table-cell>
              <table:table-cell office:value-type="float" office:value="0.00700139">
                <text:p>0.00700139</text:p>
              </table:table-cell>
              <table:table-cell office:value-type="float" office:value="0.0504123">
                <text:p>0.0504123</text:p>
              </table:table-cell>
              <table:table-cell office:value-type="float" office:value="0.00975955">
                <text:p>0.00975955</text:p>
              </table:table-cell>
              <table:table-cell office:value-type="float" office:value="0.00803407">
                <text:p>0.00803407</text:p>
              </table:table-cell>
              <table:table-cell office:value-type="float" office:value="0.0117274">
                <text:p>0.01172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0.00871858">
                <text:p>0.00871858</text:p>
              </table:table-cell>
              <table:table-cell office:value-type="float" office:value="0.00702784">
                <text:p>0.00702784</text:p>
              </table:table-cell>
              <table:table-cell office:value-type="float" office:value="0.0491637">
                <text:p>0.0491637</text:p>
              </table:table-cell>
              <table:table-cell office:value-type="float" office:value="0.0101756">
                <text:p>0.0101756</text:p>
              </table:table-cell>
              <table:table-cell office:value-type="float" office:value="0.00866489">
                <text:p>0.00866489</text:p>
              </table:table-cell>
              <table:table-cell office:value-type="float" office:value="0.0117483">
                <text:p>0.01174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0.0072414">
                <text:p>0.0072414</text:p>
              </table:table-cell>
              <table:table-cell office:value-type="float" office:value="0.00707876">
                <text:p>0.00707876</text:p>
              </table:table-cell>
              <table:table-cell office:value-type="float" office:value="0.0581404">
                <text:p>0.0581404</text:p>
              </table:table-cell>
              <table:table-cell office:value-type="float" office:value="0.0094773">
                <text:p>0.0094773</text:p>
              </table:table-cell>
              <table:table-cell office:value-type="float" office:value="0.0088824">
                <text:p>0.0088824</text:p>
              </table:table-cell>
              <table:table-cell office:value-type="float" office:value="0.0114223">
                <text:p>0.01142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0.00669032">
                <text:p>0.00669032</text:p>
              </table:table-cell>
              <table:table-cell office:value-type="float" office:value="0.00708034">
                <text:p>0.00708034</text:p>
              </table:table-cell>
              <table:table-cell office:value-type="float" office:value="0.0504427">
                <text:p>0.0504427</text:p>
              </table:table-cell>
              <table:table-cell office:value-type="float" office:value="0.0096273">
                <text:p>0.0096273</text:p>
              </table:table-cell>
              <table:table-cell office:value-type="float" office:value="0.00808815">
                <text:p>0.00808815</text:p>
              </table:table-cell>
              <table:table-cell office:value-type="float" office:value="0.0122903">
                <text:p>0.01229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0.00647123">
                <text:p>0.00647123</text:p>
              </table:table-cell>
              <table:table-cell office:value-type="float" office:value="0.00742417">
                <text:p>0.00742417</text:p>
              </table:table-cell>
              <table:table-cell office:value-type="float" office:value="0.0496204">
                <text:p>0.0496204</text:p>
              </table:table-cell>
              <table:table-cell office:value-type="float" office:value="0.00956691">
                <text:p>0.00956691</text:p>
              </table:table-cell>
              <table:table-cell office:value-type="float" office:value="0.00818921">
                <text:p>0.00818921</text:p>
              </table:table-cell>
              <table:table-cell office:value-type="float" office:value="0.0115277">
                <text:p>0.0115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0.00953769">
                <text:p>0.00953769</text:p>
              </table:table-cell>
              <table:table-cell office:value-type="float" office:value="0.00713521">
                <text:p>0.00713521</text:p>
              </table:table-cell>
              <table:table-cell office:value-type="float" office:value="0.0504786">
                <text:p>0.0504786</text:p>
              </table:table-cell>
              <table:table-cell office:value-type="float" office:value="0.00947966">
                <text:p>0.00947966</text:p>
              </table:table-cell>
              <table:table-cell office:value-type="float" office:value="0.00802894">
                <text:p>0.00802894</text:p>
              </table:table-cell>
              <table:table-cell office:value-type="float" office:value="0.0115663">
                <text:p>0.0115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0.00661176">
                <text:p>0.00661176</text:p>
              </table:table-cell>
              <table:table-cell office:value-type="float" office:value="0.00699902">
                <text:p>0.00699902</text:p>
              </table:table-cell>
              <table:table-cell office:value-type="float" office:value="0.0537093">
                <text:p>0.0537093</text:p>
              </table:table-cell>
              <table:table-cell office:value-type="float" office:value="0.00968928">
                <text:p>0.00968928</text:p>
              </table:table-cell>
              <table:table-cell office:value-type="float" office:value="0.00839132">
                <text:p>0.00839132</text:p>
              </table:table-cell>
              <table:table-cell office:value-type="float" office:value="0.0114925">
                <text:p>0.01149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0.0064582">
                <text:p>0.0064582</text:p>
              </table:table-cell>
              <table:table-cell office:value-type="float" office:value="0.00701402">
                <text:p>0.00701402</text:p>
              </table:table-cell>
              <table:table-cell office:value-type="float" office:value="0.0507755">
                <text:p>0.0507755</text:p>
              </table:table-cell>
              <table:table-cell office:value-type="float" office:value="0.00956612">
                <text:p>0.00956612</text:p>
              </table:table-cell>
              <table:table-cell office:value-type="float" office:value="0.00795946">
                <text:p>0.00795946</text:p>
              </table:table-cell>
              <table:table-cell office:value-type="float" office:value="0.0114452">
                <text:p>0.01144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0.00643807">
                <text:p>0.00643807</text:p>
              </table:table-cell>
              <table:table-cell office:value-type="float" office:value="0.00696586">
                <text:p>0.00696586</text:p>
              </table:table-cell>
              <table:table-cell office:value-type="float" office:value="0.0505757">
                <text:p>0.0505757</text:p>
              </table:table-cell>
              <table:table-cell office:value-type="float" office:value="0.00983968">
                <text:p>0.00983968</text:p>
              </table:table-cell>
              <table:table-cell office:value-type="float" office:value="0.00829105">
                <text:p>0.00829105</text:p>
              </table:table-cell>
              <table:table-cell office:value-type="float" office:value="0.0117239">
                <text:p>0.01172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0.00640689">
                <text:p>0.00640689</text:p>
              </table:table-cell>
              <table:table-cell office:value-type="float" office:value="0.00698836">
                <text:p>0.00698836</text:p>
              </table:table-cell>
              <table:table-cell office:value-type="float" office:value="0.0492403">
                <text:p>0.0492403</text:p>
              </table:table-cell>
              <table:table-cell office:value-type="float" office:value="0.00950967">
                <text:p>0.00950967</text:p>
              </table:table-cell>
              <table:table-cell office:value-type="float" office:value="0.00833843">
                <text:p>0.00833843</text:p>
              </table:table-cell>
              <table:table-cell office:value-type="float" office:value="0.0126124">
                <text:p>0.01261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0.00651347">
                <text:p>0.00651347</text:p>
              </table:table-cell>
              <table:table-cell office:value-type="float" office:value="0.00703257">
                <text:p>0.00703257</text:p>
              </table:table-cell>
              <table:table-cell office:value-type="float" office:value="0.0560952">
                <text:p>0.0560952</text:p>
              </table:table-cell>
              <table:table-cell office:value-type="float" office:value="0.00942598">
                <text:p>0.00942598</text:p>
              </table:table-cell>
              <table:table-cell office:value-type="float" office:value="0.00861752">
                <text:p>0.00861752</text:p>
              </table:table-cell>
              <table:table-cell office:value-type="float" office:value="0.0115727">
                <text:p>0.01157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0.00637728">
                <text:p>0.00637728</text:p>
              </table:table-cell>
              <table:table-cell office:value-type="float" office:value="0.0070306">
                <text:p>0.0070306</text:p>
              </table:table-cell>
              <table:table-cell office:value-type="float" office:value="0.0499706">
                <text:p>0.0499706</text:p>
              </table:table-cell>
              <table:table-cell office:value-type="float" office:value="0.00941335">
                <text:p>0.00941335</text:p>
              </table:table-cell>
              <table:table-cell office:value-type="float" office:value="0.00795512">
                <text:p>0.00795512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0.00643018">
                <text:p>0.00643018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504802">
                <text:p>0.0504802</text:p>
              </table:table-cell>
              <table:table-cell office:value-type="float" office:value="0.00945322">
                <text:p>0.00945322</text:p>
              </table:table-cell>
              <table:table-cell office:value-type="float" office:value="0.0082504">
                <text:p>0.0082504</text:p>
              </table:table-cell>
              <table:table-cell office:value-type="float" office:value="0.0116796">
                <text:p>0.01167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0.0063307">
                <text:p>0.0063307</text:p>
              </table:table-cell>
              <table:table-cell office:value-type="float" office:value="0.00701284">
                <text:p>0.00701284</text:p>
              </table:table-cell>
              <table:table-cell office:value-type="float" office:value="0.0499946">
                <text:p>0.0499946</text:p>
              </table:table-cell>
              <table:table-cell office:value-type="float" office:value="0.0102258">
                <text:p>0.0102258</text:p>
              </table:table-cell>
              <table:table-cell office:value-type="float" office:value="0.00799104">
                <text:p>0.00799104</text:p>
              </table:table-cell>
              <table:table-cell office:value-type="float" office:value="0.0115403">
                <text:p>0.01154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0.00633149">
                <text:p>0.00633149</text:p>
              </table:table-cell>
              <table:table-cell office:value-type="float" office:value="0.00714982">
                <text:p>0.00714982</text:p>
              </table:table-cell>
              <table:table-cell office:value-type="float" office:value="0.0534215">
                <text:p>0.0534215</text:p>
              </table:table-cell>
              <table:table-cell office:value-type="float" office:value="0.00951677">
                <text:p>0.00951677</text:p>
              </table:table-cell>
              <table:table-cell office:value-type="float" office:value="0.00814144">
                <text:p>0.00814144</text:p>
              </table:table-cell>
              <table:table-cell office:value-type="float" office:value="0.0114483">
                <text:p>0.0114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0.00640728">
                <text:p>0.00640728</text:p>
              </table:table-cell>
              <table:table-cell office:value-type="float" office:value="0.00707205">
                <text:p>0.00707205</text:p>
              </table:table-cell>
              <table:table-cell office:value-type="float" office:value="0.0538956">
                <text:p>0.0538956</text:p>
              </table:table-cell>
              <table:table-cell office:value-type="float" office:value="0.00984679">
                <text:p>0.00984679</text:p>
              </table:table-cell>
              <table:table-cell office:value-type="float" office:value="0.00834672">
                <text:p>0.00834672</text:p>
              </table:table-cell>
              <table:table-cell office:value-type="float" office:value="0.0123515">
                <text:p>0.01235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0.00633267">
                <text:p>0.00633267</text:p>
              </table:table-cell>
              <table:table-cell office:value-type="float" office:value="0.0069252">
                <text:p>0.0069252</text:p>
              </table:table-cell>
              <table:table-cell office:value-type="float" office:value="0.0491897">
                <text:p>0.0491897</text:p>
              </table:table-cell>
              <table:table-cell office:value-type="float" office:value="0.00973231">
                <text:p>0.00973231</text:p>
              </table:table-cell>
              <table:table-cell office:value-type="float" office:value="0.00814184">
                <text:p>0.00814184</text:p>
              </table:table-cell>
              <table:table-cell office:value-type="float" office:value="0.0114728">
                <text:p>0.0114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0.00637688">
                <text:p>0.00637688</text:p>
              </table:table-cell>
              <table:table-cell office:value-type="float" office:value="0.00729627">
                <text:p>0.00729627</text:p>
              </table:table-cell>
              <table:table-cell office:value-type="float" office:value="0.0494657">
                <text:p>0.0494657</text:p>
              </table:table-cell>
              <table:table-cell office:value-type="float" office:value="0.00970428">
                <text:p>0.00970428</text:p>
              </table:table-cell>
              <table:table-cell office:value-type="float" office:value="0.00835382">
                <text:p>0.00835382</text:p>
              </table:table-cell>
              <table:table-cell office:value-type="float" office:value="0.0115837">
                <text:p>0.01158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0.00634372">
                <text:p>0.00634372</text:p>
              </table:table-cell>
              <table:table-cell office:value-type="float" office:value="0.00710876">
                <text:p>0.00710876</text:p>
              </table:table-cell>
              <table:table-cell office:value-type="float" office:value="0.054828">
                <text:p>0.054828</text:p>
              </table:table-cell>
              <table:table-cell office:value-type="float" office:value="0.00932532">
                <text:p>0.00932532</text:p>
              </table:table-cell>
              <table:table-cell office:value-type="float" office:value="0.00804078">
                <text:p>0.00804078</text:p>
              </table:table-cell>
              <table:table-cell office:value-type="float" office:value="0.0114673">
                <text:p>0.01146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0.00649176">
                <text:p>0.00649176</text:p>
              </table:table-cell>
              <table:table-cell office:value-type="float" office:value="0.00700376">
                <text:p>0.00700376</text:p>
              </table:table-cell>
              <table:table-cell office:value-type="float" office:value="0.0492099">
                <text:p>0.0492099</text:p>
              </table:table-cell>
              <table:table-cell office:value-type="float" office:value="0.00988587">
                <text:p>0.00988587</text:p>
              </table:table-cell>
              <table:table-cell office:value-type="float" office:value="0.0086116">
                <text:p>0.0086116</text:p>
              </table:table-cell>
              <table:table-cell office:value-type="float" office:value="0.0114452">
                <text:p>0.0114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71589">
                <text:p>0.0071589</text:p>
              </table:table-cell>
              <table:table-cell office:value-type="float" office:value="0.0502599">
                <text:p>0.0502599</text:p>
              </table:table-cell>
              <table:table-cell office:value-type="float" office:value="0.00962059">
                <text:p>0.00962059</text:p>
              </table:table-cell>
              <table:table-cell office:value-type="float" office:value="0.00815131">
                <text:p>0.00815131</text:p>
              </table:table-cell>
              <table:table-cell office:value-type="float" office:value="0.0115711">
                <text:p>0.01157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0.0065265">
                <text:p>0.0065265</text:p>
              </table:table-cell>
              <table:table-cell office:value-type="float" office:value="0.0069777">
                <text:p>0.0069777</text:p>
              </table:table-cell>
              <table:table-cell office:value-type="float" office:value="0.0509886">
                <text:p>0.0509886</text:p>
              </table:table-cell>
              <table:table-cell office:value-type="float" office:value="0.00997271">
                <text:p>0.00997271</text:p>
              </table:table-cell>
              <table:table-cell office:value-type="float" office:value="0.00849199">
                <text:p>0.00849199</text:p>
              </table:table-cell>
              <table:table-cell office:value-type="float" office:value="0.0114483">
                <text:p>0.01144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0.00676848">
                <text:p>0.00676848</text:p>
              </table:table-cell>
              <table:table-cell office:value-type="float" office:value="0.00710955">
                <text:p>0.00710955</text:p>
              </table:table-cell>
              <table:table-cell office:value-type="float" office:value="0.0565618">
                <text:p>0.0565618</text:p>
              </table:table-cell>
              <table:table-cell office:value-type="float" office:value="0.00940308">
                <text:p>0.00940308</text:p>
              </table:table-cell>
              <table:table-cell office:value-type="float" office:value="0.00813868">
                <text:p>0.00813868</text:p>
              </table:table-cell>
              <table:table-cell office:value-type="float" office:value="0.0118312">
                <text:p>0.01183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0.00650676">
                <text:p>0.00650676</text:p>
              </table:table-cell>
              <table:table-cell office:value-type="float" office:value="0.00699428">
                <text:p>0.00699428</text:p>
              </table:table-cell>
              <table:table-cell office:value-type="float" office:value="0.0521591">
                <text:p>0.0521591</text:p>
              </table:table-cell>
              <table:table-cell office:value-type="float" office:value="0.00946387">
                <text:p>0.00946387</text:p>
              </table:table-cell>
              <table:table-cell office:value-type="float" office:value="0.00817894">
                <text:p>0.00817894</text:p>
              </table:table-cell>
              <table:table-cell office:value-type="float" office:value="0.0114728">
                <text:p>0.01147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0.00876239">
                <text:p>0.00876239</text:p>
              </table:table-cell>
              <table:table-cell office:value-type="float" office:value="0.00714942">
                <text:p>0.00714942</text:p>
              </table:table-cell>
              <table:table-cell office:value-type="float" office:value="0.0504549">
                <text:p>0.0504549</text:p>
              </table:table-cell>
              <table:table-cell office:value-type="float" office:value="0.00951006">
                <text:p>0.00951006</text:p>
              </table:table-cell>
              <table:table-cell office:value-type="float" office:value="0.00849791">
                <text:p>0.00849791</text:p>
              </table:table-cell>
              <table:table-cell office:value-type="float" office:value="0.0118214">
                <text:p>0.01182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0.0097856">
                <text:p>0.0097856</text:p>
              </table:table-cell>
              <table:table-cell office:value-type="float" office:value="0.00710284">
                <text:p>0.00710284</text:p>
              </table:table-cell>
              <table:table-cell office:value-type="float" office:value="0.0522092">
                <text:p>0.0522092</text:p>
              </table:table-cell>
              <table:table-cell office:value-type="float" office:value="0.00957164">
                <text:p>0.00957164</text:p>
              </table:table-cell>
              <table:table-cell office:value-type="float" office:value="0.00810434">
                <text:p>0.00810434</text:p>
              </table:table-cell>
              <table:table-cell office:value-type="float" office:value="0.0116761">
                <text:p>0.01167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0.00657663">
                <text:p>0.00657663</text:p>
              </table:table-cell>
              <table:table-cell office:value-type="float" office:value="0.00712179">
                <text:p>0.00712179</text:p>
              </table:table-cell>
              <table:table-cell office:value-type="float" office:value="0.0554111">
                <text:p>0.0554111</text:p>
              </table:table-cell>
              <table:table-cell office:value-type="float" office:value="0.00930439">
                <text:p>0.00930439</text:p>
              </table:table-cell>
              <table:table-cell office:value-type="float" office:value="0.00805144">
                <text:p>0.00805144</text:p>
              </table:table-cell>
              <table:table-cell office:value-type="float" office:value="0.01195">
                <text:p>0.01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0.0064511">
                <text:p>0.0064511</text:p>
              </table:table-cell>
              <table:table-cell office:value-type="float" office:value="0.00696112">
                <text:p>0.00696112</text:p>
              </table:table-cell>
              <table:table-cell office:value-type="float" office:value="0.0508891">
                <text:p>0.0508891</text:p>
              </table:table-cell>
              <table:table-cell office:value-type="float" office:value="0.0098306">
                <text:p>0.0098306</text:p>
              </table:table-cell>
              <table:table-cell office:value-type="float" office:value="0.00796143">
                <text:p>0.00796143</text:p>
              </table:table-cell>
              <table:table-cell office:value-type="float" office:value="0.0120258">
                <text:p>0.0120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0.00633504">
                <text:p>0.00633504</text:p>
              </table:table-cell>
              <table:table-cell office:value-type="float" office:value="0.00697376">
                <text:p>0.00697376</text:p>
              </table:table-cell>
              <table:table-cell office:value-type="float" office:value="0.0515665">
                <text:p>0.0515665</text:p>
              </table:table-cell>
              <table:table-cell office:value-type="float" office:value="0.00948243">
                <text:p>0.00948243</text:p>
              </table:table-cell>
              <table:table-cell office:value-type="float" office:value="0.00820539">
                <text:p>0.00820539</text:p>
              </table:table-cell>
              <table:table-cell office:value-type="float" office:value="0.011941">
                <text:p>0.0119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0.00642386">
                <text:p>0.00642386</text:p>
              </table:table-cell>
              <table:table-cell office:value-type="float" office:value="0.007046">
                <text:p>0.007046</text:p>
              </table:table-cell>
              <table:table-cell office:value-type="float" office:value="0.0517272">
                <text:p>0.0517272</text:p>
              </table:table-cell>
              <table:table-cell office:value-type="float" office:value="0.00980889">
                <text:p>0.00980889</text:p>
              </table:table-cell>
              <table:table-cell office:value-type="float" office:value="0.00880858">
                <text:p>0.00880858</text:p>
              </table:table-cell>
              <table:table-cell office:value-type="float" office:value="0.011485">
                <text:p>0.0114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0.00642031">
                <text:p>0.00642031</text:p>
              </table:table-cell>
              <table:table-cell office:value-type="float" office:value="0.00696586">
                <text:p>0.00696586</text:p>
              </table:table-cell>
              <table:table-cell office:value-type="float" office:value="0.0587136">
                <text:p>0.0587136</text:p>
              </table:table-cell>
              <table:table-cell office:value-type="float" office:value="0.00952427">
                <text:p>0.00952427</text:p>
              </table:table-cell>
              <table:table-cell office:value-type="float" office:value="0.00806841">
                <text:p>0.00806841</text:p>
              </table:table-cell>
              <table:table-cell office:value-type="float" office:value="0.0115273">
                <text:p>0.01152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0.00647478">
                <text:p>0.00647478</text:p>
              </table:table-cell>
              <table:table-cell office:value-type="float" office:value="0.00709573">
                <text:p>0.00709573</text:p>
              </table:table-cell>
              <table:table-cell office:value-type="float" office:value="0.0502125">
                <text:p>0.0502125</text:p>
              </table:table-cell>
              <table:table-cell office:value-type="float" office:value="0.0097027">
                <text:p>0.0097027</text:p>
              </table:table-cell>
              <table:table-cell office:value-type="float" office:value="0.00881884">
                <text:p>0.00881884</text:p>
              </table:table-cell>
              <table:table-cell office:value-type="float" office:value="0.0120499">
                <text:p>0.01204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0.00638517">
                <text:p>0.00638517</text:p>
              </table:table-cell>
              <table:table-cell office:value-type="float" office:value="0.00759905">
                <text:p>0.00759905</text:p>
              </table:table-cell>
              <table:table-cell office:value-type="float" office:value="0.0503468">
                <text:p>0.0503468</text:p>
              </table:table-cell>
              <table:table-cell office:value-type="float" office:value="0.00959296">
                <text:p>0.00959296</text:p>
              </table:table-cell>
              <table:table-cell office:value-type="float" office:value="0.00864634">
                <text:p>0.00864634</text:p>
              </table:table-cell>
              <table:table-cell office:value-type="float" office:value="0.0115281">
                <text:p>0.01152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0.00650755">
                <text:p>0.00650755</text:p>
              </table:table-cell>
              <table:table-cell office:value-type="float" office:value="0.00702113">
                <text:p>0.00702113</text:p>
              </table:table-cell>
              <table:table-cell office:value-type="float" office:value="0.0527899">
                <text:p>0.0527899</text:p>
              </table:table-cell>
              <table:table-cell office:value-type="float" office:value="0.00937584">
                <text:p>0.00937584</text:p>
              </table:table-cell>
              <table:table-cell office:value-type="float" office:value="0.0080013">
                <text:p>0.0080013</text:p>
              </table:table-cell>
              <table:table-cell office:value-type="float" office:value="0.0116457">
                <text:p>0.01164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0.00690783">
                <text:p>0.00690783</text:p>
              </table:table-cell>
              <table:table-cell office:value-type="float" office:value="0.00714982">
                <text:p>0.00714982</text:p>
              </table:table-cell>
              <table:table-cell office:value-type="float" office:value="0.0638166">
                <text:p>0.0638166</text:p>
              </table:table-cell>
              <table:table-cell office:value-type="float" office:value="0.0099889">
                <text:p>0.0099889</text:p>
              </table:table-cell>
              <table:table-cell office:value-type="float" office:value="0.00871739">
                <text:p>0.00871739</text:p>
              </table:table-cell>
              <table:table-cell office:value-type="float" office:value="0.0116966">
                <text:p>0.01169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0.00635517">
                <text:p>0.00635517</text:p>
              </table:table-cell>
              <table:table-cell office:value-type="float" office:value="0.00697376">
                <text:p>0.00697376</text:p>
              </table:table-cell>
              <table:table-cell office:value-type="float" office:value="0.0516451">
                <text:p>0.0516451</text:p>
              </table:table-cell>
              <table:table-cell office:value-type="float" office:value="0.00962138">
                <text:p>0.00962138</text:p>
              </table:table-cell>
              <table:table-cell office:value-type="float" office:value="0.00809131">
                <text:p>0.00809131</text:p>
              </table:table-cell>
              <table:table-cell office:value-type="float" office:value="0.0116307">
                <text:p>0.0116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0.00632793">
                <text:p>0.00632793</text:p>
              </table:table-cell>
              <table:table-cell office:value-type="float" office:value="0.00712376">
                <text:p>0.00712376</text:p>
              </table:table-cell>
              <table:table-cell office:value-type="float" office:value="0.0495162">
                <text:p>0.0495162</text:p>
              </table:table-cell>
              <table:table-cell office:value-type="float" office:value="0.00944137">
                <text:p>0.00944137</text:p>
              </table:table-cell>
              <table:table-cell office:value-type="float" office:value="0.00808697">
                <text:p>0.00808697</text:p>
              </table:table-cell>
              <table:table-cell office:value-type="float" office:value="0.0120077">
                <text:p>0.01200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708744">
                <text:p>0.00708744</text:p>
              </table:table-cell>
              <table:table-cell office:value-type="float" office:value="0.0499946">
                <text:p>0.0499946</text:p>
              </table:table-cell>
              <table:table-cell office:value-type="float" office:value="0.00956809">
                <text:p>0.00956809</text:p>
              </table:table-cell>
              <table:table-cell office:value-type="float" office:value="0.00828">
                <text:p>0.00828</text:p>
              </table:table-cell>
              <table:table-cell office:value-type="float" office:value="0.0119161">
                <text:p>0.01191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0.0063303">
                <text:p>0.0063303</text:p>
              </table:table-cell>
              <table:table-cell office:value-type="float" office:value="0.00693665">
                <text:p>0.00693665</text:p>
              </table:table-cell>
              <table:table-cell office:value-type="float" office:value="0.0545924">
                <text:p>0.0545924</text:p>
              </table:table-cell>
              <table:table-cell office:value-type="float" office:value="0.00933005">
                <text:p>0.00933005</text:p>
              </table:table-cell>
              <table:table-cell office:value-type="float" office:value="0.00810394">
                <text:p>0.00810394</text:p>
              </table:table-cell>
              <table:table-cell office:value-type="float" office:value="0.0120349">
                <text:p>0.01203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0.00634333">
                <text:p>0.00634333</text:p>
              </table:table-cell>
              <table:table-cell office:value-type="float" office:value="0.00717508">
                <text:p>0.00717508</text:p>
              </table:table-cell>
              <table:table-cell office:value-type="float" office:value="0.053354">
                <text:p>0.053354</text:p>
              </table:table-cell>
              <table:table-cell office:value-type="float" office:value="0.00968217">
                <text:p>0.00968217</text:p>
              </table:table-cell>
              <table:table-cell office:value-type="float" office:value="0.00809368">
                <text:p>0.00809368</text:p>
              </table:table-cell>
              <table:table-cell office:value-type="float" office:value="0.0114815">
                <text:p>0.01148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0.00635675">
                <text:p>0.00635675</text:p>
              </table:table-cell>
              <table:table-cell office:value-type="float" office:value="0.00689915">
                <text:p>0.00689915</text:p>
              </table:table-cell>
              <table:table-cell office:value-type="float" office:value="0.0536418">
                <text:p>0.0536418</text:p>
              </table:table-cell>
              <table:table-cell office:value-type="float" office:value="0.00985073">
                <text:p>0.00985073</text:p>
              </table:table-cell>
              <table:table-cell office:value-type="float" office:value="0.00822829">
                <text:p>0.00822829</text:p>
              </table:table-cell>
              <table:table-cell office:value-type="float" office:value="0.0116212">
                <text:p>0.01162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0.00643531">
                <text:p>0.00643531</text:p>
              </table:table-cell>
              <table:table-cell office:value-type="float" office:value="0.00717429">
                <text:p>0.00717429</text:p>
              </table:table-cell>
              <table:table-cell office:value-type="float" office:value="0.0520553">
                <text:p>0.0520553</text:p>
              </table:table-cell>
              <table:table-cell office:value-type="float" office:value="0.00942203">
                <text:p>0.00942203</text:p>
              </table:table-cell>
              <table:table-cell office:value-type="float" office:value="0.0080471">
                <text:p>0.0080471</text:p>
              </table:table-cell>
              <table:table-cell office:value-type="float" office:value="0.0117724">
                <text:p>0.0117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0.00636741">
                <text:p>0.00636741</text:p>
              </table:table-cell>
              <table:table-cell office:value-type="float" office:value="0.00695323">
                <text:p>0.00695323</text:p>
              </table:table-cell>
              <table:table-cell office:value-type="float" office:value="0.0528992">
                <text:p>0.0528992</text:p>
              </table:table-cell>
              <table:table-cell office:value-type="float" office:value="0.00947611">
                <text:p>0.00947611</text:p>
              </table:table-cell>
              <table:table-cell office:value-type="float" office:value="0.00824526">
                <text:p>0.00824526</text:p>
              </table:table-cell>
              <table:table-cell office:value-type="float" office:value="0.0115044">
                <text:p>0.01150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0.00658097">
                <text:p>0.00658097</text:p>
              </table:table-cell>
              <table:table-cell office:value-type="float" office:value="0.0070385">
                <text:p>0.0070385</text:p>
              </table:table-cell>
              <table:table-cell office:value-type="float" office:value="0.0529498">
                <text:p>0.0529498</text:p>
              </table:table-cell>
              <table:table-cell office:value-type="float" office:value="0.00930795">
                <text:p>0.00930795</text:p>
              </table:table-cell>
              <table:table-cell office:value-type="float" office:value="0.00792906">
                <text:p>0.00792906</text:p>
              </table:table-cell>
              <table:table-cell office:value-type="float" office:value="0.0115059">
                <text:p>0.0115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0.00640649">
                <text:p>0.00640649</text:p>
              </table:table-cell>
              <table:table-cell office:value-type="float" office:value="0.00711271">
                <text:p>0.00711271</text:p>
              </table:table-cell>
              <table:table-cell office:value-type="float" office:value="0.0538364">
                <text:p>0.0538364</text:p>
              </table:table-cell>
              <table:table-cell office:value-type="float" office:value="0.00957875">
                <text:p>0.00957875</text:p>
              </table:table-cell>
              <table:table-cell office:value-type="float" office:value="0.00850975">
                <text:p>0.00850975</text:p>
              </table:table-cell>
              <table:table-cell office:value-type="float" office:value="0.0122035">
                <text:p>0.01220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0.00640373">
                <text:p>0.00640373</text:p>
              </table:table-cell>
              <table:table-cell office:value-type="float" office:value="0.00701363">
                <text:p>0.00701363</text:p>
              </table:table-cell>
              <table:table-cell office:value-type="float" office:value="0.0550672">
                <text:p>0.0550672</text:p>
              </table:table-cell>
              <table:table-cell office:value-type="float" office:value="0.00969046">
                <text:p>0.00969046</text:p>
              </table:table-cell>
              <table:table-cell office:value-type="float" office:value="0.00811223">
                <text:p>0.00811223</text:p>
              </table:table-cell>
              <table:table-cell office:value-type="float" office:value="0.0120614">
                <text:p>0.01206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0.00653913">
                <text:p>0.00653913</text:p>
              </table:table-cell>
              <table:table-cell office:value-type="float" office:value="0.00691573">
                <text:p>0.00691573</text:p>
              </table:table-cell>
              <table:table-cell office:value-type="float" office:value="0.0523766">
                <text:p>0.0523766</text:p>
              </table:table-cell>
              <table:table-cell office:value-type="float" office:value="0.00946585">
                <text:p>0.00946585</text:p>
              </table:table-cell>
              <table:table-cell office:value-type="float" office:value="0.00826895">
                <text:p>0.00826895</text:p>
              </table:table-cell>
              <table:table-cell office:value-type="float" office:value="0.011429">
                <text:p>0.0114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0.00632991">
                <text:p>0.00632991</text:p>
              </table:table-cell>
              <table:table-cell office:value-type="float" office:value="0.00698797">
                <text:p>0.00698797</text:p>
              </table:table-cell>
              <table:table-cell office:value-type="float" office:value="0.0496587">
                <text:p>0.0496587</text:p>
              </table:table-cell>
              <table:table-cell office:value-type="float" office:value="0.00973862">
                <text:p>0.00973862</text:p>
              </table:table-cell>
              <table:table-cell office:value-type="float" office:value="0.00798038">
                <text:p>0.00798038</text:p>
              </table:table-cell>
              <table:table-cell office:value-type="float" office:value="0.0115987">
                <text:p>0.01159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0.00638596">
                <text:p>0.00638596</text:p>
              </table:table-cell>
              <table:table-cell office:value-type="float" office:value="0.00770761">
                <text:p>0.00770761</text:p>
              </table:table-cell>
              <table:table-cell office:value-type="float" office:value="0.0495687">
                <text:p>0.0495687</text:p>
              </table:table-cell>
              <table:table-cell office:value-type="float" office:value="0.00946822">
                <text:p>0.00946822</text:p>
              </table:table-cell>
              <table:table-cell office:value-type="float" office:value="0.00837869">
                <text:p>0.00837869</text:p>
              </table:table-cell>
              <table:table-cell office:value-type="float" office:value="0.0115845">
                <text:p>0.01158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0.00640294">
                <text:p>0.00640294</text:p>
              </table:table-cell>
              <table:table-cell office:value-type="float" office:value="0.00701639">
                <text:p>0.00701639</text:p>
              </table:table-cell>
              <table:table-cell office:value-type="float" office:value="0.052709">
                <text:p>0.052709</text:p>
              </table:table-cell>
              <table:table-cell office:value-type="float" office:value="0.00933005">
                <text:p>0.00933005</text:p>
              </table:table-cell>
              <table:table-cell office:value-type="float" office:value="0.00811657">
                <text:p>0.00811657</text:p>
              </table:table-cell>
              <table:table-cell office:value-type="float" office:value="0.0118111">
                <text:p>0.0118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0.00654466">
                <text:p>0.00654466</text:p>
              </table:table-cell>
              <table:table-cell office:value-type="float" office:value="0.00762787">
                <text:p>0.00762787</text:p>
              </table:table-cell>
              <table:table-cell office:value-type="float" office:value="0.0524666">
                <text:p>0.0524666</text:p>
              </table:table-cell>
              <table:table-cell office:value-type="float" office:value="0.0099135">
                <text:p>0.0099135</text:p>
              </table:table-cell>
              <table:table-cell office:value-type="float" office:value="0.00811026">
                <text:p>0.00811026</text:p>
              </table:table-cell>
              <table:table-cell office:value-type="float" office:value="0.0114017">
                <text:p>0.01140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0.00639504">
                <text:p>0.00639504</text:p>
              </table:table-cell>
              <table:table-cell office:value-type="float" office:value="0.00710797">
                <text:p>0.00710797</text:p>
              </table:table-cell>
              <table:table-cell office:value-type="float" office:value="0.0504616">
                <text:p>0.0504616</text:p>
              </table:table-cell>
              <table:table-cell office:value-type="float" office:value="0.00947216">
                <text:p>0.00947216</text:p>
              </table:table-cell>
              <table:table-cell office:value-type="float" office:value="0.00809368">
                <text:p>0.00809368</text:p>
              </table:table-cell>
              <table:table-cell office:value-type="float" office:value="0.0117917">
                <text:p>0.01179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0.00653913">
                <text:p>0.00653913</text:p>
              </table:table-cell>
              <table:table-cell office:value-type="float" office:value="0.0073168">
                <text:p>0.0073168</text:p>
              </table:table-cell>
              <table:table-cell office:value-type="float" office:value="0.0492801">
                <text:p>0.0492801</text:p>
              </table:table-cell>
              <table:table-cell office:value-type="float" office:value="0.00988389">
                <text:p>0.00988389</text:p>
              </table:table-cell>
              <table:table-cell office:value-type="float" office:value="0.00799222">
                <text:p>0.00799222</text:p>
              </table:table-cell>
              <table:table-cell office:value-type="float" office:value="0.012134">
                <text:p>0.0121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0.00648347">
                <text:p>0.00648347</text:p>
              </table:table-cell>
              <table:table-cell office:value-type="float" office:value="0.00711626">
                <text:p>0.00711626</text:p>
              </table:table-cell>
              <table:table-cell office:value-type="float" office:value="0.0521026">
                <text:p>0.0521026</text:p>
              </table:table-cell>
              <table:table-cell office:value-type="float" office:value="0.00978836">
                <text:p>0.00978836</text:p>
              </table:table-cell>
              <table:table-cell office:value-type="float" office:value="0.00802459">
                <text:p>0.00802459</text:p>
              </table:table-cell>
              <table:table-cell office:value-type="float" office:value="0.0114582">
                <text:p>0.01145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0.00635201">
                <text:p>0.00635201</text:p>
              </table:table-cell>
              <table:table-cell office:value-type="float" office:value="0.00697889">
                <text:p>0.00697889</text:p>
              </table:table-cell>
              <table:table-cell office:value-type="float" office:value="0.0513139">
                <text:p>0.0513139</text:p>
              </table:table-cell>
              <table:table-cell office:value-type="float" office:value="0.00981008">
                <text:p>0.00981008</text:p>
              </table:table-cell>
              <table:table-cell office:value-type="float" office:value="0.00819868">
                <text:p>0.00819868</text:p>
              </table:table-cell>
              <table:table-cell office:value-type="float" office:value="0.0115277">
                <text:p>0.01152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0.00635201">
                <text:p>0.00635201</text:p>
              </table:table-cell>
              <table:table-cell office:value-type="float" office:value="0.00713718">
                <text:p>0.00713718</text:p>
              </table:table-cell>
              <table:table-cell office:value-type="float" office:value="0.051951">
                <text:p>0.051951</text:p>
              </table:table-cell>
              <table:table-cell office:value-type="float" office:value="0.00938374">
                <text:p>0.00938374</text:p>
              </table:table-cell>
              <table:table-cell office:value-type="float" office:value="0.00809881">
                <text:p>0.00809881</text:p>
              </table:table-cell>
              <table:table-cell office:value-type="float" office:value="0.0114527">
                <text:p>0.01145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705705">
                <text:p>0.00705705</text:p>
              </table:table-cell>
              <table:table-cell office:value-type="float" office:value="0.049965">
                <text:p>0.049965</text:p>
              </table:table-cell>
              <table:table-cell office:value-type="float" office:value="0.00964546">
                <text:p>0.00964546</text:p>
              </table:table-cell>
              <table:table-cell office:value-type="float" office:value="0.00804196">
                <text:p>0.00804196</text:p>
              </table:table-cell>
              <table:table-cell office:value-type="float" office:value="0.0117657">
                <text:p>0.01176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0.00656281">
                <text:p>0.00656281</text:p>
              </table:table-cell>
              <table:table-cell office:value-type="float" office:value="0.00729035">
                <text:p>0.00729035</text:p>
              </table:table-cell>
              <table:table-cell office:value-type="float" office:value="0.0521425">
                <text:p>0.0521425</text:p>
              </table:table-cell>
              <table:table-cell office:value-type="float" office:value="0.00948045">
                <text:p>0.00948045</text:p>
              </table:table-cell>
              <table:table-cell office:value-type="float" office:value="0.00810118">
                <text:p>0.00810118</text:p>
              </table:table-cell>
              <table:table-cell office:value-type="float" office:value="0.0116544">
                <text:p>0.01165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0.00637294">
                <text:p>0.00637294</text:p>
              </table:table-cell>
              <table:table-cell office:value-type="float" office:value="0.00730219">
                <text:p>0.00730219</text:p>
              </table:table-cell>
              <table:table-cell office:value-type="float" office:value="0.0509369">
                <text:p>0.0509369</text:p>
              </table:table-cell>
              <table:table-cell office:value-type="float" office:value="0.00970073">
                <text:p>0.00970073</text:p>
              </table:table-cell>
              <table:table-cell office:value-type="float" office:value="0.00802973">
                <text:p>0.00802973</text:p>
              </table:table-cell>
              <table:table-cell office:value-type="float" office:value="0.0116232">
                <text:p>0.01162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0.00633149">
                <text:p>0.00633149</text:p>
              </table:table-cell>
              <table:table-cell office:value-type="float" office:value="0.00716126">
                <text:p>0.00716126</text:p>
              </table:table-cell>
              <table:table-cell office:value-type="float" office:value="0.050734">
                <text:p>0.050734</text:p>
              </table:table-cell>
              <table:table-cell office:value-type="float" office:value="0.00948006">
                <text:p>0.00948006</text:p>
              </table:table-cell>
              <table:table-cell office:value-type="float" office:value="0.00803367">
                <text:p>0.00803367</text:p>
              </table:table-cell>
              <table:table-cell office:value-type="float" office:value="0.0116413">
                <text:p>0.0116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0.0064057">
                <text:p>0.0064057</text:p>
              </table:table-cell>
              <table:table-cell office:value-type="float" office:value="0.00704994">
                <text:p>0.00704994</text:p>
              </table:table-cell>
              <table:table-cell office:value-type="float" office:value="0.0521326">
                <text:p>0.0521326</text:p>
              </table:table-cell>
              <table:table-cell office:value-type="float" office:value="0.00939558">
                <text:p>0.00939558</text:p>
              </table:table-cell>
              <table:table-cell office:value-type="float" office:value="0.00811381">
                <text:p>0.00811381</text:p>
              </table:table-cell>
              <table:table-cell office:value-type="float" office:value="0.0117396">
                <text:p>0.01173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0.00643097">
                <text:p>0.00643097</text:p>
              </table:table-cell>
              <table:table-cell office:value-type="float" office:value="0.00705784">
                <text:p>0.00705784</text:p>
              </table:table-cell>
              <table:table-cell office:value-type="float" office:value="0.0530244">
                <text:p>0.0530244</text:p>
              </table:table-cell>
              <table:table-cell office:value-type="float" office:value="0.00957835">
                <text:p>0.00957835</text:p>
              </table:table-cell>
              <table:table-cell office:value-type="float" office:value="0.00819039">
                <text:p>0.00819039</text:p>
              </table:table-cell>
              <table:table-cell office:value-type="float" office:value="0.0117085">
                <text:p>0.01170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0.00634215">
                <text:p>0.00634215</text:p>
              </table:table-cell>
              <table:table-cell office:value-type="float" office:value="0.00701797">
                <text:p>0.00701797</text:p>
              </table:table-cell>
              <table:table-cell office:value-type="float" office:value="0.0541431">
                <text:p>0.0541431</text:p>
              </table:table-cell>
              <table:table-cell office:value-type="float" office:value="0.00946861">
                <text:p>0.00946861</text:p>
              </table:table-cell>
              <table:table-cell office:value-type="float" office:value="0.00801946">
                <text:p>0.00801946</text:p>
              </table:table-cell>
              <table:table-cell office:value-type="float" office:value="0.0119007">
                <text:p>0.01190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0.00641399">
                <text:p>0.00641399</text:p>
              </table:table-cell>
              <table:table-cell office:value-type="float" office:value="0.00713008">
                <text:p>0.00713008</text:p>
              </table:table-cell>
              <table:table-cell office:value-type="float" office:value="0.049759">
                <text:p>0.049759</text:p>
              </table:table-cell>
              <table:table-cell office:value-type="float" office:value="0.00958151">
                <text:p>0.00958151</text:p>
              </table:table-cell>
              <table:table-cell office:value-type="float" office:value="0.0079713">
                <text:p>0.0079713</text:p>
              </table:table-cell>
              <table:table-cell office:value-type="float" office:value="0.011701">
                <text:p>0.0117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0.00636899">
                <text:p>0.00636899</text:p>
              </table:table-cell>
              <table:table-cell office:value-type="float" office:value="0.00701047">
                <text:p>0.00701047</text:p>
              </table:table-cell>
              <table:table-cell office:value-type="float" office:value="0.0510415">
                <text:p>0.0510415</text:p>
              </table:table-cell>
              <table:table-cell office:value-type="float" office:value="0.00990047">
                <text:p>0.00990047</text:p>
              </table:table-cell>
              <table:table-cell office:value-type="float" office:value="0.0080317">
                <text:p>0.0080317</text:p>
              </table:table-cell>
              <table:table-cell office:value-type="float" office:value="0.0120294">
                <text:p>0.01202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0.00666624">
                <text:p>0.00666624</text:p>
              </table:table-cell>
              <table:table-cell office:value-type="float" office:value="0.00699152">
                <text:p>0.00699152</text:p>
              </table:table-cell>
              <table:table-cell office:value-type="float" office:value="0.051205">
                <text:p>0.051205</text:p>
              </table:table-cell>
              <table:table-cell office:value-type="float" office:value="0.00948598">
                <text:p>0.00948598</text:p>
              </table:table-cell>
              <table:table-cell office:value-type="float" office:value="0.00813947">
                <text:p>0.00813947</text:p>
              </table:table-cell>
              <table:table-cell office:value-type="float" office:value="0.011654">
                <text:p>0.0116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0.00632872">
                <text:p>0.00632872</text:p>
              </table:table-cell>
              <table:table-cell office:value-type="float" office:value="0.00703415">
                <text:p>0.00703415</text:p>
              </table:table-cell>
              <table:table-cell office:value-type="float" office:value="0.0569925">
                <text:p>0.0569925</text:p>
              </table:table-cell>
              <table:table-cell office:value-type="float" office:value="0.009364">
                <text:p>0.009364</text:p>
              </table:table-cell>
              <table:table-cell office:value-type="float" office:value="0.00810749">
                <text:p>0.00810749</text:p>
              </table:table-cell>
              <table:table-cell office:value-type="float" office:value="0.0115557">
                <text:p>0.01155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0.00645544">
                <text:p>0.00645544</text:p>
              </table:table-cell>
              <table:table-cell office:value-type="float" office:value="0.00730535">
                <text:p>0.00730535</text:p>
              </table:table-cell>
              <table:table-cell office:value-type="float" office:value="0.0501837">
                <text:p>0.0501837</text:p>
              </table:table-cell>
              <table:table-cell office:value-type="float" office:value="0.00940269">
                <text:p>0.00940269</text:p>
              </table:table-cell>
              <table:table-cell office:value-type="float" office:value="0.00833014">
                <text:p>0.00833014</text:p>
              </table:table-cell>
              <table:table-cell office:value-type="float" office:value="0.0118008">
                <text:p>0.01180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0.0063607">
                <text:p>0.0063607</text:p>
              </table:table-cell>
              <table:table-cell office:value-type="float" office:value="0.00701323">
                <text:p>0.00701323</text:p>
              </table:table-cell>
              <table:table-cell office:value-type="float" office:value="0.0510624">
                <text:p>0.0510624</text:p>
              </table:table-cell>
              <table:table-cell office:value-type="float" office:value="0.00988942">
                <text:p>0.00988942</text:p>
              </table:table-cell>
              <table:table-cell office:value-type="float" office:value="0.00806881">
                <text:p>0.00806881</text:p>
              </table:table-cell>
              <table:table-cell office:value-type="float" office:value="0.0115896">
                <text:p>0.01158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0.00639386">
                <text:p>0.00639386</text:p>
              </table:table-cell>
              <table:table-cell office:value-type="float" office:value="0.00694257">
                <text:p>0.00694257</text:p>
              </table:table-cell>
              <table:table-cell office:value-type="float" office:value="0.0503503">
                <text:p>0.0503503</text:p>
              </table:table-cell>
              <table:table-cell office:value-type="float" office:value="0.00981205">
                <text:p>0.00981205</text:p>
              </table:table-cell>
              <table:table-cell office:value-type="float" office:value="0.00816394">
                <text:p>0.00816394</text:p>
              </table:table-cell>
              <table:table-cell office:value-type="float" office:value="0.0117314">
                <text:p>0.0117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0.00633149">
                <text:p>0.00633149</text:p>
              </table:table-cell>
              <table:table-cell office:value-type="float" office:value="0.0070981">
                <text:p>0.0070981</text:p>
              </table:table-cell>
              <table:table-cell office:value-type="float" office:value="0.0572483">
                <text:p>0.0572483</text:p>
              </table:table-cell>
              <table:table-cell office:value-type="float" office:value="0.00951875">
                <text:p>0.00951875</text:p>
              </table:table-cell>
              <table:table-cell office:value-type="float" office:value="0.00806447">
                <text:p>0.00806447</text:p>
              </table:table-cell>
              <table:table-cell office:value-type="float" office:value="0.011515">
                <text:p>0.0115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0.00631412">
                <text:p>0.00631412</text:p>
              </table:table-cell>
              <table:table-cell office:value-type="float" office:value="0.00717074">
                <text:p>0.00717074</text:p>
              </table:table-cell>
              <table:table-cell office:value-type="float" office:value="0.0510763">
                <text:p>0.0510763</text:p>
              </table:table-cell>
              <table:table-cell office:value-type="float" office:value="0.00944019">
                <text:p>0.00944019</text:p>
              </table:table-cell>
              <table:table-cell office:value-type="float" office:value="0.00814381">
                <text:p>0.00814381</text:p>
              </table:table-cell>
              <table:table-cell office:value-type="float" office:value="0.0115067">
                <text:p>0.01150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0.00647834">
                <text:p>0.00647834</text:p>
              </table:table-cell>
              <table:table-cell office:value-type="float" office:value="0.00695244">
                <text:p>0.00695244</text:p>
              </table:table-cell>
              <table:table-cell office:value-type="float" office:value="0.0515417">
                <text:p>0.0515417</text:p>
              </table:table-cell>
              <table:table-cell office:value-type="float" office:value="0.00944216">
                <text:p>0.00944216</text:p>
              </table:table-cell>
              <table:table-cell office:value-type="float" office:value="0.00804907">
                <text:p>0.00804907</text:p>
              </table:table-cell>
              <table:table-cell office:value-type="float" office:value="0.0114617">
                <text:p>0.01146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0.00642386">
                <text:p>0.00642386</text:p>
              </table:table-cell>
              <table:table-cell office:value-type="float" office:value="0.00704836">
                <text:p>0.00704836</text:p>
              </table:table-cell>
              <table:table-cell office:value-type="float" office:value="0.0494416">
                <text:p>0.0494416</text:p>
              </table:table-cell>
              <table:table-cell office:value-type="float" office:value="0.0101985">
                <text:p>0.0101985</text:p>
              </table:table-cell>
              <table:table-cell office:value-type="float" office:value="0.00838264">
                <text:p>0.00838264</text:p>
              </table:table-cell>
              <table:table-cell office:value-type="float" office:value="0.0114763">
                <text:p>0.01147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0.00637057">
                <text:p>0.00637057</text:p>
              </table:table-cell>
              <table:table-cell office:value-type="float" office:value="0.00715258">
                <text:p>0.00715258</text:p>
              </table:table-cell>
              <table:table-cell office:value-type="float" office:value="0.0529525">
                <text:p>0.0529525</text:p>
              </table:table-cell>
              <table:table-cell office:value-type="float" office:value="0.00975757">
                <text:p>0.00975757</text:p>
              </table:table-cell>
              <table:table-cell office:value-type="float" office:value="0.00798236">
                <text:p>0.00798236</text:p>
              </table:table-cell>
              <table:table-cell office:value-type="float" office:value="0.0115932">
                <text:p>0.01159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0.00634333">
                <text:p>0.00634333</text:p>
              </table:table-cell>
              <table:table-cell office:value-type="float" office:value="0.00697454">
                <text:p>0.00697454</text:p>
              </table:table-cell>
              <table:table-cell office:value-type="float" office:value="0.0506361">
                <text:p>0.0506361</text:p>
              </table:table-cell>
              <table:table-cell office:value-type="float" office:value="0.00944256">
                <text:p>0.00944256</text:p>
              </table:table-cell>
              <table:table-cell office:value-type="float" office:value="0.0084458">
                <text:p>0.0084458</text:p>
              </table:table-cell>
              <table:table-cell office:value-type="float" office:value="0.0115652">
                <text:p>0.01156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0.00891319">
                <text:p>0.00891319</text:p>
              </table:table-cell>
              <table:table-cell office:value-type="float" office:value="0.00696862">
                <text:p>0.00696862</text:p>
              </table:table-cell>
              <table:table-cell office:value-type="float" office:value="0.0504525">
                <text:p>0.0504525</text:p>
              </table:table-cell>
              <table:table-cell office:value-type="float" office:value="0.00938571">
                <text:p>0.00938571</text:p>
              </table:table-cell>
              <table:table-cell office:value-type="float" office:value="0.00800959">
                <text:p>0.00800959</text:p>
              </table:table-cell>
              <table:table-cell office:value-type="float" office:value="0.0115683">
                <text:p>0.0115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0.00638162">
                <text:p>0.00638162</text:p>
              </table:table-cell>
              <table:table-cell office:value-type="float" office:value="0.0071056">
                <text:p>0.0071056</text:p>
              </table:table-cell>
              <table:table-cell office:value-type="float" office:value="0.0512772">
                <text:p>0.0512772</text:p>
              </table:table-cell>
              <table:table-cell office:value-type="float" office:value="0.00958901">
                <text:p>0.00958901</text:p>
              </table:table-cell>
              <table:table-cell office:value-type="float" office:value="0.0085812">
                <text:p>0.0085812</text:p>
              </table:table-cell>
              <table:table-cell office:value-type="float" office:value="0.0118652">
                <text:p>0.01186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0.0064507">
                <text:p>0.0064507</text:p>
              </table:table-cell>
              <table:table-cell office:value-type="float" office:value="0.00723627">
                <text:p>0.00723627</text:p>
              </table:table-cell>
              <table:table-cell office:value-type="float" office:value="0.0546753">
                <text:p>0.0546753</text:p>
              </table:table-cell>
              <table:table-cell office:value-type="float" office:value="0.0096806">
                <text:p>0.0096806</text:p>
              </table:table-cell>
              <table:table-cell office:value-type="float" office:value="0.00812328">
                <text:p>0.00812328</text:p>
              </table:table-cell>
              <table:table-cell office:value-type="float" office:value="0.0113978">
                <text:p>0.01139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0.00653044">
                <text:p>0.00653044</text:p>
              </table:table-cell>
              <table:table-cell office:value-type="float" office:value="0.00709495">
                <text:p>0.00709495</text:p>
              </table:table-cell>
              <table:table-cell office:value-type="float" office:value="0.0525637">
                <text:p>0.0525637</text:p>
              </table:table-cell>
              <table:table-cell office:value-type="float" office:value="0.00984166">
                <text:p>0.00984166</text:p>
              </table:table-cell>
              <table:table-cell office:value-type="float" office:value="0.00811184">
                <text:p>0.00811184</text:p>
              </table:table-cell>
              <table:table-cell office:value-type="float" office:value="0.011596">
                <text:p>0.011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0.00637254">
                <text:p>0.00637254</text:p>
              </table:table-cell>
              <table:table-cell office:value-type="float" office:value="0.00701718">
                <text:p>0.00701718</text:p>
              </table:table-cell>
              <table:table-cell office:value-type="float" office:value="0.0522854">
                <text:p>0.0522854</text:p>
              </table:table-cell>
              <table:table-cell office:value-type="float" office:value="0.00968652">
                <text:p>0.00968652</text:p>
              </table:table-cell>
              <table:table-cell office:value-type="float" office:value="0.00795275">
                <text:p>0.00795275</text:p>
              </table:table-cell>
              <table:table-cell office:value-type="float" office:value="0.0116287">
                <text:p>0.01162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0.00645307">
                <text:p>0.00645307</text:p>
              </table:table-cell>
              <table:table-cell office:value-type="float" office:value="0.00701086">
                <text:p>0.00701086</text:p>
              </table:table-cell>
              <table:table-cell office:value-type="float" office:value="0.0520079">
                <text:p>0.0520079</text:p>
              </table:table-cell>
              <table:table-cell office:value-type="float" office:value="0.00943979">
                <text:p>0.00943979</text:p>
              </table:table-cell>
              <table:table-cell office:value-type="float" office:value="0.00810355">
                <text:p>0.00810355</text:p>
              </table:table-cell>
              <table:table-cell office:value-type="float" office:value="0.0119761">
                <text:p>0.01197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0.00642189">
                <text:p>0.00642189</text:p>
              </table:table-cell>
              <table:table-cell office:value-type="float" office:value="0.00694415">
                <text:p>0.00694415</text:p>
              </table:table-cell>
              <table:table-cell office:value-type="float" office:value="0.0536513">
                <text:p>0.0536513</text:p>
              </table:table-cell>
              <table:table-cell office:value-type="float" office:value="0.00977336">
                <text:p>0.00977336</text:p>
              </table:table-cell>
              <table:table-cell office:value-type="float" office:value="0.00797643">
                <text:p>0.00797643</text:p>
              </table:table-cell>
              <table:table-cell office:value-type="float" office:value="0.0114909">
                <text:p>0.0114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0.00641044">
                <text:p>0.00641044</text:p>
              </table:table-cell>
              <table:table-cell office:value-type="float" office:value="0.0072643">
                <text:p>0.0072643</text:p>
              </table:table-cell>
              <table:table-cell office:value-type="float" office:value="0.0535802">
                <text:p>0.0535802</text:p>
              </table:table-cell>
              <table:table-cell office:value-type="float" office:value="0.0093719">
                <text:p>0.0093719</text:p>
              </table:table-cell>
              <table:table-cell office:value-type="float" office:value="0.00813355">
                <text:p>0.00813355</text:p>
              </table:table-cell>
              <table:table-cell office:value-type="float" office:value="0.0115731">
                <text:p>0.01157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0.00649176">
                <text:p>0.00649176</text:p>
              </table:table-cell>
              <table:table-cell office:value-type="float" office:value="0.00714508">
                <text:p>0.00714508</text:p>
              </table:table-cell>
              <table:table-cell office:value-type="float" office:value="0.0524686">
                <text:p>0.0524686</text:p>
              </table:table-cell>
              <table:table-cell office:value-type="float" office:value="0.00996995">
                <text:p>0.00996995</text:p>
              </table:table-cell>
              <table:table-cell office:value-type="float" office:value="0.00813197">
                <text:p>0.00813197</text:p>
              </table:table-cell>
              <table:table-cell office:value-type="float" office:value="0.0116666">
                <text:p>0.01166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0.00637096">
                <text:p>0.00637096</text:p>
              </table:table-cell>
              <table:table-cell office:value-type="float" office:value="0.007151">
                <text:p>0.007151</text:p>
              </table:table-cell>
              <table:table-cell office:value-type="float" office:value="0.0518685">
                <text:p>0.0518685</text:p>
              </table:table-cell>
              <table:table-cell office:value-type="float" office:value="0.00936479">
                <text:p>0.00936479</text:p>
              </table:table-cell>
              <table:table-cell office:value-type="float" office:value="0.0079267">
                <text:p>0.0079267</text:p>
              </table:table-cell>
              <table:table-cell office:value-type="float" office:value="0.0117558">
                <text:p>0.01175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0.00641399">
                <text:p>0.00641399</text:p>
              </table:table-cell>
              <table:table-cell office:value-type="float" office:value="0.00704323">
                <text:p>0.00704323</text:p>
              </table:table-cell>
              <table:table-cell office:value-type="float" office:value="0.0514004">
                <text:p>0.0514004</text:p>
              </table:table-cell>
              <table:table-cell office:value-type="float" office:value="0.00944808">
                <text:p>0.00944808</text:p>
              </table:table-cell>
              <table:table-cell office:value-type="float" office:value="0.00846041">
                <text:p>0.00846041</text:p>
              </table:table-cell>
              <table:table-cell office:value-type="float" office:value="0.0115644">
                <text:p>0.0115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0.00640886">
                <text:p>0.00640886</text:p>
              </table:table-cell>
              <table:table-cell office:value-type="float" office:value="0.00706218">
                <text:p>0.00706218</text:p>
              </table:table-cell>
              <table:table-cell office:value-type="float" office:value="0.0507664">
                <text:p>0.0507664</text:p>
              </table:table-cell>
              <table:table-cell office:value-type="float" office:value="0.00953533">
                <text:p>0.00953533</text:p>
              </table:table-cell>
              <table:table-cell office:value-type="float" office:value="0.00822592">
                <text:p>0.00822592</text:p>
              </table:table-cell>
              <table:table-cell office:value-type="float" office:value="0.0115778">
                <text:p>0.0115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0.00656045">
                <text:p>0.00656045</text:p>
              </table:table-cell>
              <table:table-cell office:value-type="float" office:value="0.00701876">
                <text:p>0.00701876</text:p>
              </table:table-cell>
              <table:table-cell office:value-type="float" office:value="0.0499121">
                <text:p>0.0499121</text:p>
              </table:table-cell>
              <table:table-cell office:value-type="float" office:value="0.00935097">
                <text:p>0.00935097</text:p>
              </table:table-cell>
              <table:table-cell office:value-type="float" office:value="0.00821803">
                <text:p>0.00821803</text:p>
              </table:table-cell>
              <table:table-cell office:value-type="float" office:value="0.0118273">
                <text:p>0.01182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0.00737088">
                <text:p>0.00737088</text:p>
              </table:table-cell>
              <table:table-cell office:value-type="float" office:value="0.00748615">
                <text:p>0.00748615</text:p>
              </table:table-cell>
              <table:table-cell office:value-type="float" office:value="0.0520272">
                <text:p>0.0520272</text:p>
              </table:table-cell>
              <table:table-cell office:value-type="float" office:value="0.00999758">
                <text:p>0.00999758</text:p>
              </table:table-cell>
              <table:table-cell office:value-type="float" office:value="0.00802341">
                <text:p>0.00802341</text:p>
              </table:table-cell>
              <table:table-cell office:value-type="float" office:value="0.0117302">
                <text:p>0.01173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0.00665558">
                <text:p>0.00665558</text:p>
              </table:table-cell>
              <table:table-cell office:value-type="float" office:value="0.00711468">
                <text:p>0.00711468</text:p>
              </table:table-cell>
              <table:table-cell office:value-type="float" office:value="0.0527532">
                <text:p>0.0527532</text:p>
              </table:table-cell>
              <table:table-cell office:value-type="float" office:value="0.0097552">
                <text:p>0.0097552</text:p>
              </table:table-cell>
              <table:table-cell office:value-type="float" office:value="0.00868897">
                <text:p>0.00868897</text:p>
              </table:table-cell>
              <table:table-cell office:value-type="float" office:value="0.0116536">
                <text:p>0.01165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0.0066694">
                <text:p>0.0066694</text:p>
              </table:table-cell>
              <table:table-cell office:value-type="float" office:value="0.0073693">
                <text:p>0.0073693</text:p>
              </table:table-cell>
              <table:table-cell office:value-type="float" office:value="0.0509326">
                <text:p>0.0509326</text:p>
              </table:table-cell>
              <table:table-cell office:value-type="float" office:value="0.00937703">
                <text:p>0.00937703</text:p>
              </table:table-cell>
              <table:table-cell office:value-type="float" office:value="0.00807749">
                <text:p>0.00807749</text:p>
              </table:table-cell>
              <table:table-cell office:value-type="float" office:value="0.0117795">
                <text:p>0.01177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0.00679414">
                <text:p>0.00679414</text:p>
              </table:table-cell>
              <table:table-cell office:value-type="float" office:value="0.00707363">
                <text:p>0.00707363</text:p>
              </table:table-cell>
              <table:table-cell office:value-type="float" office:value="0.0496113">
                <text:p>0.0496113</text:p>
              </table:table-cell>
              <table:table-cell office:value-type="float" office:value="0.0094169">
                <text:p>0.0094169</text:p>
              </table:table-cell>
              <table:table-cell office:value-type="float" office:value="0.00861397">
                <text:p>0.00861397</text:p>
              </table:table-cell>
              <table:table-cell office:value-type="float" office:value="0.0116169">
                <text:p>0.0116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0.00983929">
                <text:p>0.00983929</text:p>
              </table:table-cell>
              <table:table-cell office:value-type="float" office:value="0.00702034">
                <text:p>0.00702034</text:p>
              </table:table-cell>
              <table:table-cell office:value-type="float" office:value="0.0504652">
                <text:p>0.0504652</text:p>
              </table:table-cell>
              <table:table-cell office:value-type="float" office:value="0.00953138">
                <text:p>0.00953138</text:p>
              </table:table-cell>
              <table:table-cell office:value-type="float" office:value="0.00809328">
                <text:p>0.00809328</text:p>
              </table:table-cell>
              <table:table-cell office:value-type="float" office:value="0.0118079">
                <text:p>0.01180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0.00942914">
                <text:p>0.00942914</text:p>
              </table:table-cell>
              <table:table-cell office:value-type="float" office:value="0.00753589">
                <text:p>0.00753589</text:p>
              </table:table-cell>
              <table:table-cell office:value-type="float" office:value="0.0564572">
                <text:p>0.0564572</text:p>
              </table:table-cell>
              <table:table-cell office:value-type="float" office:value="0.00998416">
                <text:p>0.00998416</text:p>
              </table:table-cell>
              <table:table-cell office:value-type="float" office:value="0.00803446">
                <text:p>0.00803446</text:p>
              </table:table-cell>
              <table:table-cell office:value-type="float" office:value="0.0116658">
                <text:p>0.01166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0.00959375">
                <text:p>0.00959375</text:p>
              </table:table-cell>
              <table:table-cell office:value-type="float" office:value="0.00691099">
                <text:p>0.00691099</text:p>
              </table:table-cell>
              <table:table-cell office:value-type="float" office:value="0.0506574">
                <text:p>0.0506574</text:p>
              </table:table-cell>
              <table:table-cell office:value-type="float" office:value="0.0095144">
                <text:p>0.0095144</text:p>
              </table:table-cell>
              <table:table-cell office:value-type="float" office:value="0.00836053">
                <text:p>0.00836053</text:p>
              </table:table-cell>
              <table:table-cell office:value-type="float" office:value="0.0118478">
                <text:p>0.01184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0.00684822">
                <text:p>0.00684822</text:p>
              </table:table-cell>
              <table:table-cell office:value-type="float" office:value="0.00707323">
                <text:p>0.00707323</text:p>
              </table:table-cell>
              <table:table-cell office:value-type="float" office:value="0.0504091">
                <text:p>0.0504091</text:p>
              </table:table-cell>
              <table:table-cell office:value-type="float" office:value="0.00958467">
                <text:p>0.00958467</text:p>
              </table:table-cell>
              <table:table-cell office:value-type="float" office:value="0.00795275">
                <text:p>0.00795275</text:p>
              </table:table-cell>
              <table:table-cell office:value-type="float" office:value="0.0116307">
                <text:p>0.01163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0.00818289">
                <text:p>0.00818289</text:p>
              </table:table-cell>
              <table:table-cell office:value-type="float" office:value="0.0069556">
                <text:p>0.0069556</text:p>
              </table:table-cell>
              <table:table-cell office:value-type="float" office:value="0.0505481">
                <text:p>0.0505481</text:p>
              </table:table-cell>
              <table:table-cell office:value-type="float" office:value="0.00949388">
                <text:p>0.00949388</text:p>
              </table:table-cell>
              <table:table-cell office:value-type="float" office:value="0.00819789">
                <text:p>0.00819789</text:p>
              </table:table-cell>
              <table:table-cell office:value-type="float" office:value="0.0117716">
                <text:p>0.01177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0.00651386">
                <text:p>0.00651386</text:p>
              </table:table-cell>
              <table:table-cell office:value-type="float" office:value="0.00749957">
                <text:p>0.00749957</text:p>
              </table:table-cell>
              <table:table-cell office:value-type="float" office:value="0.0556203">
                <text:p>0.0556203</text:p>
              </table:table-cell>
              <table:table-cell office:value-type="float" office:value="0.00990403">
                <text:p>0.00990403</text:p>
              </table:table-cell>
              <table:table-cell office:value-type="float" office:value="0.00838422">
                <text:p>0.00838422</text:p>
              </table:table-cell>
              <table:table-cell office:value-type="float" office:value="0.0119291">
                <text:p>0.0119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0.00687625">
                <text:p>0.00687625</text:p>
              </table:table-cell>
              <table:table-cell office:value-type="float" office:value="0.00696823">
                <text:p>0.00696823</text:p>
              </table:table-cell>
              <table:table-cell office:value-type="float" office:value="0.0532297">
                <text:p>0.0532297</text:p>
              </table:table-cell>
              <table:table-cell office:value-type="float" office:value="0.00943545">
                <text:p>0.00943545</text:p>
              </table:table-cell>
              <table:table-cell office:value-type="float" office:value="0.00829184">
                <text:p>0.00829184</text:p>
              </table:table-cell>
              <table:table-cell office:value-type="float" office:value="0.0116244">
                <text:p>0.01162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0.00664729">
                <text:p>0.00664729</text:p>
              </table:table-cell>
              <table:table-cell office:value-type="float" office:value="0.00695007">
                <text:p>0.00695007</text:p>
              </table:table-cell>
              <table:table-cell office:value-type="float" office:value="0.050912">
                <text:p>0.050912</text:p>
              </table:table-cell>
              <table:table-cell office:value-type="float" office:value="0.00936479">
                <text:p>0.00936479</text:p>
              </table:table-cell>
              <table:table-cell office:value-type="float" office:value="0.00804078">
                <text:p>0.00804078</text:p>
              </table:table-cell>
              <table:table-cell office:value-type="float" office:value="0.0119962">
                <text:p>0.01199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0.00649176">
                <text:p>0.00649176</text:p>
              </table:table-cell>
              <table:table-cell office:value-type="float" office:value="0.00724574">
                <text:p>0.00724574</text:p>
              </table:table-cell>
              <table:table-cell office:value-type="float" office:value="0.050151">
                <text:p>0.050151</text:p>
              </table:table-cell>
              <table:table-cell office:value-type="float" office:value="0.00936795">
                <text:p>0.00936795</text:p>
              </table:table-cell>
              <table:table-cell office:value-type="float" office:value="0.00812486">
                <text:p>0.00812486</text:p>
              </table:table-cell>
              <table:table-cell office:value-type="float" office:value="0.0120622">
                <text:p>0.01206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0.00743483">
                <text:p>0.00743483</text:p>
              </table:table-cell>
              <table:table-cell office:value-type="float" office:value="0.00710639">
                <text:p>0.00710639</text:p>
              </table:table-cell>
              <table:table-cell office:value-type="float" office:value="0.0555378">
                <text:p>0.0555378</text:p>
              </table:table-cell>
              <table:table-cell office:value-type="float" office:value="0.00948993">
                <text:p>0.00948993</text:p>
              </table:table-cell>
              <table:table-cell office:value-type="float" office:value="0.00794762">
                <text:p>0.00794762</text:p>
              </table:table-cell>
              <table:table-cell office:value-type="float" office:value="0.0115881">
                <text:p>0.01158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0.00691967">
                <text:p>0.00691967</text:p>
              </table:table-cell>
              <table:table-cell office:value-type="float" office:value="0.00691928">
                <text:p>0.00691928</text:p>
              </table:table-cell>
              <table:table-cell office:value-type="float" office:value="0.0532668">
                <text:p>0.0532668</text:p>
              </table:table-cell>
              <table:table-cell office:value-type="float" office:value="0.00955585">
                <text:p>0.00955585</text:p>
              </table:table-cell>
              <table:table-cell office:value-type="float" office:value="0.00807789">
                <text:p>0.00807789</text:p>
              </table:table-cell>
              <table:table-cell office:value-type="float" office:value="0.0117799">
                <text:p>0.01177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0.0064886">
                <text:p>0.0064886</text:p>
              </table:table-cell>
              <table:table-cell office:value-type="float" office:value="0.0077534">
                <text:p>0.0077534</text:p>
              </table:table-cell>
              <table:table-cell office:value-type="float" office:value="0.052617">
                <text:p>0.052617</text:p>
              </table:table-cell>
              <table:table-cell office:value-type="float" office:value="0.00947453">
                <text:p>0.00947453</text:p>
              </table:table-cell>
              <table:table-cell office:value-type="float" office:value="0.00800525">
                <text:p>0.00800525</text:p>
              </table:table-cell>
              <table:table-cell office:value-type="float" office:value="0.0114823">
                <text:p>0.01148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0.0065261">
                <text:p>0.0065261</text:p>
              </table:table-cell>
              <table:table-cell office:value-type="float" office:value="0.00700376">
                <text:p>0.00700376</text:p>
              </table:table-cell>
              <table:table-cell office:value-type="float" office:value="0.0500191">
                <text:p>0.0500191</text:p>
              </table:table-cell>
              <table:table-cell office:value-type="float" office:value="0.00966678">
                <text:p>0.00966678</text:p>
              </table:table-cell>
              <table:table-cell office:value-type="float" office:value="0.00793499">
                <text:p>0.00793499</text:p>
              </table:table-cell>
              <table:table-cell office:value-type="float" office:value="0.0114562">
                <text:p>0.01145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0.00643847">
                <text:p>0.00643847</text:p>
              </table:table-cell>
              <table:table-cell office:value-type="float" office:value="0.00707086">
                <text:p>0.00707086</text:p>
              </table:table-cell>
              <table:table-cell office:value-type="float" office:value="0.0524042">
                <text:p>0.0524042</text:p>
              </table:table-cell>
              <table:table-cell office:value-type="float" office:value="0.00952072">
                <text:p>0.00952072</text:p>
              </table:table-cell>
              <table:table-cell office:value-type="float" office:value="0.00809644">
                <text:p>0.00809644</text:p>
              </table:table-cell>
              <table:table-cell office:value-type="float" office:value="0.0117381">
                <text:p>0.01173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0.00673572">
                <text:p>0.00673572</text:p>
              </table:table-cell>
              <table:table-cell office:value-type="float" office:value="0.00760971">
                <text:p>0.00760971</text:p>
              </table:table-cell>
              <table:table-cell office:value-type="float" office:value="0.0495474">
                <text:p>0.0495474</text:p>
              </table:table-cell>
              <table:table-cell office:value-type="float" office:value="0.00960401">
                <text:p>0.00960401</text:p>
              </table:table-cell>
              <table:table-cell office:value-type="float" office:value="0.00803881">
                <text:p>0.00803881</text:p>
              </table:table-cell>
              <table:table-cell office:value-type="float" office:value="0.0114882">
                <text:p>0.01148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0.00759786">
                <text:p>0.00759786</text:p>
              </table:table-cell>
              <table:table-cell office:value-type="float" office:value="0.00703968">
                <text:p>0.00703968</text:p>
              </table:table-cell>
              <table:table-cell office:value-type="float" office:value="0.0499283">
                <text:p>0.0499283</text:p>
              </table:table-cell>
              <table:table-cell office:value-type="float" office:value="0.00947572">
                <text:p>0.00947572</text:p>
              </table:table-cell>
              <table:table-cell office:value-type="float" office:value="0.00811657">
                <text:p>0.00811657</text:p>
              </table:table-cell>
              <table:table-cell office:value-type="float" office:value="0.0115821">
                <text:p>0.01158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0.00664255">
                <text:p>0.00664255</text:p>
              </table:table-cell>
              <table:table-cell office:value-type="float" office:value="0.00735627">
                <text:p>0.00735627</text:p>
              </table:table-cell>
              <table:table-cell office:value-type="float" office:value="0.0506112">
                <text:p>0.0506112</text:p>
              </table:table-cell>
              <table:table-cell office:value-type="float" office:value="0.00954914">
                <text:p>0.00954914</text:p>
              </table:table-cell>
              <table:table-cell office:value-type="float" office:value="0.00814973">
                <text:p>0.00814973</text:p>
              </table:table-cell>
              <table:table-cell office:value-type="float" office:value="0.0123484">
                <text:p>0.01234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0.00638083">
                <text:p>0.00638083</text:p>
              </table:table-cell>
              <table:table-cell office:value-type="float" office:value="0.00706376">
                <text:p>0.00706376</text:p>
              </table:table-cell>
              <table:table-cell office:value-type="float" office:value="0.0563699">
                <text:p>0.0563699</text:p>
              </table:table-cell>
              <table:table-cell office:value-type="float" office:value="0.00932176">
                <text:p>0.00932176</text:p>
              </table:table-cell>
              <table:table-cell office:value-type="float" office:value="0.0079863">
                <text:p>0.0079863</text:p>
              </table:table-cell>
              <table:table-cell office:value-type="float" office:value="0.0114448">
                <text:p>0.01144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0.00649373">
                <text:p>0.00649373</text:p>
              </table:table-cell>
              <table:table-cell office:value-type="float" office:value="0.00693388">
                <text:p>0.00693388</text:p>
              </table:table-cell>
              <table:table-cell office:value-type="float" office:value="0.049802">
                <text:p>0.049802</text:p>
              </table:table-cell>
              <table:table-cell office:value-type="float" office:value="0.0095752">
                <text:p>0.0095752</text:p>
              </table:table-cell>
              <table:table-cell office:value-type="float" office:value="0.00875726">
                <text:p>0.00875726</text:p>
              </table:table-cell>
              <table:table-cell office:value-type="float" office:value="0.0121111">
                <text:p>0.01211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0.0063603">
                <text:p>0.0063603</text:p>
              </table:table-cell>
              <table:table-cell office:value-type="float" office:value="0.00703731">
                <text:p>0.00703731</text:p>
              </table:table-cell>
              <table:table-cell office:value-type="float" office:value="0.0509701">
                <text:p>0.0509701</text:p>
              </table:table-cell>
              <table:table-cell office:value-type="float" office:value="0.00968849">
                <text:p>0.00968849</text:p>
              </table:table-cell>
              <table:table-cell office:value-type="float" office:value="0.00800091">
                <text:p>0.00800091</text:p>
              </table:table-cell>
              <table:table-cell office:value-type="float" office:value="0.0117878">
                <text:p>0.01178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0.00635478">
                <text:p>0.00635478</text:p>
              </table:table-cell>
              <table:table-cell office:value-type="float" office:value="0.00698323">
                <text:p>0.00698323</text:p>
              </table:table-cell>
              <table:table-cell office:value-type="float" office:value="0.0512247">
                <text:p>0.0512247</text:p>
              </table:table-cell>
              <table:table-cell office:value-type="float" office:value="0.00993166">
                <text:p>0.00993166</text:p>
              </table:table-cell>
              <table:table-cell office:value-type="float" office:value="0.00834237">
                <text:p>0.00834237</text:p>
              </table:table-cell>
              <table:table-cell office:value-type="float" office:value="0.0115083">
                <text:p>0.0115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0.0064286">
                <text:p>0.0064286</text:p>
              </table:table-cell>
              <table:table-cell office:value-type="float" office:value="0.00699428">
                <text:p>0.00699428</text:p>
              </table:table-cell>
              <table:table-cell office:value-type="float" office:value="0.0561122">
                <text:p>0.0561122</text:p>
              </table:table-cell>
              <table:table-cell office:value-type="float" office:value="0.00941098">
                <text:p>0.00941098</text:p>
              </table:table-cell>
              <table:table-cell office:value-type="float" office:value="0.00810276">
                <text:p>0.00810276</text:p>
              </table:table-cell>
              <table:table-cell office:value-type="float" office:value="0.0113733">
                <text:p>0.01137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0.00637807">
                <text:p>0.00637807</text:p>
              </table:table-cell>
              <table:table-cell office:value-type="float" office:value="0.00706929">
                <text:p>0.00706929</text:p>
              </table:table-cell>
              <table:table-cell office:value-type="float" office:value="0.050387">
                <text:p>0.050387</text:p>
              </table:table-cell>
              <table:table-cell office:value-type="float" office:value="0.00995219">
                <text:p>0.00995219</text:p>
              </table:table-cell>
              <table:table-cell office:value-type="float" office:value="0.00805183">
                <text:p>0.00805183</text:p>
              </table:table-cell>
              <table:table-cell office:value-type="float" office:value="0.0115419">
                <text:p>0.01154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0.00633109">
                <text:p>0.00633109</text:p>
              </table:table-cell>
              <table:table-cell office:value-type="float" office:value="0.00693783">
                <text:p>0.00693783</text:p>
              </table:table-cell>
              <table:table-cell office:value-type="float" office:value="0.050085">
                <text:p>0.050085</text:p>
              </table:table-cell>
              <table:table-cell office:value-type="float" office:value="0.00951282">
                <text:p>0.00951282</text:p>
              </table:table-cell>
              <table:table-cell office:value-type="float" office:value="0.00799657">
                <text:p>0.00799657</text:p>
              </table:table-cell>
              <table:table-cell office:value-type="float" office:value="0.0119275">
                <text:p>0.01192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0.00636267">
                <text:p>0.00636267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500969">
                <text:p>0.0500969</text:p>
              </table:table-cell>
              <table:table-cell office:value-type="float" office:value="0.00951085">
                <text:p>0.00951085</text:p>
              </table:table-cell>
              <table:table-cell office:value-type="float" office:value="0.0080013">
                <text:p>0.0080013</text:p>
              </table:table-cell>
              <table:table-cell office:value-type="float" office:value="0.0120025">
                <text:p>0.01200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0.00642189">
                <text:p>0.00642189</text:p>
              </table:table-cell>
              <table:table-cell office:value-type="float" office:value="0.00772655">
                <text:p>0.00772655</text:p>
              </table:table-cell>
              <table:table-cell office:value-type="float" office:value="0.0545817">
                <text:p>0.0545817</text:p>
              </table:table-cell>
              <table:table-cell office:value-type="float" office:value="0.00990166">
                <text:p>0.00990166</text:p>
              </table:table-cell>
              <table:table-cell office:value-type="float" office:value="0.00844383">
                <text:p>0.00844383</text:p>
              </table:table-cell>
              <table:table-cell office:value-type="float" office:value="0.0114483">
                <text:p>0.01144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0.00634215">
                <text:p>0.00634215</text:p>
              </table:table-cell>
              <table:table-cell office:value-type="float" office:value="0.0071135">
                <text:p>0.0071135</text:p>
              </table:table-cell>
              <table:table-cell office:value-type="float" office:value="0.0539134">
                <text:p>0.0539134</text:p>
              </table:table-cell>
              <table:table-cell office:value-type="float" office:value="0.00955585">
                <text:p>0.00955585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114732">
                <text:p>0.01147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0.00644281">
                <text:p>0.00644281</text:p>
              </table:table-cell>
              <table:table-cell office:value-type="float" office:value="0.0071356">
                <text:p>0.0071356</text:p>
              </table:table-cell>
              <table:table-cell office:value-type="float" office:value="0.0505019">
                <text:p>0.0505019</text:p>
              </table:table-cell>
              <table:table-cell office:value-type="float" office:value="0.00983929">
                <text:p>0.00983929</text:p>
              </table:table-cell>
              <table:table-cell office:value-type="float" office:value="0.0081975">
                <text:p>0.0081975</text:p>
              </table:table-cell>
              <table:table-cell office:value-type="float" office:value="0.0115324">
                <text:p>0.01153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0.00669585">
                <text:p>0.00669585</text:p>
              </table:table-cell>
              <table:table-cell office:value-type="float" office:value="0.00697178">
                <text:p>0.00697178</text:p>
              </table:table-cell>
              <table:table-cell office:value-type="float" office:value="0.0502228">
                <text:p>0.0502228</text:p>
              </table:table-cell>
              <table:table-cell office:value-type="float" office:value="0.00930755">
                <text:p>0.00930755</text:p>
              </table:table-cell>
              <table:table-cell office:value-type="float" office:value="0.00853817">
                <text:p>0.00853817</text:p>
              </table:table-cell>
              <table:table-cell office:value-type="float" office:value="0.0114104">
                <text:p>0.01141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0.0086712">
                <text:p>0.0086712</text:p>
              </table:table-cell>
              <table:table-cell office:value-type="float" office:value="0.00698126">
                <text:p>0.00698126</text:p>
              </table:table-cell>
              <table:table-cell office:value-type="float" office:value="0.0549717">
                <text:p>0.0549717</text:p>
              </table:table-cell>
              <table:table-cell office:value-type="float" office:value="0.00939795">
                <text:p>0.00939795</text:p>
              </table:table-cell>
              <table:table-cell office:value-type="float" office:value="0.00833645">
                <text:p>0.00833645</text:p>
              </table:table-cell>
              <table:table-cell office:value-type="float" office:value="0.0118652">
                <text:p>0.01186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0.0102044">
                <text:p>0.0102044</text:p>
              </table:table-cell>
              <table:table-cell office:value-type="float" office:value="0.00699152">
                <text:p>0.00699152</text:p>
              </table:table-cell>
              <table:table-cell office:value-type="float" office:value="0.0499228">
                <text:p>0.0499228</text:p>
              </table:table-cell>
              <table:table-cell office:value-type="float" office:value="0.00944887">
                <text:p>0.00944887</text:p>
              </table:table-cell>
              <table:table-cell office:value-type="float" office:value="0.00809684">
                <text:p>0.00809684</text:p>
              </table:table-cell>
              <table:table-cell office:value-type="float" office:value="0.0114594">
                <text:p>0.01145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0.0104993">
                <text:p>0.0104993</text:p>
              </table:table-cell>
              <table:table-cell office:value-type="float" office:value="0.00701718">
                <text:p>0.00701718</text:p>
              </table:table-cell>
              <table:table-cell office:value-type="float" office:value="0.0501569">
                <text:p>0.0501569</text:p>
              </table:table-cell>
              <table:table-cell office:value-type="float" office:value="0.00936755">
                <text:p>0.00936755</text:p>
              </table:table-cell>
              <table:table-cell office:value-type="float" office:value="0.00865936">
                <text:p>0.00865936</text:p>
              </table:table-cell>
              <table:table-cell office:value-type="float" office:value="0.0116721">
                <text:p>0.01167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0.00732982">
                <text:p>0.0073298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0528282">
                <text:p>0.0528282</text:p>
              </table:table-cell>
              <table:table-cell office:value-type="float" office:value="0.00944808">
                <text:p>0.00944808</text:p>
              </table:table-cell>
              <table:table-cell office:value-type="float" office:value="0.0080467">
                <text:p>0.0080467</text:p>
              </table:table-cell>
              <table:table-cell office:value-type="float" office:value="0.0117483">
                <text:p>0.01174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0.00659755">
                <text:p>0.00659755</text:p>
              </table:table-cell>
              <table:table-cell office:value-type="float" office:value="0.0069552">
                <text:p>0.0069552</text:p>
              </table:table-cell>
              <table:table-cell office:value-type="float" office:value="0.0542639">
                <text:p>0.0542639</text:p>
              </table:table-cell>
              <table:table-cell office:value-type="float" office:value="0.00939203">
                <text:p>0.00939203</text:p>
              </table:table-cell>
              <table:table-cell office:value-type="float" office:value="0.00838461">
                <text:p>0.00838461</text:p>
              </table:table-cell>
              <table:table-cell office:value-type="float" office:value="0.0115217">
                <text:p>0.01152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0.00660466">
                <text:p>0.00660466</text:p>
              </table:table-cell>
              <table:table-cell office:value-type="float" office:value="0.00693823">
                <text:p>0.00693823</text:p>
              </table:table-cell>
              <table:table-cell office:value-type="float" office:value="0.0503456">
                <text:p>0.0503456</text:p>
              </table:table-cell>
              <table:table-cell office:value-type="float" office:value="0.00944295">
                <text:p>0.00944295</text:p>
              </table:table-cell>
              <table:table-cell office:value-type="float" office:value="0.00807591">
                <text:p>0.00807591</text:p>
              </table:table-cell>
              <table:table-cell office:value-type="float" office:value="0.0120527">
                <text:p>0.01205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0.0065265">
                <text:p>0.0065265</text:p>
              </table:table-cell>
              <table:table-cell office:value-type="float" office:value="0.00693546">
                <text:p>0.00693546</text:p>
              </table:table-cell>
              <table:table-cell office:value-type="float" office:value="0.0505351">
                <text:p>0.0505351</text:p>
              </table:table-cell>
              <table:table-cell office:value-type="float" office:value="0.00950256">
                <text:p>0.00950256</text:p>
              </table:table-cell>
              <table:table-cell office:value-type="float" office:value="0.0081217">
                <text:p>0.0081217</text:p>
              </table:table-cell>
              <table:table-cell office:value-type="float" office:value="0.0116777">
                <text:p>0.01167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0.00640728">
                <text:p>0.00640728</text:p>
              </table:table-cell>
              <table:table-cell office:value-type="float" office:value="0.00708152">
                <text:p>0.00708152</text:p>
              </table:table-cell>
              <table:table-cell office:value-type="float" office:value="0.0515981">
                <text:p>0.0515981</text:p>
              </table:table-cell>
              <table:table-cell office:value-type="float" office:value="0.00949822">
                <text:p>0.00949822</text:p>
              </table:table-cell>
              <table:table-cell office:value-type="float" office:value="0.00791169">
                <text:p>0.00791169</text:p>
              </table:table-cell>
              <table:table-cell office:value-type="float" office:value="0.0119895">
                <text:p>0.01198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0.00666506">
                <text:p>0.00666506</text:p>
              </table:table-cell>
              <table:table-cell office:value-type="float" office:value="0.00699231">
                <text:p>0.00699231</text:p>
              </table:table-cell>
              <table:table-cell office:value-type="float" office:value="0.0573296">
                <text:p>0.0573296</text:p>
              </table:table-cell>
              <table:table-cell office:value-type="float" office:value="0.00945085">
                <text:p>0.00945085</text:p>
              </table:table-cell>
              <table:table-cell office:value-type="float" office:value="0.00805144">
                <text:p>0.00805144</text:p>
              </table:table-cell>
              <table:table-cell office:value-type="float" office:value="0.0114811">
                <text:p>0.01148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0.00633938">
                <text:p>0.00633938</text:p>
              </table:table-cell>
              <table:table-cell office:value-type="float" office:value="0.00753076">
                <text:p>0.00753076</text:p>
              </table:table-cell>
              <table:table-cell office:value-type="float" office:value="0.0513471">
                <text:p>0.0513471</text:p>
              </table:table-cell>
              <table:table-cell office:value-type="float" office:value="0.00978284">
                <text:p>0.00978284</text:p>
              </table:table-cell>
              <table:table-cell office:value-type="float" office:value="0.00799854">
                <text:p>0.00799854</text:p>
              </table:table-cell>
              <table:table-cell office:value-type="float" office:value="0.0123397">
                <text:p>0.01233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0.00644715">
                <text:p>0.00644715</text:p>
              </table:table-cell>
              <table:table-cell office:value-type="float" office:value="0.00701047">
                <text:p>0.00701047</text:p>
              </table:table-cell>
              <table:table-cell office:value-type="float" office:value="0.0497669">
                <text:p>0.0497669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813907">
                <text:p>0.00813907</text:p>
              </table:table-cell>
              <table:table-cell office:value-type="float" office:value="0.0120057">
                <text:p>0.0120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0.00648189">
                <text:p>0.00648189</text:p>
              </table:table-cell>
              <table:table-cell office:value-type="float" office:value="0.00694375">
                <text:p>0.00694375</text:p>
              </table:table-cell>
              <table:table-cell office:value-type="float" office:value="0.0512657">
                <text:p>0.0512657</text:p>
              </table:table-cell>
              <table:table-cell office:value-type="float" office:value="0.00992337">
                <text:p>0.00992337</text:p>
              </table:table-cell>
              <table:table-cell office:value-type="float" office:value="0.00814815">
                <text:p>0.00814815</text:p>
              </table:table-cell>
              <table:table-cell office:value-type="float" office:value="0.0126022">
                <text:p>0.01260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0.00636188">
                <text:p>0.00636188</text:p>
              </table:table-cell>
              <table:table-cell office:value-type="float" office:value="0.00705626">
                <text:p>0.00705626</text:p>
              </table:table-cell>
              <table:table-cell office:value-type="float" office:value="0.0564552">
                <text:p>0.0564552</text:p>
              </table:table-cell>
              <table:table-cell office:value-type="float" office:value="0.00952111">
                <text:p>0.00952111</text:p>
              </table:table-cell>
              <table:table-cell office:value-type="float" office:value="0.00814302">
                <text:p>0.00814302</text:p>
              </table:table-cell>
              <table:table-cell office:value-type="float" office:value="0.0121644">
                <text:p>0.01216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0.00836566">
                <text:p>0.00836566</text:p>
              </table:table-cell>
              <table:table-cell office:value-type="float" office:value="0.00733377">
                <text:p>0.00733377</text:p>
              </table:table-cell>
              <table:table-cell office:value-type="float" office:value="0.0549397">
                <text:p>0.0549397</text:p>
              </table:table-cell>
              <table:table-cell office:value-type="float" office:value="0.00944808">
                <text:p>0.00944808</text:p>
              </table:table-cell>
              <table:table-cell office:value-type="float" office:value="0.00805499">
                <text:p>0.00805499</text:p>
              </table:table-cell>
              <table:table-cell office:value-type="float" office:value="0.0115127">
                <text:p>0.01151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0.00770011">
                <text:p>0.00770011</text:p>
              </table:table-cell>
              <table:table-cell office:value-type="float" office:value="0.00727022">
                <text:p>0.00727022</text:p>
              </table:table-cell>
              <table:table-cell office:value-type="float" office:value="0.0611015">
                <text:p>0.0611015</text:p>
              </table:table-cell>
              <table:table-cell office:value-type="float" office:value="0.00943387">
                <text:p>0.00943387</text:p>
              </table:table-cell>
              <table:table-cell office:value-type="float" office:value="0.00862502">
                <text:p>0.00862502</text:p>
              </table:table-cell>
              <table:table-cell office:value-type="float" office:value="0.0115213">
                <text:p>0.01152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0.00634451">
                <text:p>0.00634451</text:p>
              </table:table-cell>
              <table:table-cell office:value-type="float" office:value="0.00709889">
                <text:p>0.00709889</text:p>
              </table:table-cell>
              <table:table-cell office:value-type="float" office:value="0.0750979">
                <text:p>0.0750979</text:p>
              </table:table-cell>
              <table:table-cell office:value-type="float" office:value="0.00954875">
                <text:p>0.00954875</text:p>
              </table:table-cell>
              <table:table-cell office:value-type="float" office:value="0.0081296">
                <text:p>0.0081296</text:p>
              </table:table-cell>
              <table:table-cell office:value-type="float" office:value="0.0117771">
                <text:p>0.01177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0.00728916">
                <text:p>0.00728916</text:p>
              </table:table-cell>
              <table:table-cell office:value-type="float" office:value="0.00707915">
                <text:p>0.00707915</text:p>
              </table:table-cell>
              <table:table-cell office:value-type="float" office:value="0.0522929">
                <text:p>0.0522929</text:p>
              </table:table-cell>
              <table:table-cell office:value-type="float" office:value="0.00972678">
                <text:p>0.00972678</text:p>
              </table:table-cell>
              <table:table-cell office:value-type="float" office:value="0.00914333">
                <text:p>0.00914333</text:p>
              </table:table-cell>
              <table:table-cell office:value-type="float" office:value="0.011999">
                <text:p>0.011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0.00894003">
                <text:p>0.00894003</text:p>
              </table:table-cell>
              <table:table-cell office:value-type="float" office:value="0.00695283">
                <text:p>0.00695283</text:p>
              </table:table-cell>
              <table:table-cell office:value-type="float" office:value="0.0509977">
                <text:p>0.0509977</text:p>
              </table:table-cell>
              <table:table-cell office:value-type="float" office:value="0.0098835">
                <text:p>0.0098835</text:p>
              </table:table-cell>
              <table:table-cell office:value-type="float" office:value="0.00814184">
                <text:p>0.00814184</text:p>
              </table:table-cell>
              <table:table-cell office:value-type="float" office:value="0.0118289">
                <text:p>0.01182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0.00647794">
                <text:p>0.00647794</text:p>
              </table:table-cell>
              <table:table-cell office:value-type="float" office:value="0.00691178">
                <text:p>0.00691178</text:p>
              </table:table-cell>
              <table:table-cell office:value-type="float" office:value="0.0516625">
                <text:p>0.0516625</text:p>
              </table:table-cell>
              <table:table-cell office:value-type="float" office:value="0.00993166">
                <text:p>0.00993166</text:p>
              </table:table-cell>
              <table:table-cell office:value-type="float" office:value="0.00798354">
                <text:p>0.00798354</text:p>
              </table:table-cell>
              <table:table-cell office:value-type="float" office:value="0.0118411">
                <text:p>0.01184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0.00695796">
                <text:p>0.00695796</text:p>
              </table:table-cell>
              <table:table-cell office:value-type="float" office:value="0.00709613">
                <text:p>0.00709613</text:p>
              </table:table-cell>
              <table:table-cell office:value-type="float" office:value="0.0575234">
                <text:p>0.0575234</text:p>
              </table:table-cell>
              <table:table-cell office:value-type="float" office:value="0.00976468">
                <text:p>0.00976468</text:p>
              </table:table-cell>
              <table:table-cell office:value-type="float" office:value="0.00803565">
                <text:p>0.00803565</text:p>
              </table:table-cell>
              <table:table-cell office:value-type="float" office:value="0.0113824">
                <text:p>0.01138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0.00640846">
                <text:p>0.00640846</text:p>
              </table:table-cell>
              <table:table-cell office:value-type="float" office:value="0.0070006">
                <text:p>0.0070006</text:p>
              </table:table-cell>
              <table:table-cell office:value-type="float" office:value="0.0502836">
                <text:p>0.0502836</text:p>
              </table:table-cell>
              <table:table-cell office:value-type="float" office:value="0.0095519">
                <text:p>0.0095519</text:p>
              </table:table-cell>
              <table:table-cell office:value-type="float" office:value="0.0080242">
                <text:p>0.0080242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0.00835579">
                <text:p>0.00835579</text:p>
              </table:table-cell>
              <table:table-cell office:value-type="float" office:value="0.00713679">
                <text:p>0.00713679</text:p>
              </table:table-cell>
              <table:table-cell office:value-type="float" office:value="0.0512709">
                <text:p>0.0512709</text:p>
              </table:table-cell>
              <table:table-cell office:value-type="float" office:value="0.00939834">
                <text:p>0.00939834</text:p>
              </table:table-cell>
              <table:table-cell office:value-type="float" office:value="0.00802025">
                <text:p>0.00802025</text:p>
              </table:table-cell>
              <table:table-cell office:value-type="float" office:value="0.0117029">
                <text:p>0.01170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0.00943861">
                <text:p>0.00943861</text:p>
              </table:table-cell>
              <table:table-cell office:value-type="float" office:value="0.00734048">
                <text:p>0.00734048</text:p>
              </table:table-cell>
              <table:table-cell office:value-type="float" office:value="0.0505631">
                <text:p>0.0505631</text:p>
              </table:table-cell>
              <table:table-cell office:value-type="float" office:value="0.00941729">
                <text:p>0.00941729</text:p>
              </table:table-cell>
              <table:table-cell office:value-type="float" office:value="0.00885595">
                <text:p>0.00885595</text:p>
              </table:table-cell>
              <table:table-cell office:value-type="float" office:value="0.0121233">
                <text:p>0.01212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0.00997903">
                <text:p>0.00997903</text:p>
              </table:table-cell>
              <table:table-cell office:value-type="float" office:value="0.00692678">
                <text:p>0.00692678</text:p>
              </table:table-cell>
              <table:table-cell office:value-type="float" office:value="0.0568326">
                <text:p>0.0568326</text:p>
              </table:table-cell>
              <table:table-cell office:value-type="float" office:value="0.00978521">
                <text:p>0.00978521</text:p>
              </table:table-cell>
              <table:table-cell office:value-type="float" office:value="0.00795985">
                <text:p>0.00795985</text:p>
              </table:table-cell>
              <table:table-cell office:value-type="float" office:value="0.0117874">
                <text:p>0.01178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0.00880345">
                <text:p>0.00880345</text:p>
              </table:table-cell>
              <table:table-cell office:value-type="float" office:value="0.0074147">
                <text:p>0.0074147</text:p>
              </table:table-cell>
              <table:table-cell office:value-type="float" office:value="0.0517122">
                <text:p>0.0517122</text:p>
              </table:table-cell>
              <table:table-cell office:value-type="float" office:value="0.0101369">
                <text:p>0.0101369</text:p>
              </table:table-cell>
              <table:table-cell office:value-type="float" office:value="0.00824526">
                <text:p>0.00824526</text:p>
              </table:table-cell>
              <table:table-cell office:value-type="float" office:value="0.0114562">
                <text:p>0.01145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0.00645702">
                <text:p>0.00645702</text:p>
              </table:table-cell>
              <table:table-cell office:value-type="float" office:value="0.00722048">
                <text:p>0.00722048</text:p>
              </table:table-cell>
              <table:table-cell office:value-type="float" office:value="0.0539023">
                <text:p>0.0539023</text:p>
              </table:table-cell>
              <table:table-cell office:value-type="float" office:value="0.00955664">
                <text:p>0.00955664</text:p>
              </table:table-cell>
              <table:table-cell office:value-type="float" office:value="0.00799973">
                <text:p>0.00799973</text:p>
              </table:table-cell>
              <table:table-cell office:value-type="float" office:value="0.0120329">
                <text:p>0.01203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0.00667808">
                <text:p>0.00667808</text:p>
              </table:table-cell>
              <table:table-cell office:value-type="float" office:value="0.00714942">
                <text:p>0.00714942</text:p>
              </table:table-cell>
              <table:table-cell office:value-type="float" office:value="0.0536347">
                <text:p>0.0536347</text:p>
              </table:table-cell>
              <table:table-cell office:value-type="float" office:value="0.00941887">
                <text:p>0.00941887</text:p>
              </table:table-cell>
              <table:table-cell office:value-type="float" office:value="0.0080242">
                <text:p>0.0080242</text:p>
              </table:table-cell>
              <table:table-cell office:value-type="float" office:value="0.0114637">
                <text:p>0.01146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0.00678704">
                <text:p>0.00678704</text:p>
              </table:table-cell>
              <table:table-cell office:value-type="float" office:value="0.00695796">
                <text:p>0.00695796</text:p>
              </table:table-cell>
              <table:table-cell office:value-type="float" office:value="0.0648975">
                <text:p>0.0648975</text:p>
              </table:table-cell>
              <table:table-cell office:value-type="float" office:value="0.00931308">
                <text:p>0.00931308</text:p>
              </table:table-cell>
              <table:table-cell office:value-type="float" office:value="0.00828277">
                <text:p>0.00828277</text:p>
              </table:table-cell>
              <table:table-cell office:value-type="float" office:value="0.0119244">
                <text:p>0.01192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0.00655571">
                <text:p>0.00655571</text:p>
              </table:table-cell>
              <table:table-cell office:value-type="float" office:value="0.00694099">
                <text:p>0.00694099</text:p>
              </table:table-cell>
              <table:table-cell office:value-type="float" office:value="0.0658425">
                <text:p>0.0658425</text:p>
              </table:table-cell>
              <table:table-cell office:value-type="float" office:value="0.00951796">
                <text:p>0.00951796</text:p>
              </table:table-cell>
              <table:table-cell office:value-type="float" office:value="0.00791169">
                <text:p>0.00791169</text:p>
              </table:table-cell>
              <table:table-cell office:value-type="float" office:value="0.0119311">
                <text:p>0.0119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0.0064965">
                <text:p>0.0064965</text:p>
              </table:table-cell>
              <table:table-cell office:value-type="float" office:value="0.007046">
                <text:p>0.007046</text:p>
              </table:table-cell>
              <table:table-cell office:value-type="float" office:value="0.0530714">
                <text:p>0.0530714</text:p>
              </table:table-cell>
              <table:table-cell office:value-type="float" office:value="0.00936321">
                <text:p>0.00936321</text:p>
              </table:table-cell>
              <table:table-cell office:value-type="float" office:value="0.00857173">
                <text:p>0.00857173</text:p>
              </table:table-cell>
              <table:table-cell office:value-type="float" office:value="0.0118612">
                <text:p>0.01186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0.00642189">
                <text:p>0.00642189</text:p>
              </table:table-cell>
              <table:table-cell office:value-type="float" office:value="0.00692994">
                <text:p>0.00692994</text:p>
              </table:table-cell>
              <table:table-cell office:value-type="float" office:value="0.0529265">
                <text:p>0.0529265</text:p>
              </table:table-cell>
              <table:table-cell office:value-type="float" office:value="0.0095677">
                <text:p>0.0095677</text:p>
              </table:table-cell>
              <table:table-cell office:value-type="float" office:value="0.00806486">
                <text:p>0.00806486</text:p>
              </table:table-cell>
              <table:table-cell office:value-type="float" office:value="0.0121218">
                <text:p>0.01212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0.00640728">
                <text:p>0.00640728</text:p>
              </table:table-cell>
              <table:table-cell office:value-type="float" office:value="0.00716837">
                <text:p>0.00716837</text:p>
              </table:table-cell>
              <table:table-cell office:value-type="float" office:value="0.0509606">
                <text:p>0.0509606</text:p>
              </table:table-cell>
              <table:table-cell office:value-type="float" office:value="0.00941532">
                <text:p>0.00941532</text:p>
              </table:table-cell>
              <table:table-cell office:value-type="float" office:value="0.00809644">
                <text:p>0.00809644</text:p>
              </table:table-cell>
              <table:table-cell office:value-type="float" office:value="0.0115758">
                <text:p>0.0115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0.00705863">
                <text:p>0.00705863</text:p>
              </table:table-cell>
              <table:table-cell office:value-type="float" office:value="0.00740325">
                <text:p>0.00740325</text:p>
              </table:table-cell>
              <table:table-cell office:value-type="float" office:value="0.0505844">
                <text:p>0.0505844</text:p>
              </table:table-cell>
              <table:table-cell office:value-type="float" office:value="0.00930518">
                <text:p>0.00930518</text:p>
              </table:table-cell>
              <table:table-cell office:value-type="float" office:value="0.0079938">
                <text:p>0.0079938</text:p>
              </table:table-cell>
              <table:table-cell office:value-type="float" office:value="0.0115537">
                <text:p>0.01155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0.0110007">
                <text:p>0.0110007</text:p>
              </table:table-cell>
              <table:table-cell office:value-type="float" office:value="0.00724495">
                <text:p>0.00724495</text:p>
              </table:table-cell>
              <table:table-cell office:value-type="float" office:value="0.050927">
                <text:p>0.050927</text:p>
              </table:table-cell>
              <table:table-cell office:value-type="float" office:value="0.00935532">
                <text:p>0.00935532</text:p>
              </table:table-cell>
              <table:table-cell office:value-type="float" office:value="0.00802973">
                <text:p>0.00802973</text:p>
              </table:table-cell>
              <table:table-cell office:value-type="float" office:value="0.0114234">
                <text:p>0.01142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0.00797959">
                <text:p>0.00797959</text:p>
              </table:table-cell>
              <table:table-cell office:value-type="float" office:value="0.00711508">
                <text:p>0.00711508</text:p>
              </table:table-cell>
              <table:table-cell office:value-type="float" office:value="0.0519499">
                <text:p>0.0519499</text:p>
              </table:table-cell>
              <table:table-cell office:value-type="float" office:value="0.0100943">
                <text:p>0.0100943</text:p>
              </table:table-cell>
              <table:table-cell office:value-type="float" office:value="0.00802065">
                <text:p>0.00802065</text:p>
              </table:table-cell>
              <table:table-cell office:value-type="float" office:value="0.0116508">
                <text:p>0.0116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0.00728127">
                <text:p>0.00728127</text:p>
              </table:table-cell>
              <table:table-cell office:value-type="float" office:value="0.00705113">
                <text:p>0.00705113</text:p>
              </table:table-cell>
              <table:table-cell office:value-type="float" office:value="0.051951">
                <text:p>0.051951</text:p>
              </table:table-cell>
              <table:table-cell office:value-type="float" office:value="0.00974652">
                <text:p>0.00974652</text:p>
              </table:table-cell>
              <table:table-cell office:value-type="float" office:value="0.00806723">
                <text:p>0.00806723</text:p>
              </table:table-cell>
              <table:table-cell office:value-type="float" office:value="0.0120436">
                <text:p>0.01204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0.0101286">
                <text:p>0.0101286</text:p>
              </table:table-cell>
              <table:table-cell office:value-type="float" office:value="0.00706534">
                <text:p>0.00706534</text:p>
              </table:table-cell>
              <table:table-cell office:value-type="float" office:value="0.0516147">
                <text:p>0.0516147</text:p>
              </table:table-cell>
              <table:table-cell office:value-type="float" office:value="0.00934387">
                <text:p>0.00934387</text:p>
              </table:table-cell>
              <table:table-cell office:value-type="float" office:value="0.00799815">
                <text:p>0.00799815</text:p>
              </table:table-cell>
              <table:table-cell office:value-type="float" office:value="0.011489">
                <text:p>0.0114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0.00966323">
                <text:p>0.00966323</text:p>
              </table:table-cell>
              <table:table-cell office:value-type="float" office:value="0.00733298">
                <text:p>0.00733298</text:p>
              </table:table-cell>
              <table:table-cell office:value-type="float" office:value="0.050492">
                <text:p>0.050492</text:p>
              </table:table-cell>
              <table:table-cell office:value-type="float" office:value="0.00953019">
                <text:p>0.00953019</text:p>
              </table:table-cell>
              <table:table-cell office:value-type="float" office:value="0.00808144">
                <text:p>0.00808144</text:p>
              </table:table-cell>
              <table:table-cell office:value-type="float" office:value="0.0125635">
                <text:p>0.01256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0.00639899">
                <text:p>0.00639899</text:p>
              </table:table-cell>
              <table:table-cell office:value-type="float" office:value="0.00710481">
                <text:p>0.00710481</text:p>
              </table:table-cell>
              <table:table-cell office:value-type="float" office:value="0.060297">
                <text:p>0.060297</text:p>
              </table:table-cell>
              <table:table-cell office:value-type="float" office:value="0.00939479">
                <text:p>0.00939479</text:p>
              </table:table-cell>
              <table:table-cell office:value-type="float" office:value="0.00835737">
                <text:p>0.00835737</text:p>
              </table:table-cell>
              <table:table-cell office:value-type="float" office:value="0.0115561">
                <text:p>0.01155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0.00845014">
                <text:p>0.00845014</text:p>
              </table:table-cell>
              <table:table-cell office:value-type="float" office:value="0.00691809">
                <text:p>0.00691809</text:p>
              </table:table-cell>
              <table:table-cell office:value-type="float" office:value="0.0587195">
                <text:p>0.0587195</text:p>
              </table:table-cell>
              <table:table-cell office:value-type="float" office:value="0.0095144">
                <text:p>0.0095144</text:p>
              </table:table-cell>
              <table:table-cell office:value-type="float" office:value="0.0088599">
                <text:p>0.0088599</text:p>
              </table:table-cell>
              <table:table-cell office:value-type="float" office:value="0.0115154">
                <text:p>0.01151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0.00900438">
                <text:p>0.00900438</text:p>
              </table:table-cell>
              <table:table-cell office:value-type="float" office:value="0.007046">
                <text:p>0.007046</text:p>
              </table:table-cell>
              <table:table-cell office:value-type="float" office:value="0.0523193">
                <text:p>0.0523193</text:p>
              </table:table-cell>
              <table:table-cell office:value-type="float" office:value="0.00999522">
                <text:p>0.00999522</text:p>
              </table:table-cell>
              <table:table-cell office:value-type="float" office:value="0.00809723">
                <text:p>0.00809723</text:p>
              </table:table-cell>
              <table:table-cell office:value-type="float" office:value="0.0115308">
                <text:p>0.011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0.00819947">
                <text:p>0.00819947</text:p>
              </table:table-cell>
              <table:table-cell office:value-type="float" office:value="0.00707284">
                <text:p>0.00707284</text:p>
              </table:table-cell>
              <table:table-cell office:value-type="float" office:value="0.0527271">
                <text:p>0.0527271</text:p>
              </table:table-cell>
              <table:table-cell office:value-type="float" office:value="0.0094319">
                <text:p>0.0094319</text:p>
              </table:table-cell>
              <table:table-cell office:value-type="float" office:value="0.00819908">
                <text:p>0.00819908</text:p>
              </table:table-cell>
              <table:table-cell office:value-type="float" office:value="0.0117321">
                <text:p>0.01173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0.00725956">
                <text:p>0.00725956</text:p>
              </table:table-cell>
              <table:table-cell office:value-type="float" office:value="0.00777156">
                <text:p>0.00777156</text:p>
              </table:table-cell>
              <table:table-cell office:value-type="float" office:value="0.0558583">
                <text:p>0.0558583</text:p>
              </table:table-cell>
              <table:table-cell office:value-type="float" office:value="0.00983534">
                <text:p>0.00983534</text:p>
              </table:table-cell>
              <table:table-cell office:value-type="float" office:value="0.00807039">
                <text:p>0.00807039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0.00631293">
                <text:p>0.00631293</text:p>
              </table:table-cell>
              <table:table-cell office:value-type="float" office:value="0.00698441">
                <text:p>0.00698441</text:p>
              </table:table-cell>
              <table:table-cell office:value-type="float" office:value="0.0526494">
                <text:p>0.0526494</text:p>
              </table:table-cell>
              <table:table-cell office:value-type="float" office:value="0.00940269">
                <text:p>0.00940269</text:p>
              </table:table-cell>
              <table:table-cell office:value-type="float" office:value="0.0080542">
                <text:p>0.0080542</text:p>
              </table:table-cell>
              <table:table-cell office:value-type="float" office:value="0.0115817">
                <text:p>0.01158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0.00639544">
                <text:p>0.00639544</text:p>
              </table:table-cell>
              <table:table-cell office:value-type="float" office:value="0.00705271">
                <text:p>0.00705271</text:p>
              </table:table-cell>
              <table:table-cell office:value-type="float" office:value="0.0537823">
                <text:p>0.0537823</text:p>
              </table:table-cell>
              <table:table-cell office:value-type="float" office:value="0.00932966">
                <text:p>0.00932966</text:p>
              </table:table-cell>
              <table:table-cell office:value-type="float" office:value="0.00801828">
                <text:p>0.00801828</text:p>
              </table:table-cell>
              <table:table-cell office:value-type="float" office:value="0.0114684">
                <text:p>0.0114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0.00699349">
                <text:p>0.00699349</text:p>
              </table:table-cell>
              <table:table-cell office:value-type="float" office:value="0.00946308">
                <text:p>0.00946308</text:p>
              </table:table-cell>
              <table:table-cell office:value-type="float" office:value="0.0498908">
                <text:p>0.0498908</text:p>
              </table:table-cell>
              <table:table-cell office:value-type="float" office:value="0.0103671">
                <text:p>0.0103671</text:p>
              </table:table-cell>
              <table:table-cell office:value-type="float" office:value="0.00803565">
                <text:p>0.00803565</text:p>
              </table:table-cell>
              <table:table-cell office:value-type="float" office:value="0.0114973">
                <text:p>0.01149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0.00634807">
                <text:p>0.00634807</text:p>
              </table:table-cell>
              <table:table-cell office:value-type="float" office:value="0.00922031">
                <text:p>0.00922031</text:p>
              </table:table-cell>
              <table:table-cell office:value-type="float" office:value="0.0568527">
                <text:p>0.0568527</text:p>
              </table:table-cell>
              <table:table-cell office:value-type="float" office:value="0.00936084">
                <text:p>0.00936084</text:p>
              </table:table-cell>
              <table:table-cell office:value-type="float" office:value="0.00806368">
                <text:p>0.00806368</text:p>
              </table:table-cell>
              <table:table-cell office:value-type="float" office:value="0.0119054">
                <text:p>0.01190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0.00647044">
                <text:p>0.00647044</text:p>
              </table:table-cell>
              <table:table-cell office:value-type="float" office:value="0.00711271">
                <text:p>0.00711271</text:p>
              </table:table-cell>
              <table:table-cell office:value-type="float" office:value="0.0507312">
                <text:p>0.0507312</text:p>
              </table:table-cell>
              <table:table-cell office:value-type="float" office:value="0.00945243">
                <text:p>0.00945243</text:p>
              </table:table-cell>
              <table:table-cell office:value-type="float" office:value="0.00805973">
                <text:p>0.00805973</text:p>
              </table:table-cell>
              <table:table-cell office:value-type="float" office:value="0.0121198">
                <text:p>0.01211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0.00632991">
                <text:p>0.00632991</text:p>
              </table:table-cell>
              <table:table-cell office:value-type="float" office:value="0.00748299">
                <text:p>0.00748299</text:p>
              </table:table-cell>
              <table:table-cell office:value-type="float" office:value="0.0533722">
                <text:p>0.0533722</text:p>
              </table:table-cell>
              <table:table-cell office:value-type="float" office:value="0.00947019">
                <text:p>0.00947019</text:p>
              </table:table-cell>
              <table:table-cell office:value-type="float" office:value="0.00797841">
                <text:p>0.00797841</text:p>
              </table:table-cell>
              <table:table-cell office:value-type="float" office:value="0.0117732">
                <text:p>0.01177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0.00641281">
                <text:p>0.00641281</text:p>
              </table:table-cell>
              <table:table-cell office:value-type="float" office:value="0.00720469">
                <text:p>0.00720469</text:p>
              </table:table-cell>
              <table:table-cell office:value-type="float" office:value="0.069989">
                <text:p>0.069989</text:p>
              </table:table-cell>
              <table:table-cell office:value-type="float" office:value="0.00980336">
                <text:p>0.00980336</text:p>
              </table:table-cell>
              <table:table-cell office:value-type="float" office:value="0.00796459">
                <text:p>0.00796459</text:p>
              </table:table-cell>
              <table:table-cell office:value-type="float" office:value="0.0113678">
                <text:p>0.01136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0.00632754">
                <text:p>0.00632754</text:p>
              </table:table-cell>
              <table:table-cell office:value-type="float" office:value="0.00703494">
                <text:p>0.00703494</text:p>
              </table:table-cell>
              <table:table-cell office:value-type="float" office:value="0.0571512">
                <text:p>0.0571512</text:p>
              </table:table-cell>
              <table:table-cell office:value-type="float" office:value="0.00944532">
                <text:p>0.00944532</text:p>
              </table:table-cell>
              <table:table-cell office:value-type="float" office:value="0.00826974">
                <text:p>0.00826974</text:p>
              </table:table-cell>
              <table:table-cell office:value-type="float" office:value="0.0114834">
                <text:p>0.01148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0.00643176">
                <text:p>0.00643176</text:p>
              </table:table-cell>
              <table:table-cell office:value-type="float" office:value="0.00719166">
                <text:p>0.00719166</text:p>
              </table:table-cell>
              <table:table-cell office:value-type="float" office:value="0.0512985">
                <text:p>0.0512985</text:p>
              </table:table-cell>
              <table:table-cell office:value-type="float" office:value="0.00942598">
                <text:p>0.00942598</text:p>
              </table:table-cell>
              <table:table-cell office:value-type="float" office:value="0.00847027">
                <text:p>0.00847027</text:p>
              </table:table-cell>
              <table:table-cell office:value-type="float" office:value="0.0114791">
                <text:p>0.01147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0.00637925">
                <text:p>0.00637925</text:p>
              </table:table-cell>
              <table:table-cell office:value-type="float" office:value="0.00740364">
                <text:p>0.00740364</text:p>
              </table:table-cell>
              <table:table-cell office:value-type="float" office:value="0.0509614">
                <text:p>0.0509614</text:p>
              </table:table-cell>
              <table:table-cell office:value-type="float" office:value="0.00975718">
                <text:p>0.00975718</text:p>
              </table:table-cell>
              <table:table-cell office:value-type="float" office:value="0.00798828">
                <text:p>0.00798828</text:p>
              </table:table-cell>
              <table:table-cell office:value-type="float" office:value="0.0118683">
                <text:p>0.01186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0.00666861">
                <text:p>0.00666861</text:p>
              </table:table-cell>
              <table:table-cell office:value-type="float" office:value="0.00701599">
                <text:p>0.00701599</text:p>
              </table:table-cell>
              <table:table-cell office:value-type="float" office:value="0.0546125">
                <text:p>0.0546125</text:p>
              </table:table-cell>
              <table:table-cell office:value-type="float" office:value="0.00987047">
                <text:p>0.00987047</text:p>
              </table:table-cell>
              <table:table-cell office:value-type="float" office:value="0.00811065">
                <text:p>0.00811065</text:p>
              </table:table-cell>
              <table:table-cell office:value-type="float" office:value="0.0116354">
                <text:p>0.01163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0.00748615">
                <text:p>0.00748615</text:p>
              </table:table-cell>
              <table:table-cell office:value-type="float" office:value="0.00708547">
                <text:p>0.00708547</text:p>
              </table:table-cell>
              <table:table-cell office:value-type="float" office:value="0.053849">
                <text:p>0.053849</text:p>
              </table:table-cell>
              <table:table-cell office:value-type="float" office:value="0.00954914">
                <text:p>0.00954914</text:p>
              </table:table-cell>
              <table:table-cell office:value-type="float" office:value="0.00824803">
                <text:p>0.00824803</text:p>
              </table:table-cell>
              <table:table-cell office:value-type="float" office:value="0.0115474">
                <text:p>0.01154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0.00636149">
                <text:p>0.00636149</text:p>
              </table:table-cell>
              <table:table-cell office:value-type="float" office:value="0.00710758">
                <text:p>0.00710758</text:p>
              </table:table-cell>
              <table:table-cell office:value-type="float" office:value="0.0543484">
                <text:p>0.0543484</text:p>
              </table:table-cell>
              <table:table-cell office:value-type="float" office:value="0.00967625">
                <text:p>0.00967625</text:p>
              </table:table-cell>
              <table:table-cell office:value-type="float" office:value="0.00793183">
                <text:p>0.00793183</text:p>
              </table:table-cell>
              <table:table-cell office:value-type="float" office:value="0.0118644">
                <text:p>0.0118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0.0064136">
                <text:p>0.0064136</text:p>
              </table:table-cell>
              <table:table-cell office:value-type="float" office:value="0.00692481">
                <text:p>0.00692481</text:p>
              </table:table-cell>
              <table:table-cell office:value-type="float" office:value="0.0522826">
                <text:p>0.0522826</text:p>
              </table:table-cell>
              <table:table-cell office:value-type="float" office:value="0.00956967">
                <text:p>0.00956967</text:p>
              </table:table-cell>
              <table:table-cell office:value-type="float" office:value="0.00797407">
                <text:p>0.00797407</text:p>
              </table:table-cell>
              <table:table-cell office:value-type="float" office:value="0.0114984">
                <text:p>0.01149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0.00632951">
                <text:p>0.00632951</text:p>
              </table:table-cell>
              <table:table-cell office:value-type="float" office:value="0.00700613">
                <text:p>0.00700613</text:p>
              </table:table-cell>
              <table:table-cell office:value-type="float" office:value="0.065068">
                <text:p>0.065068</text:p>
              </table:table-cell>
              <table:table-cell office:value-type="float" office:value="0.00959809">
                <text:p>0.00959809</text:p>
              </table:table-cell>
              <table:table-cell office:value-type="float" office:value="0.00801986">
                <text:p>0.00801986</text:p>
              </table:table-cell>
              <table:table-cell office:value-type="float" office:value="0.0121901">
                <text:p>0.0121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0.00712179">
                <text:p>0.00712179</text:p>
              </table:table-cell>
              <table:table-cell office:value-type="float" office:value="0.00707244">
                <text:p>0.00707244</text:p>
              </table:table-cell>
              <table:table-cell office:value-type="float" office:value="0.0626166">
                <text:p>0.0626166</text:p>
              </table:table-cell>
              <table:table-cell office:value-type="float" office:value="0.00955704">
                <text:p>0.00955704</text:p>
              </table:table-cell>
              <table:table-cell office:value-type="float" office:value="0.00798236">
                <text:p>0.00798236</text:p>
              </table:table-cell>
              <table:table-cell office:value-type="float" office:value="0.0119429">
                <text:p>0.01194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0.00641162">
                <text:p>0.00641162</text:p>
              </table:table-cell>
              <table:table-cell office:value-type="float" office:value="0.00702073">
                <text:p>0.00702073</text:p>
              </table:table-cell>
              <table:table-cell office:value-type="float" office:value="0.0564734">
                <text:p>0.0564734</text:p>
              </table:table-cell>
              <table:table-cell office:value-type="float" office:value="0.00950374">
                <text:p>0.00950374</text:p>
              </table:table-cell>
              <table:table-cell office:value-type="float" office:value="0.00821842">
                <text:p>0.00821842</text:p>
              </table:table-cell>
              <table:table-cell office:value-type="float" office:value="0.0118944">
                <text:p>0.01189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0.00676967">
                <text:p>0.00676967</text:p>
              </table:table-cell>
              <table:table-cell office:value-type="float" office:value="0.00702823">
                <text:p>0.00702823</text:p>
              </table:table-cell>
              <table:table-cell office:value-type="float" office:value="0.0514702">
                <text:p>0.0514702</text:p>
              </table:table-cell>
              <table:table-cell office:value-type="float" office:value="0.0100157">
                <text:p>0.0100157</text:p>
              </table:table-cell>
              <table:table-cell office:value-type="float" office:value="0.00839014">
                <text:p>0.00839014</text:p>
              </table:table-cell>
              <table:table-cell office:value-type="float" office:value="0.0117065">
                <text:p>0.01170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0.00683914">
                <text:p>0.00683914</text:p>
              </table:table-cell>
              <table:table-cell office:value-type="float" office:value="0.00696862">
                <text:p>0.00696862</text:p>
              </table:table-cell>
              <table:table-cell office:value-type="float" office:value="0.0595619">
                <text:p>0.0595619</text:p>
              </table:table-cell>
              <table:table-cell office:value-type="float" office:value="0.00935295">
                <text:p>0.00935295</text:p>
              </table:table-cell>
              <table:table-cell office:value-type="float" office:value="0.00809091">
                <text:p>0.00809091</text:p>
              </table:table-cell>
              <table:table-cell office:value-type="float" office:value="0.0116323">
                <text:p>0.01163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0.00641044">
                <text:p>0.00641044</text:p>
              </table:table-cell>
              <table:table-cell office:value-type="float" office:value="0.00701363">
                <text:p>0.00701363</text:p>
              </table:table-cell>
              <table:table-cell office:value-type="float" office:value="0.0606826">
                <text:p>0.0606826</text:p>
              </table:table-cell>
              <table:table-cell office:value-type="float" office:value="0.0101496">
                <text:p>0.0101496</text:p>
              </table:table-cell>
              <table:table-cell office:value-type="float" office:value="0.00824289">
                <text:p>0.00824289</text:p>
              </table:table-cell>
              <table:table-cell office:value-type="float" office:value="0.0115288">
                <text:p>0.01152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0.00719127">
                <text:p>0.00719127</text:p>
              </table:table-cell>
              <table:table-cell office:value-type="float" office:value="0.00716758">
                <text:p>0.00716758</text:p>
              </table:table-cell>
              <table:table-cell office:value-type="float" office:value="0.0531511">
                <text:p>0.0531511</text:p>
              </table:table-cell>
              <table:table-cell office:value-type="float" office:value="0.0106908">
                <text:p>0.0106908</text:p>
              </table:table-cell>
              <table:table-cell office:value-type="float" office:value="0.00829145">
                <text:p>0.00829145</text:p>
              </table:table-cell>
              <table:table-cell office:value-type="float" office:value="0.0119236">
                <text:p>0.01192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0.00642307">
                <text:p>0.00642307</text:p>
              </table:table-cell>
              <table:table-cell office:value-type="float" office:value="0.00714311">
                <text:p>0.00714311</text:p>
              </table:table-cell>
              <table:table-cell office:value-type="float" office:value="0.068391">
                <text:p>0.068391</text:p>
              </table:table-cell>
              <table:table-cell office:value-type="float" office:value="0.00953335">
                <text:p>0.00953335</text:p>
              </table:table-cell>
              <table:table-cell office:value-type="float" office:value="0.008265">
                <text:p>0.008265</text:p>
              </table:table-cell>
              <table:table-cell office:value-type="float" office:value="0.0118573">
                <text:p>0.01185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0.00641912">
                <text:p>0.00641912</text:p>
              </table:table-cell>
              <table:table-cell office:value-type="float" office:value="0.0069706">
                <text:p>0.0069706</text:p>
              </table:table-cell>
              <table:table-cell office:value-type="float" office:value="0.0537397">
                <text:p>0.0537397</text:p>
              </table:table-cell>
              <table:table-cell office:value-type="float" office:value="0.00941848">
                <text:p>0.00941848</text:p>
              </table:table-cell>
              <table:table-cell office:value-type="float" office:value="0.00860804">
                <text:p>0.00860804</text:p>
              </table:table-cell>
              <table:table-cell office:value-type="float" office:value="0.0114495">
                <text:p>0.01144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0.00659953">
                <text:p>0.00659953</text:p>
              </table:table-cell>
              <table:table-cell office:value-type="float" office:value="0.00707086">
                <text:p>0.00707086</text:p>
              </table:table-cell>
              <table:table-cell office:value-type="float" office:value="0.051936">
                <text:p>0.051936</text:p>
              </table:table-cell>
              <table:table-cell office:value-type="float" office:value="0.00993442">
                <text:p>0.00993442</text:p>
              </table:table-cell>
              <table:table-cell office:value-type="float" office:value="0.00819987">
                <text:p>0.00819987</text:p>
              </table:table-cell>
              <table:table-cell office:value-type="float" office:value="0.0117416">
                <text:p>0.01174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0.00706929">
                <text:p>0.00706929</text:p>
              </table:table-cell>
              <table:table-cell office:value-type="float" office:value="0.00697139">
                <text:p>0.00697139</text:p>
              </table:table-cell>
              <table:table-cell office:value-type="float" office:value="0.0510924">
                <text:p>0.0510924</text:p>
              </table:table-cell>
              <table:table-cell office:value-type="float" office:value="0.00944098">
                <text:p>0.00944098</text:p>
              </table:table-cell>
              <table:table-cell office:value-type="float" office:value="0.00794209">
                <text:p>0.00794209</text:p>
              </table:table-cell>
              <table:table-cell office:value-type="float" office:value="0.0114827">
                <text:p>0.0114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0.00632872">
                <text:p>0.00632872</text:p>
              </table:table-cell>
              <table:table-cell office:value-type="float" office:value="0.00714232">
                <text:p>0.00714232</text:p>
              </table:table-cell>
              <table:table-cell office:value-type="float" office:value="0.0572897">
                <text:p>0.0572897</text:p>
              </table:table-cell>
              <table:table-cell office:value-type="float" office:value="0.00988547">
                <text:p>0.00988547</text:p>
              </table:table-cell>
              <table:table-cell office:value-type="float" office:value="0.00873042">
                <text:p>0.00873042</text:p>
              </table:table-cell>
              <table:table-cell office:value-type="float" office:value="0.0116485">
                <text:p>0.01164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0.00638952">
                <text:p>0.00638952</text:p>
              </table:table-cell>
              <table:table-cell office:value-type="float" office:value="0.00758918">
                <text:p>0.00758918</text:p>
              </table:table-cell>
              <table:table-cell office:value-type="float" office:value="0.0531866">
                <text:p>0.0531866</text:p>
              </table:table-cell>
              <table:table-cell office:value-type="float" office:value="0.00960125">
                <text:p>0.00960125</text:p>
              </table:table-cell>
              <table:table-cell office:value-type="float" office:value="0.00801157">
                <text:p>0.00801157</text:p>
              </table:table-cell>
              <table:table-cell office:value-type="float" office:value="0.0118952">
                <text:p>0.01189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0.00659558">
                <text:p>0.00659558</text:p>
              </table:table-cell>
              <table:table-cell office:value-type="float" office:value="0.0070081">
                <text:p>0.0070081</text:p>
              </table:table-cell>
              <table:table-cell office:value-type="float" office:value="0.0530828">
                <text:p>0.0530828</text:p>
              </table:table-cell>
              <table:table-cell office:value-type="float" office:value="0.00935295">
                <text:p>0.00935295</text:p>
              </table:table-cell>
              <table:table-cell office:value-type="float" office:value="0.00803841">
                <text:p>0.00803841</text:p>
              </table:table-cell>
              <table:table-cell office:value-type="float" office:value="0.0121443">
                <text:p>0.01214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0.00642149">
                <text:p>0.00642149</text:p>
              </table:table-cell>
              <table:table-cell office:value-type="float" office:value="0.00717705">
                <text:p>0.00717705</text:p>
              </table:table-cell>
              <table:table-cell office:value-type="float" office:value="0.0606234">
                <text:p>0.0606234</text:p>
              </table:table-cell>
              <table:table-cell office:value-type="float" office:value="0.00959375">
                <text:p>0.00959375</text:p>
              </table:table-cell>
              <table:table-cell office:value-type="float" office:value="0.0085512">
                <text:p>0.0085512</text:p>
              </table:table-cell>
              <table:table-cell office:value-type="float" office:value="0.0116173">
                <text:p>0.01161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0.00652768">
                <text:p>0.00652768</text:p>
              </table:table-cell>
              <table:table-cell office:value-type="float" office:value="0.00719284">
                <text:p>0.00719284</text:p>
              </table:table-cell>
              <table:table-cell office:value-type="float" office:value="0.0537799">
                <text:p>0.0537799</text:p>
              </table:table-cell>
              <table:table-cell office:value-type="float" office:value="0.00939874">
                <text:p>0.00939874</text:p>
              </table:table-cell>
              <table:table-cell office:value-type="float" office:value="0.00805499">
                <text:p>0.00805499</text:p>
              </table:table-cell>
              <table:table-cell office:value-type="float" office:value="0.011667">
                <text:p>0.011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0.0063153">
                <text:p>0.0063153</text:p>
              </table:table-cell>
              <table:table-cell office:value-type="float" office:value="0.00702231">
                <text:p>0.00702231</text:p>
              </table:table-cell>
              <table:table-cell office:value-type="float" office:value="0.0516901">
                <text:p>0.0516901</text:p>
              </table:table-cell>
              <table:table-cell office:value-type="float" office:value="0.00957638">
                <text:p>0.00957638</text:p>
              </table:table-cell>
              <table:table-cell office:value-type="float" office:value="0.00810868">
                <text:p>0.00810868</text:p>
              </table:table-cell>
              <table:table-cell office:value-type="float" office:value="0.0118127">
                <text:p>0.01181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0.00661097">
                <text:p>0.00661097</text:p>
              </table:table-cell>
              <table:table-cell office:value-type="float" office:value="0.00708468">
                <text:p>0.00708468</text:p>
              </table:table-cell>
              <table:table-cell office:value-type="float" office:value="0.0529758">
                <text:p>0.0529758</text:p>
              </table:table-cell>
              <table:table-cell office:value-type="float" office:value="0.00968652">
                <text:p>0.00968652</text:p>
              </table:table-cell>
              <table:table-cell office:value-type="float" office:value="0.00812328">
                <text:p>0.00812328</text:p>
              </table:table-cell>
              <table:table-cell office:value-type="float" office:value="0.0115194">
                <text:p>0.0115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0.00660111">
                <text:p>0.00660111</text:p>
              </table:table-cell>
              <table:table-cell office:value-type="float" office:value="0.00702113">
                <text:p>0.00702113</text:p>
              </table:table-cell>
              <table:table-cell office:value-type="float" office:value="0.0528013">
                <text:p>0.0528013</text:p>
              </table:table-cell>
              <table:table-cell office:value-type="float" office:value="0.00939361">
                <text:p>0.00939361</text:p>
              </table:table-cell>
              <table:table-cell office:value-type="float" office:value="0.00857883">
                <text:p>0.00857883</text:p>
              </table:table-cell>
              <table:table-cell office:value-type="float" office:value="0.0115434">
                <text:p>0.01154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0.00634096">
                <text:p>0.00634096</text:p>
              </table:table-cell>
              <table:table-cell office:value-type="float" office:value="0.00690546">
                <text:p>0.00690546</text:p>
              </table:table-cell>
              <table:table-cell office:value-type="float" office:value="0.0516644">
                <text:p>0.0516644</text:p>
              </table:table-cell>
              <table:table-cell office:value-type="float" office:value="0.00956848">
                <text:p>0.00956848</text:p>
              </table:table-cell>
              <table:table-cell office:value-type="float" office:value="0.00809368">
                <text:p>0.00809368</text:p>
              </table:table-cell>
              <table:table-cell office:value-type="float" office:value="0.0115825">
                <text:p>0.01158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0.00637886">
                <text:p>0.00637886</text:p>
              </table:table-cell>
              <table:table-cell office:value-type="float" office:value="0.00693191">
                <text:p>0.00693191</text:p>
              </table:table-cell>
              <table:table-cell office:value-type="float" office:value="0.0518429">
                <text:p>0.0518429</text:p>
              </table:table-cell>
              <table:table-cell office:value-type="float" office:value="0.00942164">
                <text:p>0.00942164</text:p>
              </table:table-cell>
              <table:table-cell office:value-type="float" office:value="0.00794249">
                <text:p>0.00794249</text:p>
              </table:table-cell>
              <table:table-cell office:value-type="float" office:value="0.0114803">
                <text:p>0.01148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0.00653834">
                <text:p>0.00653834</text:p>
              </table:table-cell>
              <table:table-cell office:value-type="float" office:value="0.00731482">
                <text:p>0.00731482</text:p>
              </table:table-cell>
              <table:table-cell office:value-type="float" office:value="0.0511753">
                <text:p>0.0511753</text:p>
              </table:table-cell>
              <table:table-cell office:value-type="float" office:value="0.00949506">
                <text:p>0.00949506</text:p>
              </table:table-cell>
              <table:table-cell office:value-type="float" office:value="0.00801709">
                <text:p>0.00801709</text:p>
              </table:table-cell>
              <table:table-cell office:value-type="float" office:value="0.0114933">
                <text:p>0.01149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0.00750904">
                <text:p>0.00750904</text:p>
              </table:table-cell>
              <table:table-cell office:value-type="float" office:value="0.00706336">
                <text:p>0.00706336</text:p>
              </table:table-cell>
              <table:table-cell office:value-type="float" office:value="0.0557052">
                <text:p>0.0557052</text:p>
              </table:table-cell>
              <table:table-cell office:value-type="float" office:value="0.00961151">
                <text:p>0.00961151</text:p>
              </table:table-cell>
              <table:table-cell office:value-type="float" office:value="0.00819947">
                <text:p>0.00819947</text:p>
              </table:table-cell>
              <table:table-cell office:value-type="float" office:value="0.0114704">
                <text:p>0.01147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0.0063457">
                <text:p>0.0063457</text:p>
              </table:table-cell>
              <table:table-cell office:value-type="float" office:value="0.00695599">
                <text:p>0.00695599</text:p>
              </table:table-cell>
              <table:table-cell office:value-type="float" office:value="0.0731088">
                <text:p>0.0731088</text:p>
              </table:table-cell>
              <table:table-cell office:value-type="float" office:value="0.00951203">
                <text:p>0.00951203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23164">
                <text:p>0.01231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689915">
                <text:p>0.00689915</text:p>
              </table:table-cell>
              <table:table-cell office:value-type="float" office:value="0.0556092">
                <text:p>0.0556092</text:p>
              </table:table-cell>
              <table:table-cell office:value-type="float" office:value="0.00957401">
                <text:p>0.00957401</text:p>
              </table:table-cell>
              <table:table-cell office:value-type="float" office:value="0.00836053">
                <text:p>0.00836053</text:p>
              </table:table-cell>
              <table:table-cell office:value-type="float" office:value="0.0114878">
                <text:p>0.01148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0.00639386">
                <text:p>0.00639386</text:p>
              </table:table-cell>
              <table:table-cell office:value-type="float" office:value="0.00705823">
                <text:p>0.00705823</text:p>
              </table:table-cell>
              <table:table-cell office:value-type="float" office:value="0.0707165">
                <text:p>0.0707165</text:p>
              </table:table-cell>
              <table:table-cell office:value-type="float" office:value="0.00939637">
                <text:p>0.00939637</text:p>
              </table:table-cell>
              <table:table-cell office:value-type="float" office:value="0.00798433">
                <text:p>0.00798433</text:p>
              </table:table-cell>
              <table:table-cell office:value-type="float" office:value="0.0118454">
                <text:p>0.01184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0.00643333">
                <text:p>0.00643333</text:p>
              </table:table-cell>
              <table:table-cell office:value-type="float" office:value="0.00703297">
                <text:p>0.00703297</text:p>
              </table:table-cell>
              <table:table-cell office:value-type="float" office:value="0.0591731">
                <text:p>0.0591731</text:p>
              </table:table-cell>
              <table:table-cell office:value-type="float" office:value="0.0100453">
                <text:p>0.0100453</text:p>
              </table:table-cell>
              <table:table-cell office:value-type="float" office:value="0.0080092">
                <text:p>0.0080092</text:p>
              </table:table-cell>
              <table:table-cell office:value-type="float" office:value="0.0116642">
                <text:p>0.01166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0.00636465">
                <text:p>0.00636465</text:p>
              </table:table-cell>
              <table:table-cell office:value-type="float" office:value="0.00703257">
                <text:p>0.00703257</text:p>
              </table:table-cell>
              <table:table-cell office:value-type="float" office:value="0.0524311">
                <text:p>0.0524311</text:p>
              </table:table-cell>
              <table:table-cell office:value-type="float" office:value="0.00972678">
                <text:p>0.00972678</text:p>
              </table:table-cell>
              <table:table-cell office:value-type="float" office:value="0.00811499">
                <text:p>0.00811499</text:p>
              </table:table-cell>
              <table:table-cell office:value-type="float" office:value="0.0115482">
                <text:p>0.01154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0.00641241">
                <text:p>0.00641241</text:p>
              </table:table-cell>
              <table:table-cell office:value-type="float" office:value="0.00758563">
                <text:p>0.00758563</text:p>
              </table:table-cell>
              <table:table-cell office:value-type="float" office:value="0.0522349">
                <text:p>0.0522349</text:p>
              </table:table-cell>
              <table:table-cell office:value-type="float" office:value="0.0096956">
                <text:p>0.0096956</text:p>
              </table:table-cell>
              <table:table-cell office:value-type="float" office:value="0.00843672">
                <text:p>0.00843672</text:p>
              </table:table-cell>
              <table:table-cell office:value-type="float" office:value="0.0116129">
                <text:p>0.0116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0.0068802">
                <text:p>0.0068802</text:p>
              </table:table-cell>
              <table:table-cell office:value-type="float" office:value="0.00695165">
                <text:p>0.00695165</text:p>
              </table:table-cell>
              <table:table-cell office:value-type="float" office:value="0.0545095">
                <text:p>0.0545095</text:p>
              </table:table-cell>
              <table:table-cell office:value-type="float" office:value="0.00957441">
                <text:p>0.00957441</text:p>
              </table:table-cell>
              <table:table-cell office:value-type="float" office:value="0.00842606">
                <text:p>0.00842606</text:p>
              </table:table-cell>
              <table:table-cell office:value-type="float" office:value="0.011562">
                <text:p>0.0115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0.00635636">
                <text:p>0.00635636</text:p>
              </table:table-cell>
              <table:table-cell office:value-type="float" office:value="0.00689204">
                <text:p>0.00689204</text:p>
              </table:table-cell>
              <table:table-cell office:value-type="float" office:value="0.0517126">
                <text:p>0.0517126</text:p>
              </table:table-cell>
              <table:table-cell office:value-type="float" office:value="0.0111061">
                <text:p>0.0111061</text:p>
              </table:table-cell>
              <table:table-cell office:value-type="float" office:value="0.0084383">
                <text:p>0.0084383</text:p>
              </table:table-cell>
              <table:table-cell office:value-type="float" office:value="0.0113757">
                <text:p>0.01137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697218">
                <text:p>0.00697218</text:p>
              </table:table-cell>
              <table:table-cell office:value-type="float" office:value="0.0506105">
                <text:p>0.0506105</text:p>
              </table:table-cell>
              <table:table-cell office:value-type="float" office:value="0.00940308">
                <text:p>0.00940308</text:p>
              </table:table-cell>
              <table:table-cell office:value-type="float" office:value="0.00833922">
                <text:p>0.00833922</text:p>
              </table:table-cell>
              <table:table-cell office:value-type="float" office:value="0.0117823">
                <text:p>0.01178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0.00649413">
                <text:p>0.00649413</text:p>
              </table:table-cell>
              <table:table-cell office:value-type="float" office:value="0.00750549">
                <text:p>0.00750549</text:p>
              </table:table-cell>
              <table:table-cell office:value-type="float" office:value="0.0524642">
                <text:p>0.0524642</text:p>
              </table:table-cell>
              <table:table-cell office:value-type="float" office:value="0.00939361">
                <text:p>0.00939361</text:p>
              </table:table-cell>
              <table:table-cell office:value-type="float" office:value="0.00806368">
                <text:p>0.00806368</text:p>
              </table:table-cell>
              <table:table-cell office:value-type="float" office:value="0.0116694">
                <text:p>0.0116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0.00646097">
                <text:p>0.00646097</text:p>
              </table:table-cell>
              <table:table-cell office:value-type="float" office:value="0.00705231">
                <text:p>0.00705231</text:p>
              </table:table-cell>
              <table:table-cell office:value-type="float" office:value="0.053041">
                <text:p>0.053041</text:p>
              </table:table-cell>
              <table:table-cell office:value-type="float" office:value="0.00980929">
                <text:p>0.00980929</text:p>
              </table:table-cell>
              <table:table-cell office:value-type="float" office:value="0.00804946">
                <text:p>0.00804946</text:p>
              </table:table-cell>
              <table:table-cell office:value-type="float" office:value="0.0117191">
                <text:p>0.01171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0.006669">
                <text:p>0.006669</text:p>
              </table:table-cell>
              <table:table-cell office:value-type="float" office:value="0.00734206">
                <text:p>0.00734206</text:p>
              </table:table-cell>
              <table:table-cell office:value-type="float" office:value="0.0540807">
                <text:p>0.0540807</text:p>
              </table:table-cell>
              <table:table-cell office:value-type="float" office:value="0.00945677">
                <text:p>0.00945677</text:p>
              </table:table-cell>
              <table:table-cell office:value-type="float" office:value="0.00854962">
                <text:p>0.00854962</text:p>
              </table:table-cell>
              <table:table-cell office:value-type="float" office:value="0.0116117">
                <text:p>0.01161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0.00654979">
                <text:p>0.00654979</text:p>
              </table:table-cell>
              <table:table-cell office:value-type="float" office:value="0.00710521">
                <text:p>0.00710521</text:p>
              </table:table-cell>
              <table:table-cell office:value-type="float" office:value="0.0518105">
                <text:p>0.0518105</text:p>
              </table:table-cell>
              <table:table-cell office:value-type="float" office:value="0.00997706">
                <text:p>0.00997706</text:p>
              </table:table-cell>
              <table:table-cell office:value-type="float" office:value="0.00848093">
                <text:p>0.00848093</text:p>
              </table:table-cell>
              <table:table-cell office:value-type="float" office:value="0.0115521">
                <text:p>0.0115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0.00647518">
                <text:p>0.00647518</text:p>
              </table:table-cell>
              <table:table-cell office:value-type="float" office:value="0.00713245">
                <text:p>0.00713245</text:p>
              </table:table-cell>
              <table:table-cell office:value-type="float" office:value="0.0513806">
                <text:p>0.0513806</text:p>
              </table:table-cell>
              <table:table-cell office:value-type="float" office:value="0.00943269">
                <text:p>0.00943269</text:p>
              </table:table-cell>
              <table:table-cell office:value-type="float" office:value="0.00805302">
                <text:p>0.00805302</text:p>
              </table:table-cell>
              <table:table-cell office:value-type="float" office:value="0.0115261">
                <text:p>0.01152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0.00640925">
                <text:p>0.00640925</text:p>
              </table:table-cell>
              <table:table-cell office:value-type="float" office:value="0.00692796">
                <text:p>0.00692796</text:p>
              </table:table-cell>
              <table:table-cell office:value-type="float" office:value="0.0519076">
                <text:p>0.0519076</text:p>
              </table:table-cell>
              <table:table-cell office:value-type="float" office:value="0.00946782">
                <text:p>0.00946782</text:p>
              </table:table-cell>
              <table:table-cell office:value-type="float" office:value="0.00802854">
                <text:p>0.00802854</text:p>
              </table:table-cell>
              <table:table-cell office:value-type="float" office:value="0.0114077">
                <text:p>0.01140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0.00642662">
                <text:p>0.00642662</text:p>
              </table:table-cell>
              <table:table-cell office:value-type="float" office:value="0.00699586">
                <text:p>0.00699586</text:p>
              </table:table-cell>
              <table:table-cell office:value-type="float" office:value="0.0549161">
                <text:p>0.0549161</text:p>
              </table:table-cell>
              <table:table-cell office:value-type="float" office:value="0.00944927">
                <text:p>0.00944927</text:p>
              </table:table-cell>
              <table:table-cell office:value-type="float" office:value="0.00794091">
                <text:p>0.00794091</text:p>
              </table:table-cell>
              <table:table-cell office:value-type="float" office:value="0.0115758">
                <text:p>0.01157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0.00636978">
                <text:p>0.00636978</text:p>
              </table:table-cell>
              <table:table-cell office:value-type="float" office:value="0.00727022">
                <text:p>0.00727022</text:p>
              </table:table-cell>
              <table:table-cell office:value-type="float" office:value="0.0514233">
                <text:p>0.0514233</text:p>
              </table:table-cell>
              <table:table-cell office:value-type="float" office:value="0.00948835">
                <text:p>0.00948835</text:p>
              </table:table-cell>
              <table:table-cell office:value-type="float" office:value="0.00803328">
                <text:p>0.00803328</text:p>
              </table:table-cell>
              <table:table-cell office:value-type="float" office:value="0.0122848">
                <text:p>0.01228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0.00672743">
                <text:p>0.00672743</text:p>
              </table:table-cell>
              <table:table-cell office:value-type="float" office:value="0.00709139">
                <text:p>0.00709139</text:p>
              </table:table-cell>
              <table:table-cell office:value-type="float" office:value="0.051154">
                <text:p>0.051154</text:p>
              </table:table-cell>
              <table:table-cell office:value-type="float" office:value="0.0099439">
                <text:p>0.0099439</text:p>
              </table:table-cell>
              <table:table-cell office:value-type="float" office:value="0.00801512">
                <text:p>0.00801512</text:p>
              </table:table-cell>
              <table:table-cell office:value-type="float" office:value="0.0115056">
                <text:p>0.01150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0.00686993">
                <text:p>0.00686993</text:p>
              </table:table-cell>
              <table:table-cell office:value-type="float" office:value="0.00720508">
                <text:p>0.00720508</text:p>
              </table:table-cell>
              <table:table-cell office:value-type="float" office:value="0.0559882">
                <text:p>0.0559882</text:p>
              </table:table-cell>
              <table:table-cell office:value-type="float" office:value="0.00936834">
                <text:p>0.00936834</text:p>
              </table:table-cell>
              <table:table-cell office:value-type="float" office:value="0.00807828">
                <text:p>0.00807828</text:p>
              </table:table-cell>
              <table:table-cell office:value-type="float" office:value="0.0115569">
                <text:p>0.01155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0.00653992">
                <text:p>0.00653992</text:p>
              </table:table-cell>
              <table:table-cell office:value-type="float" office:value="0.00756155">
                <text:p>0.00756155</text:p>
              </table:table-cell>
              <table:table-cell office:value-type="float" office:value="0.0531795">
                <text:p>0.0531795</text:p>
              </table:table-cell>
              <table:table-cell office:value-type="float" office:value="0.00948361">
                <text:p>0.00948361</text:p>
              </table:table-cell>
              <table:table-cell office:value-type="float" office:value="0.00813552">
                <text:p>0.00813552</text:p>
              </table:table-cell>
              <table:table-cell office:value-type="float" office:value="0.0118158">
                <text:p>0.0118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0.00681309">
                <text:p>0.00681309</text:p>
              </table:table-cell>
              <table:table-cell office:value-type="float" office:value="0.00736614">
                <text:p>0.00736614</text:p>
              </table:table-cell>
              <table:table-cell office:value-type="float" office:value="0.052816">
                <text:p>0.052816</text:p>
              </table:table-cell>
              <table:table-cell office:value-type="float" office:value="0.00943427">
                <text:p>0.00943427</text:p>
              </table:table-cell>
              <table:table-cell office:value-type="float" office:value="0.00840514">
                <text:p>0.00840514</text:p>
              </table:table-cell>
              <table:table-cell office:value-type="float" office:value="0.0121443">
                <text:p>0.01214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0.00635399">
                <text:p>0.00635399</text:p>
              </table:table-cell>
              <table:table-cell office:value-type="float" office:value="0.00707323">
                <text:p>0.00707323</text:p>
              </table:table-cell>
              <table:table-cell office:value-type="float" office:value="0.0534985">
                <text:p>0.0534985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812605">
                <text:p>0.00812605</text:p>
              </table:table-cell>
              <table:table-cell office:value-type="float" office:value="0.0113852">
                <text:p>0.01138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0.00661729">
                <text:p>0.00661729</text:p>
              </table:table-cell>
              <table:table-cell office:value-type="float" office:value="0.00706336">
                <text:p>0.00706336</text:p>
              </table:table-cell>
              <table:table-cell office:value-type="float" office:value="0.0550779">
                <text:p>0.0550779</text:p>
              </table:table-cell>
              <table:table-cell office:value-type="float" office:value="0.00929255">
                <text:p>0.00929255</text:p>
              </table:table-cell>
              <table:table-cell office:value-type="float" office:value="0.00812131">
                <text:p>0.00812131</text:p>
              </table:table-cell>
              <table:table-cell office:value-type="float" office:value="0.0121731">
                <text:p>0.0121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0.00650992">
                <text:p>0.00650992</text:p>
              </table:table-cell>
              <table:table-cell office:value-type="float" office:value="0.00713363">
                <text:p>0.00713363</text:p>
              </table:table-cell>
              <table:table-cell office:value-type="float" office:value="0.0550226">
                <text:p>0.0550226</text:p>
              </table:table-cell>
              <table:table-cell office:value-type="float" office:value="0.00951322">
                <text:p>0.00951322</text:p>
              </table:table-cell>
              <table:table-cell office:value-type="float" office:value="0.00800328">
                <text:p>0.00800328</text:p>
              </table:table-cell>
              <table:table-cell office:value-type="float" office:value="0.0115991">
                <text:p>0.0115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0.00657703">
                <text:p>0.00657703</text:p>
              </table:table-cell>
              <table:table-cell office:value-type="float" office:value="0.00707126">
                <text:p>0.00707126</text:p>
              </table:table-cell>
              <table:table-cell office:value-type="float" office:value="0.0508959">
                <text:p>0.0508959</text:p>
              </table:table-cell>
              <table:table-cell office:value-type="float" office:value="0.00938058">
                <text:p>0.00938058</text:p>
              </table:table-cell>
              <table:table-cell office:value-type="float" office:value="0.00800367">
                <text:p>0.00800367</text:p>
              </table:table-cell>
              <table:table-cell office:value-type="float" office:value="0.0122173">
                <text:p>0.01221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0.00637412">
                <text:p>0.00637412</text:p>
              </table:table-cell>
              <table:table-cell office:value-type="float" office:value="0.00708113">
                <text:p>0.00708113</text:p>
              </table:table-cell>
              <table:table-cell office:value-type="float" office:value="0.0506231">
                <text:p>0.0506231</text:p>
              </table:table-cell>
              <table:table-cell office:value-type="float" office:value="0.00945795">
                <text:p>0.00945795</text:p>
              </table:table-cell>
              <table:table-cell office:value-type="float" office:value="0.00870318">
                <text:p>0.00870318</text:p>
              </table:table-cell>
              <table:table-cell office:value-type="float" office:value="0.0114566">
                <text:p>0.01145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0.00670019">
                <text:p>0.00670019</text:p>
              </table:table-cell>
              <table:table-cell office:value-type="float" office:value="0.00704165">
                <text:p>0.00704165</text:p>
              </table:table-cell>
              <table:table-cell office:value-type="float" office:value="0.0522716">
                <text:p>0.0522716</text:p>
              </table:table-cell>
              <table:table-cell office:value-type="float" office:value="0.00946308">
                <text:p>0.00946308</text:p>
              </table:table-cell>
              <table:table-cell office:value-type="float" office:value="0.00797249">
                <text:p>0.00797249</text:p>
              </table:table-cell>
              <table:table-cell office:value-type="float" office:value="0.0119023">
                <text:p>0.01190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0.00634136">
                <text:p>0.00634136</text:p>
              </table:table-cell>
              <table:table-cell office:value-type="float" office:value="0.0070306">
                <text:p>0.0070306</text:p>
              </table:table-cell>
              <table:table-cell office:value-type="float" office:value="0.0548395">
                <text:p>0.0548395</text:p>
              </table:table-cell>
              <table:table-cell office:value-type="float" office:value="0.0101156">
                <text:p>0.0101156</text:p>
              </table:table-cell>
              <table:table-cell office:value-type="float" office:value="0.00794288">
                <text:p>0.00794288</text:p>
              </table:table-cell>
              <table:table-cell office:value-type="float" office:value="0.0119414">
                <text:p>0.01194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0.006609">
                <text:p>0.006609</text:p>
              </table:table-cell>
              <table:table-cell office:value-type="float" office:value="0.00692994">
                <text:p>0.00692994</text:p>
              </table:table-cell>
              <table:table-cell office:value-type="float" office:value="0.0511907">
                <text:p>0.0511907</text:p>
              </table:table-cell>
              <table:table-cell office:value-type="float" office:value="0.00944611">
                <text:p>0.00944611</text:p>
              </table:table-cell>
              <table:table-cell office:value-type="float" office:value="0.00832895">
                <text:p>0.00832895</text:p>
              </table:table-cell>
              <table:table-cell office:value-type="float" office:value="0.0117708">
                <text:p>0.01177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0.00634886">
                <text:p>0.00634886</text:p>
              </table:table-cell>
              <table:table-cell office:value-type="float" office:value="0.007121">
                <text:p>0.007121</text:p>
              </table:table-cell>
              <table:table-cell office:value-type="float" office:value="0.0512223">
                <text:p>0.0512223</text:p>
              </table:table-cell>
              <table:table-cell office:value-type="float" office:value="0.00959533">
                <text:p>0.00959533</text:p>
              </table:table-cell>
              <table:table-cell office:value-type="float" office:value="0.00796538">
                <text:p>0.00796538</text:p>
              </table:table-cell>
              <table:table-cell office:value-type="float" office:value="0.0115711">
                <text:p>0.01157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0.00644044">
                <text:p>0.00644044</text:p>
              </table:table-cell>
              <table:table-cell office:value-type="float" office:value="0.00706455">
                <text:p>0.00706455</text:p>
              </table:table-cell>
              <table:table-cell office:value-type="float" office:value="0.0559535">
                <text:p>0.0559535</text:p>
              </table:table-cell>
              <table:table-cell office:value-type="float" office:value="0.00931387">
                <text:p>0.00931387</text:p>
              </table:table-cell>
              <table:table-cell office:value-type="float" office:value="0.00806249">
                <text:p>0.00806249</text:p>
              </table:table-cell>
              <table:table-cell office:value-type="float" office:value="0.0118746">
                <text:p>0.01187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0.00647123">
                <text:p>0.00647123</text:p>
              </table:table-cell>
              <table:table-cell office:value-type="float" office:value="0.00700376">
                <text:p>0.00700376</text:p>
              </table:table-cell>
              <table:table-cell office:value-type="float" office:value="0.051323">
                <text:p>0.051323</text:p>
              </table:table-cell>
              <table:table-cell office:value-type="float" office:value="0.00945874">
                <text:p>0.00945874</text:p>
              </table:table-cell>
              <table:table-cell office:value-type="float" office:value="0.00845133">
                <text:p>0.00845133</text:p>
              </table:table-cell>
              <table:table-cell office:value-type="float" office:value="0.0122062">
                <text:p>0.01220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0.00651742">
                <text:p>0.00651742</text:p>
              </table:table-cell>
              <table:table-cell office:value-type="float" office:value="0.00693783">
                <text:p>0.00693783</text:p>
              </table:table-cell>
              <table:table-cell office:value-type="float" office:value="0.0526458">
                <text:p>0.0526458</text:p>
              </table:table-cell>
              <table:table-cell office:value-type="float" office:value="0.00954638">
                <text:p>0.00954638</text:p>
              </table:table-cell>
              <table:table-cell office:value-type="float" office:value="0.00813868">
                <text:p>0.00813868</text:p>
              </table:table-cell>
              <table:table-cell office:value-type="float" office:value="0.011965">
                <text:p>0.0119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0.00751852">
                <text:p>0.00751852</text:p>
              </table:table-cell>
              <table:table-cell office:value-type="float" office:value="0.00738351">
                <text:p>0.00738351</text:p>
              </table:table-cell>
              <table:table-cell office:value-type="float" office:value="0.0504087">
                <text:p>0.0504087</text:p>
              </table:table-cell>
              <table:table-cell office:value-type="float" office:value="0.0094619">
                <text:p>0.0094619</text:p>
              </table:table-cell>
              <table:table-cell office:value-type="float" office:value="0.00810434">
                <text:p>0.00810434</text:p>
              </table:table-cell>
              <table:table-cell office:value-type="float" office:value="0.011669">
                <text:p>0.0116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0.00645741">
                <text:p>0.00645741</text:p>
              </table:table-cell>
              <table:table-cell office:value-type="float" office:value="0.00704007">
                <text:p>0.00704007</text:p>
              </table:table-cell>
              <table:table-cell office:value-type="float" office:value="0.0543204">
                <text:p>0.0543204</text:p>
              </table:table-cell>
              <table:table-cell office:value-type="float" office:value="0.00930439">
                <text:p>0.00930439</text:p>
              </table:table-cell>
              <table:table-cell office:value-type="float" office:value="0.0080167">
                <text:p>0.0080167</text:p>
              </table:table-cell>
              <table:table-cell office:value-type="float" office:value="0.0118825">
                <text:p>0.01188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0.00668085">
                <text:p>0.00668085</text:p>
              </table:table-cell>
              <table:table-cell office:value-type="float" office:value="0.00706613">
                <text:p>0.00706613</text:p>
              </table:table-cell>
              <table:table-cell office:value-type="float" office:value="0.0519522">
                <text:p>0.0519522</text:p>
              </table:table-cell>
              <table:table-cell office:value-type="float" office:value="0.0100205">
                <text:p>0.0100205</text:p>
              </table:table-cell>
              <table:table-cell office:value-type="float" office:value="0.0080392">
                <text:p>0.0080392</text:p>
              </table:table-cell>
              <table:table-cell office:value-type="float" office:value="0.0120132">
                <text:p>0.01201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0.00637965">
                <text:p>0.00637965</text:p>
              </table:table-cell>
              <table:table-cell office:value-type="float" office:value="0.00720192">
                <text:p>0.00720192</text:p>
              </table:table-cell>
              <table:table-cell office:value-type="float" office:value="0.0533824">
                <text:p>0.0533824</text:p>
              </table:table-cell>
              <table:table-cell office:value-type="float" office:value="0.00935966">
                <text:p>0.00935966</text:p>
              </table:table-cell>
              <table:table-cell office:value-type="float" office:value="0.00816236">
                <text:p>0.00816236</text:p>
              </table:table-cell>
              <table:table-cell office:value-type="float" office:value="0.0115936">
                <text:p>0.01159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0.00661887">
                <text:p>0.00661887</text:p>
              </table:table-cell>
              <table:table-cell office:value-type="float" office:value="0.00726114">
                <text:p>0.00726114</text:p>
              </table:table-cell>
              <table:table-cell office:value-type="float" office:value="0.0544092">
                <text:p>0.0544092</text:p>
              </table:table-cell>
              <table:table-cell office:value-type="float" office:value="0.0097627">
                <text:p>0.0097627</text:p>
              </table:table-cell>
              <table:table-cell office:value-type="float" office:value="0.00857686">
                <text:p>0.00857686</text:p>
              </table:table-cell>
              <table:table-cell office:value-type="float" office:value="0.0122524">
                <text:p>0.01225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0.00644202">
                <text:p>0.00644202</text:p>
              </table:table-cell>
              <table:table-cell office:value-type="float" office:value="0.00700099">
                <text:p>0.00700099</text:p>
              </table:table-cell>
              <table:table-cell office:value-type="float" office:value="0.0540259">
                <text:p>0.0540259</text:p>
              </table:table-cell>
              <table:table-cell office:value-type="float" office:value="0.00982744">
                <text:p>0.00982744</text:p>
              </table:table-cell>
              <table:table-cell office:value-type="float" office:value="0.00807433">
                <text:p>0.00807433</text:p>
              </table:table-cell>
              <table:table-cell office:value-type="float" office:value="0.0117298">
                <text:p>0.0117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0.00636149">
                <text:p>0.00636149</text:p>
              </table:table-cell>
              <table:table-cell office:value-type="float" office:value="0.00692638">
                <text:p>0.00692638</text:p>
              </table:table-cell>
              <table:table-cell office:value-type="float" office:value="0.053337">
                <text:p>0.053337</text:p>
              </table:table-cell>
              <table:table-cell office:value-type="float" office:value="0.00930479">
                <text:p>0.00930479</text:p>
              </table:table-cell>
              <table:table-cell office:value-type="float" office:value="0.00866213">
                <text:p>0.00866213</text:p>
              </table:table-cell>
              <table:table-cell office:value-type="float" office:value="0.0119382">
                <text:p>0.01193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0.00641794">
                <text:p>0.00641794</text:p>
              </table:table-cell>
              <table:table-cell office:value-type="float" office:value="0.00706534">
                <text:p>0.00706534</text:p>
              </table:table-cell>
              <table:table-cell office:value-type="float" office:value="0.0497909">
                <text:p>0.0497909</text:p>
              </table:table-cell>
              <table:table-cell office:value-type="float" office:value="0.0101733">
                <text:p>0.0101733</text:p>
              </table:table-cell>
              <table:table-cell office:value-type="float" office:value="0.00800604">
                <text:p>0.00800604</text:p>
              </table:table-cell>
              <table:table-cell office:value-type="float" office:value="0.0116808">
                <text:p>0.01168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0.00633465">
                <text:p>0.00633465</text:p>
              </table:table-cell>
              <table:table-cell office:value-type="float" office:value="0.00701757">
                <text:p>0.00701757</text:p>
              </table:table-cell>
              <table:table-cell office:value-type="float" office:value="0.0510617">
                <text:p>0.0510617</text:p>
              </table:table-cell>
              <table:table-cell office:value-type="float" office:value="0.00958862">
                <text:p>0.00958862</text:p>
              </table:table-cell>
              <table:table-cell office:value-type="float" office:value="0.00815526">
                <text:p>0.00815526</text:p>
              </table:table-cell>
              <table:table-cell office:value-type="float" office:value="0.0114057">
                <text:p>0.01140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0.0065486">
                <text:p>0.0065486</text:p>
              </table:table-cell>
              <table:table-cell office:value-type="float" office:value="0.00713126">
                <text:p>0.00713126</text:p>
              </table:table-cell>
              <table:table-cell office:value-type="float" office:value="0.0575897">
                <text:p>0.0575897</text:p>
              </table:table-cell>
              <table:table-cell office:value-type="float" office:value="0.00948401">
                <text:p>0.00948401</text:p>
              </table:table-cell>
              <table:table-cell office:value-type="float" office:value="0.00829263">
                <text:p>0.00829263</text:p>
              </table:table-cell>
              <table:table-cell office:value-type="float" office:value="0.011665">
                <text:p>0.0116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0.00641952">
                <text:p>0.00641952</text:p>
              </table:table-cell>
              <table:table-cell office:value-type="float" office:value="0.00711745">
                <text:p>0.00711745</text:p>
              </table:table-cell>
              <table:table-cell office:value-type="float" office:value="0.0510028">
                <text:p>0.0510028</text:p>
              </table:table-cell>
              <table:table-cell office:value-type="float" office:value="0.00950414">
                <text:p>0.00950414</text:p>
              </table:table-cell>
              <table:table-cell office:value-type="float" office:value="0.008145">
                <text:p>0.008145</text:p>
              </table:table-cell>
              <table:table-cell office:value-type="float" office:value="0.0116398">
                <text:p>0.01163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0.00651702">
                <text:p>0.00651702</text:p>
              </table:table-cell>
              <table:table-cell office:value-type="float" office:value="0.00697336">
                <text:p>0.00697336</text:p>
              </table:table-cell>
              <table:table-cell office:value-type="float" office:value="0.0504281">
                <text:p>0.0504281</text:p>
              </table:table-cell>
              <table:table-cell office:value-type="float" office:value="0.00935571">
                <text:p>0.00935571</text:p>
              </table:table-cell>
              <table:table-cell office:value-type="float" office:value="0.00854607">
                <text:p>0.00854607</text:p>
              </table:table-cell>
              <table:table-cell office:value-type="float" office:value="0.0116856">
                <text:p>0.01168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0.00650992">
                <text:p>0.00650992</text:p>
              </table:table-cell>
              <table:table-cell office:value-type="float" office:value="0.00704836">
                <text:p>0.00704836</text:p>
              </table:table-cell>
              <table:table-cell office:value-type="float" office:value="0.0502477">
                <text:p>0.0502477</text:p>
              </table:table-cell>
              <table:table-cell office:value-type="float" office:value="0.00970783">
                <text:p>0.00970783</text:p>
              </table:table-cell>
              <table:table-cell office:value-type="float" office:value="0.0081671">
                <text:p>0.0081671</text:p>
              </table:table-cell>
              <table:table-cell office:value-type="float" office:value="0.0115956">
                <text:p>0.01159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0.00652097">
                <text:p>0.00652097</text:p>
              </table:table-cell>
              <table:table-cell office:value-type="float" office:value="0.0069481">
                <text:p>0.0069481</text:p>
              </table:table-cell>
              <table:table-cell office:value-type="float" office:value="0.0592801">
                <text:p>0.0592801</text:p>
              </table:table-cell>
              <table:table-cell office:value-type="float" office:value="0.00963599">
                <text:p>0.00963599</text:p>
              </table:table-cell>
              <table:table-cell office:value-type="float" office:value="0.00805775">
                <text:p>0.00805775</text:p>
              </table:table-cell>
              <table:table-cell office:value-type="float" office:value="0.0116907">
                <text:p>0.01169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0.00646413">
                <text:p>0.00646413</text:p>
              </table:table-cell>
              <table:table-cell office:value-type="float" office:value="0.00699744">
                <text:p>0.00699744</text:p>
              </table:table-cell>
              <table:table-cell office:value-type="float" office:value="0.052739">
                <text:p>0.052739</text:p>
              </table:table-cell>
              <table:table-cell office:value-type="float" office:value="0.00949388">
                <text:p>0.00949388</text:p>
              </table:table-cell>
              <table:table-cell office:value-type="float" office:value="0.00804907">
                <text:p>0.00804907</text:p>
              </table:table-cell>
              <table:table-cell office:value-type="float" office:value="0.0119674">
                <text:p>0.01196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0.00637886">
                <text:p>0.00637886</text:p>
              </table:table-cell>
              <table:table-cell office:value-type="float" office:value="0.00698757">
                <text:p>0.00698757</text:p>
              </table:table-cell>
              <table:table-cell office:value-type="float" office:value="0.0523758">
                <text:p>0.0523758</text:p>
              </table:table-cell>
              <table:table-cell office:value-type="float" office:value="0.00988232">
                <text:p>0.00988232</text:p>
              </table:table-cell>
              <table:table-cell office:value-type="float" office:value="0.00824842">
                <text:p>0.00824842</text:p>
              </table:table-cell>
              <table:table-cell office:value-type="float" office:value="0.011725">
                <text:p>0.0117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0.00649728">
                <text:p>0.00649728</text:p>
              </table:table-cell>
              <table:table-cell office:value-type="float" office:value="0.00714429">
                <text:p>0.00714429</text:p>
              </table:table-cell>
              <table:table-cell office:value-type="float" office:value="0.0504699">
                <text:p>0.0504699</text:p>
              </table:table-cell>
              <table:table-cell office:value-type="float" office:value="0.00998969">
                <text:p>0.00998969</text:p>
              </table:table-cell>
              <table:table-cell office:value-type="float" office:value="0.00811539">
                <text:p>0.00811539</text:p>
              </table:table-cell>
              <table:table-cell office:value-type="float" office:value="0.0120456">
                <text:p>0.01204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0.00645228">
                <text:p>0.00645228</text:p>
              </table:table-cell>
              <table:table-cell office:value-type="float" office:value="0.00704047">
                <text:p>0.00704047</text:p>
              </table:table-cell>
              <table:table-cell office:value-type="float" office:value="0.0551944">
                <text:p>0.0551944</text:p>
              </table:table-cell>
              <table:table-cell office:value-type="float" office:value="0.00945479">
                <text:p>0.00945479</text:p>
              </table:table-cell>
              <table:table-cell office:value-type="float" office:value="0.00825316">
                <text:p>0.00825316</text:p>
              </table:table-cell>
              <table:table-cell office:value-type="float" office:value="0.011579">
                <text:p>0.0115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0.00640491">
                <text:p>0.00640491</text:p>
              </table:table-cell>
              <table:table-cell office:value-type="float" office:value="0.00706692">
                <text:p>0.00706692</text:p>
              </table:table-cell>
              <table:table-cell office:value-type="float" office:value="0.0506697">
                <text:p>0.0506697</text:p>
              </table:table-cell>
              <table:table-cell office:value-type="float" office:value="0.00957993">
                <text:p>0.00957993</text:p>
              </table:table-cell>
              <table:table-cell office:value-type="float" office:value="0.0081142">
                <text:p>0.0081142</text:p>
              </table:table-cell>
              <table:table-cell office:value-type="float" office:value="0.0122208">
                <text:p>0.01222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0.00648426">
                <text:p>0.00648426</text:p>
              </table:table-cell>
              <table:table-cell office:value-type="float" office:value="0.0069173">
                <text:p>0.0069173</text:p>
              </table:table-cell>
              <table:table-cell office:value-type="float" office:value="0.0511193">
                <text:p>0.0511193</text:p>
              </table:table-cell>
              <table:table-cell office:value-type="float" office:value="0.00939992">
                <text:p>0.00939992</text:p>
              </table:table-cell>
              <table:table-cell office:value-type="float" office:value="0.00821052">
                <text:p>0.00821052</text:p>
              </table:table-cell>
              <table:table-cell office:value-type="float" office:value="0.0119702">
                <text:p>0.01197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0.00635241">
                <text:p>0.00635241</text:p>
              </table:table-cell>
              <table:table-cell office:value-type="float" office:value="0.00693112">
                <text:p>0.00693112</text:p>
              </table:table-cell>
              <table:table-cell office:value-type="float" office:value="0.0503831">
                <text:p>0.0503831</text:p>
              </table:table-cell>
              <table:table-cell office:value-type="float" office:value="0.00943427">
                <text:p>0.00943427</text:p>
              </table:table-cell>
              <table:table-cell office:value-type="float" office:value="0.0080542">
                <text:p>0.0080542</text:p>
              </table:table-cell>
              <table:table-cell office:value-type="float" office:value="0.011774">
                <text:p>0.0117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0.00637215">
                <text:p>0.00637215</text:p>
              </table:table-cell>
              <table:table-cell office:value-type="float" office:value="0.00701323">
                <text:p>0.00701323</text:p>
              </table:table-cell>
              <table:table-cell office:value-type="float" office:value="0.0551616">
                <text:p>0.0551616</text:p>
              </table:table-cell>
              <table:table-cell office:value-type="float" office:value="0.00938413">
                <text:p>0.00938413</text:p>
              </table:table-cell>
              <table:table-cell office:value-type="float" office:value="0.00794801">
                <text:p>0.00794801</text:p>
              </table:table-cell>
              <table:table-cell office:value-type="float" office:value="0.0119947">
                <text:p>0.0119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0.00631451">
                <text:p>0.00631451</text:p>
              </table:table-cell>
              <table:table-cell office:value-type="float" office:value="0.00728877">
                <text:p>0.00728877</text:p>
              </table:table-cell>
              <table:table-cell office:value-type="float" office:value="0.0530544">
                <text:p>0.0530544</text:p>
              </table:table-cell>
              <table:table-cell office:value-type="float" office:value="0.00958467">
                <text:p>0.00958467</text:p>
              </table:table-cell>
              <table:table-cell office:value-type="float" office:value="0.0080542">
                <text:p>0.0080542</text:p>
              </table:table-cell>
              <table:table-cell office:value-type="float" office:value="0.0123034">
                <text:p>0.01230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0.00641636">
                <text:p>0.00641636</text:p>
              </table:table-cell>
              <table:table-cell office:value-type="float" office:value="0.00705942">
                <text:p>0.00705942</text:p>
              </table:table-cell>
              <table:table-cell office:value-type="float" office:value="0.0508655">
                <text:p>0.0508655</text:p>
              </table:table-cell>
              <table:table-cell office:value-type="float" office:value="0.00939795">
                <text:p>0.00939795</text:p>
              </table:table-cell>
              <table:table-cell office:value-type="float" office:value="0.00811776">
                <text:p>0.00811776</text:p>
              </table:table-cell>
              <table:table-cell office:value-type="float" office:value="0.0126073">
                <text:p>0.01260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0.00643807">
                <text:p>0.00643807</text:p>
              </table:table-cell>
              <table:table-cell office:value-type="float" office:value="0.00721377">
                <text:p>0.00721377</text:p>
              </table:table-cell>
              <table:table-cell office:value-type="float" office:value="0.0512369">
                <text:p>0.0512369</text:p>
              </table:table-cell>
              <table:table-cell office:value-type="float" office:value="0.00939637">
                <text:p>0.00939637</text:p>
              </table:table-cell>
              <table:table-cell office:value-type="float" office:value="0.00806525">
                <text:p>0.00806525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0.00628806">
                <text:p>0.00628806</text:p>
              </table:table-cell>
              <table:table-cell office:value-type="float" office:value="0.00718337">
                <text:p>0.00718337</text:p>
              </table:table-cell>
              <table:table-cell office:value-type="float" office:value="0.0554363">
                <text:p>0.0554363</text:p>
              </table:table-cell>
              <table:table-cell office:value-type="float" office:value="0.00996127">
                <text:p>0.00996127</text:p>
              </table:table-cell>
              <table:table-cell office:value-type="float" office:value="0.00817184">
                <text:p>0.00817184</text:p>
              </table:table-cell>
              <table:table-cell office:value-type="float" office:value="0.0114755">
                <text:p>0.01147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0.00695994">
                <text:p>0.00695994</text:p>
              </table:table-cell>
              <table:table-cell office:value-type="float" office:value="0.00760221">
                <text:p>0.00760221</text:p>
              </table:table-cell>
              <table:table-cell office:value-type="float" office:value="0.0521216">
                <text:p>0.0521216</text:p>
              </table:table-cell>
              <table:table-cell office:value-type="float" office:value="0.00961507">
                <text:p>0.00961507</text:p>
              </table:table-cell>
              <table:table-cell office:value-type="float" office:value="0.00799183">
                <text:p>0.00799183</text:p>
              </table:table-cell>
              <table:table-cell office:value-type="float" office:value="0.0114353">
                <text:p>0.01143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0.00636228">
                <text:p>0.00636228</text:p>
              </table:table-cell>
              <table:table-cell office:value-type="float" office:value="0.00717666">
                <text:p>0.00717666</text:p>
              </table:table-cell>
              <table:table-cell office:value-type="float" office:value="0.0519739">
                <text:p>0.0519739</text:p>
              </table:table-cell>
              <table:table-cell office:value-type="float" office:value="0.00942835">
                <text:p>0.00942835</text:p>
              </table:table-cell>
              <table:table-cell office:value-type="float" office:value="0.00794367">
                <text:p>0.00794367</text:p>
              </table:table-cell>
              <table:table-cell office:value-type="float" office:value="0.0115798">
                <text:p>0.01157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0.00697731">
                <text:p>0.00697731</text:p>
              </table:table-cell>
              <table:table-cell office:value-type="float" office:value="0.00700139">
                <text:p>0.00700139</text:p>
              </table:table-cell>
              <table:table-cell office:value-type="float" office:value="0.0499974">
                <text:p>0.0499974</text:p>
              </table:table-cell>
              <table:table-cell office:value-type="float" office:value="0.00969046">
                <text:p>0.00969046</text:p>
              </table:table-cell>
              <table:table-cell office:value-type="float" office:value="0.00829856">
                <text:p>0.00829856</text:p>
              </table:table-cell>
              <table:table-cell office:value-type="float" office:value="0.0116623">
                <text:p>0.01166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0.00642899">
                <text:p>0.00642899</text:p>
              </table:table-cell>
              <table:table-cell office:value-type="float" office:value="0.00705271">
                <text:p>0.00705271</text:p>
              </table:table-cell>
              <table:table-cell office:value-type="float" office:value="0.0587728">
                <text:p>0.0587728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976863">
                <text:p>0.00976863</text:p>
              </table:table-cell>
              <table:table-cell office:value-type="float" office:value="0.0114921">
                <text:p>0.01149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0.00671874">
                <text:p>0.00671874</text:p>
              </table:table-cell>
              <table:table-cell office:value-type="float" office:value="0.00706771">
                <text:p>0.00706771</text:p>
              </table:table-cell>
              <table:table-cell office:value-type="float" office:value="0.0508816">
                <text:p>0.0508816</text:p>
              </table:table-cell>
              <table:table-cell office:value-type="float" office:value="0.00950651">
                <text:p>0.00950651</text:p>
              </table:table-cell>
              <table:table-cell office:value-type="float" office:value="0.00796696">
                <text:p>0.00796696</text:p>
              </table:table-cell>
              <table:table-cell office:value-type="float" office:value="0.0114811">
                <text:p>0.01148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0.00657466">
                <text:p>0.00657466</text:p>
              </table:table-cell>
              <table:table-cell office:value-type="float" office:value="0.0069856">
                <text:p>0.0069856</text:p>
              </table:table-cell>
              <table:table-cell office:value-type="float" office:value="0.0514043">
                <text:p>0.0514043</text:p>
              </table:table-cell>
              <table:table-cell office:value-type="float" office:value="0.00932808">
                <text:p>0.00932808</text:p>
              </table:table-cell>
              <table:table-cell office:value-type="float" office:value="0.00885358">
                <text:p>0.00885358</text:p>
              </table:table-cell>
              <table:table-cell office:value-type="float" office:value="0.0115119">
                <text:p>0.01151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0.00632715">
                <text:p>0.00632715</text:p>
              </table:table-cell>
              <table:table-cell office:value-type="float" office:value="0.00712139">
                <text:p>0.00712139</text:p>
              </table:table-cell>
              <table:table-cell office:value-type="float" office:value="0.0512184">
                <text:p>0.0512184</text:p>
              </table:table-cell>
              <table:table-cell office:value-type="float" office:value="0.00940624">
                <text:p>0.00940624</text:p>
              </table:table-cell>
              <table:table-cell office:value-type="float" office:value="0.00798788">
                <text:p>0.00798788</text:p>
              </table:table-cell>
              <table:table-cell office:value-type="float" office:value="0.0120116">
                <text:p>0.0120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0.00642268">
                <text:p>0.00642268</text:p>
              </table:table-cell>
              <table:table-cell office:value-type="float" office:value="0.00709652">
                <text:p>0.00709652</text:p>
              </table:table-cell>
              <table:table-cell office:value-type="float" office:value="0.0543326">
                <text:p>0.0543326</text:p>
              </table:table-cell>
              <table:table-cell office:value-type="float" office:value="0.00952269">
                <text:p>0.00952269</text:p>
              </table:table-cell>
              <table:table-cell office:value-type="float" office:value="0.00795828">
                <text:p>0.00795828</text:p>
              </table:table-cell>
              <table:table-cell office:value-type="float" office:value="0.0117408">
                <text:p>0.01174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0.00629162">
                <text:p>0.00629162</text:p>
              </table:table-cell>
              <table:table-cell office:value-type="float" office:value="0.00701718">
                <text:p>0.00701718</text:p>
              </table:table-cell>
              <table:table-cell office:value-type="float" office:value="0.0513854">
                <text:p>0.0513854</text:p>
              </table:table-cell>
              <table:table-cell office:value-type="float" office:value="0.00965059">
                <text:p>0.00965059</text:p>
              </table:table-cell>
              <table:table-cell office:value-type="float" office:value="0.00804749">
                <text:p>0.00804749</text:p>
              </table:table-cell>
              <table:table-cell office:value-type="float" office:value="0.0116129">
                <text:p>0.01161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0.00653202">
                <text:p>0.00653202</text:p>
              </table:table-cell>
              <table:table-cell office:value-type="float" office:value="0.00757536">
                <text:p>0.00757536</text:p>
              </table:table-cell>
              <table:table-cell office:value-type="float" office:value="0.052092">
                <text:p>0.052092</text:p>
              </table:table-cell>
              <table:table-cell office:value-type="float" office:value="0.00948559">
                <text:p>0.00948559</text:p>
              </table:table-cell>
              <table:table-cell office:value-type="float" office:value="0.00805775">
                <text:p>0.00805775</text:p>
              </table:table-cell>
              <table:table-cell office:value-type="float" office:value="0.0117989">
                <text:p>0.01179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0.00634333">
                <text:p>0.00634333</text:p>
              </table:table-cell>
              <table:table-cell office:value-type="float" office:value="0.00701639">
                <text:p>0.00701639</text:p>
              </table:table-cell>
              <table:table-cell office:value-type="float" office:value="0.051096">
                <text:p>0.051096</text:p>
              </table:table-cell>
              <table:table-cell office:value-type="float" office:value="0.0094619">
                <text:p>0.0094619</text:p>
              </table:table-cell>
              <table:table-cell office:value-type="float" office:value="0.00858317">
                <text:p>0.00858317</text:p>
              </table:table-cell>
              <table:table-cell office:value-type="float" office:value="0.0115316">
                <text:p>0.01153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0.00652452">
                <text:p>0.00652452</text:p>
              </table:table-cell>
              <table:table-cell office:value-type="float" office:value="0.00693428">
                <text:p>0.00693428</text:p>
              </table:table-cell>
              <table:table-cell office:value-type="float" office:value="0.0572447">
                <text:p>0.0572447</text:p>
              </table:table-cell>
              <table:table-cell office:value-type="float" office:value="0.00971889">
                <text:p>0.00971889</text:p>
              </table:table-cell>
              <table:table-cell office:value-type="float" office:value="0.00803802">
                <text:p>0.00803802</text:p>
              </table:table-cell>
              <table:table-cell office:value-type="float" office:value="0.0116654">
                <text:p>0.01166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0.00646531">
                <text:p>0.00646531</text:p>
              </table:table-cell>
              <table:table-cell office:value-type="float" office:value="0.00728719">
                <text:p>0.00728719</text:p>
              </table:table-cell>
              <table:table-cell office:value-type="float" office:value="0.0540843">
                <text:p>0.0540843</text:p>
              </table:table-cell>
              <table:table-cell office:value-type="float" office:value="0.00999166">
                <text:p>0.00999166</text:p>
              </table:table-cell>
              <table:table-cell office:value-type="float" office:value="0.00878568">
                <text:p>0.00878568</text:p>
              </table:table-cell>
              <table:table-cell office:value-type="float" office:value="0.0114495">
                <text:p>0.01144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0.00651229">
                <text:p>0.00651229</text:p>
              </table:table-cell>
              <table:table-cell office:value-type="float" office:value="0.00729627">
                <text:p>0.00729627</text:p>
              </table:table-cell>
              <table:table-cell office:value-type="float" office:value="0.0510723">
                <text:p>0.0510723</text:p>
              </table:table-cell>
              <table:table-cell office:value-type="float" office:value="0.00957401">
                <text:p>0.00957401</text:p>
              </table:table-cell>
              <table:table-cell office:value-type="float" office:value="0.00813986">
                <text:p>0.00813986</text:p>
              </table:table-cell>
              <table:table-cell office:value-type="float" office:value="0.0116153">
                <text:p>0.01161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0.00637531">
                <text:p>0.00637531</text:p>
              </table:table-cell>
              <table:table-cell office:value-type="float" office:value="0.00700889">
                <text:p>0.00700889</text:p>
              </table:table-cell>
              <table:table-cell office:value-type="float" office:value="0.050029">
                <text:p>0.050029</text:p>
              </table:table-cell>
              <table:table-cell office:value-type="float" office:value="0.0102076">
                <text:p>0.0102076</text:p>
              </table:table-cell>
              <table:table-cell office:value-type="float" office:value="0.0080088">
                <text:p>0.0080088</text:p>
              </table:table-cell>
              <table:table-cell office:value-type="float" office:value="0.0117704">
                <text:p>0.01177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0.0063832">
                <text:p>0.0063832</text:p>
              </table:table-cell>
              <table:table-cell office:value-type="float" office:value="0.00700534">
                <text:p>0.00700534</text:p>
              </table:table-cell>
              <table:table-cell office:value-type="float" office:value="0.0599271">
                <text:p>0.0599271</text:p>
              </table:table-cell>
              <table:table-cell office:value-type="float" office:value="0.00943269">
                <text:p>0.00943269</text:p>
              </table:table-cell>
              <table:table-cell office:value-type="float" office:value="0.00797051">
                <text:p>0.00797051</text:p>
              </table:table-cell>
              <table:table-cell office:value-type="float" office:value="0.0115529">
                <text:p>0.01155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0.00646413">
                <text:p>0.00646413</text:p>
              </table:table-cell>
              <table:table-cell office:value-type="float" office:value="0.00722008">
                <text:p>0.00722008</text:p>
              </table:table-cell>
              <table:table-cell office:value-type="float" office:value="0.0528199">
                <text:p>0.0528199</text:p>
              </table:table-cell>
              <table:table-cell office:value-type="float" office:value="0.00944098">
                <text:p>0.00944098</text:p>
              </table:table-cell>
              <table:table-cell office:value-type="float" office:value="0.00843988">
                <text:p>0.00843988</text:p>
              </table:table-cell>
              <table:table-cell office:value-type="float" office:value="0.0115296">
                <text:p>0.01152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0.00640254">
                <text:p>0.00640254</text:p>
              </table:table-cell>
              <table:table-cell office:value-type="float" office:value="0.00722837">
                <text:p>0.00722837</text:p>
              </table:table-cell>
              <table:table-cell office:value-type="float" office:value="0.050918">
                <text:p>0.050918</text:p>
              </table:table-cell>
              <table:table-cell office:value-type="float" office:value="0.010116">
                <text:p>0.010116</text:p>
              </table:table-cell>
              <table:table-cell office:value-type="float" office:value="0.00803052">
                <text:p>0.00803052</text:p>
              </table:table-cell>
              <table:table-cell office:value-type="float" office:value="0.0118119">
                <text:p>0.01181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0.00656202">
                <text:p>0.00656202</text:p>
              </table:table-cell>
              <table:table-cell office:value-type="float" office:value="0.00709534">
                <text:p>0.00709534</text:p>
              </table:table-cell>
              <table:table-cell office:value-type="float" office:value="0.0514639">
                <text:p>0.0514639</text:p>
              </table:table-cell>
              <table:table-cell office:value-type="float" office:value="0.00934426">
                <text:p>0.00934426</text:p>
              </table:table-cell>
              <table:table-cell office:value-type="float" office:value="0.00805815">
                <text:p>0.00805815</text:p>
              </table:table-cell>
              <table:table-cell office:value-type="float" office:value="0.0119698">
                <text:p>0.01196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0.00744865">
                <text:p>0.00744865</text:p>
              </table:table-cell>
              <table:table-cell office:value-type="float" office:value="0.00702192">
                <text:p>0.00702192</text:p>
              </table:table-cell>
              <table:table-cell office:value-type="float" office:value="0.0565543">
                <text:p>0.0565543</text:p>
              </table:table-cell>
              <table:table-cell office:value-type="float" office:value="0.00948085">
                <text:p>0.00948085</text:p>
              </table:table-cell>
              <table:table-cell office:value-type="float" office:value="0.00802341">
                <text:p>0.00802341</text:p>
              </table:table-cell>
              <table:table-cell office:value-type="float" office:value="0.0118549">
                <text:p>0.01185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0.00692362">
                <text:p>0.00692362</text:p>
              </table:table-cell>
              <table:table-cell office:value-type="float" office:value="0.00721535">
                <text:p>0.00721535</text:p>
              </table:table-cell>
              <table:table-cell office:value-type="float" office:value="0.0505544">
                <text:p>0.0505544</text:p>
              </table:table-cell>
              <table:table-cell office:value-type="float" office:value="0.00941492">
                <text:p>0.00941492</text:p>
              </table:table-cell>
              <table:table-cell office:value-type="float" office:value="0.00801236">
                <text:p>0.00801236</text:p>
              </table:table-cell>
              <table:table-cell office:value-type="float" office:value="0.0115162">
                <text:p>0.01151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0.00634372">
                <text:p>0.00634372</text:p>
              </table:table-cell>
              <table:table-cell office:value-type="float" office:value="0.00728916">
                <text:p>0.00728916</text:p>
              </table:table-cell>
              <table:table-cell office:value-type="float" office:value="0.0514821">
                <text:p>0.0514821</text:p>
              </table:table-cell>
              <table:table-cell office:value-type="float" office:value="0.0093715">
                <text:p>0.0093715</text:p>
              </table:table-cell>
              <table:table-cell office:value-type="float" office:value="0.00801591">
                <text:p>0.00801591</text:p>
              </table:table-cell>
              <table:table-cell office:value-type="float" office:value="0.0115356">
                <text:p>0.01153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0.00638123">
                <text:p>0.00638123</text:p>
              </table:table-cell>
              <table:table-cell office:value-type="float" office:value="0.00700534">
                <text:p>0.00700534</text:p>
              </table:table-cell>
              <table:table-cell office:value-type="float" office:value="0.0512413">
                <text:p>0.0512413</text:p>
              </table:table-cell>
              <table:table-cell office:value-type="float" office:value="0.0099589">
                <text:p>0.0099589</text:p>
              </table:table-cell>
              <table:table-cell office:value-type="float" office:value="0.00810118">
                <text:p>0.00810118</text:p>
              </table:table-cell>
              <table:table-cell office:value-type="float" office:value="0.0120393">
                <text:p>0.01203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0.00647123">
                <text:p>0.00647123</text:p>
              </table:table-cell>
              <table:table-cell office:value-type="float" office:value="0.00731917">
                <text:p>0.00731917</text:p>
              </table:table-cell>
              <table:table-cell office:value-type="float" office:value="0.0538056">
                <text:p>0.0538056</text:p>
              </table:table-cell>
              <table:table-cell office:value-type="float" office:value="0.00959414">
                <text:p>0.00959414</text:p>
              </table:table-cell>
              <table:table-cell office:value-type="float" office:value="0.0083933">
                <text:p>0.0083933</text:p>
              </table:table-cell>
              <table:table-cell office:value-type="float" office:value="0.0113871">
                <text:p>0.01138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0.00659755">
                <text:p>0.00659755</text:p>
              </table:table-cell>
              <table:table-cell office:value-type="float" office:value="0.00702349">
                <text:p>0.00702349</text:p>
              </table:table-cell>
              <table:table-cell office:value-type="float" office:value="0.0531377">
                <text:p>0.0531377</text:p>
              </table:table-cell>
              <table:table-cell office:value-type="float" office:value="0.00955585">
                <text:p>0.00955585</text:p>
              </table:table-cell>
              <table:table-cell office:value-type="float" office:value="0.0225907">
                <text:p>0.0225907</text:p>
              </table:table-cell>
              <table:table-cell office:value-type="float" office:value="0.0115841">
                <text:p>0.01158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0.00640886">
                <text:p>0.00640886</text:p>
              </table:table-cell>
              <table:table-cell office:value-type="float" office:value="0.00694731">
                <text:p>0.00694731</text:p>
              </table:table-cell>
              <table:table-cell office:value-type="float" office:value="0.0510913">
                <text:p>0.0510913</text:p>
              </table:table-cell>
              <table:table-cell office:value-type="float" office:value="0.00945164">
                <text:p>0.00945164</text:p>
              </table:table-cell>
              <table:table-cell office:value-type="float" office:value="0.0129144">
                <text:p>0.0129144</text:p>
              </table:table-cell>
              <table:table-cell office:value-type="float" office:value="0.0116524">
                <text:p>0.01165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0.00644083">
                <text:p>0.00644083</text:p>
              </table:table-cell>
              <table:table-cell office:value-type="float" office:value="0.00700257">
                <text:p>0.00700257</text:p>
              </table:table-cell>
              <table:table-cell office:value-type="float" office:value="0.0518172">
                <text:p>0.0518172</text:p>
              </table:table-cell>
              <table:table-cell office:value-type="float" office:value="0.00949703">
                <text:p>0.00949703</text:p>
              </table:table-cell>
              <table:table-cell office:value-type="float" office:value="0.00812447">
                <text:p>0.00812447</text:p>
              </table:table-cell>
              <table:table-cell office:value-type="float" office:value="0.0117053">
                <text:p>0.01170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0.00639307">
                <text:p>0.00639307</text:p>
              </table:table-cell>
              <table:table-cell office:value-type="float" office:value="0.00697454">
                <text:p>0.00697454</text:p>
              </table:table-cell>
              <table:table-cell office:value-type="float" office:value="0.0577986">
                <text:p>0.0577986</text:p>
              </table:table-cell>
              <table:table-cell office:value-type="float" office:value="0.00932729">
                <text:p>0.00932729</text:p>
              </table:table-cell>
              <table:table-cell office:value-type="float" office:value="0.00869528">
                <text:p>0.00869528</text:p>
              </table:table-cell>
              <table:table-cell office:value-type="float" office:value="0.0116358">
                <text:p>0.01163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0.00649255">
                <text:p>0.00649255</text:p>
              </table:table-cell>
              <table:table-cell office:value-type="float" office:value="0.00704442">
                <text:p>0.00704442</text:p>
              </table:table-cell>
              <table:table-cell office:value-type="float" office:value="0.0515326">
                <text:p>0.0515326</text:p>
              </table:table-cell>
              <table:table-cell office:value-type="float" office:value="0.00959296">
                <text:p>0.00959296</text:p>
              </table:table-cell>
              <table:table-cell office:value-type="float" office:value="0.00804512">
                <text:p>0.00804512</text:p>
              </table:table-cell>
              <table:table-cell office:value-type="float" office:value="0.0121103">
                <text:p>0.01211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0.00646689">
                <text:p>0.00646689</text:p>
              </table:table-cell>
              <table:table-cell office:value-type="float" office:value="0.00715771">
                <text:p>0.00715771</text:p>
              </table:table-cell>
              <table:table-cell office:value-type="float" office:value="0.0501746">
                <text:p>0.0501746</text:p>
              </table:table-cell>
              <table:table-cell office:value-type="float" office:value="0.00941019">
                <text:p>0.00941019</text:p>
              </table:table-cell>
              <table:table-cell office:value-type="float" office:value="0.00857646">
                <text:p>0.00857646</text:p>
              </table:table-cell>
              <table:table-cell office:value-type="float" office:value="0.0117373">
                <text:p>0.01173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0.00663032">
                <text:p>0.00663032</text:p>
              </table:table-cell>
              <table:table-cell office:value-type="float" office:value="0.00694731">
                <text:p>0.00694731</text:p>
              </table:table-cell>
              <table:table-cell office:value-type="float" office:value="0.0520367">
                <text:p>0.0520367</text:p>
              </table:table-cell>
              <table:table-cell office:value-type="float" office:value="0.00936637">
                <text:p>0.00936637</text:p>
              </table:table-cell>
              <table:table-cell office:value-type="float" office:value="0.00822434">
                <text:p>0.00822434</text:p>
              </table:table-cell>
              <table:table-cell office:value-type="float" office:value="0.0115241">
                <text:p>0.01152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0.00693033">
                <text:p>0.00693033</text:p>
              </table:table-cell>
              <table:table-cell office:value-type="float" office:value="0.00725206">
                <text:p>0.00725206</text:p>
              </table:table-cell>
              <table:table-cell office:value-type="float" office:value="0.0523817">
                <text:p>0.0523817</text:p>
              </table:table-cell>
              <table:table-cell office:value-type="float" office:value="0.00952704">
                <text:p>0.00952704</text:p>
              </table:table-cell>
              <table:table-cell office:value-type="float" office:value="0.00798709">
                <text:p>0.00798709</text:p>
              </table:table-cell>
              <table:table-cell office:value-type="float" office:value="0.0119666">
                <text:p>0.01196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0.00643531">
                <text:p>0.00643531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511931">
                <text:p>0.0511931</text:p>
              </table:table-cell>
              <table:table-cell office:value-type="float" office:value="0.00947059">
                <text:p>0.00947059</text:p>
              </table:table-cell>
              <table:table-cell office:value-type="float" office:value="0.00804078">
                <text:p>0.00804078</text:p>
              </table:table-cell>
              <table:table-cell office:value-type="float" office:value="0.011832">
                <text:p>0.0118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0.00634807">
                <text:p>0.00634807</text:p>
              </table:table-cell>
              <table:table-cell office:value-type="float" office:value="0.00728443">
                <text:p>0.00728443</text:p>
              </table:table-cell>
              <table:table-cell office:value-type="float" office:value="0.0533445">
                <text:p>0.0533445</text:p>
              </table:table-cell>
              <table:table-cell office:value-type="float" office:value="0.00958822">
                <text:p>0.00958822</text:p>
              </table:table-cell>
              <table:table-cell office:value-type="float" office:value="0.00814776">
                <text:p>0.00814776</text:p>
              </table:table-cell>
              <table:table-cell office:value-type="float" office:value="0.0120179">
                <text:p>0.01201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0.00644123">
                <text:p>0.00644123</text:p>
              </table:table-cell>
              <table:table-cell office:value-type="float" office:value="0.00707008">
                <text:p>0.00707008</text:p>
              </table:table-cell>
              <table:table-cell office:value-type="float" office:value="0.0532601">
                <text:p>0.0532601</text:p>
              </table:table-cell>
              <table:table-cell office:value-type="float" office:value="0.00945124">
                <text:p>0.00945124</text:p>
              </table:table-cell>
              <table:table-cell office:value-type="float" office:value="0.00806604">
                <text:p>0.00806604</text:p>
              </table:table-cell>
              <table:table-cell office:value-type="float" office:value="0.0115869">
                <text:p>0.0115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0.00631096">
                <text:p>0.00631096</text:p>
              </table:table-cell>
              <table:table-cell office:value-type="float" office:value="0.00699191">
                <text:p>0.00699191</text:p>
              </table:table-cell>
              <table:table-cell office:value-type="float" office:value="0.0522483">
                <text:p>0.0522483</text:p>
              </table:table-cell>
              <table:table-cell office:value-type="float" office:value="0.0102577">
                <text:p>0.0102577</text:p>
              </table:table-cell>
              <table:table-cell office:value-type="float" office:value="0.00811144">
                <text:p>0.00811144</text:p>
              </table:table-cell>
              <table:table-cell office:value-type="float" office:value="0.0124261">
                <text:p>0.01242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0.00677401">
                <text:p>0.00677401</text:p>
              </table:table-cell>
              <table:table-cell office:value-type="float" office:value="0.00755405">
                <text:p>0.00755405</text:p>
              </table:table-cell>
              <table:table-cell office:value-type="float" office:value="0.051289">
                <text:p>0.051289</text:p>
              </table:table-cell>
              <table:table-cell office:value-type="float" office:value="0.00962375">
                <text:p>0.00962375</text:p>
              </table:table-cell>
              <table:table-cell office:value-type="float" office:value="0.00804591">
                <text:p>0.00804591</text:p>
              </table:table-cell>
              <table:table-cell office:value-type="float" office:value="0.0120073">
                <text:p>0.01200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0.00647439">
                <text:p>0.00647439</text:p>
              </table:table-cell>
              <table:table-cell office:value-type="float" office:value="0.00711034">
                <text:p>0.00711034</text:p>
              </table:table-cell>
              <table:table-cell office:value-type="float" office:value="0.0511473">
                <text:p>0.0511473</text:p>
              </table:table-cell>
              <table:table-cell office:value-type="float" office:value="0.00985981">
                <text:p>0.00985981</text:p>
              </table:table-cell>
              <table:table-cell office:value-type="float" office:value="0.00802854">
                <text:p>0.00802854</text:p>
              </table:table-cell>
              <table:table-cell office:value-type="float" office:value="0.0115284">
                <text:p>0.01152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0.00677282">
                <text:p>0.00677282</text:p>
              </table:table-cell>
              <table:table-cell office:value-type="float" office:value="0.00698007">
                <text:p>0.00698007</text:p>
              </table:table-cell>
              <table:table-cell office:value-type="float" office:value="0.0522562">
                <text:p>0.0522562</text:p>
              </table:table-cell>
              <table:table-cell office:value-type="float" office:value="0.00934189">
                <text:p>0.00934189</text:p>
              </table:table-cell>
              <table:table-cell office:value-type="float" office:value="0.00794051">
                <text:p>0.00794051</text:p>
              </table:table-cell>
              <table:table-cell office:value-type="float" office:value="0.0116058">
                <text:p>0.01160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0.00633978">
                <text:p>0.00633978</text:p>
              </table:table-cell>
              <table:table-cell office:value-type="float" office:value="0.00696112">
                <text:p>0.00696112</text:p>
              </table:table-cell>
              <table:table-cell office:value-type="float" office:value="0.0514947">
                <text:p>0.0514947</text:p>
              </table:table-cell>
              <table:table-cell office:value-type="float" office:value="0.00954677">
                <text:p>0.00954677</text:p>
              </table:table-cell>
              <table:table-cell office:value-type="float" office:value="0.00803723">
                <text:p>0.00803723</text:p>
              </table:table-cell>
              <table:table-cell office:value-type="float" office:value="0.0115379">
                <text:p>0.01153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0.00643294">
                <text:p>0.00643294</text:p>
              </table:table-cell>
              <table:table-cell office:value-type="float" office:value="0.00701915">
                <text:p>0.00701915</text:p>
              </table:table-cell>
              <table:table-cell office:value-type="float" office:value="0.0509701">
                <text:p>0.0509701</text:p>
              </table:table-cell>
              <table:table-cell office:value-type="float" office:value="0.00944414">
                <text:p>0.00944414</text:p>
              </table:table-cell>
              <table:table-cell office:value-type="float" office:value="0.00806525">
                <text:p>0.00806525</text:p>
              </table:table-cell>
              <table:table-cell office:value-type="float" office:value="0.011611">
                <text:p>0.0116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0.006594">
                <text:p>0.006594</text:p>
              </table:table-cell>
              <table:table-cell office:value-type="float" office:value="0.00701047">
                <text:p>0.00701047</text:p>
              </table:table-cell>
              <table:table-cell office:value-type="float" office:value="0.0504727">
                <text:p>0.0504727</text:p>
              </table:table-cell>
              <table:table-cell office:value-type="float" office:value="0.00961546">
                <text:p>0.00961546</text:p>
              </table:table-cell>
              <table:table-cell office:value-type="float" office:value="0.00826105">
                <text:p>0.00826105</text:p>
              </table:table-cell>
              <table:table-cell office:value-type="float" office:value="0.0114057">
                <text:p>0.01140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0.00646413">
                <text:p>0.00646413</text:p>
              </table:table-cell>
              <table:table-cell office:value-type="float" office:value="0.00698678">
                <text:p>0.00698678</text:p>
              </table:table-cell>
              <table:table-cell office:value-type="float" office:value="0.0533982">
                <text:p>0.0533982</text:p>
              </table:table-cell>
              <table:table-cell office:value-type="float" office:value="0.00931071">
                <text:p>0.00931071</text:p>
              </table:table-cell>
              <table:table-cell office:value-type="float" office:value="0.00826066">
                <text:p>0.00826066</text:p>
              </table:table-cell>
              <table:table-cell office:value-type="float" office:value="0.0120985">
                <text:p>0.01209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0.00640886">
                <text:p>0.00640886</text:p>
              </table:table-cell>
              <table:table-cell office:value-type="float" office:value="0.00708626">
                <text:p>0.00708626</text:p>
              </table:table-cell>
              <table:table-cell office:value-type="float" office:value="0.0533185">
                <text:p>0.0533185</text:p>
              </table:table-cell>
              <table:table-cell office:value-type="float" office:value="0.00973428">
                <text:p>0.00973428</text:p>
              </table:table-cell>
              <table:table-cell office:value-type="float" office:value="0.00804867">
                <text:p>0.00804867</text:p>
              </table:table-cell>
              <table:table-cell office:value-type="float" office:value="0.0115533">
                <text:p>0.01155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0.00683322">
                <text:p>0.00683322</text:p>
              </table:table-cell>
              <table:table-cell office:value-type="float" office:value="0.0070906">
                <text:p>0.0070906</text:p>
              </table:table-cell>
              <table:table-cell office:value-type="float" office:value="0.050102">
                <text:p>0.050102</text:p>
              </table:table-cell>
              <table:table-cell office:value-type="float" office:value="0.00945914">
                <text:p>0.00945914</text:p>
              </table:table-cell>
              <table:table-cell office:value-type="float" office:value="0.00851488">
                <text:p>0.00851488</text:p>
              </table:table-cell>
              <table:table-cell office:value-type="float" office:value="0.0114641">
                <text:p>0.01146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692204">
                <text:p>0.00692204</text:p>
              </table:table-cell>
              <table:table-cell office:value-type="float" office:value="0.0505031">
                <text:p>0.0505031</text:p>
              </table:table-cell>
              <table:table-cell office:value-type="float" office:value="0.010075">
                <text:p>0.010075</text:p>
              </table:table-cell>
              <table:table-cell office:value-type="float" office:value="0.00808223">
                <text:p>0.00808223</text:p>
              </table:table-cell>
              <table:table-cell office:value-type="float" office:value="0.0118936">
                <text:p>0.01189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0.00640017">
                <text:p>0.00640017</text:p>
              </table:table-cell>
              <table:table-cell office:value-type="float" office:value="0.00696191">
                <text:p>0.00696191</text:p>
              </table:table-cell>
              <table:table-cell office:value-type="float" office:value="0.0555642">
                <text:p>0.0555642</text:p>
              </table:table-cell>
              <table:table-cell office:value-type="float" office:value="0.0094469">
                <text:p>0.0094469</text:p>
              </table:table-cell>
              <table:table-cell office:value-type="float" office:value="0.00828316">
                <text:p>0.00828316</text:p>
              </table:table-cell>
              <table:table-cell office:value-type="float" office:value="0.0115178">
                <text:p>0.01151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0.00634965">
                <text:p>0.00634965</text:p>
              </table:table-cell>
              <table:table-cell office:value-type="float" office:value="0.00699862">
                <text:p>0.00699862</text:p>
              </table:table-cell>
              <table:table-cell office:value-type="float" office:value="0.0511975">
                <text:p>0.0511975</text:p>
              </table:table-cell>
              <table:table-cell office:value-type="float" office:value="0.00933834">
                <text:p>0.00933834</text:p>
              </table:table-cell>
              <table:table-cell office:value-type="float" office:value="0.00825711">
                <text:p>0.00825711</text:p>
              </table:table-cell>
              <table:table-cell office:value-type="float" office:value="0.0115016">
                <text:p>0.01150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0.00651702">
                <text:p>0.00651702</text:p>
              </table:table-cell>
              <table:table-cell office:value-type="float" office:value="0.00707837">
                <text:p>0.00707837</text:p>
              </table:table-cell>
              <table:table-cell office:value-type="float" office:value="0.0515531">
                <text:p>0.0515531</text:p>
              </table:table-cell>
              <table:table-cell office:value-type="float" office:value="0.00965809">
                <text:p>0.00965809</text:p>
              </table:table-cell>
              <table:table-cell office:value-type="float" office:value="0.00837514">
                <text:p>0.00837514</text:p>
              </table:table-cell>
              <table:table-cell office:value-type="float" office:value="0.0114471">
                <text:p>0.01144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0.00639267">
                <text:p>0.00639267</text:p>
              </table:table-cell>
              <table:table-cell office:value-type="float" office:value="0.00767524">
                <text:p>0.00767524</text:p>
              </table:table-cell>
              <table:table-cell office:value-type="float" office:value="0.0513407">
                <text:p>0.0513407</text:p>
              </table:table-cell>
              <table:table-cell office:value-type="float" office:value="0.00942795">
                <text:p>0.00942795</text:p>
              </table:table-cell>
              <table:table-cell office:value-type="float" office:value="0.00806328">
                <text:p>0.00806328</text:p>
              </table:table-cell>
              <table:table-cell office:value-type="float" office:value="0.0118754">
                <text:p>0.01187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0.00640373">
                <text:p>0.00640373</text:p>
              </table:table-cell>
              <table:table-cell office:value-type="float" office:value="0.00695323">
                <text:p>0.00695323</text:p>
              </table:table-cell>
              <table:table-cell office:value-type="float" office:value="0.0568985">
                <text:p>0.0568985</text:p>
              </table:table-cell>
              <table:table-cell office:value-type="float" office:value="0.00931426">
                <text:p>0.00931426</text:p>
              </table:table-cell>
              <table:table-cell office:value-type="float" office:value="0.00796736">
                <text:p>0.00796736</text:p>
              </table:table-cell>
              <table:table-cell office:value-type="float" office:value="0.0119781">
                <text:p>0.01197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0.00646689">
                <text:p>0.00646689</text:p>
              </table:table-cell>
              <table:table-cell office:value-type="float" office:value="0.00748023">
                <text:p>0.00748023</text:p>
              </table:table-cell>
              <table:table-cell office:value-type="float" office:value="0.0510968">
                <text:p>0.0510968</text:p>
              </table:table-cell>
              <table:table-cell office:value-type="float" office:value="0.00937821">
                <text:p>0.00937821</text:p>
              </table:table-cell>
              <table:table-cell office:value-type="float" office:value="0.00795867">
                <text:p>0.00795867</text:p>
              </table:table-cell>
              <table:table-cell office:value-type="float" office:value="0.0115683">
                <text:p>0.01156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0.00641478">
                <text:p>0.00641478</text:p>
              </table:table-cell>
              <table:table-cell office:value-type="float" office:value="0.00750431">
                <text:p>0.00750431</text:p>
              </table:table-cell>
              <table:table-cell office:value-type="float" office:value="0.0552938">
                <text:p>0.0552938</text:p>
              </table:table-cell>
              <table:table-cell office:value-type="float" office:value="0.00929966">
                <text:p>0.00929966</text:p>
              </table:table-cell>
              <table:table-cell office:value-type="float" office:value="0.00829184">
                <text:p>0.00829184</text:p>
              </table:table-cell>
              <table:table-cell office:value-type="float" office:value="0.012074">
                <text:p>0.0120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0.00643215">
                <text:p>0.00643215</text:p>
              </table:table-cell>
              <table:table-cell office:value-type="float" office:value="0.00771787">
                <text:p>0.00771787</text:p>
              </table:table-cell>
              <table:table-cell office:value-type="float" office:value="0.0530812">
                <text:p>0.0530812</text:p>
              </table:table-cell>
              <table:table-cell office:value-type="float" office:value="0.009439">
                <text:p>0.009439</text:p>
              </table:table-cell>
              <table:table-cell office:value-type="float" office:value="0.00806091">
                <text:p>0.00806091</text:p>
              </table:table-cell>
              <table:table-cell office:value-type="float" office:value="0.0115391">
                <text:p>0.01153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0.00649057">
                <text:p>0.00649057</text:p>
              </table:table-cell>
              <table:table-cell office:value-type="float" office:value="0.00695954">
                <text:p>0.00695954</text:p>
              </table:table-cell>
              <table:table-cell office:value-type="float" office:value="0.0568622">
                <text:p>0.0568622</text:p>
              </table:table-cell>
              <table:table-cell office:value-type="float" office:value="0.00951006">
                <text:p>0.00951006</text:p>
              </table:table-cell>
              <table:table-cell office:value-type="float" office:value="0.00867594">
                <text:p>0.00867594</text:p>
              </table:table-cell>
              <table:table-cell office:value-type="float" office:value="0.0116579">
                <text:p>0.01165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0.00637215">
                <text:p>0.00637215</text:p>
              </table:table-cell>
              <table:table-cell office:value-type="float" office:value="0.00708626">
                <text:p>0.00708626</text:p>
              </table:table-cell>
              <table:table-cell office:value-type="float" office:value="0.0504415">
                <text:p>0.0504415</text:p>
              </table:table-cell>
              <table:table-cell office:value-type="float" office:value="0.00934861">
                <text:p>0.00934861</text:p>
              </table:table-cell>
              <table:table-cell office:value-type="float" office:value="0.00804986">
                <text:p>0.00804986</text:p>
              </table:table-cell>
              <table:table-cell office:value-type="float" office:value="0.0115502">
                <text:p>0.01155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0.00675269">
                <text:p>0.00675269</text:p>
              </table:table-cell>
              <table:table-cell office:value-type="float" office:value="0.00697968">
                <text:p>0.00697968</text:p>
              </table:table-cell>
              <table:table-cell office:value-type="float" office:value="0.0509432">
                <text:p>0.0509432</text:p>
              </table:table-cell>
              <table:table-cell office:value-type="float" office:value="0.0104247">
                <text:p>0.0104247</text:p>
              </table:table-cell>
              <table:table-cell office:value-type="float" office:value="0.00817737">
                <text:p>0.00817737</text:p>
              </table:table-cell>
              <table:table-cell office:value-type="float" office:value="0.0117373">
                <text:p>0.01173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0.0064965">
                <text:p>0.0064965</text:p>
              </table:table-cell>
              <table:table-cell office:value-type="float" office:value="0.00694375">
                <text:p>0.00694375</text:p>
              </table:table-cell>
              <table:table-cell office:value-type="float" office:value="0.0497653">
                <text:p>0.0497653</text:p>
              </table:table-cell>
              <table:table-cell office:value-type="float" office:value="0.0100276">
                <text:p>0.0100276</text:p>
              </table:table-cell>
              <table:table-cell office:value-type="float" office:value="0.0079792">
                <text:p>0.0079792</text:p>
              </table:table-cell>
              <table:table-cell office:value-type="float" office:value="0.0120444">
                <text:p>0.01204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0.00628609">
                <text:p>0.00628609</text:p>
              </table:table-cell>
              <table:table-cell office:value-type="float" office:value="0.00709139">
                <text:p>0.00709139</text:p>
              </table:table-cell>
              <table:table-cell office:value-type="float" office:value="0.0565965">
                <text:p>0.0565965</text:p>
              </table:table-cell>
              <table:table-cell office:value-type="float" office:value="0.00969402">
                <text:p>0.00969402</text:p>
              </table:table-cell>
              <table:table-cell office:value-type="float" office:value="0.00832935">
                <text:p>0.00832935</text:p>
              </table:table-cell>
              <table:table-cell office:value-type="float" office:value="0.0115569">
                <text:p>0.01155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0.00631491">
                <text:p>0.00631491</text:p>
              </table:table-cell>
              <table:table-cell office:value-type="float" office:value="0.00717942">
                <text:p>0.00717942</text:p>
              </table:table-cell>
              <table:table-cell office:value-type="float" office:value="0.0518575">
                <text:p>0.0518575</text:p>
              </table:table-cell>
              <table:table-cell office:value-type="float" office:value="0.00954283">
                <text:p>0.00954283</text:p>
              </table:table-cell>
              <table:table-cell office:value-type="float" office:value="0.00804157">
                <text:p>0.00804157</text:p>
              </table:table-cell>
              <table:table-cell office:value-type="float" office:value="0.0120444">
                <text:p>0.01204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0.0067298">
                <text:p>0.0067298</text:p>
              </table:table-cell>
              <table:table-cell office:value-type="float" office:value="0.00702626">
                <text:p>0.00702626</text:p>
              </table:table-cell>
              <table:table-cell office:value-type="float" office:value="0.0508536">
                <text:p>0.0508536</text:p>
              </table:table-cell>
              <table:table-cell office:value-type="float" office:value="0.00941414">
                <text:p>0.00941414</text:p>
              </table:table-cell>
              <table:table-cell office:value-type="float" office:value="0.00819237">
                <text:p>0.00819237</text:p>
              </table:table-cell>
              <table:table-cell office:value-type="float" office:value="0.0114594">
                <text:p>0.01145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0.00663466">
                <text:p>0.00663466</text:p>
              </table:table-cell>
              <table:table-cell office:value-type="float" office:value="0.00686678">
                <text:p>0.00686678</text:p>
              </table:table-cell>
              <table:table-cell office:value-type="float" office:value="0.0509642">
                <text:p>0.0509642</text:p>
              </table:table-cell>
              <table:table-cell office:value-type="float" office:value="0.00946585">
                <text:p>0.00946585</text:p>
              </table:table-cell>
              <table:table-cell office:value-type="float" office:value="0.00854962">
                <text:p>0.00854962</text:p>
              </table:table-cell>
              <table:table-cell office:value-type="float" office:value="0.0115983">
                <text:p>0.01159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0.0063986">
                <text:p>0.0063986</text:p>
              </table:table-cell>
              <table:table-cell office:value-type="float" office:value="0.00735272">
                <text:p>0.00735272</text:p>
              </table:table-cell>
              <table:table-cell office:value-type="float" office:value="0.0548442">
                <text:p>0.0548442</text:p>
              </table:table-cell>
              <table:table-cell office:value-type="float" office:value="0.00941058">
                <text:p>0.00941058</text:p>
              </table:table-cell>
              <table:table-cell office:value-type="float" office:value="0.00807157">
                <text:p>0.00807157</text:p>
              </table:table-cell>
              <table:table-cell office:value-type="float" office:value="0.0118198">
                <text:p>0.01181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0.00639544">
                <text:p>0.00639544</text:p>
              </table:table-cell>
              <table:table-cell office:value-type="float" office:value="0.00713284">
                <text:p>0.00713284</text:p>
              </table:table-cell>
              <table:table-cell office:value-type="float" office:value="0.0507609">
                <text:p>0.0507609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851607">
                <text:p>0.00851607</text:p>
              </table:table-cell>
              <table:table-cell office:value-type="float" office:value="0.0118557">
                <text:p>0.01185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0.00633899">
                <text:p>0.00633899</text:p>
              </table:table-cell>
              <table:table-cell office:value-type="float" office:value="0.00704363">
                <text:p>0.00704363</text:p>
              </table:table-cell>
              <table:table-cell office:value-type="float" office:value="0.0501849">
                <text:p>0.0501849</text:p>
              </table:table-cell>
              <table:table-cell office:value-type="float" office:value="0.00974218">
                <text:p>0.00974218</text:p>
              </table:table-cell>
              <table:table-cell office:value-type="float" office:value="0.00808697">
                <text:p>0.00808697</text:p>
              </table:table-cell>
              <table:table-cell office:value-type="float" office:value="0.0116181">
                <text:p>0.01161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0.00632636">
                <text:p>0.00632636</text:p>
              </table:table-cell>
              <table:table-cell office:value-type="float" office:value="0.00695244">
                <text:p>0.00695244</text:p>
              </table:table-cell>
              <table:table-cell office:value-type="float" office:value="0.0502935">
                <text:p>0.0502935</text:p>
              </table:table-cell>
              <table:table-cell office:value-type="float" office:value="0.00931703">
                <text:p>0.00931703</text:p>
              </table:table-cell>
              <table:table-cell office:value-type="float" office:value="0.00817973">
                <text:p>0.00817973</text:p>
              </table:table-cell>
              <table:table-cell office:value-type="float" office:value="0.0117878">
                <text:p>0.01178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0.00644202">
                <text:p>0.00644202</text:p>
              </table:table-cell>
              <table:table-cell office:value-type="float" office:value="0.00764326">
                <text:p>0.00764326</text:p>
              </table:table-cell>
              <table:table-cell office:value-type="float" office:value="0.0536627">
                <text:p>0.0536627</text:p>
              </table:table-cell>
              <table:table-cell office:value-type="float" office:value="0.00975165">
                <text:p>0.00975165</text:p>
              </table:table-cell>
              <table:table-cell office:value-type="float" office:value="0.00805933">
                <text:p>0.00805933</text:p>
              </table:table-cell>
              <table:table-cell office:value-type="float" office:value="0.011564">
                <text:p>0.0115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0.00648663">
                <text:p>0.00648663</text:p>
              </table:table-cell>
              <table:table-cell office:value-type="float" office:value="0.00705034">
                <text:p>0.00705034</text:p>
              </table:table-cell>
              <table:table-cell office:value-type="float" office:value="0.050689">
                <text:p>0.050689</text:p>
              </table:table-cell>
              <table:table-cell office:value-type="float" office:value="0.00973626">
                <text:p>0.00973626</text:p>
              </table:table-cell>
              <table:table-cell office:value-type="float" office:value="0.00805144">
                <text:p>0.00805144</text:p>
              </table:table-cell>
              <table:table-cell office:value-type="float" office:value="0.0118119">
                <text:p>0.01181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0.00642149">
                <text:p>0.00642149</text:p>
              </table:table-cell>
              <table:table-cell office:value-type="float" office:value="0.00728245">
                <text:p>0.00728245</text:p>
              </table:table-cell>
              <table:table-cell office:value-type="float" office:value="0.0509377">
                <text:p>0.0509377</text:p>
              </table:table-cell>
              <table:table-cell office:value-type="float" office:value="0.00938019">
                <text:p>0.00938019</text:p>
              </table:table-cell>
              <table:table-cell office:value-type="float" office:value="0.0081221">
                <text:p>0.0081221</text:p>
              </table:table-cell>
              <table:table-cell office:value-type="float" office:value="0.0117361">
                <text:p>0.01173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0.00701284">
                <text:p>0.00701284</text:p>
              </table:table-cell>
              <table:table-cell office:value-type="float" office:value="0.0071285">
                <text:p>0.0071285</text:p>
              </table:table-cell>
              <table:table-cell office:value-type="float" office:value="0.0507541">
                <text:p>0.0507541</text:p>
              </table:table-cell>
              <table:table-cell office:value-type="float" office:value="0.0101654">
                <text:p>0.0101654</text:p>
              </table:table-cell>
              <table:table-cell office:value-type="float" office:value="0.00803644">
                <text:p>0.00803644</text:p>
              </table:table-cell>
              <table:table-cell office:value-type="float" office:value="0.0118364">
                <text:p>0.01183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0.00641044">
                <text:p>0.00641044</text:p>
              </table:table-cell>
              <table:table-cell office:value-type="float" office:value="0.00708429">
                <text:p>0.00708429</text:p>
              </table:table-cell>
              <table:table-cell office:value-type="float" office:value="0.0590101">
                <text:p>0.0590101</text:p>
              </table:table-cell>
              <table:table-cell office:value-type="float" office:value="0.00939874">
                <text:p>0.00939874</text:p>
              </table:table-cell>
              <table:table-cell office:value-type="float" office:value="0.00799104">
                <text:p>0.00799104</text:p>
              </table:table-cell>
              <table:table-cell office:value-type="float" office:value="0.0115352">
                <text:p>0.01153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0.00642583">
                <text:p>0.00642583</text:p>
              </table:table-cell>
              <table:table-cell office:value-type="float" office:value="0.00741707">
                <text:p>0.00741707</text:p>
              </table:table-cell>
              <table:table-cell office:value-type="float" office:value="0.0553041">
                <text:p>0.0553041</text:p>
              </table:table-cell>
              <table:table-cell office:value-type="float" office:value="0.00945401">
                <text:p>0.00945401</text:p>
              </table:table-cell>
              <table:table-cell office:value-type="float" office:value="0.00834553">
                <text:p>0.00834553</text:p>
              </table:table-cell>
              <table:table-cell office:value-type="float" office:value="0.0117981">
                <text:p>0.01179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0.0063911">
                <text:p>0.0063911</text:p>
              </table:table-cell>
              <table:table-cell office:value-type="float" office:value="0.00684467">
                <text:p>0.00684467</text:p>
              </table:table-cell>
              <table:table-cell office:value-type="float" office:value="0.0522309">
                <text:p>0.0522309</text:p>
              </table:table-cell>
              <table:table-cell office:value-type="float" office:value="0.00973073">
                <text:p>0.00973073</text:p>
              </table:table-cell>
              <table:table-cell office:value-type="float" office:value="0.00815565">
                <text:p>0.00815565</text:p>
              </table:table-cell>
              <table:table-cell office:value-type="float" office:value="0.0116658">
                <text:p>0.01166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0.00683125">
                <text:p>0.00683125</text:p>
              </table:table-cell>
              <table:table-cell office:value-type="float" office:value="0.00799301">
                <text:p>0.00799301</text:p>
              </table:table-cell>
              <table:table-cell office:value-type="float" office:value="0.0505749">
                <text:p>0.0505749</text:p>
              </table:table-cell>
              <table:table-cell office:value-type="float" office:value="0.00950967">
                <text:p>0.00950967</text:p>
              </table:table-cell>
              <table:table-cell office:value-type="float" office:value="0.0083554">
                <text:p>0.0083554</text:p>
              </table:table-cell>
              <table:table-cell office:value-type="float" office:value="0.0117527">
                <text:p>0.01175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0.00631728">
                <text:p>0.00631728</text:p>
              </table:table-cell>
              <table:table-cell office:value-type="float" office:value="0.00695599">
                <text:p>0.00695599</text:p>
              </table:table-cell>
              <table:table-cell office:value-type="float" office:value="0.0605429">
                <text:p>0.0605429</text:p>
              </table:table-cell>
              <table:table-cell office:value-type="float" office:value="0.0102151">
                <text:p>0.0102151</text:p>
              </table:table-cell>
              <table:table-cell office:value-type="float" office:value="0.00797999">
                <text:p>0.00797999</text:p>
              </table:table-cell>
              <table:table-cell office:value-type="float" office:value="0.0116058">
                <text:p>0.01160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0.00652255">
                <text:p>0.00652255</text:p>
              </table:table-cell>
              <table:table-cell office:value-type="float" office:value="0.00706455">
                <text:p>0.00706455</text:p>
              </table:table-cell>
              <table:table-cell office:value-type="float" office:value="0.0492896">
                <text:p>0.0492896</text:p>
              </table:table-cell>
              <table:table-cell office:value-type="float" office:value="0.00982823">
                <text:p>0.00982823</text:p>
              </table:table-cell>
              <table:table-cell office:value-type="float" office:value="0.0081217">
                <text:p>0.0081217</text:p>
              </table:table-cell>
              <table:table-cell office:value-type="float" office:value="0.0117866">
                <text:p>0.01178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0.0063153">
                <text:p>0.0063153</text:p>
              </table:table-cell>
              <table:table-cell office:value-type="float" office:value="0.00711547">
                <text:p>0.00711547</text:p>
              </table:table-cell>
              <table:table-cell office:value-type="float" office:value="0.052523">
                <text:p>0.052523</text:p>
              </table:table-cell>
              <table:table-cell office:value-type="float" office:value="0.00942479">
                <text:p>0.00942479</text:p>
              </table:table-cell>
              <table:table-cell office:value-type="float" office:value="0.00820105">
                <text:p>0.00820105</text:p>
              </table:table-cell>
              <table:table-cell office:value-type="float" office:value="0.0118158">
                <text:p>0.01181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0.00672861">
                <text:p>0.00672861</text:p>
              </table:table-cell>
              <table:table-cell office:value-type="float" office:value="0.00756076">
                <text:p>0.00756076</text:p>
              </table:table-cell>
              <table:table-cell office:value-type="float" office:value="0.050524">
                <text:p>0.050524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799144">
                <text:p>0.00799144</text:p>
              </table:table-cell>
              <table:table-cell office:value-type="float" office:value="0.0117456">
                <text:p>0.01174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0.0065036">
                <text:p>0.0065036</text:p>
              </table:table-cell>
              <table:table-cell office:value-type="float" office:value="0.00779564">
                <text:p>0.00779564</text:p>
              </table:table-cell>
              <table:table-cell office:value-type="float" office:value="0.0546887">
                <text:p>0.0546887</text:p>
              </table:table-cell>
              <table:table-cell office:value-type="float" office:value="0.00934979">
                <text:p>0.00934979</text:p>
              </table:table-cell>
              <table:table-cell office:value-type="float" office:value="0.00807591">
                <text:p>0.00807591</text:p>
              </table:table-cell>
              <table:table-cell office:value-type="float" office:value="0.0114645">
                <text:p>0.01146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0.00653873">
                <text:p>0.00653873</text:p>
              </table:table-cell>
              <table:table-cell office:value-type="float" office:value="0.00707955">
                <text:p>0.00707955</text:p>
              </table:table-cell>
              <table:table-cell office:value-type="float" office:value="0.051036">
                <text:p>0.051036</text:p>
              </table:table-cell>
              <table:table-cell office:value-type="float" office:value="0.00972757">
                <text:p>0.00972757</text:p>
              </table:table-cell>
              <table:table-cell office:value-type="float" office:value="0.00821921">
                <text:p>0.00821921</text:p>
              </table:table-cell>
              <table:table-cell office:value-type="float" office:value="0.0114657">
                <text:p>0.01146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0.00636583">
                <text:p>0.00636583</text:p>
              </table:table-cell>
              <table:table-cell office:value-type="float" office:value="0.00704797">
                <text:p>0.00704797</text:p>
              </table:table-cell>
              <table:table-cell office:value-type="float" office:value="0.0513407">
                <text:p>0.0513407</text:p>
              </table:table-cell>
              <table:table-cell office:value-type="float" office:value="0.00960954">
                <text:p>0.00960954</text:p>
              </table:table-cell>
              <table:table-cell office:value-type="float" office:value="0.00815171">
                <text:p>0.00815171</text:p>
              </table:table-cell>
              <table:table-cell office:value-type="float" office:value="0.0115209">
                <text:p>0.01152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0.0067744">
                <text:p>0.0067744</text:p>
              </table:table-cell>
              <table:table-cell office:value-type="float" office:value="0.00694849">
                <text:p>0.00694849</text:p>
              </table:table-cell>
              <table:table-cell office:value-type="float" office:value="0.0513826">
                <text:p>0.0513826</text:p>
              </table:table-cell>
              <table:table-cell office:value-type="float" office:value="0.00996837">
                <text:p>0.00996837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16038">
                <text:p>0.01160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0.00636662">
                <text:p>0.00636662</text:p>
              </table:table-cell>
              <table:table-cell office:value-type="float" office:value="0.00713166">
                <text:p>0.00713166</text:p>
              </table:table-cell>
              <table:table-cell office:value-type="float" office:value="0.0551616">
                <text:p>0.0551616</text:p>
              </table:table-cell>
              <table:table-cell office:value-type="float" office:value="0.00937387">
                <text:p>0.00937387</text:p>
              </table:table-cell>
              <table:table-cell office:value-type="float" office:value="0.00801275">
                <text:p>0.00801275</text:p>
              </table:table-cell>
              <table:table-cell office:value-type="float" office:value="0.0115316">
                <text:p>0.0115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0.00643215">
                <text:p>0.00643215</text:p>
              </table:table-cell>
              <table:table-cell office:value-type="float" office:value="0.00723785">
                <text:p>0.00723785</text:p>
              </table:table-cell>
              <table:table-cell office:value-type="float" office:value="0.0504948">
                <text:p>0.0504948</text:p>
              </table:table-cell>
              <table:table-cell office:value-type="float" office:value="0.00950414">
                <text:p>0.00950414</text:p>
              </table:table-cell>
              <table:table-cell office:value-type="float" office:value="0.00796538">
                <text:p>0.00796538</text:p>
              </table:table-cell>
              <table:table-cell office:value-type="float" office:value="0.0122133">
                <text:p>0.01221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0.00634254">
                <text:p>0.00634254</text:p>
              </table:table-cell>
              <table:table-cell office:value-type="float" office:value="0.00714074">
                <text:p>0.00714074</text:p>
              </table:table-cell>
              <table:table-cell office:value-type="float" office:value="0.0499236">
                <text:p>0.0499236</text:p>
              </table:table-cell>
              <table:table-cell office:value-type="float" office:value="0.00928544">
                <text:p>0.00928544</text:p>
              </table:table-cell>
              <table:table-cell office:value-type="float" office:value="0.00817381">
                <text:p>0.00817381</text:p>
              </table:table-cell>
              <table:table-cell office:value-type="float" office:value="0.0116125">
                <text:p>0.01161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0.00651584">
                <text:p>0.00651584</text:p>
              </table:table-cell>
              <table:table-cell office:value-type="float" office:value="0.00761365">
                <text:p>0.00761365</text:p>
              </table:table-cell>
              <table:table-cell office:value-type="float" office:value="0.0514193">
                <text:p>0.0514193</text:p>
              </table:table-cell>
              <table:table-cell office:value-type="float" office:value="0.00944769">
                <text:p>0.00944769</text:p>
              </table:table-cell>
              <table:table-cell office:value-type="float" office:value="0.00850028">
                <text:p>0.00850028</text:p>
              </table:table-cell>
              <table:table-cell office:value-type="float" office:value="0.0116406">
                <text:p>0.01164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0.00665992">
                <text:p>0.00665992</text:p>
              </table:table-cell>
              <table:table-cell office:value-type="float" office:value="0.00709376">
                <text:p>0.00709376</text:p>
              </table:table-cell>
              <table:table-cell office:value-type="float" office:value="0.0515219">
                <text:p>0.0515219</text:p>
              </table:table-cell>
              <table:table-cell office:value-type="float" office:value="0.00958862">
                <text:p>0.00958862</text:p>
              </table:table-cell>
              <table:table-cell office:value-type="float" office:value="0.00800407">
                <text:p>0.00800407</text:p>
              </table:table-cell>
              <table:table-cell office:value-type="float" office:value="0.0116346">
                <text:p>0.01163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0.00633701">
                <text:p>0.00633701</text:p>
              </table:table-cell>
              <table:table-cell office:value-type="float" office:value="0.00707837">
                <text:p>0.00707837</text:p>
              </table:table-cell>
              <table:table-cell office:value-type="float" office:value="0.0513846">
                <text:p>0.0513846</text:p>
              </table:table-cell>
              <table:table-cell office:value-type="float" office:value="0.0100726">
                <text:p>0.0100726</text:p>
              </table:table-cell>
              <table:table-cell office:value-type="float" office:value="0.00800012">
                <text:p>0.00800012</text:p>
              </table:table-cell>
              <table:table-cell office:value-type="float" office:value="0.0113745">
                <text:p>0.01137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0.00649886">
                <text:p>0.00649886</text:p>
              </table:table-cell>
              <table:table-cell office:value-type="float" office:value="0.00696586">
                <text:p>0.00696586</text:p>
              </table:table-cell>
              <table:table-cell office:value-type="float" office:value="0.0501667">
                <text:p>0.0501667</text:p>
              </table:table-cell>
              <table:table-cell office:value-type="float" office:value="0.00958546">
                <text:p>0.00958546</text:p>
              </table:table-cell>
              <table:table-cell office:value-type="float" office:value="0.0080621">
                <text:p>0.0080621</text:p>
              </table:table-cell>
              <table:table-cell office:value-type="float" office:value="0.0116007">
                <text:p>0.01160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0.00655926">
                <text:p>0.00655926</text:p>
              </table:table-cell>
              <table:table-cell office:value-type="float" office:value="0.00695718">
                <text:p>0.00695718</text:p>
              </table:table-cell>
              <table:table-cell office:value-type="float" office:value="0.0513254">
                <text:p>0.0513254</text:p>
              </table:table-cell>
              <table:table-cell office:value-type="float" office:value="0.00935571">
                <text:p>0.00935571</text:p>
              </table:table-cell>
              <table:table-cell office:value-type="float" office:value="0.00817973">
                <text:p>0.00817973</text:p>
              </table:table-cell>
              <table:table-cell office:value-type="float" office:value="0.0118585">
                <text:p>0.01185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0.00669427">
                <text:p>0.00669427</text:p>
              </table:table-cell>
              <table:table-cell office:value-type="float" office:value="0.00708429">
                <text:p>0.00708429</text:p>
              </table:table-cell>
              <table:table-cell office:value-type="float" office:value="0.0544822">
                <text:p>0.0544822</text:p>
              </table:table-cell>
              <table:table-cell office:value-type="float" office:value="0.00948124">
                <text:p>0.00948124</text:p>
              </table:table-cell>
              <table:table-cell office:value-type="float" office:value="0.00821566">
                <text:p>0.00821566</text:p>
              </table:table-cell>
              <table:table-cell office:value-type="float" office:value="0.0115016">
                <text:p>0.011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0.00632675">
                <text:p>0.00632675</text:p>
              </table:table-cell>
              <table:table-cell office:value-type="float" office:value="0.00715376">
                <text:p>0.00715376</text:p>
              </table:table-cell>
              <table:table-cell office:value-type="float" office:value="0.0500096">
                <text:p>0.0500096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810118">
                <text:p>0.00810118</text:p>
              </table:table-cell>
              <table:table-cell office:value-type="float" office:value="0.0115328">
                <text:p>0.01153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0.00649176">
                <text:p>0.00649176</text:p>
              </table:table-cell>
              <table:table-cell office:value-type="float" office:value="0.00754141">
                <text:p>0.00754141</text:p>
              </table:table-cell>
              <table:table-cell office:value-type="float" office:value="0.0511248">
                <text:p>0.0511248</text:p>
              </table:table-cell>
              <table:table-cell office:value-type="float" office:value="0.00937742">
                <text:p>0.00937742</text:p>
              </table:table-cell>
              <table:table-cell office:value-type="float" office:value="0.00822513">
                <text:p>0.00822513</text:p>
              </table:table-cell>
              <table:table-cell office:value-type="float" office:value="0.0115462">
                <text:p>0.01154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0.00640452">
                <text:p>0.00640452</text:p>
              </table:table-cell>
              <table:table-cell office:value-type="float" office:value="0.00705626">
                <text:p>0.00705626</text:p>
              </table:table-cell>
              <table:table-cell office:value-type="float" office:value="0.0522443">
                <text:p>0.0522443</text:p>
              </table:table-cell>
              <table:table-cell office:value-type="float" office:value="0.00998811">
                <text:p>0.00998811</text:p>
              </table:table-cell>
              <table:table-cell office:value-type="float" office:value="0.0080163">
                <text:p>0.0080163</text:p>
              </table:table-cell>
              <table:table-cell office:value-type="float" office:value="0.0117262">
                <text:p>0.01172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0.0063836">
                <text:p>0.0063836</text:p>
              </table:table-cell>
              <table:table-cell office:value-type="float" office:value="0.00704718">
                <text:p>0.00704718</text:p>
              </table:table-cell>
              <table:table-cell office:value-type="float" office:value="0.0534791">
                <text:p>0.0534791</text:p>
              </table:table-cell>
              <table:table-cell office:value-type="float" office:value="0.00942637">
                <text:p>0.00942637</text:p>
              </table:table-cell>
              <table:table-cell office:value-type="float" office:value="0.00810078">
                <text:p>0.00810078</text:p>
              </table:table-cell>
              <table:table-cell office:value-type="float" office:value="0.0117712">
                <text:p>0.01177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0.00684704">
                <text:p>0.00684704</text:p>
              </table:table-cell>
              <table:table-cell office:value-type="float" office:value="0.00688415">
                <text:p>0.00688415</text:p>
              </table:table-cell>
              <table:table-cell office:value-type="float" office:value="0.0500428">
                <text:p>0.0500428</text:p>
              </table:table-cell>
              <table:table-cell office:value-type="float" office:value="0.00971849">
                <text:p>0.00971849</text:p>
              </table:table-cell>
              <table:table-cell office:value-type="float" office:value="0.00846396">
                <text:p>0.00846396</text:p>
              </table:table-cell>
              <table:table-cell office:value-type="float" office:value="0.0121514">
                <text:p>0.01215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0.00635636">
                <text:p>0.00635636</text:p>
              </table:table-cell>
              <table:table-cell office:value-type="float" office:value="0.00705231">
                <text:p>0.00705231</text:p>
              </table:table-cell>
              <table:table-cell office:value-type="float" office:value="0.0508603">
                <text:p>0.0508603</text:p>
              </table:table-cell>
              <table:table-cell office:value-type="float" office:value="0.00954954">
                <text:p>0.00954954</text:p>
              </table:table-cell>
              <table:table-cell office:value-type="float" office:value="0.00838738">
                <text:p>0.00838738</text:p>
              </table:table-cell>
              <table:table-cell office:value-type="float" office:value="0.0115198">
                <text:p>0.01151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0.00635596">
                <text:p>0.00635596</text:p>
              </table:table-cell>
              <table:table-cell office:value-type="float" office:value="0.00707047">
                <text:p>0.00707047</text:p>
              </table:table-cell>
              <table:table-cell office:value-type="float" office:value="0.0515677">
                <text:p>0.0515677</text:p>
              </table:table-cell>
              <table:table-cell office:value-type="float" office:value="0.00994153">
                <text:p>0.00994153</text:p>
              </table:table-cell>
              <table:table-cell office:value-type="float" office:value="0.0080917">
                <text:p>0.0080917</text:p>
              </table:table-cell>
              <table:table-cell office:value-type="float" office:value="0.011877">
                <text:p>0.0118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0.00631688">
                <text:p>0.00631688</text:p>
              </table:table-cell>
              <table:table-cell office:value-type="float" office:value="0.00706613">
                <text:p>0.00706613</text:p>
              </table:table-cell>
              <table:table-cell office:value-type="float" office:value="0.0567402">
                <text:p>0.0567402</text:p>
              </table:table-cell>
              <table:table-cell office:value-type="float" office:value="0.00984284">
                <text:p>0.00984284</text:p>
              </table:table-cell>
              <table:table-cell office:value-type="float" office:value="0.00824329">
                <text:p>0.00824329</text:p>
              </table:table-cell>
              <table:table-cell office:value-type="float" office:value="0.0120772">
                <text:p>0.01207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0.00643491">
                <text:p>0.00643491</text:p>
              </table:table-cell>
              <table:table-cell office:value-type="float" office:value="0.00692559">
                <text:p>0.00692559</text:p>
              </table:table-cell>
              <table:table-cell office:value-type="float" office:value="0.0503914">
                <text:p>0.0503914</text:p>
              </table:table-cell>
              <table:table-cell office:value-type="float" office:value="0.00942598">
                <text:p>0.00942598</text:p>
              </table:table-cell>
              <table:table-cell office:value-type="float" office:value="0.00804394">
                <text:p>0.00804394</text:p>
              </table:table-cell>
              <table:table-cell office:value-type="float" office:value="0.0114578">
                <text:p>0.01145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0.00634412">
                <text:p>0.00634412</text:p>
              </table:table-cell>
              <table:table-cell office:value-type="float" office:value="0.00699586">
                <text:p>0.00699586</text:p>
              </table:table-cell>
              <table:table-cell office:value-type="float" office:value="0.0497996">
                <text:p>0.0497996</text:p>
              </table:table-cell>
              <table:table-cell office:value-type="float" office:value="0.00951953">
                <text:p>0.00951953</text:p>
              </table:table-cell>
              <table:table-cell office:value-type="float" office:value="0.00825908">
                <text:p>0.00825908</text:p>
              </table:table-cell>
              <table:table-cell office:value-type="float" office:value="0.0116185">
                <text:p>0.01161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0.00637333">
                <text:p>0.00637333</text:p>
              </table:table-cell>
              <table:table-cell office:value-type="float" office:value="0.00719561">
                <text:p>0.00719561</text:p>
              </table:table-cell>
              <table:table-cell office:value-type="float" office:value="0.0497625">
                <text:p>0.0497625</text:p>
              </table:table-cell>
              <table:table-cell office:value-type="float" office:value="0.00983534">
                <text:p>0.00983534</text:p>
              </table:table-cell>
              <table:table-cell office:value-type="float" office:value="0.00821131">
                <text:p>0.00821131</text:p>
              </table:table-cell>
              <table:table-cell office:value-type="float" office:value="0.0119212">
                <text:p>0.01192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0.00636465">
                <text:p>0.00636465</text:p>
              </table:table-cell>
              <table:table-cell office:value-type="float" office:value="0.0071135">
                <text:p>0.0071135</text:p>
              </table:table-cell>
              <table:table-cell office:value-type="float" office:value="0.0557494">
                <text:p>0.0557494</text:p>
              </table:table-cell>
              <table:table-cell office:value-type="float" office:value="0.00952072">
                <text:p>0.00952072</text:p>
              </table:table-cell>
              <table:table-cell office:value-type="float" office:value="0.00803881">
                <text:p>0.00803881</text:p>
              </table:table-cell>
              <table:table-cell office:value-type="float" office:value="0.0114665">
                <text:p>0.01146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0.00649689">
                <text:p>0.00649689</text:p>
              </table:table-cell>
              <table:table-cell office:value-type="float" office:value="0.00710008">
                <text:p>0.00710008</text:p>
              </table:table-cell>
              <table:table-cell office:value-type="float" office:value="0.0527662">
                <text:p>0.0527662</text:p>
              </table:table-cell>
              <table:table-cell office:value-type="float" office:value="0.00941374">
                <text:p>0.00941374</text:p>
              </table:table-cell>
              <table:table-cell office:value-type="float" office:value="0.00803604">
                <text:p>0.00803604</text:p>
              </table:table-cell>
              <table:table-cell office:value-type="float" office:value="0.0115995">
                <text:p>0.01159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0.00667848">
                <text:p>0.00667848</text:p>
              </table:table-cell>
              <table:table-cell office:value-type="float" office:value="0.00708784">
                <text:p>0.00708784</text:p>
              </table:table-cell>
              <table:table-cell office:value-type="float" office:value="0.0510999">
                <text:p>0.0510999</text:p>
              </table:table-cell>
              <table:table-cell office:value-type="float" office:value="0.00986771">
                <text:p>0.00986771</text:p>
              </table:table-cell>
              <table:table-cell office:value-type="float" office:value="0.00833132">
                <text:p>0.00833132</text:p>
              </table:table-cell>
              <table:table-cell office:value-type="float" office:value="0.0124995">
                <text:p>0.01249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0.00637965">
                <text:p>0.00637965</text:p>
              </table:table-cell>
              <table:table-cell office:value-type="float" office:value="0.00793064">
                <text:p>0.00793064</text:p>
              </table:table-cell>
              <table:table-cell office:value-type="float" office:value="0.0550542">
                <text:p>0.0550542</text:p>
              </table:table-cell>
              <table:table-cell office:value-type="float" office:value="0.0092965">
                <text:p>0.0092965</text:p>
              </table:table-cell>
              <table:table-cell office:value-type="float" office:value="0.00802262">
                <text:p>0.00802262</text:p>
              </table:table-cell>
              <table:table-cell office:value-type="float" office:value="0.01141">
                <text:p>0.01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0.00647163">
                <text:p>0.00647163</text:p>
              </table:table-cell>
              <table:table-cell office:value-type="float" office:value="0.00694099">
                <text:p>0.00694099</text:p>
              </table:table-cell>
              <table:table-cell office:value-type="float" office:value="0.0530311">
                <text:p>0.0530311</text:p>
              </table:table-cell>
              <table:table-cell office:value-type="float" office:value="0.00999403">
                <text:p>0.00999403</text:p>
              </table:table-cell>
              <table:table-cell office:value-type="float" office:value="0.00880779">
                <text:p>0.00880779</text:p>
              </table:table-cell>
              <table:table-cell office:value-type="float" office:value="0.0115032">
                <text:p>0.01150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0.00641715">
                <text:p>0.00641715</text:p>
              </table:table-cell>
              <table:table-cell office:value-type="float" office:value="0.00728482">
                <text:p>0.00728482</text:p>
              </table:table-cell>
              <table:table-cell office:value-type="float" office:value="0.0496587">
                <text:p>0.0496587</text:p>
              </table:table-cell>
              <table:table-cell office:value-type="float" office:value="0.0093415">
                <text:p>0.0093415</text:p>
              </table:table-cell>
              <table:table-cell office:value-type="float" office:value="0.00794525">
                <text:p>0.00794525</text:p>
              </table:table-cell>
              <table:table-cell office:value-type="float" office:value="0.0119343">
                <text:p>0.01193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0.00633346">
                <text:p>0.00633346</text:p>
              </table:table-cell>
              <table:table-cell office:value-type="float" office:value="0.00732035">
                <text:p>0.00732035</text:p>
              </table:table-cell>
              <table:table-cell office:value-type="float" office:value="0.0515429">
                <text:p>0.0515429</text:p>
              </table:table-cell>
              <table:table-cell office:value-type="float" office:value="0.00964151">
                <text:p>0.00964151</text:p>
              </table:table-cell>
              <table:table-cell office:value-type="float" office:value="0.0080546">
                <text:p>0.0080546</text:p>
              </table:table-cell>
              <table:table-cell office:value-type="float" office:value="0.0115134">
                <text:p>0.01151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0.00637886">
                <text:p>0.00637886</text:p>
              </table:table-cell>
              <table:table-cell office:value-type="float" office:value="0.00695599">
                <text:p>0.00695599</text:p>
              </table:table-cell>
              <table:table-cell office:value-type="float" office:value="0.0516037">
                <text:p>0.0516037</text:p>
              </table:table-cell>
              <table:table-cell office:value-type="float" office:value="0.00963994">
                <text:p>0.00963994</text:p>
              </table:table-cell>
              <table:table-cell office:value-type="float" office:value="0.0079867">
                <text:p>0.0079867</text:p>
              </table:table-cell>
              <table:table-cell office:value-type="float" office:value="0.0114692">
                <text:p>0.01146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0.0063378">
                <text:p>0.0063378</text:p>
              </table:table-cell>
              <table:table-cell office:value-type="float" office:value="0.00717982">
                <text:p>0.00717982</text:p>
              </table:table-cell>
              <table:table-cell office:value-type="float" office:value="0.0518693">
                <text:p>0.0518693</text:p>
              </table:table-cell>
              <table:table-cell office:value-type="float" office:value="0.00960046">
                <text:p>0.00960046</text:p>
              </table:table-cell>
              <table:table-cell office:value-type="float" office:value="0.00842922">
                <text:p>0.00842922</text:p>
              </table:table-cell>
              <table:table-cell office:value-type="float" office:value="0.0115221">
                <text:p>0.0115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0.00644597">
                <text:p>0.00644597</text:p>
              </table:table-cell>
              <table:table-cell office:value-type="float" office:value="0.0071739">
                <text:p>0.0071739</text:p>
              </table:table-cell>
              <table:table-cell office:value-type="float" office:value="0.0507976">
                <text:p>0.0507976</text:p>
              </table:table-cell>
              <table:table-cell office:value-type="float" office:value="0.00945164">
                <text:p>0.00945164</text:p>
              </table:table-cell>
              <table:table-cell office:value-type="float" office:value="0.00801788">
                <text:p>0.00801788</text:p>
              </table:table-cell>
              <table:table-cell office:value-type="float" office:value="0.0120752">
                <text:p>0.01207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0.00632043">
                <text:p>0.00632043</text:p>
              </table:table-cell>
              <table:table-cell office:value-type="float" office:value="0.00699784">
                <text:p>0.00699784</text:p>
              </table:table-cell>
              <table:table-cell office:value-type="float" office:value="0.0500009">
                <text:p>0.0500009</text:p>
              </table:table-cell>
              <table:table-cell office:value-type="float" office:value="0.00935255">
                <text:p>0.00935255</text:p>
              </table:table-cell>
              <table:table-cell office:value-type="float" office:value="0.00811539">
                <text:p>0.00811539</text:p>
              </table:table-cell>
              <table:table-cell office:value-type="float" office:value="0.0113986">
                <text:p>0.01139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0.00634767">
                <text:p>0.00634767</text:p>
              </table:table-cell>
              <table:table-cell office:value-type="float" office:value="0.00702231">
                <text:p>0.00702231</text:p>
              </table:table-cell>
              <table:table-cell office:value-type="float" office:value="0.050151">
                <text:p>0.050151</text:p>
              </table:table-cell>
              <table:table-cell office:value-type="float" office:value="0.0101736">
                <text:p>0.0101736</text:p>
              </table:table-cell>
              <table:table-cell office:value-type="float" office:value="0.00840514">
                <text:p>0.00840514</text:p>
              </table:table-cell>
              <table:table-cell office:value-type="float" office:value="0.0115182">
                <text:p>0.01151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0.0064282">
                <text:p>0.0064282</text:p>
              </table:table-cell>
              <table:table-cell office:value-type="float" office:value="0.00721416">
                <text:p>0.00721416</text:p>
              </table:table-cell>
              <table:table-cell office:value-type="float" office:value="0.0541755">
                <text:p>0.0541755</text:p>
              </table:table-cell>
              <table:table-cell office:value-type="float" office:value="0.00949506">
                <text:p>0.00949506</text:p>
              </table:table-cell>
              <table:table-cell office:value-type="float" office:value="0.00801749">
                <text:p>0.00801749</text:p>
              </table:table-cell>
              <table:table-cell office:value-type="float" office:value="0.0115328">
                <text:p>0.01153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0.00631254">
                <text:p>0.00631254</text:p>
              </table:table-cell>
              <table:table-cell office:value-type="float" office:value="0.00716679">
                <text:p>0.00716679</text:p>
              </table:table-cell>
              <table:table-cell office:value-type="float" office:value="0.0499579">
                <text:p>0.0499579</text:p>
              </table:table-cell>
              <table:table-cell office:value-type="float" office:value="0.00933479">
                <text:p>0.00933479</text:p>
              </table:table-cell>
              <table:table-cell office:value-type="float" office:value="0.00828">
                <text:p>0.00828</text:p>
              </table:table-cell>
              <table:table-cell office:value-type="float" office:value="0.0119465">
                <text:p>0.01194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0.00645939">
                <text:p>0.00645939</text:p>
              </table:table-cell>
              <table:table-cell office:value-type="float" office:value="0.00691415">
                <text:p>0.00691415</text:p>
              </table:table-cell>
              <table:table-cell office:value-type="float" office:value="0.0515433">
                <text:p>0.0515433</text:p>
              </table:table-cell>
              <table:table-cell office:value-type="float" office:value="0.0101646">
                <text:p>0.0101646</text:p>
              </table:table-cell>
              <table:table-cell office:value-type="float" office:value="0.00810749">
                <text:p>0.00810749</text:p>
              </table:table-cell>
              <table:table-cell office:value-type="float" office:value="0.0115095">
                <text:p>0.01150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0.00709337">
                <text:p>0.00709337</text:p>
              </table:table-cell>
              <table:table-cell office:value-type="float" office:value="0.00755247">
                <text:p>0.00755247</text:p>
              </table:table-cell>
              <table:table-cell office:value-type="float" office:value="0.0534097">
                <text:p>0.0534097</text:p>
              </table:table-cell>
              <table:table-cell office:value-type="float" office:value="0.00979942">
                <text:p>0.00979942</text:p>
              </table:table-cell>
              <table:table-cell office:value-type="float" office:value="0.00858238">
                <text:p>0.00858238</text:p>
              </table:table-cell>
              <table:table-cell office:value-type="float" office:value="0.0119718">
                <text:p>0.01197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0.00655216">
                <text:p>0.00655216</text:p>
              </table:table-cell>
              <table:table-cell office:value-type="float" office:value="0.00732943">
                <text:p>0.00732943</text:p>
              </table:table-cell>
              <table:table-cell office:value-type="float" office:value="0.0530666">
                <text:p>0.0530666</text:p>
              </table:table-cell>
              <table:table-cell office:value-type="float" office:value="0.00939321">
                <text:p>0.00939321</text:p>
              </table:table-cell>
              <table:table-cell office:value-type="float" office:value="0.00812881">
                <text:p>0.00812881</text:p>
              </table:table-cell>
              <table:table-cell office:value-type="float" office:value="0.0117921">
                <text:p>0.01179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0.00672901">
                <text:p>0.00672901</text:p>
              </table:table-cell>
              <table:table-cell office:value-type="float" office:value="0.00698757">
                <text:p>0.00698757</text:p>
              </table:table-cell>
              <table:table-cell office:value-type="float" office:value="0.0500866">
                <text:p>0.0500866</text:p>
              </table:table-cell>
              <table:table-cell office:value-type="float" office:value="0.0094015">
                <text:p>0.0094015</text:p>
              </table:table-cell>
              <table:table-cell office:value-type="float" office:value="0.00836369">
                <text:p>0.00836369</text:p>
              </table:table-cell>
              <table:table-cell office:value-type="float" office:value="0.0119639">
                <text:p>0.01196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0.00701323">
                <text:p>0.00701323</text:p>
              </table:table-cell>
              <table:table-cell office:value-type="float" office:value="0.00693191">
                <text:p>0.00693191</text:p>
              </table:table-cell>
              <table:table-cell office:value-type="float" office:value="0.0498754">
                <text:p>0.0498754</text:p>
              </table:table-cell>
              <table:table-cell office:value-type="float" office:value="0.0094923">
                <text:p>0.0094923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15521">
                <text:p>0.01155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0.00635715">
                <text:p>0.00635715</text:p>
              </table:table-cell>
              <table:table-cell office:value-type="float" office:value="0.00709889">
                <text:p>0.00709889</text:p>
              </table:table-cell>
              <table:table-cell office:value-type="float" office:value="0.0520738">
                <text:p>0.0520738</text:p>
              </table:table-cell>
              <table:table-cell office:value-type="float" office:value="0.00945322">
                <text:p>0.00945322</text:p>
              </table:table-cell>
              <table:table-cell office:value-type="float" office:value="0.00839922">
                <text:p>0.00839922</text:p>
              </table:table-cell>
              <table:table-cell office:value-type="float" office:value="0.0116094">
                <text:p>0.01160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0.00637017">
                <text:p>0.00637017</text:p>
              </table:table-cell>
              <table:table-cell office:value-type="float" office:value="0.00688888">
                <text:p>0.00688888</text:p>
              </table:table-cell>
              <table:table-cell office:value-type="float" office:value="0.0583595">
                <text:p>0.0583595</text:p>
              </table:table-cell>
              <table:table-cell office:value-type="float" office:value="0.00945835">
                <text:p>0.00945835</text:p>
              </table:table-cell>
              <table:table-cell office:value-type="float" office:value="0.00799538">
                <text:p>0.00799538</text:p>
              </table:table-cell>
              <table:table-cell office:value-type="float" office:value="0.0116867">
                <text:p>0.01168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0.00650242">
                <text:p>0.00650242</text:p>
              </table:table-cell>
              <table:table-cell office:value-type="float" office:value="0.00729982">
                <text:p>0.00729982</text:p>
              </table:table-cell>
              <table:table-cell office:value-type="float" office:value="0.0499496">
                <text:p>0.0499496</text:p>
              </table:table-cell>
              <table:table-cell office:value-type="float" office:value="0.00954559">
                <text:p>0.00954559</text:p>
              </table:table-cell>
              <table:table-cell office:value-type="float" office:value="0.00870594">
                <text:p>0.00870594</text:p>
              </table:table-cell>
              <table:table-cell office:value-type="float" office:value="0.011444">
                <text:p>0.0114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0.00658926">
                <text:p>0.00658926</text:p>
              </table:table-cell>
              <table:table-cell office:value-type="float" office:value="0.00710047">
                <text:p>0.00710047</text:p>
              </table:table-cell>
              <table:table-cell office:value-type="float" office:value="0.0511757">
                <text:p>0.0511757</text:p>
              </table:table-cell>
              <table:table-cell office:value-type="float" office:value="0.00959809">
                <text:p>0.00959809</text:p>
              </table:table-cell>
              <table:table-cell office:value-type="float" office:value="0.00841698">
                <text:p>0.00841698</text:p>
              </table:table-cell>
              <table:table-cell office:value-type="float" office:value="0.0115044">
                <text:p>0.01150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0.0064811">
                <text:p>0.0064811</text:p>
              </table:table-cell>
              <table:table-cell office:value-type="float" office:value="0.00765589">
                <text:p>0.00765589</text:p>
              </table:table-cell>
              <table:table-cell office:value-type="float" office:value="0.0501245">
                <text:p>0.0501245</text:p>
              </table:table-cell>
              <table:table-cell office:value-type="float" office:value="0.0107314">
                <text:p>0.0107314</text:p>
              </table:table-cell>
              <table:table-cell office:value-type="float" office:value="0.0079263">
                <text:p>0.0079263</text:p>
              </table:table-cell>
              <table:table-cell office:value-type="float" office:value="0.0119887">
                <text:p>0.01198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0.00674164">
                <text:p>0.00674164</text:p>
              </table:table-cell>
              <table:table-cell office:value-type="float" office:value="0.00701757">
                <text:p>0.00701757</text:p>
              </table:table-cell>
              <table:table-cell office:value-type="float" office:value="0.0531843">
                <text:p>0.0531843</text:p>
              </table:table-cell>
              <table:table-cell office:value-type="float" office:value="0.00944374">
                <text:p>0.00944374</text:p>
              </table:table-cell>
              <table:table-cell office:value-type="float" office:value="0.0079338">
                <text:p>0.0079338</text:p>
              </table:table-cell>
              <table:table-cell office:value-type="float" office:value="0.0119654">
                <text:p>0.0119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0.00647163">
                <text:p>0.00647163</text:p>
              </table:table-cell>
              <table:table-cell office:value-type="float" office:value="0.00703021">
                <text:p>0.00703021</text:p>
              </table:table-cell>
              <table:table-cell office:value-type="float" office:value="0.0515519">
                <text:p>0.0515519</text:p>
              </table:table-cell>
              <table:table-cell office:value-type="float" office:value="0.00949072">
                <text:p>0.00949072</text:p>
              </table:table-cell>
              <table:table-cell office:value-type="float" office:value="0.00856067">
                <text:p>0.00856067</text:p>
              </table:table-cell>
              <table:table-cell office:value-type="float" office:value="0.0117507">
                <text:p>0.01175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0.00662874">
                <text:p>0.00662874</text:p>
              </table:table-cell>
              <table:table-cell office:value-type="float" office:value="0.00704047">
                <text:p>0.00704047</text:p>
              </table:table-cell>
              <table:table-cell office:value-type="float" office:value="0.0501881">
                <text:p>0.0501881</text:p>
              </table:table-cell>
              <table:table-cell office:value-type="float" office:value="0.00941177">
                <text:p>0.00941177</text:p>
              </table:table-cell>
              <table:table-cell office:value-type="float" office:value="0.00842764">
                <text:p>0.00842764</text:p>
              </table:table-cell>
              <table:table-cell office:value-type="float" office:value="0.0115399">
                <text:p>0.01153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0.00640294">
                <text:p>0.00640294</text:p>
              </table:table-cell>
              <table:table-cell office:value-type="float" office:value="0.00720863">
                <text:p>0.00720863</text:p>
              </table:table-cell>
              <table:table-cell office:value-type="float" office:value="0.0503491">
                <text:p>0.0503491</text:p>
              </table:table-cell>
              <table:table-cell office:value-type="float" office:value="0.00945914">
                <text:p>0.00945914</text:p>
              </table:table-cell>
              <table:table-cell office:value-type="float" office:value="0.00837159">
                <text:p>0.00837159</text:p>
              </table:table-cell>
              <table:table-cell office:value-type="float" office:value="0.0115841">
                <text:p>0.01158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0.00662992">
                <text:p>0.00662992</text:p>
              </table:table-cell>
              <table:table-cell office:value-type="float" office:value="0.00710363">
                <text:p>0.00710363</text:p>
              </table:table-cell>
              <table:table-cell office:value-type="float" office:value="0.0524303">
                <text:p>0.0524303</text:p>
              </table:table-cell>
              <table:table-cell office:value-type="float" office:value="0.00936795">
                <text:p>0.00936795</text:p>
              </table:table-cell>
              <table:table-cell office:value-type="float" office:value="0.00833132">
                <text:p>0.00833132</text:p>
              </table:table-cell>
              <table:table-cell office:value-type="float" office:value="0.0118024">
                <text:p>0.01180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0.00632833">
                <text:p>0.00632833</text:p>
              </table:table-cell>
              <table:table-cell office:value-type="float" office:value="0.00713284">
                <text:p>0.00713284</text:p>
              </table:table-cell>
              <table:table-cell office:value-type="float" office:value="0.0507241">
                <text:p>0.0507241</text:p>
              </table:table-cell>
              <table:table-cell office:value-type="float" office:value="0.00986574">
                <text:p>0.00986574</text:p>
              </table:table-cell>
              <table:table-cell office:value-type="float" office:value="0.00819434">
                <text:p>0.00819434</text:p>
              </table:table-cell>
              <table:table-cell office:value-type="float" office:value="0.0121577">
                <text:p>0.01215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0.00641912">
                <text:p>0.00641912</text:p>
              </table:table-cell>
              <table:table-cell office:value-type="float" office:value="0.00703336">
                <text:p>0.00703336</text:p>
              </table:table-cell>
              <table:table-cell office:value-type="float" office:value="0.0505741">
                <text:p>0.0505741</text:p>
              </table:table-cell>
              <table:table-cell office:value-type="float" office:value="0.00967231">
                <text:p>0.00967231</text:p>
              </table:table-cell>
              <table:table-cell office:value-type="float" office:value="0.0079488">
                <text:p>0.0079488</text:p>
              </table:table-cell>
              <table:table-cell office:value-type="float" office:value="0.0115596">
                <text:p>0.01155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0.00672545">
                <text:p>0.00672545</text:p>
              </table:table-cell>
              <table:table-cell office:value-type="float" office:value="0.00704363">
                <text:p>0.00704363</text:p>
              </table:table-cell>
              <table:table-cell office:value-type="float" office:value="0.0506108">
                <text:p>0.0506108</text:p>
              </table:table-cell>
              <table:table-cell office:value-type="float" office:value="0.00950414">
                <text:p>0.00950414</text:p>
              </table:table-cell>
              <table:table-cell office:value-type="float" office:value="0.00808697">
                <text:p>0.00808697</text:p>
              </table:table-cell>
              <table:table-cell office:value-type="float" office:value="0.011821">
                <text:p>0.0118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0.00636741">
                <text:p>0.00636741</text:p>
              </table:table-cell>
              <table:table-cell office:value-type="float" office:value="0.0073314">
                <text:p>0.0073314</text:p>
              </table:table-cell>
              <table:table-cell office:value-type="float" office:value="0.0554478">
                <text:p>0.0554478</text:p>
              </table:table-cell>
              <table:table-cell office:value-type="float" office:value="0.00977336">
                <text:p>0.00977336</text:p>
              </table:table-cell>
              <table:table-cell office:value-type="float" office:value="0.00857409">
                <text:p>0.00857409</text:p>
              </table:table-cell>
              <table:table-cell office:value-type="float" office:value="0.0117049">
                <text:p>0.01170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0.00642702">
                <text:p>0.00642702</text:p>
              </table:table-cell>
              <table:table-cell office:value-type="float" office:value="0.00720153">
                <text:p>0.00720153</text:p>
              </table:table-cell>
              <table:table-cell office:value-type="float" office:value="0.0522661">
                <text:p>0.0522661</text:p>
              </table:table-cell>
              <table:table-cell office:value-type="float" office:value="0.0101073">
                <text:p>0.0101073</text:p>
              </table:table-cell>
              <table:table-cell office:value-type="float" office:value="0.00793538">
                <text:p>0.00793538</text:p>
              </table:table-cell>
              <table:table-cell office:value-type="float" office:value="0.011592">
                <text:p>0.0115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0.00669979">
                <text:p>0.00669979</text:p>
              </table:table-cell>
              <table:table-cell office:value-type="float" office:value="0.0076401">
                <text:p>0.0076401</text:p>
              </table:table-cell>
              <table:table-cell office:value-type="float" office:value="0.0546812">
                <text:p>0.0546812</text:p>
              </table:table-cell>
              <table:table-cell office:value-type="float" office:value="0.00938848">
                <text:p>0.00938848</text:p>
              </table:table-cell>
              <table:table-cell office:value-type="float" office:value="0.00802341">
                <text:p>0.00802341</text:p>
              </table:table-cell>
              <table:table-cell office:value-type="float" office:value="0.0114752">
                <text:p>0.01147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0.00637136">
                <text:p>0.00637136</text:p>
              </table:table-cell>
              <table:table-cell office:value-type="float" office:value="0.00703534">
                <text:p>0.00703534</text:p>
              </table:table-cell>
              <table:table-cell office:value-type="float" office:value="0.0497969">
                <text:p>0.0497969</text:p>
              </table:table-cell>
              <table:table-cell office:value-type="float" office:value="0.00961862">
                <text:p>0.00961862</text:p>
              </table:table-cell>
              <table:table-cell office:value-type="float" office:value="0.00823105">
                <text:p>0.00823105</text:p>
              </table:table-cell>
              <table:table-cell office:value-type="float" office:value="0.011817">
                <text:p>0.0118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0.00632675">
                <text:p>0.00632675</text:p>
              </table:table-cell>
              <table:table-cell office:value-type="float" office:value="0.00704165">
                <text:p>0.00704165</text:p>
              </table:table-cell>
              <table:table-cell office:value-type="float" office:value="0.0562085">
                <text:p>0.0562085</text:p>
              </table:table-cell>
              <table:table-cell office:value-type="float" office:value="0.00935176">
                <text:p>0.00935176</text:p>
              </table:table-cell>
              <table:table-cell office:value-type="float" office:value="0.00806131">
                <text:p>0.00806131</text:p>
              </table:table-cell>
              <table:table-cell office:value-type="float" office:value="0.0122051">
                <text:p>0.01220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0.00642307">
                <text:p>0.00642307</text:p>
              </table:table-cell>
              <table:table-cell office:value-type="float" office:value="0.00691573">
                <text:p>0.00691573</text:p>
              </table:table-cell>
              <table:table-cell office:value-type="float" office:value="0.0506673">
                <text:p>0.0506673</text:p>
              </table:table-cell>
              <table:table-cell office:value-type="float" office:value="0.00999719">
                <text:p>0.00999719</text:p>
              </table:table-cell>
              <table:table-cell office:value-type="float" office:value="0.00804236">
                <text:p>0.00804236</text:p>
              </table:table-cell>
              <table:table-cell office:value-type="float" office:value="0.0117823">
                <text:p>0.01178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0.00647755">
                <text:p>0.00647755</text:p>
              </table:table-cell>
              <table:table-cell office:value-type="float" office:value="0.00700613">
                <text:p>0.00700613</text:p>
              </table:table-cell>
              <table:table-cell office:value-type="float" office:value="0.0512902">
                <text:p>0.0512902</text:p>
              </table:table-cell>
              <table:table-cell office:value-type="float" office:value="0.00989929">
                <text:p>0.00989929</text:p>
              </table:table-cell>
              <table:table-cell office:value-type="float" office:value="0.00802894">
                <text:p>0.00802894</text:p>
              </table:table-cell>
              <table:table-cell office:value-type="float" office:value="0.0117917">
                <text:p>0.01179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0.00636228">
                <text:p>0.00636228</text:p>
              </table:table-cell>
              <table:table-cell office:value-type="float" office:value="0.00701402">
                <text:p>0.00701402</text:p>
              </table:table-cell>
              <table:table-cell office:value-type="float" office:value="0.0512642">
                <text:p>0.0512642</text:p>
              </table:table-cell>
              <table:table-cell office:value-type="float" office:value="0.00954164">
                <text:p>0.00954164</text:p>
              </table:table-cell>
              <table:table-cell office:value-type="float" office:value="0.00803881">
                <text:p>0.00803881</text:p>
              </table:table-cell>
              <table:table-cell office:value-type="float" office:value="0.0116721">
                <text:p>0.01167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0.00655295">
                <text:p>0.00655295</text:p>
              </table:table-cell>
              <table:table-cell office:value-type="float" office:value="0.00696389">
                <text:p>0.00696389</text:p>
              </table:table-cell>
              <table:table-cell office:value-type="float" office:value="0.0553858">
                <text:p>0.0553858</text:p>
              </table:table-cell>
              <table:table-cell office:value-type="float" office:value="0.00961625">
                <text:p>0.00961625</text:p>
              </table:table-cell>
              <table:table-cell office:value-type="float" office:value="0.00809131">
                <text:p>0.00809131</text:p>
              </table:table-cell>
              <table:table-cell office:value-type="float" office:value="0.0115588">
                <text:p>0.01155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0.00635952">
                <text:p>0.00635952</text:p>
              </table:table-cell>
              <table:table-cell office:value-type="float" office:value="0.00776208">
                <text:p>0.00776208</text:p>
              </table:table-cell>
              <table:table-cell office:value-type="float" office:value="0.0536149">
                <text:p>0.0536149</text:p>
              </table:table-cell>
              <table:table-cell office:value-type="float" office:value="0.0095519">
                <text:p>0.0095519</text:p>
              </table:table-cell>
              <table:table-cell office:value-type="float" office:value="0.00811618">
                <text:p>0.00811618</text:p>
              </table:table-cell>
              <table:table-cell office:value-type="float" office:value="0.0119666">
                <text:p>0.01196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0.00709652">
                <text:p>0.00709652</text:p>
              </table:table-cell>
              <table:table-cell office:value-type="float" office:value="0.00713284">
                <text:p>0.00713284</text:p>
              </table:table-cell>
              <table:table-cell office:value-type="float" office:value="0.0522005">
                <text:p>0.0522005</text:p>
              </table:table-cell>
              <table:table-cell office:value-type="float" office:value="0.0095598">
                <text:p>0.0095598</text:p>
              </table:table-cell>
              <table:table-cell office:value-type="float" office:value="0.00807947">
                <text:p>0.00807947</text:p>
              </table:table-cell>
              <table:table-cell office:value-type="float" office:value="0.0115142">
                <text:p>0.01151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0.00639267">
                <text:p>0.00639267</text:p>
              </table:table-cell>
              <table:table-cell office:value-type="float" office:value="0.00711152">
                <text:p>0.00711152</text:p>
              </table:table-cell>
              <table:table-cell office:value-type="float" office:value="0.0532451">
                <text:p>0.0532451</text:p>
              </table:table-cell>
              <table:table-cell office:value-type="float" office:value="0.00988429">
                <text:p>0.00988429</text:p>
              </table:table-cell>
              <table:table-cell office:value-type="float" office:value="0.0079642">
                <text:p>0.0079642</text:p>
              </table:table-cell>
              <table:table-cell office:value-type="float" office:value="0.0119244">
                <text:p>0.01192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0.00701836">
                <text:p>0.00701836</text:p>
              </table:table-cell>
              <table:table-cell office:value-type="float" office:value="0.00699547">
                <text:p>0.00699547</text:p>
              </table:table-cell>
              <table:table-cell office:value-type="float" office:value="0.0557608">
                <text:p>0.0557608</text:p>
              </table:table-cell>
              <table:table-cell office:value-type="float" office:value="0.00937466">
                <text:p>0.00937466</text:p>
              </table:table-cell>
              <table:table-cell office:value-type="float" office:value="0.00810749">
                <text:p>0.00810749</text:p>
              </table:table-cell>
              <table:table-cell office:value-type="float" office:value="0.0120985">
                <text:p>0.01209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0.00673809">
                <text:p>0.00673809</text:p>
              </table:table-cell>
              <table:table-cell office:value-type="float" office:value="0.00708231">
                <text:p>0.00708231</text:p>
              </table:table-cell>
              <table:table-cell office:value-type="float" office:value="0.0514979">
                <text:p>0.0514979</text:p>
              </table:table-cell>
              <table:table-cell office:value-type="float" office:value="0.00958546">
                <text:p>0.00958546</text:p>
              </table:table-cell>
              <table:table-cell office:value-type="float" office:value="0.00809723">
                <text:p>0.00809723</text:p>
              </table:table-cell>
              <table:table-cell office:value-type="float" office:value="0.0119879">
                <text:p>0.01198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0.00645741">
                <text:p>0.00645741</text:p>
              </table:table-cell>
              <table:table-cell office:value-type="float" office:value="0.00715376">
                <text:p>0.00715376</text:p>
              </table:table-cell>
              <table:table-cell office:value-type="float" office:value="0.0508228">
                <text:p>0.0508228</text:p>
              </table:table-cell>
              <table:table-cell office:value-type="float" office:value="0.00933676">
                <text:p>0.00933676</text:p>
              </table:table-cell>
              <table:table-cell office:value-type="float" office:value="0.00807828">
                <text:p>0.00807828</text:p>
              </table:table-cell>
              <table:table-cell office:value-type="float" office:value="0.0113765">
                <text:p>0.01137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0.00648663">
                <text:p>0.00648663</text:p>
              </table:table-cell>
              <table:table-cell office:value-type="float" office:value="0.00722798">
                <text:p>0.00722798</text:p>
              </table:table-cell>
              <table:table-cell office:value-type="float" office:value="0.0517702">
                <text:p>0.0517702</text:p>
              </table:table-cell>
              <table:table-cell office:value-type="float" office:value="0.00936005">
                <text:p>0.00936005</text:p>
              </table:table-cell>
              <table:table-cell office:value-type="float" office:value="0.00806565">
                <text:p>0.00806565</text:p>
              </table:table-cell>
              <table:table-cell office:value-type="float" office:value="0.0121905">
                <text:p>0.01219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0.00636662">
                <text:p>0.00636662</text:p>
              </table:table-cell>
              <table:table-cell office:value-type="float" office:value="0.0069927">
                <text:p>0.0069927</text:p>
              </table:table-cell>
              <table:table-cell office:value-type="float" office:value="0.0519731">
                <text:p>0.0519731</text:p>
              </table:table-cell>
              <table:table-cell office:value-type="float" office:value="0.00952704">
                <text:p>0.00952704</text:p>
              </table:table-cell>
              <table:table-cell office:value-type="float" office:value="0.00839922">
                <text:p>0.00839922</text:p>
              </table:table-cell>
              <table:table-cell office:value-type="float" office:value="0.0119907">
                <text:p>0.01199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0.00635478">
                <text:p>0.00635478</text:p>
              </table:table-cell>
              <table:table-cell office:value-type="float" office:value="0.00738864">
                <text:p>0.00738864</text:p>
              </table:table-cell>
              <table:table-cell office:value-type="float" office:value="0.0515709">
                <text:p>0.0515709</text:p>
              </table:table-cell>
              <table:table-cell office:value-type="float" office:value="0.00942993">
                <text:p>0.00942993</text:p>
              </table:table-cell>
              <table:table-cell office:value-type="float" office:value="0.00809407">
                <text:p>0.00809407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0.00673295">
                <text:p>0.00673295</text:p>
              </table:table-cell>
              <table:table-cell office:value-type="float" office:value="0.00698876">
                <text:p>0.00698876</text:p>
              </table:table-cell>
              <table:table-cell office:value-type="float" office:value="0.0503997">
                <text:p>0.0503997</text:p>
              </table:table-cell>
              <table:table-cell office:value-type="float" office:value="0.00939992">
                <text:p>0.00939992</text:p>
              </table:table-cell>
              <table:table-cell office:value-type="float" office:value="0.00814223">
                <text:p>0.00814223</text:p>
              </table:table-cell>
              <table:table-cell office:value-type="float" office:value="0.0115103">
                <text:p>0.01151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0.00656913">
                <text:p>0.00656913</text:p>
              </table:table-cell>
              <table:table-cell office:value-type="float" office:value="0.00710087">
                <text:p>0.00710087</text:p>
              </table:table-cell>
              <table:table-cell office:value-type="float" office:value="0.0508445">
                <text:p>0.0508445</text:p>
              </table:table-cell>
              <table:table-cell office:value-type="float" office:value="0.0094244">
                <text:p>0.0094244</text:p>
              </table:table-cell>
              <table:table-cell office:value-type="float" office:value="0.00802578">
                <text:p>0.00802578</text:p>
              </table:table-cell>
              <table:table-cell office:value-type="float" office:value="0.0114128">
                <text:p>0.01141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0.00635754">
                <text:p>0.00635754</text:p>
              </table:table-cell>
              <table:table-cell office:value-type="float" office:value="0.00719363">
                <text:p>0.00719363</text:p>
              </table:table-cell>
              <table:table-cell office:value-type="float" office:value="0.0539682">
                <text:p>0.0539682</text:p>
              </table:table-cell>
              <table:table-cell office:value-type="float" office:value="0.00971257">
                <text:p>0.00971257</text:p>
              </table:table-cell>
              <table:table-cell office:value-type="float" office:value="0.00804789">
                <text:p>0.00804789</text:p>
              </table:table-cell>
              <table:table-cell office:value-type="float" office:value="0.0119753">
                <text:p>0.01197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0.00635399">
                <text:p>0.00635399</text:p>
              </table:table-cell>
              <table:table-cell office:value-type="float" office:value="0.00704639">
                <text:p>0.00704639</text:p>
              </table:table-cell>
              <table:table-cell office:value-type="float" office:value="0.0502954">
                <text:p>0.0502954</text:p>
              </table:table-cell>
              <table:table-cell office:value-type="float" office:value="0.00978007">
                <text:p>0.00978007</text:p>
              </table:table-cell>
              <table:table-cell office:value-type="float" office:value="0.00828158">
                <text:p>0.00828158</text:p>
              </table:table-cell>
              <table:table-cell office:value-type="float" office:value="0.0120819">
                <text:p>0.01208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0.00642662">
                <text:p>0.00642662</text:p>
              </table:table-cell>
              <table:table-cell office:value-type="float" office:value="0.00700099">
                <text:p>0.00700099</text:p>
              </table:table-cell>
              <table:table-cell office:value-type="float" office:value="0.0515251">
                <text:p>0.0515251</text:p>
              </table:table-cell>
              <table:table-cell office:value-type="float" office:value="0.00947611">
                <text:p>0.00947611</text:p>
              </table:table-cell>
              <table:table-cell office:value-type="float" office:value="0.00795788">
                <text:p>0.00795788</text:p>
              </table:table-cell>
              <table:table-cell office:value-type="float" office:value="0.0115498">
                <text:p>0.01154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0.00632912">
                <text:p>0.00632912</text:p>
              </table:table-cell>
              <table:table-cell office:value-type="float" office:value="0.00699033">
                <text:p>0.00699033</text:p>
              </table:table-cell>
              <table:table-cell office:value-type="float" office:value="0.0535897">
                <text:p>0.0535897</text:p>
              </table:table-cell>
              <table:table-cell office:value-type="float" office:value="0.00985429">
                <text:p>0.00985429</text:p>
              </table:table-cell>
              <table:table-cell office:value-type="float" office:value="0.00839922">
                <text:p>0.00839922</text:p>
              </table:table-cell>
              <table:table-cell office:value-type="float" office:value="0.0121656">
                <text:p>0.01216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0.0063832">
                <text:p>0.0063832</text:p>
              </table:table-cell>
              <table:table-cell office:value-type="float" office:value="0.00705784">
                <text:p>0.00705784</text:p>
              </table:table-cell>
              <table:table-cell office:value-type="float" office:value="0.056186">
                <text:p>0.056186</text:p>
              </table:table-cell>
              <table:table-cell office:value-type="float" office:value="0.00973033">
                <text:p>0.00973033</text:p>
              </table:table-cell>
              <table:table-cell office:value-type="float" office:value="0.00797683">
                <text:p>0.00797683</text:p>
              </table:table-cell>
              <table:table-cell office:value-type="float" office:value="0.0115288">
                <text:p>0.0115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0.00646215">
                <text:p>0.00646215</text:p>
              </table:table-cell>
              <table:table-cell office:value-type="float" office:value="0.00729153">
                <text:p>0.00729153</text:p>
              </table:table-cell>
              <table:table-cell office:value-type="float" office:value="0.0507798">
                <text:p>0.0507798</text:p>
              </table:table-cell>
              <table:table-cell office:value-type="float" office:value="0.00948756">
                <text:p>0.00948756</text:p>
              </table:table-cell>
              <table:table-cell office:value-type="float" office:value="0.00796499">
                <text:p>0.00796499</text:p>
              </table:table-cell>
              <table:table-cell office:value-type="float" office:value="0.0122706">
                <text:p>0.01227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0.00653676">
                <text:p>0.00653676</text:p>
              </table:table-cell>
              <table:table-cell office:value-type="float" office:value="0.00747865">
                <text:p>0.00747865</text:p>
              </table:table-cell>
              <table:table-cell office:value-type="float" office:value="0.0501292">
                <text:p>0.0501292</text:p>
              </table:table-cell>
              <table:table-cell office:value-type="float" office:value="0.00933953">
                <text:p>0.00933953</text:p>
              </table:table-cell>
              <table:table-cell office:value-type="float" office:value="0.0080088">
                <text:p>0.0080088</text:p>
              </table:table-cell>
              <table:table-cell office:value-type="float" office:value="0.0114996">
                <text:p>0.01149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0.00643452">
                <text:p>0.00643452</text:p>
              </table:table-cell>
              <table:table-cell office:value-type="float" office:value="0.00710087">
                <text:p>0.00710087</text:p>
              </table:table-cell>
              <table:table-cell office:value-type="float" office:value="0.050282">
                <text:p>0.050282</text:p>
              </table:table-cell>
              <table:table-cell office:value-type="float" office:value="0.00991863">
                <text:p>0.00991863</text:p>
              </table:table-cell>
              <table:table-cell office:value-type="float" office:value="0.00809486">
                <text:p>0.00809486</text:p>
              </table:table-cell>
              <table:table-cell office:value-type="float" office:value="0.0117515">
                <text:p>0.01175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0.00679098">
                <text:p>0.00679098</text:p>
              </table:table-cell>
              <table:table-cell office:value-type="float" office:value="0.00705942">
                <text:p>0.00705942</text:p>
              </table:table-cell>
              <table:table-cell office:value-type="float" office:value="0.056051">
                <text:p>0.056051</text:p>
              </table:table-cell>
              <table:table-cell office:value-type="float" office:value="0.00944019">
                <text:p>0.00944019</text:p>
              </table:table-cell>
              <table:table-cell office:value-type="float" office:value="0.00796459">
                <text:p>0.00796459</text:p>
              </table:table-cell>
              <table:table-cell office:value-type="float" office:value="0.0119568">
                <text:p>0.01195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0.00643491">
                <text:p>0.00643491</text:p>
              </table:table-cell>
              <table:table-cell office:value-type="float" office:value="0.00713324">
                <text:p>0.00713324</text:p>
              </table:table-cell>
              <table:table-cell office:value-type="float" office:value="0.0513194">
                <text:p>0.0513194</text:p>
              </table:table-cell>
              <table:table-cell office:value-type="float" office:value="0.00968296">
                <text:p>0.00968296</text:p>
              </table:table-cell>
              <table:table-cell office:value-type="float" office:value="0.00811578">
                <text:p>0.00811578</text:p>
              </table:table-cell>
              <table:table-cell office:value-type="float" office:value="0.0115099">
                <text:p>0.01150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0.006624">
                <text:p>0.006624</text:p>
              </table:table-cell>
              <table:table-cell office:value-type="float" office:value="0.0077455">
                <text:p>0.0077455</text:p>
              </table:table-cell>
              <table:table-cell office:value-type="float" office:value="0.0545395">
                <text:p>0.0545395</text:p>
              </table:table-cell>
              <table:table-cell office:value-type="float" office:value="0.00992534">
                <text:p>0.00992534</text:p>
              </table:table-cell>
              <table:table-cell office:value-type="float" office:value="0.00803328">
                <text:p>0.00803328</text:p>
              </table:table-cell>
              <table:table-cell office:value-type="float" office:value="0.0115628">
                <text:p>0.01156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0.00651386">
                <text:p>0.00651386</text:p>
              </table:table-cell>
              <table:table-cell office:value-type="float" office:value="0.00689559">
                <text:p>0.00689559</text:p>
              </table:table-cell>
              <table:table-cell office:value-type="float" office:value="0.0498071">
                <text:p>0.0498071</text:p>
              </table:table-cell>
              <table:table-cell office:value-type="float" office:value="0.00951203">
                <text:p>0.00951203</text:p>
              </table:table-cell>
              <table:table-cell office:value-type="float" office:value="0.00854567">
                <text:p>0.00854567</text:p>
              </table:table-cell>
              <table:table-cell office:value-type="float" office:value="0.0115308">
                <text:p>0.0115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0.00675111">
                <text:p>0.00675111</text:p>
              </table:table-cell>
              <table:table-cell office:value-type="float" office:value="0.00715534">
                <text:p>0.00715534</text:p>
              </table:table-cell>
              <table:table-cell office:value-type="float" office:value="0.0533789">
                <text:p>0.0533789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812881">
                <text:p>0.00812881</text:p>
              </table:table-cell>
              <table:table-cell office:value-type="float" office:value="0.0115016">
                <text:p>0.01150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0.0064886">
                <text:p>0.0064886</text:p>
              </table:table-cell>
              <table:table-cell office:value-type="float" office:value="0.00692875">
                <text:p>0.00692875</text:p>
              </table:table-cell>
              <table:table-cell office:value-type="float" office:value="0.050569">
                <text:p>0.050569</text:p>
              </table:table-cell>
              <table:table-cell office:value-type="float" office:value="0.00961941">
                <text:p>0.00961941</text:p>
              </table:table-cell>
              <table:table-cell office:value-type="float" office:value="0.00857054">
                <text:p>0.00857054</text:p>
              </table:table-cell>
              <table:table-cell office:value-type="float" office:value="0.0115174">
                <text:p>0.01151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0.00698836">
                <text:p>0.00698836</text:p>
              </table:table-cell>
              <table:table-cell office:value-type="float" office:value="0.00691849">
                <text:p>0.00691849</text:p>
              </table:table-cell>
              <table:table-cell office:value-type="float" office:value="0.0500309">
                <text:p>0.0500309</text:p>
              </table:table-cell>
              <table:table-cell office:value-type="float" office:value="0.0103564">
                <text:p>0.0103564</text:p>
              </table:table-cell>
              <table:table-cell office:value-type="float" office:value="0.00800762">
                <text:p>0.00800762</text:p>
              </table:table-cell>
              <table:table-cell office:value-type="float" office:value="0.0116338">
                <text:p>0.01163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0.00654229">
                <text:p>0.00654229</text:p>
              </table:table-cell>
              <table:table-cell office:value-type="float" office:value="0.00703257">
                <text:p>0.00703257</text:p>
              </table:table-cell>
              <table:table-cell office:value-type="float" office:value="0.050085">
                <text:p>0.050085</text:p>
              </table:table-cell>
              <table:table-cell office:value-type="float" office:value="0.00957283">
                <text:p>0.00957283</text:p>
              </table:table-cell>
              <table:table-cell office:value-type="float" office:value="0.00827842">
                <text:p>0.00827842</text:p>
              </table:table-cell>
              <table:table-cell office:value-type="float" office:value="0.012029">
                <text:p>0.0120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0.00650044">
                <text:p>0.00650044</text:p>
              </table:table-cell>
              <table:table-cell office:value-type="float" office:value="0.00711231">
                <text:p>0.00711231</text:p>
              </table:table-cell>
              <table:table-cell office:value-type="float" office:value="0.0529683">
                <text:p>0.0529683</text:p>
              </table:table-cell>
              <table:table-cell office:value-type="float" office:value="0.00939637">
                <text:p>0.00939637</text:p>
              </table:table-cell>
              <table:table-cell office:value-type="float" office:value="0.00835974">
                <text:p>0.00835974</text:p>
              </table:table-cell>
              <table:table-cell office:value-type="float" office:value="0.0118387">
                <text:p>0.01183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0.00637688">
                <text:p>0.00637688</text:p>
              </table:table-cell>
              <table:table-cell office:value-type="float" office:value="0.00694967">
                <text:p>0.00694967</text:p>
              </table:table-cell>
              <table:table-cell office:value-type="float" office:value="0.0506776">
                <text:p>0.0506776</text:p>
              </table:table-cell>
              <table:table-cell office:value-type="float" office:value="0.00956019">
                <text:p>0.00956019</text:p>
              </table:table-cell>
              <table:table-cell office:value-type="float" office:value="0.00797722">
                <text:p>0.00797722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0.00684901">
                <text:p>0.00684901</text:p>
              </table:table-cell>
              <table:table-cell office:value-type="float" office:value="0.00696704">
                <text:p>0.00696704</text:p>
              </table:table-cell>
              <table:table-cell office:value-type="float" office:value="0.0507119">
                <text:p>0.0507119</text:p>
              </table:table-cell>
              <table:table-cell office:value-type="float" office:value="0.00936716">
                <text:p>0.00936716</text:p>
              </table:table-cell>
              <table:table-cell office:value-type="float" office:value="0.00816868">
                <text:p>0.00816868</text:p>
              </table:table-cell>
              <table:table-cell office:value-type="float" office:value="0.0114929">
                <text:p>0.01149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0.00654466">
                <text:p>0.00654466</text:p>
              </table:table-cell>
              <table:table-cell office:value-type="float" office:value="0.0072114">
                <text:p>0.0072114</text:p>
              </table:table-cell>
              <table:table-cell office:value-type="float" office:value="0.0523004">
                <text:p>0.0523004</text:p>
              </table:table-cell>
              <table:table-cell office:value-type="float" office:value="0.00959138">
                <text:p>0.00959138</text:p>
              </table:table-cell>
              <table:table-cell office:value-type="float" office:value="0.00853422">
                <text:p>0.00853422</text:p>
              </table:table-cell>
              <table:table-cell office:value-type="float" office:value="0.0119347">
                <text:p>0.01193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0.0065415">
                <text:p>0.0065415</text:p>
              </table:table-cell>
              <table:table-cell office:value-type="float" office:value="0.00703415">
                <text:p>0.00703415</text:p>
              </table:table-cell>
              <table:table-cell office:value-type="float" office:value="0.0575017">
                <text:p>0.0575017</text:p>
              </table:table-cell>
              <table:table-cell office:value-type="float" office:value="0.00951756">
                <text:p>0.00951756</text:p>
              </table:table-cell>
              <table:table-cell office:value-type="float" office:value="0.00814302">
                <text:p>0.00814302</text:p>
              </table:table-cell>
              <table:table-cell office:value-type="float" office:value="0.011937">
                <text:p>0.0119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0.00842409">
                <text:p>0.00842409</text:p>
              </table:table-cell>
              <table:table-cell office:value-type="float" office:value="0.00713995">
                <text:p>0.00713995</text:p>
              </table:table-cell>
              <table:table-cell office:value-type="float" office:value="0.0509049">
                <text:p>0.0509049</text:p>
              </table:table-cell>
              <table:table-cell office:value-type="float" office:value="0.00932018">
                <text:p>0.00932018</text:p>
              </table:table-cell>
              <table:table-cell office:value-type="float" office:value="0.00807631">
                <text:p>0.00807631</text:p>
              </table:table-cell>
              <table:table-cell office:value-type="float" office:value="0.0115016">
                <text:p>0.01150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0.00642623">
                <text:p>0.00642623</text:p>
              </table:table-cell>
              <table:table-cell office:value-type="float" office:value="0.00709297">
                <text:p>0.00709297</text:p>
              </table:table-cell>
              <table:table-cell office:value-type="float" office:value="0.0519049">
                <text:p>0.0519049</text:p>
              </table:table-cell>
              <table:table-cell office:value-type="float" office:value="0.00945993">
                <text:p>0.00945993</text:p>
              </table:table-cell>
              <table:table-cell office:value-type="float" office:value="0.00812407">
                <text:p>0.00812407</text:p>
              </table:table-cell>
              <table:table-cell office:value-type="float" office:value="0.0114842">
                <text:p>0.01148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0.00641754">
                <text:p>0.00641754</text:p>
              </table:table-cell>
              <table:table-cell office:value-type="float" office:value="0.00758681">
                <text:p>0.00758681</text:p>
              </table:table-cell>
              <table:table-cell office:value-type="float" office:value="0.0502623">
                <text:p>0.0502623</text:p>
              </table:table-cell>
              <table:table-cell office:value-type="float" office:value="0.00995771">
                <text:p>0.00995771</text:p>
              </table:table-cell>
              <table:table-cell office:value-type="float" office:value="0.00807433">
                <text:p>0.00807433</text:p>
              </table:table-cell>
              <table:table-cell office:value-type="float" office:value="0.0115529">
                <text:p>0.01155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0.00661611">
                <text:p>0.00661611</text:p>
              </table:table-cell>
              <table:table-cell office:value-type="float" office:value="0.00703336">
                <text:p>0.00703336</text:p>
              </table:table-cell>
              <table:table-cell office:value-type="float" office:value="0.0552524">
                <text:p>0.0552524</text:p>
              </table:table-cell>
              <table:table-cell office:value-type="float" office:value="0.00943664">
                <text:p>0.00943664</text:p>
              </table:table-cell>
              <table:table-cell office:value-type="float" office:value="0.00830685">
                <text:p>0.00830685</text:p>
              </table:table-cell>
              <table:table-cell office:value-type="float" office:value="0.0116745">
                <text:p>0.01167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0.00652492">
                <text:p>0.00652492</text:p>
              </table:table-cell>
              <table:table-cell office:value-type="float" office:value="0.00724495">
                <text:p>0.00724495</text:p>
              </table:table-cell>
              <table:table-cell office:value-type="float" office:value="0.0502986">
                <text:p>0.0502986</text:p>
              </table:table-cell>
              <table:table-cell office:value-type="float" office:value="0.009379">
                <text:p>0.009379</text:p>
              </table:table-cell>
              <table:table-cell office:value-type="float" office:value="0.0079942">
                <text:p>0.0079942</text:p>
              </table:table-cell>
              <table:table-cell office:value-type="float" office:value="0.011922">
                <text:p>0.0119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0.006504">
                <text:p>0.006504</text:p>
              </table:table-cell>
              <table:table-cell office:value-type="float" office:value="0.00715692">
                <text:p>0.00715692</text:p>
              </table:table-cell>
              <table:table-cell office:value-type="float" office:value="0.0506065">
                <text:p>0.0506065</text:p>
              </table:table-cell>
              <table:table-cell office:value-type="float" office:value="0.00939479">
                <text:p>0.00939479</text:p>
              </table:table-cell>
              <table:table-cell office:value-type="float" office:value="0.00813592">
                <text:p>0.00813592</text:p>
              </table:table-cell>
              <table:table-cell office:value-type="float" office:value="0.0121526">
                <text:p>0.01215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0.00647202">
                <text:p>0.00647202</text:p>
              </table:table-cell>
              <table:table-cell office:value-type="float" office:value="0.00737443">
                <text:p>0.00737443</text:p>
              </table:table-cell>
              <table:table-cell office:value-type="float" office:value="0.0527406">
                <text:p>0.0527406</text:p>
              </table:table-cell>
              <table:table-cell office:value-type="float" office:value="0.00941848">
                <text:p>0.00941848</text:p>
              </table:table-cell>
              <table:table-cell office:value-type="float" office:value="0.00877818">
                <text:p>0.00877818</text:p>
              </table:table-cell>
              <table:table-cell office:value-type="float" office:value="0.011714">
                <text:p>0.0117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0.00654466">
                <text:p>0.00654466</text:p>
              </table:table-cell>
              <table:table-cell office:value-type="float" office:value="0.00696152">
                <text:p>0.00696152</text:p>
              </table:table-cell>
              <table:table-cell office:value-type="float" office:value="0.0551861">
                <text:p>0.0551861</text:p>
              </table:table-cell>
              <table:table-cell office:value-type="float" office:value="0.00932966">
                <text:p>0.00932966</text:p>
              </table:table-cell>
              <table:table-cell office:value-type="float" office:value="0.00842685">
                <text:p>0.00842685</text:p>
              </table:table-cell>
              <table:table-cell office:value-type="float" office:value="0.0119129">
                <text:p>0.01191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0.00642583">
                <text:p>0.00642583</text:p>
              </table:table-cell>
              <table:table-cell office:value-type="float" office:value="0.00726193">
                <text:p>0.00726193</text:p>
              </table:table-cell>
              <table:table-cell office:value-type="float" office:value="0.0506326">
                <text:p>0.0506326</text:p>
              </table:table-cell>
              <table:table-cell office:value-type="float" office:value="0.00942953">
                <text:p>0.00942953</text:p>
              </table:table-cell>
              <table:table-cell office:value-type="float" office:value="0.00805815">
                <text:p>0.00805815</text:p>
              </table:table-cell>
              <table:table-cell office:value-type="float" office:value="0.0121687">
                <text:p>0.01216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0.00658532">
                <text:p>0.00658532</text:p>
              </table:table-cell>
              <table:table-cell office:value-type="float" office:value="0.00709376">
                <text:p>0.00709376</text:p>
              </table:table-cell>
              <table:table-cell office:value-type="float" office:value="0.0501079">
                <text:p>0.0501079</text:p>
              </table:table-cell>
              <table:table-cell office:value-type="float" office:value="0.00942282">
                <text:p>0.00942282</text:p>
              </table:table-cell>
              <table:table-cell office:value-type="float" office:value="0.00801709">
                <text:p>0.00801709</text:p>
              </table:table-cell>
              <table:table-cell office:value-type="float" office:value="0.0119797">
                <text:p>0.01197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0.00661453">
                <text:p>0.00661453</text:p>
              </table:table-cell>
              <table:table-cell office:value-type="float" office:value="0.00700415">
                <text:p>0.00700415</text:p>
              </table:table-cell>
              <table:table-cell office:value-type="float" office:value="0.0503866">
                <text:p>0.0503866</text:p>
              </table:table-cell>
              <table:table-cell office:value-type="float" office:value="0.00933716">
                <text:p>0.00933716</text:p>
              </table:table-cell>
              <table:table-cell office:value-type="float" office:value="0.00799815">
                <text:p>0.00799815</text:p>
              </table:table-cell>
              <table:table-cell office:value-type="float" office:value="0.0118162">
                <text:p>0.01181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0.00662479">
                <text:p>0.00662479</text:p>
              </table:table-cell>
              <table:table-cell office:value-type="float" office:value="0.00722956">
                <text:p>0.00722956</text:p>
              </table:table-cell>
              <table:table-cell office:value-type="float" office:value="0.0544605">
                <text:p>0.0544605</text:p>
              </table:table-cell>
              <table:table-cell office:value-type="float" office:value="0.00950651">
                <text:p>0.00950651</text:p>
              </table:table-cell>
              <table:table-cell office:value-type="float" office:value="0.00824053">
                <text:p>0.00824053</text:p>
              </table:table-cell>
              <table:table-cell office:value-type="float" office:value="0.0116796">
                <text:p>0.01167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0.00653123">
                <text:p>0.00653123</text:p>
              </table:table-cell>
              <table:table-cell office:value-type="float" office:value="0.00760221">
                <text:p>0.00760221</text:p>
              </table:table-cell>
              <table:table-cell office:value-type="float" office:value="0.0498024">
                <text:p>0.0498024</text:p>
              </table:table-cell>
              <table:table-cell office:value-type="float" office:value="0.00947374">
                <text:p>0.00947374</text:p>
              </table:table-cell>
              <table:table-cell office:value-type="float" office:value="0.00803525">
                <text:p>0.00803525</text:p>
              </table:table-cell>
              <table:table-cell office:value-type="float" office:value="0.0120539">
                <text:p>0.01205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0.00670493">
                <text:p>0.00670493</text:p>
              </table:table-cell>
              <table:table-cell office:value-type="float" office:value="0.00700889">
                <text:p>0.00700889</text:p>
              </table:table-cell>
              <table:table-cell office:value-type="float" office:value="0.050151">
                <text:p>0.050151</text:p>
              </table:table-cell>
              <table:table-cell office:value-type="float" office:value="0.0102783">
                <text:p>0.0102783</text:p>
              </table:table-cell>
              <table:table-cell office:value-type="float" office:value="0.00802854">
                <text:p>0.00802854</text:p>
              </table:table-cell>
              <table:table-cell office:value-type="float" office:value="0.0116311">
                <text:p>0.01163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0.00633701">
                <text:p>0.00633701</text:p>
              </table:table-cell>
              <table:table-cell office:value-type="float" office:value="0.00709929">
                <text:p>0.00709929</text:p>
              </table:table-cell>
              <table:table-cell office:value-type="float" office:value="0.0497823">
                <text:p>0.0497823</text:p>
              </table:table-cell>
              <table:table-cell office:value-type="float" office:value="0.00972639">
                <text:p>0.00972639</text:p>
              </table:table-cell>
              <table:table-cell office:value-type="float" office:value="0.00795157">
                <text:p>0.00795157</text:p>
              </table:table-cell>
              <table:table-cell office:value-type="float" office:value="0.0113184">
                <text:p>0.01131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0.00639623">
                <text:p>0.00639623</text:p>
              </table:table-cell>
              <table:table-cell office:value-type="float" office:value="0.00774432">
                <text:p>0.00774432</text:p>
              </table:table-cell>
              <table:table-cell office:value-type="float" office:value="0.0530299">
                <text:p>0.0530299</text:p>
              </table:table-cell>
              <table:table-cell office:value-type="float" office:value="0.00954717">
                <text:p>0.00954717</text:p>
              </table:table-cell>
              <table:table-cell office:value-type="float" office:value="0.00811973">
                <text:p>0.00811973</text:p>
              </table:table-cell>
              <table:table-cell office:value-type="float" office:value="0.0118245">
                <text:p>0.01182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0.0067744">
                <text:p>0.0067744</text:p>
              </table:table-cell>
              <table:table-cell office:value-type="float" office:value="0.00717587">
                <text:p>0.00717587</text:p>
              </table:table-cell>
              <table:table-cell office:value-type="float" office:value="0.0534207">
                <text:p>0.0534207</text:p>
              </table:table-cell>
              <table:table-cell office:value-type="float" office:value="0.00941808">
                <text:p>0.00941808</text:p>
              </table:table-cell>
              <table:table-cell office:value-type="float" office:value="0.00800407">
                <text:p>0.00800407</text:p>
              </table:table-cell>
              <table:table-cell office:value-type="float" office:value="0.0121845">
                <text:p>0.01218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0.00654426">
                <text:p>0.00654426</text:p>
              </table:table-cell>
              <table:table-cell office:value-type="float" office:value="0.00713758">
                <text:p>0.00713758</text:p>
              </table:table-cell>
              <table:table-cell office:value-type="float" office:value="0.0511446">
                <text:p>0.0511446</text:p>
              </table:table-cell>
              <table:table-cell office:value-type="float" office:value="0.00948124">
                <text:p>0.00948124</text:p>
              </table:table-cell>
              <table:table-cell office:value-type="float" office:value="0.00816434">
                <text:p>0.00816434</text:p>
              </table:table-cell>
              <table:table-cell office:value-type="float" office:value="0.0117148">
                <text:p>0.01171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0.00693073">
                <text:p>0.00693073</text:p>
              </table:table-cell>
              <table:table-cell office:value-type="float" office:value="0.00703099">
                <text:p>0.00703099</text:p>
              </table:table-cell>
              <table:table-cell office:value-type="float" office:value="0.0521468">
                <text:p>0.0521468</text:p>
              </table:table-cell>
              <table:table-cell office:value-type="float" office:value="0.00947848">
                <text:p>0.00947848</text:p>
              </table:table-cell>
              <table:table-cell office:value-type="float" office:value="0.00809052">
                <text:p>0.00809052</text:p>
              </table:table-cell>
              <table:table-cell office:value-type="float" office:value="0.0115103">
                <text:p>0.01151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0.00645149">
                <text:p>0.00645149</text:p>
              </table:table-cell>
              <table:table-cell office:value-type="float" office:value="0.00760734">
                <text:p>0.00760734</text:p>
              </table:table-cell>
              <table:table-cell office:value-type="float" office:value="0.0535537">
                <text:p>0.0535537</text:p>
              </table:table-cell>
              <table:table-cell office:value-type="float" office:value="0.00966441">
                <text:p>0.00966441</text:p>
              </table:table-cell>
              <table:table-cell office:value-type="float" office:value="0.00800841">
                <text:p>0.00800841</text:p>
              </table:table-cell>
              <table:table-cell office:value-type="float" office:value="0.0117586">
                <text:p>0.01175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0.00645899">
                <text:p>0.00645899</text:p>
              </table:table-cell>
              <table:table-cell office:value-type="float" office:value="0.00761405">
                <text:p>0.00761405</text:p>
              </table:table-cell>
              <table:table-cell office:value-type="float" office:value="0.0512417">
                <text:p>0.0512417</text:p>
              </table:table-cell>
              <table:table-cell office:value-type="float" office:value="0.00946506">
                <text:p>0.00946506</text:p>
              </table:table-cell>
              <table:table-cell office:value-type="float" office:value="0.00793538">
                <text:p>0.00793538</text:p>
              </table:table-cell>
              <table:table-cell office:value-type="float" office:value="0.0115802">
                <text:p>0.01158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0.00662953">
                <text:p>0.00662953</text:p>
              </table:table-cell>
              <table:table-cell office:value-type="float" office:value="0.00705665">
                <text:p>0.00705665</text:p>
              </table:table-cell>
              <table:table-cell office:value-type="float" office:value="0.0519037">
                <text:p>0.0519037</text:p>
              </table:table-cell>
              <table:table-cell office:value-type="float" office:value="0.00994982">
                <text:p>0.00994982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117574">
                <text:p>0.01175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0.00632833">
                <text:p>0.00632833</text:p>
              </table:table-cell>
              <table:table-cell office:value-type="float" office:value="0.00690783">
                <text:p>0.00690783</text:p>
              </table:table-cell>
              <table:table-cell office:value-type="float" office:value="0.0533347">
                <text:p>0.0533347</text:p>
              </table:table-cell>
              <table:table-cell office:value-type="float" office:value="0.00936084">
                <text:p>0.00936084</text:p>
              </table:table-cell>
              <table:table-cell office:value-type="float" office:value="0.00812486">
                <text:p>0.00812486</text:p>
              </table:table-cell>
              <table:table-cell office:value-type="float" office:value="0.0114716">
                <text:p>0.01147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0.00636346">
                <text:p>0.00636346</text:p>
              </table:table-cell>
              <table:table-cell office:value-type="float" office:value="0.0074668">
                <text:p>0.0074668</text:p>
              </table:table-cell>
              <table:table-cell office:value-type="float" office:value="0.0563747">
                <text:p>0.0563747</text:p>
              </table:table-cell>
              <table:table-cell office:value-type="float" office:value="0.00955783">
                <text:p>0.00955783</text:p>
              </table:table-cell>
              <table:table-cell office:value-type="float" office:value="0.0080317">
                <text:p>0.0080317</text:p>
              </table:table-cell>
              <table:table-cell office:value-type="float" office:value="0.0118095">
                <text:p>0.01180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0.00671164">
                <text:p>0.00671164</text:p>
              </table:table-cell>
              <table:table-cell office:value-type="float" office:value="0.00883069">
                <text:p>0.00883069</text:p>
              </table:table-cell>
              <table:table-cell office:value-type="float" office:value="0.0502883">
                <text:p>0.0502883</text:p>
              </table:table-cell>
              <table:table-cell office:value-type="float" office:value="0.00956493">
                <text:p>0.00956493</text:p>
              </table:table-cell>
              <table:table-cell office:value-type="float" office:value="0.0081975">
                <text:p>0.0081975</text:p>
              </table:table-cell>
              <table:table-cell office:value-type="float" office:value="0.0118518">
                <text:p>0.01185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0.00678704">
                <text:p>0.00678704</text:p>
              </table:table-cell>
              <table:table-cell office:value-type="float" office:value="0.00696112">
                <text:p>0.00696112</text:p>
              </table:table-cell>
              <table:table-cell office:value-type="float" office:value="0.0517039">
                <text:p>0.0517039</text:p>
              </table:table-cell>
              <table:table-cell office:value-type="float" office:value="0.00935097">
                <text:p>0.00935097</text:p>
              </table:table-cell>
              <table:table-cell office:value-type="float" office:value="0.00793696">
                <text:p>0.00793696</text:p>
              </table:table-cell>
              <table:table-cell office:value-type="float" office:value="0.0114041">
                <text:p>0.01140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0.0068123">
                <text:p>0.0068123</text:p>
              </table:table-cell>
              <table:table-cell office:value-type="float" office:value="0.00701205">
                <text:p>0.00701205</text:p>
              </table:table-cell>
              <table:table-cell office:value-type="float" office:value="0.0559949">
                <text:p>0.0559949</text:p>
              </table:table-cell>
              <table:table-cell office:value-type="float" office:value="0.00989692">
                <text:p>0.00989692</text:p>
              </table:table-cell>
              <table:table-cell office:value-type="float" office:value="0.00797091">
                <text:p>0.00797091</text:p>
              </table:table-cell>
              <table:table-cell office:value-type="float" office:value="0.0116031">
                <text:p>0.01160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0.0064582">
                <text:p>0.0064582</text:p>
              </table:table-cell>
              <table:table-cell office:value-type="float" office:value="0.00712297">
                <text:p>0.00712297</text:p>
              </table:table-cell>
              <table:table-cell office:value-type="float" office:value="0.0519017">
                <text:p>0.0519017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0808026">
                <text:p>0.00808026</text:p>
              </table:table-cell>
              <table:table-cell office:value-type="float" office:value="0.0119196">
                <text:p>0.01191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0.00678467">
                <text:p>0.00678467</text:p>
              </table:table-cell>
              <table:table-cell office:value-type="float" office:value="0.00702586">
                <text:p>0.00702586</text:p>
              </table:table-cell>
              <table:table-cell office:value-type="float" office:value="0.0496871">
                <text:p>0.0496871</text:p>
              </table:table-cell>
              <table:table-cell office:value-type="float" office:value="0.00956493">
                <text:p>0.00956493</text:p>
              </table:table-cell>
              <table:table-cell office:value-type="float" office:value="0.00811618">
                <text:p>0.00811618</text:p>
              </table:table-cell>
              <table:table-cell office:value-type="float" office:value="0.0120223">
                <text:p>0.01202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0.00641241">
                <text:p>0.00641241</text:p>
              </table:table-cell>
              <table:table-cell office:value-type="float" office:value="0.00696428">
                <text:p>0.00696428</text:p>
              </table:table-cell>
              <table:table-cell office:value-type="float" office:value="0.0496307">
                <text:p>0.0496307</text:p>
              </table:table-cell>
              <table:table-cell office:value-type="float" office:value="0.0100276">
                <text:p>0.0100276</text:p>
              </table:table-cell>
              <table:table-cell office:value-type="float" office:value="0.00800446">
                <text:p>0.00800446</text:p>
              </table:table-cell>
              <table:table-cell office:value-type="float" office:value="0.0115174">
                <text:p>0.01151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0.00653992">
                <text:p>0.00653992</text:p>
              </table:table-cell>
              <table:table-cell office:value-type="float" office:value="0.00692717">
                <text:p>0.00692717</text:p>
              </table:table-cell>
              <table:table-cell office:value-type="float" office:value="0.0515065">
                <text:p>0.0515065</text:p>
              </table:table-cell>
              <table:table-cell office:value-type="float" office:value="0.00937821">
                <text:p>0.00937821</text:p>
              </table:table-cell>
              <table:table-cell office:value-type="float" office:value="0.0080692">
                <text:p>0.0080692</text:p>
              </table:table-cell>
              <table:table-cell office:value-type="float" office:value="0.0120286">
                <text:p>0.01202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0.00642347">
                <text:p>0.00642347</text:p>
              </table:table-cell>
              <table:table-cell office:value-type="float" office:value="0.00706731">
                <text:p>0.00706731</text:p>
              </table:table-cell>
              <table:table-cell office:value-type="float" office:value="0.0533394">
                <text:p>0.0533394</text:p>
              </table:table-cell>
              <table:table-cell office:value-type="float" office:value="0.00971218">
                <text:p>0.00971218</text:p>
              </table:table-cell>
              <table:table-cell office:value-type="float" office:value="0.00796696">
                <text:p>0.00796696</text:p>
              </table:table-cell>
              <table:table-cell office:value-type="float" office:value="0.0117653">
                <text:p>0.01176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0.00654426">
                <text:p>0.00654426</text:p>
              </table:table-cell>
              <table:table-cell office:value-type="float" office:value="0.00746404">
                <text:p>0.00746404</text:p>
              </table:table-cell>
              <table:table-cell office:value-type="float" office:value="0.0509041">
                <text:p>0.0509041</text:p>
              </table:table-cell>
              <table:table-cell office:value-type="float" office:value="0.00936084">
                <text:p>0.00936084</text:p>
              </table:table-cell>
              <table:table-cell office:value-type="float" office:value="0.00836803">
                <text:p>0.00836803</text:p>
              </table:table-cell>
              <table:table-cell office:value-type="float" office:value="0.0117653">
                <text:p>0.01176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0.00645978">
                <text:p>0.00645978</text:p>
              </table:table-cell>
              <table:table-cell office:value-type="float" office:value="0.00711034">
                <text:p>0.00711034</text:p>
              </table:table-cell>
              <table:table-cell office:value-type="float" office:value="0.0503819">
                <text:p>0.0503819</text:p>
              </table:table-cell>
              <table:table-cell office:value-type="float" office:value="0.009424">
                <text:p>0.009424</text:p>
              </table:table-cell>
              <table:table-cell office:value-type="float" office:value="0.00795275">
                <text:p>0.00795275</text:p>
              </table:table-cell>
              <table:table-cell office:value-type="float" office:value="0.0118529">
                <text:p>0.01185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0.00673651">
                <text:p>0.00673651</text:p>
              </table:table-cell>
              <table:table-cell office:value-type="float" office:value="0.00746483">
                <text:p>0.00746483</text:p>
              </table:table-cell>
              <table:table-cell office:value-type="float" office:value="0.0513186">
                <text:p>0.0513186</text:p>
              </table:table-cell>
              <table:table-cell office:value-type="float" office:value="0.00987718">
                <text:p>0.00987718</text:p>
              </table:table-cell>
              <table:table-cell office:value-type="float" office:value="0.00808381">
                <text:p>0.00808381</text:p>
              </table:table-cell>
              <table:table-cell office:value-type="float" office:value="0.0120057">
                <text:p>0.01200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0.00641281">
                <text:p>0.00641281</text:p>
              </table:table-cell>
              <table:table-cell office:value-type="float" office:value="0.00698007">
                <text:p>0.00698007</text:p>
              </table:table-cell>
              <table:table-cell office:value-type="float" office:value="0.0529486">
                <text:p>0.0529486</text:p>
              </table:table-cell>
              <table:table-cell office:value-type="float" office:value="0.0093719">
                <text:p>0.0093719</text:p>
              </table:table-cell>
              <table:table-cell office:value-type="float" office:value="0.00845883">
                <text:p>0.00845883</text:p>
              </table:table-cell>
              <table:table-cell office:value-type="float" office:value="0.0120049">
                <text:p>0.01200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0.00651742">
                <text:p>0.00651742</text:p>
              </table:table-cell>
              <table:table-cell office:value-type="float" office:value="0.00722324">
                <text:p>0.00722324</text:p>
              </table:table-cell>
              <table:table-cell office:value-type="float" office:value="0.0519353">
                <text:p>0.0519353</text:p>
              </table:table-cell>
              <table:table-cell office:value-type="float" office:value="0.0105392">
                <text:p>0.0105392</text:p>
              </table:table-cell>
              <table:table-cell office:value-type="float" office:value="0.00812684">
                <text:p>0.00812684</text:p>
              </table:table-cell>
              <table:table-cell office:value-type="float" office:value="0.0114629">
                <text:p>0.01146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0.00648426">
                <text:p>0.00648426</text:p>
              </table:table-cell>
              <table:table-cell office:value-type="float" office:value="0.00706534">
                <text:p>0.00706534</text:p>
              </table:table-cell>
              <table:table-cell office:value-type="float" office:value="0.0499931">
                <text:p>0.0499931</text:p>
              </table:table-cell>
              <table:table-cell office:value-type="float" office:value="0.00947651">
                <text:p>0.00947651</text:p>
              </table:table-cell>
              <table:table-cell office:value-type="float" office:value="0.00803565">
                <text:p>0.00803565</text:p>
              </table:table-cell>
              <table:table-cell office:value-type="float" office:value="0.0116457">
                <text:p>0.01164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0.00648189">
                <text:p>0.00648189</text:p>
              </table:table-cell>
              <table:table-cell office:value-type="float" office:value="0.00721377">
                <text:p>0.00721377</text:p>
              </table:table-cell>
              <table:table-cell office:value-type="float" office:value="0.0520106">
                <text:p>0.0520106</text:p>
              </table:table-cell>
              <table:table-cell office:value-type="float" office:value="0.00935216">
                <text:p>0.00935216</text:p>
              </table:table-cell>
              <table:table-cell office:value-type="float" office:value="0.00812684">
                <text:p>0.00812684</text:p>
              </table:table-cell>
              <table:table-cell office:value-type="float" office:value="0.011575">
                <text:p>0.0115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0.00640768">
                <text:p>0.00640768</text:p>
              </table:table-cell>
              <table:table-cell office:value-type="float" office:value="0.00751418">
                <text:p>0.00751418</text:p>
              </table:table-cell>
              <table:table-cell office:value-type="float" office:value="0.0508576">
                <text:p>0.0508576</text:p>
              </table:table-cell>
              <table:table-cell office:value-type="float" office:value="0.00940269">
                <text:p>0.00940269</text:p>
              </table:table-cell>
              <table:table-cell office:value-type="float" office:value="0.00814578">
                <text:p>0.00814578</text:p>
              </table:table-cell>
              <table:table-cell office:value-type="float" office:value="0.0116275">
                <text:p>0.01162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0.00644557">
                <text:p>0.00644557</text:p>
              </table:table-cell>
              <table:table-cell office:value-type="float" office:value="0.0072414">
                <text:p>0.0072414</text:p>
              </table:table-cell>
              <table:table-cell office:value-type="float" office:value="0.0510411">
                <text:p>0.0510411</text:p>
              </table:table-cell>
              <table:table-cell office:value-type="float" office:value="0.0098531">
                <text:p>0.0098531</text:p>
              </table:table-cell>
              <table:table-cell office:value-type="float" office:value="0.00808144">
                <text:p>0.00808144</text:p>
              </table:table-cell>
              <table:table-cell office:value-type="float" office:value="0.0117566">
                <text:p>0.01175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0.00659795">
                <text:p>0.00659795</text:p>
              </table:table-cell>
              <table:table-cell office:value-type="float" office:value="0.0069556">
                <text:p>0.0069556</text:p>
              </table:table-cell>
              <table:table-cell office:value-type="float" office:value="0.0510348">
                <text:p>0.0510348</text:p>
              </table:table-cell>
              <table:table-cell office:value-type="float" office:value="0.00934426">
                <text:p>0.00934426</text:p>
              </table:table-cell>
              <table:table-cell office:value-type="float" office:value="0.00807433">
                <text:p>0.00807433</text:p>
              </table:table-cell>
              <table:table-cell office:value-type="float" office:value="0.0114811">
                <text:p>0.01148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0.00656637">
                <text:p>0.00656637</text:p>
              </table:table-cell>
              <table:table-cell office:value-type="float" office:value="0.00718771">
                <text:p>0.00718771</text:p>
              </table:table-cell>
              <table:table-cell office:value-type="float" office:value="0.0508003">
                <text:p>0.0508003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811973">
                <text:p>0.00811973</text:p>
              </table:table-cell>
              <table:table-cell office:value-type="float" office:value="0.0119011">
                <text:p>0.01190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0.00655018">
                <text:p>0.00655018</text:p>
              </table:table-cell>
              <table:table-cell office:value-type="float" office:value="0.00708902">
                <text:p>0.00708902</text:p>
              </table:table-cell>
              <table:table-cell office:value-type="float" office:value="0.0520442">
                <text:p>0.0520442</text:p>
              </table:table-cell>
              <table:table-cell office:value-type="float" office:value="0.00939637">
                <text:p>0.00939637</text:p>
              </table:table-cell>
              <table:table-cell office:value-type="float" office:value="0.00795788">
                <text:p>0.00795788</text:p>
              </table:table-cell>
              <table:table-cell office:value-type="float" office:value="0.0122639">
                <text:p>0.01226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0.00688691">
                <text:p>0.00688691</text:p>
              </table:table-cell>
              <table:table-cell office:value-type="float" office:value="0.00695915">
                <text:p>0.00695915</text:p>
              </table:table-cell>
              <table:table-cell office:value-type="float" office:value="0.0504537">
                <text:p>0.0504537</text:p>
              </table:table-cell>
              <table:table-cell office:value-type="float" office:value="0.00971099">
                <text:p>0.00971099</text:p>
              </table:table-cell>
              <table:table-cell office:value-type="float" office:value="0.008235">
                <text:p>0.008235</text:p>
              </table:table-cell>
              <table:table-cell office:value-type="float" office:value="0.0118762">
                <text:p>0.01187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0.00641794">
                <text:p>0.00641794</text:p>
              </table:table-cell>
              <table:table-cell office:value-type="float" office:value="0.00710126">
                <text:p>0.00710126</text:p>
              </table:table-cell>
              <table:table-cell office:value-type="float" office:value="0.0515677">
                <text:p>0.0515677</text:p>
              </table:table-cell>
              <table:table-cell office:value-type="float" office:value="0.00987916">
                <text:p>0.00987916</text:p>
              </table:table-cell>
              <table:table-cell office:value-type="float" office:value="0.00797683">
                <text:p>0.00797683</text:p>
              </table:table-cell>
              <table:table-cell office:value-type="float" office:value="0.0113224">
                <text:p>0.01132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0.00728206">
                <text:p>0.00728206</text:p>
              </table:table-cell>
              <table:table-cell office:value-type="float" office:value="0.00711981">
                <text:p>0.00711981</text:p>
              </table:table-cell>
              <table:table-cell office:value-type="float" office:value="0.0512239">
                <text:p>0.0512239</text:p>
              </table:table-cell>
              <table:table-cell office:value-type="float" office:value="0.00961862">
                <text:p>0.00961862</text:p>
              </table:table-cell>
              <table:table-cell office:value-type="float" office:value="0.00798512">
                <text:p>0.00798512</text:p>
              </table:table-cell>
              <table:table-cell office:value-type="float" office:value="0.0116461">
                <text:p>0.01164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0.00646097">
                <text:p>0.00646097</text:p>
              </table:table-cell>
              <table:table-cell office:value-type="float" office:value="0.00717153">
                <text:p>0.00717153</text:p>
              </table:table-cell>
              <table:table-cell office:value-type="float" office:value="0.0562519">
                <text:p>0.0562519</text:p>
              </table:table-cell>
              <table:table-cell office:value-type="float" office:value="0.0100075">
                <text:p>0.0100075</text:p>
              </table:table-cell>
              <table:table-cell office:value-type="float" office:value="0.00808144">
                <text:p>0.00808144</text:p>
              </table:table-cell>
              <table:table-cell office:value-type="float" office:value="0.0114977">
                <text:p>0.01149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0.00645584">
                <text:p>0.00645584</text:p>
              </table:table-cell>
              <table:table-cell office:value-type="float" office:value="0.00768432">
                <text:p>0.00768432</text:p>
              </table:table-cell>
              <table:table-cell office:value-type="float" office:value="0.050659">
                <text:p>0.050659</text:p>
              </table:table-cell>
              <table:table-cell office:value-type="float" office:value="0.00939677">
                <text:p>0.00939677</text:p>
              </table:table-cell>
              <table:table-cell office:value-type="float" office:value="0.00807039">
                <text:p>0.00807039</text:p>
              </table:table-cell>
              <table:table-cell office:value-type="float" office:value="0.0121083">
                <text:p>0.01210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0.00637688">
                <text:p>0.00637688</text:p>
              </table:table-cell>
              <table:table-cell office:value-type="float" office:value="0.00707363">
                <text:p>0.00707363</text:p>
              </table:table-cell>
              <table:table-cell office:value-type="float" office:value="0.0523703">
                <text:p>0.0523703</text:p>
              </table:table-cell>
              <table:table-cell office:value-type="float" office:value="0.00939045">
                <text:p>0.00939045</text:p>
              </table:table-cell>
              <table:table-cell office:value-type="float" office:value="0.00795709">
                <text:p>0.00795709</text:p>
              </table:table-cell>
              <table:table-cell office:value-type="float" office:value="0.0115521">
                <text:p>0.01155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0.00636465">
                <text:p>0.00636465</text:p>
              </table:table-cell>
              <table:table-cell office:value-type="float" office:value="0.00705231">
                <text:p>0.00705231</text:p>
              </table:table-cell>
              <table:table-cell office:value-type="float" office:value="0.0504506">
                <text:p>0.0504506</text:p>
              </table:table-cell>
              <table:table-cell office:value-type="float" office:value="0.00953059">
                <text:p>0.00953059</text:p>
              </table:table-cell>
              <table:table-cell office:value-type="float" office:value="0.00818881">
                <text:p>0.00818881</text:p>
              </table:table-cell>
              <table:table-cell office:value-type="float" office:value="0.0114992">
                <text:p>0.01149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0.00641833">
                <text:p>0.00641833</text:p>
              </table:table-cell>
              <table:table-cell office:value-type="float" office:value="0.00693546">
                <text:p>0.00693546</text:p>
              </table:table-cell>
              <table:table-cell office:value-type="float" office:value="0.0572467">
                <text:p>0.0572467</text:p>
              </table:table-cell>
              <table:table-cell office:value-type="float" office:value="0.00950059">
                <text:p>0.00950059</text:p>
              </table:table-cell>
              <table:table-cell office:value-type="float" office:value="0.00817223">
                <text:p>0.00817223</text:p>
              </table:table-cell>
              <table:table-cell office:value-type="float" office:value="0.012241">
                <text:p>0.0122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0.00652531">
                <text:p>0.00652531</text:p>
              </table:table-cell>
              <table:table-cell office:value-type="float" office:value="0.00693152">
                <text:p>0.00693152</text:p>
              </table:table-cell>
              <table:table-cell office:value-type="float" office:value="0.0505745">
                <text:p>0.0505745</text:p>
              </table:table-cell>
              <table:table-cell office:value-type="float" office:value="0.00934703">
                <text:p>0.00934703</text:p>
              </table:table-cell>
              <table:table-cell office:value-type="float" office:value="0.00800407">
                <text:p>0.00800407</text:p>
              </table:table-cell>
              <table:table-cell office:value-type="float" office:value="0.0116824">
                <text:p>0.01168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0.00659597">
                <text:p>0.00659597</text:p>
              </table:table-cell>
              <table:table-cell office:value-type="float" office:value="0.0070981">
                <text:p>0.0070981</text:p>
              </table:table-cell>
              <table:table-cell office:value-type="float" office:value="0.0505832">
                <text:p>0.0505832</text:p>
              </table:table-cell>
              <table:table-cell office:value-type="float" office:value="0.00944966">
                <text:p>0.00944966</text:p>
              </table:table-cell>
              <table:table-cell office:value-type="float" office:value="0.0079638">
                <text:p>0.0079638</text:p>
              </table:table-cell>
              <table:table-cell office:value-type="float" office:value="0.0121301">
                <text:p>0.01213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0.00699349">
                <text:p>0.00699349</text:p>
              </table:table-cell>
              <table:table-cell office:value-type="float" office:value="0.00726351">
                <text:p>0.00726351</text:p>
              </table:table-cell>
              <table:table-cell office:value-type="float" office:value="0.0530228">
                <text:p>0.0530228</text:p>
              </table:table-cell>
              <table:table-cell office:value-type="float" office:value="0.00950532">
                <text:p>0.00950532</text:p>
              </table:table-cell>
              <table:table-cell office:value-type="float" office:value="0.00803288">
                <text:p>0.00803288</text:p>
              </table:table-cell>
              <table:table-cell office:value-type="float" office:value="0.0121064">
                <text:p>0.01210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0.00631925">
                <text:p>0.00631925</text:p>
              </table:table-cell>
              <table:table-cell office:value-type="float" office:value="0.00724298">
                <text:p>0.00724298</text:p>
              </table:table-cell>
              <table:table-cell office:value-type="float" office:value="0.0558098">
                <text:p>0.0558098</text:p>
              </table:table-cell>
              <table:table-cell office:value-type="float" office:value="0.010103">
                <text:p>0.010103</text:p>
              </table:table-cell>
              <table:table-cell office:value-type="float" office:value="0.0081146">
                <text:p>0.0081146</text:p>
              </table:table-cell>
              <table:table-cell office:value-type="float" office:value="0.0114554">
                <text:p>0.01145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0.00684704">
                <text:p>0.00684704</text:p>
              </table:table-cell>
              <table:table-cell office:value-type="float" office:value="0.00716126">
                <text:p>0.00716126</text:p>
              </table:table-cell>
              <table:table-cell office:value-type="float" office:value="0.0510569">
                <text:p>0.0510569</text:p>
              </table:table-cell>
              <table:table-cell office:value-type="float" office:value="0.00961072">
                <text:p>0.00961072</text:p>
              </table:table-cell>
              <table:table-cell office:value-type="float" office:value="0.00814144">
                <text:p>0.00814144</text:p>
              </table:table-cell>
              <table:table-cell office:value-type="float" office:value="0.0116903">
                <text:p>0.01169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0.0063453">
                <text:p>0.0063453</text:p>
              </table:table-cell>
              <table:table-cell office:value-type="float" office:value="0.00703889">
                <text:p>0.00703889</text:p>
              </table:table-cell>
              <table:table-cell office:value-type="float" office:value="0.0505051">
                <text:p>0.0505051</text:p>
              </table:table-cell>
              <table:table-cell office:value-type="float" office:value="0.00971375">
                <text:p>0.00971375</text:p>
              </table:table-cell>
              <table:table-cell office:value-type="float" office:value="0.00816158">
                <text:p>0.00816158</text:p>
              </table:table-cell>
              <table:table-cell office:value-type="float" office:value="0.0114428">
                <text:p>0.01144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0.00642426">
                <text:p>0.00642426</text:p>
              </table:table-cell>
              <table:table-cell office:value-type="float" office:value="0.00732706">
                <text:p>0.00732706</text:p>
              </table:table-cell>
              <table:table-cell office:value-type="float" office:value="0.050121">
                <text:p>0.050121</text:p>
              </table:table-cell>
              <table:table-cell office:value-type="float" office:value="0.00944651">
                <text:p>0.00944651</text:p>
              </table:table-cell>
              <table:table-cell office:value-type="float" office:value="0.00795393">
                <text:p>0.00795393</text:p>
              </table:table-cell>
              <table:table-cell office:value-type="float" office:value="0.011549">
                <text:p>0.0115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0.00649136">
                <text:p>0.00649136</text:p>
              </table:table-cell>
              <table:table-cell office:value-type="float" office:value="0.00710047">
                <text:p>0.00710047</text:p>
              </table:table-cell>
              <table:table-cell office:value-type="float" office:value="0.0568523">
                <text:p>0.0568523</text:p>
              </table:table-cell>
              <table:table-cell office:value-type="float" office:value="0.00940427">
                <text:p>0.00940427</text:p>
              </table:table-cell>
              <table:table-cell office:value-type="float" office:value="0.00815526">
                <text:p>0.00815526</text:p>
              </table:table-cell>
              <table:table-cell office:value-type="float" office:value="0.011864">
                <text:p>0.0118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0.00645978">
                <text:p>0.00645978</text:p>
              </table:table-cell>
              <table:table-cell office:value-type="float" office:value="0.00714666">
                <text:p>0.00714666</text:p>
              </table:table-cell>
              <table:table-cell office:value-type="float" office:value="0.051837">
                <text:p>0.051837</text:p>
              </table:table-cell>
              <table:table-cell office:value-type="float" office:value="0.0100422">
                <text:p>0.0100422</text:p>
              </table:table-cell>
              <table:table-cell office:value-type="float" office:value="0.00805223">
                <text:p>0.00805223</text:p>
              </table:table-cell>
              <table:table-cell office:value-type="float" office:value="0.0117673">
                <text:p>0.01176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0.00679611">
                <text:p>0.00679611</text:p>
              </table:table-cell>
              <table:table-cell office:value-type="float" office:value="0.00700534">
                <text:p>0.00700534</text:p>
              </table:table-cell>
              <table:table-cell office:value-type="float" office:value="0.0528033">
                <text:p>0.0528033</text:p>
              </table:table-cell>
              <table:table-cell office:value-type="float" office:value="0.0100556">
                <text:p>0.0100556</text:p>
              </table:table-cell>
              <table:table-cell office:value-type="float" office:value="0.0107989">
                <text:p>0.0107989</text:p>
              </table:table-cell>
              <table:table-cell office:value-type="float" office:value="0.0115608">
                <text:p>0.0115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0.00659637">
                <text:p>0.00659637</text:p>
              </table:table-cell>
              <table:table-cell office:value-type="float" office:value="0.00709258">
                <text:p>0.00709258</text:p>
              </table:table-cell>
              <table:table-cell office:value-type="float" office:value="0.053097">
                <text:p>0.053097</text:p>
              </table:table-cell>
              <table:table-cell office:value-type="float" office:value="0.00953927">
                <text:p>0.00953927</text:p>
              </table:table-cell>
              <table:table-cell office:value-type="float" office:value="0.00816118">
                <text:p>0.00816118</text:p>
              </table:table-cell>
              <table:table-cell office:value-type="float" office:value="0.0118261">
                <text:p>0.01182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0.00634925">
                <text:p>0.00634925</text:p>
              </table:table-cell>
              <table:table-cell office:value-type="float" office:value="0.00693507">
                <text:p>0.00693507</text:p>
              </table:table-cell>
              <table:table-cell office:value-type="float" office:value="0.0589935">
                <text:p>0.0589935</text:p>
              </table:table-cell>
              <table:table-cell office:value-type="float" office:value="0.00999995">
                <text:p>0.00999995</text:p>
              </table:table-cell>
              <table:table-cell office:value-type="float" office:value="0.0080771">
                <text:p>0.0080771</text:p>
              </table:table-cell>
              <table:table-cell office:value-type="float" office:value="0.011806">
                <text:p>0.0118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0.00648781">
                <text:p>0.00648781</text:p>
              </table:table-cell>
              <table:table-cell office:value-type="float" office:value="0.00711626">
                <text:p>0.00711626</text:p>
              </table:table-cell>
              <table:table-cell office:value-type="float" office:value="0.0529087">
                <text:p>0.0529087</text:p>
              </table:table-cell>
              <table:table-cell office:value-type="float" office:value="0.00945479">
                <text:p>0.00945479</text:p>
              </table:table-cell>
              <table:table-cell office:value-type="float" office:value="0.00796499">
                <text:p>0.00796499</text:p>
              </table:table-cell>
              <table:table-cell office:value-type="float" office:value="0.0119252">
                <text:p>0.01192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0.00637294">
                <text:p>0.00637294</text:p>
              </table:table-cell>
              <table:table-cell office:value-type="float" office:value="0.00700415">
                <text:p>0.00700415</text:p>
              </table:table-cell>
              <table:table-cell office:value-type="float" office:value="0.0530887">
                <text:p>0.0530887</text:p>
              </table:table-cell>
              <table:table-cell office:value-type="float" office:value="0.0097781">
                <text:p>0.0097781</text:p>
              </table:table-cell>
              <table:table-cell office:value-type="float" office:value="0.00801117">
                <text:p>0.00801117</text:p>
              </table:table-cell>
              <table:table-cell office:value-type="float" office:value="0.0116749">
                <text:p>0.01167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0.00653873">
                <text:p>0.00653873</text:p>
              </table:table-cell>
              <table:table-cell office:value-type="float" office:value="0.00701481">
                <text:p>0.00701481</text:p>
              </table:table-cell>
              <table:table-cell office:value-type="float" office:value="0.0522333">
                <text:p>0.0522333</text:p>
              </table:table-cell>
              <table:table-cell office:value-type="float" office:value="0.00937742">
                <text:p>0.00937742</text:p>
              </table:table-cell>
              <table:table-cell office:value-type="float" office:value="0.0083029">
                <text:p>0.0083029</text:p>
              </table:table-cell>
              <table:table-cell office:value-type="float" office:value="0.0114191">
                <text:p>0.01141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0.00656242">
                <text:p>0.00656242</text:p>
              </table:table-cell>
              <table:table-cell office:value-type="float" office:value="0.00834356">
                <text:p>0.00834356</text:p>
              </table:table-cell>
              <table:table-cell office:value-type="float" office:value="0.0523347">
                <text:p>0.0523347</text:p>
              </table:table-cell>
              <table:table-cell office:value-type="float" office:value="0.00942242">
                <text:p>0.00942242</text:p>
              </table:table-cell>
              <table:table-cell office:value-type="float" office:value="0.00811776">
                <text:p>0.00811776</text:p>
              </table:table-cell>
              <table:table-cell office:value-type="float" office:value="0.0117337">
                <text:p>0.011733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0.00651189">
                <text:p>0.00651189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534037">
                <text:p>0.0534037</text:p>
              </table:table-cell>
              <table:table-cell office:value-type="float" office:value="0.00960283">
                <text:p>0.00960283</text:p>
              </table:table-cell>
              <table:table-cell office:value-type="float" office:value="0.00818368">
                <text:p>0.00818368</text:p>
              </table:table-cell>
              <table:table-cell office:value-type="float" office:value="0.0114487">
                <text:p>0.01144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0.0063532">
                <text:p>0.0063532</text:p>
              </table:table-cell>
              <table:table-cell office:value-type="float" office:value="0.00732035">
                <text:p>0.00732035</text:p>
              </table:table-cell>
              <table:table-cell office:value-type="float" office:value="0.0516416">
                <text:p>0.0516416</text:p>
              </table:table-cell>
              <table:table-cell office:value-type="float" office:value="0.00968889">
                <text:p>0.00968889</text:p>
              </table:table-cell>
              <table:table-cell office:value-type="float" office:value="0.00814618">
                <text:p>0.00814618</text:p>
              </table:table-cell>
              <table:table-cell office:value-type="float" office:value="0.0123831">
                <text:p>0.01238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0.00643807">
                <text:p>0.00643807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555982">
                <text:p>0.0555982</text:p>
              </table:table-cell>
              <table:table-cell office:value-type="float" office:value="0.00961428">
                <text:p>0.00961428</text:p>
              </table:table-cell>
              <table:table-cell office:value-type="float" office:value="0.00845093">
                <text:p>0.00845093</text:p>
              </table:table-cell>
              <table:table-cell office:value-type="float" office:value="0.0118348">
                <text:p>0.01183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0.00642268">
                <text:p>0.00642268</text:p>
              </table:table-cell>
              <table:table-cell office:value-type="float" office:value="0.00756115">
                <text:p>0.00756115</text:p>
              </table:table-cell>
              <table:table-cell office:value-type="float" office:value="0.0526292">
                <text:p>0.0526292</text:p>
              </table:table-cell>
              <table:table-cell office:value-type="float" office:value="0.00968573">
                <text:p>0.00968573</text:p>
              </table:table-cell>
              <table:table-cell office:value-type="float" office:value="0.00804394">
                <text:p>0.00804394</text:p>
              </table:table-cell>
              <table:table-cell office:value-type="float" office:value="0.0121233">
                <text:p>0.01212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0.00643097">
                <text:p>0.00643097</text:p>
              </table:table-cell>
              <table:table-cell office:value-type="float" office:value="0.00693823">
                <text:p>0.00693823</text:p>
              </table:table-cell>
              <table:table-cell office:value-type="float" office:value="0.054547">
                <text:p>0.054547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0805657">
                <text:p>0.00805657</text:p>
              </table:table-cell>
              <table:table-cell office:value-type="float" office:value="0.0115738">
                <text:p>0.01157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0.00638241">
                <text:p>0.00638241</text:p>
              </table:table-cell>
              <table:table-cell office:value-type="float" office:value="0.00702863">
                <text:p>0.00702863</text:p>
              </table:table-cell>
              <table:table-cell office:value-type="float" office:value="0.0540871">
                <text:p>0.0540871</text:p>
              </table:table-cell>
              <table:table-cell office:value-type="float" office:value="0.010161">
                <text:p>0.010161</text:p>
              </table:table-cell>
              <table:table-cell office:value-type="float" office:value="0.00855278">
                <text:p>0.00855278</text:p>
              </table:table-cell>
              <table:table-cell office:value-type="float" office:value="0.0115675">
                <text:p>0.01156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0.0065711">
                <text:p>0.0065711</text:p>
              </table:table-cell>
              <table:table-cell office:value-type="float" office:value="0.00700731">
                <text:p>0.00700731</text:p>
              </table:table-cell>
              <table:table-cell office:value-type="float" office:value="0.0550222">
                <text:p>0.0550222</text:p>
              </table:table-cell>
              <table:table-cell office:value-type="float" office:value="0.00966994">
                <text:p>0.00966994</text:p>
              </table:table-cell>
              <table:table-cell office:value-type="float" office:value="0.00837395">
                <text:p>0.00837395</text:p>
              </table:table-cell>
              <table:table-cell office:value-type="float" office:value="0.0118561">
                <text:p>0.01185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0.00663624">
                <text:p>0.00663624</text:p>
              </table:table-cell>
              <table:table-cell office:value-type="float" office:value="0.00747904">
                <text:p>0.00747904</text:p>
              </table:table-cell>
              <table:table-cell office:value-type="float" office:value="0.0522301">
                <text:p>0.0522301</text:p>
              </table:table-cell>
              <table:table-cell office:value-type="float" office:value="0.00950256">
                <text:p>0.00950256</text:p>
              </table:table-cell>
              <table:table-cell office:value-type="float" office:value="0.00801117">
                <text:p>0.00801117</text:p>
              </table:table-cell>
              <table:table-cell office:value-type="float" office:value="0.0117827">
                <text:p>0.01178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0.00662834">
                <text:p>0.00662834</text:p>
              </table:table-cell>
              <table:table-cell office:value-type="float" office:value="0.00757299">
                <text:p>0.00757299</text:p>
              </table:table-cell>
              <table:table-cell office:value-type="float" office:value="0.0503708">
                <text:p>0.0503708</text:p>
              </table:table-cell>
              <table:table-cell office:value-type="float" office:value="0.00957638">
                <text:p>0.00957638</text:p>
              </table:table-cell>
              <table:table-cell office:value-type="float" office:value="0.00808736">
                <text:p>0.00808736</text:p>
              </table:table-cell>
              <table:table-cell office:value-type="float" office:value="0.0115916">
                <text:p>0.01159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0.00642662">
                <text:p>0.00642662</text:p>
              </table:table-cell>
              <table:table-cell office:value-type="float" office:value="0.00690586">
                <text:p>0.00690586</text:p>
              </table:table-cell>
              <table:table-cell office:value-type="float" office:value="0.0537267">
                <text:p>0.0537267</text:p>
              </table:table-cell>
              <table:table-cell office:value-type="float" office:value="0.00930913">
                <text:p>0.00930913</text:p>
              </table:table-cell>
              <table:table-cell office:value-type="float" office:value="0.00804039">
                <text:p>0.00804039</text:p>
              </table:table-cell>
              <table:table-cell office:value-type="float" office:value="0.0115213">
                <text:p>0.01152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0.00687665">
                <text:p>0.00687665</text:p>
              </table:table-cell>
              <table:table-cell office:value-type="float" office:value="0.00705271">
                <text:p>0.00705271</text:p>
              </table:table-cell>
              <table:table-cell office:value-type="float" office:value="0.0570292">
                <text:p>0.0570292</text:p>
              </table:table-cell>
              <table:table-cell office:value-type="float" office:value="0.00966796">
                <text:p>0.00966796</text:p>
              </table:table-cell>
              <table:table-cell office:value-type="float" office:value="0.00797367">
                <text:p>0.00797367</text:p>
              </table:table-cell>
              <table:table-cell office:value-type="float" office:value="0.0117306">
                <text:p>0.01173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0.00643412">
                <text:p>0.00643412</text:p>
              </table:table-cell>
              <table:table-cell office:value-type="float" office:value="0.00692283">
                <text:p>0.00692283</text:p>
              </table:table-cell>
              <table:table-cell office:value-type="float" office:value="0.0509744">
                <text:p>0.0509744</text:p>
              </table:table-cell>
              <table:table-cell office:value-type="float" office:value="0.00949506">
                <text:p>0.00949506</text:p>
              </table:table-cell>
              <table:table-cell office:value-type="float" office:value="0.00804512">
                <text:p>0.00804512</text:p>
              </table:table-cell>
              <table:table-cell office:value-type="float" office:value="0.0115056">
                <text:p>0.01150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0.00642307">
                <text:p>0.00642307</text:p>
              </table:table-cell>
              <table:table-cell office:value-type="float" office:value="0.00700613">
                <text:p>0.00700613</text:p>
              </table:table-cell>
              <table:table-cell office:value-type="float" office:value="0.0557494">
                <text:p>0.0557494</text:p>
              </table:table-cell>
              <table:table-cell office:value-type="float" office:value="0.0102913">
                <text:p>0.0102913</text:p>
              </table:table-cell>
              <table:table-cell office:value-type="float" office:value="0.00805144">
                <text:p>0.00805144</text:p>
              </table:table-cell>
              <table:table-cell office:value-type="float" office:value="0.012136">
                <text:p>0.0121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0.00679533">
                <text:p>0.00679533</text:p>
              </table:table-cell>
              <table:table-cell office:value-type="float" office:value="0.00709613">
                <text:p>0.00709613</text:p>
              </table:table-cell>
              <table:table-cell office:value-type="float" office:value="0.0516183">
                <text:p>0.0516183</text:p>
              </table:table-cell>
              <table:table-cell office:value-type="float" office:value="0.00945124">
                <text:p>0.00945124</text:p>
              </table:table-cell>
              <table:table-cell office:value-type="float" office:value="0.00820105">
                <text:p>0.00820105</text:p>
              </table:table-cell>
              <table:table-cell office:value-type="float" office:value="0.0124589">
                <text:p>0.012458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0.00659834">
                <text:p>0.00659834</text:p>
              </table:table-cell>
              <table:table-cell office:value-type="float" office:value="0.00769221">
                <text:p>0.00769221</text:p>
              </table:table-cell>
              <table:table-cell office:value-type="float" office:value="0.0561848">
                <text:p>0.0561848</text:p>
              </table:table-cell>
              <table:table-cell office:value-type="float" office:value="0.0093865">
                <text:p>0.0093865</text:p>
              </table:table-cell>
              <table:table-cell office:value-type="float" office:value="0.00817421">
                <text:p>0.00817421</text:p>
              </table:table-cell>
              <table:table-cell office:value-type="float" office:value="0.0113326">
                <text:p>0.01133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0.00657742">
                <text:p>0.00657742</text:p>
              </table:table-cell>
              <table:table-cell office:value-type="float" office:value="0.00709021">
                <text:p>0.00709021</text:p>
              </table:table-cell>
              <table:table-cell office:value-type="float" office:value="0.0507893">
                <text:p>0.0507893</text:p>
              </table:table-cell>
              <table:table-cell office:value-type="float" office:value="0.0100525">
                <text:p>0.0100525</text:p>
              </table:table-cell>
              <table:table-cell office:value-type="float" office:value="0.00805894">
                <text:p>0.00805894</text:p>
              </table:table-cell>
              <table:table-cell office:value-type="float" office:value="0.0116556">
                <text:p>0.01165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0.00635715">
                <text:p>0.00635715</text:p>
              </table:table-cell>
              <table:table-cell office:value-type="float" office:value="0.00716403">
                <text:p>0.00716403</text:p>
              </table:table-cell>
              <table:table-cell office:value-type="float" office:value="0.0493934">
                <text:p>0.0493934</text:p>
              </table:table-cell>
              <table:table-cell office:value-type="float" office:value="0.00943624">
                <text:p>0.00943624</text:p>
              </table:table-cell>
              <table:table-cell office:value-type="float" office:value="0.00811223">
                <text:p>0.00811223</text:p>
              </table:table-cell>
              <table:table-cell office:value-type="float" office:value="0.011849">
                <text:p>0.0118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0.00780669">
                <text:p>0.00780669</text:p>
              </table:table-cell>
              <table:table-cell office:value-type="float" office:value="0.00708863">
                <text:p>0.00708863</text:p>
              </table:table-cell>
              <table:table-cell office:value-type="float" office:value="0.0503211">
                <text:p>0.0503211</text:p>
              </table:table-cell>
              <table:table-cell office:value-type="float" office:value="0.00949545">
                <text:p>0.00949545</text:p>
              </table:table-cell>
              <table:table-cell office:value-type="float" office:value="0.00821881">
                <text:p>0.00821881</text:p>
              </table:table-cell>
              <table:table-cell office:value-type="float" office:value="0.0120941">
                <text:p>0.01209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0.00641952">
                <text:p>0.00641952</text:p>
              </table:table-cell>
              <table:table-cell office:value-type="float" office:value="0.00722166">
                <text:p>0.00722166</text:p>
              </table:table-cell>
              <table:table-cell office:value-type="float" office:value="0.0543618">
                <text:p>0.0543618</text:p>
              </table:table-cell>
              <table:table-cell office:value-type="float" office:value="0.0101211">
                <text:p>0.0101211</text:p>
              </table:table-cell>
              <table:table-cell office:value-type="float" office:value="0.00850738">
                <text:p>0.00850738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0.00631886">
                <text:p>0.00631886</text:p>
              </table:table-cell>
              <table:table-cell office:value-type="float" office:value="0.00714232">
                <text:p>0.00714232</text:p>
              </table:table-cell>
              <table:table-cell office:value-type="float" office:value="0.0501762">
                <text:p>0.0501762</text:p>
              </table:table-cell>
              <table:table-cell office:value-type="float" office:value="0.0101164">
                <text:p>0.0101164</text:p>
              </table:table-cell>
              <table:table-cell office:value-type="float" office:value="0.00805578">
                <text:p>0.00805578</text:p>
              </table:table-cell>
              <table:table-cell office:value-type="float" office:value="0.0116141">
                <text:p>0.01161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0.00664098">
                <text:p>0.00664098</text:p>
              </table:table-cell>
              <table:table-cell office:value-type="float" office:value="0.0073389">
                <text:p>0.0073389</text:p>
              </table:table-cell>
              <table:table-cell office:value-type="float" office:value="0.0506649">
                <text:p>0.0506649</text:p>
              </table:table-cell>
              <table:table-cell office:value-type="float" office:value="0.00979744">
                <text:p>0.00979744</text:p>
              </table:table-cell>
              <table:table-cell office:value-type="float" office:value="0.00799933">
                <text:p>0.00799933</text:p>
              </table:table-cell>
              <table:table-cell office:value-type="float" office:value="0.0121281">
                <text:p>0.01212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0.0063911">
                <text:p>0.0063911</text:p>
              </table:table-cell>
              <table:table-cell office:value-type="float" office:value="0.00708626">
                <text:p>0.00708626</text:p>
              </table:table-cell>
              <table:table-cell office:value-type="float" office:value="0.0509018">
                <text:p>0.0509018</text:p>
              </table:table-cell>
              <table:table-cell office:value-type="float" office:value="0.00966796">
                <text:p>0.00966796</text:p>
              </table:table-cell>
              <table:table-cell office:value-type="float" office:value="0.00853857">
                <text:p>0.00853857</text:p>
              </table:table-cell>
              <table:table-cell office:value-type="float" office:value="0.0120195">
                <text:p>0.01201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0.00632043">
                <text:p>0.00632043</text:p>
              </table:table-cell>
              <table:table-cell office:value-type="float" office:value="0.00731127">
                <text:p>0.00731127</text:p>
              </table:table-cell>
              <table:table-cell office:value-type="float" office:value="0.0545675">
                <text:p>0.0545675</text:p>
              </table:table-cell>
              <table:table-cell office:value-type="float" office:value="0.00970625">
                <text:p>0.00970625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117242">
                <text:p>0.01172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0.00645031">
                <text:p>0.00645031</text:p>
              </table:table-cell>
              <table:table-cell office:value-type="float" office:value="0.00716166">
                <text:p>0.00716166</text:p>
              </table:table-cell>
              <table:table-cell office:value-type="float" office:value="0.05278">
                <text:p>0.05278</text:p>
              </table:table-cell>
              <table:table-cell office:value-type="float" office:value="0.010326">
                <text:p>0.010326</text:p>
              </table:table-cell>
              <table:table-cell office:value-type="float" office:value="0.00811855">
                <text:p>0.00811855</text:p>
              </table:table-cell>
              <table:table-cell office:value-type="float" office:value="0.0116019">
                <text:p>0.01160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0.0065565">
                <text:p>0.0065565</text:p>
              </table:table-cell>
              <table:table-cell office:value-type="float" office:value="0.00696902">
                <text:p>0.00696902</text:p>
              </table:table-cell>
              <table:table-cell office:value-type="float" office:value="0.051411">
                <text:p>0.051411</text:p>
              </table:table-cell>
              <table:table-cell office:value-type="float" office:value="0.00985389">
                <text:p>0.00985389</text:p>
              </table:table-cell>
              <table:table-cell office:value-type="float" office:value="0.00802815">
                <text:p>0.00802815</text:p>
              </table:table-cell>
              <table:table-cell office:value-type="float" office:value="0.0121766">
                <text:p>0.01217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0.00689836">
                <text:p>0.00689836</text:p>
              </table:table-cell>
              <table:table-cell office:value-type="float" office:value="0.00747786">
                <text:p>0.00747786</text:p>
              </table:table-cell>
              <table:table-cell office:value-type="float" office:value="0.0496978">
                <text:p>0.0496978</text:p>
              </table:table-cell>
              <table:table-cell office:value-type="float" office:value="0.00935374">
                <text:p>0.00935374</text:p>
              </table:table-cell>
              <table:table-cell office:value-type="float" office:value="0.00810631">
                <text:p>0.00810631</text:p>
              </table:table-cell>
              <table:table-cell office:value-type="float" office:value="0.0116038">
                <text:p>0.01160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0.00633307">
                <text:p>0.00633307</text:p>
              </table:table-cell>
              <table:table-cell office:value-type="float" office:value="0.00690151">
                <text:p>0.00690151</text:p>
              </table:table-cell>
              <table:table-cell office:value-type="float" office:value="0.0548628">
                <text:p>0.0548628</text:p>
              </table:table-cell>
              <table:table-cell office:value-type="float" office:value="0.00952506">
                <text:p>0.00952506</text:p>
              </table:table-cell>
              <table:table-cell office:value-type="float" office:value="0.00813631">
                <text:p>0.00813631</text:p>
              </table:table-cell>
              <table:table-cell office:value-type="float" office:value="0.0121182">
                <text:p>0.01211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0.00645781">
                <text:p>0.00645781</text:p>
              </table:table-cell>
              <table:table-cell office:value-type="float" office:value="0.0076176">
                <text:p>0.0076176</text:p>
              </table:table-cell>
              <table:table-cell office:value-type="float" office:value="0.0523063">
                <text:p>0.0523063</text:p>
              </table:table-cell>
              <table:table-cell office:value-type="float" office:value="0.00970231">
                <text:p>0.00970231</text:p>
              </table:table-cell>
              <table:table-cell office:value-type="float" office:value="0.00812723">
                <text:p>0.00812723</text:p>
              </table:table-cell>
              <table:table-cell office:value-type="float" office:value="0.0116777">
                <text:p>0.01167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0.00639741">
                <text:p>0.00639741</text:p>
              </table:table-cell>
              <table:table-cell office:value-type="float" office:value="0.0070831">
                <text:p>0.0070831</text:p>
              </table:table-cell>
              <table:table-cell office:value-type="float" office:value="0.0510802">
                <text:p>0.0510802</text:p>
              </table:table-cell>
              <table:table-cell office:value-type="float" office:value="0.0094094">
                <text:p>0.0094094</text:p>
              </table:table-cell>
              <table:table-cell office:value-type="float" office:value="0.00810749">
                <text:p>0.00810749</text:p>
              </table:table-cell>
              <table:table-cell office:value-type="float" office:value="0.0115296">
                <text:p>0.01152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0.00678388">
                <text:p>0.00678388</text:p>
              </table:table-cell>
              <table:table-cell office:value-type="float" office:value="0.00695323">
                <text:p>0.00695323</text:p>
              </table:table-cell>
              <table:table-cell office:value-type="float" office:value="0.0508576">
                <text:p>0.0508576</text:p>
              </table:table-cell>
              <table:table-cell office:value-type="float" office:value="0.00965849">
                <text:p>0.00965849</text:p>
              </table:table-cell>
              <table:table-cell office:value-type="float" office:value="0.00810434">
                <text:p>0.00810434</text:p>
              </table:table-cell>
              <table:table-cell office:value-type="float" office:value="0.012136">
                <text:p>0.012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0.00642662">
                <text:p>0.00642662</text:p>
              </table:table-cell>
              <table:table-cell office:value-type="float" office:value="0.00787538">
                <text:p>0.00787538</text:p>
              </table:table-cell>
              <table:table-cell office:value-type="float" office:value="0.0530042">
                <text:p>0.0530042</text:p>
              </table:table-cell>
              <table:table-cell office:value-type="float" office:value="0.00936282">
                <text:p>0.00936282</text:p>
              </table:table-cell>
              <table:table-cell office:value-type="float" office:value="0.00791525">
                <text:p>0.00791525</text:p>
              </table:table-cell>
              <table:table-cell office:value-type="float" office:value="0.0118494">
                <text:p>0.01184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0.00681822">
                <text:p>0.00681822</text:p>
              </table:table-cell>
              <table:table-cell office:value-type="float" office:value="0.00749523">
                <text:p>0.00749523</text:p>
              </table:table-cell>
              <table:table-cell office:value-type="float" office:value="0.0510478">
                <text:p>0.0510478</text:p>
              </table:table-cell>
              <table:table-cell office:value-type="float" office:value="0.0103651">
                <text:p>0.0103651</text:p>
              </table:table-cell>
              <table:table-cell office:value-type="float" office:value="0.00801749">
                <text:p>0.00801749</text:p>
              </table:table-cell>
              <table:table-cell office:value-type="float" office:value="0.0114929">
                <text:p>0.01149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0.00643018">
                <text:p>0.00643018</text:p>
              </table:table-cell>
              <table:table-cell office:value-type="float" office:value="0.00695481">
                <text:p>0.00695481</text:p>
              </table:table-cell>
              <table:table-cell office:value-type="float" office:value="0.0567473">
                <text:p>0.0567473</text:p>
              </table:table-cell>
              <table:table-cell office:value-type="float" office:value="0.00996285">
                <text:p>0.00996285</text:p>
              </table:table-cell>
              <table:table-cell office:value-type="float" office:value="0.00806565">
                <text:p>0.00806565</text:p>
              </table:table-cell>
              <table:table-cell office:value-type="float" office:value="0.0119654">
                <text:p>0.01196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0.00636149">
                <text:p>0.00636149</text:p>
              </table:table-cell>
              <table:table-cell office:value-type="float" office:value="0.00728561">
                <text:p>0.00728561</text:p>
              </table:table-cell>
              <table:table-cell office:value-type="float" office:value="0.0507348">
                <text:p>0.0507348</text:p>
              </table:table-cell>
              <table:table-cell office:value-type="float" office:value="0.00936755">
                <text:p>0.00936755</text:p>
              </table:table-cell>
              <table:table-cell office:value-type="float" office:value="0.0082196">
                <text:p>0.0082196</text:p>
              </table:table-cell>
              <table:table-cell office:value-type="float" office:value="0.0116315">
                <text:p>0.01163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0.00647005">
                <text:p>0.00647005</text:p>
              </table:table-cell>
              <table:table-cell office:value-type="float" office:value="0.00714311">
                <text:p>0.00714311</text:p>
              </table:table-cell>
              <table:table-cell office:value-type="float" office:value="0.0544226">
                <text:p>0.0544226</text:p>
              </table:table-cell>
              <table:table-cell office:value-type="float" office:value="0.00949032">
                <text:p>0.00949032</text:p>
              </table:table-cell>
              <table:table-cell office:value-type="float" office:value="0.00805854">
                <text:p>0.00805854</text:p>
              </table:table-cell>
              <table:table-cell office:value-type="float" office:value="0.01159">
                <text:p>0.011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0.00648465">
                <text:p>0.00648465</text:p>
              </table:table-cell>
              <table:table-cell office:value-type="float" office:value="0.00692559">
                <text:p>0.00692559</text:p>
              </table:table-cell>
              <table:table-cell office:value-type="float" office:value="0.0502453">
                <text:p>0.0502453</text:p>
              </table:table-cell>
              <table:table-cell office:value-type="float" office:value="0.00938927">
                <text:p>0.00938927</text:p>
              </table:table-cell>
              <table:table-cell office:value-type="float" office:value="0.00833843">
                <text:p>0.00833843</text:p>
              </table:table-cell>
              <table:table-cell office:value-type="float" office:value="0.0114546">
                <text:p>0.01145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0.00648071">
                <text:p>0.00648071</text:p>
              </table:table-cell>
              <table:table-cell office:value-type="float" office:value="0.00707244">
                <text:p>0.00707244</text:p>
              </table:table-cell>
              <table:table-cell office:value-type="float" office:value="0.0498178">
                <text:p>0.0498178</text:p>
              </table:table-cell>
              <table:table-cell office:value-type="float" office:value="0.0096052">
                <text:p>0.0096052</text:p>
              </table:table-cell>
              <table:table-cell office:value-type="float" office:value="0.00790222">
                <text:p>0.00790222</text:p>
              </table:table-cell>
              <table:table-cell office:value-type="float" office:value="0.0114819">
                <text:p>0.01148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0.00650913">
                <text:p>0.00650913</text:p>
              </table:table-cell>
              <table:table-cell office:value-type="float" office:value="0.00707442">
                <text:p>0.00707442</text:p>
              </table:table-cell>
              <table:table-cell office:value-type="float" office:value="0.0510111">
                <text:p>0.0510111</text:p>
              </table:table-cell>
              <table:table-cell office:value-type="float" office:value="0.00941611">
                <text:p>0.00941611</text:p>
              </table:table-cell>
              <table:table-cell office:value-type="float" office:value="0.00803367">
                <text:p>0.00803367</text:p>
              </table:table-cell>
              <table:table-cell office:value-type="float" office:value="0.0118675">
                <text:p>0.01186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0.00638912">
                <text:p>0.00638912</text:p>
              </table:table-cell>
              <table:table-cell office:value-type="float" office:value="0.00737088">
                <text:p>0.00737088</text:p>
              </table:table-cell>
              <table:table-cell office:value-type="float" office:value="0.0550392">
                <text:p>0.0550392</text:p>
              </table:table-cell>
              <table:table-cell office:value-type="float" office:value="0.00968652">
                <text:p>0.00968652</text:p>
              </table:table-cell>
              <table:table-cell office:value-type="float" office:value="0.00797407">
                <text:p>0.00797407</text:p>
              </table:table-cell>
              <table:table-cell office:value-type="float" office:value="0.0116271">
                <text:p>0.01162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0.00689915">
                <text:p>0.00689915</text:p>
              </table:table-cell>
              <table:table-cell office:value-type="float" office:value="0.00697297">
                <text:p>0.00697297</text:p>
              </table:table-cell>
              <table:table-cell office:value-type="float" office:value="0.0500029">
                <text:p>0.0500029</text:p>
              </table:table-cell>
              <table:table-cell office:value-type="float" office:value="0.00970744">
                <text:p>0.00970744</text:p>
              </table:table-cell>
              <table:table-cell office:value-type="float" office:value="0.00821013">
                <text:p>0.00821013</text:p>
              </table:table-cell>
              <table:table-cell office:value-type="float" office:value="0.0115478">
                <text:p>0.01154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0.0065336">
                <text:p>0.0065336</text:p>
              </table:table-cell>
              <table:table-cell office:value-type="float" office:value="0.00706968">
                <text:p>0.00706968</text:p>
              </table:table-cell>
              <table:table-cell office:value-type="float" office:value="0.0499105">
                <text:p>0.0499105</text:p>
              </table:table-cell>
              <table:table-cell office:value-type="float" office:value="0.00981284">
                <text:p>0.00981284</text:p>
              </table:table-cell>
              <table:table-cell office:value-type="float" office:value="0.00815447">
                <text:p>0.00815447</text:p>
              </table:table-cell>
              <table:table-cell office:value-type="float" office:value="0.0121127">
                <text:p>0.01211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0.00689165">
                <text:p>0.00689165</text:p>
              </table:table-cell>
              <table:table-cell office:value-type="float" office:value="0.00702113">
                <text:p>0.00702113</text:p>
              </table:table-cell>
              <table:table-cell office:value-type="float" office:value="0.0496899">
                <text:p>0.0496899</text:p>
              </table:table-cell>
              <table:table-cell office:value-type="float" office:value="0.00948519">
                <text:p>0.00948519</text:p>
              </table:table-cell>
              <table:table-cell office:value-type="float" office:value="0.00877542">
                <text:p>0.00877542</text:p>
              </table:table-cell>
              <table:table-cell office:value-type="float" office:value="0.0114124">
                <text:p>0.01141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0.006669">
                <text:p>0.006669</text:p>
              </table:table-cell>
              <table:table-cell office:value-type="float" office:value="0.00715969">
                <text:p>0.00715969</text:p>
              </table:table-cell>
              <table:table-cell office:value-type="float" office:value="0.0602441">
                <text:p>0.0602441</text:p>
              </table:table-cell>
              <table:table-cell office:value-type="float" office:value="0.0100556">
                <text:p>0.0100556</text:p>
              </table:table-cell>
              <table:table-cell office:value-type="float" office:value="0.0085212">
                <text:p>0.0085212</text:p>
              </table:table-cell>
              <table:table-cell office:value-type="float" office:value="0.0124534">
                <text:p>0.01245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0.00701244">
                <text:p>0.00701244</text:p>
              </table:table-cell>
              <table:table-cell office:value-type="float" office:value="0.00705468">
                <text:p>0.00705468</text:p>
              </table:table-cell>
              <table:table-cell office:value-type="float" office:value="0.0538068">
                <text:p>0.0538068</text:p>
              </table:table-cell>
              <table:table-cell office:value-type="float" office:value="0.00981994">
                <text:p>0.00981994</text:p>
              </table:table-cell>
              <table:table-cell office:value-type="float" office:value="0.00939242">
                <text:p>0.00939242</text:p>
              </table:table-cell>
              <table:table-cell office:value-type="float" office:value="0.0117641">
                <text:p>0.01176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0.00639425">
                <text:p>0.00639425</text:p>
              </table:table-cell>
              <table:table-cell office:value-type="float" office:value="0.00715416">
                <text:p>0.00715416</text:p>
              </table:table-cell>
              <table:table-cell office:value-type="float" office:value="0.0504932">
                <text:p>0.0504932</text:p>
              </table:table-cell>
              <table:table-cell office:value-type="float" office:value="0.00941098">
                <text:p>0.00941098</text:p>
              </table:table-cell>
              <table:table-cell office:value-type="float" office:value="0.00791288">
                <text:p>0.00791288</text:p>
              </table:table-cell>
              <table:table-cell office:value-type="float" office:value="0.0116106">
                <text:p>0.011610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0.0064736">
                <text:p>0.0064736</text:p>
              </table:table-cell>
              <table:table-cell office:value-type="float" office:value="0.00715534">
                <text:p>0.00715534</text:p>
              </table:table-cell>
              <table:table-cell office:value-type="float" office:value="0.0513763">
                <text:p>0.0513763</text:p>
              </table:table-cell>
              <table:table-cell office:value-type="float" office:value="0.00960638">
                <text:p>0.00960638</text:p>
              </table:table-cell>
              <table:table-cell office:value-type="float" office:value="0.00805894">
                <text:p>0.00805894</text:p>
              </table:table-cell>
              <table:table-cell office:value-type="float" office:value="0.0117179">
                <text:p>0.01171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0.00644478">
                <text:p>0.00644478</text:p>
              </table:table-cell>
              <table:table-cell office:value-type="float" office:value="0.00766853">
                <text:p>0.00766853</text:p>
              </table:table-cell>
              <table:table-cell office:value-type="float" office:value="0.0553902">
                <text:p>0.0553902</text:p>
              </table:table-cell>
              <table:table-cell office:value-type="float" office:value="0.00941532">
                <text:p>0.00941532</text:p>
              </table:table-cell>
              <table:table-cell office:value-type="float" office:value="0.00850935">
                <text:p>0.00850935</text:p>
              </table:table-cell>
              <table:table-cell office:value-type="float" office:value="0.0121739">
                <text:p>0.01217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0.00636307">
                <text:p>0.00636307</text:p>
              </table:table-cell>
              <table:table-cell office:value-type="float" office:value="0.00693625">
                <text:p>0.00693625</text:p>
              </table:table-cell>
              <table:table-cell office:value-type="float" office:value="0.0520114">
                <text:p>0.0520114</text:p>
              </table:table-cell>
              <table:table-cell office:value-type="float" office:value="0.00941058">
                <text:p>0.00941058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15363">
                <text:p>0.01153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0.00671637">
                <text:p>0.00671637</text:p>
              </table:table-cell>
              <table:table-cell office:value-type="float" office:value="0.00718377">
                <text:p>0.00718377</text:p>
              </table:table-cell>
              <table:table-cell office:value-type="float" office:value="0.049924">
                <text:p>0.049924</text:p>
              </table:table-cell>
              <table:table-cell office:value-type="float" office:value="0.009861">
                <text:p>0.009861</text:p>
              </table:table-cell>
              <table:table-cell office:value-type="float" office:value="0.00822237">
                <text:p>0.00822237</text:p>
              </table:table-cell>
              <table:table-cell office:value-type="float" office:value="0.0114669">
                <text:p>0.011466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0.0068948">
                <text:p>0.0068948</text:p>
              </table:table-cell>
              <table:table-cell office:value-type="float" office:value="0.00703415">
                <text:p>0.00703415</text:p>
              </table:table-cell>
              <table:table-cell office:value-type="float" office:value="0.0502015">
                <text:p>0.0502015</text:p>
              </table:table-cell>
              <table:table-cell office:value-type="float" office:value="0.00963796">
                <text:p>0.00963796</text:p>
              </table:table-cell>
              <table:table-cell office:value-type="float" office:value="0.00810986">
                <text:p>0.00810986</text:p>
              </table:table-cell>
              <table:table-cell office:value-type="float" office:value="0.01156">
                <text:p>0.011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0.00652808">
                <text:p>0.00652808</text:p>
              </table:table-cell>
              <table:table-cell office:value-type="float" office:value="0.0070381">
                <text:p>0.0070381</text:p>
              </table:table-cell>
              <table:table-cell office:value-type="float" office:value="0.0571642">
                <text:p>0.0571642</text:p>
              </table:table-cell>
              <table:table-cell office:value-type="float" office:value="0.00989692">
                <text:p>0.00989692</text:p>
              </table:table-cell>
              <table:table-cell office:value-type="float" office:value="0.00834198">
                <text:p>0.00834198</text:p>
              </table:table-cell>
              <table:table-cell office:value-type="float" office:value="0.0115727">
                <text:p>0.01157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0.00630978">
                <text:p>0.00630978</text:p>
              </table:table-cell>
              <table:table-cell office:value-type="float" office:value="0.00748536">
                <text:p>0.00748536</text:p>
              </table:table-cell>
              <table:table-cell office:value-type="float" office:value="0.0529154">
                <text:p>0.0529154</text:p>
              </table:table-cell>
              <table:table-cell office:value-type="float" office:value="0.00938611">
                <text:p>0.00938611</text:p>
              </table:table-cell>
              <table:table-cell office:value-type="float" office:value="0.00814144">
                <text:p>0.00814144</text:p>
              </table:table-cell>
              <table:table-cell office:value-type="float" office:value="0.0117685">
                <text:p>0.011768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0.00647952">
                <text:p>0.00647952</text:p>
              </table:table-cell>
              <table:table-cell office:value-type="float" office:value="0.00699507">
                <text:p>0.00699507</text:p>
              </table:table-cell>
              <table:table-cell office:value-type="float" office:value="0.0508773">
                <text:p>0.0508773</text:p>
              </table:table-cell>
              <table:table-cell office:value-type="float" office:value="0.00984363">
                <text:p>0.00984363</text:p>
              </table:table-cell>
              <table:table-cell office:value-type="float" office:value="0.00801117">
                <text:p>0.00801117</text:p>
              </table:table-cell>
              <table:table-cell office:value-type="float" office:value="0.0114878">
                <text:p>0.01148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0.0066019">
                <text:p>0.0066019</text:p>
              </table:table-cell>
              <table:table-cell office:value-type="float" office:value="0.00727061">
                <text:p>0.00727061</text:p>
              </table:table-cell>
              <table:table-cell office:value-type="float" office:value="0.0500988">
                <text:p>0.0500988</text:p>
              </table:table-cell>
              <table:table-cell office:value-type="float" office:value="0.00968415">
                <text:p>0.00968415</text:p>
              </table:table-cell>
              <table:table-cell office:value-type="float" office:value="0.00817855">
                <text:p>0.00817855</text:p>
              </table:table-cell>
              <table:table-cell office:value-type="float" office:value="0.0116583">
                <text:p>0.01165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0.00652689">
                <text:p>0.00652689</text:p>
              </table:table-cell>
              <table:table-cell office:value-type="float" office:value="0.00693783">
                <text:p>0.00693783</text:p>
              </table:table-cell>
              <table:table-cell office:value-type="float" office:value="0.0539386">
                <text:p>0.0539386</text:p>
              </table:table-cell>
              <table:table-cell office:value-type="float" office:value="0.00943861">
                <text:p>0.00943861</text:p>
              </table:table-cell>
              <table:table-cell office:value-type="float" office:value="0.00811697">
                <text:p>0.00811697</text:p>
              </table:table-cell>
              <table:table-cell office:value-type="float" office:value="0.0123081">
                <text:p>0.01230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0.00636188">
                <text:p>0.00636188</text:p>
              </table:table-cell>
              <table:table-cell office:value-type="float" office:value="0.00719995">
                <text:p>0.00719995</text:p>
              </table:table-cell>
              <table:table-cell office:value-type="float" office:value="0.0500763">
                <text:p>0.0500763</text:p>
              </table:table-cell>
              <table:table-cell office:value-type="float" office:value="0.00931229">
                <text:p>0.00931229</text:p>
              </table:table-cell>
              <table:table-cell office:value-type="float" office:value="0.00795235">
                <text:p>0.00795235</text:p>
              </table:table-cell>
              <table:table-cell office:value-type="float" office:value="0.0118482">
                <text:p>0.01184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0.00632359">
                <text:p>0.00632359</text:p>
              </table:table-cell>
              <table:table-cell office:value-type="float" office:value="0.0070381">
                <text:p>0.0070381</text:p>
              </table:table-cell>
              <table:table-cell office:value-type="float" office:value="0.0519384">
                <text:p>0.0519384</text:p>
              </table:table-cell>
              <table:table-cell office:value-type="float" office:value="0.00936282">
                <text:p>0.00936282</text:p>
              </table:table-cell>
              <table:table-cell office:value-type="float" office:value="0.00793301">
                <text:p>0.00793301</text:p>
              </table:table-cell>
              <table:table-cell office:value-type="float" office:value="0.0116792">
                <text:p>0.01167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0.00641675">
                <text:p>0.00641675</text:p>
              </table:table-cell>
              <table:table-cell office:value-type="float" office:value="0.00724851">
                <text:p>0.00724851</text:p>
              </table:table-cell>
              <table:table-cell office:value-type="float" office:value="0.0503266">
                <text:p>0.0503266</text:p>
              </table:table-cell>
              <table:table-cell office:value-type="float" office:value="0.00945085">
                <text:p>0.00945085</text:p>
              </table:table-cell>
              <table:table-cell office:value-type="float" office:value="0.00807276">
                <text:p>0.00807276</text:p>
              </table:table-cell>
              <table:table-cell office:value-type="float" office:value="0.0114795">
                <text:p>0.01147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0.00649689">
                <text:p>0.00649689</text:p>
              </table:table-cell>
              <table:table-cell office:value-type="float" office:value="0.00692559">
                <text:p>0.00692559</text:p>
              </table:table-cell>
              <table:table-cell office:value-type="float" office:value="0.0556977">
                <text:p>0.0556977</text:p>
              </table:table-cell>
              <table:table-cell office:value-type="float" office:value="0.0094165">
                <text:p>0.0094165</text:p>
              </table:table-cell>
              <table:table-cell office:value-type="float" office:value="0.00840672">
                <text:p>0.00840672</text:p>
              </table:table-cell>
              <table:table-cell office:value-type="float" office:value="0.011699">
                <text:p>0.0116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0.00645465">
                <text:p>0.00645465</text:p>
              </table:table-cell>
              <table:table-cell office:value-type="float" office:value="0.00702468">
                <text:p>0.00702468</text:p>
              </table:table-cell>
              <table:table-cell office:value-type="float" office:value="0.0498565">
                <text:p>0.0498565</text:p>
              </table:table-cell>
              <table:table-cell office:value-type="float" office:value="0.00949151">
                <text:p>0.00949151</text:p>
              </table:table-cell>
              <table:table-cell office:value-type="float" office:value="0.00800683">
                <text:p>0.00800683</text:p>
              </table:table-cell>
              <table:table-cell office:value-type="float" office:value="0.0119595">
                <text:p>0.01195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0.00631412">
                <text:p>0.00631412</text:p>
              </table:table-cell>
              <table:table-cell office:value-type="float" office:value="0.00695362">
                <text:p>0.00695362</text:p>
              </table:table-cell>
              <table:table-cell office:value-type="float" office:value="0.0519072">
                <text:p>0.0519072</text:p>
              </table:table-cell>
              <table:table-cell office:value-type="float" office:value="0.00932729">
                <text:p>0.00932729</text:p>
              </table:table-cell>
              <table:table-cell office:value-type="float" office:value="0.00803723">
                <text:p>0.00803723</text:p>
              </table:table-cell>
              <table:table-cell office:value-type="float" office:value="0.0116394">
                <text:p>0.01163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0.00686401">
                <text:p>0.00686401</text:p>
              </table:table-cell>
              <table:table-cell office:value-type="float" office:value="0.00692638">
                <text:p>0.00692638</text:p>
              </table:table-cell>
              <table:table-cell office:value-type="float" office:value="0.0505133">
                <text:p>0.0505133</text:p>
              </table:table-cell>
              <table:table-cell office:value-type="float" office:value="0.00943111">
                <text:p>0.00943111</text:p>
              </table:table-cell>
              <table:table-cell office:value-type="float" office:value="0.00818842">
                <text:p>0.00818842</text:p>
              </table:table-cell>
              <table:table-cell office:value-type="float" office:value="0.0117756">
                <text:p>0.01177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0.00707955">
                <text:p>0.00707955</text:p>
              </table:table-cell>
              <table:table-cell office:value-type="float" office:value="0.00731009">
                <text:p>0.00731009</text:p>
              </table:table-cell>
              <table:table-cell office:value-type="float" office:value="0.0555591">
                <text:p>0.0555591</text:p>
              </table:table-cell>
              <table:table-cell office:value-type="float" office:value="0.0097177">
                <text:p>0.0097177</text:p>
              </table:table-cell>
              <table:table-cell office:value-type="float" office:value="0.00809289">
                <text:p>0.00809289</text:p>
              </table:table-cell>
              <table:table-cell office:value-type="float" office:value="0.0117708">
                <text:p>0.01177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0.00648347">
                <text:p>0.00648347</text:p>
              </table:table-cell>
              <table:table-cell office:value-type="float" office:value="0.00711981">
                <text:p>0.00711981</text:p>
              </table:table-cell>
              <table:table-cell office:value-type="float" office:value="0.0501624">
                <text:p>0.0501624</text:p>
              </table:table-cell>
              <table:table-cell office:value-type="float" office:value="0.00932413">
                <text:p>0.00932413</text:p>
              </table:table-cell>
              <table:table-cell office:value-type="float" office:value="0.00798236">
                <text:p>0.00798236</text:p>
              </table:table-cell>
              <table:table-cell office:value-type="float" office:value="0.0117542">
                <text:p>0.01175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0.00644755">
                <text:p>0.00644755</text:p>
              </table:table-cell>
              <table:table-cell office:value-type="float" office:value="0.00708034">
                <text:p>0.00708034</text:p>
              </table:table-cell>
              <table:table-cell office:value-type="float" office:value="0.0500499">
                <text:p>0.0500499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804117">
                <text:p>0.00804117</text:p>
              </table:table-cell>
              <table:table-cell office:value-type="float" office:value="0.0115928">
                <text:p>0.01159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0.00652176">
                <text:p>0.00652176</text:p>
              </table:table-cell>
              <table:table-cell office:value-type="float" office:value="0.007106">
                <text:p>0.007106</text:p>
              </table:table-cell>
              <table:table-cell office:value-type="float" office:value="0.0500424">
                <text:p>0.0500424</text:p>
              </table:table-cell>
              <table:table-cell office:value-type="float" office:value="0.00976034">
                <text:p>0.00976034</text:p>
              </table:table-cell>
              <table:table-cell office:value-type="float" office:value="0.00851607">
                <text:p>0.00851607</text:p>
              </table:table-cell>
              <table:table-cell office:value-type="float" office:value="0.0116315">
                <text:p>0.01163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0.00645505">
                <text:p>0.00645505</text:p>
              </table:table-cell>
              <table:table-cell office:value-type="float" office:value="0.00735193">
                <text:p>0.00735193</text:p>
              </table:table-cell>
              <table:table-cell office:value-type="float" office:value="0.0548651">
                <text:p>0.0548651</text:p>
              </table:table-cell>
              <table:table-cell office:value-type="float" office:value="0.0094315">
                <text:p>0.0094315</text:p>
              </table:table-cell>
              <table:table-cell office:value-type="float" office:value="0.00808183">
                <text:p>0.00808183</text:p>
              </table:table-cell>
              <table:table-cell office:value-type="float" office:value="0.0119252">
                <text:p>0.01192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0.00792788">
                <text:p>0.00792788</text:p>
              </table:table-cell>
              <table:table-cell office:value-type="float" office:value="0.00732548">
                <text:p>0.00732548</text:p>
              </table:table-cell>
              <table:table-cell office:value-type="float" office:value="0.0528286">
                <text:p>0.0528286</text:p>
              </table:table-cell>
              <table:table-cell office:value-type="float" office:value="0.00931268">
                <text:p>0.00931268</text:p>
              </table:table-cell>
              <table:table-cell office:value-type="float" office:value="0.00849672">
                <text:p>0.00849672</text:p>
              </table:table-cell>
              <table:table-cell office:value-type="float" office:value="0.0115588">
                <text:p>0.01155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0.00648663">
                <text:p>0.00648663</text:p>
              </table:table-cell>
              <table:table-cell office:value-type="float" office:value="0.00709455">
                <text:p>0.00709455</text:p>
              </table:table-cell>
              <table:table-cell office:value-type="float" office:value="0.0497933">
                <text:p>0.0497933</text:p>
              </table:table-cell>
              <table:table-cell office:value-type="float" office:value="0.00974691">
                <text:p>0.00974691</text:p>
              </table:table-cell>
              <table:table-cell office:value-type="float" office:value="0.00809289">
                <text:p>0.00809289</text:p>
              </table:table-cell>
              <table:table-cell office:value-type="float" office:value="0.0114144">
                <text:p>0.0114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0.00664927">
                <text:p>0.00664927</text:p>
              </table:table-cell>
              <table:table-cell office:value-type="float" office:value="0.0070152">
                <text:p>0.0070152</text:p>
              </table:table-cell>
              <table:table-cell office:value-type="float" office:value="0.0496496">
                <text:p>0.0496496</text:p>
              </table:table-cell>
              <table:table-cell office:value-type="float" office:value="0.00946506">
                <text:p>0.00946506</text:p>
              </table:table-cell>
              <table:table-cell office:value-type="float" office:value="0.00832342">
                <text:p>0.00832342</text:p>
              </table:table-cell>
              <table:table-cell office:value-type="float" office:value="0.0118671">
                <text:p>0.01186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0.00648663">
                <text:p>0.00648663</text:p>
              </table:table-cell>
              <table:table-cell office:value-type="float" office:value="0.00708034">
                <text:p>0.00708034</text:p>
              </table:table-cell>
              <table:table-cell office:value-type="float" office:value="0.0562341">
                <text:p>0.0562341</text:p>
              </table:table-cell>
              <table:table-cell office:value-type="float" office:value="0.00953138">
                <text:p>0.00953138</text:p>
              </table:table-cell>
              <table:table-cell office:value-type="float" office:value="0.00806841">
                <text:p>0.00806841</text:p>
              </table:table-cell>
              <table:table-cell office:value-type="float" office:value="0.0119193">
                <text:p>0.01191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0.00636504">
                <text:p>0.00636504</text:p>
              </table:table-cell>
              <table:table-cell office:value-type="float" office:value="0.00692915">
                <text:p>0.00692915</text:p>
              </table:table-cell>
              <table:table-cell office:value-type="float" office:value="0.0527567">
                <text:p>0.0527567</text:p>
              </table:table-cell>
              <table:table-cell office:value-type="float" office:value="0.0096273">
                <text:p>0.0096273</text:p>
              </table:table-cell>
              <table:table-cell office:value-type="float" office:value="0.00810947">
                <text:p>0.00810947</text:p>
              </table:table-cell>
              <table:table-cell office:value-type="float" office:value="0.0118557">
                <text:p>0.01185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0.00644005">
                <text:p>0.00644005</text:p>
              </table:table-cell>
              <table:table-cell office:value-type="float" office:value="0.00703257">
                <text:p>0.00703257</text:p>
              </table:table-cell>
              <table:table-cell office:value-type="float" office:value="0.052739">
                <text:p>0.052739</text:p>
              </table:table-cell>
              <table:table-cell office:value-type="float" office:value="0.00968967">
                <text:p>0.00968967</text:p>
              </table:table-cell>
              <table:table-cell office:value-type="float" office:value="0.00798867">
                <text:p>0.00798867</text:p>
              </table:table-cell>
              <table:table-cell office:value-type="float" office:value="0.0115431">
                <text:p>0.01154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0.00631925">
                <text:p>0.00631925</text:p>
              </table:table-cell>
              <table:table-cell office:value-type="float" office:value="0.00743365">
                <text:p>0.00743365</text:p>
              </table:table-cell>
              <table:table-cell office:value-type="float" office:value="0.0515938">
                <text:p>0.0515938</text:p>
              </table:table-cell>
              <table:table-cell office:value-type="float" office:value="0.00938492">
                <text:p>0.00938492</text:p>
              </table:table-cell>
              <table:table-cell office:value-type="float" office:value="0.0081525">
                <text:p>0.0081525</text:p>
              </table:table-cell>
              <table:table-cell office:value-type="float" office:value="0.0115107">
                <text:p>0.01151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0.0063457">
                <text:p>0.0063457</text:p>
              </table:table-cell>
              <table:table-cell office:value-type="float" office:value="0.0069927">
                <text:p>0.0069927</text:p>
              </table:table-cell>
              <table:table-cell office:value-type="float" office:value="0.0528373">
                <text:p>0.0528373</text:p>
              </table:table-cell>
              <table:table-cell office:value-type="float" office:value="0.00972639">
                <text:p>0.00972639</text:p>
              </table:table-cell>
              <table:table-cell office:value-type="float" office:value="0.00801867">
                <text:p>0.00801867</text:p>
              </table:table-cell>
              <table:table-cell office:value-type="float" office:value="0.0119098">
                <text:p>0.01190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0.00652097">
                <text:p>0.00652097</text:p>
              </table:table-cell>
              <table:table-cell office:value-type="float" office:value="0.00752681">
                <text:p>0.00752681</text:p>
              </table:table-cell>
              <table:table-cell office:value-type="float" office:value="0.0515843">
                <text:p>0.0515843</text:p>
              </table:table-cell>
              <table:table-cell office:value-type="float" office:value="0.00970152">
                <text:p>0.00970152</text:p>
              </table:table-cell>
              <table:table-cell office:value-type="float" office:value="0.00794604">
                <text:p>0.00794604</text:p>
              </table:table-cell>
              <table:table-cell office:value-type="float" office:value="0.0113958">
                <text:p>0.01139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0.00641439">
                <text:p>0.00641439</text:p>
              </table:table-cell>
              <table:table-cell office:value-type="float" office:value="0.00698836">
                <text:p>0.00698836</text:p>
              </table:table-cell>
              <table:table-cell office:value-type="float" office:value="0.0511805">
                <text:p>0.0511805</text:p>
              </table:table-cell>
              <table:table-cell office:value-type="float" office:value="0.00947137">
                <text:p>0.00947137</text:p>
              </table:table-cell>
              <table:table-cell office:value-type="float" office:value="0.00819237">
                <text:p>0.00819237</text:p>
              </table:table-cell>
              <table:table-cell office:value-type="float" office:value="0.0114688">
                <text:p>0.01146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0.00660742">
                <text:p>0.00660742</text:p>
              </table:table-cell>
              <table:table-cell office:value-type="float" office:value="0.00777985">
                <text:p>0.00777985</text:p>
              </table:table-cell>
              <table:table-cell office:value-type="float" office:value="0.051235">
                <text:p>0.051235</text:p>
              </table:table-cell>
              <table:table-cell office:value-type="float" office:value="0.00968336">
                <text:p>0.00968336</text:p>
              </table:table-cell>
              <table:table-cell office:value-type="float" office:value="0.00835066">
                <text:p>0.00835066</text:p>
              </table:table-cell>
              <table:table-cell office:value-type="float" office:value="0.0118727">
                <text:p>0.01187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0.00647676">
                <text:p>0.00647676</text:p>
              </table:table-cell>
              <table:table-cell office:value-type="float" office:value="0.00710521">
                <text:p>0.00710521</text:p>
              </table:table-cell>
              <table:table-cell office:value-type="float" office:value="0.0558449">
                <text:p>0.0558449</text:p>
              </table:table-cell>
              <table:table-cell office:value-type="float" office:value="0.009364">
                <text:p>0.009364</text:p>
              </table:table-cell>
              <table:table-cell office:value-type="float" office:value="0.00805539">
                <text:p>0.00805539</text:p>
              </table:table-cell>
              <table:table-cell office:value-type="float" office:value="0.0118139">
                <text:p>0.01181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0.00632438">
                <text:p>0.00632438</text:p>
              </table:table-cell>
              <table:table-cell office:value-type="float" office:value="0.00691849">
                <text:p>0.00691849</text:p>
              </table:table-cell>
              <table:table-cell office:value-type="float" office:value="0.050556">
                <text:p>0.050556</text:p>
              </table:table-cell>
              <table:table-cell office:value-type="float" office:value="0.00981205">
                <text:p>0.00981205</text:p>
              </table:table-cell>
              <table:table-cell office:value-type="float" office:value="0.00815052">
                <text:p>0.00815052</text:p>
              </table:table-cell>
              <table:table-cell office:value-type="float" office:value="0.0118194">
                <text:p>0.01181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0.00640925">
                <text:p>0.00640925</text:p>
              </table:table-cell>
              <table:table-cell office:value-type="float" office:value="0.00692559">
                <text:p>0.00692559</text:p>
              </table:table-cell>
              <table:table-cell office:value-type="float" office:value="0.0507537">
                <text:p>0.0507537</text:p>
              </table:table-cell>
              <table:table-cell office:value-type="float" office:value="0.00948953">
                <text:p>0.00948953</text:p>
              </table:table-cell>
              <table:table-cell office:value-type="float" office:value="0.00850462">
                <text:p>0.00850462</text:p>
              </table:table-cell>
              <table:table-cell office:value-type="float" office:value="0.0120404">
                <text:p>0.01204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0.00694415">
                <text:p>0.00694415</text:p>
              </table:table-cell>
              <table:table-cell office:value-type="float" office:value="0.00705073">
                <text:p>0.00705073</text:p>
              </table:table-cell>
              <table:table-cell office:value-type="float" office:value="0.0501904">
                <text:p>0.0501904</text:p>
              </table:table-cell>
              <table:table-cell office:value-type="float" office:value="0.00956809">
                <text:p>0.00956809</text:p>
              </table:table-cell>
              <table:table-cell office:value-type="float" office:value="0.00820223">
                <text:p>0.00820223</text:p>
              </table:table-cell>
              <table:table-cell office:value-type="float" office:value="0.011412">
                <text:p>0.0114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0.00643294">
                <text:p>0.00643294</text:p>
              </table:table-cell>
              <table:table-cell office:value-type="float" office:value="0.00707363">
                <text:p>0.00707363</text:p>
              </table:table-cell>
              <table:table-cell office:value-type="float" office:value="0.0550815">
                <text:p>0.0550815</text:p>
              </table:table-cell>
              <table:table-cell office:value-type="float" office:value="0.00964428">
                <text:p>0.00964428</text:p>
              </table:table-cell>
              <table:table-cell office:value-type="float" office:value="0.00839685">
                <text:p>0.00839685</text:p>
              </table:table-cell>
              <table:table-cell office:value-type="float" office:value="0.0119046">
                <text:p>0.0119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0.00692441">
                <text:p>0.00692441</text:p>
              </table:table-cell>
              <table:table-cell office:value-type="float" office:value="0.00703928">
                <text:p>0.00703928</text:p>
              </table:table-cell>
              <table:table-cell office:value-type="float" office:value="0.0510368">
                <text:p>0.0510368</text:p>
              </table:table-cell>
              <table:table-cell office:value-type="float" office:value="0.0095823">
                <text:p>0.0095823</text:p>
              </table:table-cell>
              <table:table-cell office:value-type="float" office:value="0.00820145">
                <text:p>0.00820145</text:p>
              </table:table-cell>
              <table:table-cell office:value-type="float" office:value="0.0119939">
                <text:p>0.01199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0.00633859">
                <text:p>0.00633859</text:p>
              </table:table-cell>
              <table:table-cell office:value-type="float" office:value="0.00701165">
                <text:p>0.00701165</text:p>
              </table:table-cell>
              <table:table-cell office:value-type="float" office:value="0.0503258">
                <text:p>0.0503258</text:p>
              </table:table-cell>
              <table:table-cell office:value-type="float" office:value="0.0102159">
                <text:p>0.0102159</text:p>
              </table:table-cell>
              <table:table-cell office:value-type="float" office:value="0.00810236">
                <text:p>0.00810236</text:p>
              </table:table-cell>
              <table:table-cell office:value-type="float" office:value="0.0115431">
                <text:p>0.01154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0.00640491">
                <text:p>0.00640491</text:p>
              </table:table-cell>
              <table:table-cell office:value-type="float" office:value="0.00715771">
                <text:p>0.00715771</text:p>
              </table:table-cell>
              <table:table-cell office:value-type="float" office:value="0.0510996">
                <text:p>0.0510996</text:p>
              </table:table-cell>
              <table:table-cell office:value-type="float" office:value="0.00942716">
                <text:p>0.00942716</text:p>
              </table:table-cell>
              <table:table-cell office:value-type="float" office:value="0.00799025">
                <text:p>0.00799025</text:p>
              </table:table-cell>
              <table:table-cell office:value-type="float" office:value="0.0115707">
                <text:p>0.01157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0.00646452">
                <text:p>0.00646452</text:p>
              </table:table-cell>
              <table:table-cell office:value-type="float" office:value="0.00693191">
                <text:p>0.00693191</text:p>
              </table:table-cell>
              <table:table-cell office:value-type="float" office:value="0.0559373">
                <text:p>0.0559373</text:p>
              </table:table-cell>
              <table:table-cell office:value-type="float" office:value="0.0101863">
                <text:p>0.0101863</text:p>
              </table:table-cell>
              <table:table-cell office:value-type="float" office:value="0.00830013">
                <text:p>0.00830013</text:p>
              </table:table-cell>
              <table:table-cell office:value-type="float" office:value="0.0114144">
                <text:p>0.01141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0.00657821">
                <text:p>0.00657821</text:p>
              </table:table-cell>
              <table:table-cell office:value-type="float" office:value="0.00700573">
                <text:p>0.00700573</text:p>
              </table:table-cell>
              <table:table-cell office:value-type="float" office:value="0.0511671">
                <text:p>0.0511671</text:p>
              </table:table-cell>
              <table:table-cell office:value-type="float" office:value="0.00954677">
                <text:p>0.00954677</text:p>
              </table:table-cell>
              <table:table-cell office:value-type="float" office:value="0.00807315">
                <text:p>0.00807315</text:p>
              </table:table-cell>
              <table:table-cell office:value-type="float" office:value="0.0114795">
                <text:p>0.01147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0.00644241">
                <text:p>0.00644241</text:p>
              </table:table-cell>
              <table:table-cell office:value-type="float" office:value="0.00719048">
                <text:p>0.00719048</text:p>
              </table:table-cell>
              <table:table-cell office:value-type="float" office:value="0.0517679">
                <text:p>0.0517679</text:p>
              </table:table-cell>
              <table:table-cell office:value-type="float" office:value="0.00938374">
                <text:p>0.00938374</text:p>
              </table:table-cell>
              <table:table-cell office:value-type="float" office:value="0.00835579">
                <text:p>0.00835579</text:p>
              </table:table-cell>
              <table:table-cell office:value-type="float" office:value="0.0114309">
                <text:p>0.01143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0.00680322">
                <text:p>0.00680322</text:p>
              </table:table-cell>
              <table:table-cell office:value-type="float" office:value="0.00711113">
                <text:p>0.00711113</text:p>
              </table:table-cell>
              <table:table-cell office:value-type="float" office:value="0.0492734">
                <text:p>0.0492734</text:p>
              </table:table-cell>
              <table:table-cell office:value-type="float" office:value="0.00953572">
                <text:p>0.00953572</text:p>
              </table:table-cell>
              <table:table-cell office:value-type="float" office:value="0.00811105">
                <text:p>0.00811105</text:p>
              </table:table-cell>
              <table:table-cell office:value-type="float" office:value="0.0121818">
                <text:p>0.01218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0.00634096">
                <text:p>0.00634096</text:p>
              </table:table-cell>
              <table:table-cell office:value-type="float" office:value="0.00710087">
                <text:p>0.00710087</text:p>
              </table:table-cell>
              <table:table-cell office:value-type="float" office:value="0.0570181">
                <text:p>0.0570181</text:p>
              </table:table-cell>
              <table:table-cell office:value-type="float" office:value="0.00952427">
                <text:p>0.00952427</text:p>
              </table:table-cell>
              <table:table-cell office:value-type="float" office:value="0.00799894">
                <text:p>0.00799894</text:p>
              </table:table-cell>
              <table:table-cell office:value-type="float" office:value="0.0120795">
                <text:p>0.01207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0.00645189">
                <text:p>0.00645189</text:p>
              </table:table-cell>
              <table:table-cell office:value-type="float" office:value="0.00694691">
                <text:p>0.00694691</text:p>
              </table:table-cell>
              <table:table-cell office:value-type="float" office:value="0.0495051">
                <text:p>0.0495051</text:p>
              </table:table-cell>
              <table:table-cell office:value-type="float" office:value="0.00947966">
                <text:p>0.00947966</text:p>
              </table:table-cell>
              <table:table-cell office:value-type="float" office:value="0.00816868">
                <text:p>0.00816868</text:p>
              </table:table-cell>
              <table:table-cell office:value-type="float" office:value="0.0118746">
                <text:p>0.01187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0.00643176">
                <text:p>0.00643176</text:p>
              </table:table-cell>
              <table:table-cell office:value-type="float" office:value="0.00751418">
                <text:p>0.00751418</text:p>
              </table:table-cell>
              <table:table-cell office:value-type="float" office:value="0.0506898">
                <text:p>0.0506898</text:p>
              </table:table-cell>
              <table:table-cell office:value-type="float" office:value="0.00931624">
                <text:p>0.00931624</text:p>
              </table:table-cell>
              <table:table-cell office:value-type="float" office:value="0.00855396">
                <text:p>0.00855396</text:p>
              </table:table-cell>
              <table:table-cell office:value-type="float" office:value="0.0117337">
                <text:p>0.01173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0.00633465">
                <text:p>0.00633465</text:p>
              </table:table-cell>
              <table:table-cell office:value-type="float" office:value="0.00719719">
                <text:p>0.00719719</text:p>
              </table:table-cell>
              <table:table-cell office:value-type="float" office:value="0.0510182">
                <text:p>0.0510182</text:p>
              </table:table-cell>
              <table:table-cell office:value-type="float" office:value="0.00948045">
                <text:p>0.00948045</text:p>
              </table:table-cell>
              <table:table-cell office:value-type="float" office:value="0.00809605">
                <text:p>0.00809605</text:p>
              </table:table-cell>
              <table:table-cell office:value-type="float" office:value="0.0114155">
                <text:p>0.01141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0.00631412">
                <text:p>0.00631412</text:p>
              </table:table-cell>
              <table:table-cell office:value-type="float" office:value="0.00698915">
                <text:p>0.00698915</text:p>
              </table:table-cell>
              <table:table-cell office:value-type="float" office:value="0.0562484">
                <text:p>0.0562484</text:p>
              </table:table-cell>
              <table:table-cell office:value-type="float" office:value="0.00953848">
                <text:p>0.00953848</text:p>
              </table:table-cell>
              <table:table-cell office:value-type="float" office:value="0.0089578">
                <text:p>0.0089578</text:p>
              </table:table-cell>
              <table:table-cell office:value-type="float" office:value="0.0116737">
                <text:p>0.01167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0.00689757">
                <text:p>0.00689757</text:p>
              </table:table-cell>
              <table:table-cell office:value-type="float" office:value="0.00713639">
                <text:p>0.00713639</text:p>
              </table:table-cell>
              <table:table-cell office:value-type="float" office:value="0.0516605">
                <text:p>0.0516605</text:p>
              </table:table-cell>
              <table:table-cell office:value-type="float" office:value="0.00955151">
                <text:p>0.00955151</text:p>
              </table:table-cell>
              <table:table-cell office:value-type="float" office:value="0.00796341">
                <text:p>0.00796341</text:p>
              </table:table-cell>
              <table:table-cell office:value-type="float" office:value="0.0115825">
                <text:p>0.01158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0.00634688">
                <text:p>0.00634688</text:p>
              </table:table-cell>
              <table:table-cell office:value-type="float" office:value="0.00776682">
                <text:p>0.00776682</text:p>
              </table:table-cell>
              <table:table-cell office:value-type="float" office:value="0.0506511">
                <text:p>0.0506511</text:p>
              </table:table-cell>
              <table:table-cell office:value-type="float" office:value="0.0103612">
                <text:p>0.0103612</text:p>
              </table:table-cell>
              <table:table-cell office:value-type="float" office:value="0.00891635">
                <text:p>0.00891635</text:p>
              </table:table-cell>
              <table:table-cell office:value-type="float" office:value="0.0116228">
                <text:p>0.01162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0.00702507">
                <text:p>0.00702507</text:p>
              </table:table-cell>
              <table:table-cell office:value-type="float" office:value="0.00730298">
                <text:p>0.00730298</text:p>
              </table:table-cell>
              <table:table-cell office:value-type="float" office:value="0.0509472">
                <text:p>0.0509472</text:p>
              </table:table-cell>
              <table:table-cell office:value-type="float" office:value="0.00966678">
                <text:p>0.00966678</text:p>
              </table:table-cell>
              <table:table-cell office:value-type="float" office:value="0.00797012">
                <text:p>0.00797012</text:p>
              </table:table-cell>
              <table:table-cell office:value-type="float" office:value="0.0113855">
                <text:p>0.01138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0.00658097">
                <text:p>0.00658097</text:p>
              </table:table-cell>
              <table:table-cell office:value-type="float" office:value="0.00710876">
                <text:p>0.00710876</text:p>
              </table:table-cell>
              <table:table-cell office:value-type="float" office:value="0.054453">
                <text:p>0.054453</text:p>
              </table:table-cell>
              <table:table-cell office:value-type="float" office:value="0.0097931">
                <text:p>0.0097931</text:p>
              </table:table-cell>
              <table:table-cell office:value-type="float" office:value="0.0080167">
                <text:p>0.0080167</text:p>
              </table:table-cell>
              <table:table-cell office:value-type="float" office:value="0.0120097">
                <text:p>0.01200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0.0068802">
                <text:p>0.0068802</text:p>
              </table:table-cell>
              <table:table-cell office:value-type="float" office:value="0.00705784">
                <text:p>0.00705784</text:p>
              </table:table-cell>
              <table:table-cell office:value-type="float" office:value="0.0501588">
                <text:p>0.0501588</text:p>
              </table:table-cell>
              <table:table-cell office:value-type="float" office:value="0.00941453">
                <text:p>0.00941453</text:p>
              </table:table-cell>
              <table:table-cell office:value-type="float" office:value="0.00883266">
                <text:p>0.00883266</text:p>
              </table:table-cell>
              <table:table-cell office:value-type="float" office:value="0.0113899">
                <text:p>0.01138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0.00636149">
                <text:p>0.00636149</text:p>
              </table:table-cell>
              <table:table-cell office:value-type="float" office:value="0.0070756">
                <text:p>0.0070756</text:p>
              </table:table-cell>
              <table:table-cell office:value-type="float" office:value="0.0504565">
                <text:p>0.0504565</text:p>
              </table:table-cell>
              <table:table-cell office:value-type="float" office:value="0.00937269">
                <text:p>0.00937269</text:p>
              </table:table-cell>
              <table:table-cell office:value-type="float" office:value="0.00801078">
                <text:p>0.00801078</text:p>
              </table:table-cell>
              <table:table-cell office:value-type="float" office:value="0.0114353">
                <text:p>0.0114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0.0064661">
                <text:p>0.0064661</text:p>
              </table:table-cell>
              <table:table-cell office:value-type="float" office:value="0.00695599">
                <text:p>0.00695599</text:p>
              </table:table-cell>
              <table:table-cell office:value-type="float" office:value="0.0527058">
                <text:p>0.0527058</text:p>
              </table:table-cell>
              <table:table-cell office:value-type="float" office:value="0.00949901">
                <text:p>0.00949901</text:p>
              </table:table-cell>
              <table:table-cell office:value-type="float" office:value="0.00822158">
                <text:p>0.00822158</text:p>
              </table:table-cell>
              <table:table-cell office:value-type="float" office:value="0.0119418">
                <text:p>0.01194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0.00632122">
                <text:p>0.00632122</text:p>
              </table:table-cell>
              <table:table-cell office:value-type="float" office:value="0.00693744">
                <text:p>0.00693744</text:p>
              </table:table-cell>
              <table:table-cell office:value-type="float" office:value="0.0555848">
                <text:p>0.0555848</text:p>
              </table:table-cell>
              <table:table-cell office:value-type="float" office:value="0.00965652">
                <text:p>0.00965652</text:p>
              </table:table-cell>
              <table:table-cell office:value-type="float" office:value="0.00798354">
                <text:p>0.00798354</text:p>
              </table:table-cell>
              <table:table-cell office:value-type="float" office:value="0.0119548">
                <text:p>0.0119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0.00651663">
                <text:p>0.00651663</text:p>
              </table:table-cell>
              <table:table-cell office:value-type="float" office:value="0.00717469">
                <text:p>0.00717469</text:p>
              </table:table-cell>
              <table:table-cell office:value-type="float" office:value="0.0513719">
                <text:p>0.0513719</text:p>
              </table:table-cell>
              <table:table-cell office:value-type="float" office:value="0.00946151">
                <text:p>0.00946151</text:p>
              </table:table-cell>
              <table:table-cell office:value-type="float" office:value="0.00813236">
                <text:p>0.00813236</text:p>
              </table:table-cell>
              <table:table-cell office:value-type="float" office:value="0.0118498">
                <text:p>0.01184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0.00642978">
                <text:p>0.00642978</text:p>
              </table:table-cell>
              <table:table-cell office:value-type="float" office:value="0.00710679">
                <text:p>0.00710679</text:p>
              </table:table-cell>
              <table:table-cell office:value-type="float" office:value="0.0527871">
                <text:p>0.0527871</text:p>
              </table:table-cell>
              <table:table-cell office:value-type="float" office:value="0.00973112">
                <text:p>0.00973112</text:p>
              </table:table-cell>
              <table:table-cell office:value-type="float" office:value="0.00806091">
                <text:p>0.00806091</text:p>
              </table:table-cell>
              <table:table-cell office:value-type="float" office:value="0.0115308">
                <text:p>0.01153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0.00635794">
                <text:p>0.00635794</text:p>
              </table:table-cell>
              <table:table-cell office:value-type="float" office:value="0.00706218">
                <text:p>0.00706218</text:p>
              </table:table-cell>
              <table:table-cell office:value-type="float" office:value="0.0512128">
                <text:p>0.0512128</text:p>
              </table:table-cell>
              <table:table-cell office:value-type="float" office:value="0.00942045">
                <text:p>0.00942045</text:p>
              </table:table-cell>
              <table:table-cell office:value-type="float" office:value="0.00829342">
                <text:p>0.00829342</text:p>
              </table:table-cell>
              <table:table-cell office:value-type="float" office:value="0.0115892">
                <text:p>0.01158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0.00644557">
                <text:p>0.00644557</text:p>
              </table:table-cell>
              <table:table-cell office:value-type="float" office:value="0.00700139">
                <text:p>0.00700139</text:p>
              </table:table-cell>
              <table:table-cell office:value-type="float" office:value="0.0531622">
                <text:p>0.0531622</text:p>
              </table:table-cell>
              <table:table-cell office:value-type="float" office:value="0.00943822">
                <text:p>0.00943822</text:p>
              </table:table-cell>
              <table:table-cell office:value-type="float" office:value="0.0080242">
                <text:p>0.0080242</text:p>
              </table:table-cell>
              <table:table-cell office:value-type="float" office:value="0.0115146">
                <text:p>0.01151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0.00637373">
                <text:p>0.00637373</text:p>
              </table:table-cell>
              <table:table-cell office:value-type="float" office:value="0.00690902">
                <text:p>0.00690902</text:p>
              </table:table-cell>
              <table:table-cell office:value-type="float" office:value="0.0519858">
                <text:p>0.0519858</text:p>
              </table:table-cell>
              <table:table-cell office:value-type="float" office:value="0.0101381">
                <text:p>0.0101381</text:p>
              </table:table-cell>
              <table:table-cell office:value-type="float" office:value="0.00871976">
                <text:p>0.00871976</text:p>
              </table:table-cell>
              <table:table-cell office:value-type="float" office:value="0.0118968">
                <text:p>0.01189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0.00637767">
                <text:p>0.00637767</text:p>
              </table:table-cell>
              <table:table-cell office:value-type="float" office:value="0.00731996">
                <text:p>0.00731996</text:p>
              </table:table-cell>
              <table:table-cell office:value-type="float" office:value="0.0513309">
                <text:p>0.0513309</text:p>
              </table:table-cell>
              <table:table-cell office:value-type="float" office:value="0.00938729">
                <text:p>0.00938729</text:p>
              </table:table-cell>
              <table:table-cell office:value-type="float" office:value="0.00802973">
                <text:p>0.00802973</text:p>
              </table:table-cell>
              <table:table-cell office:value-type="float" office:value="0.0118952">
                <text:p>0.01189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0.00643018">
                <text:p>0.00643018</text:p>
              </table:table-cell>
              <table:table-cell office:value-type="float" office:value="0.0074597">
                <text:p>0.0074597</text:p>
              </table:table-cell>
              <table:table-cell office:value-type="float" office:value="0.0508066">
                <text:p>0.0508066</text:p>
              </table:table-cell>
              <table:table-cell office:value-type="float" office:value="0.00982429">
                <text:p>0.00982429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117258">
                <text:p>0.01172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0.00632517">
                <text:p>0.00632517</text:p>
              </table:table-cell>
              <table:table-cell office:value-type="float" office:value="0.00725008">
                <text:p>0.00725008</text:p>
              </table:table-cell>
              <table:table-cell office:value-type="float" office:value="0.0524844">
                <text:p>0.0524844</text:p>
              </table:table-cell>
              <table:table-cell office:value-type="float" office:value="0.00957401">
                <text:p>0.00957401</text:p>
              </table:table-cell>
              <table:table-cell office:value-type="float" office:value="0.00807907">
                <text:p>0.00807907</text:p>
              </table:table-cell>
              <table:table-cell office:value-type="float" office:value="0.0123187">
                <text:p>0.012318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0.00643215">
                <text:p>0.00643215</text:p>
              </table:table-cell>
              <table:table-cell office:value-type="float" office:value="0.00695007">
                <text:p>0.00695007</text:p>
              </table:table-cell>
              <table:table-cell office:value-type="float" office:value="0.0512456">
                <text:p>0.0512456</text:p>
              </table:table-cell>
              <table:table-cell office:value-type="float" office:value="0.00952625">
                <text:p>0.00952625</text:p>
              </table:table-cell>
              <table:table-cell office:value-type="float" office:value="0.0080242">
                <text:p>0.0080242</text:p>
              </table:table-cell>
              <table:table-cell office:value-type="float" office:value="0.0120531">
                <text:p>0.0120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0.00631925">
                <text:p>0.00631925</text:p>
              </table:table-cell>
              <table:table-cell office:value-type="float" office:value="0.00758681">
                <text:p>0.00758681</text:p>
              </table:table-cell>
              <table:table-cell office:value-type="float" office:value="0.0514935">
                <text:p>0.0514935</text:p>
              </table:table-cell>
              <table:table-cell office:value-type="float" office:value="0.00943624">
                <text:p>0.00943624</text:p>
              </table:table-cell>
              <table:table-cell office:value-type="float" office:value="0.00796064">
                <text:p>0.00796064</text:p>
              </table:table-cell>
              <table:table-cell office:value-type="float" office:value="0.0116275">
                <text:p>0.01162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0.00666348">
                <text:p>0.00666348</text:p>
              </table:table-cell>
              <table:table-cell office:value-type="float" office:value="0.00710442">
                <text:p>0.00710442</text:p>
              </table:table-cell>
              <table:table-cell office:value-type="float" office:value="0.051606">
                <text:p>0.051606</text:p>
              </table:table-cell>
              <table:table-cell office:value-type="float" office:value="0.00944137">
                <text:p>0.00944137</text:p>
              </table:table-cell>
              <table:table-cell office:value-type="float" office:value="0.00822474">
                <text:p>0.00822474</text:p>
              </table:table-cell>
              <table:table-cell office:value-type="float" office:value="0.0119508">
                <text:p>0.01195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0.00661532">
                <text:p>0.00661532</text:p>
              </table:table-cell>
              <table:table-cell office:value-type="float" office:value="0.00698599">
                <text:p>0.00698599</text:p>
              </table:table-cell>
              <table:table-cell office:value-type="float" office:value="0.0552725">
                <text:p>0.0552725</text:p>
              </table:table-cell>
              <table:table-cell office:value-type="float" office:value="0.0096652">
                <text:p>0.0096652</text:p>
              </table:table-cell>
              <table:table-cell office:value-type="float" office:value="0.00801078">
                <text:p>0.00801078</text:p>
              </table:table-cell>
              <table:table-cell office:value-type="float" office:value="0.0116911">
                <text:p>0.01169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0.00634096">
                <text:p>0.00634096</text:p>
              </table:table-cell>
              <table:table-cell office:value-type="float" office:value="0.0071135">
                <text:p>0.0071135</text:p>
              </table:table-cell>
              <table:table-cell office:value-type="float" office:value="0.0505954">
                <text:p>0.0505954</text:p>
              </table:table-cell>
              <table:table-cell office:value-type="float" office:value="0.00985034">
                <text:p>0.00985034</text:p>
              </table:table-cell>
              <table:table-cell office:value-type="float" office:value="0.00833803">
                <text:p>0.00833803</text:p>
              </table:table-cell>
              <table:table-cell office:value-type="float" office:value="0.0115537">
                <text:p>0.01155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0.00650952">
                <text:p>0.00650952</text:p>
              </table:table-cell>
              <table:table-cell office:value-type="float" office:value="0.00694573">
                <text:p>0.00694573</text:p>
              </table:table-cell>
              <table:table-cell office:value-type="float" office:value="0.0517331">
                <text:p>0.0517331</text:p>
              </table:table-cell>
              <table:table-cell office:value-type="float" office:value="0.00943782">
                <text:p>0.00943782</text:p>
              </table:table-cell>
              <table:table-cell office:value-type="float" office:value="0.00821526">
                <text:p>0.00821526</text:p>
              </table:table-cell>
              <table:table-cell office:value-type="float" office:value="0.0114609">
                <text:p>0.01146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0.00658176">
                <text:p>0.00658176</text:p>
              </table:table-cell>
              <table:table-cell office:value-type="float" office:value="0.00762747">
                <text:p>0.00762747</text:p>
              </table:table-cell>
              <table:table-cell office:value-type="float" office:value="0.0526904">
                <text:p>0.0526904</text:p>
              </table:table-cell>
              <table:table-cell office:value-type="float" office:value="0.0103868">
                <text:p>0.0103868</text:p>
              </table:table-cell>
              <table:table-cell office:value-type="float" office:value="0.00854528">
                <text:p>0.00854528</text:p>
              </table:table-cell>
              <table:table-cell office:value-type="float" office:value="0.0118304">
                <text:p>0.01183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0.00636583">
                <text:p>0.00636583</text:p>
              </table:table-cell>
              <table:table-cell office:value-type="float" office:value="0.00694612">
                <text:p>0.00694612</text:p>
              </table:table-cell>
              <table:table-cell office:value-type="float" office:value="0.0524086">
                <text:p>0.0524086</text:p>
              </table:table-cell>
              <table:table-cell office:value-type="float" office:value="0.00948598">
                <text:p>0.00948598</text:p>
              </table:table-cell>
              <table:table-cell office:value-type="float" office:value="0.00851686">
                <text:p>0.00851686</text:p>
              </table:table-cell>
              <table:table-cell office:value-type="float" office:value="0.0120945">
                <text:p>0.01209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0.00685217">
                <text:p>0.00685217</text:p>
              </table:table-cell>
              <table:table-cell office:value-type="float" office:value="0.00706218">
                <text:p>0.00706218</text:p>
              </table:table-cell>
              <table:table-cell office:value-type="float" office:value="0.0505647">
                <text:p>0.0505647</text:p>
              </table:table-cell>
              <table:table-cell office:value-type="float" office:value="0.00947374">
                <text:p>0.00947374</text:p>
              </table:table-cell>
              <table:table-cell office:value-type="float" office:value="0.00818052">
                <text:p>0.00818052</text:p>
              </table:table-cell>
              <table:table-cell office:value-type="float" office:value="0.0117748">
                <text:p>0.01177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0.00632004">
                <text:p>0.00632004</text:p>
              </table:table-cell>
              <table:table-cell office:value-type="float" office:value="0.00700573">
                <text:p>0.00700573</text:p>
              </table:table-cell>
              <table:table-cell office:value-type="float" office:value="0.0511497">
                <text:p>0.0511497</text:p>
              </table:table-cell>
              <table:table-cell office:value-type="float" office:value="0.00934111">
                <text:p>0.00934111</text:p>
              </table:table-cell>
              <table:table-cell office:value-type="float" office:value="0.00803841">
                <text:p>0.00803841</text:p>
              </table:table-cell>
              <table:table-cell office:value-type="float" office:value="0.0113812">
                <text:p>0.01138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0.00657387">
                <text:p>0.00657387</text:p>
              </table:table-cell>
              <table:table-cell office:value-type="float" office:value="0.00702468">
                <text:p>0.00702468</text:p>
              </table:table-cell>
              <table:table-cell office:value-type="float" office:value="0.050777">
                <text:p>0.050777</text:p>
              </table:table-cell>
              <table:table-cell office:value-type="float" office:value="0.00966046">
                <text:p>0.00966046</text:p>
              </table:table-cell>
              <table:table-cell office:value-type="float" office:value="0.00850067">
                <text:p>0.00850067</text:p>
              </table:table-cell>
              <table:table-cell office:value-type="float" office:value="0.0116019">
                <text:p>0.01160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0.00651465">
                <text:p>0.00651465</text:p>
              </table:table-cell>
              <table:table-cell office:value-type="float" office:value="0.0069327">
                <text:p>0.0069327</text:p>
              </table:table-cell>
              <table:table-cell office:value-type="float" office:value="0.0567536">
                <text:p>0.0567536</text:p>
              </table:table-cell>
              <table:table-cell office:value-type="float" office:value="0.00955783">
                <text:p>0.00955783</text:p>
              </table:table-cell>
              <table:table-cell office:value-type="float" office:value="0.00813315">
                <text:p>0.00813315</text:p>
              </table:table-cell>
              <table:table-cell office:value-type="float" office:value="0.01201">
                <text:p>0.012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0.00700297">
                <text:p>0.00700297</text:p>
              </table:table-cell>
              <table:table-cell office:value-type="float" office:value="0.0069627">
                <text:p>0.0069627</text:p>
              </table:table-cell>
              <table:table-cell office:value-type="float" office:value="0.0507036">
                <text:p>0.0507036</text:p>
              </table:table-cell>
              <table:table-cell office:value-type="float" office:value="0.00986534">
                <text:p>0.00986534</text:p>
              </table:table-cell>
              <table:table-cell office:value-type="float" office:value="0.00795235">
                <text:p>0.00795235</text:p>
              </table:table-cell>
              <table:table-cell office:value-type="float" office:value="0.011654">
                <text:p>0.0116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0.00632754">
                <text:p>0.00632754</text:p>
              </table:table-cell>
              <table:table-cell office:value-type="float" office:value="0.00734719">
                <text:p>0.00734719</text:p>
              </table:table-cell>
              <table:table-cell office:value-type="float" office:value="0.0505899">
                <text:p>0.0505899</text:p>
              </table:table-cell>
              <table:table-cell office:value-type="float" office:value="0.00943269">
                <text:p>0.00943269</text:p>
              </table:table-cell>
              <table:table-cell office:value-type="float" office:value="0.00833053">
                <text:p>0.00833053</text:p>
              </table:table-cell>
              <table:table-cell office:value-type="float" office:value="0.0115478">
                <text:p>0.01154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0.00649334">
                <text:p>0.00649334</text:p>
              </table:table-cell>
              <table:table-cell office:value-type="float" office:value="0.00715021">
                <text:p>0.00715021</text:p>
              </table:table-cell>
              <table:table-cell office:value-type="float" office:value="0.0502816">
                <text:p>0.0502816</text:p>
              </table:table-cell>
              <table:table-cell office:value-type="float" office:value="0.00941335">
                <text:p>0.00941335</text:p>
              </table:table-cell>
              <table:table-cell office:value-type="float" office:value="0.00807118">
                <text:p>0.00807118</text:p>
              </table:table-cell>
              <table:table-cell office:value-type="float" office:value="0.0121032">
                <text:p>0.01210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0.00644912">
                <text:p>0.00644912</text:p>
              </table:table-cell>
              <table:table-cell office:value-type="float" office:value="0.00697612">
                <text:p>0.00697612</text:p>
              </table:table-cell>
              <table:table-cell office:value-type="float" office:value="0.0603558">
                <text:p>0.0603558</text:p>
              </table:table-cell>
              <table:table-cell office:value-type="float" office:value="0.00991745">
                <text:p>0.00991745</text:p>
              </table:table-cell>
              <table:table-cell office:value-type="float" office:value="0.00813197">
                <text:p>0.00813197</text:p>
              </table:table-cell>
              <table:table-cell office:value-type="float" office:value="0.011665">
                <text:p>0.0116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0.00652334">
                <text:p>0.00652334</text:p>
              </table:table-cell>
              <table:table-cell office:value-type="float" office:value="0.00704994">
                <text:p>0.00704994</text:p>
              </table:table-cell>
              <table:table-cell office:value-type="float" office:value="0.0506128">
                <text:p>0.0506128</text:p>
              </table:table-cell>
              <table:table-cell office:value-type="float" office:value="0.00943427">
                <text:p>0.00943427</text:p>
              </table:table-cell>
              <table:table-cell office:value-type="float" office:value="0.00833369">
                <text:p>0.00833369</text:p>
              </table:table-cell>
              <table:table-cell office:value-type="float" office:value="0.0114128">
                <text:p>0.01141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0.00634412">
                <text:p>0.00634412</text:p>
              </table:table-cell>
              <table:table-cell office:value-type="float" office:value="0.00720824">
                <text:p>0.00720824</text:p>
              </table:table-cell>
              <table:table-cell office:value-type="float" office:value="0.051214">
                <text:p>0.051214</text:p>
              </table:table-cell>
              <table:table-cell office:value-type="float" office:value="0.0093565">
                <text:p>0.0093565</text:p>
              </table:table-cell>
              <table:table-cell office:value-type="float" office:value="0.00829263">
                <text:p>0.00829263</text:p>
              </table:table-cell>
              <table:table-cell office:value-type="float" office:value="0.0118146">
                <text:p>0.01181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0.00639031">
                <text:p>0.00639031</text:p>
              </table:table-cell>
              <table:table-cell office:value-type="float" office:value="0.00714192">
                <text:p>0.00714192</text:p>
              </table:table-cell>
              <table:table-cell office:value-type="float" office:value="0.0499848">
                <text:p>0.0499848</text:p>
              </table:table-cell>
              <table:table-cell office:value-type="float" office:value="0.00948993">
                <text:p>0.00948993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16879">
                <text:p>0.01168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0.00632715">
                <text:p>0.00632715</text:p>
              </table:table-cell>
              <table:table-cell office:value-type="float" office:value="0.00700613">
                <text:p>0.00700613</text:p>
              </table:table-cell>
              <table:table-cell office:value-type="float" office:value="0.0531535">
                <text:p>0.0531535</text:p>
              </table:table-cell>
              <table:table-cell office:value-type="float" office:value="0.00932847">
                <text:p>0.00932847</text:p>
              </table:table-cell>
              <table:table-cell office:value-type="float" office:value="0.00800288">
                <text:p>0.00800288</text:p>
              </table:table-cell>
              <table:table-cell office:value-type="float" office:value="0.0115245">
                <text:p>0.01152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0.00656795">
                <text:p>0.00656795</text:p>
              </table:table-cell>
              <table:table-cell office:value-type="float" office:value="0.00733061">
                <text:p>0.00733061</text:p>
              </table:table-cell>
              <table:table-cell office:value-type="float" office:value="0.0504589">
                <text:p>0.0504589</text:p>
              </table:table-cell>
              <table:table-cell office:value-type="float" office:value="0.00987205">
                <text:p>0.00987205</text:p>
              </table:table-cell>
              <table:table-cell office:value-type="float" office:value="0.00810157">
                <text:p>0.00810157</text:p>
              </table:table-cell>
              <table:table-cell office:value-type="float" office:value="0.0118411">
                <text:p>0.01184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0.00641241">
                <text:p>0.00641241</text:p>
              </table:table-cell>
              <table:table-cell office:value-type="float" office:value="0.00697731">
                <text:p>0.00697731</text:p>
              </table:table-cell>
              <table:table-cell office:value-type="float" office:value="0.0523821">
                <text:p>0.0523821</text:p>
              </table:table-cell>
              <table:table-cell office:value-type="float" office:value="0.00944611">
                <text:p>0.00944611</text:p>
              </table:table-cell>
              <table:table-cell office:value-type="float" office:value="0.00821013">
                <text:p>0.00821013</text:p>
              </table:table-cell>
              <table:table-cell office:value-type="float" office:value="0.0115127">
                <text:p>0.01151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0.0063303">
                <text:p>0.0063303</text:p>
              </table:table-cell>
              <table:table-cell office:value-type="float" office:value="0.0069331">
                <text:p>0.0069331</text:p>
              </table:table-cell>
              <table:table-cell office:value-type="float" office:value="0.0502579">
                <text:p>0.0502579</text:p>
              </table:table-cell>
              <table:table-cell office:value-type="float" office:value="0.00933321">
                <text:p>0.00933321</text:p>
              </table:table-cell>
              <table:table-cell office:value-type="float" office:value="0.00805341">
                <text:p>0.00805341</text:p>
              </table:table-cell>
              <table:table-cell office:value-type="float" office:value="0.0120381">
                <text:p>0.012038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0.0063678">
                <text:p>0.0063678</text:p>
              </table:table-cell>
              <table:table-cell office:value-type="float" office:value="0.00703297">
                <text:p>0.00703297</text:p>
              </table:table-cell>
              <table:table-cell office:value-type="float" office:value="0.0540405">
                <text:p>0.0540405</text:p>
              </table:table-cell>
              <table:table-cell office:value-type="float" office:value="0.009349">
                <text:p>0.009349</text:p>
              </table:table-cell>
              <table:table-cell office:value-type="float" office:value="0.00848093">
                <text:p>0.00848093</text:p>
              </table:table-cell>
              <table:table-cell office:value-type="float" office:value="0.0114499">
                <text:p>0.01144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0.00644518">
                <text:p>0.00644518</text:p>
              </table:table-cell>
              <table:table-cell office:value-type="float" office:value="0.00724337">
                <text:p>0.00724337</text:p>
              </table:table-cell>
              <table:table-cell office:value-type="float" office:value="0.0533789">
                <text:p>0.0533789</text:p>
              </table:table-cell>
              <table:table-cell office:value-type="float" office:value="0.00954875">
                <text:p>0.00954875</text:p>
              </table:table-cell>
              <table:table-cell office:value-type="float" office:value="0.00811776">
                <text:p>0.00811776</text:p>
              </table:table-cell>
              <table:table-cell office:value-type="float" office:value="0.011924">
                <text:p>0.0119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0.00651544">
                <text:p>0.00651544</text:p>
              </table:table-cell>
              <table:table-cell office:value-type="float" office:value="0.00702705">
                <text:p>0.00702705</text:p>
              </table:table-cell>
              <table:table-cell office:value-type="float" office:value="0.050612">
                <text:p>0.050612</text:p>
              </table:table-cell>
              <table:table-cell office:value-type="float" office:value="0.0095898">
                <text:p>0.0095898</text:p>
              </table:table-cell>
              <table:table-cell office:value-type="float" office:value="0.00827092">
                <text:p>0.00827092</text:p>
              </table:table-cell>
              <table:table-cell office:value-type="float" office:value="0.0115324">
                <text:p>0.01153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0.00683914">
                <text:p>0.00683914</text:p>
              </table:table-cell>
              <table:table-cell office:value-type="float" office:value="0.00707008">
                <text:p>0.00707008</text:p>
              </table:table-cell>
              <table:table-cell office:value-type="float" office:value="0.0506156">
                <text:p>0.0506156</text:p>
              </table:table-cell>
              <table:table-cell office:value-type="float" office:value="0.00935453">
                <text:p>0.00935453</text:p>
              </table:table-cell>
              <table:table-cell office:value-type="float" office:value="0.0081371">
                <text:p>0.0081371</text:p>
              </table:table-cell>
              <table:table-cell office:value-type="float" office:value="0.0116342">
                <text:p>0.01163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0.00642939">
                <text:p>0.00642939</text:p>
              </table:table-cell>
              <table:table-cell office:value-type="float" office:value="0.00705073">
                <text:p>0.00705073</text:p>
              </table:table-cell>
              <table:table-cell office:value-type="float" office:value="0.051786">
                <text:p>0.051786</text:p>
              </table:table-cell>
              <table:table-cell office:value-type="float" office:value="0.00950927">
                <text:p>0.00950927</text:p>
              </table:table-cell>
              <table:table-cell office:value-type="float" office:value="0.0082954">
                <text:p>0.0082954</text:p>
              </table:table-cell>
              <table:table-cell office:value-type="float" office:value="0.0118308">
                <text:p>0.01183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0.00641912">
                <text:p>0.00641912</text:p>
              </table:table-cell>
              <table:table-cell office:value-type="float" office:value="0.00704481">
                <text:p>0.00704481</text:p>
              </table:table-cell>
              <table:table-cell office:value-type="float" office:value="0.0530714">
                <text:p>0.0530714</text:p>
              </table:table-cell>
              <table:table-cell office:value-type="float" office:value="0.00946348">
                <text:p>0.00946348</text:p>
              </table:table-cell>
              <table:table-cell office:value-type="float" office:value="0.00843869">
                <text:p>0.00843869</text:p>
              </table:table-cell>
              <table:table-cell office:value-type="float" office:value="0.0114748">
                <text:p>0.01147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0.00641597">
                <text:p>0.00641597</text:p>
              </table:table-cell>
              <table:table-cell office:value-type="float" office:value="0.00752128">
                <text:p>0.00752128</text:p>
              </table:table-cell>
              <table:table-cell office:value-type="float" office:value="0.050044">
                <text:p>0.050044</text:p>
              </table:table-cell>
              <table:table-cell office:value-type="float" office:value="0.00992179">
                <text:p>0.00992179</text:p>
              </table:table-cell>
              <table:table-cell office:value-type="float" office:value="0.0079342">
                <text:p>0.0079342</text:p>
              </table:table-cell>
              <table:table-cell office:value-type="float" office:value="0.0115671">
                <text:p>0.01156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0.00633109">
                <text:p>0.00633109</text:p>
              </table:table-cell>
              <table:table-cell office:value-type="float" office:value="0.00726114">
                <text:p>0.00726114</text:p>
              </table:table-cell>
              <table:table-cell office:value-type="float" office:value="0.0506523">
                <text:p>0.0506523</text:p>
              </table:table-cell>
              <table:table-cell office:value-type="float" office:value="0.00955743">
                <text:p>0.00955743</text:p>
              </table:table-cell>
              <table:table-cell office:value-type="float" office:value="0.00801078">
                <text:p>0.00801078</text:p>
              </table:table-cell>
              <table:table-cell office:value-type="float" office:value="0.0116417">
                <text:p>0.01164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0.00640689">
                <text:p>0.00640689</text:p>
              </table:table-cell>
              <table:table-cell office:value-type="float" office:value="0.00694967">
                <text:p>0.00694967</text:p>
              </table:table-cell>
              <table:table-cell office:value-type="float" office:value="0.0525949">
                <text:p>0.0525949</text:p>
              </table:table-cell>
              <table:table-cell office:value-type="float" office:value="0.00945795">
                <text:p>0.00945795</text:p>
              </table:table-cell>
              <table:table-cell office:value-type="float" office:value="0.00847225">
                <text:p>0.00847225</text:p>
              </table:table-cell>
              <table:table-cell office:value-type="float" office:value="0.0116165">
                <text:p>0.01161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0.00672861">
                <text:p>0.00672861</text:p>
              </table:table-cell>
              <table:table-cell office:value-type="float" office:value="0.00775971">
                <text:p>0.00775971</text:p>
              </table:table-cell>
              <table:table-cell office:value-type="float" office:value="0.0546283">
                <text:p>0.0546283</text:p>
              </table:table-cell>
              <table:table-cell office:value-type="float" office:value="0.00948559">
                <text:p>0.00948559</text:p>
              </table:table-cell>
              <table:table-cell office:value-type="float" office:value="0.00802381">
                <text:p>0.00802381</text:p>
              </table:table-cell>
              <table:table-cell office:value-type="float" office:value="0.0117933">
                <text:p>0.01179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0.00636504">
                <text:p>0.00636504</text:p>
              </table:table-cell>
              <table:table-cell office:value-type="float" office:value="0.00719877">
                <text:p>0.00719877</text:p>
              </table:table-cell>
              <table:table-cell office:value-type="float" office:value="0.0533718">
                <text:p>0.0533718</text:p>
              </table:table-cell>
              <table:table-cell office:value-type="float" office:value="0.00944453">
                <text:p>0.00944453</text:p>
              </table:table-cell>
              <table:table-cell office:value-type="float" office:value="0.00839922">
                <text:p>0.00839922</text:p>
              </table:table-cell>
              <table:table-cell office:value-type="float" office:value="0.0116287">
                <text:p>0.01162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0.00634965">
                <text:p>0.00634965</text:p>
              </table:table-cell>
              <table:table-cell office:value-type="float" office:value="0.00766655">
                <text:p>0.00766655</text:p>
              </table:table-cell>
              <table:table-cell office:value-type="float" office:value="0.051651">
                <text:p>0.051651</text:p>
              </table:table-cell>
              <table:table-cell office:value-type="float" office:value="0.00939756">
                <text:p>0.00939756</text:p>
              </table:table-cell>
              <table:table-cell office:value-type="float" office:value="0.00837435">
                <text:p>0.00837435</text:p>
              </table:table-cell>
              <table:table-cell office:value-type="float" office:value="0.0120254">
                <text:p>0.01202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0.00644399">
                <text:p>0.00644399</text:p>
              </table:table-cell>
              <table:table-cell office:value-type="float" office:value="0.00701007">
                <text:p>0.00701007</text:p>
              </table:table-cell>
              <table:table-cell office:value-type="float" office:value="0.0501652">
                <text:p>0.0501652</text:p>
              </table:table-cell>
              <table:table-cell office:value-type="float" office:value="0.00943229">
                <text:p>0.00943229</text:p>
              </table:table-cell>
              <table:table-cell office:value-type="float" office:value="0.00795709">
                <text:p>0.00795709</text:p>
              </table:table-cell>
              <table:table-cell office:value-type="float" office:value="0.0115849">
                <text:p>0.01158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0.00703494">
                <text:p>0.00703494</text:p>
              </table:table-cell>
              <table:table-cell office:value-type="float" office:value="0.00706376">
                <text:p>0.00706376</text:p>
              </table:table-cell>
              <table:table-cell office:value-type="float" office:value="0.0596946">
                <text:p>0.0596946</text:p>
              </table:table-cell>
              <table:table-cell office:value-type="float" office:value="0.00943466">
                <text:p>0.00943466</text:p>
              </table:table-cell>
              <table:table-cell office:value-type="float" office:value="0.00804039">
                <text:p>0.00804039</text:p>
              </table:table-cell>
              <table:table-cell office:value-type="float" office:value="0.0116291">
                <text:p>0.01162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0.00631412">
                <text:p>0.00631412</text:p>
              </table:table-cell>
              <table:table-cell office:value-type="float" office:value="0.00747194">
                <text:p>0.00747194</text:p>
              </table:table-cell>
              <table:table-cell office:value-type="float" office:value="0.0524832">
                <text:p>0.0524832</text:p>
              </table:table-cell>
              <table:table-cell office:value-type="float" office:value="0.00958388">
                <text:p>0.00958388</text:p>
              </table:table-cell>
              <table:table-cell office:value-type="float" office:value="0.00808499">
                <text:p>0.00808499</text:p>
              </table:table-cell>
              <table:table-cell office:value-type="float" office:value="0.0118107">
                <text:p>0.0118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0.00671637">
                <text:p>0.00671637</text:p>
              </table:table-cell>
              <table:table-cell office:value-type="float" office:value="0.00713324">
                <text:p>0.00713324</text:p>
              </table:table-cell>
              <table:table-cell office:value-type="float" office:value="0.0510601">
                <text:p>0.0510601</text:p>
              </table:table-cell>
              <table:table-cell office:value-type="float" office:value="0.00948914">
                <text:p>0.00948914</text:p>
              </table:table-cell>
              <table:table-cell office:value-type="float" office:value="0.00801275">
                <text:p>0.00801275</text:p>
              </table:table-cell>
              <table:table-cell office:value-type="float" office:value="0.0115963">
                <text:p>0.01159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0.00664887">
                <text:p>0.00664887</text:p>
              </table:table-cell>
              <table:table-cell office:value-type="float" office:value="0.00699507">
                <text:p>0.00699507</text:p>
              </table:table-cell>
              <table:table-cell office:value-type="float" office:value="0.0499192">
                <text:p>0.0499192</text:p>
              </table:table-cell>
              <table:table-cell office:value-type="float" office:value="0.00939795">
                <text:p>0.00939795</text:p>
              </table:table-cell>
              <table:table-cell office:value-type="float" office:value="0.00807512">
                <text:p>0.00807512</text:p>
              </table:table-cell>
              <table:table-cell office:value-type="float" office:value="0.0115367">
                <text:p>0.01153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0.00637807">
                <text:p>0.00637807</text:p>
              </table:table-cell>
              <table:table-cell office:value-type="float" office:value="0.00731759">
                <text:p>0.00731759</text:p>
              </table:table-cell>
              <table:table-cell office:value-type="float" office:value="0.0578384">
                <text:p>0.0578384</text:p>
              </table:table-cell>
              <table:table-cell office:value-type="float" office:value="0.00954322">
                <text:p>0.00954322</text:p>
              </table:table-cell>
              <table:table-cell office:value-type="float" office:value="0.00794446">
                <text:p>0.00794446</text:p>
              </table:table-cell>
              <table:table-cell office:value-type="float" office:value="0.0116331">
                <text:p>0.01163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0.0065865">
                <text:p>0.0065865</text:p>
              </table:table-cell>
              <table:table-cell office:value-type="float" office:value="0.00700178">
                <text:p>0.00700178</text:p>
              </table:table-cell>
              <table:table-cell office:value-type="float" office:value="0.0508268">
                <text:p>0.0508268</text:p>
              </table:table-cell>
              <table:table-cell office:value-type="float" office:value="0.00935374">
                <text:p>0.00935374</text:p>
              </table:table-cell>
              <table:table-cell office:value-type="float" office:value="0.00808578">
                <text:p>0.00808578</text:p>
              </table:table-cell>
              <table:table-cell office:value-type="float" office:value="0.0113816">
                <text:p>0.01138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0.00647044">
                <text:p>0.00647044</text:p>
              </table:table-cell>
              <table:table-cell office:value-type="float" office:value="0.00798196">
                <text:p>0.00798196</text:p>
              </table:table-cell>
              <table:table-cell office:value-type="float" office:value="0.0508394">
                <text:p>0.0508394</text:p>
              </table:table-cell>
              <table:table-cell office:value-type="float" office:value="0.00941927">
                <text:p>0.00941927</text:p>
              </table:table-cell>
              <table:table-cell office:value-type="float" office:value="0.00803604">
                <text:p>0.00803604</text:p>
              </table:table-cell>
              <table:table-cell office:value-type="float" office:value="0.0114949">
                <text:p>0.01149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0.00639189">
                <text:p>0.00639189</text:p>
              </table:table-cell>
              <table:table-cell office:value-type="float" office:value="0.00739654">
                <text:p>0.00739654</text:p>
              </table:table-cell>
              <table:table-cell office:value-type="float" office:value="0.0526119">
                <text:p>0.0526119</text:p>
              </table:table-cell>
              <table:table-cell office:value-type="float" office:value="0.00941256">
                <text:p>0.00941256</text:p>
              </table:table-cell>
              <table:table-cell office:value-type="float" office:value="0.0080621">
                <text:p>0.0080621</text:p>
              </table:table-cell>
              <table:table-cell office:value-type="float" office:value="0.0114866">
                <text:p>0.01148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0.00633741">
                <text:p>0.00633741</text:p>
              </table:table-cell>
              <table:table-cell office:value-type="float" office:value="0.00707481">
                <text:p>0.00707481</text:p>
              </table:table-cell>
              <table:table-cell office:value-type="float" office:value="0.0516873">
                <text:p>0.0516873</text:p>
              </table:table-cell>
              <table:table-cell office:value-type="float" office:value="0.0093494">
                <text:p>0.0093494</text:p>
              </table:table-cell>
              <table:table-cell office:value-type="float" office:value="0.00850343">
                <text:p>0.00850343</text:p>
              </table:table-cell>
              <table:table-cell office:value-type="float" office:value="0.0114846">
                <text:p>0.01148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0.0064357">
                <text:p>0.0064357</text:p>
              </table:table-cell>
              <table:table-cell office:value-type="float" office:value="0.00717587">
                <text:p>0.00717587</text:p>
              </table:table-cell>
              <table:table-cell office:value-type="float" office:value="0.0502524">
                <text:p>0.0502524</text:p>
              </table:table-cell>
              <table:table-cell office:value-type="float" office:value="0.00938492">
                <text:p>0.00938492</text:p>
              </table:table-cell>
              <table:table-cell office:value-type="float" office:value="0.00806525">
                <text:p>0.00806525</text:p>
              </table:table-cell>
              <table:table-cell office:value-type="float" office:value="0.0115083">
                <text:p>0.01150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0.00642939">
                <text:p>0.00642939</text:p>
              </table:table-cell>
              <table:table-cell office:value-type="float" office:value="0.0073014">
                <text:p>0.0073014</text:p>
              </table:table-cell>
              <table:table-cell office:value-type="float" office:value="0.0511288">
                <text:p>0.0511288</text:p>
              </table:table-cell>
              <table:table-cell office:value-type="float" office:value="0.00937742">
                <text:p>0.00937742</text:p>
              </table:table-cell>
              <table:table-cell office:value-type="float" office:value="0.00817776">
                <text:p>0.00817776</text:p>
              </table:table-cell>
              <table:table-cell office:value-type="float" office:value="0.0116982">
                <text:p>0.01169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0.00653005">
                <text:p>0.00653005</text:p>
              </table:table-cell>
              <table:table-cell office:value-type="float" office:value="0.00686283">
                <text:p>0.00686283</text:p>
              </table:table-cell>
              <table:table-cell office:value-type="float" office:value="0.0509839">
                <text:p>0.0509839</text:p>
              </table:table-cell>
              <table:table-cell office:value-type="float" office:value="0.00961507">
                <text:p>0.00961507</text:p>
              </table:table-cell>
              <table:table-cell office:value-type="float" office:value="0.00811815">
                <text:p>0.00811815</text:p>
              </table:table-cell>
              <table:table-cell office:value-type="float" office:value="0.011564">
                <text:p>0.0115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0.00656953">
                <text:p>0.00656953</text:p>
              </table:table-cell>
              <table:table-cell office:value-type="float" office:value="0.00709337">
                <text:p>0.00709337</text:p>
              </table:table-cell>
              <table:table-cell office:value-type="float" office:value="0.0518464">
                <text:p>0.0518464</text:p>
              </table:table-cell>
              <table:table-cell office:value-type="float" office:value="0.00930795">
                <text:p>0.00930795</text:p>
              </table:table-cell>
              <table:table-cell office:value-type="float" office:value="0.0085437">
                <text:p>0.0085437</text:p>
              </table:table-cell>
              <table:table-cell office:value-type="float" office:value="0.011845">
                <text:p>0.0118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0.00701402">
                <text:p>0.00701402</text:p>
              </table:table-cell>
              <table:table-cell office:value-type="float" office:value="0.00698323">
                <text:p>0.00698323</text:p>
              </table:table-cell>
              <table:table-cell office:value-type="float" office:value="0.0505816">
                <text:p>0.0505816</text:p>
              </table:table-cell>
              <table:table-cell office:value-type="float" office:value="0.00969244">
                <text:p>0.00969244</text:p>
              </table:table-cell>
              <table:table-cell office:value-type="float" office:value="0.00823816">
                <text:p>0.00823816</text:p>
              </table:table-cell>
              <table:table-cell office:value-type="float" office:value="0.0116271">
                <text:p>0.01162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0.00638754">
                <text:p>0.00638754</text:p>
              </table:table-cell>
              <table:table-cell office:value-type="float" office:value="0.00702231">
                <text:p>0.00702231</text:p>
              </table:table-cell>
              <table:table-cell office:value-type="float" office:value="0.0506436">
                <text:p>0.0506436</text:p>
              </table:table-cell>
              <table:table-cell office:value-type="float" office:value="0.00979981">
                <text:p>0.00979981</text:p>
              </table:table-cell>
              <table:table-cell office:value-type="float" office:value="0.00803012">
                <text:p>0.00803012</text:p>
              </table:table-cell>
              <table:table-cell office:value-type="float" office:value="0.0116113">
                <text:p>0.0116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0.00632754">
                <text:p>0.00632754</text:p>
              </table:table-cell>
              <table:table-cell office:value-type="float" office:value="0.00699231">
                <text:p>0.00699231</text:p>
              </table:table-cell>
              <table:table-cell office:value-type="float" office:value="0.0510924">
                <text:p>0.0510924</text:p>
              </table:table-cell>
              <table:table-cell office:value-type="float" office:value="0.00932018">
                <text:p>0.00932018</text:p>
              </table:table-cell>
              <table:table-cell office:value-type="float" office:value="0.00832974">
                <text:p>0.00832974</text:p>
              </table:table-cell>
              <table:table-cell office:value-type="float" office:value="0.0123716">
                <text:p>0.01237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0.00635359">
                <text:p>0.00635359</text:p>
              </table:table-cell>
              <table:table-cell office:value-type="float" office:value="0.00700455">
                <text:p>0.00700455</text:p>
              </table:table-cell>
              <table:table-cell office:value-type="float" office:value="0.0569104">
                <text:p>0.0569104</text:p>
              </table:table-cell>
              <table:table-cell office:value-type="float" office:value="0.00971612">
                <text:p>0.00971612</text:p>
              </table:table-cell>
              <table:table-cell office:value-type="float" office:value="0.00802578">
                <text:p>0.00802578</text:p>
              </table:table-cell>
              <table:table-cell office:value-type="float" office:value="0.0114862">
                <text:p>0.01148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0.00671835">
                <text:p>0.00671835</text:p>
              </table:table-cell>
              <table:table-cell office:value-type="float" office:value="0.00708784">
                <text:p>0.00708784</text:p>
              </table:table-cell>
              <table:table-cell office:value-type="float" office:value="0.0516029">
                <text:p>0.0516029</text:p>
              </table:table-cell>
              <table:table-cell office:value-type="float" office:value="0.00931505">
                <text:p>0.00931505</text:p>
              </table:table-cell>
              <table:table-cell office:value-type="float" office:value="0.00817105">
                <text:p>0.00817105</text:p>
              </table:table-cell>
              <table:table-cell office:value-type="float" office:value="0.011845">
                <text:p>0.0118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0.00630149">
                <text:p>0.00630149</text:p>
              </table:table-cell>
              <table:table-cell office:value-type="float" office:value="0.00713995">
                <text:p>0.00713995</text:p>
              </table:table-cell>
              <table:table-cell office:value-type="float" office:value="0.0539201">
                <text:p>0.0539201</text:p>
              </table:table-cell>
              <table:table-cell office:value-type="float" office:value="0.00939321">
                <text:p>0.00939321</text:p>
              </table:table-cell>
              <table:table-cell office:value-type="float" office:value="0.00814144">
                <text:p>0.00814144</text:p>
              </table:table-cell>
              <table:table-cell office:value-type="float" office:value="0.0121324">
                <text:p>0.01213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0.00647439">
                <text:p>0.00647439</text:p>
              </table:table-cell>
              <table:table-cell office:value-type="float" office:value="0.00730377">
                <text:p>0.00730377</text:p>
              </table:table-cell>
              <table:table-cell office:value-type="float" office:value="0.0545138">
                <text:p>0.0545138</text:p>
              </table:table-cell>
              <table:table-cell office:value-type="float" office:value="0.00976073">
                <text:p>0.00976073</text:p>
              </table:table-cell>
              <table:table-cell office:value-type="float" office:value="0.00803328">
                <text:p>0.00803328</text:p>
              </table:table-cell>
              <table:table-cell office:value-type="float" office:value="0.0114755">
                <text:p>0.01147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0.00693152">
                <text:p>0.00693152</text:p>
              </table:table-cell>
              <table:table-cell office:value-type="float" office:value="0.00699784">
                <text:p>0.00699784</text:p>
              </table:table-cell>
              <table:table-cell office:value-type="float" office:value="0.0528396">
                <text:p>0.0528396</text:p>
              </table:table-cell>
              <table:table-cell office:value-type="float" office:value="0.00932374">
                <text:p>0.00932374</text:p>
              </table:table-cell>
              <table:table-cell office:value-type="float" office:value="0.00808815">
                <text:p>0.00808815</text:p>
              </table:table-cell>
              <table:table-cell office:value-type="float" office:value="0.0116267">
                <text:p>0.01162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0.00650794">
                <text:p>0.00650794</text:p>
              </table:table-cell>
              <table:table-cell office:value-type="float" office:value="0.00712574">
                <text:p>0.00712574</text:p>
              </table:table-cell>
              <table:table-cell office:value-type="float" office:value="0.0509397">
                <text:p>0.0509397</text:p>
              </table:table-cell>
              <table:table-cell office:value-type="float" office:value="0.0097627">
                <text:p>0.0097627</text:p>
              </table:table-cell>
              <table:table-cell office:value-type="float" office:value="0.00841817">
                <text:p>0.00841817</text:p>
              </table:table-cell>
              <table:table-cell office:value-type="float" office:value="0.0115186">
                <text:p>0.01151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0.0063078">
                <text:p>0.0063078</text:p>
              </table:table-cell>
              <table:table-cell office:value-type="float" office:value="0.00734601">
                <text:p>0.00734601</text:p>
              </table:table-cell>
              <table:table-cell office:value-type="float" office:value="0.0499508">
                <text:p>0.0499508</text:p>
              </table:table-cell>
              <table:table-cell office:value-type="float" office:value="0.00947493">
                <text:p>0.00947493</text:p>
              </table:table-cell>
              <table:table-cell office:value-type="float" office:value="0.00813868">
                <text:p>0.00813868</text:p>
              </table:table-cell>
              <table:table-cell office:value-type="float" office:value="0.0117977">
                <text:p>0.01179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0.00676019">
                <text:p>0.00676019</text:p>
              </table:table-cell>
              <table:table-cell office:value-type="float" office:value="0.00692086">
                <text:p>0.00692086</text:p>
              </table:table-cell>
              <table:table-cell office:value-type="float" office:value="0.0514694">
                <text:p>0.0514694</text:p>
              </table:table-cell>
              <table:table-cell office:value-type="float" office:value="0.00940624">
                <text:p>0.00940624</text:p>
              </table:table-cell>
              <table:table-cell office:value-type="float" office:value="0.0082504">
                <text:p>0.0082504</text:p>
              </table:table-cell>
              <table:table-cell office:value-type="float" office:value="0.0117057">
                <text:p>0.01170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0.00632241">
                <text:p>0.00632241</text:p>
              </table:table-cell>
              <table:table-cell office:value-type="float" office:value="0.00704165">
                <text:p>0.00704165</text:p>
              </table:table-cell>
              <table:table-cell office:value-type="float" office:value="0.0565942">
                <text:p>0.0565942</text:p>
              </table:table-cell>
              <table:table-cell office:value-type="float" office:value="0.00991232">
                <text:p>0.00991232</text:p>
              </table:table-cell>
              <table:table-cell office:value-type="float" office:value="0.00805223">
                <text:p>0.00805223</text:p>
              </table:table-cell>
              <table:table-cell office:value-type="float" office:value="0.0114957">
                <text:p>0.01149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0.00646018">
                <text:p>0.00646018</text:p>
              </table:table-cell>
              <table:table-cell office:value-type="float" office:value="0.00704165">
                <text:p>0.00704165</text:p>
              </table:table-cell>
              <table:table-cell office:value-type="float" office:value="0.0522242">
                <text:p>0.0522242</text:p>
              </table:table-cell>
              <table:table-cell office:value-type="float" office:value="0.0097631">
                <text:p>0.0097631</text:p>
              </table:table-cell>
              <table:table-cell office:value-type="float" office:value="0.0079342">
                <text:p>0.0079342</text:p>
              </table:table-cell>
              <table:table-cell office:value-type="float" office:value="0.0115936">
                <text:p>0.01159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0.00729903">
                <text:p>0.00729903</text:p>
              </table:table-cell>
              <table:table-cell office:value-type="float" office:value="0.00731285">
                <text:p>0.00731285</text:p>
              </table:table-cell>
              <table:table-cell office:value-type="float" office:value="0.0509843">
                <text:p>0.0509843</text:p>
              </table:table-cell>
              <table:table-cell office:value-type="float" office:value="0.00957204">
                <text:p>0.00957204</text:p>
              </table:table-cell>
              <table:table-cell office:value-type="float" office:value="0.00814421">
                <text:p>0.00814421</text:p>
              </table:table-cell>
              <table:table-cell office:value-type="float" office:value="0.0114712">
                <text:p>0.01147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0.00675703">
                <text:p>0.00675703</text:p>
              </table:table-cell>
              <table:table-cell office:value-type="float" office:value="0.00704639">
                <text:p>0.00704639</text:p>
              </table:table-cell>
              <table:table-cell office:value-type="float" office:value="0.050254">
                <text:p>0.050254</text:p>
              </table:table-cell>
              <table:table-cell office:value-type="float" office:value="0.00974178">
                <text:p>0.00974178</text:p>
              </table:table-cell>
              <table:table-cell office:value-type="float" office:value="0.00801709">
                <text:p>0.00801709</text:p>
              </table:table-cell>
              <table:table-cell office:value-type="float" office:value="0.0114981">
                <text:p>0.01149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0.00640412">
                <text:p>0.00640412</text:p>
              </table:table-cell>
              <table:table-cell office:value-type="float" office:value="0.00752997">
                <text:p>0.00752997</text:p>
              </table:table-cell>
              <table:table-cell office:value-type="float" office:value="0.0563344">
                <text:p>0.0563344</text:p>
              </table:table-cell>
              <table:table-cell office:value-type="float" office:value="0.00936519">
                <text:p>0.00936519</text:p>
              </table:table-cell>
              <table:table-cell office:value-type="float" office:value="0.00806723">
                <text:p>0.00806723</text:p>
              </table:table-cell>
              <table:table-cell office:value-type="float" office:value="0.0113832">
                <text:p>0.01138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0.00647715">
                <text:p>0.00647715</text:p>
              </table:table-cell>
              <table:table-cell office:value-type="float" office:value="0.00708508">
                <text:p>0.00708508</text:p>
              </table:table-cell>
              <table:table-cell office:value-type="float" office:value="0.0501261">
                <text:p>0.0501261</text:p>
              </table:table-cell>
              <table:table-cell office:value-type="float" office:value="0.00951519">
                <text:p>0.00951519</text:p>
              </table:table-cell>
              <table:table-cell office:value-type="float" office:value="0.00800683">
                <text:p>0.00800683</text:p>
              </table:table-cell>
              <table:table-cell office:value-type="float" office:value="0.0114558">
                <text:p>0.01145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0.00653913">
                <text:p>0.00653913</text:p>
              </table:table-cell>
              <table:table-cell office:value-type="float" office:value="0.00722324">
                <text:p>0.00722324</text:p>
              </table:table-cell>
              <table:table-cell office:value-type="float" office:value="0.0505386">
                <text:p>0.0505386</text:p>
              </table:table-cell>
              <table:table-cell office:value-type="float" office:value="0.00984481">
                <text:p>0.00984481</text:p>
              </table:table-cell>
              <table:table-cell office:value-type="float" office:value="0.0080013">
                <text:p>0.0080013</text:p>
              </table:table-cell>
              <table:table-cell office:value-type="float" office:value="0.0115237">
                <text:p>0.01152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0.00646768">
                <text:p>0.00646768</text:p>
              </table:table-cell>
              <table:table-cell office:value-type="float" office:value="0.00698481">
                <text:p>0.00698481</text:p>
              </table:table-cell>
              <table:table-cell office:value-type="float" office:value="0.0506851">
                <text:p>0.0506851</text:p>
              </table:table-cell>
              <table:table-cell office:value-type="float" office:value="0.00969954">
                <text:p>0.00969954</text:p>
              </table:table-cell>
              <table:table-cell office:value-type="float" office:value="0.0083783">
                <text:p>0.0083783</text:p>
              </table:table-cell>
              <table:table-cell office:value-type="float" office:value="0.0115952">
                <text:p>0.01159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0.00646334">
                <text:p>0.00646334</text:p>
              </table:table-cell>
              <table:table-cell office:value-type="float" office:value="0.00710087">
                <text:p>0.00710087</text:p>
              </table:table-cell>
              <table:table-cell office:value-type="float" office:value="0.0530895">
                <text:p>0.0530895</text:p>
              </table:table-cell>
              <table:table-cell office:value-type="float" office:value="0.009861">
                <text:p>0.009861</text:p>
              </table:table-cell>
              <table:table-cell office:value-type="float" office:value="0.00830842">
                <text:p>0.00830842</text:p>
              </table:table-cell>
              <table:table-cell office:value-type="float" office:value="0.0116946">
                <text:p>0.0116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0.006564">
                <text:p>0.006564</text:p>
              </table:table-cell>
              <table:table-cell office:value-type="float" office:value="0.00708863">
                <text:p>0.00708863</text:p>
              </table:table-cell>
              <table:table-cell office:value-type="float" office:value="0.050044">
                <text:p>0.050044</text:p>
              </table:table-cell>
              <table:table-cell office:value-type="float" office:value="0.00943979">
                <text:p>0.00943979</text:p>
              </table:table-cell>
              <table:table-cell office:value-type="float" office:value="0.00796183">
                <text:p>0.00796183</text:p>
              </table:table-cell>
              <table:table-cell office:value-type="float" office:value="0.0120132">
                <text:p>0.01201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0.00645978">
                <text:p>0.00645978</text:p>
              </table:table-cell>
              <table:table-cell office:value-type="float" office:value="0.00707915">
                <text:p>0.00707915</text:p>
              </table:table-cell>
              <table:table-cell office:value-type="float" office:value="0.0513719">
                <text:p>0.0513719</text:p>
              </table:table-cell>
              <table:table-cell office:value-type="float" office:value="0.00978165">
                <text:p>0.00978165</text:p>
              </table:table-cell>
              <table:table-cell office:value-type="float" office:value="0.00802381">
                <text:p>0.00802381</text:p>
              </table:table-cell>
              <table:table-cell office:value-type="float" office:value="0.0121711">
                <text:p>0.01217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0.00631728">
                <text:p>0.00631728</text:p>
              </table:table-cell>
              <table:table-cell office:value-type="float" office:value="0.00758839">
                <text:p>0.00758839</text:p>
              </table:table-cell>
              <table:table-cell office:value-type="float" office:value="0.0530852">
                <text:p>0.0530852</text:p>
              </table:table-cell>
              <table:table-cell office:value-type="float" office:value="0.00943822">
                <text:p>0.00943822</text:p>
              </table:table-cell>
              <table:table-cell office:value-type="float" office:value="0.00829066">
                <text:p>0.00829066</text:p>
              </table:table-cell>
              <table:table-cell office:value-type="float" office:value="0.0115786">
                <text:p>0.01157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0.00637491">
                <text:p>0.00637491</text:p>
              </table:table-cell>
              <table:table-cell office:value-type="float" office:value="0.00718732">
                <text:p>0.00718732</text:p>
              </table:table-cell>
              <table:table-cell office:value-type="float" office:value="0.0523154">
                <text:p>0.0523154</text:p>
              </table:table-cell>
              <table:table-cell office:value-type="float" office:value="0.009424">
                <text:p>0.009424</text:p>
              </table:table-cell>
              <table:table-cell office:value-type="float" office:value="0.00809486">
                <text:p>0.00809486</text:p>
              </table:table-cell>
              <table:table-cell office:value-type="float" office:value="0.0117156">
                <text:p>0.01171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0.00644557">
                <text:p>0.00644557</text:p>
              </table:table-cell>
              <table:table-cell office:value-type="float" office:value="0.00699428">
                <text:p>0.00699428</text:p>
              </table:table-cell>
              <table:table-cell office:value-type="float" office:value="0.0510553">
                <text:p>0.0510553</text:p>
              </table:table-cell>
              <table:table-cell office:value-type="float" office:value="0.00991547">
                <text:p>0.00991547</text:p>
              </table:table-cell>
              <table:table-cell office:value-type="float" office:value="0.00796025">
                <text:p>0.00796025</text:p>
              </table:table-cell>
              <table:table-cell office:value-type="float" office:value="0.0114404">
                <text:p>0.01144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0.00640096">
                <text:p>0.00640096</text:p>
              </table:table-cell>
              <table:table-cell office:value-type="float" office:value="0.00692994">
                <text:p>0.00692994</text:p>
              </table:table-cell>
              <table:table-cell office:value-type="float" office:value="0.0512425">
                <text:p>0.0512425</text:p>
              </table:table-cell>
              <table:table-cell office:value-type="float" office:value="0.00946427">
                <text:p>0.00946427</text:p>
              </table:table-cell>
              <table:table-cell office:value-type="float" office:value="0.00830606">
                <text:p>0.00830606</text:p>
              </table:table-cell>
              <table:table-cell office:value-type="float" office:value="0.0114617">
                <text:p>0.01146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0.0066165">
                <text:p>0.0066165</text:p>
              </table:table-cell>
              <table:table-cell office:value-type="float" office:value="0.00713363">
                <text:p>0.00713363</text:p>
              </table:table-cell>
              <table:table-cell office:value-type="float" office:value="0.0520087">
                <text:p>0.0520087</text:p>
              </table:table-cell>
              <table:table-cell office:value-type="float" office:value="0.0095898">
                <text:p>0.0095898</text:p>
              </table:table-cell>
              <table:table-cell office:value-type="float" office:value="0.00795196">
                <text:p>0.00795196</text:p>
              </table:table-cell>
              <table:table-cell office:value-type="float" office:value="0.0116461">
                <text:p>0.01164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0.00641873">
                <text:p>0.00641873</text:p>
              </table:table-cell>
              <table:table-cell office:value-type="float" office:value="0.00719205">
                <text:p>0.00719205</text:p>
              </table:table-cell>
              <table:table-cell office:value-type="float" office:value="0.0550811">
                <text:p>0.0550811</text:p>
              </table:table-cell>
              <table:table-cell office:value-type="float" office:value="0.0097181">
                <text:p>0.0097181</text:p>
              </table:table-cell>
              <table:table-cell office:value-type="float" office:value="0.00795472">
                <text:p>0.00795472</text:p>
              </table:table-cell>
              <table:table-cell office:value-type="float" office:value="0.0115016">
                <text:p>0.01150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0.00662992">
                <text:p>0.00662992</text:p>
              </table:table-cell>
              <table:table-cell office:value-type="float" office:value="0.00695402">
                <text:p>0.00695402</text:p>
              </table:table-cell>
              <table:table-cell office:value-type="float" office:value="0.0506333">
                <text:p>0.0506333</text:p>
              </table:table-cell>
              <table:table-cell office:value-type="float" office:value="0.00941137">
                <text:p>0.00941137</text:p>
              </table:table-cell>
              <table:table-cell office:value-type="float" office:value="0.00805854">
                <text:p>0.00805854</text:p>
              </table:table-cell>
              <table:table-cell office:value-type="float" office:value="0.0114759">
                <text:p>0.01147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0.00648347">
                <text:p>0.00648347</text:p>
              </table:table-cell>
              <table:table-cell office:value-type="float" office:value="0.0069777">
                <text:p>0.0069777</text:p>
              </table:table-cell>
              <table:table-cell office:value-type="float" office:value="0.0506239">
                <text:p>0.0506239</text:p>
              </table:table-cell>
              <table:table-cell office:value-type="float" office:value="0.00945085">
                <text:p>0.00945085</text:p>
              </table:table-cell>
              <table:table-cell office:value-type="float" office:value="0.00812407">
                <text:p>0.00812407</text:p>
              </table:table-cell>
              <table:table-cell office:value-type="float" office:value="0.0116346">
                <text:p>0.01163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0.00633622">
                <text:p>0.00633622</text:p>
              </table:table-cell>
              <table:table-cell office:value-type="float" office:value="0.00701363">
                <text:p>0.00701363</text:p>
              </table:table-cell>
              <table:table-cell office:value-type="float" office:value="0.0526348">
                <text:p>0.0526348</text:p>
              </table:table-cell>
              <table:table-cell office:value-type="float" office:value="0.0100825">
                <text:p>0.0100825</text:p>
              </table:table-cell>
              <table:table-cell office:value-type="float" office:value="0.00811578">
                <text:p>0.00811578</text:p>
              </table:table-cell>
              <table:table-cell office:value-type="float" office:value="0.0121561">
                <text:p>0.01215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0.00636109">
                <text:p>0.00636109</text:p>
              </table:table-cell>
              <table:table-cell office:value-type="float" office:value="0.00697849">
                <text:p>0.00697849</text:p>
              </table:table-cell>
              <table:table-cell office:value-type="float" office:value="0.0527998">
                <text:p>0.0527998</text:p>
              </table:table-cell>
              <table:table-cell office:value-type="float" office:value="0.00960007">
                <text:p>0.00960007</text:p>
              </table:table-cell>
              <table:table-cell office:value-type="float" office:value="0.00807868">
                <text:p>0.00807868</text:p>
              </table:table-cell>
              <table:table-cell office:value-type="float" office:value="0.0115407">
                <text:p>0.01154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0.00649215">
                <text:p>0.00649215</text:p>
              </table:table-cell>
              <table:table-cell office:value-type="float" office:value="0.00724298">
                <text:p>0.00724298</text:p>
              </table:table-cell>
              <table:table-cell office:value-type="float" office:value="0.05007">
                <text:p>0.05007</text:p>
              </table:table-cell>
              <table:table-cell office:value-type="float" office:value="0.0101622">
                <text:p>0.0101622</text:p>
              </table:table-cell>
              <table:table-cell office:value-type="float" office:value="0.00802065">
                <text:p>0.00802065</text:p>
              </table:table-cell>
              <table:table-cell office:value-type="float" office:value="0.0124447">
                <text:p>0.01244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0.00635715">
                <text:p>0.00635715</text:p>
              </table:table-cell>
              <table:table-cell office:value-type="float" office:value="0.00701047">
                <text:p>0.00701047</text:p>
              </table:table-cell>
              <table:table-cell office:value-type="float" office:value="0.050205">
                <text:p>0.050205</text:p>
              </table:table-cell>
              <table:table-cell office:value-type="float" office:value="0.00937821">
                <text:p>0.00937821</text:p>
              </table:table-cell>
              <table:table-cell office:value-type="float" office:value="0.00814105">
                <text:p>0.00814105</text:p>
              </table:table-cell>
              <table:table-cell office:value-type="float" office:value="0.0113646">
                <text:p>0.01136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0.00642228">
                <text:p>0.00642228</text:p>
              </table:table-cell>
              <table:table-cell office:value-type="float" office:value="0.00709534">
                <text:p>0.00709534</text:p>
              </table:table-cell>
              <table:table-cell office:value-type="float" office:value="0.0507407">
                <text:p>0.0507407</text:p>
              </table:table-cell>
              <table:table-cell office:value-type="float" office:value="0.00980968">
                <text:p>0.00980968</text:p>
              </table:table-cell>
              <table:table-cell office:value-type="float" office:value="0.00805736">
                <text:p>0.00805736</text:p>
              </table:table-cell>
              <table:table-cell office:value-type="float" office:value="0.0114803">
                <text:p>0.01148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0.00633267">
                <text:p>0.00633267</text:p>
              </table:table-cell>
              <table:table-cell office:value-type="float" office:value="0.00747983">
                <text:p>0.00747983</text:p>
              </table:table-cell>
              <table:table-cell office:value-type="float" office:value="0.0528811">
                <text:p>0.0528811</text:p>
              </table:table-cell>
              <table:table-cell office:value-type="float" office:value="0.00934861">
                <text:p>0.00934861</text:p>
              </table:table-cell>
              <table:table-cell office:value-type="float" office:value="0.00842448">
                <text:p>0.00842448</text:p>
              </table:table-cell>
              <table:table-cell office:value-type="float" office:value="0.0114637">
                <text:p>0.01146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0.00647005">
                <text:p>0.00647005</text:p>
              </table:table-cell>
              <table:table-cell office:value-type="float" office:value="0.00714389">
                <text:p>0.00714389</text:p>
              </table:table-cell>
              <table:table-cell office:value-type="float" office:value="0.0505414">
                <text:p>0.0505414</text:p>
              </table:table-cell>
              <table:table-cell office:value-type="float" office:value="0.00938216">
                <text:p>0.00938216</text:p>
              </table:table-cell>
              <table:table-cell office:value-type="float" office:value="0.00808183">
                <text:p>0.00808183</text:p>
              </table:table-cell>
              <table:table-cell office:value-type="float" office:value="0.0121664">
                <text:p>0.01216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0.00722206">
                <text:p>0.00722206</text:p>
              </table:table-cell>
              <table:table-cell office:value-type="float" office:value="0.00741628">
                <text:p>0.00741628</text:p>
              </table:table-cell>
              <table:table-cell office:value-type="float" office:value="0.0502694">
                <text:p>0.0502694</text:p>
              </table:table-cell>
              <table:table-cell office:value-type="float" office:value="0.00990955">
                <text:p>0.00990955</text:p>
              </table:table-cell>
              <table:table-cell office:value-type="float" office:value="0.00836132">
                <text:p>0.00836132</text:p>
              </table:table-cell>
              <table:table-cell office:value-type="float" office:value="0.0120069">
                <text:p>0.0120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0.00701007">
                <text:p>0.00701007</text:p>
              </table:table-cell>
              <table:table-cell office:value-type="float" office:value="0.00708034">
                <text:p>0.00708034</text:p>
              </table:table-cell>
              <table:table-cell office:value-type="float" office:value="0.0499413">
                <text:p>0.0499413</text:p>
              </table:table-cell>
              <table:table-cell office:value-type="float" office:value="0.00943979">
                <text:p>0.00943979</text:p>
              </table:table-cell>
              <table:table-cell office:value-type="float" office:value="0.0079563">
                <text:p>0.0079563</text:p>
              </table:table-cell>
              <table:table-cell office:value-type="float" office:value="0.0118648">
                <text:p>0.0118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0.00746404">
                <text:p>0.00746404</text:p>
              </table:table-cell>
              <table:table-cell office:value-type="float" office:value="0.00731364">
                <text:p>0.00731364</text:p>
              </table:table-cell>
              <table:table-cell office:value-type="float" office:value="0.0564442">
                <text:p>0.0564442</text:p>
              </table:table-cell>
              <table:table-cell office:value-type="float" office:value="0.00949467">
                <text:p>0.00949467</text:p>
              </table:table-cell>
              <table:table-cell office:value-type="float" office:value="0.00834711">
                <text:p>0.00834711</text:p>
              </table:table-cell>
              <table:table-cell office:value-type="float" office:value="0.0116611">
                <text:p>0.01166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0.00697612">
                <text:p>0.00697612</text:p>
              </table:table-cell>
              <table:table-cell office:value-type="float" office:value="0.00692954">
                <text:p>0.00692954</text:p>
              </table:table-cell>
              <table:table-cell office:value-type="float" office:value="0.0524488">
                <text:p>0.0524488</text:p>
              </table:table-cell>
              <table:table-cell office:value-type="float" office:value="0.0100746">
                <text:p>0.0100746</text:p>
              </table:table-cell>
              <table:table-cell office:value-type="float" office:value="0.00798315">
                <text:p>0.00798315</text:p>
              </table:table-cell>
              <table:table-cell office:value-type="float" office:value="0.0115454">
                <text:p>0.01154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0.00750115">
                <text:p>0.00750115</text:p>
              </table:table-cell>
              <table:table-cell office:value-type="float" office:value="0.00714034">
                <text:p>0.00714034</text:p>
              </table:table-cell>
              <table:table-cell office:value-type="float" office:value="0.0505327">
                <text:p>0.0505327</text:p>
              </table:table-cell>
              <table:table-cell office:value-type="float" office:value="0.00947611">
                <text:p>0.00947611</text:p>
              </table:table-cell>
              <table:table-cell office:value-type="float" office:value="0.00806131">
                <text:p>0.00806131</text:p>
              </table:table-cell>
              <table:table-cell office:value-type="float" office:value="0.0116792">
                <text:p>0.01167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0.00712376">
                <text:p>0.00712376</text:p>
              </table:table-cell>
              <table:table-cell office:value-type="float" office:value="0.00711626">
                <text:p>0.00711626</text:p>
              </table:table-cell>
              <table:table-cell office:value-type="float" office:value="0.0511031">
                <text:p>0.0511031</text:p>
              </table:table-cell>
              <table:table-cell office:value-type="float" office:value="0.00953809">
                <text:p>0.00953809</text:p>
              </table:table-cell>
              <table:table-cell office:value-type="float" office:value="0.00800644">
                <text:p>0.00800644</text:p>
              </table:table-cell>
              <table:table-cell office:value-type="float" office:value="0.0114854">
                <text:p>0.01148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0.00644281">
                <text:p>0.00644281</text:p>
              </table:table-cell>
              <table:table-cell office:value-type="float" office:value="0.00725601">
                <text:p>0.00725601</text:p>
              </table:table-cell>
              <table:table-cell office:value-type="float" office:value="0.0547546">
                <text:p>0.0547546</text:p>
              </table:table-cell>
              <table:table-cell office:value-type="float" office:value="0.00938927">
                <text:p>0.00938927</text:p>
              </table:table-cell>
              <table:table-cell office:value-type="float" office:value="0.00839409">
                <text:p>0.00839409</text:p>
              </table:table-cell>
              <table:table-cell office:value-type="float" office:value="0.0117203">
                <text:p>0.01172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0.00652571">
                <text:p>0.00652571</text:p>
              </table:table-cell>
              <table:table-cell office:value-type="float" office:value="0.0070685">
                <text:p>0.0070685</text:p>
              </table:table-cell>
              <table:table-cell office:value-type="float" office:value="0.0500456">
                <text:p>0.0500456</text:p>
              </table:table-cell>
              <table:table-cell office:value-type="float" office:value="0.00942085">
                <text:p>0.00942085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114771">
                <text:p>0.01147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0.00672901">
                <text:p>0.00672901</text:p>
              </table:table-cell>
              <table:table-cell office:value-type="float" office:value="0.00696665">
                <text:p>0.00696665</text:p>
              </table:table-cell>
              <table:table-cell office:value-type="float" office:value="0.050541">
                <text:p>0.050541</text:p>
              </table:table-cell>
              <table:table-cell office:value-type="float" office:value="0.00984718">
                <text:p>0.00984718</text:p>
              </table:table-cell>
              <table:table-cell office:value-type="float" office:value="0.00858673">
                <text:p>0.00858673</text:p>
              </table:table-cell>
              <table:table-cell office:value-type="float" office:value="0.01201">
                <text:p>0.012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0.00634767">
                <text:p>0.00634767</text:p>
              </table:table-cell>
              <table:table-cell office:value-type="float" office:value="0.00740088">
                <text:p>0.00740088</text:p>
              </table:table-cell>
              <table:table-cell office:value-type="float" office:value="0.0510842">
                <text:p>0.0510842</text:p>
              </table:table-cell>
              <table:table-cell office:value-type="float" office:value="0.00945203">
                <text:p>0.00945203</text:p>
              </table:table-cell>
              <table:table-cell office:value-type="float" office:value="0.00799341">
                <text:p>0.00799341</text:p>
              </table:table-cell>
              <table:table-cell office:value-type="float" office:value="0.0118399">
                <text:p>0.01183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0.00635833">
                <text:p>0.00635833</text:p>
              </table:table-cell>
              <table:table-cell office:value-type="float" office:value="0.00704402">
                <text:p>0.00704402</text:p>
              </table:table-cell>
              <table:table-cell office:value-type="float" office:value="0.0567868">
                <text:p>0.0567868</text:p>
              </table:table-cell>
              <table:table-cell office:value-type="float" office:value="0.00994074">
                <text:p>0.00994074</text:p>
              </table:table-cell>
              <table:table-cell office:value-type="float" office:value="0.0086941">
                <text:p>0.0086941</text:p>
              </table:table-cell>
              <table:table-cell office:value-type="float" office:value="0.0122966">
                <text:p>0.01229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0.00636583">
                <text:p>0.00636583</text:p>
              </table:table-cell>
              <table:table-cell office:value-type="float" office:value="0.0072639">
                <text:p>0.0072639</text:p>
              </table:table-cell>
              <table:table-cell office:value-type="float" office:value="0.0503479">
                <text:p>0.0503479</text:p>
              </table:table-cell>
              <table:table-cell office:value-type="float" office:value="0.00949151">
                <text:p>0.00949151</text:p>
              </table:table-cell>
              <table:table-cell office:value-type="float" office:value="0.00825671">
                <text:p>0.00825671</text:p>
              </table:table-cell>
              <table:table-cell office:value-type="float" office:value="0.0115612">
                <text:p>0.01156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0.00640136">
                <text:p>0.00640136</text:p>
              </table:table-cell>
              <table:table-cell office:value-type="float" office:value="0.00703376">
                <text:p>0.00703376</text:p>
              </table:table-cell>
              <table:table-cell office:value-type="float" office:value="0.0530441">
                <text:p>0.0530441</text:p>
              </table:table-cell>
              <table:table-cell office:value-type="float" office:value="0.00945006">
                <text:p>0.00945006</text:p>
              </table:table-cell>
              <table:table-cell office:value-type="float" office:value="0.00799341">
                <text:p>0.00799341</text:p>
              </table:table-cell>
              <table:table-cell office:value-type="float" office:value="0.0114219">
                <text:p>0.01142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0.00633978">
                <text:p>0.00633978</text:p>
              </table:table-cell>
              <table:table-cell office:value-type="float" office:value="0.00735785">
                <text:p>0.00735785</text:p>
              </table:table-cell>
              <table:table-cell office:value-type="float" office:value="0.0522199">
                <text:p>0.0522199</text:p>
              </table:table-cell>
              <table:table-cell office:value-type="float" office:value="0.0102104">
                <text:p>0.0102104</text:p>
              </table:table-cell>
              <table:table-cell office:value-type="float" office:value="0.00812486">
                <text:p>0.00812486</text:p>
              </table:table-cell>
              <table:table-cell office:value-type="float" office:value="0.0120535">
                <text:p>0.01205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0.00651742">
                <text:p>0.00651742</text:p>
              </table:table-cell>
              <table:table-cell office:value-type="float" office:value="0.00702152">
                <text:p>0.00702152</text:p>
              </table:table-cell>
              <table:table-cell office:value-type="float" office:value="0.0543117">
                <text:p>0.0543117</text:p>
              </table:table-cell>
              <table:table-cell office:value-type="float" office:value="0.00958467">
                <text:p>0.00958467</text:p>
              </table:table-cell>
              <table:table-cell office:value-type="float" office:value="0.00832185">
                <text:p>0.00832185</text:p>
              </table:table-cell>
              <table:table-cell office:value-type="float" office:value="0.0120795">
                <text:p>0.01207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0.00675506">
                <text:p>0.00675506</text:p>
              </table:table-cell>
              <table:table-cell office:value-type="float" office:value="0.00752641">
                <text:p>0.00752641</text:p>
              </table:table-cell>
              <table:table-cell office:value-type="float" office:value="0.0498249">
                <text:p>0.0498249</text:p>
              </table:table-cell>
              <table:table-cell office:value-type="float" office:value="0.00952822">
                <text:p>0.00952822</text:p>
              </table:table-cell>
              <table:table-cell office:value-type="float" office:value="0.00823855">
                <text:p>0.00823855</text:p>
              </table:table-cell>
              <table:table-cell office:value-type="float" office:value="0.0122011">
                <text:p>0.01220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0.00642623">
                <text:p>0.00642623</text:p>
              </table:table-cell>
              <table:table-cell office:value-type="float" office:value="0.00730456">
                <text:p>0.00730456</text:p>
              </table:table-cell>
              <table:table-cell office:value-type="float" office:value="0.0502911">
                <text:p>0.0502911</text:p>
              </table:table-cell>
              <table:table-cell office:value-type="float" office:value="0.00946032">
                <text:p>0.00946032</text:p>
              </table:table-cell>
              <table:table-cell office:value-type="float" office:value="0.00827882">
                <text:p>0.00827882</text:p>
              </table:table-cell>
              <table:table-cell office:value-type="float" office:value="0.0116717">
                <text:p>0.01167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0.00633465">
                <text:p>0.00633465</text:p>
              </table:table-cell>
              <table:table-cell office:value-type="float" office:value="0.00694336">
                <text:p>0.00694336</text:p>
              </table:table-cell>
              <table:table-cell office:value-type="float" office:value="0.0512736">
                <text:p>0.0512736</text:p>
              </table:table-cell>
              <table:table-cell office:value-type="float" office:value="0.00952467">
                <text:p>0.00952467</text:p>
              </table:table-cell>
              <table:table-cell office:value-type="float" office:value="0.00823303">
                <text:p>0.00823303</text:p>
              </table:table-cell>
              <table:table-cell office:value-type="float" office:value="0.0124036">
                <text:p>0.01240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0.00634017">
                <text:p>0.00634017</text:p>
              </table:table-cell>
              <table:table-cell office:value-type="float" office:value="0.00734996">
                <text:p>0.00734996</text:p>
              </table:table-cell>
              <table:table-cell office:value-type="float" office:value="0.0529111">
                <text:p>0.0529111</text:p>
              </table:table-cell>
              <table:table-cell office:value-type="float" office:value="0.00986889">
                <text:p>0.00986889</text:p>
              </table:table-cell>
              <table:table-cell office:value-type="float" office:value="0.00801275">
                <text:p>0.00801275</text:p>
              </table:table-cell>
              <table:table-cell office:value-type="float" office:value="0.0121841">
                <text:p>0.01218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0.00651465">
                <text:p>0.00651465</text:p>
              </table:table-cell>
              <table:table-cell office:value-type="float" office:value="0.00720863">
                <text:p>0.00720863</text:p>
              </table:table-cell>
              <table:table-cell office:value-type="float" office:value="0.0503057">
                <text:p>0.0503057</text:p>
              </table:table-cell>
              <table:table-cell office:value-type="float" office:value="0.00955112">
                <text:p>0.00955112</text:p>
              </table:table-cell>
              <table:table-cell office:value-type="float" office:value="0.0084083">
                <text:p>0.0084083</text:p>
              </table:table-cell>
              <table:table-cell office:value-type="float" office:value="0.0114613">
                <text:p>0.01146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0.00629438">
                <text:p>0.00629438</text:p>
              </table:table-cell>
              <table:table-cell office:value-type="float" office:value="0.00692638">
                <text:p>0.00692638</text:p>
              </table:table-cell>
              <table:table-cell office:value-type="float" office:value="0.0510719">
                <text:p>0.0510719</text:p>
              </table:table-cell>
              <table:table-cell office:value-type="float" office:value="0.00941927">
                <text:p>0.00941927</text:p>
              </table:table-cell>
              <table:table-cell office:value-type="float" office:value="0.00793972">
                <text:p>0.00793972</text:p>
              </table:table-cell>
              <table:table-cell office:value-type="float" office:value="0.0121119">
                <text:p>0.01211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0.00631333">
                <text:p>0.00631333</text:p>
              </table:table-cell>
              <table:table-cell office:value-type="float" office:value="0.00707363">
                <text:p>0.00707363</text:p>
              </table:table-cell>
              <table:table-cell office:value-type="float" office:value="0.0500416">
                <text:p>0.0500416</text:p>
              </table:table-cell>
              <table:table-cell office:value-type="float" office:value="0.00983297">
                <text:p>0.00983297</text:p>
              </table:table-cell>
              <table:table-cell office:value-type="float" office:value="0.00827013">
                <text:p>0.00827013</text:p>
              </table:table-cell>
              <table:table-cell office:value-type="float" office:value="0.0115573">
                <text:p>0.0115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